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5"/>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30"/>
    <style:style style:name="P28" style:family="paragraph" style:parent-style-name="Text_20_body" style:list-style-name="L31"/>
    <style:style style:name="P29" style:family="paragraph" style:parent-style-name="Text_20_body" style:list-style-name="L32"/>
    <style:style style:name="P30" style:family="paragraph" style:parent-style-name="Text_20_body" style:list-style-name="L33"/>
    <style:style style:name="P31" style:family="paragraph" style:parent-style-name="Text_20_body" style:list-style-name="L34"/>
    <style:style style:name="P32" style:family="paragraph" style:parent-style-name="Text_20_body" style:list-style-name="L35"/>
    <style:style style:name="P33" style:family="paragraph" style:parent-style-name="Text_20_body" style:list-style-name="L36"/>
    <style:style style:name="P34" style:family="paragraph" style:parent-style-name="Text_20_body" style:list-style-name="L37"/>
    <style:style style:name="P35" style:family="paragraph" style:parent-style-name="Text_20_body" style:list-style-name="L39"/>
    <style:style style:name="P36" style:family="paragraph" style:parent-style-name="Text_20_body" style:list-style-name="L40"/>
    <style:style style:name="P37" style:family="paragraph" style:parent-style-name="Text_20_body" style:list-style-name="L41"/>
    <style:style style:name="P38" style:family="paragraph" style:parent-style-name="Text_20_body" style:list-style-name="L42"/>
    <style:style style:name="P39" style:family="paragraph" style:parent-style-name="Text_20_body" style:list-style-name="L43"/>
    <style:style style:name="P40" style:family="paragraph" style:parent-style-name="Text_20_body" style:list-style-name="L44"/>
    <style:style style:name="P41" style:family="paragraph" style:parent-style-name="Text_20_body" style:list-style-name="L45"/>
    <style:style style:name="P42" style:family="paragraph" style:parent-style-name="Text_20_body" style:list-style-name="L46"/>
    <style:style style:name="P43" style:family="paragraph" style:parent-style-name="Text_20_body" style:list-style-name="L47"/>
    <style:style style:name="P44" style:family="paragraph" style:parent-style-name="Text_20_body" style:list-style-name="L48"/>
    <style:style style:name="P45" style:family="paragraph" style:parent-style-name="Text_20_body" style:list-style-name="L49"/>
    <style:style style:name="P46" style:family="paragraph" style:parent-style-name="Text_20_body" style:list-style-name="L50"/>
    <style:style style:name="P47" style:family="paragraph" style:parent-style-name="Text_20_body" style:list-style-name="L51"/>
    <style:style style:name="P48" style:family="paragraph" style:parent-style-name="Text_20_body" style:list-style-name="L52"/>
    <style:style style:name="P49" style:family="paragraph" style:parent-style-name="Text_20_body" style:list-style-name="L53"/>
    <style:style style:name="P50" style:family="paragraph" style:parent-style-name="Text_20_body" style:list-style-name="L54"/>
    <style:style style:name="P51" style:family="paragraph" style:parent-style-name="Text_20_body" style:list-style-name="L55"/>
    <style:style style:name="P52" style:family="paragraph" style:parent-style-name="Text_20_body" style:list-style-name="L56"/>
    <style:style style:name="P53" style:family="paragraph" style:parent-style-name="Text_20_body" style:list-style-name="L57"/>
    <style:style style:name="P54" style:family="paragraph" style:parent-style-name="Text_20_body" style:list-style-name="L58"/>
    <style:style style:name="P55" style:family="paragraph" style:parent-style-name="Text_20_body" style:list-style-name="L59"/>
    <style:style style:name="P56" style:family="paragraph" style:parent-style-name="Text_20_body" style:list-style-name="L60"/>
    <style:style style:name="P57" style:family="paragraph" style:parent-style-name="Text_20_body" style:list-style-name="L61"/>
    <style:style style:name="P58" style:family="paragraph" style:parent-style-name="Text_20_body" style:list-style-name="L62"/>
    <style:style style:name="P59" style:family="paragraph" style:parent-style-name="Text_20_body" style:list-style-name="L63"/>
    <style:style style:name="P60" style:family="paragraph" style:parent-style-name="Text_20_body" style:list-style-name="L64"/>
    <style:style style:name="P61" style:family="paragraph" style:parent-style-name="Text_20_body" style:list-style-name="L65"/>
    <style:style style:name="P62" style:family="paragraph" style:parent-style-name="Text_20_body" style:list-style-name="L66"/>
    <style:style style:name="P63" style:family="paragraph" style:parent-style-name="Text_20_body" style:list-style-name="L67"/>
    <style:style style:name="P64" style:family="paragraph" style:parent-style-name="Text_20_body" style:list-style-name="L68"/>
    <style:style style:name="P65" style:family="paragraph" style:parent-style-name="Text_20_body" style:list-style-name="L69"/>
    <style:style style:name="P66" style:family="paragraph" style:parent-style-name="Text_20_body" style:list-style-name="L70"/>
    <style:style style:name="P67" style:family="paragraph" style:parent-style-name="Text_20_body" style:list-style-name="L71"/>
    <style:style style:name="P68" style:family="paragraph" style:parent-style-name="Text_20_body" style:list-style-name="L72"/>
    <style:style style:name="P69" style:family="paragraph" style:parent-style-name="Text_20_body" style:list-style-name="L74"/>
    <style:style style:name="P70" style:family="paragraph" style:parent-style-name="Text_20_body" style:list-style-name="L75"/>
    <style:style style:name="P71" style:family="paragraph" style:parent-style-name="Text_20_body" style:list-style-name="L76"/>
    <style:style style:name="P72" style:family="paragraph" style:parent-style-name="Text_20_body" style:list-style-name="L77"/>
    <style:style style:name="P73" style:family="paragraph" style:parent-style-name="Text_20_body" style:list-style-name="L78"/>
    <style:style style:name="P74" style:family="paragraph" style:parent-style-name="Text_20_body" style:list-style-name="L79"/>
    <style:style style:name="P75" style:family="paragraph" style:parent-style-name="Text_20_body" style:list-style-name="L81"/>
    <style:style style:name="P76" style:family="paragraph" style:parent-style-name="Text_20_body" style:list-style-name="L82"/>
    <style:style style:name="P77" style:family="paragraph" style:parent-style-name="Text_20_body" style:list-style-name="L83"/>
    <style:style style:name="P78" style:family="paragraph" style:parent-style-name="Text_20_body" style:list-style-name="L85"/>
    <style:style style:name="P79" style:family="paragraph" style:parent-style-name="Text_20_body" style:list-style-name="L86"/>
    <style:style style:name="P80" style:family="paragraph" style:parent-style-name="Text_20_body" style:list-style-name="L87"/>
    <style:style style:name="P81" style:family="paragraph" style:parent-style-name="Text_20_body" style:list-style-name="L89"/>
    <style:style style:name="P82" style:family="paragraph" style:parent-style-name="Text_20_body" style:list-style-name="L90"/>
    <style:style style:name="P83" style:family="paragraph" style:parent-style-name="Text_20_body" style:list-style-name="L91"/>
    <style:style style:name="P84" style:family="paragraph" style:parent-style-name="Text_20_body" style:list-style-name="L92"/>
    <style:style style:name="P85" style:family="paragraph" style:parent-style-name="Text_20_body" style:list-style-name="L93"/>
    <style:style style:name="P86" style:family="paragraph" style:parent-style-name="Text_20_body" style:list-style-name="L94"/>
    <style:style style:name="P87" style:family="paragraph" style:parent-style-name="Text_20_body" style:list-style-name="L95"/>
    <style:style style:name="P88" style:family="paragraph" style:parent-style-name="Text_20_body" style:list-style-name="L97"/>
    <style:style style:name="P89" style:family="paragraph" style:parent-style-name="Text_20_body" style:list-style-name="L98"/>
    <style:style style:name="P90" style:family="paragraph" style:parent-style-name="Text_20_body" style:list-style-name="L99"/>
    <style:style style:name="P91" style:family="paragraph" style:parent-style-name="Text_20_body" style:list-style-name="L101"/>
    <style:style style:name="P92" style:family="paragraph" style:parent-style-name="Text_20_body" style:list-style-name="L102"/>
    <style:style style:name="P93" style:family="paragraph" style:parent-style-name="Text_20_body" style:list-style-name="L103"/>
    <style:style style:name="P94" style:family="paragraph" style:parent-style-name="Text_20_body" style:list-style-name="L104"/>
    <style:style style:name="P95" style:family="paragraph" style:parent-style-name="Text_20_body" style:list-style-name="L105"/>
    <style:style style:name="P96" style:family="paragraph" style:parent-style-name="Text_20_body" style:list-style-name="L106"/>
    <style:style style:name="P97" style:family="paragraph" style:parent-style-name="Text_20_body" style:list-style-name="L107"/>
    <style:style style:name="P98" style:family="paragraph" style:parent-style-name="Text_20_body" style:list-style-name="L108"/>
    <style:style style:name="P99" style:family="paragraph" style:parent-style-name="Text_20_body" style:list-style-name="L109"/>
    <style:style style:name="P100" style:family="paragraph" style:parent-style-name="Text_20_body" style:list-style-name="L110"/>
    <style:style style:name="P101" style:family="paragraph" style:parent-style-name="Text_20_body" style:list-style-name="L112"/>
    <style:style style:name="P102" style:family="paragraph" style:parent-style-name="Text_20_body" style:list-style-name="L113"/>
    <style:style style:name="P103" style:family="paragraph" style:parent-style-name="Text_20_body" style:list-style-name="L114"/>
    <style:style style:name="P104" style:family="paragraph" style:parent-style-name="Text_20_body" style:list-style-name="L115"/>
    <style:style style:name="P105" style:family="paragraph" style:parent-style-name="Text_20_body" style:list-style-name="L116"/>
    <style:style style:name="P106" style:family="paragraph" style:parent-style-name="Text_20_body" style:list-style-name="L117"/>
    <style:style style:name="P107" style:family="paragraph" style:parent-style-name="Text_20_body" style:list-style-name="L118"/>
    <style:style style:name="P108" style:family="paragraph" style:parent-style-name="Text_20_body" style:list-style-name="L119"/>
    <style:style style:name="P109" style:family="paragraph" style:parent-style-name="Text_20_body" style:list-style-name="L120"/>
    <style:style style:name="P110" style:family="paragraph" style:parent-style-name="Text_20_body" style:list-style-name="L121"/>
    <style:style style:name="P111" style:family="paragraph" style:parent-style-name="Text_20_body" style:list-style-name="L122"/>
    <style:style style:name="P112" style:family="paragraph" style:parent-style-name="Text_20_body" style:list-style-name="L123"/>
    <style:style style:name="P113" style:family="paragraph" style:parent-style-name="Text_20_body" style:list-style-name="L124"/>
    <style:style style:name="P114" style:family="paragraph" style:parent-style-name="Text_20_body" style:list-style-name="L125"/>
    <style:style style:name="P115" style:family="paragraph" style:parent-style-name="Text_20_body" style:list-style-name="L126"/>
    <style:style style:name="P116" style:family="paragraph" style:parent-style-name="Text_20_body" style:list-style-name="L127"/>
    <style:style style:name="P117" style:family="paragraph" style:parent-style-name="Text_20_body" style:list-style-name="L128"/>
    <style:style style:name="P118" style:family="paragraph" style:parent-style-name="Text_20_body" style:list-style-name="L129"/>
    <style:style style:name="P119" style:family="paragraph" style:parent-style-name="Text_20_body" style:list-style-name="L130"/>
    <style:style style:name="P120" style:family="paragraph" style:parent-style-name="Text_20_body" style:list-style-name="L131"/>
    <style:style style:name="P121" style:family="paragraph" style:parent-style-name="Text_20_body" style:list-style-name="L132"/>
    <style:style style:name="P122" style:family="paragraph" style:parent-style-name="Text_20_body" style:list-style-name="L133"/>
    <style:style style:name="P123" style:family="paragraph" style:parent-style-name="Text_20_body" style:list-style-name="L134"/>
    <style:style style:name="P124" style:family="paragraph" style:parent-style-name="Text_20_body" style:list-style-name="L135"/>
    <style:style style:name="P125" style:family="paragraph" style:parent-style-name="Text_20_body" style:list-style-name="L136"/>
    <style:style style:name="P126" style:family="paragraph" style:parent-style-name="Text_20_body" style:list-style-name="L137"/>
    <style:style style:name="P127" style:family="paragraph" style:parent-style-name="Text_20_body" style:list-style-name="L138"/>
    <style:style style:name="P128" style:family="paragraph" style:parent-style-name="Text_20_body" style:list-style-name="L139"/>
    <style:style style:name="P129" style:family="paragraph" style:parent-style-name="Text_20_body" style:list-style-name="L140"/>
    <style:style style:name="P130" style:family="paragraph" style:parent-style-name="Text_20_body" style:list-style-name="L141"/>
    <style:style style:name="P131" style:family="paragraph" style:parent-style-name="Text_20_body" style:list-style-name="L142"/>
    <style:style style:name="P132" style:family="paragraph" style:parent-style-name="Text_20_body" style:list-style-name="L143"/>
    <style:style style:name="P133" style:family="paragraph" style:parent-style-name="Text_20_body" style:list-style-name="L144"/>
    <style:style style:name="P134" style:family="paragraph" style:parent-style-name="Text_20_body" style:list-style-name="L145"/>
    <style:style style:name="P135" style:family="paragraph" style:parent-style-name="Text_20_body" style:list-style-name="L146"/>
    <style:style style:name="P136" style:family="paragraph" style:parent-style-name="Text_20_body" style:list-style-name="L147"/>
    <style:style style:name="P137" style:family="paragraph" style:parent-style-name="Text_20_body" style:list-style-name="L148"/>
    <style:style style:name="P138" style:family="paragraph" style:parent-style-name="Text_20_body" style:list-style-name="L149"/>
    <style:style style:name="P139" style:family="paragraph" style:parent-style-name="Text_20_body" style:list-style-name="L150"/>
    <style:style style:name="P140" style:family="paragraph" style:parent-style-name="Text_20_body" style:list-style-name="L151"/>
    <style:style style:name="P141" style:family="paragraph" style:parent-style-name="Text_20_body" style:list-style-name="L152"/>
    <style:style style:name="P142" style:family="paragraph" style:parent-style-name="Text_20_body" style:list-style-name="L153"/>
    <style:style style:name="P143" style:family="paragraph" style:parent-style-name="Text_20_body" style:list-style-name="L154"/>
    <style:style style:name="P144" style:family="paragraph" style:parent-style-name="Text_20_body" style:list-style-name="L155"/>
    <style:style style:name="P145" style:family="paragraph" style:parent-style-name="Text_20_body" style:list-style-name="L156"/>
    <style:style style:name="P146" style:family="paragraph" style:parent-style-name="Text_20_body" style:list-style-name="L157"/>
    <style:style style:name="P147" style:family="paragraph" style:parent-style-name="Text_20_body" style:list-style-name="L158"/>
    <style:style style:name="P148" style:family="paragraph" style:parent-style-name="Text_20_body" style:list-style-name="L159"/>
    <style:style style:name="P149" style:family="paragraph" style:parent-style-name="Text_20_body" style:list-style-name="L160"/>
    <style:style style:name="P150" style:family="paragraph" style:parent-style-name="Text_20_body" style:list-style-name="L161"/>
    <style:style style:name="P151" style:family="paragraph" style:parent-style-name="Text_20_body" style:list-style-name="L162"/>
    <style:style style:name="P152" style:family="paragraph" style:parent-style-name="Text_20_body" style:list-style-name="L163"/>
    <style:style style:name="P153" style:family="paragraph" style:parent-style-name="Text_20_body" style:list-style-name="L164"/>
    <style:style style:name="P154" style:family="paragraph" style:parent-style-name="Text_20_body" style:list-style-name="L165"/>
    <style:style style:name="P155" style:family="paragraph" style:parent-style-name="Text_20_body" style:list-style-name="L166"/>
    <style:style style:name="P156" style:family="paragraph" style:parent-style-name="Text_20_body" style:list-style-name="L167"/>
    <style:style style:name="P157" style:family="paragraph" style:parent-style-name="Text_20_body" style:list-style-name="L168"/>
    <style:style style:name="P158" style:family="paragraph" style:parent-style-name="Text_20_body" style:list-style-name="L169"/>
    <style:style style:name="P159" style:family="paragraph" style:parent-style-name="Text_20_body" style:list-style-name="L170"/>
    <style:style style:name="P160" style:family="paragraph" style:parent-style-name="Text_20_body" style:list-style-name="L171"/>
    <style:style style:name="P161" style:family="paragraph" style:parent-style-name="Text_20_body" style:list-style-name="L172"/>
    <style:style style:name="P162" style:family="paragraph" style:parent-style-name="Text_20_body" style:list-style-name="L173"/>
    <style:style style:name="P163" style:family="paragraph" style:parent-style-name="Text_20_body" style:list-style-name="L174"/>
    <style:style style:name="P164" style:family="paragraph" style:parent-style-name="Text_20_body" style:list-style-name="L175"/>
    <style:style style:name="P165" style:family="paragraph" style:parent-style-name="Text_20_body" style:list-style-name="L176"/>
    <style:style style:name="P166" style:family="paragraph" style:parent-style-name="Text_20_body" style:list-style-name="L177"/>
    <style:style style:name="P167" style:family="paragraph" style:parent-style-name="Text_20_body" style:list-style-name="L178"/>
    <style:style style:name="P168" style:family="paragraph" style:parent-style-name="Text_20_body" style:list-style-name="L179"/>
    <style:style style:name="P169" style:family="paragraph" style:parent-style-name="Text_20_body" style:list-style-name="L180"/>
    <style:style style:name="P170" style:family="paragraph" style:parent-style-name="Text_20_body" style:list-style-name="L181"/>
    <style:style style:name="P171" style:family="paragraph" style:parent-style-name="Text_20_body" style:list-style-name="L182"/>
    <style:style style:name="P172" style:family="paragraph" style:parent-style-name="Text_20_body" style:list-style-name="L183"/>
    <style:style style:name="P173" style:family="paragraph" style:parent-style-name="Text_20_body" style:list-style-name="L184"/>
    <style:style style:name="P174" style:family="paragraph" style:parent-style-name="Text_20_body" style:list-style-name="L185"/>
    <style:style style:name="P175" style:family="paragraph" style:parent-style-name="Text_20_body" style:list-style-name="L186"/>
    <style:style style:name="P176" style:family="paragraph" style:parent-style-name="Text_20_body" style:list-style-name="L187"/>
    <style:style style:name="P177" style:family="paragraph" style:parent-style-name="Text_20_body" style:list-style-name="L188"/>
    <style:style style:name="P178" style:family="paragraph" style:parent-style-name="Text_20_body" style:list-style-name="L190"/>
    <style:style style:name="P179" style:family="paragraph" style:parent-style-name="Text_20_body" style:list-style-name="L191"/>
    <style:style style:name="P180" style:family="paragraph" style:parent-style-name="Text_20_body" style:list-style-name="L192"/>
    <style:style style:name="P181" style:family="paragraph" style:parent-style-name="Text_20_body" style:list-style-name="L193"/>
    <style:style style:name="P182" style:family="paragraph" style:parent-style-name="Text_20_body" style:list-style-name="L194"/>
    <style:style style:name="P183" style:family="paragraph" style:parent-style-name="Text_20_body" style:list-style-name="L196"/>
    <style:style style:name="P184" style:family="paragraph" style:parent-style-name="Text_20_body">
      <style:text-properties style:font-name="Atkinson Hyperlegible Next"/>
    </style:style>
    <style:style style:name="P185" style:family="paragraph" style:parent-style-name="Text_20_body" style:list-style-name="L1">
      <style:text-properties style:font-name="Atkinson Hyperlegible Next"/>
    </style:style>
    <style:style style:name="P186" style:family="paragraph" style:parent-style-name="Text_20_body" style:list-style-name="L2">
      <style:text-properties style:font-name="Atkinson Hyperlegible Next"/>
    </style:style>
    <style:style style:name="P187" style:family="paragraph" style:parent-style-name="Text_20_body" style:list-style-name="L3">
      <style:text-properties style:font-name="Atkinson Hyperlegible Next"/>
    </style:style>
    <style:style style:name="P188" style:family="paragraph" style:parent-style-name="Text_20_body" style:list-style-name="L4">
      <style:text-properties style:font-name="Atkinson Hyperlegible Next"/>
    </style:style>
    <style:style style:name="P189" style:family="paragraph" style:parent-style-name="Text_20_body" style:list-style-name="L24">
      <style:text-properties style:font-name="Atkinson Hyperlegible Next"/>
    </style:style>
    <style:style style:name="P190" style:family="paragraph" style:parent-style-name="Text_20_body" style:list-style-name="L26">
      <style:text-properties style:font-name="Atkinson Hyperlegible Next"/>
    </style:style>
    <style:style style:name="P191" style:family="paragraph" style:parent-style-name="Text_20_body" style:list-style-name="L38">
      <style:text-properties style:font-name="Atkinson Hyperlegible Next"/>
    </style:style>
    <style:style style:name="P192" style:family="paragraph" style:parent-style-name="Text_20_body" style:list-style-name="L73">
      <style:text-properties style:font-name="Atkinson Hyperlegible Next"/>
    </style:style>
    <style:style style:name="P193" style:family="paragraph" style:parent-style-name="Text_20_body" style:list-style-name="L80">
      <style:text-properties style:font-name="Atkinson Hyperlegible Next"/>
    </style:style>
    <style:style style:name="P194" style:family="paragraph" style:parent-style-name="Text_20_body" style:list-style-name="L84">
      <style:text-properties style:font-name="Atkinson Hyperlegible Next"/>
    </style:style>
    <style:style style:name="P195" style:family="paragraph" style:parent-style-name="Text_20_body" style:list-style-name="L88">
      <style:text-properties style:font-name="Atkinson Hyperlegible Next"/>
    </style:style>
    <style:style style:name="P196" style:family="paragraph" style:parent-style-name="Text_20_body" style:list-style-name="L96">
      <style:text-properties style:font-name="Atkinson Hyperlegible Next"/>
    </style:style>
    <style:style style:name="P197" style:family="paragraph" style:parent-style-name="Text_20_body" style:list-style-name="L98">
      <style:text-properties style:font-name="Atkinson Hyperlegible Next"/>
    </style:style>
    <style:style style:name="P198" style:family="paragraph" style:parent-style-name="Text_20_body" style:list-style-name="L100">
      <style:text-properties style:font-name="Atkinson Hyperlegible Next"/>
    </style:style>
    <style:style style:name="P199" style:family="paragraph" style:parent-style-name="Text_20_body" style:list-style-name="L111">
      <style:text-properties style:font-name="Atkinson Hyperlegible Next"/>
    </style:style>
    <style:style style:name="P200" style:family="paragraph" style:parent-style-name="Text_20_body" style:list-style-name="L189">
      <style:text-properties style:font-name="Atkinson Hyperlegible Next"/>
    </style:style>
    <style:style style:name="P201" style:family="paragraph" style:parent-style-name="Text_20_body" style:list-style-name="L195">
      <style:text-properties style:font-name="Atkinson Hyperlegible Next"/>
    </style:style>
    <style:style style:name="P202" style:family="paragraph" style:parent-style-name="Text_20_body" style:list-style-name="L5">
      <style:paragraph-properties fo:margin-top="0in" fo:margin-bottom="0in"/>
    </style:style>
    <style:style style:name="P203" style:family="paragraph" style:parent-style-name="Text_20_body" style:list-style-name="L6">
      <style:paragraph-properties fo:margin-top="0in" fo:margin-bottom="0in"/>
    </style:style>
    <style:style style:name="P204" style:family="paragraph" style:parent-style-name="Text_20_body" style:list-style-name="L7">
      <style:paragraph-properties fo:margin-top="0in" fo:margin-bottom="0in"/>
    </style:style>
    <style:style style:name="P205" style:family="paragraph" style:parent-style-name="Text_20_body" style:list-style-name="L8">
      <style:paragraph-properties fo:margin-top="0in" fo:margin-bottom="0in"/>
    </style:style>
    <style:style style:name="P206" style:family="paragraph" style:parent-style-name="Text_20_body" style:list-style-name="L9">
      <style:paragraph-properties fo:margin-top="0in" fo:margin-bottom="0in"/>
    </style:style>
    <style:style style:name="P207" style:family="paragraph" style:parent-style-name="Text_20_body" style:list-style-name="L10">
      <style:paragraph-properties fo:margin-top="0in" fo:margin-bottom="0in"/>
    </style:style>
    <style:style style:name="P208" style:family="paragraph" style:parent-style-name="Text_20_body" style:list-style-name="L11">
      <style:paragraph-properties fo:margin-top="0in" fo:margin-bottom="0in"/>
    </style:style>
    <style:style style:name="P209" style:family="paragraph" style:parent-style-name="Text_20_body" style:list-style-name="L12">
      <style:paragraph-properties fo:margin-top="0in" fo:margin-bottom="0in"/>
    </style:style>
    <style:style style:name="P210" style:family="paragraph" style:parent-style-name="Text_20_body" style:list-style-name="L13">
      <style:paragraph-properties fo:margin-top="0in" fo:margin-bottom="0in"/>
    </style:style>
    <style:style style:name="P211" style:family="paragraph" style:parent-style-name="Text_20_body" style:list-style-name="L14">
      <style:paragraph-properties fo:margin-top="0in" fo:margin-bottom="0in"/>
    </style:style>
    <style:style style:name="P212" style:family="paragraph" style:parent-style-name="Text_20_body" style:list-style-name="L15">
      <style:paragraph-properties fo:margin-top="0in" fo:margin-bottom="0in"/>
    </style:style>
    <style:style style:name="P213" style:family="paragraph" style:parent-style-name="Text_20_body" style:list-style-name="L16">
      <style:paragraph-properties fo:margin-top="0in" fo:margin-bottom="0in"/>
    </style:style>
    <style:style style:name="P214" style:family="paragraph" style:parent-style-name="Text_20_body" style:list-style-name="L17">
      <style:paragraph-properties fo:margin-top="0in" fo:margin-bottom="0in"/>
    </style:style>
    <style:style style:name="P215" style:family="paragraph" style:parent-style-name="Text_20_body" style:list-style-name="L18">
      <style:paragraph-properties fo:margin-top="0in" fo:margin-bottom="0in"/>
    </style:style>
    <style:style style:name="P216" style:family="paragraph" style:parent-style-name="Text_20_body" style:list-style-name="L19">
      <style:paragraph-properties fo:margin-top="0in" fo:margin-bottom="0in"/>
    </style:style>
    <style:style style:name="P217" style:family="paragraph" style:parent-style-name="Text_20_body" style:list-style-name="L20">
      <style:paragraph-properties fo:margin-top="0in" fo:margin-bottom="0in"/>
    </style:style>
    <style:style style:name="P218" style:family="paragraph" style:parent-style-name="Text_20_body" style:list-style-name="L21">
      <style:paragraph-properties fo:margin-top="0in" fo:margin-bottom="0in"/>
    </style:style>
    <style:style style:name="P219" style:family="paragraph" style:parent-style-name="Text_20_body" style:list-style-name="L22">
      <style:paragraph-properties fo:margin-top="0in" fo:margin-bottom="0in"/>
    </style:style>
    <style:style style:name="P220" style:family="paragraph" style:parent-style-name="Text_20_body" style:list-style-name="L23">
      <style:paragraph-properties fo:margin-top="0in" fo:margin-bottom="0in"/>
    </style:style>
    <style:style style:name="P221" style:family="paragraph" style:parent-style-name="Text_20_body" style:list-style-name="L25">
      <style:paragraph-properties fo:margin-top="0in" fo:margin-bottom="0in"/>
    </style:style>
    <style:style style:name="P222" style:family="paragraph" style:parent-style-name="Text_20_body" style:list-style-name="L27">
      <style:paragraph-properties fo:margin-top="0in" fo:margin-bottom="0in"/>
    </style:style>
    <style:style style:name="P223" style:family="paragraph" style:parent-style-name="Text_20_body" style:list-style-name="L28">
      <style:paragraph-properties fo:margin-top="0in" fo:margin-bottom="0in"/>
    </style:style>
    <style:style style:name="P224" style:family="paragraph" style:parent-style-name="Text_20_body" style:list-style-name="L29">
      <style:paragraph-properties fo:margin-top="0in" fo:margin-bottom="0in"/>
    </style:style>
    <style:style style:name="P225" style:family="paragraph" style:parent-style-name="Text_20_body" style:list-style-name="L30">
      <style:paragraph-properties fo:margin-top="0in" fo:margin-bottom="0in"/>
    </style:style>
    <style:style style:name="P226" style:family="paragraph" style:parent-style-name="Text_20_body" style:list-style-name="L31">
      <style:paragraph-properties fo:margin-top="0in" fo:margin-bottom="0in"/>
    </style:style>
    <style:style style:name="P227" style:family="paragraph" style:parent-style-name="Text_20_body" style:list-style-name="L32">
      <style:paragraph-properties fo:margin-top="0in" fo:margin-bottom="0in"/>
    </style:style>
    <style:style style:name="P228" style:family="paragraph" style:parent-style-name="Text_20_body" style:list-style-name="L33">
      <style:paragraph-properties fo:margin-top="0in" fo:margin-bottom="0in"/>
    </style:style>
    <style:style style:name="P229" style:family="paragraph" style:parent-style-name="Text_20_body" style:list-style-name="L35">
      <style:paragraph-properties fo:margin-top="0in" fo:margin-bottom="0in"/>
    </style:style>
    <style:style style:name="P230" style:family="paragraph" style:parent-style-name="Text_20_body" style:list-style-name="L36">
      <style:paragraph-properties fo:margin-top="0in" fo:margin-bottom="0in"/>
    </style:style>
    <style:style style:name="P231" style:family="paragraph" style:parent-style-name="Text_20_body" style:list-style-name="L37">
      <style:paragraph-properties fo:margin-top="0in" fo:margin-bottom="0in"/>
    </style:style>
    <style:style style:name="P232" style:family="paragraph" style:parent-style-name="Text_20_body" style:list-style-name="L39">
      <style:paragraph-properties fo:margin-top="0in" fo:margin-bottom="0in"/>
    </style:style>
    <style:style style:name="P233" style:family="paragraph" style:parent-style-name="Text_20_body" style:list-style-name="L40">
      <style:paragraph-properties fo:margin-top="0in" fo:margin-bottom="0in"/>
    </style:style>
    <style:style style:name="P234" style:family="paragraph" style:parent-style-name="Text_20_body" style:list-style-name="L41">
      <style:paragraph-properties fo:margin-top="0in" fo:margin-bottom="0in"/>
    </style:style>
    <style:style style:name="P235" style:family="paragraph" style:parent-style-name="Text_20_body" style:list-style-name="L42">
      <style:paragraph-properties fo:margin-top="0in" fo:margin-bottom="0in"/>
    </style:style>
    <style:style style:name="P236" style:family="paragraph" style:parent-style-name="Text_20_body" style:list-style-name="L43">
      <style:paragraph-properties fo:margin-top="0in" fo:margin-bottom="0in"/>
    </style:style>
    <style:style style:name="P237" style:family="paragraph" style:parent-style-name="Text_20_body" style:list-style-name="L44">
      <style:paragraph-properties fo:margin-top="0in" fo:margin-bottom="0in"/>
    </style:style>
    <style:style style:name="P238" style:family="paragraph" style:parent-style-name="Text_20_body" style:list-style-name="L45">
      <style:paragraph-properties fo:margin-top="0in" fo:margin-bottom="0in"/>
    </style:style>
    <style:style style:name="P239" style:family="paragraph" style:parent-style-name="Text_20_body" style:list-style-name="L46">
      <style:paragraph-properties fo:margin-top="0in" fo:margin-bottom="0in"/>
    </style:style>
    <style:style style:name="P240" style:family="paragraph" style:parent-style-name="Text_20_body" style:list-style-name="L47">
      <style:paragraph-properties fo:margin-top="0in" fo:margin-bottom="0in"/>
    </style:style>
    <style:style style:name="P241" style:family="paragraph" style:parent-style-name="Text_20_body" style:list-style-name="L48">
      <style:paragraph-properties fo:margin-top="0in" fo:margin-bottom="0in"/>
    </style:style>
    <style:style style:name="P242" style:family="paragraph" style:parent-style-name="Text_20_body" style:list-style-name="L49">
      <style:paragraph-properties fo:margin-top="0in" fo:margin-bottom="0in"/>
    </style:style>
    <style:style style:name="P243" style:family="paragraph" style:parent-style-name="Text_20_body" style:list-style-name="L50">
      <style:paragraph-properties fo:margin-top="0in" fo:margin-bottom="0in"/>
    </style:style>
    <style:style style:name="P244" style:family="paragraph" style:parent-style-name="Text_20_body" style:list-style-name="L51">
      <style:paragraph-properties fo:margin-top="0in" fo:margin-bottom="0in"/>
    </style:style>
    <style:style style:name="P245" style:family="paragraph" style:parent-style-name="Text_20_body" style:list-style-name="L52">
      <style:paragraph-properties fo:margin-top="0in" fo:margin-bottom="0in"/>
    </style:style>
    <style:style style:name="P246" style:family="paragraph" style:parent-style-name="Text_20_body" style:list-style-name="L53">
      <style:paragraph-properties fo:margin-top="0in" fo:margin-bottom="0in"/>
    </style:style>
    <style:style style:name="P247" style:family="paragraph" style:parent-style-name="Text_20_body" style:list-style-name="L54">
      <style:paragraph-properties fo:margin-top="0in" fo:margin-bottom="0in"/>
    </style:style>
    <style:style style:name="P248" style:family="paragraph" style:parent-style-name="Text_20_body" style:list-style-name="L55">
      <style:paragraph-properties fo:margin-top="0in" fo:margin-bottom="0in"/>
    </style:style>
    <style:style style:name="P249" style:family="paragraph" style:parent-style-name="Text_20_body" style:list-style-name="L56">
      <style:paragraph-properties fo:margin-top="0in" fo:margin-bottom="0in"/>
    </style:style>
    <style:style style:name="P250" style:family="paragraph" style:parent-style-name="Text_20_body" style:list-style-name="L57">
      <style:paragraph-properties fo:margin-top="0in" fo:margin-bottom="0in"/>
    </style:style>
    <style:style style:name="P251" style:family="paragraph" style:parent-style-name="Text_20_body" style:list-style-name="L58">
      <style:paragraph-properties fo:margin-top="0in" fo:margin-bottom="0in"/>
    </style:style>
    <style:style style:name="P252" style:family="paragraph" style:parent-style-name="Text_20_body" style:list-style-name="L60">
      <style:paragraph-properties fo:margin-top="0in" fo:margin-bottom="0in"/>
    </style:style>
    <style:style style:name="P253" style:family="paragraph" style:parent-style-name="Text_20_body" style:list-style-name="L61">
      <style:paragraph-properties fo:margin-top="0in" fo:margin-bottom="0in"/>
    </style:style>
    <style:style style:name="P254" style:family="paragraph" style:parent-style-name="Text_20_body" style:list-style-name="L62">
      <style:paragraph-properties fo:margin-top="0in" fo:margin-bottom="0in"/>
    </style:style>
    <style:style style:name="P255" style:family="paragraph" style:parent-style-name="Text_20_body" style:list-style-name="L63">
      <style:paragraph-properties fo:margin-top="0in" fo:margin-bottom="0in"/>
    </style:style>
    <style:style style:name="P256" style:family="paragraph" style:parent-style-name="Text_20_body" style:list-style-name="L64">
      <style:paragraph-properties fo:margin-top="0in" fo:margin-bottom="0in"/>
    </style:style>
    <style:style style:name="P257" style:family="paragraph" style:parent-style-name="Text_20_body" style:list-style-name="L65">
      <style:paragraph-properties fo:margin-top="0in" fo:margin-bottom="0in"/>
    </style:style>
    <style:style style:name="P258" style:family="paragraph" style:parent-style-name="Text_20_body" style:list-style-name="L66">
      <style:paragraph-properties fo:margin-top="0in" fo:margin-bottom="0in"/>
    </style:style>
    <style:style style:name="P259" style:family="paragraph" style:parent-style-name="Text_20_body" style:list-style-name="L67">
      <style:paragraph-properties fo:margin-top="0in" fo:margin-bottom="0in"/>
    </style:style>
    <style:style style:name="P260" style:family="paragraph" style:parent-style-name="Text_20_body" style:list-style-name="L68">
      <style:paragraph-properties fo:margin-top="0in" fo:margin-bottom="0in"/>
    </style:style>
    <style:style style:name="P261" style:family="paragraph" style:parent-style-name="Text_20_body" style:list-style-name="L69">
      <style:paragraph-properties fo:margin-top="0in" fo:margin-bottom="0in"/>
    </style:style>
    <style:style style:name="P262" style:family="paragraph" style:parent-style-name="Text_20_body" style:list-style-name="L70">
      <style:paragraph-properties fo:margin-top="0in" fo:margin-bottom="0in"/>
    </style:style>
    <style:style style:name="P263" style:family="paragraph" style:parent-style-name="Text_20_body" style:list-style-name="L71">
      <style:paragraph-properties fo:margin-top="0in" fo:margin-bottom="0in"/>
    </style:style>
    <style:style style:name="P264" style:family="paragraph" style:parent-style-name="Text_20_body" style:list-style-name="L72">
      <style:paragraph-properties fo:margin-top="0in" fo:margin-bottom="0in"/>
    </style:style>
    <style:style style:name="P265" style:family="paragraph" style:parent-style-name="Text_20_body" style:list-style-name="L74">
      <style:paragraph-properties fo:margin-top="0in" fo:margin-bottom="0in"/>
    </style:style>
    <style:style style:name="P266" style:family="paragraph" style:parent-style-name="Text_20_body" style:list-style-name="L75">
      <style:paragraph-properties fo:margin-top="0in" fo:margin-bottom="0in"/>
    </style:style>
    <style:style style:name="P267" style:family="paragraph" style:parent-style-name="Text_20_body" style:list-style-name="L76">
      <style:paragraph-properties fo:margin-top="0in" fo:margin-bottom="0in"/>
    </style:style>
    <style:style style:name="P268" style:family="paragraph" style:parent-style-name="Text_20_body" style:list-style-name="L77">
      <style:paragraph-properties fo:margin-top="0in" fo:margin-bottom="0in"/>
    </style:style>
    <style:style style:name="P269" style:family="paragraph" style:parent-style-name="Text_20_body" style:list-style-name="L78">
      <style:paragraph-properties fo:margin-top="0in" fo:margin-bottom="0in"/>
    </style:style>
    <style:style style:name="P270" style:family="paragraph" style:parent-style-name="Text_20_body" style:list-style-name="L79">
      <style:paragraph-properties fo:margin-top="0in" fo:margin-bottom="0in"/>
    </style:style>
    <style:style style:name="P271" style:family="paragraph" style:parent-style-name="Text_20_body" style:list-style-name="L81">
      <style:paragraph-properties fo:margin-top="0in" fo:margin-bottom="0in"/>
    </style:style>
    <style:style style:name="P272" style:family="paragraph" style:parent-style-name="Text_20_body" style:list-style-name="L82">
      <style:paragraph-properties fo:margin-top="0in" fo:margin-bottom="0in"/>
    </style:style>
    <style:style style:name="P273" style:family="paragraph" style:parent-style-name="Text_20_body" style:list-style-name="L83">
      <style:paragraph-properties fo:margin-top="0in" fo:margin-bottom="0in"/>
    </style:style>
    <style:style style:name="P274" style:family="paragraph" style:parent-style-name="Text_20_body" style:list-style-name="L85">
      <style:paragraph-properties fo:margin-top="0in" fo:margin-bottom="0in"/>
    </style:style>
    <style:style style:name="P275" style:family="paragraph" style:parent-style-name="Text_20_body" style:list-style-name="L86">
      <style:paragraph-properties fo:margin-top="0in" fo:margin-bottom="0in"/>
    </style:style>
    <style:style style:name="P276" style:family="paragraph" style:parent-style-name="Text_20_body" style:list-style-name="L87">
      <style:paragraph-properties fo:margin-top="0in" fo:margin-bottom="0in"/>
    </style:style>
    <style:style style:name="P277" style:family="paragraph" style:parent-style-name="Text_20_body" style:list-style-name="L90">
      <style:paragraph-properties fo:margin-top="0in" fo:margin-bottom="0in"/>
    </style:style>
    <style:style style:name="P278" style:family="paragraph" style:parent-style-name="Text_20_body" style:list-style-name="L91">
      <style:paragraph-properties fo:margin-top="0in" fo:margin-bottom="0in"/>
    </style:style>
    <style:style style:name="P279" style:family="paragraph" style:parent-style-name="Text_20_body" style:list-style-name="L92">
      <style:paragraph-properties fo:margin-top="0in" fo:margin-bottom="0in"/>
    </style:style>
    <style:style style:name="P280" style:family="paragraph" style:parent-style-name="Text_20_body" style:list-style-name="L93">
      <style:paragraph-properties fo:margin-top="0in" fo:margin-bottom="0in"/>
    </style:style>
    <style:style style:name="P281" style:family="paragraph" style:parent-style-name="Text_20_body" style:list-style-name="L94">
      <style:paragraph-properties fo:margin-top="0in" fo:margin-bottom="0in"/>
    </style:style>
    <style:style style:name="P282" style:family="paragraph" style:parent-style-name="Text_20_body" style:list-style-name="L95">
      <style:paragraph-properties fo:margin-top="0in" fo:margin-bottom="0in"/>
    </style:style>
    <style:style style:name="P283" style:family="paragraph" style:parent-style-name="Text_20_body" style:list-style-name="L97">
      <style:paragraph-properties fo:margin-top="0in" fo:margin-bottom="0in"/>
    </style:style>
    <style:style style:name="P284" style:family="paragraph" style:parent-style-name="Text_20_body" style:list-style-name="L98">
      <style:paragraph-properties fo:margin-top="0in" fo:margin-bottom="0in"/>
    </style:style>
    <style:style style:name="P285" style:family="paragraph" style:parent-style-name="Text_20_body" style:list-style-name="L99">
      <style:paragraph-properties fo:margin-top="0in" fo:margin-bottom="0in"/>
    </style:style>
    <style:style style:name="P286" style:family="paragraph" style:parent-style-name="Text_20_body" style:list-style-name="L101">
      <style:paragraph-properties fo:margin-top="0in" fo:margin-bottom="0in"/>
    </style:style>
    <style:style style:name="P287" style:family="paragraph" style:parent-style-name="Text_20_body" style:list-style-name="L102">
      <style:paragraph-properties fo:margin-top="0in" fo:margin-bottom="0in"/>
    </style:style>
    <style:style style:name="P288" style:family="paragraph" style:parent-style-name="Text_20_body" style:list-style-name="L103">
      <style:paragraph-properties fo:margin-top="0in" fo:margin-bottom="0in"/>
    </style:style>
    <style:style style:name="P289" style:family="paragraph" style:parent-style-name="Text_20_body" style:list-style-name="L104">
      <style:paragraph-properties fo:margin-top="0in" fo:margin-bottom="0in"/>
    </style:style>
    <style:style style:name="P290" style:family="paragraph" style:parent-style-name="Text_20_body" style:list-style-name="L105">
      <style:paragraph-properties fo:margin-top="0in" fo:margin-bottom="0in"/>
    </style:style>
    <style:style style:name="P291" style:family="paragraph" style:parent-style-name="Text_20_body" style:list-style-name="L106">
      <style:paragraph-properties fo:margin-top="0in" fo:margin-bottom="0in"/>
    </style:style>
    <style:style style:name="P292" style:family="paragraph" style:parent-style-name="Text_20_body" style:list-style-name="L107">
      <style:paragraph-properties fo:margin-top="0in" fo:margin-bottom="0in"/>
    </style:style>
    <style:style style:name="P293" style:family="paragraph" style:parent-style-name="Text_20_body" style:list-style-name="L109">
      <style:paragraph-properties fo:margin-top="0in" fo:margin-bottom="0in"/>
    </style:style>
    <style:style style:name="P294" style:family="paragraph" style:parent-style-name="Text_20_body" style:list-style-name="L110">
      <style:paragraph-properties fo:margin-top="0in" fo:margin-bottom="0in"/>
    </style:style>
    <style:style style:name="P295" style:family="paragraph" style:parent-style-name="Text_20_body" style:list-style-name="L112">
      <style:paragraph-properties fo:margin-top="0in" fo:margin-bottom="0in"/>
    </style:style>
    <style:style style:name="P296" style:family="paragraph" style:parent-style-name="Text_20_body" style:list-style-name="L113">
      <style:paragraph-properties fo:margin-top="0in" fo:margin-bottom="0in"/>
    </style:style>
    <style:style style:name="P297" style:family="paragraph" style:parent-style-name="Text_20_body" style:list-style-name="L114">
      <style:paragraph-properties fo:margin-top="0in" fo:margin-bottom="0in"/>
    </style:style>
    <style:style style:name="P298" style:family="paragraph" style:parent-style-name="Text_20_body" style:list-style-name="L115">
      <style:paragraph-properties fo:margin-top="0in" fo:margin-bottom="0in"/>
    </style:style>
    <style:style style:name="P299" style:family="paragraph" style:parent-style-name="Text_20_body" style:list-style-name="L116">
      <style:paragraph-properties fo:margin-top="0in" fo:margin-bottom="0in"/>
    </style:style>
    <style:style style:name="P300" style:family="paragraph" style:parent-style-name="Text_20_body" style:list-style-name="L119">
      <style:paragraph-properties fo:margin-top="0in" fo:margin-bottom="0in"/>
    </style:style>
    <style:style style:name="P301" style:family="paragraph" style:parent-style-name="Text_20_body" style:list-style-name="L120">
      <style:paragraph-properties fo:margin-top="0in" fo:margin-bottom="0in"/>
    </style:style>
    <style:style style:name="P302" style:family="paragraph" style:parent-style-name="Text_20_body" style:list-style-name="L122">
      <style:paragraph-properties fo:margin-top="0in" fo:margin-bottom="0in"/>
    </style:style>
    <style:style style:name="P303" style:family="paragraph" style:parent-style-name="Text_20_body" style:list-style-name="L123">
      <style:paragraph-properties fo:margin-top="0in" fo:margin-bottom="0in"/>
    </style:style>
    <style:style style:name="P304" style:family="paragraph" style:parent-style-name="Text_20_body" style:list-style-name="L124">
      <style:paragraph-properties fo:margin-top="0in" fo:margin-bottom="0in"/>
    </style:style>
    <style:style style:name="P305" style:family="paragraph" style:parent-style-name="Text_20_body" style:list-style-name="L125">
      <style:paragraph-properties fo:margin-top="0in" fo:margin-bottom="0in"/>
    </style:style>
    <style:style style:name="P306" style:family="paragraph" style:parent-style-name="Text_20_body" style:list-style-name="L126">
      <style:paragraph-properties fo:margin-top="0in" fo:margin-bottom="0in"/>
    </style:style>
    <style:style style:name="P307" style:family="paragraph" style:parent-style-name="Text_20_body" style:list-style-name="L128">
      <style:paragraph-properties fo:margin-top="0in" fo:margin-bottom="0in"/>
    </style:style>
    <style:style style:name="P308" style:family="paragraph" style:parent-style-name="Text_20_body" style:list-style-name="L129">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5">
      <style:paragraph-properties fo:margin-top="0in" fo:margin-bottom="0in"/>
    </style:style>
    <style:style style:name="P313" style:family="paragraph" style:parent-style-name="Text_20_body" style:list-style-name="L136">
      <style:paragraph-properties fo:margin-top="0in" fo:margin-bottom="0in"/>
    </style:style>
    <style:style style:name="P314" style:family="paragraph" style:parent-style-name="Text_20_body" style:list-style-name="L137">
      <style:paragraph-properties fo:margin-top="0in" fo:margin-bottom="0in"/>
    </style:style>
    <style:style style:name="P315" style:family="paragraph" style:parent-style-name="Text_20_body" style:list-style-name="L138">
      <style:paragraph-properties fo:margin-top="0in" fo:margin-bottom="0in"/>
    </style:style>
    <style:style style:name="P316" style:family="paragraph" style:parent-style-name="Text_20_body" style:list-style-name="L139">
      <style:paragraph-properties fo:margin-top="0in" fo:margin-bottom="0in"/>
    </style:style>
    <style:style style:name="P317" style:family="paragraph" style:parent-style-name="Text_20_body" style:list-style-name="L140">
      <style:paragraph-properties fo:margin-top="0in" fo:margin-bottom="0in"/>
    </style:style>
    <style:style style:name="P318" style:family="paragraph" style:parent-style-name="Text_20_body" style:list-style-name="L141">
      <style:paragraph-properties fo:margin-top="0in" fo:margin-bottom="0in"/>
    </style:style>
    <style:style style:name="P319" style:family="paragraph" style:parent-style-name="Text_20_body" style:list-style-name="L142">
      <style:paragraph-properties fo:margin-top="0in" fo:margin-bottom="0in"/>
    </style:style>
    <style:style style:name="P320" style:family="paragraph" style:parent-style-name="Text_20_body" style:list-style-name="L143">
      <style:paragraph-properties fo:margin-top="0in" fo:margin-bottom="0in"/>
    </style:style>
    <style:style style:name="P321" style:family="paragraph" style:parent-style-name="Text_20_body" style:list-style-name="L144">
      <style:paragraph-properties fo:margin-top="0in" fo:margin-bottom="0in"/>
    </style:style>
    <style:style style:name="P322" style:family="paragraph" style:parent-style-name="Text_20_body" style:list-style-name="L145">
      <style:paragraph-properties fo:margin-top="0in" fo:margin-bottom="0in"/>
    </style:style>
    <style:style style:name="P323" style:family="paragraph" style:parent-style-name="Text_20_body" style:list-style-name="L146">
      <style:paragraph-properties fo:margin-top="0in" fo:margin-bottom="0in"/>
    </style:style>
    <style:style style:name="P324" style:family="paragraph" style:parent-style-name="Text_20_body" style:list-style-name="L147">
      <style:paragraph-properties fo:margin-top="0in" fo:margin-bottom="0in"/>
    </style:style>
    <style:style style:name="P325" style:family="paragraph" style:parent-style-name="Text_20_body" style:list-style-name="L148">
      <style:paragraph-properties fo:margin-top="0in" fo:margin-bottom="0in"/>
    </style:style>
    <style:style style:name="P326" style:family="paragraph" style:parent-style-name="Text_20_body" style:list-style-name="L149">
      <style:paragraph-properties fo:margin-top="0in" fo:margin-bottom="0in"/>
    </style:style>
    <style:style style:name="P327" style:family="paragraph" style:parent-style-name="Text_20_body" style:list-style-name="L150">
      <style:paragraph-properties fo:margin-top="0in" fo:margin-bottom="0in"/>
    </style:style>
    <style:style style:name="P328" style:family="paragraph" style:parent-style-name="Text_20_body" style:list-style-name="L151">
      <style:paragraph-properties fo:margin-top="0in" fo:margin-bottom="0in"/>
    </style:style>
    <style:style style:name="P329" style:family="paragraph" style:parent-style-name="Text_20_body" style:list-style-name="L152">
      <style:paragraph-properties fo:margin-top="0in" fo:margin-bottom="0in"/>
    </style:style>
    <style:style style:name="P330" style:family="paragraph" style:parent-style-name="Text_20_body" style:list-style-name="L153">
      <style:paragraph-properties fo:margin-top="0in" fo:margin-bottom="0in"/>
    </style:style>
    <style:style style:name="P331" style:family="paragraph" style:parent-style-name="Text_20_body" style:list-style-name="L154">
      <style:paragraph-properties fo:margin-top="0in" fo:margin-bottom="0in"/>
    </style:style>
    <style:style style:name="P332" style:family="paragraph" style:parent-style-name="Text_20_body" style:list-style-name="L155">
      <style:paragraph-properties fo:margin-top="0in" fo:margin-bottom="0in"/>
    </style:style>
    <style:style style:name="P333" style:family="paragraph" style:parent-style-name="Text_20_body" style:list-style-name="L156">
      <style:paragraph-properties fo:margin-top="0in" fo:margin-bottom="0in"/>
    </style:style>
    <style:style style:name="P334" style:family="paragraph" style:parent-style-name="Text_20_body" style:list-style-name="L158">
      <style:paragraph-properties fo:margin-top="0in" fo:margin-bottom="0in"/>
    </style:style>
    <style:style style:name="P335" style:family="paragraph" style:parent-style-name="Text_20_body" style:list-style-name="L159">
      <style:paragraph-properties fo:margin-top="0in" fo:margin-bottom="0in"/>
    </style:style>
    <style:style style:name="P336" style:family="paragraph" style:parent-style-name="Text_20_body" style:list-style-name="L161">
      <style:paragraph-properties fo:margin-top="0in" fo:margin-bottom="0in"/>
    </style:style>
    <style:style style:name="P337" style:family="paragraph" style:parent-style-name="Text_20_body" style:list-style-name="L162">
      <style:paragraph-properties fo:margin-top="0in" fo:margin-bottom="0in"/>
    </style:style>
    <style:style style:name="P338" style:family="paragraph" style:parent-style-name="Text_20_body" style:list-style-name="L163">
      <style:paragraph-properties fo:margin-top="0in" fo:margin-bottom="0in"/>
    </style:style>
    <style:style style:name="P339" style:family="paragraph" style:parent-style-name="Text_20_body" style:list-style-name="L164">
      <style:paragraph-properties fo:margin-top="0in" fo:margin-bottom="0in"/>
    </style:style>
    <style:style style:name="P340" style:family="paragraph" style:parent-style-name="Text_20_body" style:list-style-name="L165">
      <style:paragraph-properties fo:margin-top="0in" fo:margin-bottom="0in"/>
    </style:style>
    <style:style style:name="P341" style:family="paragraph" style:parent-style-name="Text_20_body" style:list-style-name="L166">
      <style:paragraph-properties fo:margin-top="0in" fo:margin-bottom="0in"/>
    </style:style>
    <style:style style:name="P342" style:family="paragraph" style:parent-style-name="Text_20_body" style:list-style-name="L167">
      <style:paragraph-properties fo:margin-top="0in" fo:margin-bottom="0in"/>
    </style:style>
    <style:style style:name="P343" style:family="paragraph" style:parent-style-name="Text_20_body" style:list-style-name="L168">
      <style:paragraph-properties fo:margin-top="0in" fo:margin-bottom="0in"/>
    </style:style>
    <style:style style:name="P344" style:family="paragraph" style:parent-style-name="Text_20_body" style:list-style-name="L169">
      <style:paragraph-properties fo:margin-top="0in" fo:margin-bottom="0in"/>
    </style:style>
    <style:style style:name="P345" style:family="paragraph" style:parent-style-name="Text_20_body" style:list-style-name="L170">
      <style:paragraph-properties fo:margin-top="0in" fo:margin-bottom="0in"/>
    </style:style>
    <style:style style:name="P346" style:family="paragraph" style:parent-style-name="Text_20_body" style:list-style-name="L171">
      <style:paragraph-properties fo:margin-top="0in" fo:margin-bottom="0in"/>
    </style:style>
    <style:style style:name="P347" style:family="paragraph" style:parent-style-name="Text_20_body" style:list-style-name="L172">
      <style:paragraph-properties fo:margin-top="0in" fo:margin-bottom="0in"/>
    </style:style>
    <style:style style:name="P348" style:family="paragraph" style:parent-style-name="Text_20_body" style:list-style-name="L173">
      <style:paragraph-properties fo:margin-top="0in" fo:margin-bottom="0in"/>
    </style:style>
    <style:style style:name="P349" style:family="paragraph" style:parent-style-name="Text_20_body" style:list-style-name="L174">
      <style:paragraph-properties fo:margin-top="0in" fo:margin-bottom="0in"/>
    </style:style>
    <style:style style:name="P350" style:family="paragraph" style:parent-style-name="Text_20_body" style:list-style-name="L176">
      <style:paragraph-properties fo:margin-top="0in" fo:margin-bottom="0in"/>
    </style:style>
    <style:style style:name="P351" style:family="paragraph" style:parent-style-name="Text_20_body" style:list-style-name="L177">
      <style:paragraph-properties fo:margin-top="0in" fo:margin-bottom="0in"/>
    </style:style>
    <style:style style:name="P352" style:family="paragraph" style:parent-style-name="Text_20_body" style:list-style-name="L179">
      <style:paragraph-properties fo:margin-top="0in" fo:margin-bottom="0in"/>
    </style:style>
    <style:style style:name="P353" style:family="paragraph" style:parent-style-name="Text_20_body" style:list-style-name="L180">
      <style:paragraph-properties fo:margin-top="0in" fo:margin-bottom="0in"/>
    </style:style>
    <style:style style:name="P354" style:family="paragraph" style:parent-style-name="Text_20_body" style:list-style-name="L182">
      <style:paragraph-properties fo:margin-top="0in" fo:margin-bottom="0in"/>
    </style:style>
    <style:style style:name="P355" style:family="paragraph" style:parent-style-name="Text_20_body" style:list-style-name="L183">
      <style:paragraph-properties fo:margin-top="0in" fo:margin-bottom="0in"/>
    </style:style>
    <style:style style:name="P356" style:family="paragraph" style:parent-style-name="Text_20_body" style:list-style-name="L184">
      <style:paragraph-properties fo:margin-top="0in" fo:margin-bottom="0in"/>
    </style:style>
    <style:style style:name="P357" style:family="paragraph" style:parent-style-name="Text_20_body" style:list-style-name="L185">
      <style:paragraph-properties fo:margin-top="0in" fo:margin-bottom="0in"/>
    </style:style>
    <style:style style:name="P358" style:family="paragraph" style:parent-style-name="Text_20_body" style:list-style-name="L186">
      <style:paragraph-properties fo:margin-top="0in" fo:margin-bottom="0in"/>
    </style:style>
    <style:style style:name="P359" style:family="paragraph" style:parent-style-name="Text_20_body" style:list-style-name="L187">
      <style:paragraph-properties fo:margin-top="0in" fo:margin-bottom="0in"/>
    </style:style>
    <style:style style:name="P360" style:family="paragraph" style:parent-style-name="Text_20_body" style:list-style-name="L188">
      <style:paragraph-properties fo:margin-top="0in" fo:margin-bottom="0in"/>
    </style:style>
    <style:style style:name="P361" style:family="paragraph" style:parent-style-name="Text_20_body" style:list-style-name="L189">
      <style:paragraph-properties fo:margin-top="0in" fo:margin-bottom="0in"/>
    </style:style>
    <style:style style:name="P362" style:family="paragraph" style:parent-style-name="Text_20_body" style:list-style-name="L190">
      <style:paragraph-properties fo:margin-top="0in" fo:margin-bottom="0in"/>
    </style:style>
    <style:style style:name="P363" style:family="paragraph" style:parent-style-name="Text_20_body" style:list-style-name="L191">
      <style:paragraph-properties fo:margin-top="0in" fo:margin-bottom="0in"/>
    </style:style>
    <style:style style:name="P364" style:family="paragraph" style:parent-style-name="Text_20_body" style:list-style-name="L192">
      <style:paragraph-properties fo:margin-top="0in" fo:margin-bottom="0in"/>
    </style:style>
    <style:style style:name="P365" style:family="paragraph" style:parent-style-name="Text_20_body" style:list-style-name="L194">
      <style:paragraph-properties fo:margin-top="0in" fo:margin-bottom="0in"/>
    </style:style>
    <style:style style:name="P366" style:family="paragraph" style:parent-style-name="Text_20_body">
      <style:paragraph-properties fo:margin-top="0in" fo:margin-bottom="0in"/>
      <style:text-properties style:font-name="Atkinson Hyperlegible Next"/>
    </style:style>
    <style:style style:name="P367" style:family="paragraph" style:parent-style-name="Text_20_body" style:list-style-name="L1">
      <style:paragraph-properties fo:margin-top="0in" fo:margin-bottom="0in"/>
      <style:text-properties style:font-name="Atkinson Hyperlegible Next"/>
    </style:style>
    <style:style style:name="P368" style:family="paragraph" style:parent-style-name="Text_20_body" style:list-style-name="L2">
      <style:paragraph-properties fo:margin-top="0in" fo:margin-bottom="0in"/>
      <style:text-properties style:font-name="Atkinson Hyperlegible Next"/>
    </style:style>
    <style:style style:name="P369" style:family="paragraph" style:parent-style-name="Text_20_body" style:list-style-name="L3">
      <style:paragraph-properties fo:margin-top="0in" fo:margin-bottom="0in"/>
      <style:text-properties style:font-name="Atkinson Hyperlegible Next"/>
    </style:style>
    <style:style style:name="P370" style:family="paragraph" style:parent-style-name="Text_20_body" style:list-style-name="L4">
      <style:paragraph-properties fo:margin-top="0in" fo:margin-bottom="0in"/>
      <style:text-properties style:font-name="Atkinson Hyperlegible Next"/>
    </style:style>
    <style:style style:name="P371" style:family="paragraph" style:parent-style-name="Text_20_body" style:list-style-name="L6">
      <style:paragraph-properties fo:margin-top="0in" fo:margin-bottom="0in"/>
      <style:text-properties style:font-name="Atkinson Hyperlegible Next"/>
    </style:style>
    <style:style style:name="P372" style:family="paragraph" style:parent-style-name="Text_20_body" style:list-style-name="L8">
      <style:paragraph-properties fo:margin-top="0in" fo:margin-bottom="0in"/>
      <style:text-properties style:font-name="Atkinson Hyperlegible Next"/>
    </style:style>
    <style:style style:name="P373" style:family="paragraph" style:parent-style-name="Text_20_body" style:list-style-name="L11">
      <style:paragraph-properties fo:margin-top="0in" fo:margin-bottom="0in"/>
      <style:text-properties style:font-name="Atkinson Hyperlegible Next"/>
    </style:style>
    <style:style style:name="P374" style:family="paragraph" style:parent-style-name="Text_20_body" style:list-style-name="L13">
      <style:paragraph-properties fo:margin-top="0in" fo:margin-bottom="0in"/>
      <style:text-properties style:font-name="Atkinson Hyperlegible Next"/>
    </style:style>
    <style:style style:name="P375" style:family="paragraph" style:parent-style-name="Text_20_body" style:list-style-name="L14">
      <style:paragraph-properties fo:margin-top="0in" fo:margin-bottom="0in"/>
      <style:text-properties style:font-name="Atkinson Hyperlegible Next"/>
    </style:style>
    <style:style style:name="P376" style:family="paragraph" style:parent-style-name="Text_20_body" style:list-style-name="L16">
      <style:paragraph-properties fo:margin-top="0in" fo:margin-bottom="0in"/>
      <style:text-properties style:font-name="Atkinson Hyperlegible Next"/>
    </style:style>
    <style:style style:name="P377" style:family="paragraph" style:parent-style-name="Text_20_body" style:list-style-name="L24">
      <style:paragraph-properties fo:margin-top="0in" fo:margin-bottom="0in"/>
      <style:text-properties style:font-name="Atkinson Hyperlegible Next"/>
    </style:style>
    <style:style style:name="P378" style:family="paragraph" style:parent-style-name="Text_20_body" style:list-style-name="L26">
      <style:paragraph-properties fo:margin-top="0in" fo:margin-bottom="0in"/>
      <style:text-properties style:font-name="Atkinson Hyperlegible Next"/>
    </style:style>
    <style:style style:name="P379" style:family="paragraph" style:parent-style-name="Text_20_body" style:list-style-name="L36">
      <style:paragraph-properties fo:margin-top="0in" fo:margin-bottom="0in"/>
      <style:text-properties style:font-name="Atkinson Hyperlegible Next"/>
    </style:style>
    <style:style style:name="P380" style:family="paragraph" style:parent-style-name="Text_20_body" style:list-style-name="L38">
      <style:paragraph-properties fo:margin-top="0in" fo:margin-bottom="0in"/>
      <style:text-properties style:font-name="Atkinson Hyperlegible Next"/>
    </style:style>
    <style:style style:name="P381" style:family="paragraph" style:parent-style-name="Text_20_body" style:list-style-name="L44">
      <style:paragraph-properties fo:margin-top="0in" fo:margin-bottom="0in"/>
      <style:text-properties style:font-name="Atkinson Hyperlegible Next"/>
    </style:style>
    <style:style style:name="P382" style:family="paragraph" style:parent-style-name="Text_20_body" style:list-style-name="L59">
      <style:paragraph-properties fo:margin-top="0in" fo:margin-bottom="0in"/>
      <style:text-properties style:font-name="Atkinson Hyperlegible Next"/>
    </style:style>
    <style:style style:name="P383" style:family="paragraph" style:parent-style-name="Text_20_body" style:list-style-name="L68">
      <style:paragraph-properties fo:margin-top="0in" fo:margin-bottom="0in"/>
      <style:text-properties style:font-name="Atkinson Hyperlegible Next"/>
    </style:style>
    <style:style style:name="P384" style:family="paragraph" style:parent-style-name="Text_20_body" style:list-style-name="L71">
      <style:paragraph-properties fo:margin-top="0in" fo:margin-bottom="0in"/>
      <style:text-properties style:font-name="Atkinson Hyperlegible Next"/>
    </style:style>
    <style:style style:name="P385" style:family="paragraph" style:parent-style-name="Text_20_body" style:list-style-name="L73">
      <style:paragraph-properties fo:margin-top="0in" fo:margin-bottom="0in"/>
      <style:text-properties style:font-name="Atkinson Hyperlegible Next"/>
    </style:style>
    <style:style style:name="P386" style:family="paragraph" style:parent-style-name="Text_20_body" style:list-style-name="L80">
      <style:paragraph-properties fo:margin-top="0in" fo:margin-bottom="0in"/>
      <style:text-properties style:font-name="Atkinson Hyperlegible Next"/>
    </style:style>
    <style:style style:name="P387" style:family="paragraph" style:parent-style-name="Text_20_body" style:list-style-name="L84">
      <style:paragraph-properties fo:margin-top="0in" fo:margin-bottom="0in"/>
      <style:text-properties style:font-name="Atkinson Hyperlegible Next"/>
    </style:style>
    <style:style style:name="P388" style:family="paragraph" style:parent-style-name="Text_20_body" style:list-style-name="L88">
      <style:paragraph-properties fo:margin-top="0in" fo:margin-bottom="0in"/>
      <style:text-properties style:font-name="Atkinson Hyperlegible Next"/>
    </style:style>
    <style:style style:name="P389" style:family="paragraph" style:parent-style-name="Text_20_body" style:list-style-name="L89">
      <style:paragraph-properties fo:margin-top="0in" fo:margin-bottom="0in"/>
      <style:text-properties style:font-name="Atkinson Hyperlegible Next"/>
    </style:style>
    <style:style style:name="P390" style:family="paragraph" style:parent-style-name="Text_20_body" style:list-style-name="L90">
      <style:paragraph-properties fo:margin-top="0in" fo:margin-bottom="0in"/>
      <style:text-properties style:font-name="Atkinson Hyperlegible Next"/>
    </style:style>
    <style:style style:name="P391" style:family="paragraph" style:parent-style-name="Text_20_body" style:list-style-name="L91">
      <style:paragraph-properties fo:margin-top="0in" fo:margin-bottom="0in"/>
      <style:text-properties style:font-name="Atkinson Hyperlegible Next"/>
    </style:style>
    <style:style style:name="P392" style:family="paragraph" style:parent-style-name="Text_20_body" style:list-style-name="L96">
      <style:paragraph-properties fo:margin-top="0in" fo:margin-bottom="0in"/>
      <style:text-properties style:font-name="Atkinson Hyperlegible Next"/>
    </style:style>
    <style:style style:name="P393" style:family="paragraph" style:parent-style-name="Text_20_body" style:list-style-name="L100">
      <style:paragraph-properties fo:margin-top="0in" fo:margin-bottom="0in"/>
      <style:text-properties style:font-name="Atkinson Hyperlegible Next"/>
    </style:style>
    <style:style style:name="P394" style:family="paragraph" style:parent-style-name="Text_20_body" style:list-style-name="L111">
      <style:paragraph-properties fo:margin-top="0in" fo:margin-bottom="0in"/>
      <style:text-properties style:font-name="Atkinson Hyperlegible Next"/>
    </style:style>
    <style:style style:name="P395" style:family="paragraph" style:parent-style-name="Text_20_body" style:list-style-name="L118">
      <style:paragraph-properties fo:margin-top="0in" fo:margin-bottom="0in"/>
      <style:text-properties style:font-name="Atkinson Hyperlegible Next"/>
    </style:style>
    <style:style style:name="P396" style:family="paragraph" style:parent-style-name="Text_20_body" style:list-style-name="L123">
      <style:paragraph-properties fo:margin-top="0in" fo:margin-bottom="0in"/>
      <style:text-properties style:font-name="Atkinson Hyperlegible Next"/>
    </style:style>
    <style:style style:name="P397" style:family="paragraph" style:parent-style-name="Text_20_body" style:list-style-name="L138">
      <style:paragraph-properties fo:margin-top="0in" fo:margin-bottom="0in"/>
      <style:text-properties style:font-name="Atkinson Hyperlegible Next"/>
    </style:style>
    <style:style style:name="P398" style:family="paragraph" style:parent-style-name="Text_20_body" style:list-style-name="L153">
      <style:paragraph-properties fo:margin-top="0in" fo:margin-bottom="0in"/>
      <style:text-properties style:font-name="Atkinson Hyperlegible Next"/>
    </style:style>
    <style:style style:name="P399" style:family="paragraph" style:parent-style-name="Text_20_body" style:list-style-name="L168">
      <style:paragraph-properties fo:margin-top="0in" fo:margin-bottom="0in"/>
      <style:text-properties style:font-name="Atkinson Hyperlegible Next"/>
    </style:style>
    <style:style style:name="P400" style:family="paragraph" style:parent-style-name="Text_20_body" style:list-style-name="L187">
      <style:paragraph-properties fo:margin-top="0in" fo:margin-bottom="0in"/>
      <style:text-properties style:font-name="Atkinson Hyperlegible Next"/>
    </style:style>
    <style:style style:name="P401" style:family="paragraph" style:parent-style-name="Text_20_body" style:list-style-name="L188">
      <style:paragraph-properties fo:margin-top="0in" fo:margin-bottom="0in"/>
      <style:text-properties style:font-name="Atkinson Hyperlegible Next"/>
    </style:style>
    <style:style style:name="P402" style:family="paragraph" style:parent-style-name="Text_20_body" style:list-style-name="L189">
      <style:paragraph-properties fo:margin-top="0in" fo:margin-bottom="0in"/>
      <style:text-properties style:font-name="Atkinson Hyperlegible Next"/>
    </style:style>
    <style:style style:name="P403" style:family="paragraph" style:parent-style-name="Text_20_body" style:list-style-name="L195">
      <style:paragraph-properties fo:margin-top="0in" fo:margin-bottom="0in"/>
      <style:text-properties style:font-name="Atkinson Hyperlegible Next"/>
    </style:style>
    <style:style style:name="P404" style:family="paragraph" style:parent-style-name="Text_20_body">
      <style:paragraph-properties style:writing-mode="lr-tb"/>
      <style:text-properties style:font-name="Atkinson Hyperlegible Next"/>
    </style:style>
    <style:style style:name="P405" style:family="paragraph" style:parent-style-name="Standard">
      <style:text-properties style:font-name="Atkinson Hyperlegible Next"/>
    </style:style>
    <style:style style:name="P406" style:family="paragraph" style:parent-style-name="Standard">
      <style:paragraph-properties fo:margin-top="0in" fo:margin-bottom="0.1965in"/>
      <style:text-properties style:font-name="Atkinson Hyperlegible Next"/>
    </style:style>
    <style:style style:name="P407" style:family="paragraph" style:parent-style-name="Horizontal_20_Line">
      <style:text-properties style:font-name="Atkinson Hyperlegible Next"/>
    </style:style>
    <style:style style:name="P408" style:family="paragraph" style:parent-style-name="Heading_20_1">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Percakapan baru</text:p>
      <text:h text:style-name="P408" text:outline-level="1">Terbaru </text:h>
      <text:section text:style-name="Sect1" text:name="conversations-list-0">
        <text:p text:style-name="P366">[+12] FUTR-The Neuro-Rehabilitation Revolution: Rewiring the Criminal Brain </text:p>
        <text:p text:style-name="P366"># [@11] FUTR-Pre-Crime: Predicting and Preventing Criminal Acts Before They Occur </text:p>
        <text:p text:style-name="P366">#[@9] FUTR-Autonomous Evolution: When AI Starts Designing and Building Its Own Successors </text:p>
        <text:p text:style-name="P366"># [+1] APPNOW - Buku Tutorial Chatbot WhatsApp </text:p>
        <text:p text:style-name="P366">[@10] FUTR-The Universal Translator: AI-Powered Communication with Extraterrestrial Intelligence </text:p>
        <text:p text:style-name="P366">Lainnya</text:p>
      </text:section>
      <text:h text:style-name="P408" text:outline-level="1">Gem</text:h>
      <text:p text:style-name="P366">Pencari ide</text:p>
      <text:p text:style-name="P366">Konsultan karier</text:p>
      <text:p text:style-name="P366">Partner coding</text:p>
      <text:p text:style-name="P366">Lainnya</text:p>
      <text:p text:style-name="P366">Pengelola Gem</text:p>
      <text:p text:style-name="P366">Bantuan</text:p>
      <text:p text:style-name="P366">Aktivitas</text:p>
      <text:p text:style-name="P366">Setelan</text:p>
      <text:p text:style-name="P184">Aceh, Indonesia <text:line-break/>Dari alamat IP Anda • Perbarui lokasi</text:p>
      <text:h text:style-name="P408" text:outline-level="1">Percakapan dengan Gemini</text:h>
      <text:section text:style-name="Sect1" text:name="chat-history">
        <text:p text:style-name="P184"/>
        <text:section text:style-name="Sect1" text:name="e3790b0a9de09c2b">
          <text:p text:style-name="P184"/>
          <text:section text:style-name="Sect1" text:name="user-query-content-0">
            <text:p text:style-name="P404">Gemini Anda Telah dilatih sehingga menjadi ahli dalam menyusun buku [non-fiksi] untuk tema-tema [Futuristik]. </text:p>
            <text:p text:style-name="P404"><text:soft-page-break/>Gemini yang Kreatif, Saya Sedang menyusun Buku sebagai berikut : </text:p>
            <text:p text:style-name="P404">Judul : 'The Neuro-Rehabilitation Revolution: Rewiring the Criminal Brain' </text:p>
            <text:p text:style-name="P404">Deskripsi:Mengeksplorasi penggunaan teknologi neuroscience untuk merehabilitasi penjahat dengan "memprogram ulang" otak mereka untuk menghilangkan kecenderungan kriminal. Ide ini masih susah diwujudkan karena Pemahaman kita tentang otak dan kemampuan untuk memodifikasinya dengan cara yang tepat dan etis masih sangat terbatas.Tetapi dimasa depan ide ini memiliki potensi diwujudkan karena Kemajuan dalam neuroteknologi dan pemahaman yang lebih baik tentang neuroplastisitas dapat membuka kemungkinan rehabilitasi otak yang lebih efektif. </text:p>
            <text:p text:style-name="P404">Terget Pembaca : Remaja ( Usia 13 sampai dengan 20 tahun ). </text:p>
            <text:p text:style-name="P404">Tugas Anda adalah : </text:p>
            <text:p text:style-name="P404">1. Menyusun Outline/Kerangka/Daftar Isi buku ini yang terdiri atas Bab dan Subbab yang dikembangkan dari Deskripsi buku yang sedang saya susun. </text:p>
            <text:p text:style-name="P404">2. Memberi Saran Gaya Bahasa Penulisan Yang Sesuai dengan Target Pembaca. </text:p>
            <text:p text:style-name="P404">3. Memberikan Tips Tambahan yang memperkaya isi dan bobot buku ini . </text:p>
          </text:section>
          <text:p text:style-name="P366">Tampilkan alur berpikir</text:p>
          <text:section text:style-name="Sect2" text:name="model-response-message-contentr_e3790b0a9de09c2b">
            <text:p text:style-name="P184">Tentu, sebagai Gemini yang dilatih dalam tema futuristik, saya akan bantu menyusun kerangka buku Anda, memberi saran gaya bahasa, dan tips tambahan. Mari kita bangun buku yang menarik dan informatif untuk para remaja!</text:p>
            <text:p text:style-name="Text_20_body"><text:span text:style-name="Strong_20_Emphasis"><text:span text:style-name="T1">Judul:</text:span></text:span><text:span text:style-name="T1"> 'The Neuro-Rehabilitation Revolution: Rewiring the Criminal Brain' </text:span><text:span text:style-name="Strong_20_Emphasis"><text:span text:style-name="T1">Deskripsi:</text:span></text:span><text:span text:style-name="T1"> Mengeksplorasi penggunaan teknologi neuroscience untuk merehabilitasi penjahat dengan "memprogram ulang" otak mereka untuk menghilangkan kecenderungan kriminal. Meski saat ini masih terbatas oleh pemahaman dan etika, kemajuan neuroteknologi dan neuroplastisitas membuka potensi di masa depan. </text:span><text:span text:style-name="Strong_20_Emphasis"><text:span text:style-name="T1">Target Pembaca:</text:span></text:span><text:span text:style-name="T1"> Remaja (Usia 13 sampai dengan 20 tahun).</text:span></text:p>
            <text:p text:style-name="P407"/>
            <text:p text:style-name="Text_20_body"><text:span text:style-name="Strong_20_Emphasis"><text:span text:style-name="T1">1. Outline/Kerangka Buku (Daftar Isi)</text:span></text:span></text:p>
            <text:p text:style-name="P184"><text:soft-page-break/>Berikut adalah draf kerangka buku yang dikembangkan dari deskripsi Anda, dengan fokus pada alur yang logis dan menarik bagi remaja:</text:p>
            <text:p text:style-name="Text_20_body"><text:span text:style-name="Strong_20_Emphasis"><text:span text:style-name="T1">Bagian 1: Membuka Pintu Pikiran: Kejahatan, Otak, dan Rehabilitasi Saat Ini</text:span></text:span></text:p>
            <text:list xml:id="list9077329494177703210" text:style-name="L1">
              <text:list-item>
                <text:p text:style-name="P1"><text:span text:style-name="Strong_20_Emphasis"><text:span text:style-name="T1">Bab 1: Misteri di Balik Jeruji Besi</text:span></text:span></text:p>
                <text:list>
                  <text:list-item>
                    <text:p text:style-name="P367">Subbab: Apa Sih Kejahatan Itu? (Definisi sederhana, contoh relevan) </text:p>
                  </text:list-item>
                  <text:list-item>
                    <text:p text:style-name="P367">Subbab: Kenapa Orang Jadi Jahat? Sekilas Teori Kriminalitas (Sosial, psikologis, lingkungan - disajikan ringan) </text:p>
                  </text:list-item>
                  <text:list-item>
                    <text:p text:style-name="P367">Subbab: Memperkenalkan "Biang Keladi": Otak Manusia (Fungsi dasar otak terkait perilaku) </text:p>
                  </text:list-item>
                  <text:list-item>
                    <text:p text:style-name="P367">Subbab: Misi Buku Ini: Mengintip Masa Depan Rehabilitasi </text:p>
                  </text:list-item>
                </text:list>
              </text:list-item>
              <text:list-item>
                <text:p text:style-name="P1"><text:span text:style-name="Strong_20_Emphasis"><text:span text:style-name="T1">Bab 2: Kenalan dengan Komputer Super di Kepala Kita</text:span></text:span></text:p>
                <text:list>
                  <text:list-item>
                    <text:p text:style-name="P367">Subbab: Tur Singkat Otak: Bagian Mana yang Penting? (Prefrontal cortex, amygdala, dll. - fungsi disederhanakan) </text:p>
                  </text:list-item>
                  <text:list-item>
                    <text:p text:style-name="P367">Subbab: Neuron dan Sinaps: Kabel dan Sambungan Pikiran </text:p>
                  </text:list-item>
                  <text:list-item>
                    <text:p text:style-name="P367">Subbab: Neurotransmitter: Kurir Kimiawi Perasaan dan Perilaku (Dopamin, serotonin - contoh efek) </text:p>
                  </text:list-item>
                  <text:list-item>
                    <text:p text:style-name="P367">Subbab: Otak yang Fleksibel: Apa Itu Neuroplastisitas? (Konsep kunci, dijelaskan dengan analogi) </text:p>
                  </text:list-item>
                </text:list>
              </text:list-item>
              <text:list-item>
                <text:p text:style-name="P1"><text:span text:style-name="Strong_20_Emphasis"><text:span text:style-name="T1">Bab 3: Rehabilitasi Hari Ini: Usaha Memperbaiki yang Belum Sempurna</text:span></text:span></text:p>
                <text:list>
                  <text:list-item>
                    <text:p text:style-name="P367">Subbab: Tujuan Penjara: Hukuman, Pencegahan, atau Perbaikan? </text:p>
                  </text:list-item>
                  <text:list-item>
                    <text:p text:style-name="P367">Subbab: Cara-Cara Klasik: Terapi, Pendidikan, dan Keterampilan </text:p>
                  </text:list-item>
                  <text:list-item>
                    <text:p text:style-name="P367">Subbab: Mengapa Sulit Berubah? Tantangan Rehabilitasi Saat Ini </text:p>
                  </text:list-item>
                  <text:list-item>
                    <text:p text:style-name="P185">Subbab: Ruang untuk Inovasi: Mencari Pendekatan Baru </text:p>
                  </text:list-item>
                </text:list>
              </text:list-item>
            </text:list>
            <text:p text:style-name="Text_20_body"><text:span text:style-name="Strong_20_Emphasis"><text:span text:style-name="T1">Bagian 2: Revolusi di Depan Mata: Neuro-Rehabilitasi</text:span></text:span></text:p>
            <text:list xml:id="list8618150648903764244" text:style-name="L2">
              <text:list-item>
                <text:p text:style-name="P2"><text:span text:style-name="Strong_20_Emphasis"><text:span text:style-name="T1">Bab 4: Ide Gila atau Terobosan? Memperkenalkan Neuro-Rehabilitasi</text:span></text:span></text:p>
                <text:list>
                  <text:list-item>
                    <text:p text:style-name="P368">Subbab: Apa Itu Neuro-Rehabilitasi untuk Kriminalitas? <text:soft-page-break/>(Definisi inti) </text:p>
                  </text:list-item>
                  <text:list-item>
                    <text:p text:style-name="P368">Subbab: "Memprogram Ulang" Otak: Benarkah Semudah Itu? (Menghubungkan ke neuroplastisitas) </text:p>
                  </text:list-item>
                  <text:list-item>
                    <text:p text:style-name="P368">Subbab: Target Operasi: Area Otak Mana yang Mungkin Diubah? (Spekulasi area terkait empati, kontrol impuls, agresi) </text:p>
                  </text:list-item>
                  <text:list-item>
                    <text:p text:style-name="P368">Subbab: Studi Kasus Fiksi: Bayangkan Jika "Alex" Bisa Berubah (Contoh hipotetis untuk ilustrasi) </text:p>
                  </text:list-item>
                </text:list>
              </text:list-item>
              <text:list-item>
                <text:p text:style-name="P2"><text:span text:style-name="Strong_20_Emphasis"><text:span text:style-name="T1">Bab 5: Alat Canggih untuk Otak: Teknologi Masa Depan (dan Sekarang)</text:span></text:span></text:p>
                <text:list>
                  <text:list-item>
                    <text:p text:style-name="P368">Subbab: Mengintip Aktivitas Otak: fMRI, EEG, dan Lainnya (Cara kerja sederhana) </text:p>
                  </text:list-item>
                  <text:list-item>
                    <text:p text:style-name="P368">Subbab: Menstimulasi Otak dari Luar: TMS dan tDCS (Pengenalan teknologi non-invasif) </text:p>
                  </text:list-item>
                  <text:list-item>
                    <text:p text:style-name="P368">Subbab: Intervensi Lebih Dalam: Deep Brain Stimulation (DBS) (Penjelasan singkat) </text:p>
                  </text:list-item>
                  <text:list-item>
                    <text:p text:style-name="P368">Subbab: Obat Pintar dan Pengaruh Kimiawi (Neurofarmakologi) </text:p>
                  </text:list-item>
                  <text:list-item>
                    <text:p text:style-name="P368">Subbab: Lebih Jauh Lagi: Antarmuka Otak-Komputer (BCI) dan Potensinya </text:p>
                  </text:list-item>
                </text:list>
              </text:list-item>
              <text:list-item>
                <text:p text:style-name="P2"><text:span text:style-name="Strong_20_Emphasis"><text:span text:style-name="T1">Bab 6: Kekuatan Perubahan: Seberapa Jauh Neuroplastisitas Bisa Membawa Kita?</text:span></text:span></text:p>
                <text:list>
                  <text:list-item>
                    <text:p text:style-name="P368">Subbab: Belajar Hal Baru = Mengubah Otak (Contoh sehari-hari: belajar main gitar, bahasa baru) </text:p>
                  </text:list-item>
                  <text:list-item>
                    <text:p text:style-name="P368">Subbab: Saat Otak "Memperbaiki Diri": Pemulihan dari Cedera </text:p>
                  </text:list-item>
                  <text:list-item>
                    <text:p text:style-name="P368">Subbab: Batasan Alami: Apakah Semua Bisa Diubah? </text:p>
                  </text:list-item>
                  <text:list-item>
                    <text:p text:style-name="P186">Subbab: Latihan Mental dan Perilaku: Bisakah Membentuk Ulang Otak? (Menghubungkan terapi perilaku dengan perubahan otak) </text:p>
                  </text:list-item>
                </text:list>
              </text:list-item>
            </text:list>
            <text:p text:style-name="Text_20_body"><text:span text:style-name="Strong_20_Emphasis"><text:span text:style-name="T1">Bagian 3: Tantangan, Etika, dan Masa Depan</text:span></text:span></text:p>
            <text:list xml:id="list3934380189669996626" text:style-name="L3">
              <text:list-item>
                <text:p text:style-name="P3"><text:span text:style-name="Strong_20_Emphasis"><text:span text:style-name="T1">Bab 7: Jalan Berliku Menuju Revolusi: Rintangan Ilmiah</text:span></text:span></text:p>
                <text:list>
                  <text:list-item>
                    <text:p text:style-name="P369">Subbab: Otak Masih Penuh Rahasia: Kompleksitas yang Luar Biasa </text:p>
                  </text:list-item>
                  <text:list-item>
                    <text:p text:style-name="P369">Subbab: Menemukan "Saklar" Kriminal: Mitos atau Kemungkinan? </text:p>
                  </text:list-item>
                  <text:list-item>
                    <text:p text:style-name="P369"><text:soft-page-break/>Subbab: Risiko Tak Terduga: Efek Samping Intervensi Otak </text:p>
                  </text:list-item>
                  <text:list-item>
                    <text:p text:style-name="P369">Subbab: Teknologi Masih Berkembang: Kapan Siap Digunakan? </text:p>
                  </text:list-item>
                </text:list>
              </text:list-item>
              <text:list-item>
                <text:p text:style-name="P3"><text:span text:style-name="Strong_20_Emphasis"><text:span text:style-name="T1">Bab 8: Kotak Pandora Etika: Pertanyaan yang Bikin Pusing</text:span></text:span></text:p>
                <text:list>
                  <text:list-item>
                    <text:p text:style-name="P369">Subbab: Siapa yang Memegang Kendali? Persetujuan vs Paksaan </text:p>
                  </text:list-item>
                  <text:list-item>
                    <text:p text:style-name="P369">Subbab: Kehendak Bebas: Apakah Masih Ada Jika Otak Diubah? </text:p>
                  </text:list-item>
                  <text:list-item>
                    <text:p text:style-name="P369">Subbab: Potensi Penyalahgunaan: Membaca atau Mengontrol Pikiran? (Isu distopia) </text:p>
                  </text:list-item>
                  <text:list-item>
                    <text:p text:style-name="P369">Subbab: Adil atau Tidak? Siapa yang Bisa Mengakses Teknologi Ini? </text:p>
                  </text:list-item>
                  <text:list-item>
                    <text:p text:style-name="P369">Subbab: Mengubah Otak, Mengubah Jati Diri? </text:p>
                  </text:list-item>
                </text:list>
              </text:list-item>
              <text:list-item>
                <text:p text:style-name="P3"><text:span text:style-name="Strong_20_Emphasis"><text:span text:style-name="T1">Bab 9: Membayangkan Hari Esok: Visi dan Spekulasi</text:span></text:span></text:p>
                <text:list>
                  <text:list-item>
                    <text:p text:style-name="P369">Subbab: Langkah Bayi: Aplikasi Awal yang Mungkin (Misal: meningkatkan empati, kontrol impuls) </text:p>
                  </text:list-item>
                  <text:list-item>
                    <text:p text:style-name="P369">Subbab: Neuro-Rehabilitasi dalam Sistem Hukum Masa Depan </text:p>
                  </text:list-item>
                  <text:list-item>
                    <text:p text:style-name="P369">Subbab: Kombinasi Terbaik: Teknologi Bertemu Pendekatan Klasik </text:p>
                  </text:list-item>
                  <text:list-item>
                    <text:p text:style-name="P187">Subbab: Mimpi Indah atau Mimpi Buruk? Menimbang Potensi dan Bahaya </text:p>
                  </text:list-item>
                </text:list>
              </text:list-item>
            </text:list>
            <text:p text:style-name="Text_20_body"><text:span text:style-name="Strong_20_Emphasis"><text:span text:style-name="T1">Penutup: Pikiran Baru, Masyarakat Baru?</text:span></text:span></text:p>
            <text:list xml:id="list5563729417527738408" text:style-name="L4">
              <text:list-item>
                <text:p text:style-name="P370">Subbab: Rangkuman Petualangan Kita </text:p>
              </text:list-item>
              <text:list-item>
                <text:p text:style-name="P370">Subbab: Kamu adalah Generasi Penentu: Apa yang Bisa Kamu Lakukan? </text:p>
              </text:list-item>
              <text:list-item>
                <text:p text:style-name="P188">Subbab: Masa Depan Ada di Tangan Kita (Pesan penutup yang optimis namun bertanggung jawab) </text:p>
              </text:list-item>
            </text:list>
            <text:p text:style-name="Text_20_body"><text:span text:style-name="Strong_20_Emphasis"><text:span text:style-name="T1">Tambahan:</text:span></text:span></text:p>
            <text:list xml:id="list2207288613824935664" text:style-name="L5">
              <text:list-item>
                <text:p text:style-name="P202"><text:span text:style-name="Strong_20_Emphasis"><text:span text:style-name="T1">Glosarium:</text:span></text:span><text:span text:style-name="T1"> Daftar istilah sulit (Neuroplastisitas, fMRI, TMS, dll.) dengan penjelasan sederhana. </text:span></text:p>
              </text:list-item>
              <text:list-item>
                <text:p text:style-name="P202"><text:span text:style-name="Strong_20_Emphasis"><text:span text:style-name="T1">Bacaan/Tontonan Lanjut:</text:span></text:span><text:span text:style-name="T1"> Rekomendasi buku, artikel, dokumenter (yang sesuai usia) untuk yang ingin tahu lebih banyak. </text:span></text:p>
              </text:list-item>
              <text:list-item>
                <text:p text:style-name="P4"><text:span text:style-name="Strong_20_Emphasis"><text:span text:style-name="T1">Pertanyaan Diskusi:</text:span></text:span><text:span text:style-name="T1"> Pertanyaan untuk memicu pemikiran kritis dan </text:span><text:soft-page-break/><text:span text:style-name="T1">diskusi (bisa per bab atau di akhir). </text:span></text:p>
              </text:list-item>
            </text:list>
            <text:p text:style-name="P407"/>
            <text:p text:style-name="Text_20_body"><text:span text:style-name="Strong_20_Emphasis"><text:span text:style-name="T1">2. Saran Gaya Bahasa Penulisan</text:span></text:span></text:p>
            <text:p text:style-name="P184">Mengingat target pembaca adalah remaja (13-20 tahun), gaya bahasa harus:</text:p>
            <text:list xml:id="list2069456790560713887" text:style-name="L6">
              <text:list-item>
                <text:p text:style-name="P203"><text:span text:style-name="Strong_20_Emphasis"><text:span text:style-name="T1">Akrab dan Menarik:</text:span></text:span><text:span text:style-name="T1"> Gunakan bahasa Indonesia yang komunikatif, santai, tapi tetap informatif. Hindari kalimat yang terlalu panjang dan kompleks. Sapa pembaca secara langsung ("Bayangkan jika...", "Apa menurutmu...?"). </text:span></text:p>
              </text:list-item>
              <text:list-item>
                <text:p text:style-name="P203"><text:span text:style-name="Strong_20_Emphasis"><text:span text:style-name="T1">Gunakan Analogi dan Metafora:</text:span></text:span><text:span text:style-name="T1"> Konsep neuroscience bisa rumit. Gunakan analogi yang relevan dengan dunia remaja. Contoh: </text:span></text:p>
                <text:list>
                  <text:list-item>
                    <text:p text:style-name="P203"><text:span text:style-name="T1">Otak sebagai </text:span><text:span text:style-name="Emphasis"><text:span text:style-name="T1">smartphone</text:span></text:span><text:span text:style-name="T1"> super canggih yang bisa di-upgrade. </text:span></text:p>
                  </text:list-item>
                  <text:list-item>
                    <text:p text:style-name="P371">Neuron sebagai jaringan kabel internet di kepala. </text:p>
                  </text:list-item>
                  <text:list-item>
                    <text:p text:style-name="P371">Neuroplastisitas seperti membentuk otot di gym, tapi untuk otak. </text:p>
                  </text:list-item>
                  <text:list-item>
                    <text:p text:style-name="P203"><text:span text:style-name="T1">Memprogram ulang otak seperti meng-install </text:span><text:span text:style-name="Emphasis"><text:span text:style-name="T1">software</text:span></text:span><text:span text:style-name="T1"> baru (dengan catatan kompleksitasnya). </text:span></text:p>
                  </text:list-item>
                </text:list>
              </text:list-item>
              <text:list-item>
                <text:p text:style-name="P203"><text:span text:style-name="Strong_20_Emphasis"><text:span text:style-name="T1">Cerita dan Contoh:</text:span></text:span><text:span text:style-name="T1"> Gunakan studi kasus hipotetis (seperti "Alex" di outline) atau cerita pendek untuk mengilustrasikan konsep. Ini membuat ide lebih konkret dan mudah dipahami. </text:span></text:p>
              </text:list-item>
              <text:list-item>
                <text:p text:style-name="P203"><text:span text:style-name="Strong_20_Emphasis"><text:span text:style-name="T1">Visual:</text:span></text:span><text:span text:style-name="T1"> Sangat penting! Sarankan banyak penggunaan infografis, diagram sederhana (struktur otak, cara kerja teknologi), ilustrasi kartun atau semi-realistis untuk memecah teks dan menjelaskan konsep visual. </text:span></text:p>
              </text:list-item>
              <text:list-item>
                <text:p text:style-name="P203"><text:span text:style-name="Strong_20_Emphasis"><text:span text:style-name="T1">Nada:</text:span></text:span><text:span text:style-name="T1"> Penasaran, eksploratif, dan seimbang. Tunjukkan antusiasme terhadap potensi teknologi, tetapi juga tekankan secara jelas tantangan ilmiah dan dilema etika yang ada. Jangan terdengar terlalu menjual atau menakut-nakuti. Ajak pembaca berpikir kritis. </text:span></text:p>
              </text:list-item>
              <text:list-item>
                <text:p text:style-name="P203"><text:span text:style-name="Strong_20_Emphasis"><text:span text:style-name="T1">Interaktif:</text:span></text:span><text:span text:style-name="T1"> Sertakan kotak "Fakta Keren!", "Pikirkan Ini!", atau "Tahukah Kamu?" untuk menjaga keterlibatan pembaca. Pertanyaan di akhir bab atau bagian juga bagus. </text:span></text:p>
              </text:list-item>
              <text:list-item>
                <text:p text:style-name="P5"><text:span text:style-name="Strong_20_Emphasis"><text:span text:style-name="T1">Hindari Jargon Berlebihan:</text:span></text:span><text:span text:style-name="T1"> Jika harus menggunakan istilah teknis, segera jelaskan dengan bahasa sederhana atau masukkan ke glosarium. </text:span></text:p>
              </text:list-item>
            </text:list>
            <text:p text:style-name="P407"><text:soft-page-break/></text:p>
            <text:p text:style-name="Text_20_body"><text:span text:style-name="Strong_20_Emphasis"><text:span text:style-name="T1">3. Tips Tambahan untuk Memperkaya Buku</text:span></text:span></text:p>
            <text:list xml:id="list688597847614297324" text:style-name="L7">
              <text:list-item>
                <text:p text:style-name="P204"><text:span text:style-name="Strong_20_Emphasis"><text:span text:style-name="T1">Wawancara Fiksi (atau Kutipan Nyata):</text:span></text:span><text:span text:style-name="T1"> Buat bagian "wawancara" singkat dengan karakter fiksi: seorang neurosaintis masa depan, seorang ahli etika, atau bahkan seseorang yang (di masa depan) menjalani neuro-rehabilitasi. Jika memungkinkan, kutip pandangan ilmuwan atau filsuf nyata (dengan bahasa yang disederhanakan) tentang topik terkait. </text:span></text:p>
              </text:list-item>
              <text:list-item>
                <text:p text:style-name="P204"><text:span text:style-name="Strong_20_Emphasis"><text:span text:style-name="T1">Skenario "Bagaimana Jika...":</text:span></text:span><text:span text:style-name="T1"> Buat beberapa skenario singkat yang menggambarkan potensi positif (penurunan drastis angka kejahatan) dan negatif (penyalahgunaan teknologi, hilangnya keunikan individu) dari teknologi ini di masa depan. </text:span></text:p>
              </text:list-item>
              <text:list-item>
                <text:p text:style-name="P204"><text:span text:style-name="Strong_20_Emphasis"><text:span text:style-name="T1">Hubungkan dengan Budaya Populer:</text:span></text:span><text:span text:style-name="T1"> Referensikan (dengan hati-hati) film atau buku fiksi ilmiah yang relevan (misalnya, </text:span><text:span text:style-name="Emphasis"><text:span text:style-name="T1">Minority Report</text:span></text:span><text:span text:style-name="T1">, </text:span><text:span text:style-name="Emphasis"><text:span text:style-name="T1">A Clockwork Orange</text:span></text:span><text:span text:style-name="T1">, </text:span><text:span text:style-name="Emphasis"><text:span text:style-name="T1">Elysium</text:span></text:span><text:span text:style-name="T1"> – jelaskan konteksnya) untuk menunjukkan bagaimana ide ini telah dieksplorasi dalam imajinasi populer, lalu bandingkan dengan realitas ilmiahnya. </text:span></text:p>
              </text:list-item>
              <text:list-item>
                <text:p text:style-name="P204"><text:span text:style-name="Strong_20_Emphasis"><text:span text:style-name="T1">Timeline Spekulatif:</text:span></text:span><text:span text:style-name="T1"> Buat timeline visual sederhana yang menunjukkan perkembangan neuroscience relevan hingga saat ini, dan spekulasi (dengan disclaimer besar) tentang kapan teknologi neuro-rehabilitasi mungkin menjadi lebih nyata (misal: 10 tahun, 30 tahun, 50+ tahun). </text:span></text:p>
              </text:list-item>
              <text:list-item>
                <text:p text:style-name="P204"><text:span text:style-name="Strong_20_Emphasis"><text:span text:style-name="T1">Fokus pada Pertanyaan, Bukan Jawaban:</text:span></text:span><text:span text:style-name="T1"> Karena ini topik spekulatif dan etis, tekankan bahwa buku ini bertujuan untuk mengeksplorasi pertanyaan-pertanyaan penting, bukan memberikan semua jawaban. Ajak pembaca untuk membentuk opini mereka sendiri. </text:span></text:p>
              </text:list-item>
              <text:list-item>
                <text:p text:style-name="P204"><text:span text:style-name="Strong_20_Emphasis"><text:span text:style-name="T1">Bagian "Etika Lab":</text:span></text:span><text:span text:style-name="T1"> Dedikasikan bagian khusus (bisa berupa kotak info atau subbab) yang membahas secara spesifik bagaimana ilmuwan saat ini mendekati penelitian otak yang etis. </text:span></text:p>
              </text:list-item>
              <text:list-item>
                <text:p text:style-name="P6"><text:span text:style-name="Strong_20_Emphasis"><text:span text:style-name="T1">Disclaimer yang Jelas:</text:span></text:span><text:span text:style-name="T1"> Di awal buku, tegaskan bahwa teknologi ini sebagian besar masih bersifat spekulatif dan menghadapi tantangan besar, serta belum menjadi kenyataan saat ini. </text:span></text:p>
              </text:list-item>
            </text:list>
            <text:p text:style-name="P184">Semoga kerangka, saran gaya bahasa, dan tips ini membantu Anda menyusun buku "The Neuro-Rehabilitation Revolution" yang memikat dan <text:soft-page-break/>mencerahkan bagi pembaca remaja! Selamat menulis!</text:p>
          </text:section>
          <text:section text:style-name="Sect1" text:name="feedback-form-0">
            <text:p text:style-name="P366"/>
          </text:section>
        </text:section>
        <text:section text:style-name="Sect1" text:name="b0aded1ce728aa35">
          <text:p text:style-name="P184"/>
          <text:section text:style-name="Sect1" text:name="user-query-content-1">
            <text:p text:style-name="P404">Pada Bab 1 Tambahkan prompt pada awal bab untuk mendapatkan pengantar , pada tiap subbab/sub-subab untuk mendapatkan isi dengan pembahasan mendalam </text:p>
          </text:section>
          <text:p text:style-name="P366">Tampilkan alur berpikir</text:p>
          <text:section text:style-name="Sect2" text:name="model-response-message-contentr_b0aded1ce728aa35">
            <text:p text:style-name="P184">Baik, mari kita tambahkan prompt yang spesifik untuk Bab 1 dan setiap subbabnya. Prompt ini dirancang untuk memandu penulisan agar menghasilkan konten yang sesuai dengan target pembaca remaja dan mencakup pembahasan mendalam.</text:p>
            <text:p text:style-name="P407"/>
            <text:p text:style-name="Text_20_body"><text:span text:style-name="Strong_20_Emphasis"><text:span text:style-name="T1">Bab 1: Misteri di Balik Jeruji Besi</text:span></text:span></text:p>
            <text:list xml:id="list3242698852415254815" text:style-name="L8">
              <text:list-item>
                <text:p text:style-name="P7"><text:span text:style-name="Strong_20_Emphasis"><text:span text:style-name="T1">Prompt untuk Pengantar Bab 1:</text:span></text:span><text:span text:style-name="T1"> "Tulis pengantar yang menarik untuk Bab 1: 'Misteri di Balik Jeruji Besi'. Mulailah dengan gambaran atau pertanyaan yang memikat tentang kejahatan atau kehidupan di balik jeruji besi yang membuat remaja penasaran (misalnya, apa yang ada di pikiran seseorang saat melakukan kejahatan? Mengapa penjara seringkali tidak membuat orang kapok?). Singgung bahwa memahami 'mengapa' orang berbuat jahat adalah teka-teki besar yang coba dipecahkan manusia selama berabad-abad. Beri petunjuk halus bahwa salah satu kunci jawaban mungkin terletak di dalam diri kita sendiri, di organ paling kompleks yang kita miliki. Akhiri dengan mengajak pembaca menyelami bab ini untuk mulai mengupas lapisan-lapisan misteri kejahatan dan kaitannya dengan diri kita. Gunakan gaya bahasa yang santai, menggugah rasa ingin tahu, cocok untuk remaja usia 13-20 tahun."</text:span></text:p>
              </text:list-item>
              <text:list-item>
                <text:p text:style-name="P7"><text:span text:style-name="Strong_20_Emphasis"><text:span text:style-name="T1">Subbab 1.1: Apa Sih Kejahatan Itu?</text:span></text:span></text:p>
                <text:list>
                  <text:list-item>
                    <text:p text:style-name="P205"><text:span text:style-name="Strong_20_Emphasis"><text:span text:style-name="T1">Prompt untuk Isi Subbab 1.1:</text:span></text:span><text:span text:style-name="T1"> "Tulis isi Subbab 1.1: 'Apa Sih Kejahatan Itu?' dengan pembahasan mendalam namun mudah dicerna remaja. Awali dengan pertanyaan sederhana seperti 'Apa yang terlintas di benakmu saat mendengar kata 'kejahatan'?'. Jelaskan bahwa kejahatan pada dasarnya adalah </text:span><text:soft-page-break/><text:span text:style-name="T1">tindakan melanggar aturan atau hukum yang dibuat masyarakat karena dianggap merugikan atau membahayakan orang lain, diri sendiri, atau lingkungan. Berikan spektrum contoh yang relevan dan bisa dipahami remaja, dari skala yang mungkin dekat dengan mereka (misalnya, </text:span><text:span text:style-name="Emphasis"><text:span text:style-name="T1">cyberbullying</text:span></text:span><text:span text:style-name="T1"> serius, vandalisme, penyebaran hoaks berbahaya, mencontek yang sistematis dan merugikan) hingga kejahatan yang lebih umum diberitakan (pencurian, penipuan, kekerasan), jelaskan </text:span><text:span text:style-name="Emphasis"><text:span text:style-name="T1">dampaknya</text:span></text:span><text:span text:style-name="T1"> secara singkat pada korban dan masyarakat. Sentuh sedikit mengapa hukum itu ada (untuk melindungi hak, menjaga ketertiban) dan mengapa definisinya penting, meski bisa sedikit berbeda di tiap tempat/negara. Hindari bahasa hukum yang kaku, gunakan bahasa sehari-hari, analogi sederhana (misal: aturan main game dalam masyarakat), dan pastikan penjelasannya cukup mendalam untuk memberikan pemahaman dasar yang kuat." </text:span></text:p>
                  </text:list-item>
                </text:list>
              </text:list-item>
              <text:list-item>
                <text:p text:style-name="P7"><text:span text:style-name="Strong_20_Emphasis"><text:span text:style-name="T1">Subbab 1.2: Kenapa Orang Jadi Jahat? Sekilas Teori Kriminalitas</text:span></text:span></text:p>
                <text:list>
                  <text:list-item>
                    <text:p text:style-name="P205"><text:span text:style-name="Strong_20_Emphasis"><text:span text:style-name="T1">Prompt untuk Isi Subbab 1.2:</text:span></text:span><text:span text:style-name="T1"> "Tulis isi Subbab 1.2: 'Kenapa Orang Jadi Jahat? Sekilas Teori Kriminalitas' dengan pembahasan mendalam yang disajikan ringan dan mudah dipahami remaja. Awali dengan menegaskan bahwa ini adalah pertanyaan super kompleks tanpa jawaban tunggal yang mudah. Jelaskan bahwa para ahli (sosiolog, psikolog, kriminolog) telah lama mencoba menjawabnya dan menemukan beberapa </text:span><text:span text:style-name="Emphasis"><text:span text:style-name="T1">kemungkinan</text:span></text:span><text:span text:style-name="T1"> faktor risiko atau akar masalah (teori-teori tradisional), seperti: </text:span></text:p>
                    <text:list>
                      <text:list-item>
                        <text:p text:style-name="P205"><text:span text:style-name="Strong_20_Emphasis"><text:span text:style-name="T1">Faktor Lingkungan &amp; Sosial:</text:span></text:span><text:span text:style-name="T1"> Pengaruh tempat tinggal (kemiskinan, kekerasan lingkungan), pergaulan (tekanan teman sebaya, geng), kesempatan yang terbatas. </text:span></text:p>
                      </text:list-item>
                      <text:list-item>
                        <text:p text:style-name="P205"><text:span text:style-name="Strong_20_Emphasis"><text:span text:style-name="T1">Faktor Keluarga:</text:span></text:span><text:span text:style-name="T1"> Pola asuh, hubungan keluarga yang disfungsional, contoh buruk dari orang tua/wali. </text:span></text:p>
                      </text:list-item>
                      <text:list-item>
                        <text:p text:style-name="P205"><text:span text:style-name="Strong_20_Emphasis"><text:span text:style-name="T1">Faktor Psikologis:</text:span></text:span><text:span text:style-name="T1"> Masalah kesehatan mental (depresi, gangguan kepribadian – jelaskan dengan hati-hati dan tanpa stigma), trauma masa lalu, kesulitan mengelola </text:span><text:soft-page-break/><text:span text:style-name="T1">emosi atau impuls. </text:span></text:p>
                      </text:list-item>
                      <text:list-item>
                        <text:p text:style-name="P205"><text:span text:style-name="Strong_20_Emphasis"><text:span text:style-name="T1">Faktor Biologis (Singgung Sedikit sebagai Pengantar ke Otak):</text:span></text:span><text:span text:style-name="T1"> Sentuh sedikit bahwa ada juga penelitian awal yang melihat faktor biologis atau genetik, tapi tekankan ini sangat kompleks dan BUKAN penentu nasib (ini akan jadi jembatan ke subbab berikutnya). Jelaskan setiap kelompok faktor secara ringkas dengan contoh konkret yang bisa dibayangkan remaja. </text:span><text:span text:style-name="Strong_20_Emphasis"><text:span text:style-name="T1">Sangat Penting:</text:span></text:span><text:span text:style-name="T1"> Tekankan bahwa ini </text:span><text:span text:style-name="Strong_20_Emphasis"><text:span text:style-name="T1">bukan pembenaran</text:span></text:span><text:span text:style-name="T1"> atas tindakan kejahatan, tetapi upaya memahami </text:span><text:span text:style-name="Strong_20_Emphasis"><text:span text:style-name="T1">faktor-faktor kompleks</text:span></text:span><text:span text:style-name="T1"> yang bisa berkontribusi. Garis bawahi bahwa </text:span><text:span text:style-name="Strong_20_Emphasis"><text:span text:style-name="T1">tidak ada satu faktor tunggal</text:span></text:span><text:span text:style-name="T1"> yang jadi penyebab, biasanya merupakan kombinasi rumit. Tutup dengan transisi bahwa selain faktor-faktor 'luar' dan psikologis ini, ilmuwan kini semakin melihat ke 'dalam' – ke otak – untuk mencari potongan puzzle lainnya." </text:span></text:p>
                      </text:list-item>
                    </text:list>
                  </text:list-item>
                </text:list>
              </text:list-item>
              <text:list-item>
                <text:p text:style-name="P7"><text:span text:style-name="Strong_20_Emphasis"><text:span text:style-name="T1">Subbab 1.3: Memperkenalkan "Biang Keladi": Otak Manusia</text:span></text:span></text:p>
                <text:list>
                  <text:list-item>
                    <text:p text:style-name="P205"><text:span text:style-name="Strong_20_Emphasis"><text:span text:style-name="T1">Prompt untuk Isi Subbab 1.3:</text:span></text:span><text:span text:style-name="T1"> "Tulis isi Subbab 1.3: 'Memperkenalkan "Biang Keladi": Otak Manusia' dengan pembahasan mendalam yang menarik dan mudah dipahami remaja, sebagai jembatan kunci ke tema utama buku. Awali dengan menggambarkan otak sebagai 'pusat kendali utama', 'komputer super biologis', atau 'sutradara' di balik semua tindakan, pikiran, dan perasaan kita. Jelaskan secara sederhana namun mendalam bagaimana otak bertanggung jawab untuk fungsi-fungsi krusial yang relevan dengan perilaku sosial dan pengambilan keputusan: </text:span></text:p>
                    <text:list>
                      <text:list-item>
                        <text:p text:style-name="P372">Merencanakan dan membuat keputusan (lobus frontal). </text:p>
                      </text:list-item>
                      <text:list-item>
                        <text:p text:style-name="P372">Mengendalikan impuls atau keinginan (kemampuan menahan diri). </text:p>
                      </text:list-item>
                      <text:list-item>
                        <text:p text:style-name="P372">Memproses dan mengelola emosi (sistem limbik, amigdala). </text:p>
                      </text:list-item>
                      <text:list-item>
                        <text:p text:style-name="P372">Memahami dan merasakan apa yang orang lain rasakan (empati). </text:p>
                      </text:list-item>
                      <text:list-item>
                        <text:p text:style-name="P205"><text:soft-page-break/><text:span text:style-name="T1">Belajar dari pengalaman dan konsekuensi. Kemudian, dengan </text:span><text:span text:style-name="Strong_20_Emphasis"><text:span text:style-name="T1">sangat hati-hati, penuh penekanan pada kompleksitas, dan menghindari determinisme</text:span></text:span><text:span text:style-name="T1">, perkenalkan gagasan bahwa </text:span><text:span text:style-name="Emphasis"><text:span text:style-name="T1">perbedaan</text:span></text:span><text:span text:style-name="T1"> dalam cara otak individu berfungsi atau berkembang (karena berbagai faktor: genetik, lingkungan awal, cedera, dll.) </text:span><text:span text:style-name="Emphasis"><text:span text:style-name="T1">mungkin</text:span></text:span><text:span text:style-name="T1"> menjadi </text:span><text:span text:style-name="Emphasis"><text:span text:style-name="T1">salah satu faktor</text:span></text:span><text:span text:style-name="T1"> (di antara banyak faktor lain!) yang </text:span><text:span text:style-name="Emphasis"><text:span text:style-name="T1">berkontribusi</text:span></text:span><text:span text:style-name="T1"> pada kesulitan seseorang dalam hal kontrol diri, pengambilan keputusan yang baik, atau merasakan empati, yang pada </text:span><text:span text:style-name="Emphasis"><text:span text:style-name="T1">sebagian kasus</text:span></text:span><text:span text:style-name="T1"> bisa meningkatkan risiko perilaku antisosial atau kriminal. </text:span><text:span text:style-name="Strong_20_Emphasis"><text:span text:style-name="T1">Penting:</text:span></text:span><text:span text:style-name="T1"> Gunakan analogi jika perlu (misal: 'rem' otak yang kurang pakem untuk kontrol impuls). Hindari keras kesan bahwa ada 'otak kriminal' yang sudah pasti atau bahwa otak adalah </text:span><text:span text:style-name="Emphasis"><text:span text:style-name="T1">satu-satunya</text:span></text:span><text:span text:style-name="T1"> penentu. Fokus pada potensi </text:span><text:span text:style-name="Emphasis"><text:span text:style-name="T1">hubungan</text:span></text:span><text:span text:style-name="T1"> antara </text:span><text:span text:style-name="Emphasis"><text:span text:style-name="T1">fungsi</text:span></text:span><text:span text:style-name="T1"> otak spesifik dan </text:span><text:span text:style-name="Emphasis"><text:span text:style-name="T1">kecenderungan</text:span></text:span><text:span text:style-name="T1"> perilaku. Akhiri dengan membangun rasa penasaran yang kuat: 'Jadi, bagaimana sebenarnya otak ini bekerja, dan mungkinkah kita bisa memengaruhinya untuk tujuan yang baik?' Buat subbab ini sebagai fondasi mengapa mempelajari otak menjadi sangat penting dalam konteks buku ini." </text:span></text:p>
                      </text:list-item>
                    </text:list>
                  </text:list-item>
                </text:list>
              </text:list-item>
              <text:list-item>
                <text:p text:style-name="P7"><text:span text:style-name="Strong_20_Emphasis"><text:span text:style-name="T1">Subbab 1.4: Misi Buku Ini: Mengintip Masa Depan Rehabilitasi</text:span></text:span></text:p>
                <text:list>
                  <text:list-item>
                    <text:p text:style-name="P7"><text:span text:style-name="Strong_20_Emphasis"><text:span text:style-name="T1">Prompt untuk Isi Subbab 1.4:</text:span></text:span><text:span text:style-name="T1"> "Tulis isi Subbab 1.4: 'Misi Buku Ini: Mengintip Masa Depan Rehabilitasi' sebagai penutup Bab 1 yang jelas dan menetapkan arah buku. Rangkum secara singkat poin-poin kunci dari subbab sebelumnya: kejahatan itu kompleks, penyebabnya multifaktor (lingkungan, sosial, psikologis), rehabilitasi saat ini punya tantangan, dan otak muncul sebagai faktor penting yang perlu dipahami lebih dalam. Lalu, sampaikan dengan jelas dan antusias (namun tetap bertanggung jawab) </text:span><text:span text:style-name="Emphasis"><text:span text:style-name="T1">misi utama</text:span></text:span><text:span text:style-name="T1"> buku ini: untuk </text:span><text:span text:style-name="Strong_20_Emphasis"><text:span text:style-name="T1">menjelajahi sebuah gagasan futuristik yang revolusioner</text:span></text:span><text:span text:style-name="T1"> – kemungkinan menggunakan kemajuan ilmu saraf </text:span><text:soft-page-break/><text:span text:style-name="T1">(neuroscience) dan teknologi canggih (neuroteknologi) untuk membantu merehabilitasi pelaku kejahatan dengan cara yang sama sekali baru, yaitu dengan berfokus pada pemahaman dan </text:span><text:span text:style-name="Strong_20_Emphasis"><text:span text:style-name="T1">potensi 'pembenahan' atau 'pengkabelan ulang' (rewiring) fungsi otak</text:span></text:span><text:span text:style-name="T1"> yang berkaitan dengan kecenderungan kriminal. Kaitkan ini langsung dengan judul buku ('The Neuro-Rehabilitation Revolution'). </text:span><text:span text:style-name="Strong_20_Emphasis"><text:span text:style-name="T1">Sangat Penting:</text:span></text:span><text:span text:style-name="T1"> Ulangi lagi penegasan bahwa ini adalah </text:span><text:span text:style-name="Strong_20_Emphasis"><text:span text:style-name="T1">eksplorasi masa depan</text:span></text:span><text:span text:style-name="T1"> yang saat ini </text:span><text:span text:style-name="Strong_20_Emphasis"><text:span text:style-name="T1">masih jauh dari kenyataan luas</text:span></text:span><text:span text:style-name="T1"> karena keterbatasan pemahaman ilmiah, teknologi yang belum matang, dan segudang </text:span><text:span text:style-name="Strong_20_Emphasis"><text:span text:style-name="T1">pertanyaan etika</text:span></text:span><text:span text:style-name="T1"> yang sangat rumit dan fundamental. Namun, potensinya (baik positif maupun negatif) sangat besar sehingga layak untuk dipelajari dan didiskusikan, terutama oleh generasi muda yang akan membentuk masa depan. Janjikan kepada pembaca bahwa buku ini akan membawa mereka dalam perjalanan mendalam untuk memahami dasar ilmiahnya (neuroplastisitas), teknologi yang mungkin terlibat (dari stimulasi otak hingga antarmuka otak-komputer), rintangan besar yang ada, dan debat etis panas yang menyertainya. Akhiri dengan nada ajakan yang kuat dan personal untuk bersama-sama 'mengintip' dan berpikir kritis tentang masa depan rehabilitasi yang menantang sekaligus penuh kemungkinan ini." </text:span></text:p>
                  </text:list-item>
                </text:list>
              </text:list-item>
            </text:list>
            <text:p text:style-name="P407"/>
            <text:p text:style-name="P184">Dengan prompt ini, Anda dapat mengarahkan proses penulisan untuk menghasilkan Bab 1 yang tidak hanya informatif tetapi juga sangat menarik dan relevan bagi target pembaca remaja Anda.</text:p>
          </text:section>
          <text:section text:style-name="Sect1" text:name="feedback-form-1">
            <text:p text:style-name="P366"/>
          </text:section>
        </text:section>
        <text:section text:style-name="Sect1" text:name="00ee62a4a2268b6f">
          <text:p text:style-name="P184"/>
          <text:section text:style-name="Sect1" text:name="user-query-content-2">
            <text:p text:style-name="P404">Pada Bab 2 Tambahkan prompt pada awal bab untuk mendapatkan pengantar , pada tiap subbab/sub-subab untuk mendapatkan isi dengan pembahasan mendalam </text:p>
          </text:section>
          <text:p text:style-name="P366">Tampilkan alur berpikir</text:p>
          <text:section text:style-name="Sect2" text:name="model-response-message-contentr_00ee62a4a2268b6f">
            <text:p text:style-name="P184">Oke, mari kita siapkan prompt untuk Bab 2, yang akan menjadi fondasi <text:soft-page-break/>pemahaman neuroscience bagi pembaca remaja Anda.</text:p>
            <text:p text:style-name="P407"/>
            <text:p text:style-name="Text_20_body"><text:span text:style-name="Strong_20_Emphasis"><text:span text:style-name="T1">Bab 2: Kenalan dengan Komputer Super di Kepala Kita</text:span></text:span></text:p>
            <text:list xml:id="list2036033532780523608" text:style-name="L9">
              <text:list-item>
                <text:p text:style-name="P8"><text:span text:style-name="Strong_20_Emphasis"><text:span text:style-name="T1">Prompt untuk Pengantar Bab 2:</text:span></text:span><text:span text:style-name="T1"> "Tulis pengantar yang antusias dan mengundang rasa ingin tahu untuk Bab 2: 'Kenalan dengan Komputer Super di Kepala Kita'. Ingatkan pembaca bahwa setelah Bab 1 menunjuk otak sebagai 'aktor utama' yang mungkin memegang kunci misteri perilaku, sekarang saatnya kita benar-benar 'membuka kap mesin' dan melihat isi 'komputer super' ini. Gambarkan otak sebagai organ paling luar biasa di alam semesta yang diketahui, penuh misteri namun juga kunci untuk memahami siapa kita dan mengapa kita bertindak. Janjikan bahwa bab ini akan menjadi tur singkat namun penting untuk mengenal 'jeroan' otak: kita akan melihat peta dasarnya (bagian-bagian penting), cara 'kabel-kabel super cepatnya' (neuron) berkomunikasi, 'pesan-pesan kimiawi rahasia' (neurotransmitter) yang mereka gunakan, dan yang paling menakjubkan, bagaimana 'komputer' ini ternyata sangat fleksibel dan bisa 'di-update' atau berubah (neuroplastisitas). Yakinkan pembaca bahwa penjelasannya akan dibuat sesederhana dan semenarik mungkin, dengan banyak analogi seru (seperti membandingkan bagian otak dengan aplikasi di smartphone, atau neuron dengan jaringan internet), karena pemahaman dasar ini adalah fondasi penting untuk memahami gagasan revolusioner tentang neuro-rehabilitasi di bab-bab selanjutnya. Ajak mereka bersiap untuk terkagum-kagum dengan kehebatan mesin biologis di dalam kepala mereka. Gaya: Semangat, jelas, memotivasi, dan menggunakan analogi yang dekat dengan dunia remaja."</text:span></text:p>
              </text:list-item>
              <text:list-item>
                <text:p text:style-name="P8"><text:span text:style-name="Strong_20_Emphasis"><text:span text:style-name="T1">Subbab 2.1: Tur Singkat Otak: Bagian Mana yang Penting?</text:span></text:span></text:p>
                <text:list>
                  <text:list-item>
                    <text:p text:style-name="P206"><text:span text:style-name="Strong_20_Emphasis"><text:span text:style-name="T1">Prompt untuk Isi Subbab 2.1:</text:span></text:span><text:span text:style-name="T1"> "Tulis isi Subbab 2.1: 'Tur Singkat Otak: Bagian Mana yang Penting?' dengan pembahasan mendalam yang disajikan sebagai tur virtual yang seru dan mudah dipahami remaja. Ibaratkan otak seperti kota metropolitan yang sibuk atau markas besar dengan berbagai departemen. Fokus pada beberapa 'distrik' atau </text:span><text:soft-page-break/><text:span text:style-name="T1">'gedung' utama yang perannya sangat penting dalam mengatur perilaku, emosi, dan pengambilan keputusan (yang sangat relevan dengan tema buku ini): </text:span></text:p>
                    <text:list>
                      <text:list-item>
                        <text:p text:style-name="P206"><text:span text:style-name="Strong_20_Emphasis"><text:span text:style-name="T1">Korteks Prefrontal (Kantor Pusat Eksekutif / 'Sang Kapten'):</text:span></text:span><text:span text:style-name="T1"> Jelaskan fungsinya secara mendalam namun sederhana dalam hal berpikir jangka panjang, merencanakan masa depan, menimbang konsekuensi, membuat keputusan rasional, dan terutama </text:span><text:span text:style-name="Strong_20_Emphasis"><text:span text:style-name="T1">mengendalikan diri dari godaan atau impuls sesaat</text:span></text:span><text:span text:style-name="T1"> (seperti 'rem' perilaku). Kaitkan langsung dengan kemampuan memilih antara benar dan salah, serta bertanggung jawab atas tindakan. Gunakan analogi manajer, CEO, atau pilot. </text:span></text:p>
                      </text:list-item>
                      <text:list-item>
                        <text:p text:style-name="P206"><text:span text:style-name="Strong_20_Emphasis"><text:span text:style-name="T1">Amigdala (Pusat Keamanan &amp; Emosi / 'Si Alarm Cepat'):</text:span></text:span><text:span text:style-name="T1"> Gambarkan sebagai 'detektor bahaya' atau 'tombol panik' yang bereaksi cepat terhadap ancaman, memicu rasa takut, marah, dan respons emosional kuat lainnya. Jelaskan bagaimana aktivitas amigdala yang berlebihan atau kurang terkontrol oleh korteks prefrontal bisa berkontribusi pada agresi atau kecemasan. Analogi: sistem alarm rumah atau penjaga gerbang yang reaktif. </text:span></text:p>
                      </text:list-item>
                      <text:list-item>
                        <text:p text:style-name="P206"><text:span text:style-name="Strong_20_Emphasis"><text:span text:style-name="T1">Hipokampus (Arsip Memori / 'Pustakawan Pribadi'):</text:span></text:span><text:span text:style-name="T1"> Terangkan perannya secara lebih detail dalam membentuk memori baru (belajar dari pengalaman) dan mengambil memori lama. Jelaskan bagaimana pelajaran dari masa lalu (baik atau buruk) yang tersimpan di sini memengaruhi keputusan kita saat ini. </text:span></text:p>
                      </text:list-item>
                      <text:list-item>
                        <text:p text:style-name="P206"><text:span text:style-name="Strong_20_Emphasis"><text:span text:style-name="T1">Sistem Penghargaan/Reward (Area Kesenangan / 'Pusat Motivasi'):</text:span></text:span><text:span text:style-name="T1"> Jelaskan lebih dalam bagaimana area ini (termasuk nukleus akumbens) mendorong kita mencari pengalaman menyenangkan dan memotivasi perilaku melalui pelepasan dopamin (singgung ini sebagai penghubung ke subbab 2.3). Jelaskan bagaimana sistem ini penting untuk bertahan hidup dan belajar, tapi juga bisa 'dibajak' oleh hal-hal adiktif atau </text:span><text:soft-page-break/><text:span text:style-name="T1">perilaku berisiko. Gunakan analogi yang kuat dan konsisten untuk setiap bagian. Tekankan pentingnya </text:span><text:span text:style-name="Strong_20_Emphasis"><text:span text:style-name="T1">komunikasi dan keseimbangan</text:span></text:span><text:span text:style-name="T1"> antar bagian ini untuk fungsi otak yang sehat. Penjelasan harus mendalam mengenai </text:span><text:span text:style-name="Emphasis"><text:span text:style-name="T1">fungsi</text:span></text:span><text:span text:style-name="T1"> terkait perilaku, namun bahasanya tetap sangat sederhana, visual, dan hindari detail anatomi yang tidak perlu." </text:span></text:p>
                      </text:list-item>
                    </text:list>
                  </text:list-item>
                </text:list>
              </text:list-item>
              <text:list-item>
                <text:p text:style-name="P8"><text:span text:style-name="Strong_20_Emphasis"><text:span text:style-name="T1">Subbab 2.2: Neuron dan Sinaps: Kabel dan Sambungan Pikiran</text:span></text:span></text:p>
                <text:list>
                  <text:list-item>
                    <text:p text:style-name="P206"><text:span text:style-name="Strong_20_Emphasis"><text:span text:style-name="T1">Prompt untuk Isi Subbab 2.2:</text:span></text:span><text:span text:style-name="T1"> "Tulis isi Subbab 2.2: 'Neuron dan Sinaps: Kabel dan Sambungan Pikiran' dengan pembahasan mendalam yang sangat visual dan menggunakan analogi jaringan komunikasi modern untuk remaja. Awali dengan menyebut otak sebagai jaringan komunikasi paling canggih, terdiri dari miliaran 'unit pemrosesan' bernama neuron. Gambarkan neuron secara lebih detail namun sederhana: badan sel ('markas'), dendrit ('antena penerima' pesan dari ribuan neuron lain), dan akson ('kabel pengirim' pesan, bisa sangat panjang, dilapisi selubung mielin seperti isolasi kabel). Terangkan proses </text:span><text:span text:style-name="Strong_20_Emphasis"><text:span text:style-name="T1">transmisi sinyal listrik (potensial aksi)</text:span></text:span><text:span text:style-name="T1"> di sepanjang akson sebagai 'gelombang pesan' super cepat. Fokus utama pada </text:span><text:span text:style-name="Strong_20_Emphasis"><text:span text:style-name="T1">sinaps</text:span></text:span><text:span text:style-name="T1">: jelaskan secara mendalam namun sederhana sebagai 'terminal penghubung' atau 'celah komunikasi' krusial antar neuron. Detailkan proses transmisi sinaptik: bagaimana sinyal listrik di ujung akson memicu pelepasan </text:span><text:span text:style-name="Strong_20_Emphasis"><text:span text:style-name="T1">molekul kimia (neurotransmitter)</text:span></text:span><text:span text:style-name="T1"> ke celah sinaps, bagaimana molekul ini bergerak menyeberangi celah dan 'mengklik' ke </text:span><text:span text:style-name="Strong_20_Emphasis"><text:span text:style-name="T1">reseptor</text:span></text:span><text:span text:style-name="T1"> spesifik di dendrit neuron berikutnya (seperti kunci &amp; gembok atau docking station), lalu memicu sinyal baru (bisa merangsang atau menghambat) di neuron penerima. Gunakan analogi 'mengirim pesan WhatsApp antar neuron', 'jaringan fiber optik biologis', atau 'estafet pesan'. </text:span><text:span text:style-name="Strong_20_Emphasis"><text:span text:style-name="T1">Sangat Penting:</text:span></text:span><text:span text:style-name="T1"> Tekankan bahwa </text:span><text:span text:style-name="Strong_20_Emphasis"><text:span text:style-name="T1">kekuatan dan pola sambungan sinaptik inilah yang terus berubah</text:span></text:span><text:span text:style-name="T1"> saat kita belajar, membentuk memori, dan beradaptasi – ini adalah inti fisik dari perubahan di otak (dasar </text:span><text:soft-page-break/><text:span text:style-name="T1">neuroplastisitas). Gambarkan otak sebagai jejaring sosial dinamis yang koneksinya terus diperbarui." </text:span></text:p>
                  </text:list-item>
                </text:list>
              </text:list-item>
              <text:list-item>
                <text:p text:style-name="P8"><text:span text:style-name="Strong_20_Emphasis"><text:span text:style-name="T1">Subbab 2.3: Neurotransmitter: Kurir Kimiawi Perasaan dan Perilaku</text:span></text:span></text:p>
                <text:list>
                  <text:list-item>
                    <text:p text:style-name="P206"><text:span text:style-name="Strong_20_Emphasis"><text:span text:style-name="T1">Prompt untuk Isi Subbab 2.3:</text:span></text:span><text:span text:style-name="T1"> "Tulis isi Subbab 2.3: 'Neurotransmitter: Kurir Kimiawi Perasaan dan Perilaku' dengan pembahasan mendalam yang fokus pada fungsi spesifik dan contoh konkret yang relevan bagi remaja, sambil menekankan kompleksitasnya. Lanjutkan dari subbab sebelumnya: jelaskan neurotransmitter sebagai 'bahasa kimiawi' otak, molekul pembawa pesan spesifik yang menentukan jenis 'percakapan' antar neuron di sinaps. Gunakan analogi 'emoji kimiawi' yang berbeda atau 'kunci' yang hanya cocok dengan 'gembok' reseptor tertentu. Berikan penjelasan yang lebih mendalam tentang beberapa neurotransmitter kunci dan perannya dalam konteks perilaku, mood, dan potensi kaitan (secara hati-hati) dengan isu buku ini: </text:span></text:p>
                    <text:list>
                      <text:list-item>
                        <text:p text:style-name="P206"><text:span text:style-name="Strong_20_Emphasis"><text:span text:style-name="T1">Dopamin:</text:span></text:span><text:span text:style-name="T1"> Jelaskan perannya lebih dalam pada sistem </text:span><text:span text:style-name="Emphasis"><text:span text:style-name="T1">reward</text:span></text:span><text:span text:style-name="T1"> (motivasi, kesenangan, belajar dari konsekuensi positif), perhatian, dan gerakan. Singgung bagaimana disregulasi dopamin bisa terkait dengan pencarian sensasi berlebihan, kecanduan, atau gejala psikosis. </text:span></text:p>
                      </text:list-item>
                      <text:list-item>
                        <text:p text:style-name="P206"><text:span text:style-name="Strong_20_Emphasis"><text:span text:style-name="T1">Serotonin:</text:span></text:span><text:span text:style-name="T1"> Detailkan perannya dalam regulasi </text:span><text:span text:style-name="Emphasis"><text:span text:style-name="T1">mood</text:span></text:span><text:span text:style-name="T1"> (perasaan tenang, puas), kecemasan, tidur, nafsu makan, dan yang sangat krusial: </text:span><text:span text:style-name="Strong_20_Emphasis"><text:span text:style-name="T1">kemampuan mengendalikan impuls, menunda kepuasan, dan meredam agresi</text:span></text:span><text:span text:style-name="T1">. Jelaskan bagaimana kadar serotonin yang rendah sering dikaitkan (meski bukan satu-satunya faktor) dengan depresi, kecemasan, dan perilaku impulsif/agresif. </text:span></text:p>
                      </text:list-item>
                      <text:list-item>
                        <text:p text:style-name="P206"><text:span text:style-name="Strong_20_Emphasis"><text:span text:style-name="T1">Norepinefrin (Noradrenalin):</text:span></text:span><text:span text:style-name="T1"> Jelaskan perannya dalam kewaspadaan, fokus, respons 'lawan atau lari' (fight-or-flight), dan bagaimana kadar yang tidak seimbang bisa memengaruhi kecemasan atau tingkat energi. </text:span></text:p>
                      </text:list-item>
                      <text:list-item>
                        <text:p text:style-name="P206"><text:soft-page-break/><text:span text:style-name="Strong_20_Emphasis"><text:span text:style-name="T1">GABA (Gamma-Aminobutyric Acid):</text:span></text:span><text:span text:style-name="T1"> Jelaskan sebagai neurotransmitter 'penenang' atau 'rem' utama di otak, yang membantu mengurangi kecemasan dan menghentikan aktivitas saraf yang berlebihan. Kaitkan dengan efek obat penenang. </text:span></text:p>
                      </text:list-item>
                      <text:list-item>
                        <text:p text:style-name="P206"><text:span text:style-name="Strong_20_Emphasis"><text:span text:style-name="T1">Glutamat:</text:span></text:span><text:span text:style-name="T1"> Jelaskan sebagai neurotransmitter 'pembangkit' atau 'gas' utama, penting untuk belajar dan memori, tapi jika berlebihan bisa berbahaya (eksitotoksisitas). </text:span><text:span text:style-name="Strong_20_Emphasis"><text:span text:style-name="T1">Penting:</text:span></text:span><text:span text:style-name="T1"> Tekankan bahwa sistem neurotransmitter ini </text:span><text:span text:style-name="Strong_20_Emphasis"><text:span text:style-name="T1">sangat kompleks, saling berinteraksi, dan fungsinya tidak sesederhana 'satu neurotransmitter = satu fungsi'</text:span></text:span><text:span text:style-name="T1">. Ini adalah penyederhanaan untuk pemahaman dasar. Garis bawahi pentingnya </text:span><text:span text:style-name="Strong_20_Emphasis"><text:span text:style-name="T1">keseimbangan dinamis</text:span></text:span><text:span text:style-name="T1"> antar neurotransmitter. Hindari bahasa yang menyiratkan sebab-akibat langsung atau terlalu menyederhanakan kondisi mental/perilaku. Gunakan contoh nyata (misal: rasa deg-degan saat ujian = norepinefrin)." </text:span></text:p>
                      </text:list-item>
                    </text:list>
                  </text:list-item>
                </text:list>
              </text:list-item>
              <text:list-item>
                <text:p text:style-name="P8"><text:span text:style-name="Strong_20_Emphasis"><text:span text:style-name="T1">Subbab 2.4: Otak yang Fleksibel: Apa Itu Neuroplastisitas?</text:span></text:span></text:p>
                <text:list>
                  <text:list-item>
                    <text:p text:style-name="P206"><text:span text:style-name="Strong_20_Emphasis"><text:span text:style-name="T1">Prompt untuk Isi Subbab 2.4:</text:span></text:span><text:span text:style-name="T1"> "Tulis isi Subbab 2.4: 'Otak yang Fleksibel: Apa Itu Neuroplastisitas?' dengan pembahasan mendalam yang inspiratif, jelas, dan menjadi fondasi utama untuk sisa buku. Awali dengan mematahkan mitos otak statis secara definitif. Perkenalkan </text:span><text:span text:style-name="Strong_20_Emphasis"><text:span text:style-name="T1">neuroplastisitas</text:span></text:span><text:span text:style-name="T1"> sebagai salah satu penemuan paling revolusioner dalam neuroscience: kemampuan otak untuk </text:span><text:span text:style-name="Strong_20_Emphasis"><text:span text:style-name="T1">mengubah struktur fisiknya dan cara kerjanya</text:span></text:span><text:span text:style-name="T1"> sepanjang hidup sebagai respons terhadap segala sesuatu yang kita lakukan dan alami. Jelaskan mekanisme kuncinya secara lebih mendalam namun tetap sederhana: </text:span></text:p>
                    <text:list>
                      <text:list-item>
                        <text:p text:style-name="P206"><text:span text:style-name="Strong_20_Emphasis"><text:span text:style-name="T1">Plastisitas Sinaptik:</text:span></text:span><text:span text:style-name="T1"> Penguatan (Long-Term Potentiation/LTP) atau pelemahan (Long-Term Depression/LTD) koneksi sinaptik berdasarkan seberapa sering jalur itu digunakan. Analogi: jalan setapak yang sering dilalui menjadi lebar, yang jarang </text:span><text:soft-page-break/><text:span text:style-name="T1">dilalui tertutup semak. Ini basis belajar dan memori. </text:span></text:p>
                      </text:list-item>
                      <text:list-item>
                        <text:p text:style-name="P206"><text:span text:style-name="Strong_20_Emphasis"><text:span text:style-name="T1">Plastisitas Struktural:</text:span></text:span><text:span text:style-name="T1"> Perubahan fisik pada neuron, seperti tumbuhnya cabang dendrit baru (arborisasi) atau perubahan pada duri dendritik (tempat sinaps berada). Analogi: menambah 'antena' penerima sinyal. </text:span></text:p>
                      </text:list-item>
                      <text:list-item>
                        <text:p text:style-name="P206"><text:span text:style-name="Strong_20_Emphasis"><text:span text:style-name="T1">Neurogenesis:</text:span></text:span><text:span text:style-name="T1"> Kelahiran neuron baru, terutama di area seperti hipokampus (penting untuk belajar dan memori), meskipun terbatas pada area tertentu. </text:span></text:p>
                      </text:list-item>
                      <text:list-item>
                        <text:p text:style-name="P8"><text:span text:style-name="Strong_20_Emphasis"><text:span text:style-name="T1">Pemetaan Ulang Fungsional:</text:span></text:span><text:span text:style-name="T1"> Kemampuan area otak untuk mengambil alih fungsi area lain yang rusak (misal: setelah stroke). Gunakan analogi yang kuat dan konsisten: otak seperti 'plastisin biologis', 'peta yang terus diperbarui', 'sirkuit yang bisa dikonfigurasi ulang'. Berikan contoh-contoh konkret yang lebih detail: bagaimana belajar bahasa baru secara fisik mengubah area bahasa di otak, bagaimana meditasi dapat mengubah struktur dan fungsi korteks prefrontal dan amigdala, bagaimana musisi memiliki area motorik dan pendengaran yang lebih berkembang. </text:span><text:span text:style-name="Strong_20_Emphasis"><text:span text:style-name="T1">Buat kaitan yang sangat EKSPLISIT, KUAT, dan menjadi PUSAT perhatian subbab ini</text:span></text:span><text:span text:style-name="T1"> dengan inti buku: 'Kemampuan luar biasa otak untuk berubah inilah yang membuka pintu bagi gagasan </text:span><text:span text:style-name="Strong_20_Emphasis"><text:span text:style-name="T1">neuro-rehabilitasi</text:span></text:span><text:span text:style-name="T1">. Jika jalur saraf yang mendasari kebiasaan buruk atau perilaku impulsif bisa diperlemah, dan jalur saraf yang mendukung empati, kontrol diri, dan pengambilan keputusan yang bijaksana bisa diperkuat melalui pengalaman, latihan, atau bahkan intervensi teknologi di masa depan... maka inilah harapan untuk 'memprogram ulang' otak ke arah yang lebih positif.' Tutup bab dengan optimisme yang berdasar pada sains neuroplastisitas (sambil tetap mengingatkan bahwa ini butuh proses dan tidak instan) dan ciptakan antisipasi tinggi untuk Bab 3 dan seterusnya, yang akan membahas bagaimana kita mencoba (dan mungkin akan mencoba) memanfaatkan prinsip ini." </text:span></text:p>
                      </text:list-item>
                    </text:list>
                  </text:list-item>
                </text:list>
              </text:list-item>
            </text:list>
            <text:p text:style-name="P407"><text:soft-page-break/></text:p>
            <text:p text:style-name="P184">Prompt ini dirancang untuk memastikan Bab 2 memberikan dasar neuroscience yang kuat, relevan, dan mudah dipahami bagi remaja, sekaligus secara konsisten membangun jembatan menuju konsep inti neuro-rehabilitasi.</text:p>
          </text:section>
          <text:section text:style-name="Sect1" text:name="feedback-form-2">
            <text:p text:style-name="P366"/>
          </text:section>
        </text:section>
        <text:section text:style-name="Sect1" text:name="2ad5262caf5dcfe3">
          <text:p text:style-name="P184"/>
          <text:section text:style-name="Sect1" text:name="user-query-content-3">
            <text:p text:style-name="P404">Pada Bab 3 Tambahkan prompt pada awal bab untuk mendapatkan pengantar , pada tiap subbab/sub-subab untuk mendapatkan isi dengan pembahasan mendalam </text:p>
          </text:section>
          <text:p text:style-name="P366">Tampilkan alur berpikir</text:p>
          <text:section text:style-name="Sect2" text:name="model-response-message-contentr_2ad5262caf5dcfe3">
            <text:p text:style-name="P184">Tentu, mari kita susun prompt untuk Bab 3, yang akan mengulas sistem rehabilitasi saat ini dan tantangannya, sebagai jembatan menuju eksplorasi neuro-rehabilitasi.</text:p>
            <text:p text:style-name="P407"/>
            <text:p text:style-name="Text_20_body"><text:span text:style-name="Strong_20_Emphasis"><text:span text:style-name="T1">Bab 3: Penjara Hari Ini: Rehabilitasi yang (Kadang) Gagal</text:span></text:span></text:p>
            <text:list xml:id="list1498764812702934730" text:style-name="L10">
              <text:list-item>
                <text:p text:style-name="P9"><text:span text:style-name="Strong_20_Emphasis"><text:span text:style-name="T1">Prompt untuk Pengantar Bab 3:</text:span></text:span><text:span text:style-name="T1"> "Tulis pengantar yang membuka wawasan untuk Bab 3: 'Penjara Hari Ini: Rehabilitasi yang (Kadang) Gagal'. Awali dengan mengaitkan kembali pada harapan yang muncul dari neuroplastisitas (Bab 2): otak manusia punya kapasitas luar biasa untuk berubah. Lalu, hadirkan realitas yang kontras: sistem peradilan pidana dan penjara yang kita miliki saat ini di berbagai belahan dunia. Ajukan pertanyaan kunci yang relevan untuk remaja: Apa sih tujuan kita sebenarnya menghukum orang? Apakah penjara benar-benar tempat untuk berubah menjadi lebih baik, atau justru bisa jadi 'sekolah kejahatan'? Bab ini akan membawa kita melihat lebih dekat sistem yang ada </text:span><text:span text:style-name="Emphasis"><text:span text:style-name="T1">sekarang</text:span></text:span><text:span text:style-name="T1">, bukan di masa depan. Kita akan membongkar berbagai tujuan di balik hukuman (apakah hanya balas dendam, membuat jera, mengamankan masyarakat, atau ada niat tulus untuk perbaikan?), mengintip metode-metode rehabilitasi 'konvensional' yang umum digunakan (seperti terapi, pelatihan kerja), dan yang terpenting, mencoba memahami mengapa tingkat </text:span><text:span text:style-name="Emphasis"><text:span text:style-name="T1">residivisme</text:span></text:span><text:span text:style-name="T1"> (orang kembali melakukan kejahatan setelah keluar </text:span><text:soft-page-break/><text:span text:style-name="T1">penjara) masih tinggi di banyak tempat. Memahami keterbatasan dan tantangan sistem saat ini sangat penting agar kita bisa melihat </text:span><text:span text:style-name="Emphasis"><text:span text:style-name="T1">mengapa</text:span></text:span><text:span text:style-name="T1"> ide-ide baru dan futuristik seperti neuro-rehabilitasi mulai dilirik sebagai alternatif potensial. Ajak pembaca untuk menelaah kondisi 'sekarang' dengan kacamata kritis sebelum kita melompat ke 'masa depan'. Gaya: Analitis tapi sederhana, faktual, mendorong pemikiran kritis, relevan dengan isu keadilan sosial yang mungkin menarik bagi remaja."</text:span></text:p>
              </text:list-item>
              <text:list-item>
                <text:p text:style-name="P9"><text:span text:style-name="Strong_20_Emphasis"><text:span text:style-name="T1">Subbab 3.1: Tujuan Hukuman: Balas Dendam, Jera, atau Perbaikan?</text:span></text:span></text:p>
                <text:list>
                  <text:list-item>
                    <text:p text:style-name="P207"><text:span text:style-name="Strong_20_Emphasis"><text:span text:style-name="T1">Prompt untuk Isi Subbab 3.1:</text:span></text:span><text:span text:style-name="T1"> "Tulis isi Subbab 3.1: 'Tujuan Hukuman: Balas Dendam, Jera, atau Perbaikan?' dengan pembahasan mendalam yang membedah alasan-alasan mengapa masyarakat menghukum pelaku kejahatan, disajikan secara jelas dan terstruktur untuk remaja. Mulai dengan pertanyaan mendasar yang provokatif: 'Kalau ada temanmu yang berbuat salah banget, kamu maunya dia diapain? Dihukum biar setimpal? Dikasih pelajaran biar nggak ngulangin? Atau dibantu biar berubah jadi lebih baik?'. Jelaskan bahwa pertanyaan ini mirip dengan dilema masyarakat dalam menentukan tujuan hukuman bagi pelaku kejahatan. Paparkan empat </text:span><text:span text:style-name="Emphasis"><text:span text:style-name="T1">filosofi</text:span></text:span><text:span text:style-name="T1"> atau </text:span><text:span text:style-name="Emphasis"><text:span text:style-name="T1">tujuan utama</text:span></text:span><text:span text:style-name="T1"> sistem peradilan pidana secara mendalam namun sederhana: </text:span></text:p>
                    <text:list>
                      <text:list-item>
                        <text:p text:style-name="P207"><text:span text:style-name="Strong_20_Emphasis"><text:span text:style-name="T1">Retribusi ('Hukuman Setimpal' atau Keadilan Retributif):</text:span></text:span><text:span text:style-name="T1"> Fokus pada keadilan bagi korban dan masyarakat. Jelaskan ide bahwa hukuman adalah balasan yang 'pantas' atas kerugian atau penderitaan yang disebabkan pelaku. Beri contoh sederhana. Tekankan ini melihat ke </text:span><text:span text:style-name="Emphasis"><text:span text:style-name="T1">masa lalu</text:span></text:span><text:span text:style-name="T1">. </text:span></text:p>
                      </text:list-item>
                      <text:list-item>
                        <text:p text:style-name="P207"><text:span text:style-name="Strong_20_Emphasis"><text:span text:style-name="T1">Deterensi ('Biar Kapok dan Jadi Contoh' atau Pencegahan):</text:span></text:span><text:span text:style-name="T1"> Bertujuan mencegah kejahatan di </text:span><text:span text:style-name="Emphasis"><text:span text:style-name="T1">masa depan</text:span></text:span><text:span text:style-name="T1">. Bedakan antara </text:span><text:span text:style-name="Emphasis"><text:span text:style-name="T1">deterensi spesifik</text:span></text:span><text:span text:style-name="T1"> (agar si pelaku tidak mengulangi) dan </text:span><text:span text:style-name="Emphasis"><text:span text:style-name="T1">deterensi umum</text:span></text:span><text:span text:style-name="T1"> (agar masyarakat luas takut meniru). Beri contoh bagaimana hukuman diharapkan memberi efek jera. </text:span></text:p>
                      </text:list-item>
                      <text:list-item>
                        <text:p text:style-name="P207"><text:soft-page-break/><text:span text:style-name="Strong_20_Emphasis"><text:span text:style-name="T1">Inkapasitasi ('Mengurung Agar Aman' atau Perlindungan Masyarakat):</text:span></text:span><text:span text:style-name="T1"> Tujuan paling pragmatis: melindungi masyarakat dengan cara memisahkan pelaku dari lingkungan sosialnya (misalnya, melalui penjara), sehingga ia tidak bisa melakukan kejahatan lagi </text:span><text:span text:style-name="Emphasis"><text:span text:style-name="T1">selama</text:span></text:span><text:span text:style-name="T1"> masa hukuman. </text:span></text:p>
                      </text:list-item>
                      <text:list-item>
                        <text:p text:style-name="P207"><text:span text:style-name="Strong_20_Emphasis"><text:span text:style-name="T1">Rehabilitasi ('Memperbaiki Pelaku' atau Pemulihan):</text:span></text:span><text:span text:style-name="T1"> Fokus pada usaha </text:span><text:span text:style-name="Emphasis"><text:span text:style-name="T1">mengubah</text:span></text:span><text:span text:style-name="T1"> pelaku menjadi individu yang lebih baik, tidak berbahaya, dan produktif. Jelaskan bahwa ini satu-satunya tujuan yang secara eksplisit bertujuan memperbaiki </text:span><text:span text:style-name="Emphasis"><text:span text:style-name="T1">internal</text:span></text:span><text:span text:style-name="T1"> si pelaku, dengan mengatasi akar masalah perilakunya (misal: kecanduan, pendidikan rendah, trauma, pola pikir). Jelaskan setiap tujuan dengan definisi yang jelas, contoh konkret, dan mungkin singgung sedikit kelebihan/kekurangannya. Tekankan bahwa dalam praktiknya, sistem hukum sering mencoba menyeimbangkan semua tujuan ini, namun </text:span><text:span text:style-name="Strong_20_Emphasis"><text:span text:style-name="T1">rehabilitasi</text:span></text:span><text:span text:style-name="T1"> seringkali menjadi tujuan yang paling sulit dicapai dan kadang terabaikan dalam sistem yang lebih fokus pada retribusi atau inkapasitasi. Tutup dengan pertanyaan reflektif untuk pembaca tentang prioritas tujuan hukuman." </text:span></text:p>
                      </text:list-item>
                    </text:list>
                  </text:list-item>
                </text:list>
              </text:list-item>
              <text:list-item>
                <text:p text:style-name="P9"><text:span text:style-name="Strong_20_Emphasis"><text:span text:style-name="T1">Subbab 3.2: Metode Rehabilitasi Saat Ini</text:span></text:span></text:p>
                <text:list>
                  <text:list-item>
                    <text:p text:style-name="P207"><text:span text:style-name="Strong_20_Emphasis"><text:span text:style-name="T1">Prompt untuk Isi Subbab 3.2:</text:span></text:span><text:span text:style-name="T1"> "Tulis isi Subbab 3.2: 'Metode Rehabilitasi Saat Ini' dengan pembahasan mendalam yang menginventarisasi berbagai upaya 'perbaikan' atau program pembinaan yang dilakukan dalam sistem peradilan saat ini (di penjara/lapas atau lembaga terkait), dijelaskan secara konkret dan relevan untuk remaja. Setelah tahu tujuan rehabilitasi (3.1), jelaskan </text:span><text:span text:style-name="Emphasis"><text:span text:style-name="T1">cara-cara</text:span></text:span><text:span text:style-name="T1"> 'konvensional' yang umum digunakan untuk mencapainya, berikan detail yang cukup untuk pemahaman: </text:span></text:p>
                    <text:list>
                      <text:list-item>
                        <text:p text:style-name="P207"><text:span text:style-name="Strong_20_Emphasis"><text:span text:style-name="T1">Konseling Psikologis &amp; Terapi Perilaku:</text:span></text:span><text:span text:style-name="T1"> Jelaskan berbagai pendekatannya secara sederhana, misal: </text:span><text:soft-page-break/><text:span text:style-name="T1">Terapi Perilaku Kognitif (CBT) untuk mengubah pola pikir negatif dan belajar skill mengatasi masalah, terapi kelompok, konseling individu untuk trauma atau masalah personal. Fokus pada tujuannya: </text:span><text:span text:style-name="Emphasis"><text:span text:style-name="T1">mengubah cara berpikir dan merespons situasi</text:span></text:span><text:span text:style-name="T1">. </text:span></text:p>
                      </text:list-item>
                      <text:list-item>
                        <text:p text:style-name="P207"><text:span text:style-name="Strong_20_Emphasis"><text:span text:style-name="T1">Program Pendidikan Formal &amp; Keaksaraan:</text:span></text:span><text:span text:style-name="T1"> Jelaskan pentingnya memberikan kesempatan sekolah (Kejar Paket A/B/C) atau kemampuan baca-tulis-hitung bagi mereka yang membutuhkannya. </text:span></text:p>
                      </text:list-item>
                      <text:list-item>
                        <text:p text:style-name="P207"><text:span text:style-name="Strong_20_Emphasis"><text:span text:style-name="T1">Pelatihan Keterampilan Kerja (Vokasional):</text:span></text:span><text:span text:style-name="T1"> Berikan contoh-contoh keterampilan yang diajarkan (misal: bengkel, tata boga, komputer, pertanian, kerajinan tangan) dan jelaskan tujuannya memberi bekal kemandirian ekonomi pasca-bebas. </text:span></text:p>
                      </text:list-item>
                      <text:list-item>
                        <text:p text:style-name="P207"><text:span text:style-name="Strong_20_Emphasis"><text:span text:style-name="T1">Program Perawatan Kecanduan (Narkoba/Alkohol):</text:span></text:span><text:span text:style-name="T1"> Jelaskan secara singkat model programnya (misal: Therapeutic Community, konseling adiksi) dan tujuannya mengatasi ketergantungan. </text:span></text:p>
                      </text:list-item>
                      <text:list-item>
                        <text:p text:style-name="P207"><text:span text:style-name="Strong_20_Emphasis"><text:span text:style-name="T1">Program Pembinaan Kepribadian &amp; Keagamaan/Spiritual:</text:span></text:span><text:span text:style-name="T1"> Jelaskan program yang bertujuan membangun karakter, etika, dan moral (sering melalui pendekatan agama atau nilai-nilai universal). </text:span></text:p>
                      </text:list-item>
                      <text:list-item>
                        <text:p text:style-name="P207"><text:span text:style-name="Strong_20_Emphasis"><text:span text:style-name="T1">(Jika relevan):</text:span></text:span><text:span text:style-name="T1"> Program Keadilan Restoratif (Restorative Justice): Jelaskan konsepnya yang fokus pada pemulihan kerugian korban dan reintegrasi pelaku, kadang melibatkan mediasi. Untuk setiap metode, jelaskan secara singkat </text:span><text:span text:style-name="Emphasis"><text:span text:style-name="T1">apa</text:span></text:span><text:span text:style-name="T1"> aktivitasnya dan </text:span><text:span text:style-name="Emphasis"><text:span text:style-name="T1">bagaimana</text:span></text:span><text:span text:style-name="T1"> diharapkan bisa membantu perubahan perilaku ke arah positif. </text:span><text:span text:style-name="Strong_20_Emphasis"><text:span text:style-name="T1">Sangat Kritis:</text:span></text:span><text:span text:style-name="T1"> Sampaikan juga realitas di lapangan bahwa implementasi program ini seringkali </text:span><text:span text:style-name="Strong_20_Emphasis"><text:span text:style-name="T1">jauh dari ideal</text:span></text:span><text:span text:style-name="T1">: terbatas oleh anggaran yang minim, kekurangan tenaga profesional (psikolog, guru, instruktur), fasilitas yang tidak memadai, jumlah narapidana yang melebihi kapasitas, dan tidak semua program dirancang berdasarkan bukti ilmiah (evidence-</text:span><text:soft-page-break/><text:span text:style-name="T1">based). Kualitas dan akses bisa sangat bervariasi." </text:span></text:p>
                      </text:list-item>
                    </text:list>
                  </text:list-item>
                </text:list>
              </text:list-item>
              <text:list-item>
                <text:p text:style-name="P9"><text:span text:style-name="Strong_20_Emphasis"><text:span text:style-name="T1">Subbab 3.3: Mengapa Sulit Berubah? (Tantangan Residivisme)</text:span></text:span></text:p>
                <text:list>
                  <text:list-item>
                    <text:p text:style-name="P207"><text:span text:style-name="Strong_20_Emphasis"><text:span text:style-name="T1">Prompt untuk Isi Subbab 3.3:</text:span></text:span><text:span text:style-name="T1"> "Tulis isi Subbab 3.3: 'Mengapa Sulit Berubah? (Tantangan Residivisme)' dengan pembahasan mendalam yang menganalisis secara jujur dan terstruktur faktor-faktor kompleks yang membuat banyak mantan narapidana kembali melakukan kejahatan, disajikan secara simpatik namun realistis untuk remaja. Awali dengan menjelaskan secara jelas apa itu </text:span><text:span text:style-name="Strong_20_Emphasis"><text:span text:style-name="T1">residivisme</text:span></text:span><text:span text:style-name="T1"> dan mengapa angka residivisme yang tinggi menjadi indikator bahwa sistem saat ini belum sepenuhnya berhasil. Kemudian, bedah alasan-alasannya secara sistematis: </text:span><text:span text:style-name="Strong_20_Emphasis"><text:span text:style-name="T1">A. Faktor Sistemik &amp; Lingkungan di Dalam Penjara:</text:span></text:span><text:span text:style-name="T1"> </text:span></text:p>
                    <text:list>
                      <text:list-item>
                        <text:p text:style-name="P207"><text:span text:style-name="Strong_20_Emphasis"><text:span text:style-name="T1">Overcrowding (Kelebihan Kapasitas):</text:span></text:span><text:span text:style-name="T1"> Jelaskan bagaimana kondisi penjara yang terlalu padat menciptakan lingkungan yang tidak manusiawi, penuh tekanan, dan sulit untuk fokus pada program pembinaan. </text:span></text:p>
                      </text:list-item>
                      <text:list-item>
                        <text:p text:style-name="P207"><text:span text:style-name="Strong_20_Emphasis"><text:span text:style-name="T1">Kultur Penjara &amp; Pengaruh Negatif:</text:span></text:span><text:span text:style-name="T1"> Jelaskan adanya 'hukum rimba', kekerasan, bullying, dan pengaruh buruk dari narapidana lain yang justru bisa memperkuat identitas kriminal ('sekolah kejahatan'). </text:span></text:p>
                      </text:list-item>
                      <text:list-item>
                        <text:p text:style-name="P207"><text:span text:style-name="Strong_20_Emphasis"><text:span text:style-name="T1">Keterbatasan Program &amp; Sumber Daya:</text:span></text:span><text:span text:style-name="T1"> Ulas kembali dari 3.2, tekankan bagaimana kurangnya program berkualitas atau staf profesional menghambat potensi perubahan. </text:span></text:p>
                      </text:list-item>
                      <text:list-item>
                        <text:p text:style-name="P207"><text:span text:style-name="Strong_20_Emphasis"><text:span text:style-name="T1">Fokus pada Hukuman vs Pemulihan:</text:span></text:span><text:span text:style-name="T1"> Jelaskan bagaimana sistem yang lebih menekankan penjagaan dan hukuman daripada pemulihan psikologis dan sosial membuat perubahan sulit terjadi. </text:span><text:span text:style-name="Strong_20_Emphasis"><text:span text:style-name="T1">B. Faktor Eksternal Setelah Bebas:</text:span></text:span><text:span text:style-name="T1"> </text:span></text:p>
                      </text:list-item>
                      <text:list-item>
                        <text:p text:style-name="P207"><text:span text:style-name="Strong_20_Emphasis"><text:span text:style-name="T1">Stigma Sosial yang Kuat:</text:span></text:span><text:span text:style-name="T1"> Detailkan bagaimana cap 'mantan napi' menjadi penghalang besar dalam mencari pekerjaan formal, mendapatkan tempat tinggal layak, melanjutkan pendidikan, atau bahkan diterima kembali </text:span><text:soft-page-break/><text:span text:style-name="T1">oleh keluarga dan masyarakat. Berikan contoh konkret diskriminasi. </text:span></text:p>
                      </text:list-item>
                      <text:list-item>
                        <text:p text:style-name="P207"><text:span text:style-name="Strong_20_Emphasis"><text:span text:style-name="T1">Kurangnya Dukungan Reintegrasi:</text:span></text:span><text:span text:style-name="T1"> Jelaskan minimnya 'jaring pengaman' seperti bantuan finansial awal, pendampingan sosial, akses ke layanan kesehatan mental atau perawatan kecanduan lanjutan setelah bebas. </text:span></text:p>
                      </text:list-item>
                      <text:list-item>
                        <text:p text:style-name="P207"><text:span text:style-name="Strong_20_Emphasis"><text:span text:style-name="T1">Kembali ke Lingkungan Lama:</text:span></text:span><text:span text:style-name="T1"> Jelaskan bagaimana tanpa alternatif, banyak yang terpaksa kembali ke lingkungan dan pergaulan lama yang penuh risiko kriminalitas. </text:span><text:span text:style-name="Strong_20_Emphasis"><text:span text:style-name="T1">C. Faktor Internal Individu:</text:span></text:span><text:span text:style-name="T1"> </text:span></text:p>
                      </text:list-item>
                      <text:list-item>
                        <text:p text:style-name="P207"><text:span text:style-name="Strong_20_Emphasis"><text:span text:style-name="T1">Masalah Psikologis &amp; Kecanduan yang Belum Tuntas:</text:span></text:span><text:span text:style-name="T1"> Jelaskan bagaimana isu kesehatan mental, trauma masa lalu, atau kecanduan yang parah membutuhkan penanganan jangka panjang yang sering terputus setelah bebas. </text:span></text:p>
                      </text:list-item>
                      <text:list-item>
                        <text:p text:style-name="P207"><text:span text:style-name="Strong_20_Emphasis"><text:span text:style-name="T1">Kurangnya Keterampilan Hidup &amp; Pendidikan:</text:span></text:span><text:span text:style-name="T1"> Menjelaskan bagaimana keterbatasan skill membuat sulit bersaing di pasar kerja legal. </text:span></text:p>
                      </text:list-item>
                      <text:list-item>
                        <text:p text:style-name="P207"><text:span text:style-name="Strong_20_Emphasis"><text:span text:style-name="T1">Pola Pikir &amp; Kebiasaan Kriminal yang Mengakar:</text:span></text:span><text:span text:style-name="T1"> Tekankan betapa sulitnya mengubah cara berpikir dan kebiasaan yang sudah terbentuk lama tanpa dukungan intensif. </text:span></text:p>
                      </text:list-item>
                      <text:list-item>
                        <text:p text:style-name="P207"><text:span text:style-name="Strong_20_Emphasis"><text:span text:style-name="T1">Motivasi Internal:</text:span></text:span><text:span text:style-name="T1"> Akui bahwa kemauan dan komitmen untuk berubah dari diri sendiri juga faktor krusial yang tidak selalu ada atau bertahan. Jelaskan setiap poin dengan bahasa yang mudah dipahami, mungkin dengan cerita ilustratif singkat (anonim). Tujuannya adalah agar pembaca memahami bahwa residivisme adalah masalah kompleks akibat interaksi faktor individu, lingkungan penjara, dan tantangan di masyarakat luas." </text:span></text:p>
                      </text:list-item>
                    </text:list>
                  </text:list-item>
                </text:list>
              </text:list-item>
              <text:list-item>
                <text:p text:style-name="P9"><text:span text:style-name="Strong_20_Emphasis"><text:span text:style-name="T1">Subbab 3.4: Mencari Solusi Baru (Jembatan ke Neuro-Rehabilitasi)</text:span></text:span></text:p>
                <text:list>
                  <text:list-item>
                    <text:p text:style-name="P9"><text:span text:style-name="Strong_20_Emphasis"><text:span text:style-name="T1">Prompt untuk Isi Subbab 3.4:</text:span></text:span><text:span text:style-name="T1"> "Tulis isi Subbab 3.4: 'Mencari Solusi Baru (Jembatan ke Neuro-Rehabilitasi)' sebagai </text:span><text:soft-page-break/><text:span text:style-name="T1">penutup Bab 3 yang secara eksplisit dan kuat menghubungkan keterbatasan sistem rehabilitasi saat ini dengan kebutuhan mendesak akan pendekatan inovatif, serta menjadi pengantar langsung ke Bagian 2 buku. Mulai dengan merangkum secara tegas kesimpulan dari keseluruhan Bab 3: bahwa meskipun ada berbagai upaya, sistem rehabilitasi konvensional seringkali </text:span><text:span text:style-name="Strong_20_Emphasis"><text:span text:style-name="T1">menghadapi tembok besar</text:span></text:span><text:span text:style-name="T1">, ditandai dengan angka residivisme yang mengkhawatirkan dan penderitaan yang terus berlanjut (bagi korban dan pelaku). Gambarkan adanya semacam 'krisis' atau 'kebutuhan mendesak' dalam sistem peradilan pidana untuk menemukan cara yang lebih efektif dan manusiawi dalam menangani perilaku kriminal dan pelakunya. Lalu, secara </text:span><text:span text:style-name="Strong_20_Emphasis"><text:span text:style-name="T1">langsung, jelas, dan menjadi titik fokus subbab ini</text:span></text:span><text:span text:style-name="T1">, hubungkan dengan fondasi yang telah dibangun di Bab 1 (otak sebagai pusat perilaku) dan Bab 2 (otak bisa berubah/neuroplastisitas): 'Nah, di tengah kebuntuan inilah, para ilmuwan dan pemikir mulai melirik ke sumber perilaku itu sendiri: </text:span><text:span text:style-name="Strong_20_Emphasis"><text:span text:style-name="T1">otak</text:span></text:span><text:span text:style-name="T1">. Mengingat kemajuan pesat dalam neuroscience yang mengungkap cara kerja otak dan kemampuannya untuk berubah, muncullah sebuah pertanyaan revolusioner: </text:span><text:span text:style-name="Strong_20_Emphasis"><text:span text:style-name="T1">Bagaimana jika kita bisa mengembangkan metode rehabilitasi yang langsung menargetkan sirkuit atau fungsi otak yang berkaitan dengan empati, kontrol impuls, dan pengambilan keputusan? Bisakah kita memanfaatkan neuroplastisitas secara lebih terarah?</text:span></text:span><text:span text:style-name="T1">' Perkenalkan ini sebagai </text:span><text:span text:style-name="Strong_20_Emphasis"><text:span text:style-name="T1">lompatan konseptual</text:span></text:span><text:span text:style-name="T1"> dalam buku ini: dari menganalisis masalah sistem 'luar' ke mengeksplorasi solusi potensial di sistem 'dalam' (otak). Sampaikan bahwa inilah </text:span><text:span text:style-name="Strong_20_Emphasis"><text:span text:style-name="T1">alasan fundamental</text:span></text:span><text:span text:style-name="T1"> mengapa gagasan </text:span><text:span text:style-name="Strong_20_Emphasis"><text:span text:style-name="T1">Neuro-Rehabilitasi</text:span></text:span><text:span text:style-name="T1"> – yang akan dibahas tuntas di Bagian 2 – mulai muncul sebagai sebuah kemungkinan masa depan, meskipun masih penuh tantangan teknis dan etis yang luar biasa. Akhiri dengan ajakan yang sangat jelas dan membangkitkan rasa ingin tahu maksimal untuk memasuki 'Bagian 2: Revolusi Neuro-Rehabilitasi', di mana kita akan menyelami dunia teknologi otak dan potensinya untuk mengubah paradigma </text:span><text:soft-page-break/><text:span text:style-name="T1">rehabilitasi. Gaya: Lugas, transisional yang kuat, membangun antisipasi tinggi, sedikit provokatif namun berakar pada logika bab sebelumnya." </text:span></text:p>
                  </text:list-item>
                </text:list>
              </text:list-item>
            </text:list>
            <text:p text:style-name="P407"/>
            <text:p text:style-name="P184">Prompt ini dirancang untuk memastikan Bab 3 memberikan konteks yang diperlukan tentang sistem saat ini, menyoroti batasannya, dan secara logis mengarahkan pembaca ke inti permasalahan yang akan dibahas di bagian selanjutnya: potensi neuro-rehabilitasi.</text:p>
          </text:section>
          <text:section text:style-name="Sect1" text:name="feedback-form-3">
            <text:p text:style-name="P366"/>
          </text:section>
        </text:section>
        <text:section text:style-name="Sect1" text:name="af9b766aad111279">
          <text:p text:style-name="P184"/>
          <text:section text:style-name="Sect1" text:name="user-query-content-4">
            <text:p text:style-name="P404">Pada Bab 4 Tambahkan prompt pada awal bab untuk mendapatkan pengantar , pada tiap subbab/sub-subab untuk mendapatkan isi dengan pembahasan mendalam </text:p>
          </text:section>
          <text:p text:style-name="P366">Tampilkan alur berpikir</text:p>
          <text:section text:style-name="Sect2" text:name="model-response-message-contentr_af9b766aad111279">
            <text:p text:style-name="P184">Oke, mari kita susun prompt untuk Bab 4, bab yang akan memperkenalkan inti dari gagasan neuro-rehabilitasi kepada pembaca remaja Anda.</text:p>
            <text:p text:style-name="P407"/>
            <text:p text:style-name="Text_20_body"><text:span text:style-name="Strong_20_Emphasis"><text:span text:style-name="T1">Bab 4: Ide Gila atau Masa Depan?: Memperkenalkan Neuro-Rehabilitasi</text:span></text:span></text:p>
            <text:list xml:id="list4220672696359596878" text:style-name="L11">
              <text:list-item>
                <text:p text:style-name="P10"><text:span text:style-name="Strong_20_Emphasis"><text:span text:style-name="T1">Prompt untuk Pengantar Bab 4:</text:span></text:span><text:span text:style-name="T1"> "Tulis pengantar yang memikat dan langsung ke intinya untuk Bab 4: 'Ide Gila atau Masa Depan?: Memperkenalkan Neuro-Rehabilitasi'. Mulai dengan membangun jembatan kuat dari akhir Bab 3: 'Kita sudah lihat betapa rumit dan seringkali kurang efektifnya sistem rehabilitasi yang ada sekarang. Nah, bersiaplah untuk sebuah lompatan besar dalam pemikiran – sebuah ide yang mungkin terdengar seperti keluar dari film fiksi ilmiah, tapi berakar pada pemahaman kita yang semakin dalam tentang otak manusia.' Perkenalkan secara </text:span><text:span text:style-name="Strong_20_Emphasis"><text:span text:style-name="T1">tegas, jelas, dan menjadi pusat perhatian</text:span></text:span><text:span text:style-name="T1"> konsep utama buku ini: </text:span><text:span text:style-name="Strong_20_Emphasis"><text:span text:style-name="T1">Neuro-Rehabilitasi Kriminal</text:span></text:span><text:span text:style-name="T1">. Gunakan judul bab untuk langsung menyoroti sifatnya yang berada di persimpangan antara 'ide gila' yang radikal dan 'visi masa depan' yang penuh harapan (sekaligus kekhawatiran). Ajukan pertanyaan yang menggugah: 'Bagaimana jika, alih-alih hanya </text:span><text:soft-page-break/><text:span text:style-name="T1">bicara dan melatih dari luar, kita bisa langsung 'menyentuh' dan 'mengkalibrasi ulang' sirkuit otak yang berkaitan dengan perilaku kriminal?'. </text:span><text:span text:style-name="Strong_20_Emphasis"><text:span text:style-name="T1">Penting:</text:span></text:span><text:span text:style-name="T1"> Segera dan secara eksplisit kaitkan kelayakan teoritis ide ini dengan </text:span><text:span text:style-name="Strong_20_Emphasis"><text:span text:style-name="T1">kekuatan super otak yang telah kita pelajari di Bab 2: neuroplastisitas</text:span></text:span><text:span text:style-name="T1">. Tekankan bahwa kemampuan otak untuk berubah adalah 'pintu masuk' ilmiah yang membuat konsep ini patut dieksplorasi, bukan sekadar fantasi liar. Jelaskan bahwa Bab 4 ini adalah gerbang utama untuk memahami revolusi potensial ini: kita akan mendefinisikan apa </text:span><text:span text:style-name="Emphasis"><text:span text:style-name="T1">sebenarnya</text:span></text:span><text:span text:style-name="T1"> neuro-rehabilitasi itu, mengapa ini secara </text:span><text:span text:style-name="Emphasis"><text:span text:style-name="T1">teoritis</text:span></text:span><text:span text:style-name="T1"> mungkin terjadi berkat plastisitas otak, bagian otak mana yang mungkin menjadi 'target operasi'-nya, dan bagaimana kita bisa membayangkannya dalam praktik melalui sebuah contoh kasus fiksi. Ajak pembaca untuk membuka pikiran lebar-lebar dan memasuki wilayah eksplorasi paling futuristik dan mungkin paling kontroversial dalam buku ini. Gaya: Berani, antusias tapi tidak naif, mendasarkan spekulasi pada sains (neuroplastisitas), dan membangun ekspektasi serta rasa ingin tahu yang tinggi."</text:span></text:p>
              </text:list-item>
              <text:list-item>
                <text:p text:style-name="P10"><text:span text:style-name="Strong_20_Emphasis"><text:span text:style-name="T1">Subbab 4.1: Apa Itu Neuro-Rehabilitasi Kriminal?</text:span></text:span></text:p>
                <text:list>
                  <text:list-item>
                    <text:p text:style-name="P208"><text:span text:style-name="Strong_20_Emphasis"><text:span text:style-name="T1">Prompt untuk Isi Subbab 4.1:</text:span></text:span><text:span text:style-name="T1"> "Tulis isi Subbab 4.1: 'Apa Itu Neuro-Rehabilitasi Kriminal?' dengan pembahasan mendalam yang memberikan definisi </text:span><text:span text:style-name="Strong_20_Emphasis"><text:span text:style-name="T1">inti</text:span></text:span><text:span text:style-name="T1"> dan </text:span><text:span text:style-name="Strong_20_Emphasis"><text:span text:style-name="T1">komponen kunci</text:span></text:span><text:span text:style-name="T1"> dari konsep ini secara gamblang, jernih, dan mudah dicerna oleh remaja. Mulai dengan menegaskan urgensi definisi yang jelas: 'Jadi, kalau kita bicara Neuro-Rehabilitasi Kriminal, apa sih sebenarnya maksudnya?'. Definisikan secara komprehensif: </text:span><text:span text:style-name="Strong_20_Emphasis"><text:span text:style-name="T1">Neuro-Rehabilitasi Kriminal adalah sebuah pendekatan </text:span></text:span><text:span text:style-name="Strong_20_Emphasis"><text:span text:style-name="Emphasis"><text:span text:style-name="T1">hipotetis</text:span></text:span></text:span><text:span text:style-name="Strong_20_Emphasis"><text:span text:style-name="T1"> dan </text:span></text:span><text:span text:style-name="Strong_20_Emphasis"><text:span text:style-name="Emphasis"><text:span text:style-name="T1">interdisipliner</text:span></text:span></text:span><text:span text:style-name="Strong_20_Emphasis"><text:span text:style-name="T1"> di masa depan, yang bertujuan untuk mengurangi risiko perilaku kriminal berulang dan meningkatkan perilaku pro-sosial pada individu tertentu, dengan cara mengintervensi secara </text:span></text:span><text:span text:style-name="Strong_20_Emphasis"><text:span text:style-name="Emphasis"><text:span text:style-name="T1">langsung</text:span></text:span></text:span><text:span text:style-name="Strong_20_Emphasis"><text:span text:style-name="T1"> dan </text:span></text:span><text:span text:style-name="Strong_20_Emphasis"><text:span text:style-name="Emphasis"><text:span text:style-name="T1">tertarget</text:span></text:span></text:span><text:span text:style-name="Strong_20_Emphasis"><text:span text:style-name="T1"> pada tingkat otak (fungsi atau strukturnya) menggunakan metode-metode yang didasarkan pada penemuan ilmu saraf (neuroscience) dan perkembangan teknologi saraf (neuroteknologi).</text:span></text:span><text:span text:style-name="T1"> Urai </text:span><text:soft-page-break/><text:span text:style-name="T1">definisi ini menjadi komponen-komponen yang lebih mudah dipahami: </text:span></text:p>
                    <text:list>
                      <text:list-item>
                        <text:p text:style-name="P208"><text:span text:style-name="Strong_20_Emphasis"><text:span text:style-name="T1">Target Intervensi:</text:span></text:span><text:span text:style-name="T1"> Bukan 'pikiran jahat' secara abstrak, tapi </text:span><text:span text:style-name="Strong_20_Emphasis"><text:span text:style-name="T1">fungsi otak spesifik</text:span></text:span><text:span text:style-name="T1"> atau </text:span><text:span text:style-name="Strong_20_Emphasis"><text:span text:style-name="T1">pola aktivitas sirkuit saraf</text:span></text:span><text:span text:style-name="T1"> yang secara ilmiah (meski buktinya masih terus berkembang) diyakini berkorelasi kuat dengan kecenderungan perilaku antisosial, impulsif, agresif, atau kurangnya empati. </text:span></text:p>
                      </text:list-item>
                      <text:list-item>
                        <text:p text:style-name="P208"><text:span text:style-name="Strong_20_Emphasis"><text:span text:style-name="T1">Metode Intervensi:</text:span></text:span><text:span text:style-name="T1"> Menggunakan </text:span><text:span text:style-name="Strong_20_Emphasis"><text:span text:style-name="T1">alat dan teknik berbasis neuroscience</text:span></text:span><text:span text:style-name="T1"> (sebutkan beberapa contoh secara singkat sebagai teaser untuk Bab 5, misal: stimulasi otak non-invasif, obat neurofarmakologi generasi baru, neurofeedback canggih, mungkin kelak antarmuka otak-komputer). </text:span></text:p>
                      </text:list-item>
                      <text:list-item>
                        <text:p text:style-name="P208"><text:span text:style-name="Strong_20_Emphasis"><text:span text:style-name="T1">Tujuan Utama:</text:span></text:span><text:span text:style-name="T1"> Murni </text:span><text:span text:style-name="Strong_20_Emphasis"><text:span text:style-name="T1">rehabilitasi</text:span></text:span><text:span text:style-name="T1"> – membantu individu berubah menjadi lebih baik dan mengurangi potensi merugikan diri sendiri atau orang lain. Tegaskan ini </text:span><text:span text:style-name="Strong_20_Emphasis"><text:span text:style-name="T1">BUKAN</text:span></text:span><text:span text:style-name="T1"> bentuk hukuman baru, penyiksaan, atau alat kontrol pikiran (meskipun potensi penyalahgunaan ini </text:span><text:span text:style-name="Strong_20_Emphasis"><text:span text:style-name="T1">harus</text:span></text:span><text:span text:style-name="T1"> diakui dan akan dibahas tuntas nanti). Tujuannya adalah perubahan positif yang diharapkan bertahan lama. </text:span></text:p>
                      </text:list-item>
                      <text:list-item>
                        <text:p text:style-name="P208"><text:span text:style-name="Strong_20_Emphasis"><text:span text:style-name="T1">Sifatnya:</text:span></text:span><text:span text:style-name="T1"> Tekankan bahwa ini masih </text:span><text:span text:style-name="Strong_20_Emphasis"><text:span text:style-name="T1">konsep potensial</text:span></text:span><text:span text:style-name="T1">, sebagian besar masih dalam tahap riset dasar atau awal, </text:span><text:span text:style-name="Strong_20_Emphasis"><text:span text:style-name="T1">bukan praktik standar saat ini</text:span></text:span><text:span text:style-name="T1">. Bedakan secara jelas dengan metode rehabilitasi konvensional (Bab 3) yang fokus pada intervensi perilaku, sosial, dan psikologis dari 'luar'. Neuro-rehabilitasi menambahkan dimensi intervensi langsung pada 'perangkat keras' biologisnya. Gunakan analogi 'fisioterapi untuk sirkuit otak' atau 'pelatihan otak yang dibantu teknologi canggih'. Pastikan definisi ini kokoh dan menyeimbangkan antara potensi harapan dan sifat spekulatifnya." </text:span></text:p>
                      </text:list-item>
                    </text:list>
                  </text:list-item>
                </text:list>
              </text:list-item>
              <text:list-item>
                <text:p text:style-name="P10"><text:span text:style-name="Strong_20_Emphasis"><text:span text:style-name="T1">Subbab 4.2: "Memprogram Ulang" Otak: Bukan Fiksi Ilmiah? (Menghubungkan ke Neuroplastisitas)</text:span></text:span></text:p>
                <text:list>
                  <text:list-item>
                    <text:p text:style-name="P208"><text:soft-page-break/><text:span text:style-name="Strong_20_Emphasis"><text:span text:style-name="T1">Prompt untuk Isi Subbab 4.2:</text:span></text:span><text:span text:style-name="T1"> "Tulis isi Subbab 4.2: '"Memprogram Ulang" Otak: Bukan Fiksi Ilmiah?' dengan pembahasan mendalam yang secara </text:span><text:span text:style-name="Strong_20_Emphasis"><text:span text:style-name="T1">fundamental</text:span></text:span><text:span text:style-name="T1"> menjembatani konsep neuro-rehabilitasi dengan prinsip ilmiah </text:span><text:span text:style-name="Strong_20_Emphasis"><text:span text:style-name="T1">neuroplastisitas</text:span></text:span><text:span text:style-name="T1">, agar ide ini terasa masuk akal secara biologis bagi remaja. Tanggapi langsung istilah populer 'memprogram ulang' atau 'rewiring' otak: akui bahwa istilah ini catchy tapi bisa menyesatkan jika diartikan secara harfiah seperti meng-coding komputer. Jelaskan bahwa 'kunci' ilmiah yang membuat neuro-rehabilitasi </text:span><text:span text:style-name="Emphasis"><text:span text:style-name="T1">tidak sepenuhnya fiksi ilmiah</text:span></text:span><text:span text:style-name="T1"> adalah </text:span><text:span text:style-name="Strong_20_Emphasis"><text:span text:style-name="T1">prinsip neuroplastisitas</text:span></text:span><text:span text:style-name="T1"> yang sudah dibahas tuntas di Bab 2.4. Jelaskan secara detail namun sederhana bagaimana intervensi neuro-rehabilitasi </text:span><text:span text:style-name="Strong_20_Emphasis"><text:span text:style-name="T1">secara teoritis</text:span></text:span><text:span text:style-name="T1"> bekerja dengan 'menumpang' atau 'memanfaatkan' mekanisme plastisitas alami otak: </text:span></text:p>
                    <text:list>
                      <text:list-item>
                        <text:p text:style-name="P208"><text:span text:style-name="Strong_20_Emphasis"><text:span text:style-name="T1">Memicu Perubahan Sinaptik:</text:span></text:span><text:span text:style-name="T1"> Jelaskan bagaimana intervensi seperti stimulasi otak berulang (misal: rTMS) atau terapi perilaku yang intensif dapat </text:span><text:span text:style-name="Strong_20_Emphasis"><text:span text:style-name="T1">memperkuat koneksi (sinaps)</text:span></text:span><text:span text:style-name="T1"> di jalur saraf yang diinginkan (misal: jalur kontrol diri dari PFC ke struktur limbik) melalui mekanisme LTP (Long-Term Potentiation), atau </text:span><text:span text:style-name="Strong_20_Emphasis"><text:span text:style-name="T1">melemahkan koneksi</text:span></text:span><text:span text:style-name="T1"> di jalur yang tidak diinginkan (misal: jalur respons agresi cepat di amigdala) melalui LTD (Long-Term Depression). Analogi: membuat 'jalan tol' baru di otak untuk pikiran/perilaku positif, sambil menutup 'jalan tikus' untuk perilaku negatif. </text:span></text:p>
                      </text:list-item>
                      <text:list-item>
                        <text:p text:style-name="P208"><text:span text:style-name="Strong_20_Emphasis"><text:span text:style-name="T1">Merangsang Perubahan Struktural (Potensial):</text:span></text:span><text:span text:style-name="T1"> Singgung kemungkinan bahwa intervensi jangka panjang mungkin juga bisa merangsang perubahan fisik yang lebih besar, seperti pertumbuhan cabang dendrit di area target. </text:span></text:p>
                      </text:list-item>
                      <text:list-item>
                        <text:p text:style-name="P208"><text:span text:style-name="Strong_20_Emphasis"><text:span text:style-name="T1">Modulasi Neurokimia untuk Plastisitas:</text:span></text:span><text:span text:style-name="T1"> Jelaskan bagaimana beberapa intervensi (terutama obat) mungkin bekerja dengan menciptakan 'lingkungan kimiawi' di otak yang lebih kondusif untuk terjadinya perubahan plastis (membuat otak lebih 'siap' belajar </text:span><text:soft-page-break/><text:span text:style-name="T1">atau berubah). Tekankan bahwa ini adalah proses </text:span><text:span text:style-name="Strong_20_Emphasis"><text:span text:style-name="T1">bertahap</text:span></text:span><text:span text:style-name="T1">, lebih mirip </text:span><text:span text:style-name="Strong_20_Emphasis"><text:span text:style-name="T1">'membentuk ulang' (reshaping)</text:span></text:span><text:span text:style-name="T1"> atau </text:span><text:span text:style-name="Strong_20_Emphasis"><text:span text:style-name="T1">'melatih ulang' (retraining)</text:span></text:span><text:span text:style-name="T1"> sirkuit otak daripada 'menghapus dan mengganti' program secara instan. Gunakan analogi seperti 'memahat' otak secara perlahan, 'fisioterapi' intensif untuk fungsi kognitif/emosional, atau 'mengoptimalkan' kinerja mesin biologis. Intinya: Dasar ilmiahnya ada pada kemampuan alami otak untuk berubah, teknologi hanya mencoba </text:span><text:span text:style-name="Emphasis"><text:span text:style-name="T1">mengarahkan</text:span></text:span><text:span text:style-name="T1"> perubahan itu secara lebih efisien dan tertarget." </text:span></text:p>
                      </text:list-item>
                    </text:list>
                  </text:list-item>
                </text:list>
              </text:list-item>
              <text:list-item>
                <text:p text:style-name="P10"><text:span text:style-name="Strong_20_Emphasis"><text:span text:style-name="T1">Subbab 4.3: Target Perubahan: Area Otak Mana yang Diincar?</text:span></text:span></text:p>
                <text:list>
                  <text:list-item>
                    <text:p text:style-name="P208"><text:span text:style-name="Strong_20_Emphasis"><text:span text:style-name="T1">Prompt untuk Isi Subbab 4.3:</text:span></text:span><text:span text:style-name="T1"> "Tulis isi Subbab 4.3: 'Target Perubahan: Area Otak Mana yang Diincar?' dengan pembahasan mendalam yang mengidentifikasi </text:span><text:span text:style-name="Emphasis"><text:span text:style-name="T1">fungsi</text:span></text:span><text:span text:style-name="T1">, </text:span><text:span text:style-name="Emphasis"><text:span text:style-name="T1">sirkuit</text:span></text:span><text:span text:style-name="T1">, dan </text:span><text:span text:style-name="Emphasis"><text:span text:style-name="T1">area otak</text:span></text:span><text:span text:style-name="T1"> potensial yang menjadi fokus dalam riset neuro-rehabilitasi kriminal, dijelaskan secara logis, terstruktur, namun </text:span><text:span text:style-name="Strong_20_Emphasis"><text:span text:style-name="T1">sangat berhati-hati</text:span></text:span><text:span text:style-name="T1"> mengenai kompleksitas dan keterbatasan pengetahuan saat ini, cocok untuk remaja. Mulai dengan analogi: 'Seperti dokter yang menargetkan organ atau sistem tertentu, neuro-rehabilitasi juga perlu target yang jelas di otak.' Jelaskan bahwa targetnya bukan 'area jahat' di otak, melainkan </text:span><text:span text:style-name="Strong_20_Emphasis"><text:span text:style-name="T1">pola fungsi atau konektivitas</text:span></text:span><text:span text:style-name="T1"> dalam </text:span><text:span text:style-name="Emphasis"><text:span text:style-name="T1">jaringan</text:span></text:span><text:span text:style-name="T1"> otak yang secara ilmiah (berdasarkan studi neuroimaging, lesi, dll.) berkorelasi kuat dengan </text:span><text:span text:style-name="Emphasis"><text:span text:style-name="T1">tipe</text:span></text:span><text:span text:style-name="T1"> perilaku kriminal atau faktor risiko tertentu. Paparkan beberapa kandidat target utama yang paling sering diteliti: </text:span></text:p>
                    <text:list>
                      <text:list-item>
                        <text:p text:style-name="P208"><text:span text:style-name="Strong_20_Emphasis"><text:span text:style-name="T1">Jaringan Kontrol Eksekutif &amp; Kognitif (Dominan di Korteks Prefrontal, terutama DLPFC, OFC, ACC):</text:span></text:span><text:span text:style-name="T1"> </text:span><text:span text:style-name="Emphasis"><text:span text:style-name="T1">Fokus pada fungsi:</text:span></text:span><text:span text:style-name="T1"> Perencanaan, pengambilan keputusan, penilaian risiko-konsekuensi, fleksibilitas berpikir, dan terutama </text:span><text:span text:style-name="Strong_20_Emphasis"><text:span text:style-name="T1">inhibisi respons (kemampuan menahan diri/kontrol impuls)</text:span></text:span><text:span text:style-name="T1">. </text:span><text:span text:style-name="Emphasis"><text:span text:style-name="T1">Relevan untuk:</text:span></text:span><text:span text:style-name="T1"> Perilaku kriminal impulsif, agresi reaktif, ketidakmampuan belajar dari hukuman. </text:span><text:span text:style-name="Emphasis"><text:span text:style-name="T1">Tujuan Intervensi (Hipotetis):</text:span></text:span><text:span text:style-name="T1"> </text:span><text:soft-page-break/><text:span text:style-name="T1">'Memperkuat' aktivitas dan konektivitas dalam jaringan ini. </text:span></text:p>
                      </text:list-item>
                      <text:list-item>
                        <text:p text:style-name="P208"><text:span text:style-name="Strong_20_Emphasis"><text:span text:style-name="T1">Jaringan Pemrosesan &amp; Regulasi Emosi (Interaksi kompleks antara Amigdala, Insula, Korteks Prefrontal Ventromedial/vmPFC):</text:span></text:span><text:span text:style-name="T1"> </text:span><text:span text:style-name="Emphasis"><text:span text:style-name="T1">Fokus pada fungsi:</text:span></text:span><text:span text:style-name="T1"> Mengenali dan merespons emosi (terutama takut, marah), regulasi mood, respons stres. </text:span><text:span text:style-name="Emphasis"><text:span text:style-name="T1">Relevan untuk:</text:span></text:span><text:span text:style-name="T1"> Agresi emosional, ketidakstabilan mood, respons berlebihan terhadap provokasi. </text:span><text:span text:style-name="Emphasis"><text:span text:style-name="T1">Tujuan Intervensi:</text:span></text:span><text:span text:style-name="T1"> Menyeimbangkan aktivitas (misal: 'menenangkan' amigdala yang hiperaktif, memperkuat 'kendali' vmPFC). </text:span></text:p>
                      </text:list-item>
                      <text:list-item>
                        <text:p text:style-name="P208"><text:span text:style-name="Strong_20_Emphasis"><text:span text:style-name="T1">Jaringan Kognisi Sosial &amp; Empati (Melibatkan mPFC, Temporoparietal Junction/TPJ, Insula, ACC):</text:span></text:span><text:span text:style-name="T1"> </text:span><text:span text:style-name="Emphasis"><text:span text:style-name="T1">Fokus pada fungsi:</text:span></text:span><text:span text:style-name="T1"> Memahami sudut pandang orang lain (Theory of Mind), merasakan apa yang orang lain rasakan (empati afektif &amp; kognitif), penilaian moral. </text:span><text:span text:style-name="Emphasis"><text:span text:style-name="T1">Relevan untuk:</text:span></text:span><text:span text:style-name="T1"> Perilaku eksploitatif, kurangnya penyesalan, ciri psikopati. </text:span><text:span text:style-name="Emphasis"><text:span text:style-name="T1">Tujuan Intervensi:</text:span></text:span><text:span text:style-name="T1"> 'Mengaktifkan' atau 'melatih' sirkuit empati dan pemahaman sosial. </text:span></text:p>
                      </text:list-item>
                      <text:list-item>
                        <text:p text:style-name="P208"><text:span text:style-name="Strong_20_Emphasis"><text:span text:style-name="T1">Jaringan Reward/Penghargaan (Melibatkan Striatum Ventral/Nukleus Akumbens, VTA, OFC):</text:span></text:span><text:span text:style-name="T1"> </text:span><text:span text:style-name="Emphasis"><text:span text:style-name="T1">Fokus pada fungsi:</text:span></text:span><text:span text:style-name="T1"> Memproses kesenangan, motivasi, belajar berdasarkan hadiah, penilaian nilai subjektif. </text:span><text:span text:style-name="Emphasis"><text:span text:style-name="T1">Relevan untuk:</text:span></text:span><text:span text:style-name="T1"> Perilaku mencari sensasi berisiko tinggi, kecanduan (yang mendorong kejahatan untuk mendapatkan dana/zat). </text:span><text:span text:style-name="Emphasis"><text:span text:style-name="T1">Tujuan Intervensi:</text:span></text:span><text:span text:style-name="T1"> 'Mengkalibrasi ulang' sensitivitas sistem reward, mengurangi dorongan kompulsif. </text:span><text:span text:style-name="Strong_20_Emphasis"><text:span text:style-name="T1">Sangat Penting (Ulangi Berkali-kali):</text:span></text:span><text:span text:style-name="T1"> a) Ini adalah </text:span><text:span text:style-name="Strong_20_Emphasis"><text:span text:style-name="T1">JARINGAN</text:span></text:span><text:span text:style-name="T1">, bukan area tunggal. b) </text:span><text:span text:style-name="Strong_20_Emphasis"><text:span text:style-name="T1">INDIVIDUALITAS</text:span></text:span><text:span text:style-name="T1"> sangat tinggi; profil otak dan target rehabilitasi harus personal. c) Pemahaman kita masih </text:span><text:span text:style-name="Strong_20_Emphasis"><text:span text:style-name="T1">TERBATAS</text:span></text:span><text:span text:style-name="T1"> dan korelasi belum tentu kausalitas. d) Intervensi pada satu jaringan bisa punya </text:span><text:span text:style-name="Strong_20_Emphasis"><text:span text:style-name="T1">EFEK SAMPING</text:span></text:span><text:span text:style-name="T1"> tak terduga pada fungsi lain. Gunakan bahasa yang penuh kehati-hatian ('diduga </text:span><text:soft-page-break/><text:span text:style-name="T1">terkait', 'area potensial', 'riset menunjukkan kemungkinan')." </text:span></text:p>
                      </text:list-item>
                    </text:list>
                  </text:list-item>
                </text:list>
              </text:list-item>
              <text:list-item>
                <text:p text:style-name="P10"><text:span text:style-name="Strong_20_Emphasis"><text:span text:style-name="T1">Subbab 4.4: Contoh Hipotetis: Kasus "Alex" (Mengilustrasikan Konsep)</text:span></text:span></text:p>
                <text:list>
                  <text:list-item>
                    <text:p text:style-name="P208"><text:span text:style-name="Strong_20_Emphasis"><text:span text:style-name="T1">Prompt untuk Isi Subbab 4.4:</text:span></text:span><text:span text:style-name="T1"> "Tulis isi Subbab 4.4: 'Contoh Hipotetis: Kasus "Alex"' dengan pembahasan mendalam yang menyajikan sebuah </text:span><text:span text:style-name="Strong_20_Emphasis"><text:span text:style-name="T1">narasi studi kasus fiktif yang detail, realistis (dalam konteks masa depan), namun jelas-jelas hipotetis</text:span></text:span><text:span text:style-name="T1"> untuk mengilustrasikan </text:span><text:span text:style-name="Emphasis"><text:span text:style-name="T1">bagaimana</text:span></text:span><text:span text:style-name="T1"> proses neuro-rehabilitasi </text:span><text:span text:style-name="Emphasis"><text:span text:style-name="T1">mungkin</text:span></text:span><text:span text:style-name="T1"> terlihat dalam praktik, agar mudah divisualisasikan oleh remaja. Perkenalkan 'Alex', seorang dewasa muda (misal, usia 22 tahun) dengan sejarah panjang masalah kontrol impuls: sering terlibat perkelahian karena hal sepele, kesulitan mempertahankan hubungan sosial dan pekerjaan, beberapa kali berurusan dengan hukum karena agresi. Bayangkan Alex, setelah evaluasi dan atas persetujuan penuhnya (tekankan aspek consent ini), memasuki program neuro-rehabilitasi eksperimental: </text:span></text:p>
                    <text:list>
                      <text:list-item>
                        <text:p text:style-name="P208"><text:span text:style-name="Strong_20_Emphasis"><text:span text:style-name="T1">Fase Assessment Mendalam (Multi-modal):</text:span></text:span><text:span text:style-name="T1"> Deskripsikan bagaimana Alex menjalani serangkaian tes: fMRI fungsional (melihat aktivitas otak saat ia dihadapkan pada skenario pemicu amarah atau saat harus menahan respons impulsif), pemetaan konektivitas otak (DTI - Diffusion Tensor Imaging), tes neuropsikologis standar untuk fungsi eksekutif dan empati, serta wawancara klinis terstruktur. Hasilnya (hipotetis) menunjukkan: hiperaktivitas di Amigdala, hipoaktivitas di Korteks Prefrontal Dorso-Lateral (DLPFC) saat melakukan tugas inhibisi, dan konektivitas fungsional yang lemah antara kedua area tersebut. </text:span></text:p>
                      </text:list-item>
                      <text:list-item>
                        <text:p text:style-name="P208"><text:span text:style-name="Strong_20_Emphasis"><text:span text:style-name="T1">Fase Perancangan Intervensi Terpersonalisasi:</text:span></text:span><text:span text:style-name="T1"> Jelaskan bagaimana tim ahli (neurosaintis, psikolog klinis, psikiater) merancang paket intervensi </text:span><text:span text:style-name="Strong_20_Emphasis"><text:span text:style-name="T1">terpadu</text:span></text:span><text:span text:style-name="T1"> khusus untuk profil Alex: </text:span></text:p>
                        <text:list>
                          <text:list-item>
                            <text:p text:style-name="P208"><text:span text:style-name="T1">Sesi </text:span><text:span text:style-name="Strong_20_Emphasis"><text:span text:style-name="T1">rTMS (Repetitive Transcranial Magnetic </text:span></text:span><text:soft-page-break/><text:span text:style-name="Strong_20_Emphasis"><text:span text:style-name="T1">Stimulation)</text:span></text:span><text:span text:style-name="T1"> frekuensi tinggi yang ditargetkan secara presisi ke DLPFC kiri Alex, beberapa kali seminggu, untuk meningkatkan eksitabilitas dan plastisitas area tersebut. </text:span></text:p>
                          </text:list-item>
                          <text:list-item>
                            <text:p text:style-name="P208"><text:span text:style-name="T1">Sesi </text:span><text:span text:style-name="Strong_20_Emphasis"><text:span text:style-name="T1">Pelatihan Neurofeedback berbasis fMRI real-time</text:span></text:span><text:span text:style-name="T1">, di mana Alex belajar secara sadar menurunkan aktivitas Amigdalanya sendiri saat melihat representasi aktivitas otaknya di layar ketika 'diprovokasi' dalam lingkungan virtual. </text:span></text:p>
                          </text:list-item>
                          <text:list-item>
                            <text:p text:style-name="P208"><text:span text:style-name="T1">Sesi </text:span><text:span text:style-name="Strong_20_Emphasis"><text:span text:style-name="T1">Terapi Perilaku Kognitif (CBT)</text:span></text:span><text:span text:style-name="T1"> yang </text:span><text:span text:style-name="Strong_20_Emphasis"><text:span text:style-name="T1">terintegrasi</text:span></text:span><text:span text:style-name="T1">, di mana terapis menggunakan pemahaman profil otak Alex untuk membantunya mengembangkan strategi koping yang lebih efektif dan melatih keterampilan regulasi emosi secara konkret. </text:span></text:p>
                          </text:list-item>
                          <text:list-item>
                            <text:p text:style-name="P373">Pemantauan gaya hidup (tidur, olahraga, nutrisi) yang juga diketahui memengaruhi fungsi otak. </text:p>
                          </text:list-item>
                        </text:list>
                      </text:list-item>
                      <text:list-item>
                        <text:p text:style-name="P208"><text:span text:style-name="Strong_20_Emphasis"><text:span text:style-name="T1">Fase Implementasi &amp; Proses (Jangka Menengah):</text:span></text:span><text:span text:style-name="T1"> Deskripsikan Alex menjalani program intensif ini selama (misal) 6-9 bulan. Tunjukkan bagaimana intervensi teknologi (TMS, neurofeedback) dan terapi psikologis saling mendukung dan terjalin. Gambarkan tantangan dan kemajuan kecil yang mungkin dialami Alex selama proses. </text:span></text:p>
                      </text:list-item>
                      <text:list-item>
                        <text:p text:style-name="P10"><text:span text:style-name="Strong_20_Emphasis"><text:span text:style-name="T1">Fase Evaluasi Hasil &amp; Pemantauan Jangka Panjang:</text:span></text:span><text:span text:style-name="T1"> Jelaskan bagaimana kemajuan Alex diukur menggunakan kombinasi metode: pengulangan scan otak fungsional/struktural (mencari bukti perubahan plastis), tes neuropsikologis, kuesioner laporan diri, dan laporan dari keluarga/pekerja sosial mengenai perilakunya di dunia nyata. Gambarkan hasil </text:span><text:span text:style-name="Strong_20_Emphasis"><text:span text:style-name="T1">optimis namun tetap realistis</text:span></text:span><text:span text:style-name="T1">: Alex tidak menjadi 'orang suci' dalam semalam, tapi menunjukkan </text:span><text:span text:style-name="Emphasis"><text:span text:style-name="T1">penurunan frekuensi dan intensitas ledakan amarah yang signifikan secara statistik</text:span></text:span><text:span text:style-name="T1">, </text:span><text:span text:style-name="Emphasis"><text:span text:style-name="T1">peningkatan skor pada tes kontrol impuls</text:span></text:span><text:span text:style-name="T1">, lebih mampu bernegosiasi dalam </text:span><text:soft-page-break/><text:span text:style-name="T1">konflik, dan data otaknya menunjukkan </text:span><text:span text:style-name="Emphasis"><text:span text:style-name="T1">normalisasi parsial</text:span></text:span><text:span text:style-name="T1"> pada aktivitas dan konektivitas sirkuit PFC-Amigdala. Rencana pemantauan jangka panjang juga dibuat. </text:span><text:span text:style-name="Strong_20_Emphasis"><text:span text:style-name="T1">Krusial (Akhiri dengan Disclaimer Berlapis):</text:span></text:span><text:span text:style-name="T1"> Tegaskan kembali dengan sangat jelas bahwa ini 100% </text:span><text:span text:style-name="Strong_20_Emphasis"><text:span text:style-name="T1">fiksi ilmiah saat ini</text:span></text:span><text:span text:style-name="T1">, sebuah </text:span><text:span text:style-name="Strong_20_Emphasis"><text:span text:style-name="T1">ilustrasi konseptual</text:span></text:span><text:span text:style-name="T1"> untuk membantu pemahaman, </text:span><text:span text:style-name="Strong_20_Emphasis"><text:span text:style-name="T1">BUKAN</text:span></text:span><text:span text:style-name="T1"> representasi akurat dari teknologi yang ada atau jaminan keberhasilan. Tekankan bahwa </text:span><text:span text:style-name="Strong_20_Emphasis"><text:span text:style-name="T1">banyak sekali asumsi</text:span></text:span><text:span text:style-name="T1"> yang dibuat dalam contoh ini (akurasi pemindaian, efektivitas intervensi, tidak adanya efek samping parah, isu consent yang mulus). Ingatkan bahwa </text:span><text:span text:style-name="Strong_20_Emphasis"><text:span text:style-name="T1">tantangan ilmiah dan etis yang nyata</text:span></text:span><text:span text:style-name="T1"> akan dibahas di bab-bab berikutnya. Jangan sampai contoh ini terdengar terlalu mudah atau ajaib. Gaya naratif, detail, tapi penuh dengan peringatan." </text:span></text:p>
                      </text:list-item>
                    </text:list>
                  </text:list-item>
                </text:list>
              </text:list-item>
            </text:list>
            <text:p text:style-name="P407"/>
            <text:p text:style-name="P184">Prompt ini dirancang untuk memastikan Bab 4 secara efektif memperkenalkan konsep inti neuro-rehabilitasi, menjelaskan dasar ilmiahnya melalui neuroplastisitas, mengeksplorasi target potensialnya, dan memberikan ilustrasi konkret melalui studi kasus, sambil terus menjaga keseimbangan antara antusiasme dan kehati-hatian ilmiah serta etis.</text:p>
          </text:section>
          <text:section text:style-name="Sect1" text:name="feedback-form-4">
            <text:p text:style-name="P366"/>
          </text:section>
        </text:section>
        <text:section text:style-name="Sect1" text:name="97ebb2fedce28fd8">
          <text:p text:style-name="P184"/>
          <text:section text:style-name="Sect1" text:name="user-query-content-5">
            <text:p text:style-name="P404">Pada Bab 5 Tambahkan prompt pada awal bab untuk mendapatkan pengantar , pada tiap subbab/sub-subab untuk mendapatkan isi dengan pembahasan mendalam </text:p>
          </text:section>
          <text:p text:style-name="P366">Tampilkan alur berpikir</text:p>
          <text:section text:style-name="Sect2" text:name="model-response-message-contentr_97ebb2fedce28fd8">
            <text:p text:style-name="P184">Oke, mari kita siapkan prompt untuk Bab 5, yang akan membahas berbagai teknologi yang berpotensi digunakan dalam neuro-rehabilitasi. Kita akan menggunakan struktur yang sedikit direvisi agar lebih mengalir.</text:p>
            <text:p text:style-name="P407"/>
            <text:p text:style-name="Text_20_body"><text:span text:style-name="Strong_20_Emphasis"><text:span text:style-name="T1">Bab 5: Alat Canggih untuk Otak: Mengintip Teknologi Neuro-</text:span></text:span><text:soft-page-break/><text:span text:style-name="Strong_20_Emphasis"><text:span text:style-name="T1">Rehabilitasi</text:span></text:span></text:p>
            <text:list xml:id="list2643277081789964612" text:style-name="L12">
              <text:list-item>
                <text:p text:style-name="P11"><text:span text:style-name="Strong_20_Emphasis"><text:span text:style-name="T1">Prompt untuk Pengantar Bab 5:</text:span></text:span><text:span text:style-name="T1"> "Tulis pengantar yang membangkitkan rasa ingin tahu teknologi untuk Bab 5: 'Alat Canggih untuk Otak: Mengintip Teknologi Neuro-Rehabilitasi'. Awali dengan menghubungkan langsung ke Bab 4: 'Setelah kita memahami konsep neuro-rehabilitasi yang terdengar futuristik dan bagaimana neuroplastisitas menjadi dasar ilmiahnya, sekarang saatnya kita melihat 'perkakas' atau 'alat canggih' apa saja yang </text:span><text:span text:style-name="Emphasis"><text:span text:style-name="T1">mungkin</text:span></text:span><text:span text:style-name="T1"> bisa mewujudkannya.' Ibaratkan bab ini seperti tur eksklusif ke 'laboratorium neuroscience' masa depan (dan masa kini yang canggih), di mana kita akan melihat isi 'kotak peralatan' seorang 'mekanik otak'. Jelaskan bahwa kita akan mengupas berbagai teknologi kunci yang menjadi kandidat utama, dikelompokkan berdasarkan fungsinya:</text:span></text:p>
                <text:list>
                  <text:list-item>
                    <text:p text:style-name="P209"><text:span text:style-name="Strong_20_Emphasis"><text:span text:style-name="T1">Untuk 'Mengintip' &amp; Memetakan:</text:span></text:span><text:span text:style-name="T1"> Alat untuk memahami struktur dan fungsi otak target (Brain Imaging). </text:span></text:p>
                  </text:list-item>
                  <text:list-item>
                    <text:p text:style-name="P209"><text:span text:style-name="Strong_20_Emphasis"><text:span text:style-name="T1">Untuk 'Menyentuh' &amp; Merangsang:</text:span></text:span><text:span text:style-name="T1"> Alat untuk memodifikasi aktivitas otak secara langsung (Stimulasi Otak, baik non-invasif maupun invasif). </text:span></text:p>
                  </text:list-item>
                  <text:list-item>
                    <text:p text:style-name="P209"><text:span text:style-name="Strong_20_Emphasis"><text:span text:style-name="T1">Untuk Memodulasi 'Kimia' Otak:</text:span></text:span><text:span text:style-name="T1"> Obat-obatan yang dirancang untuk memengaruhi neurotransmitter secara lebih presisi (Neurofarmakologi). </text:span></text:p>
                  </text:list-item>
                  <text:list-item>
                    <text:p text:style-name="P209"><text:span text:style-name="Strong_20_Emphasis"><text:span text:style-name="T1">Untuk Melatih &amp; Berinteraksi:</text:span></text:span><text:span text:style-name="T1"> Teknologi yang memungkinkan otak belajar mengatur dirinya sendiri atau berkomunikasi dengan mesin (Neurofeedback &amp; BCI). Tekankan bahwa bab ini akan menjelaskan </text:span><text:span text:style-name="Emphasis"><text:span text:style-name="T1">cara kerja dasar</text:span></text:span><text:span text:style-name="T1"> teknologi-teknologi ini secara sederhana, apa yang sudah bisa dilakukan </text:span><text:span text:style-name="Emphasis"><text:span text:style-name="T1">sekarang</text:span></text:span><text:span text:style-name="T1"> (seringnya untuk kondisi medis lain seperti Parkinson atau depresi), dan bagaimana </text:span><text:span text:style-name="Emphasis"><text:span text:style-name="T1">potensinya</text:span></text:span><text:span text:style-name="T1"> (serta batasannya yang signifikan) jika suatu hari nanti diterapkan untuk neuro-rehabilitasi kriminal. Siapkan pembaca untuk tur teknologi yang menakjubkan, kompleks, dan penuh pertanyaan. Gaya: Informatif, fokus pada 'bagaimana' teknologi bekerja, antusias pada inovasi, tapi tetap membumi dan realistis." </text:span></text:p>
                  </text:list-item>
                </text:list>
              </text:list-item>
              <text:list-item>
                <text:p text:style-name="P11"><text:soft-page-break/><text:span text:style-name="Strong_20_Emphasis"><text:span text:style-name="T1">Subbab 5.1: Mengintip ke Dalam Otak: Teknologi Pencitraan (fMRI, EEG, DTI)</text:span></text:span></text:p>
                <text:list>
                  <text:list-item>
                    <text:p text:style-name="P209"><text:span text:style-name="Strong_20_Emphasis"><text:span text:style-name="T1">Prompt untuk Isi Subbab 5.1:</text:span></text:span><text:span text:style-name="T1"> "Tulis isi Subbab 5.1: 'Mengintip ke Dalam Otak: Teknologi Pencitraan (fMRI, EEG, DTI)' dengan pembahasan mendalam yang fokus pada </text:span><text:span text:style-name="Emphasis"><text:span text:style-name="T1">cara kerja dasar</text:span></text:span><text:span text:style-name="T1">, </text:span><text:span text:style-name="Emphasis"><text:span text:style-name="T1">apa yang diukur</text:span></text:span><text:span text:style-name="T1">, </text:span><text:span text:style-name="Emphasis"><text:span text:style-name="T1">visualisasi data</text:span></text:span><text:span text:style-name="T1">, dan </text:span><text:span text:style-name="Emphasis"><text:span text:style-name="T1">aplikasi potensial</text:span></text:span><text:span text:style-name="T1"> dalam konteks neuro-rehabilitasi (assessment &amp; monitoring), disajikan secara visual dan analogis untuk remaja. Mulai dengan: 'Langkah pertama dalam memperbaiki sesuatu adalah mengetahui apa yang salah atau bagaimana kondisinya. Bagaimana ilmuwan 'melihat' ke dalam otak tanpa operasi?' Perkenalkan teknologi pencitraan sebagai 'mata' para neurosaintis. Jelaskan tiga 'kamera' utama: </text:span></text:p>
                    <text:list>
                      <text:list-item>
                        <text:p text:style-name="P209"><text:span text:style-name="Strong_20_Emphasis"><text:span text:style-name="T1">fMRI (functional Magnetic Resonance Imaging):</text:span></text:span><text:span text:style-name="T1"> Terangkan prinsipnya: medan magnet super kuat melacak perubahan kadar oksigen dalam darah di otak. Asumsinya: area otak yang lebih aktif butuh lebih banyak 'bensin' (oksigen). Hasilnya: Peta 3D berwarna-warni yang menunjukkan area mana saja yang 'menyala' (lebih aktif) saat seseorang melakukan tugas mental (misal: melihat gambar emosional, mencoba menahan diri, berempati). Analogi: 'peta panas' aktivitas otak atau melihat 'lalu lintas' darah di jalanan otak. </text:span><text:span text:style-name="Emphasis"><text:span text:style-name="T1">Potensi N-Rehab:</text:span></text:span><text:span text:style-name="T1"> Mengidentifikasi pola aktivitas otak yang </text:span><text:span text:style-name="Emphasis"><text:span text:style-name="T1">berbeda</text:span></text:span><text:span text:style-name="T1"> pada kelompok tertentu (misal: respons PFC yang lemah saat kontrol impuls), dan yang terpenting, </text:span><text:span text:style-name="Strong_20_Emphasis"><text:span text:style-name="T1">memantau apakah intervensi (stimulasi/terapi) berhasil mengubah pola aktivitas tersebut ke arah yang lebih normal</text:span></text:span><text:span text:style-name="T1">. </text:span><text:span text:style-name="Emphasis"><text:span text:style-name="T1">Batasan Kunci:</text:span></text:span><text:span text:style-name="T1"> Tidak membaca pikiran detail, relatif lambat (hitungan detik), mahal, butuh diam total. </text:span></text:p>
                      </text:list-item>
                      <text:list-item>
                        <text:p text:style-name="P209"><text:span text:style-name="Strong_20_Emphasis"><text:span text:style-name="T1">EEG (Electroencephalography):</text:span></text:span><text:span text:style-name="T1"> Jelaskan: 'Topi renang' dengan banyak sensor logam (elektroda) ditempel di kulit kepala untuk merekam 'riak listrik' alami yang dihasilkan oleh aktivitas jutaan neuron di bawahnya. Hasilnya: Grafik bergelombang (gelombang </text:span><text:soft-page-break/><text:span text:style-name="T1">otak: Delta, Theta, Alpha, Beta, Gamma) yang kecepatannya berubah sesuai kondisi mental (tidur, santai, fokus, cemas). Analogi: 'mikrofon' yang menangkap 'orkestra' listrik otak dari luar gedung konser. </text:span><text:span text:style-name="Emphasis"><text:span text:style-name="T1">Potensi N-Rehab:</text:span></text:span><text:span text:style-name="T1"> Mendeteksi pola gelombang abnormal yang mungkin terkait impulsivitas atau kecemasan, menjadi </text:span><text:span text:style-name="Strong_20_Emphasis"><text:span text:style-name="T1">dasar teknologi Neurofeedback</text:span></text:span><text:span text:style-name="T1"> (dibahas nanti), lebih murah dan portabel. </text:span><text:span text:style-name="Emphasis"><text:span text:style-name="T1">Batasan Kunci:</text:span></text:span><text:span text:style-name="T1"> Sulit mengetahui lokasi pasti sumber sinyal di dalam otak (resolusi spasial buruk), rentan gangguan dari gerakan otot. </text:span></text:p>
                      </text:list-item>
                      <text:list-item>
                        <text:p text:style-name="P209"><text:span text:style-name="Strong_20_Emphasis"><text:span text:style-name="T1">DTI (Diffusion Tensor Imaging):</text:span></text:span><text:span text:style-name="T1"> Jelaskan: Teknik MRI khusus yang bukan melihat aktivitas, tapi </text:span><text:span text:style-name="Emphasis"><text:span text:style-name="T1">struktur 'kabel' otak</text:span></text:span><text:span text:style-name="T1"> (jaras serabut putih/akson). Caranya melacak arah pergerakan molekul air yang cenderung bergerak mengikuti 'jalur kabel' tersebut. Hasilnya: Peta 3D berwarna yang menunjukkan arah dan integritas 'jaringan jalan tol' yang menghubungkan berbagai area otak. Analogi: 'peta jaringan fiber optik' atau 'Google Maps rute' di otak. </text:span><text:span text:style-name="Emphasis"><text:span text:style-name="T1">Potensi N-Rehab:</text:span></text:span><text:span text:style-name="T1"> Mengidentifikasi jika ada 'kerusakan', 'putus sambungan', atau 'salah jalur' pada koneksi antar area otak kunci yang relevan dengan perilaku (misal: antara pusat kontrol/PFC dan pusat emosi/Amigdala). </text:span><text:span text:style-name="Emphasis"><text:span text:style-name="T1">Batasan Kunci:</text:span></text:span><text:span text:style-name="T1"> Hanya menunjukkan struktur koneksi, bukan seberapa aktif koneksi itu digunakan. Jelaskan setiap teknologi dengan menekankan </text:span><text:span text:style-name="Emphasis"><text:span text:style-name="T1">apa yang sebenarnya diukur</text:span></text:span><text:span text:style-name="T1">, </text:span><text:span text:style-name="Emphasis"><text:span text:style-name="T1">visualisasi datanya</text:span></text:span><text:span text:style-name="T1">, </text:span><text:span text:style-name="Emphasis"><text:span text:style-name="T1">potensi relevansinya</text:span></text:span><text:span text:style-name="T1"> untuk </text:span><text:span text:style-name="Strong_20_Emphasis"><text:span text:style-name="T1">memahami kondisi awal otak (assessment)</text:span></text:span><text:span text:style-name="T1"> dan </text:span><text:span text:style-name="Strong_20_Emphasis"><text:span text:style-name="T1">mengukur perubahan setelah intervensi (monitoring)</text:span></text:span><text:span text:style-name="T1"> dalam konteks rehabilitasi, serta </text:span><text:span text:style-name="Emphasis"><text:span text:style-name="T1">keterbatasan utamanya</text:span></text:span><text:span text:style-name="T1">. Hindari keras kesan bisa 'membaca pikiran' secara harfiah." </text:span></text:p>
                      </text:list-item>
                    </text:list>
                  </text:list-item>
                </text:list>
              </text:list-item>
              <text:list-item>
                <text:p text:style-name="P11"><text:span text:style-name="Strong_20_Emphasis"><text:span text:style-name="T1">Subbab 5.2: Menyetrum (Secara Halus): Stimulasi Otak Non-Invasif (TMS, tDCS)</text:span></text:span></text:p>
                <text:list>
                  <text:list-item>
                    <text:p text:style-name="P209"><text:span text:style-name="Strong_20_Emphasis"><text:span text:style-name="T1">Prompt untuk Isi Subbab 5.2:</text:span></text:span><text:span text:style-name="T1"> "Tulis isi Subbab 5.2: </text:span><text:soft-page-break/><text:span text:style-name="T1">'Menyetrum (Secara Halus): Stimulasi Otak Non-Invasif (TMS, tDCS)' dengan pembahasan mendalam yang menjelaskan cara kerja, efek, penggunaan saat ini, dan potensi aplikasi kedua teknologi ini dalam neuro-rehabilitasi, sambil menghilangkan kesan 'menyeramkan', cocok untuk remaja. Awali dengan: 'Oke, kita sudah bisa 'mengintip'. Sekarang, bisakah kita 'menyenggol' atau 'mengatur' aktivitas otak dari luar tanpa perlu operasi? Jawabannya: bisa, dengan cara yang cukup aman!' Perkenalkan dua teknik utama: </text:span></text:p>
                    <text:list>
                      <text:list-item>
                        <text:p text:style-name="P209"><text:span text:style-name="Strong_20_Emphasis"><text:span text:style-name="T1">TMS (Transcranial Magnetic Stimulation - Stimulasi Magnetik Transkranial):</text:span></text:span><text:span text:style-name="T1"> Jelaskan cara kerjanya: Sebuah alat (koil, sering berbentuk angka 8) didekatkan ke kulit kepala. Saat diaktifkan, koil ini menghasilkan </text:span><text:span text:style-name="Emphasis"><text:span text:style-name="T1">denyut medan magnet</text:span></text:span><text:span text:style-name="T1"> yang sangat kuat tapi singkat. Medan magnet ini dengan mudah menembus tulang tengkorak dan menginduksi </text:span><text:span text:style-name="Emphasis"><text:span text:style-name="T1">arus listrik kecil</text:span></text:span><text:span text:style-name="T1"> di area otak persis di bawah koil. Arus listrik inilah yang cukup untuk membuat neuron di area target menjadi </text:span><text:span text:style-name="Emphasis"><text:span text:style-name="T1">aktif</text:span></text:span><text:span text:style-name="T1"> (depolarisasi). Jelaskan juga </text:span><text:span text:style-name="Strong_20_Emphasis"><text:span text:style-name="T1">rTMS (repetitive TMS)</text:span></text:span><text:span text:style-name="T1">: TMS yang diberikan dalam pola berulang (cepat atau lambat). Tergantung polanya, rTMS bisa </text:span><text:span text:style-name="Emphasis"><text:span text:style-name="T1">meningkatkan</text:span></text:span><text:span text:style-name="T1"> (eksitasi) atau </text:span><text:span text:style-name="Emphasis"><text:span text:style-name="T1">menurunkan</text:span></text:span><text:span text:style-name="T1"> (inhibisi) aktivitas di area target untuk periode waktu yang lebih lama setelah stimulasi berhenti (efek neuroplastisitas!). Analogi: 'mengetuk' neuron dengan palu magnetik untuk 'membangunkan' atau 'menidurkannya'. </text:span><text:span text:style-name="Emphasis"><text:span text:style-name="T1">Penggunaan Saat Ini:</text:span></text:span><text:span text:style-name="T1"> Terapi yang disetujui (misal oleh FDA di AS) untuk depresi mayor, OCD, migrain; alat riset penting untuk memetakan fungsi otak. </text:span><text:span text:style-name="Emphasis"><text:span text:style-name="T1">Potensi N-Rehab:</text:span></text:span><text:span text:style-name="T1"> 'Mengaktifkan' area PFC yang kurang aktif untuk meningkatkan kontrol diri, 'menenangkan' area amigdala (secara tidak langsung) atau area kortikal lain yang terkait agresi, </text:span><text:span text:style-name="Strong_20_Emphasis"><text:span text:style-name="T1">memicu perubahan plastisitas jangka panjang</text:span></text:span><text:span text:style-name="T1"> dengan sesi berulang. </text:span><text:span text:style-name="Emphasis"><text:span text:style-name="T1">Keamanan:</text:span></text:span><text:span text:style-name="T1"> Umumnya aman jika protokol diikuti, efek samping ringan (sakit kepala), risiko sangat kecil kejang. </text:span></text:p>
                      </text:list-item>
                      <text:list-item>
                        <text:p text:style-name="P209"><text:soft-page-break/><text:span text:style-name="Strong_20_Emphasis"><text:span text:style-name="T1">tDCS (Transcranial Direct Current Stimulation - Stimulasi Arus Searah Transkranial):</text:span></text:span><text:span text:style-name="T1"> Jelaskan: Dua elektroda (biasanya spons basah) ditempel di kulit kepala, lalu dialiri arus listrik searah yang </text:span><text:span text:style-name="Emphasis"><text:span text:style-name="T1">sangat-sangat lemah</text:span></text:span><text:span text:style-name="T1"> (jauh lebih kecil dari baterai senter). Arus ini </text:span><text:span text:style-name="Strong_20_Emphasis"><text:span text:style-name="T1">tidak cukup kuat</text:span></text:span><text:span text:style-name="T1"> untuk membuat neuron aktif secara langsung. Sebaliknya, ia </text:span><text:span text:style-name="Emphasis"><text:span text:style-name="T1">memodulasi</text:span></text:span><text:span text:style-name="T1"> tingkat 'kesiagaan' (potensial membran istirahat) neuron di area luas di bawah elektroda. Elektroda positif (anoda) membuat neuron sedikit </text:span><text:span text:style-name="Emphasis"><text:span text:style-name="T1">lebih mudah</text:span></text:span><text:span text:style-name="T1"> terpicu, sementara elektroda negatif (katoda) membuatnya sedikit </text:span><text:span text:style-name="Emphasis"><text:span text:style-name="T1">lebih sulit</text:span></text:span><text:span text:style-name="T1"> terpicu. Analogi: 'mengatur kenop volume' sensitivitas neuron, membuatnya lebih 'on' atau 'off'. </text:span><text:span text:style-name="Emphasis"><text:span text:style-name="T1">Penggunaan Saat Ini:</text:span></text:span><text:span text:style-name="T1"> Masih dalam tahap riset ekstensif untuk berbagai kondisi (peningkatan belajar, memori, mood, pemulihan stroke, mengurangi nyeri kronis). Belum banyak jadi terapi standar. </text:span><text:span text:style-name="Emphasis"><text:span text:style-name="T1">Potensi N-Rehab:</text:span></text:span><text:span text:style-name="T1"> 'Meningkatkan' efek terapi kognitif atau pelatihan keterampilan dengan membuat otak lebih 'siap belajar' (plastis), menyeimbangkan aktivitas antara hemisfer otak. </text:span><text:span text:style-name="Emphasis"><text:span text:style-name="T1">Keamanan:</text:span></text:span><text:span text:style-name="T1"> Dianggap sangat aman jika arus rendah dan durasi singkat (sensasi gatal/perih ringan di kulit), tapi efek jangka panjang dan keamanan penggunaan DIY (Do-It-Yourself) masih perlu banyak diteliti. Bandingkan keduanya: TMS lebih fokus, efek lebih kuat, bisa langsung memicu/menghambat; tDCS lebih menyebar, efek lebih halus (modulasi), lebih murah/portabel. Tekankan peran keduanya dalam </text:span><text:span text:style-name="Strong_20_Emphasis"><text:span text:style-name="T1">menginduksi neuroplastisitas</text:span></text:span><text:span text:style-name="T1"> sebagai mekanisme potensial untuk perubahan perilaku jangka panjang. Sebutkan perlunya sesi berulang, penargetan yang akurat (dibantu imaging), dan personalisasi." </text:span></text:p>
                      </text:list-item>
                    </text:list>
                  </text:list-item>
                </text:list>
              </text:list-item>
              <text:list-item>
                <text:p text:style-name="P11"><text:span text:style-name="Strong_20_Emphasis"><text:span text:style-name="T1">Subbab 5.3: Intervensi Lebih Dalam: Stimulasi Otak Invasif (DBS) dan Fokus Ultrasound (FUS)</text:span></text:span></text:p>
                <text:list>
                  <text:list-item>
                    <text:p text:style-name="P209"><text:span text:style-name="Strong_20_Emphasis"><text:span text:style-name="T1">Prompt untuk Isi Subbab 5.3:</text:span></text:span><text:span text:style-name="T1"> "Tulis isi Subbab 5.3: 'Intervensi Lebih Dalam: Stimulasi Otak Invasif (DBS) dan </text:span><text:soft-page-break/><text:span text:style-name="T1">Fokus Ultrasound (FUS)' dengan pembahasan mendalam yang mengkontraskan antara metode bedah (DBS) dan teknologi non-invasif baru (FUS) untuk menjangkau target di bagian dalam otak, dijelaskan secara jelas dengan penekanan pada risiko dan potensi, cocok untuk remaja. Awali dengan pertanyaan transisi: 'TMS dan tDCS bagus untuk permukaan otak. Tapi bagaimana jika sirkuit bermasalah ada di area yang terkubur jauh di dalam? Perlu alat yang bisa menjangkau lebih dalam.' Perkenalkan dua pendekatan utama: </text:span></text:p>
                    <text:list>
                      <text:list-item>
                        <text:p text:style-name="P209"><text:span text:style-name="Strong_20_Emphasis"><text:span text:style-name="T1">DBS (Deep Brain Stimulation - Stimulasi Otak Dalam):</text:span></text:span><text:span text:style-name="T1"> Jelaskan ini sebagai intervensi </text:span><text:span text:style-name="Strong_20_Emphasis"><text:span text:style-name="T1">invasif</text:span></text:span><text:span text:style-name="T1"> yang memerlukan </text:span><text:span text:style-name="Strong_20_Emphasis"><text:span text:style-name="T1">operasi bedah otak</text:span></text:span><text:span text:style-name="T1"> oleh tim medis spesialis. Prosesnya: Dokter bedah saraf menanam satu atau lebih elektroda (kawat sangat tipis) secara sangat presisi ke dalam target spesifik di struktur otak dalam (misal: ganglia basalis, talamus). Elektroda ini dihubungkan melalui kabel di bawah kulit ke sebuah alat generator denyut (neurostimulator, mirip alat pacu jantung) yang ditanam di area dada. Alat ini mengirimkan sinyal listrik terus-menerus atau berpola ke target otak untuk </text:span><text:span text:style-name="Emphasis"><text:span text:style-name="T1">memodulasi</text:span></text:span><text:span text:style-name="T1"> atau 'menimpa' pola aktivitas abnormal di sirkuit tersebut. Analogi: 'alat pacu irama' internal untuk sirkuit otak yang 'kacau'. </text:span><text:span text:style-name="Emphasis"><text:span text:style-name="T1">Digunakan Untuk Saat Ini:</text:span></text:span><text:span text:style-name="T1"> Terapi yang sudah mapan dan efektif untuk mengontrol gejala penyakit Parkinson, tremor esensial, distonia, serta disetujui untuk kasus OCD berat dan epilepsi yang tidak merespons pengobatan lain. </text:span><text:span text:style-name="Emphasis"><text:span text:style-name="T1">Potensi (Sangat Spekulatif, Jauh, dan Penuh Masalah Etis) untuk N-Rehab:</text:span></text:span><text:span text:style-name="T1"> Secara teoritis, mungkin bisa menarget sirkuit yang terlibat dalam kecanduan parah atau agresi impulsif kronis, tapi ini masih sangat jauh dari kenyataan dan problematis. </text:span><text:span text:style-name="Emphasis"><text:span text:style-name="T1">Risiko Utama:</text:span></text:span><text:span text:style-name="T1"> Semua risiko yang terkait dengan bedah otak (infeksi, pendarahan, stroke), kemungkinan efek samping dari stimulasi itu sendiri (gangguan bicara, keseimbangan, mood, kognisi), perlu prosedur bedah </text:span><text:soft-page-break/><text:span text:style-name="T1">lagi untuk mengganti baterai generator. </text:span></text:p>
                      </text:list-item>
                      <text:list-item>
                        <text:p text:style-name="P209"><text:span text:style-name="Strong_20_Emphasis"><text:span text:style-name="T1">FUS (Focused Ultrasound - Ultrasound Terfokus):</text:span></text:span><text:span text:style-name="T1"> Jelaskan ini sebagai teknologi </text:span><text:span text:style-name="Strong_20_Emphasis"><text:span text:style-name="T1">non-invasif</text:span></text:span><text:span text:style-name="T1"> yang relatif baru namun sangat menjanjikan untuk target dalam. Prinsipnya: Sebuah helm dengan ratusan transduser ultrasound kecil masing-masing menembakkan gelombang suara energi rendah yang aman melewati tengkorak. Semua gelombang ini dirancang untuk bertemu (berfokus) di satu titik kecil di dalam otak. Di titik fokus ini, energi gabungan menjadi cukup kuat untuk menghasilkan efek biologis. Tergantung pada parameter (intensitas, durasi, pola denyut), FUS dapat digunakan untuk: </text:span></text:p>
                        <text:list>
                          <text:list-item>
                            <text:p text:style-name="P209"><text:span text:style-name="Strong_20_Emphasis"><text:span text:style-name="T1">Neuromodulasi (Energi Rendah):</text:span></text:span><text:span text:style-name="T1"> Merangsang atau menghambat aktivitas neuron secara </text:span><text:span text:style-name="Emphasis"><text:span text:style-name="T1">sementara</text:span></text:span><text:span text:style-name="T1"> dan </text:span><text:span text:style-name="Emphasis"><text:span text:style-name="T1">reversibel</text:span></text:span><text:span text:style-name="T1">. Potensi untuk terapi non-destruktif. </text:span></text:p>
                          </text:list-item>
                          <text:list-item>
                            <text:p text:style-name="P209"><text:span text:style-name="Strong_20_Emphasis"><text:span text:style-name="T1">Ablasi Termal (Energi Tinggi):</text:span></text:span><text:span text:style-name="T1"> Memanaskan dan </text:span><text:span text:style-name="Emphasis"><text:span text:style-name="T1">merusak secara permanen</text:span></text:span><text:span text:style-name="T1"> jaringan otak yang sangat kecil di titik fokus (misal: memutus sirkuit penyebab tremor). Ini bersifat lesi/destruktif. </text:span></text:p>
                          </text:list-item>
                          <text:list-item>
                            <text:p text:style-name="P209"><text:span text:style-name="Strong_20_Emphasis"><text:span text:style-name="T1">Membuka Sawar Darah Otak (Blood-Brain Barrier Opening):</text:span></text:span><text:span text:style-name="T1"> Menggunakan FUS dengan bantuan gelembung mikro untuk 'membuka' sementara sawar pelindung otak agar obat bisa masuk ke area target. Analogi FUS: Seperti menggunakan banyak sinar laser kecil yang hanya membakar di titik pertemuannya, tapi ini menggunakan suara. </text:span><text:span text:style-name="Emphasis"><text:span text:style-name="T1">Status Saat Ini:</text:span></text:span><text:span text:style-name="T1"> Ablasi FUS untuk tremor esensial dan Parkinson tremor-dominan sudah disetujui di beberapa negara. Modalitas neuromodulasi dan pembukaan sawar darah otak masih dalam riset klinis intensif. </text:span><text:span text:style-name="Emphasis"><text:span text:style-name="T1">Potensi N-Rehab:</text:span></text:span><text:span text:style-name="T1"> Menawarkan cara </text:span><text:span text:style-name="Strong_20_Emphasis"><text:span text:style-name="T1">non-invasif</text:span></text:span><text:span text:style-name="T1"> untuk menjangkau dan memodulasi sirkuit otak </text:span><text:soft-page-break/><text:span text:style-name="T1">dalam dengan presisi spasial yang baik? </text:span><text:span text:style-name="Emphasis"><text:span text:style-name="T1">Tantangan:</text:span></text:span><text:span text:style-name="T1"> Memastikan keamanan jangka panjang, memahami mekanisme biologisnya secara penuh, presisi targeting yang konsisten. Bandingkan secara jelas: DBS (invasif, risiko bedah, teknologi lebih mapan untuk penyakit tertentu) versus FUS (non-invasif, fleksibel [modulasi/ablasi/pengiriman obat], teknologi lebih baru, potensi besar tapi bukti klinis masih berkembang). Tekankan trade-off besar antara invasivitas, risiko, jangkauan, dan tingkat kemapanan teknologi." </text:span></text:p>
                          </text:list-item>
                        </text:list>
                      </text:list-item>
                    </text:list>
                  </text:list-item>
                </text:list>
              </text:list-item>
              <text:list-item>
                <text:p text:style-name="P11"><text:span text:style-name="Strong_20_Emphasis"><text:span text:style-name="T1">Subbab 5.4: Pil untuk Pikiran?: Neurofarmakologi Presisi</text:span></text:span></text:p>
                <text:list>
                  <text:list-item>
                    <text:p text:style-name="P209"><text:span text:style-name="Strong_20_Emphasis"><text:span text:style-name="T1">Prompt untuk Isi Subbab 5.4:</text:span></text:span><text:span text:style-name="T1"> "Tulis isi Subbab 5.4: 'Pil untuk Pikiran?: Neurofarmakologi Presisi' dengan pembahasan mendalam yang menjelaskan bagaimana obat-obatan memengaruhi kimia otak (neurotransmitter) dan perilaku, mengevaluasi keterbatasan obat saat ini, dan memproyeksikan visi neurofarmakologi masa depan yang lebih presisi, disajikan secara berimbang dan bertanggung jawab untuk remaja. Mulai dengan mengingatkan hubungan antara kimia otak dan perilaku: 'Otak kita adalah pabrik kimia raksasa, dan keseimbangan kimiawi ini sangat memengaruhi perasaan dan tindakan kita. Obat-obatan adalah cara kita mencoba 'mengatur' keseimbangan ini dari luar.' Jelaskan mekanisme aksi utama obat psikotropika pada tingkat sinaps (merujuk Bab 2.3): </text:span></text:p>
                    <text:list>
                      <text:list-item>
                        <text:p text:style-name="P209"><text:span text:style-name="Strong_20_Emphasis"><text:span text:style-name="T1">Mengubah Ketersediaan Neurotransmitter:</text:span></text:span><text:span text:style-name="T1"> Meningkatkan atau menurunkan produksi, pelepasan, atau proses </text:span><text:span text:style-name="Emphasis"><text:span text:style-name="T1">reuptake</text:span></text:span><text:span text:style-name="T1"> (pembersihan) neurotransmitter di celah sinaps (contoh paling terkenal: SSRI [Selective Serotonin Reuptake Inhibitors] yang meningkatkan kadar serotonin). </text:span></text:p>
                      </text:list-item>
                      <text:list-item>
                        <text:p text:style-name="P209"><text:span text:style-name="Strong_20_Emphasis"><text:span text:style-name="T1">Berinteraksi dengan Reseptor:</text:span></text:span><text:span text:style-name="T1"> Bertindak sebagai 'kunci' yang meniru neurotransmitter asli untuk mengaktifkan reseptor (agonis), atau sebagai 'kunci </text:span><text:soft-page-break/><text:span text:style-name="T1">palsu' yang menyumbat reseptor sehingga neurotransmitter asli tidak bisa bekerja (antagonis). Sebutkan kelas-kelas obat yang relevan </text:span><text:span text:style-name="Emphasis"><text:span text:style-name="T1">saat ini</text:span></text:span><text:span text:style-name="T1"> digunakan dalam psikiatri untuk masalah perilaku/mood (antidepresan [SSRI, SNRI], antiansietas [benzodiazepin - hati-hati potensi adiksi], antipsikotik, mood stabilizer [untuk bipolar], stimulan [untuk ADHD]) dan jelaskan secara umum </text:span><text:span text:style-name="Emphasis"><text:span text:style-name="T1">tujuan</text:span></text:span><text:span text:style-name="T1"> serta </text:span><text:span text:style-name="Emphasis"><text:span text:style-name="T1">prinsip kerja</text:span></text:span><text:span text:style-name="T1"> kasarnya (misal: SSRI untuk mood &amp; impulsivitas, stimulan untuk meningkatkan fokus &amp; kontrol). </text:span><text:span text:style-name="Strong_20_Emphasis"><text:span text:style-name="T1">Kritisi secara jujur keterbatasan besar obat saat ini:</text:span></text:span><text:span text:style-name="T1"> </text:span></text:p>
                      </text:list-item>
                      <text:list-item>
                        <text:p text:style-name="P209"><text:span text:style-name="Strong_20_Emphasis"><text:span text:style-name="T1">Efek Samping:</text:span></text:span><text:span text:style-name="T1"> Sangat umum dan bervariasi (mulai dari mulut kering, pusing, hingga penambahan berat badan, masalah seksual, efek kognitif). </text:span></text:p>
                      </text:list-item>
                      <text:list-item>
                        <text:p text:style-name="P209"><text:span text:style-name="Strong_20_Emphasis"><text:span text:style-name="T1">Kurang Presisi ('Shotgun Approach'):</text:span></text:span><text:span text:style-name="T1"> Obat menyebar ke seluruh otak dan tubuh, memengaruhi banyak sistem selain target utama, menyebabkan efek samping. </text:span></text:p>
                      </text:list-item>
                      <text:list-item>
                        <text:p text:style-name="P209"><text:span text:style-name="Strong_20_Emphasis"><text:span text:style-name="T1">Variabilitas Respons Individu:</text:span></text:span><text:span text:style-name="T1"> Efektivitas dan efek samping sangat berbeda antar individu, sering memerlukan proses </text:span><text:span text:style-name="Emphasis"><text:span text:style-name="T1">trial-and-error</text:span></text:span><text:span text:style-name="T1"> yang panjang dan membuat frustrasi. </text:span></text:p>
                      </text:list-item>
                      <text:list-item>
                        <text:p text:style-name="P209"><text:span text:style-name="Strong_20_Emphasis"><text:span text:style-name="T1">Manajemen Gejala, Bukan Penyebab:</text:span></text:span><text:span text:style-name="T1"> Seringkali hanya menekan gejala, bukan mengatasi akar masalah biologis atau psikososialnya. </text:span></text:p>
                      </text:list-item>
                      <text:list-item>
                        <text:p text:style-name="P209"><text:span text:style-name="Strong_20_Emphasis"><text:span text:style-name="T1">Potensi Ketergantungan &amp; Penyalahgunaan:</text:span></text:span><text:span text:style-name="T1"> Terutama pada beberapa kelas obat seperti benzodiazepin atau stimulan. Kemudian, proyeksikan ke </text:span><text:span text:style-name="Strong_20_Emphasis"><text:span text:style-name="T1">visi masa depan neurofarmakologi yang lebih presisi</text:span></text:span><text:span text:style-name="T1">: </text:span></text:p>
                      </text:list-item>
                      <text:list-item>
                        <text:p text:style-name="P209"><text:span text:style-name="Strong_20_Emphasis"><text:span text:style-name="T1">Target Molekuler Spesifik:</text:span></text:span><text:span text:style-name="T1"> Mengembangkan obat yang hanya berikatan dengan sub-tipe reseptor tertentu atau jalur pensinyalan spesifik di dalam sel neuron yang terlibat dalam sirkuit target, sehingga lebih efektif dan minim efek samping. </text:span></text:p>
                      </text:list-item>
                      <text:list-item>
                        <text:p text:style-name="P209"><text:span text:style-name="Strong_20_Emphasis"><text:span text:style-name="T1">Farmakogenomik &amp; Pengobatan Terpersonalisasi:</text:span></text:span><text:span text:style-name="T1"> Menggunakan informasi genetik pasien untuk </text:span><text:soft-page-break/><text:span text:style-name="T1">memprediksi obat mana yang paling cocok dan dosis berapa yang optimal, menghindari trial-and-error. </text:span></text:p>
                      </text:list-item>
                      <text:list-item>
                        <text:p text:style-name="P209"><text:span text:style-name="Strong_20_Emphasis"><text:span text:style-name="T1">Obat Peningkat Plastisitas ('Plasticity Enhancers'):</text:span></text:span><text:span text:style-name="T1"> Obat yang dirancang khusus untuk membuat otak lebih 'lentur' dan responsif terhadap pembelajaran dari terapi perilaku atau kognitif. </text:span></text:p>
                      </text:list-item>
                      <text:list-item>
                        <text:p text:style-name="P209"><text:span text:style-name="Strong_20_Emphasis"><text:span text:style-name="T1">Sistem Pengiriman Obat Tertarget:</text:span></text:span><text:span text:style-name="T1"> Mungkin menggunakan nanoteknologi atau FUS untuk mengirimkan obat hanya ke area otak yang membutuhkan. </text:span><text:span text:style-name="Emphasis"><text:span text:style-name="T1">Potensi untuk N-Rehab:</text:span></text:span><text:span text:style-name="T1"> Obat masa depan mungkin bisa menjadi </text:span><text:span text:style-name="Emphasis"><text:span text:style-name="T1">komponen pendukung</text:span></text:span><text:span text:style-name="T1"> yang penting dalam program rehabilitasi terpadu (misal: diminum sebelum sesi terapi/stimulasi), membantu menstabilkan mood, mengurangi impulsivitas, atau meningkatkan kemampuan belajar sosial dengan cara yang lebih aman dan efektif. Tekankan peran </text:span><text:span text:style-name="Strong_20_Emphasis"><text:span text:style-name="T1">pendukung</text:span></text:span><text:span text:style-name="T1">, bukan solusi tunggal. Singgung sekilas dilema etis 'pil untuk kepribadian'." </text:span></text:p>
                      </text:list-item>
                    </text:list>
                  </text:list-item>
                </text:list>
              </text:list-item>
              <text:list-item>
                <text:p text:style-name="P11"><text:span text:style-name="Strong_20_Emphasis"><text:span text:style-name="T1">Subbab 5.5: Otak Bertemu Mesin: Neurofeedback dan Antarmuka Otak-Komputer (BCI)</text:span></text:span></text:p>
                <text:list>
                  <text:list-item>
                    <text:p text:style-name="P209"><text:span text:style-name="Strong_20_Emphasis"><text:span text:style-name="T1">Prompt untuk Isi Subbab 5.5:</text:span></text:span><text:span text:style-name="T1"> "Tulis isi Subbab 5.5: 'Otak Bertemu Mesin: Neurofeedback dan Antarmuka Otak-Komputer (BCI)' dengan pembahasan mendalam yang menjelaskan prinsip kerja, aplikasi saat ini, dan potensi masa depan dari kedua teknologi interaktif ini, disajikan secara menarik dan mudah dipahami remaja. Awali dengan pertanyaan yang memikat: 'Bagaimana jika otakmu bisa 'bercermin' dan belajar memperbaiki diri sendiri? Atau bagaimana jika kamu bisa mengendalikan gadget hanya dengan kekuatan pikiran?' Perkenalkan dua teknologi yang mewujudkan ide ini: </text:span></text:p>
                    <text:list>
                      <text:list-item>
                        <text:p text:style-name="P209"><text:span text:style-name="Strong_20_Emphasis"><text:span text:style-name="T1">Neurofeedback ('Biofeedback untuk Otak' atau 'Fitnes Otak Terpandu'):</text:span></text:span><text:span text:style-name="T1"> Jelaskan prosesnya langkah demi langkah secara detail: </text:span></text:p>
                        <text:list>
                          <text:list-item>
                            <text:p text:style-name="P209"><text:span text:style-name="Strong_20_Emphasis"><text:span text:style-name="T1">Rekam (Record):</text:span></text:span><text:span text:style-name="T1"> Sensor EEG ditempel di kulit </text:span><text:soft-page-break/><text:span text:style-name="T1">kepala untuk merekam aktivitas listrik otak (gelombang otak) secara real-time. </text:span></text:p>
                          </text:list-item>
                          <text:list-item>
                            <text:p text:style-name="P209"><text:span text:style-name="Strong_20_Emphasis"><text:span text:style-name="T1">Analisis (Analyze):</text:span></text:span><text:span text:style-name="T1"> Komputer secara cepat menganalisis sinyal EEG dan mengekstrak parameter atau pola tertentu yang ingin dilatih (misal: meningkatkan rasio gelombang Beta terhadap Theta untuk fokus, atau meningkatkan gelombang Alpha untuk relaksasi). </text:span></text:p>
                          </text:list-item>
                          <text:list-item>
                            <text:p text:style-name="P209"><text:span text:style-name="Strong_20_Emphasis"><text:span text:style-name="T1">Umpan Balik (Feedback):</text:span></text:span><text:span text:style-name="T1"> Pengguna menerima umpan balik (visual atau auditori) secara instan yang merefleksikan aktivitas otaknya. Contoh: Sebuah game sederhana hanya akan berjalan jika pengguna berhasil menjaga otaknya dalam kondisi fokus (menghasilkan lebih banyak gelombang Beta); sebuah film akan menjadi lebih terang/jelas saat pengguna rileks (menghasilkan lebih banyak gelombang Alpha). </text:span></text:p>
                          </text:list-item>
                          <text:list-item>
                            <text:p text:style-name="P209"><text:span text:style-name="Strong_20_Emphasis"><text:span text:style-name="T1">Belajar (Learn - Operant Conditioning):</text:span></text:span><text:span text:style-name="T1"> Melalui proses trial-and-error dan pengulangan, otak secara bertahap (seringkali tanpa disadari) belajar untuk menghasilkan pola aktivitas yang diinginkan (yang menghasilkan 'hadiah' berupa feedback positif) secara lebih konsisten. Analogi: Belajar mengendarai sepeda dengan melihat cermin yang menunjukkan keseimbanganmu secara real-time, atau melatih otot dengan melihat langsung kontraksinya. </text:span><text:span text:style-name="Emphasis"><text:span text:style-name="T1">Penggunaan Saat Ini &amp; Potensial:</text:span></text:span><text:span text:style-name="T1"> Digunakan (dengan tingkat bukti ilmiah yang bervariasi) sebagai terapi tambahan untuk ADHD, kecemasan, stres pasca-trauma (PTSD), insomnia, dan untuk peningkatan performa kognitif/atletik. </text:span><text:span text:style-name="Emphasis"><text:span text:style-name="T1">Potensi N-Rehab:</text:span></text:span><text:span text:style-name="T1"> Alat untuk </text:span><text:span text:style-name="Strong_20_Emphasis"><text:span text:style-name="T1">melatih kemampuan regulasi diri</text:span></text:span><text:span text:style-name="T1"> secara aktif – misal, melatih individu untuk secara sadar 'menenangkan' pola otak yang terkait dengan kemarahan atau kecemasan, atau 'menguatkan' </text:span><text:soft-page-break/><text:span text:style-name="T1">pola yang terkait dengan fokus dan kontrol impuls (aktivitas PFC). Sangat potensial jika </text:span><text:span text:style-name="Strong_20_Emphasis"><text:span text:style-name="T1">dikombinasikan dengan Virtual Reality (VR)</text:span></text:span><text:span text:style-name="T1"> untuk melatih respons dalam skenario sosial yang realistis tapi aman. </text:span></text:p>
                          </text:list-item>
                        </text:list>
                      </text:list-item>
                      <text:list-item>
                        <text:p text:style-name="P209"><text:span text:style-name="Strong_20_Emphasis"><text:span text:style-name="T1">BCI (Brain-Computer Interface - Antarmuka Otak-Komputer, atau BMI - Brain-Machine Interface):</text:span></text:span><text:span text:style-name="T1"> Jelaskan sebagai teknologi yang menciptakan </text:span><text:span text:style-name="Strong_20_Emphasis"><text:span text:style-name="T1">kanal komunikasi langsung</text:span></text:span><text:span text:style-name="T1"> antara otak dan perangkat eksternal (komputer, robot, dll), tanpa melalui jalur saraf dan otot normal. Bedakan jenis utamanya berdasarkan cara 'mendengarkan' otak: </text:span></text:p>
                        <text:list>
                          <text:list-item>
                            <text:p text:style-name="P209"><text:span text:style-name="Strong_20_Emphasis"><text:span text:style-name="T1">BCI Non-Invasif:</text:span></text:span><text:span text:style-name="T1"> Menggunakan sensor di luar kepala (biasanya EEG). Sinyal lebih lemah dan 'berisik', sehingga kontrol lebih terbatas (misal: menggerakkan kursor, memilih huruf/ikon, mengontrol game sederhana). Lebih aman dan mudah digunakan. </text:span></text:p>
                          </text:list-item>
                          <text:list-item>
                            <text:p text:style-name="P209"><text:span text:style-name="Strong_20_Emphasis"><text:span text:style-name="T1">BCI Invasif:</text:span></text:span><text:span text:style-name="T1"> Menggunakan elektroda yang ditanam di permukaan otak (ECoG) atau di dalam jaringan otak (implan mikroelektroda). Membutuhkan bedah otak. Sinyal jauh lebih jernih dan kaya informasi, memungkinkan kontrol yang lebih kompleks dan cepat (misal: menggerakkan lengan robotik canggih dengan banyak derajat kebebasan, mengetik kalimat dengan membayangkannya). Analogi: Menggunakan 'stik PS' yang langsung membaca sinyal dari otakmu. </text:span><text:span text:style-name="Emphasis"><text:span text:style-name="T1">Penggunaan Saat Ini:</text:span></text:span><text:span text:style-name="T1"> Fokus utama pada </text:span><text:span text:style-name="Strong_20_Emphasis"><text:span text:style-name="T1">membantu pasien dengan kelumpuhan parah</text:span></text:span><text:span text:style-name="T1"> (misal: ALS, cedera tulang belakang, stroke berat) untuk berkomunikasi atau mengoperasikan alat bantu. </text:span><text:span text:style-name="Emphasis"><text:span text:style-name="T1">Potensi (Sangat Jauh, Spekulatif, dan Etis Rumit) untuk N-Rehab:</text:span></text:span><text:span text:style-name="T1"> Mungkin untuk mendeteksi pola otak yang mendahului niat agresif (isu 'thought policing' </text:span><text:soft-page-break/><text:span text:style-name="T1">besar)? Atau sebagai alat kontrol yang lebih imersif dalam lingkungan terapi VR? Atau bahkan kelak untuk 'mengunggah' keterampilan sosial? (Sangat spekulatif). Jelaskan perbedaan fundamental: Neurofeedback bertujuan </text:span><text:span text:style-name="Emphasis"><text:span text:style-name="T1">melatih otak itu sendiri</text:span></text:span><text:span text:style-name="T1"> untuk regulasi internal, sementara BCI bertujuan </text:span><text:span text:style-name="Emphasis"><text:span text:style-name="T1">menggunakan sinyal otak</text:span></text:span><text:span text:style-name="T1"> untuk mengontrol sesuatu di luar. Diskusikan potensi unik keduanya dalam memberdayakan individu untuk berpartisipasi aktif dalam perubahan atau interaksi." </text:span></text:p>
                          </text:list-item>
                        </text:list>
                      </text:list-item>
                    </text:list>
                  </text:list-item>
                </text:list>
              </text:list-item>
              <text:list-item>
                <text:p text:style-name="P11"><text:span text:style-name="Strong_20_Emphasis"><text:span text:style-name="T1">Subbab 5.6: Kotak Alat Masa Depan: Kombinasi, Personalisasi, dan Tantangan</text:span></text:span></text:p>
                <text:list>
                  <text:list-item>
                    <text:p text:style-name="P209"><text:span text:style-name="Strong_20_Emphasis"><text:span text:style-name="T1">Prompt untuk Isi Subbab 5.6:</text:span></text:span><text:span text:style-name="T1"> "Tulis isi Subbab 5.6: 'Kotak Alat Masa Depan: Kombinasi, Personalisasi, dan Tantangan' sebagai penutup Bab 5 yang berfungsi sebagai </text:span><text:span text:style-name="Strong_20_Emphasis"><text:span text:style-name="T1">sintesis, visi, sekaligus peringatan</text:span></text:span><text:span text:style-name="T1">. Mulai dengan merangkum kembali 'isi kotak peralatan' neuroteknologi yang telah dibahas: 'Kita sudah menjelajahi berbagai alat canggih – 'kamera' untuk mengintip otak (fMRI, EEG, DTI), 'stimulator' untuk memodulasi aktivitasnya (TMS, tDCS, DBS, FUS), 'ramuan kimia' untuk memengaruhi neurotransmitter (neurofarmakologi), dan alat interaktif untuk melatih atau berkomunikasi (Neurofeedback, BCI).' Tegaskan dengan kuat bahwa kekuatan sesungguhnya di masa depan kemungkinan besar </text:span><text:span text:style-name="Strong_20_Emphasis"><text:span text:style-name="T1">tidak terletak pada satu teknologi tunggal</text:span></text:span><text:span text:style-name="T1">, melainkan pada </text:span><text:span text:style-name="Strong_20_Emphasis"><text:span text:style-name="T1">kombinasi cerdas dan personalisasi radikal</text:span></text:span><text:span text:style-name="T1">: </text:span></text:p>
                    <text:list>
                      <text:list-item>
                        <text:p text:style-name="P209"><text:span text:style-name="Strong_20_Emphasis"><text:span text:style-name="T1">Pendekatan Multi-Modal &amp; Sinergis:</text:span></text:span><text:span text:style-name="T1"> Bayangkan sebuah protokol rehabilitasi masa depan: Dimulai dengan assessment multi-modal (imaging, genetik, perilaku) untuk diagnosis presisi. Dilanjutkan dengan kombinasi intervensi, misal: rTMS untuk 'mempersiapkan' sirkuit PFC, diikuti sesi Neurofeedback intensif dalam lingkungan VR yang realistis untuk melatih kontrol emosi, mungkin didukung sementara </text:span><text:soft-page-break/><text:span text:style-name="T1">oleh obat peningkat plastisitas yang dipilih berdasarkan farmakogenomik. Setiap komponen dirancang untuk memperkuat efek komponen lainnya. </text:span></text:p>
                      </text:list-item>
                      <text:list-item>
                        <text:p text:style-name="P209"><text:span text:style-name="Strong_20_Emphasis"><text:span text:style-name="T1">Era Pengobatan Otak Terpersonalisasi:</text:span></text:span><text:span text:style-name="T1"> Tekankan pergeseran dari 'satu ukuran untuk semua' ke pendekatan yang sepenuhnya disesuaikan dengan </text:span><text:span text:style-name="Strong_20_Emphasis"><text:span text:style-name="T1">profil biologis unik</text:span></text:span><text:span text:style-name="T1"> (struktur &amp; fungsi otak, genetika), </text:span><text:span text:style-name="Strong_20_Emphasis"><text:span text:style-name="T1">psikologis</text:span></text:span><text:span text:style-name="T1">, dan </text:span><text:span text:style-name="Strong_20_Emphasis"><text:span text:style-name="T1">sosial</text:span></text:span><text:span text:style-name="T1"> setiap individu. Teknologi imaging dan AI akan berperan besar dalam personalisasi ini. Namun, setelah memaparkan visi yang mungkin terdengar optimis ini, sangat penting untuk kembali menjejak bumi. Sampaikan secara ringkas dan jelas beberapa </text:span><text:span text:style-name="Strong_20_Emphasis"><text:span text:style-name="T1">tantangan teknologi dan ilmiah fundamental</text:span></text:span><text:span text:style-name="T1"> yang masih menjadi 'pekerjaan rumah' raksasa sebelum visi ini bisa (jika bisa) terwujud: </text:span></text:p>
                      </text:list-item>
                      <text:list-item>
                        <text:p text:style-name="P209"><text:span text:style-name="Strong_20_Emphasis"><text:span text:style-name="T1">Presisi Spasial &amp; Temporal vs Kompleksitas Otak:</text:span></text:span><text:span text:style-name="T1"> Seberapa akurat kita bisa menarget </text:span><text:span text:style-name="Emphasis"><text:span text:style-name="T1">hanya</text:span></text:span><text:span text:style-name="T1"> sirkuit yang relevan di otak yang begitu padat dan terhubung, tanpa menimbulkan efek samping ('off-target effects') pada fungsi kognitif, emosional, atau motorik lainnya? Bagaimana menstimulasi pada waktu yang tepat? </text:span></text:p>
                      </text:list-item>
                      <text:list-item>
                        <text:p text:style-name="P209"><text:span text:style-name="Strong_20_Emphasis"><text:span text:style-name="T1">Pemahaman Mekanisme Aksi &amp; Efek Jangka Panjang:</text:span></text:span><text:span text:style-name="T1"> Kita seringkali masih belum 100% paham </text:span><text:span text:style-name="Emphasis"><text:span text:style-name="T1">bagaimana</text:span></text:span><text:span text:style-name="T1"> persisnya intervensi ini mengubah otak pada level seluler dan molekuler dalam jangka panjang. Apakah perubahannya permanen? Adakah risiko kerusakan kumulatif atau adaptasi yang tidak diinginkan? </text:span></text:p>
                      </text:list-item>
                      <text:list-item>
                        <text:p text:style-name="P209"><text:span text:style-name="Strong_20_Emphasis"><text:span text:style-name="T1">Mengatasi Heterogenitas &amp; Variabilitas Individu:</text:span></text:span><text:span text:style-name="T1"> Otak manusia sangat beragam. Bagaimana mengembangkan teknologi dan protokol yang bisa bekerja secara konsisten efektif untuk individu dengan latar belakang biologis, pengalaman hidup, dan kondisi klinis yang berbeda-beda? </text:span></text:p>
                      </text:list-item>
                      <text:list-item>
                        <text:p text:style-name="P11"><text:span text:style-name="Strong_20_Emphasis"><text:span text:style-name="T1">Skalabilitas, Aksesibilitas, dan Biaya:</text:span></text:span><text:span text:style-name="T1"> Bagaimana membuat teknologi yang sangat canggih, mahal, dan </text:span><text:soft-page-break/><text:span text:style-name="T1">membutuhkan keahlian tinggi ini bisa diakses secara adil dan luas oleh sistem peradilan pidana atau layanan kesehatan, terutama di negara berkembang? Siapa yang akan membayarnya? Tutup bab dengan kesimpulan bahwa meskipun 'kotak alat' neuroteknologi ini terus berkembang pesat dan menawarkan potensi yang luar biasa, jalan menuju aplikasi yang aman, efektif, dan etis dalam neuro-rehabilitasi masih </text:span><text:span text:style-name="Strong_20_Emphasis"><text:span text:style-name="T1">sangat panjang dan penuh dengan tantangan teknis dan ilmiah yang mendasar</text:span></text:span><text:span text:style-name="T1">. Ini secara alami menyiapkan panggung untuk diskusi yang lebih mendalam tentang </text:span><text:span text:style-name="Strong_20_Emphasis"><text:span text:style-name="T1">rintangan ilmiah spesifik (Bab berikutnya) dan dilema etika yang krusial (Bab setelahnya)</text:span></text:span><text:span text:style-name="T1">. Gaya: Merangkum, visioner tapi sangat realistis mengenai tantangan, transisional yang kuat." </text:span></text:p>
                      </text:list-item>
                    </text:list>
                  </text:list-item>
                </text:list>
              </text:list-item>
            </text:list>
            <text:p text:style-name="P407"/>
            <text:p text:style-name="P184">Prompt ini dirancang untuk memastikan Bab 5 memberikan pemahaman yang baik tentang teknologi kunci, potensinya, keterbatasannya, dan tantangan teknis yang ada, sambil terus mengaitkannya dengan konteks neuro-rehabilitasi dan mempersiapkan pembaca untuk diskusi tantangan yang lebih mendalam.</text:p>
          </text:section>
          <text:section text:style-name="Sect1" text:name="feedback-form-5">
            <text:p text:style-name="P366"/>
          </text:section>
        </text:section>
        <text:section text:style-name="Sect1" text:name="e237f97bac50b1a3">
          <text:p text:style-name="P184"/>
          <text:section text:style-name="Sect1" text:name="user-query-content-6">
            <text:p text:style-name="P404">Pada Bab 6 Tambahkan prompt pada awal bab untuk mendapatkan pengantar , pada tiap subbab/sub-subab untuk mendapatkan isi dengan pembahasan mendalam </text:p>
          </text:section>
          <text:p text:style-name="P366">Tampilkan alur berpikir</text:p>
          <text:section text:style-name="Sect2" text:name="model-response-message-contentr_e237f97bac50b1a3">
            <text:p text:style-name="P366"/>
          </text:section>
          <text:section text:style-name="Sect1" text:name="feedback-form-6">
            <text:p text:style-name="P366"/>
          </text:section>
        </text:section>
        <text:section text:style-name="Sect1" text:name="dfb170d84307f395">
          <text:p text:style-name="P184"/>
          <text:section text:style-name="Sect1" text:name="user-query-content-7">
            <text:p text:style-name="P404">present it </text:p>
          </text:section>
          <text:p text:style-name="P366">Tampilkan alur berpikir</text:p>
          <text:section text:style-name="Sect2" text:name="model-response-message-contentr_dfb170d84307f395">
            <text:p text:style-name="P184">Tentu, berikut adalah prompt yang telah disusun untuk Bab 6 buku Anda, <text:soft-page-break/>yang berfokus pada eksplorasi kekuatan dan batasan neuroplastisitas sebagai fondasi ilmiah neuro-rehabilitasi:</text:p>
            <text:p text:style-name="P407"/>
            <text:p text:style-name="Text_20_body"><text:span text:style-name="Strong_20_Emphasis"><text:span text:style-name="T1">Bab 6: Kekuatan Neuroplastisitas: Bisakah Otak Benar-Benar "Di-rewire"?</text:span></text:span></text:p>
            <text:list xml:id="list7966211254332285059" text:style-name="L13">
              <text:list-item>
                <text:p text:style-name="P12"><text:span text:style-name="Strong_20_Emphasis"><text:span text:style-name="T1">Prompt untuk Pengantar Bab 6:</text:span></text:span><text:span text:style-name="T1"> "Tulis pengantar yang mengundang eksplorasi untuk Bab 6: 'Kekuatan Neuroplastisitas: Bisakah Otak Benar-Benar "Di-rewire"?'. Awali dengan menegaskan kembali peran sentral neuroplastisitas: 'Ingat 'kekuatan super' otak untuk berubah yang kita bahas di Bab 2? Nah, neuroplastisitas adalah </text:span><text:span text:style-name="Emphasis"><text:span text:style-name="T1">jantung</text:span></text:span><text:span text:style-name="T1"> dari seluruh gagasan 'rewiring' atau 'pemrograman ulang' otak untuk rehabilitasi yang kita singgung di Bab 4 dan 5. Tanpa plastisitas, ide itu hanya omong kosong.' Lalu, langsung ajukan pertanyaan fundamental bab ini, menggunakan metafora judul: 'Tapi, seberapa kuat sebenarnya 'obeng' dan 'kabel' plastisitas ini? Apakah kita benar-benar bisa 'meng-rewire' sirkuit otak yang kompleks terkait empati, kontrol diri, atau agresi secara signifikan? Atau kemampuan berubah ini ada batasnya?' Jelaskan bahwa Bab 6 ini didedikasikan untuk menggali lebih dalam </text:span><text:span text:style-name="Strong_20_Emphasis"><text:span text:style-name="T1">bukti nyata</text:span></text:span><text:span text:style-name="T1"> kekuatan neuroplastisitas (melalui contoh belajar dan pemulihan cedera), namun juga secara kritis menguji </text:span><text:span text:style-name="Strong_20_Emphasis"><text:span text:style-name="T1">seberapa jauh batas kemampuannya</text:span></text:span><text:span text:style-name="T1">, terutama ketika berhadapan dengan pola perilaku yang sudah lama terbentuk. Kita akan melihat apakah fondasi ilmiah ini cukup kokoh untuk menopang harapan besar neuro-rehabilitasi. Ajak pembaca untuk menjadi detektif sains, mencari bukti dan batas kemampuan otak. Gaya: Apresiatif terhadap plastisitas, namun investigatif dan realistis tentang batasannya."</text:span></text:p>
              </text:list-item>
              <text:list-item>
                <text:p text:style-name="P12"><text:span text:style-name="Strong_20_Emphasis"><text:span text:style-name="T1">Subbab 6.1: Belajar dan Memori: Bukti Otak Bisa Berubah Setiap Hari</text:span></text:span></text:p>
                <text:list>
                  <text:list-item>
                    <text:p text:style-name="P210"><text:span text:style-name="Strong_20_Emphasis"><text:span text:style-name="T1">Prompt untuk Isi Subbab 6.1:</text:span></text:span><text:span text:style-name="T1"> "Tulis isi Subbab 6.1: 'Belajar dan Memori: Bukti Otak Bisa Berubah Setiap Hari' dengan pembahasan mendalam yang menunjukkan neuroplastisitas bekerja dalam aktivitas sehari-hari remaja, menggunakan contoh konkret dan penjelasan sederhana. Mulai dengan: </text:span><text:soft-page-break/><text:span text:style-name="T1">'Tidak perlu menunggu kejadian luar biasa, otakmu secara aktif 'meng-rewire' dirinya sendiri setiap hari!' Sajikan bukti melalui contoh yang akrab: </text:span></text:p>
                    <text:list>
                      <text:list-item>
                        <text:p text:style-name="P210"><text:span text:style-name="Strong_20_Emphasis"><text:span text:style-name="T1">Menguasai Keterampilan Baru:</text:span></text:span><text:span text:style-name="T1"> Contoh: Belajar main alat musik (area motorik &amp; pendengaran berubah), jago main video game (koordinasi mata-tangan, strategi), belajar bahasa asing (area bahasa menguat). Jelaskan bahwa latihan intensif menyebabkan </text:span><text:span text:style-name="Strong_20_Emphasis"><text:span text:style-name="T1">penguatan koneksi sinaptik (LTP)</text:span></text:span><text:span text:style-name="T1"> di sirkuit yang terlibat. Semakin sering 'jalan' itu dipakai, semakin efisien. Analogi: otot yang dilatih jadi lebih kuat. </text:span></text:p>
                      </text:list-item>
                      <text:list-item>
                        <text:p text:style-name="P210"><text:span text:style-name="Strong_20_Emphasis"><text:span text:style-name="T1">Menyimpan Informasi (Memori):</text:span></text:span><text:span text:style-name="T1"> Contoh: Mengingat materi pelajaran, nama orang, lirik lagu favorit. Jelaskan ini melibatkan pembentukan </text:span><text:span text:style-name="Strong_20_Emphasis"><text:span text:style-name="T1">koneksi baru</text:span></text:span><text:span text:style-name="T1"> antar neuron atau penguatan koneksi lama, terutama di hipokampus (untuk memori baru) dan korteks (untuk penyimpanan jangka panjang). </text:span></text:p>
                      </text:list-item>
                      <text:list-item>
                        <text:p text:style-name="P210"><text:span text:style-name="Strong_20_Emphasis"><text:span text:style-name="T1">Membentuk dan Mengubah Kebiasaan:</text:span></text:span><text:span text:style-name="T1"> Jelaskan bagaimana rutinitas (bangun pagi, gosok gigi, cara belajar, bahkan cara bereaksi terhadap stres) menjadi otomatis karena penguatan jalur saraf di ganglia basalis. Tekankan bahwa kebiasaan </text:span><text:span text:style-name="Emphasis"><text:span text:style-name="T1">bisa diubah</text:span></text:span><text:span text:style-name="T1">, meskipun sulit, dengan membentuk jalur baru yang lebih kuat. </text:span></text:p>
                      </text:list-item>
                      <text:list-item>
                        <text:p text:style-name="P210"><text:span text:style-name="Strong_20_Emphasis"><text:span text:style-name="T1">'Pemangkasan' (Pruning):</text:span></text:span><text:span text:style-name="T1"> Sebutkan juga bahwa otak </text:span><text:span text:style-name="Emphasis"><text:span text:style-name="T1">membuang</text:span></text:span><text:span text:style-name="T1"> koneksi yang jarang dipakai agar lebih efisien (use it or lose it). Ini juga bentuk plastisitas. Jelaskan secara singkat mekanisme dasarnya (LTP, pembentukan sinaps baru, mungkin pertumbuhan dendrit/duri dendritik) dengan bahasa sederhana. Garis bawahi peran </text:span><text:span text:style-name="Strong_20_Emphasis"><text:span text:style-name="T1">pengalaman, latihan aktif, fokus perhatian, dan bahkan tidur</text:span></text:span><text:span text:style-name="T1"> dalam memfasilitasi perubahan plastis ini. Tujuannya: meyakinkan pembaca bahwa plastisitas adalah proses biologis fundamental yang mendasari semua pembelajaran dan adaptasi kita." </text:span></text:p>
                      </text:list-item>
                    </text:list>
                  </text:list-item>
                </text:list>
              </text:list-item>
              <text:list-item>
                <text:p text:style-name="P12"><text:soft-page-break/><text:span text:style-name="Strong_20_Emphasis"><text:span text:style-name="T1">Subbab 6.2: Pemulihan Setelah Cedera Otak: Ketika Otak 'Memperbaiki Diri Sendiri'</text:span></text:span></text:p>
                <text:list>
                  <text:list-item>
                    <text:p text:style-name="P210"><text:span text:style-name="Strong_20_Emphasis"><text:span text:style-name="T1">Prompt untuk Isi Subbab 6.2:</text:span></text:span><text:span text:style-name="T1"> "Tulis isi Subbab 6.2: 'Pemulihan Setelah Cedera Otak: Ketika Otak 'Memperbaiki Diri Sendiri'' dengan pembahasan mendalam yang menyajikan bukti paling kuat dan menyentuh tentang kekuatan neuroplastisitas, dijelaskan secara hati-hati dan penuh harapan (namun realistis) untuk remaja. Mulai dengan kontras: 'Jika hard drive komputermu rusak, datanya hilang selamanya. Tapi otak? Otak punya kemampuan luar biasa untuk mencoba bangkit kembali setelah cedera.' Jelaskan secara singkat jenis cedera otak (Stroke: penyumbatan/pecahnya pembuluh darah; TBI: benturan/guncangan hebat). Lalu, fokus pada kisah-kisah (bisa contoh umum atau kasus anonim singkat) pemulihan fungsi yang menakjubkan: </text:span></text:p>
                    <text:list>
                      <text:list-item>
                        <text:p text:style-name="P374">Pasien stroke yang awalnya tidak bisa bicara (afasia), setelah terapi wicara berbulan-bulan, bisa kembali berkomunikasi, mungkin dengan kosa kata terbatas atau mengandalkan area otak lain. </text:p>
                      </text:list-item>
                      <text:list-item>
                        <text:p text:style-name="P374">Korban kecelakaan dengan kelumpuhan parsial, melalui fisioterapi yang melelahkan, bisa belajar berjalan lagi, meskipun mungkin dengan alat bantu. Jelaskan mekanisme biologis di balik 'keajaiban' ini, yang semuanya adalah manifestasi neuroplastisitas: </text:p>
                      </text:list-item>
                      <text:list-item>
                        <text:p text:style-name="P210"><text:span text:style-name="Strong_20_Emphasis"><text:span text:style-name="T1">Reorganisasi Kortikal (Cortical Reorganization/Remapping):</text:span></text:span><text:span text:style-name="T1"> Area otak yang sehat, seringkali yang berdekatan dengan area cedera atau area yang sama di hemisfer seberang, secara bertahap 'belajar' dan mengambil alih fungsi yang hilang. Analogi: tim kerja yang anggotanya cedera, anggota lain membagi tugasnya. </text:span></text:p>
                      </text:list-item>
                      <text:list-item>
                        <text:p text:style-name="P210"><text:span text:style-name="Strong_20_Emphasis"><text:span text:style-name="T1">Penguatan Jalur Alternatif (Axonal Sprouting &amp; Synaptogenesis):</text:span></text:span><text:span text:style-name="T1"> Neuron yang selamat menumbuhkan 'cabang' baru (akson) atau membentuk sinaps baru untuk membuat 'jalan memutar' di sekitar area </text:span><text:soft-page-break/><text:span text:style-name="T1">kerusakan. </text:span></text:p>
                      </text:list-item>
                      <text:list-item>
                        <text:p text:style-name="P210"><text:span text:style-name="Strong_20_Emphasis"><text:span text:style-name="T1">Mengaktifkan Koneksi 'Tidur' (Unmasking):</text:span></text:span><text:span text:style-name="T1"> Memanfaatkan jalur saraf yang sudah ada tapi sebelumnya kurang aktif. </text:span><text:span text:style-name="Strong_20_Emphasis"><text:span text:style-name="T1">Krusial:</text:span></text:span><text:span text:style-name="T1"> Tekankan bahwa pemulihan ini </text:span><text:span text:style-name="Strong_20_Emphasis"><text:span text:style-name="T1">bukan proses pasif</text:span></text:span><text:span text:style-name="T1">. Otak butuh </text:span><text:span text:style-name="Strong_20_Emphasis"><text:span text:style-name="T1">dirangsang secara aktif</text:span></text:span><text:span text:style-name="T1"> untuk berubah. Di sinilah peran vital </text:span><text:span text:style-name="Strong_20_Emphasis"><text:span text:style-name="T1">terapi rehabilitasi intensif</text:span></text:span><text:span text:style-name="T1"> (fisioterapi, terapi okupasi, terapi wicara, terapi kognitif). Terapi ini memberikan </text:span><text:span text:style-name="Emphasis"><text:span text:style-name="T1">pengalaman</text:span></text:span><text:span text:style-name="T1"> dan </text:span><text:span text:style-name="Emphasis"><text:span text:style-name="T1">latihan</text:span></text:span><text:span text:style-name="T1"> yang dibutuhkan otak untuk 'meng-rewire' dirinya sendiri. Garis bawahi juga bahwa pemulihan </text:span><text:span text:style-name="Strong_20_Emphasis"><text:span text:style-name="T1">seringkali tidak sempurna</text:span></text:span><text:span text:style-name="T1"> dan sangat bervariasi antar individu. Tujuannya: Menunjukkan potensi plastisitas yang dahsyat, tapi juga menekankan bahwa perubahan signifikan membutuhkan intervensi aktif dan waktu yang lama." </text:span></text:p>
                      </text:list-item>
                    </text:list>
                  </text:list-item>
                </text:list>
              </text:list-item>
              <text:list-item>
                <text:p text:style-name="P12"><text:span text:style-name="Strong_20_Emphasis"><text:span text:style-name="T1">Subbab 6.3: Batasan Perubahan: Seberapa Jauh Kita Bisa Melangkah?</text:span></text:span></text:p>
                <text:list>
                  <text:list-item>
                    <text:p text:style-name="P210"><text:span text:style-name="Strong_20_Emphasis"><text:span text:style-name="T1">Prompt untuk Isi Subbab 6.3:</text:span></text:span><text:span text:style-name="T1"> "Tulis isi Subbab 6.3: 'Batasan Perubahan: Seberapa Jauh Kita Bisa Melangkah?' dengan pembahasan mendalam yang secara </text:span><text:span text:style-name="Strong_20_Emphasis"><text:span text:style-name="T1">kritis dan berimbang</text:span></text:span><text:span text:style-name="T1"> mengulas faktor-faktor yang membatasi 'kekuatan super' neuroplastisitas, agar remaja memiliki pemahaman yang realistis. Mulai dengan kalimat penyeimbang: 'Setelah melihat keajaiban plastisitas, sekarang saatnya kita bertanya: adakah batasnya? Tentu saja ada.' Jelaskan beberapa faktor pembatas utama yang perlu dipertimbangkan: </text:span></text:p>
                    <text:list>
                      <text:list-item>
                        <text:p text:style-name="P210"><text:span text:style-name="Strong_20_Emphasis"><text:span text:style-name="T1">Faktor Usia &amp; Periode Kritis:</text:span></text:span><text:span text:style-name="T1"> Otak paling 'lentur' di masa anak-anak dan remaja (ada 'jendela kesempatan' atau periode kritis untuk belajar hal tertentu seperti bahasa). Meskipun plastisitas berlanjut seumur hidup, kemampuannya cenderung </text:span><text:span text:style-name="Emphasis"><text:span text:style-name="T1">berkurang</text:span></text:span><text:span text:style-name="T1"> dan membutuhkan </text:span><text:span text:style-name="Emphasis"><text:span text:style-name="T1">lebih banyak usaha</text:span></text:span><text:span text:style-name="T1"> seiring bertambahnya usia. Analogi: Mengukir kayu muda vs kayu tua. </text:span></text:p>
                      </text:list-item>
                      <text:list-item>
                        <text:p text:style-name="P210"><text:span text:style-name="Strong_20_Emphasis"><text:span text:style-name="T1">Jenis &amp; Tingkat Keparahan 'Masalah':</text:span></text:span><text:span text:style-name="T1"> Mengubah </text:span><text:soft-page-break/><text:span text:style-name="T1">kebiasaan sederhana tentu lebih mudah daripada 'meng-rewire' pola pikir dan emosi kompleks yang terkait dengan trauma berat, kecanduan kronis, atau gangguan kepribadian yang sudah lama. Kerusakan otak struktural yang luas juga lebih sulit dikompensasi daripada cedera ringan. </text:span></text:p>
                      </text:list-item>
                      <text:list-item>
                        <text:p text:style-name="P210"><text:span text:style-name="Strong_20_Emphasis"><text:span text:style-name="T1">Lokasi Otak yang Terlibat:</text:span></text:span><text:span text:style-name="T1"> Beberapa fungsi otak (misal: fungsi sensorik/motorik dasar) mungkin lebih 'keras' atau kurang plastis daripada fungsi kognitif tingkat tinggi. Mengubah sirkuit di area otak dalam mungkin lebih sulit. </text:span></text:p>
                      </text:list-item>
                      <text:list-item>
                        <text:p text:style-name="P210"><text:span text:style-name="Strong_20_Emphasis"><text:span text:style-name="T1">Durasi &amp; Penguatan Pola Lama (Kronisitas):</text:span></text:span><text:span text:style-name="T1"> Semakin lama suatu pola perilaku atau sirkuit saraf digunakan dan diperkuat, semakin 'dalam jejaknya' dan semakin resisten terhadap perubahan. Analogi: mengubah alur sungai yang sudah sangat dalam. </text:span></text:p>
                      </text:list-item>
                      <text:list-item>
                        <text:p text:style-name="P210"><text:span text:style-name="Strong_20_Emphasis"><text:span text:style-name="T1">Faktor Genetik:</text:span></text:span><text:span text:style-name="T1"> Komponen genetik dapat memengaruhi 'setting awal' otak dan juga kapasitas individu untuk plastisitas atau respons terhadap intervensi. </text:span></text:p>
                      </text:list-item>
                      <text:list-item>
                        <text:p text:style-name="P210"><text:span text:style-name="Strong_20_Emphasis"><text:span text:style-name="T1">Faktor Lingkungan &amp; Motivasi:</text:span></text:span><text:span text:style-name="T1"> Plastisitas tidak terjadi di ruang hampa. Lingkungan yang mendukung (atau justru menghambat) dan motivasi internal individu untuk berubah juga sangat memengaruhi hasil. Jelaskan setiap poin dengan argumen singkat dan contoh jika memungkinkan. Tujuannya bukan untuk pesimis, tapi untuk memberikan gambaran </text:span><text:span text:style-name="Strong_20_Emphasis"><text:span text:style-name="T1">realistis</text:span></text:span><text:span text:style-name="T1"> bahwa neuroplastisitas memiliki </text:span><text:span text:style-name="Strong_20_Emphasis"><text:span text:style-name="T1">batasan biologis dan kontekstual</text:span></text:span><text:span text:style-name="T1">. Ini sangat penting untuk memahami mengapa neuro-rehabilitasi (jika mungkin) akan menjadi proses yang </text:span><text:span text:style-name="Strong_20_Emphasis"><text:span text:style-name="T1">sangat menantang</text:span></text:span><text:span text:style-name="T1">, bukan solusi instan." </text:span></text:p>
                      </text:list-item>
                    </text:list>
                  </text:list-item>
                </text:list>
              </text:list-item>
              <text:list-item>
                <text:p text:style-name="P12"><text:span text:style-name="Strong_20_Emphasis"><text:span text:style-name="T1">Subbab 6.4: Latihan Otak dan Perubahan Perilaku: Memanfaatkan Plastisitas Cara Klasik</text:span></text:span></text:p>
                <text:list>
                  <text:list-item>
                    <text:p text:style-name="P210"><text:span text:style-name="Strong_20_Emphasis"><text:span text:style-name="T1">Prompt untuk Isi Subbab 6.4:</text:span></text:span><text:span text:style-name="T1"> "Tulis isi Subbab 6.4: 'Latihan </text:span><text:soft-page-break/><text:span text:style-name="T1">Otak dan Perubahan Perilaku: Memanfaatkan Plastisitas Cara Klasik' dengan pembahasan mendalam yang menunjukkan bahwa kita </text:span><text:span text:style-name="Emphasis"><text:span text:style-name="T1">sudah</text:span></text:span><text:span text:style-name="T1"> memiliki cara untuk secara aktif memanfaatkan neuroplastisitas untuk perubahan perilaku, bahkan tanpa teknologi canggih. Awali dengan gagasan pemberdayaan: 'Ternyata, kita semua punya potensi menjadi 'pelatih otak' bagi diri sendiri!' Jelaskan bagaimana berbagai bentuk terapi psikologis dan pelatihan keterampilan yang efektif pada dasarnya adalah metode untuk </text:span><text:span text:style-name="Strong_20_Emphasis"><text:span text:style-name="T1">mengarahkan neuroplastisitas</text:span></text:span><text:span text:style-name="T1"> melalui pengalaman dan latihan mental: </text:span></text:p>
                    <text:list>
                      <text:list-item>
                        <text:p text:style-name="P210"><text:span text:style-name="Strong_20_Emphasis"><text:span text:style-name="T1">Terapi Perilaku Kognitif (CBT):</text:span></text:span><text:span text:style-name="T1"> Fokus pada bagaimana CBT secara sistematis melatih individu untuk mengenali, menantang, dan </text:span><text:span text:style-name="Emphasis"><text:span text:style-name="T1">mengganti</text:span></text:span><text:span text:style-name="T1"> pola pikir otomatis yang negatif atau maladaptif. Latihan mental berulang ini secara harfiah </text:span><text:span text:style-name="Strong_20_Emphasis"><text:span text:style-name="T1">memperkuat sirkuit saraf alternatif</text:span></text:span><text:span text:style-name="T1"> yang mendukung pemikiran yang lebih rasional dan adaptif, sambil melemahkan sirkuit lama. </text:span></text:p>
                      </text:list-item>
                      <text:list-item>
                        <text:p text:style-name="P210"><text:span text:style-name="Strong_20_Emphasis"><text:span text:style-name="T1">Terapi Paparan (Exposure Therapy) untuk Trauma/Fobia:</text:span></text:span><text:span text:style-name="T1"> Jelaskan bagaimana paparan bertahap dan aman terhadap pemicu rasa takut, dalam konteks yang terkontrol, membantu otak 'belajar kembali' bahwa stimulus tersebut tidak berbahaya, secara efektif </text:span><text:span text:style-name="Strong_20_Emphasis"><text:span text:style-name="T1">'mengkalibrasi ulang' respons amigdala</text:span></text:span><text:span text:style-name="T1">. </text:span></text:p>
                      </text:list-item>
                      <text:list-item>
                        <text:p text:style-name="P210"><text:span text:style-name="Strong_20_Emphasis"><text:span text:style-name="T1">Pelatihan Keterampilan (Sosial, Emosi, Asertivitas):</text:span></text:span><text:span text:style-name="T1"> Belajar dan </text:span><text:span text:style-name="Emphasis"><text:span text:style-name="T1">secara aktif mempraktikkan</text:span></text:span><text:span text:style-name="T1"> cara baru berkomunikasi, mengelola emosi, atau menetapkan batasan juga merupakan proses </text:span><text:span text:style-name="Strong_20_Emphasis"><text:span text:style-name="T1">pembentukan jalur saraf baru</text:span></text:span><text:span text:style-name="T1"> melalui pengalaman. </text:span></text:p>
                      </text:list-item>
                      <text:list-item>
                        <text:p text:style-name="P12"><text:span text:style-name="Strong_20_Emphasis"><text:span text:style-name="T1">Latihan Kesadaran (Mindfulness) &amp; Meditasi:</text:span></text:span><text:span text:style-name="T1"> Tekankan bukti ilmiah (studi neuroimaging) yang menunjukkan bahwa praktik mindfulness rutin dapat secara nyata </text:span><text:span text:style-name="Strong_20_Emphasis"><text:span text:style-name="T1">mengubah struktur (misal: ketebalan kortikal di PFC) dan fungsi (misal: konektivitas PFC-Amigdala)</text:span></text:span><text:span text:style-name="T1"> otak, meningkatkan kemampuan regulasi perhatian dan emosi. Ini adalah contoh 'latihan mental murni' yang berdampak fisik pada otak. Garis bawahi </text:span><text:soft-page-break/><text:span text:style-name="T1">tema sentral: </text:span><text:span text:style-name="Strong_20_Emphasis"><text:span text:style-name="T1">Perubahan plastis membutuhkan usaha aktif dan pengulangan.</text:span></text:span><text:span text:style-name="T1"> Otak berubah sebagai respons terhadap </text:span><text:span text:style-name="Emphasis"><text:span text:style-name="T1">apa yang kita lakukan dan pikirkan secara konsisten</text:span></text:span><text:span text:style-name="T1">. Ini menunjukkan bahwa kemauan, disiplin, dan latihan adalah 'bahan bakar' penting untuk neuroplastisitas. Simpulkan bahwa meskipun teknologi neuro-rehabilitasi masa depan mungkin menawarkan jalan pintas atau bantuan, prinsip dasar perubahan melalui usaha dan pengalaman tetap berlaku. Ini juga menunjukkan validitas dasar dari upaya perubahan perilaku." </text:span></text:p>
                      </text:list-item>
                    </text:list>
                  </text:list-item>
                </text:list>
              </text:list-item>
            </text:list>
            <text:p text:style-name="P407"/>
            <text:p text:style-name="P184">Semoga prompt ini membantu Anda dalam menyusun Bab 6 yang mendalam dan berimbang tentang neuroplastisitas!</text:p>
          </text:section>
          <text:section text:style-name="Sect1" text:name="feedback-form-7">
            <text:p text:style-name="P366"/>
          </text:section>
        </text:section>
        <text:section text:style-name="Sect1" text:name="85ae45246ba75f27">
          <text:p text:style-name="P184"/>
          <text:section text:style-name="Sect1" text:name="user-query-content-8">
            <text:p text:style-name="P404">Pada Bab 7 Tambahkan prompt pada awal bab untuk mendapatkan pengantar , pada tiap subbab/sub-subab untuk mendapatkan isi dengan pembahasan mendalam </text:p>
          </text:section>
          <text:p text:style-name="P366">Tampilkan alur berpikir</text:p>
          <text:section text:style-name="Sect2" text:name="model-response-message-contentr_85ae45246ba75f27">
            <text:p text:style-name="P366"/>
          </text:section>
          <text:section text:style-name="Sect1" text:name="feedback-form-8">
            <text:p text:style-name="P366"/>
          </text:section>
        </text:section>
        <text:section text:style-name="Sect1" text:name="a31f238ca45afce2">
          <text:p text:style-name="P184"/>
          <text:section text:style-name="Sect1" text:name="user-query-content-9">
            <text:p text:style-name="P404">present it </text:p>
          </text:section>
          <text:p text:style-name="P366">Tampilkan alur berpikir</text:p>
          <text:section text:style-name="Sect2" text:name="model-response-message-contentr_a31f238ca45afce2">
            <text:p text:style-name="P184">Tentu, ini adalah draf prompt untuk Bab 7 buku Anda, yang akan fokus pada rintangan ilmiah dan teknis yang dihadapi dalam mewujudkan neuro-rehabilitasi:</text:p>
            <text:p text:style-name="P407"/>
            <text:p text:style-name="Text_20_body"><text:span text:style-name="Strong_20_Emphasis"><text:span text:style-name="T1">Bab 7: Jalan Terjal: Rintangan Ilmiah dan Teknis</text:span></text:span></text:p>
            <text:list xml:id="list2891536950689480591" text:style-name="L14">
              <text:list-item>
                <text:p text:style-name="P13"><text:span text:style-name="Strong_20_Emphasis"><text:span text:style-name="T1">Prompt untuk Pengantar Bab 7:</text:span></text:span><text:span text:style-name="T1"> "Tulis pengantar yang memberikan perspektif kritis untuk Bab 7: 'Jalan Terjal: Rintangan Ilmiah dan </text:span><text:soft-page-break/><text:span text:style-name="T1">Teknis'. Awali dengan mengakui daya tarik ide neuro-rehabilitasi: 'Setelah menjelajahi potensi 'rewiring' otak dan teknologi canggih yang mungkin digunakan, mudah untuk terbawa antusiasme.' Namun, segera hadirkan kontras: 'Tapi, ada jurang besar antara konsep futuristik dan kenyataan ilmiah saat ini.' Gunakan metafora 'jalan terjal penuh lubang dan batu besar' untuk menggambarkan perjalanan menuju neuro-rehabilitasi. Jelaskan bahwa Bab 7 ini akan fokus pada </text:span><text:span text:style-name="Strong_20_Emphasis"><text:span text:style-name="T1">mengapa</text:span></text:span><text:span text:style-name="T1"> jalan itu begitu sulit dari sudut pandang </text:span><text:span text:style-name="Strong_20_Emphasis"><text:span text:style-name="T1">sains murni dan keterbatasan teknologi</text:span></text:span><text:span text:style-name="T1">. Kita akan membongkar beberapa 'batu sandungan' utama:</text:span></text:p>
                <text:list>
                  <text:list-item>
                    <text:p text:style-name="P211"><text:span text:style-name="T1">Betapa </text:span><text:span text:style-name="Strong_20_Emphasis"><text:span text:style-name="T1">luar biasa kompleks dan misteriusnya</text:span></text:span><text:span text:style-name="T1"> otak itu sendiri. </text:span></text:p>
                  </text:list-item>
                  <text:list-item>
                    <text:p text:style-name="P375">Sulitnya (bahkan mungkin mustahilnya) menemukan 'target' otak yang spesifik untuk perilaku sekompleks kriminalitas. </text:p>
                  </text:list-item>
                  <text:list-item>
                    <text:p text:style-name="P211"><text:span text:style-name="T1">Risiko </text:span><text:span text:style-name="Strong_20_Emphasis"><text:span text:style-name="T1">efek samping tak terduga</text:span></text:span><text:span text:style-name="T1"> saat kita mencoba 'mengutak-atik' otak. </text:span></text:p>
                  </text:list-item>
                  <text:list-item>
                    <text:p text:style-name="P211"><text:span text:style-name="T1">Kenyataan bahwa </text:span><text:span text:style-name="Strong_20_Emphasis"><text:span text:style-name="T1">teknologi</text:span></text:span><text:span text:style-name="T1"> yang kita bahas di Bab 5, secanggih apapun, masih punya </text:span><text:span text:style-name="Strong_20_Emphasis"><text:span text:style-name="T1">kelemahan fundamental</text:span></text:span><text:span text:style-name="T1">. Tujuannya adalah memberikan pemahaman yang mendalam tentang </text:span><text:span text:style-name="Strong_20_Emphasis"><text:span text:style-name="T1">hambatan ilmiah dan teknis konkret</text:span></text:span><text:span text:style-name="T1"> yang membuat neuro-rehabilitasi masih jauh dari aplikasi praktis saat ini. Ini adalah sisi lain dari medali yang harus dipahami. Ajak pembaca untuk bersiap menghadapi 'dosis realita' ilmiah. Gaya: Analitis, kritis, fokus pada hambatan, membumi." </text:span></text:p>
                  </text:list-item>
                </text:list>
              </text:list-item>
              <text:list-item>
                <text:p text:style-name="P13"><text:span text:style-name="Strong_20_Emphasis"><text:span text:style-name="T1">Subbab 7.1: Kompleksitas Otak: Masih Banyak Misteri</text:span></text:span></text:p>
                <text:list>
                  <text:list-item>
                    <text:p text:style-name="P211"><text:span text:style-name="Strong_20_Emphasis"><text:span text:style-name="T1">Prompt untuk Isi Subbab 7.1:</text:span></text:span><text:span text:style-name="T1"> "Tulis isi Subbab 7.1: 'Kompleksitas Otak: Masih Banyak Misteri' dengan pembahasan mendalam yang menyoroti kerumitan otak sebagai hambatan ilmiah fundamental, menggunakan analogi dan fakta mencengangkan untuk remaja. Mulai dengan pernyataan kuat: 'Jika kita ingin 'memperbaiki' mesin, kita harus paham betul cara kerjanya. Masalahnya, otak adalah mesin paling kompleks di alam semesta, dan kita baru mulai memahaminya.' Jabarkan kompleksitas ini: </text:span></text:p>
                    <text:list>
                      <text:list-item>
                        <text:p text:style-name="P211"><text:span text:style-name="Strong_20_Emphasis"><text:span text:style-name="T1">Skala Astronomis:</text:span></text:span><text:span text:style-name="T1"> Ingatkan lagi angka ~86 miliar </text:span><text:soft-page-break/><text:span text:style-name="T1">neuron dan ~100 triliun sinaps. Analogi: jumlah bintang di galaksi kita, atau jumlah koneksi yang jauh melebihi seluruh jaringan internet dunia. </text:span></text:p>
                      </text:list-item>
                      <text:list-item>
                        <text:p text:style-name="P211"><text:span text:style-name="Strong_20_Emphasis"><text:span text:style-name="T1">Konektivitas Luar Biasa (Connectome):</text:span></text:span><text:span text:style-name="T1"> Setiap neuron bisa terhubung ke ribuan lainnya, membentuk 'peta kabel' (connectome) yang unik untuk setiap individu dan terus berubah. Memetakan connectome ini saja sudah merupakan tantangan raksasa. </text:span></text:p>
                      </text:list-item>
                      <text:list-item>
                        <text:p text:style-name="P211"><text:span text:style-name="Strong_20_Emphasis"><text:span text:style-name="T1">Dinamika Non-Linear:</text:span></text:span><text:span text:style-name="T1"> Otak bukan mesin statis. Aktivitasnya bersifat dinamis, interaktif, dan seringkali </text:span><text:span text:style-name="Emphasis"><text:span text:style-name="T1">non-linear</text:span></text:span><text:span text:style-name="T1"> (perubahan kecil di satu tempat bisa memicu efek besar tak terduga di tempat lain). Plastisitas (Bab 6) sendiri menambah lapisan kompleksitas ini. </text:span></text:p>
                      </text:list-item>
                      <text:list-item>
                        <text:p text:style-name="P211"><text:span text:style-name="Strong_20_Emphasis"><text:span text:style-name="T1">Integrasi Fungsi:</text:span></text:span><text:span text:style-name="T1"> Tidak ada 'area' tunggal untuk fungsi kompleks seperti moralitas atau kontrol diri. Fungsi-fungsi ini muncul dari </text:span><text:span text:style-name="Emphasis"><text:span text:style-name="T1">interaksi terkoordinasi</text:span></text:span><text:span text:style-name="T1"> berbagai jaringan otak. Menyentuh satu bagian jaringan akan memengaruhi keseluruhannya. </text:span></text:p>
                      </text:list-item>
                      <text:list-item>
                        <text:p text:style-name="P211"><text:span text:style-name="Strong_20_Emphasis"><text:span text:style-name="T1">Interaksi Multi-Level:</text:span></text:span><text:span text:style-name="T1"> Dari gen, molekul, sinaps, neuron, sirkuit, jaringan, hingga perilaku – semua level ini saling memengaruhi secara kompleks, termasuk pengaruh dari lingkungan eksternal. Tekankan bahwa pengetahuan kita saat ini, meskipun maju, ibarat baru memiliki peta beberapa 'kota' utama di 'benua' otak yang luas dan belum terjelajahi. Ketidakpahaman mendalam tentang </text:span><text:span text:style-name="Emphasis"><text:span text:style-name="T1">bagaimana</text:span></text:span><text:span text:style-name="T1"> persisnya fungsi tingkat tinggi muncul dari aktivitas saraf adalah penghalang utama untuk intervensi yang aman dan efektif." </text:span></text:p>
                      </text:list-item>
                    </text:list>
                  </text:list-item>
                </text:list>
              </text:list-item>
              <text:list-item>
                <text:p text:style-name="P13"><text:span text:style-name="Strong_20_Emphasis"><text:span text:style-name="T1">Subbab 7.2: Menemukan "Tombol" Kriminal: Apakah Semudah Itu?</text:span></text:span></text:p>
                <text:list>
                  <text:list-item>
                    <text:p text:style-name="P211"><text:span text:style-name="Strong_20_Emphasis"><text:span text:style-name="T1">Prompt untuk Isi Subbab 7.2:</text:span></text:span><text:span text:style-name="T1"> "Tulis isi Subbab 7.2: 'Menemukan "Tombol" Kriminal: Apakah Semudah Itu?' dengan pembahasan mendalam yang membongkar mitos tentang adanya 'pusat kejahatan' di otak dan menjelaskan mengapa menargetkan perilaku kriminal pada level saraf sangat rumit, untuk remaja. Mulai dengan pertanyaan retoris: </text:span><text:soft-page-break/><text:span text:style-name="T1">'Kalau saja ada 'saklar' di otak yang bisa kita matikan untuk menghentikan kejahatan, pasti sudah dilakukan, kan? Kenyataannya jauh lebih rumit.' Paparkan alasannya: </text:span></text:p>
                    <text:list>
                      <text:list-item>
                        <text:p text:style-name="P211"><text:span text:style-name="Strong_20_Emphasis"><text:span text:style-name="T1">Otak Tidak Modular Sederhana:</text:span></text:span><text:span text:style-name="T1"> Tidak ada 'modul' atau 'area' tunggal yang bertanggung jawab khusus untuk perilaku sekompleks 'kriminalitas'. Fungsi seperti kontrol impuls, empati, atau agresi muncul dari </text:span><text:span text:style-name="Strong_20_Emphasis"><text:span text:style-name="T1">interaksi dinamis berbagai jaringan otak</text:span></text:span><text:span text:style-name="T1"> yang tersebar luas. </text:span></text:p>
                      </text:list-item>
                      <text:list-item>
                        <text:p text:style-name="P211"><text:span text:style-name="Strong_20_Emphasis"><text:span text:style-name="T1">'Kriminalitas' Terlalu Heterogen:</text:span></text:span><text:span text:style-name="T1"> Istilah ini payung besar untuk tindakan yang sangat beragam (pencurian karena kemiskinan, kekerasan impulsif karena marah, penipuan finansial terencana, dll.). Mekanisme otak yang mendasarinya kemungkinan besar </text:span><text:span text:style-name="Strong_20_Emphasis"><text:span text:style-name="T1">sangat berbeda</text:span></text:span><text:span text:style-name="T1"> untuk setiap tipe perilaku. Tidak ada satu 'profil otak kriminal'. </text:span></text:p>
                      </text:list-item>
                      <text:list-item>
                        <text:p text:style-name="P211"><text:span text:style-name="Strong_20_Emphasis"><text:span text:style-name="T1">Variabilitas Individual Sangat Tinggi:</text:span></text:span><text:span text:style-name="T1"> Otak dan pengalaman hidup setiap orang unik. Pola otak yang mungkin berkorelasi dengan risiko kriminalitas pada satu orang, belum tentu sama pada orang lain. Menyamaratakan sangat berbahaya. </text:span></text:p>
                      </text:list-item>
                      <text:list-item>
                        <text:p text:style-name="P211"><text:span text:style-name="Strong_20_Emphasis"><text:span text:style-name="T1">Jebakan Korelasi vs Kausalitas:</text:span></text:span><text:span text:style-name="T1"> Banyak studi menemukan </text:span><text:span text:style-name="Emphasis"><text:span text:style-name="T1">hubungan</text:span></text:span><text:span text:style-name="T1"> (korelasi) antara fitur otak tertentu (misal: ukuran amigdala, aktivitas PFC) dengan perilaku antisosial. Tapi ini </text:span><text:span text:style-name="Strong_20_Emphasis"><text:span text:style-name="T1">tidak membuktikan sebab-akibat</text:span></text:span><text:span text:style-name="T1">. Bisa jadi faktor ketiga (misal: trauma masa kecil) memengaruhi keduanya, atau perilaku itu sendiri yang mengubah otak (plastisitas). Menentukan mana penyebab mana akibat sangat sulit. </text:span></text:p>
                      </text:list-item>
                      <text:list-item>
                        <text:p text:style-name="P211"><text:span text:style-name="Strong_20_Emphasis"><text:span text:style-name="T1">Tumpang Tindih Fungsi (Pleiotropy):</text:span></text:span><text:span text:style-name="T1"> Sirkuit otak yang terlibat dalam perilaku bermasalah (misal: pengambilan risiko tinggi) seringkali juga penting untuk fungsi adaptif (misal: keberanian, kreativitas). 'Memperbaiki' satu aspek bisa secara tidak sengaja merusak aspek positif lain. </text:span></text:p>
                      </text:list-item>
                      <text:list-item>
                        <text:p text:style-name="P211"><text:span text:style-name="Strong_20_Emphasis"><text:span text:style-name="T1">Menentukan Target 'Normal':</text:span></text:span><text:span text:style-name="T1"> Bahkan jika kita bisa </text:span><text:soft-page-break/><text:span text:style-name="T1">mengidentifikasi pola 'abnormal', apa patokan 'normal' yang ingin kita capai? Apakah ada satu 'otak ideal'? Siapa yang berhak menentukan? Simpulkan bahwa gagasan menemukan 'tombol' spesifik untuk kriminalitas adalah penyederhanaan berlebihan atas kompleksitas otak dan perilaku manusia. Ini membuat tugas identifikasi target intervensi yang valid secara ilmiah menjadi luar biasa sulit." </text:span></text:p>
                      </text:list-item>
                    </text:list>
                  </text:list-item>
                </text:list>
              </text:list-item>
              <text:list-item>
                <text:p text:style-name="P13"><text:span text:style-name="Strong_20_Emphasis"><text:span text:style-name="T1">Subbab 7.3: Efek Samping yang Tidak Diinginkan: Risiko Mengutak-atik Otak</text:span></text:span></text:p>
                <text:list>
                  <text:list-item>
                    <text:p text:style-name="P211"><text:span text:style-name="Strong_20_Emphasis"><text:span text:style-name="T1">Prompt untuk Isi Subbab 7.3:</text:span></text:span><text:span text:style-name="T1"> "Tulis isi Subbab 7.3: 'Efek Samping yang Tidak Diinginkan: Risiko Mengutak-atik Otak' dengan pembahasan mendalam yang mengupas tuntas potensi konsekuensi negatif dari intervensi otak, disajikan secara serius namun jelas untuk remaja. Mulai dengan prinsip dasar: 'Setiap tindakan punya reaksi, terutama saat bermain dengan sistem sekompleks otak. Mengubah satu hal bisa berdampak pada banyak hal lain.' Jelaskan mengapa risiko efek samping ('off-target effects') begitu tinggi dalam neurointervensi: </text:span></text:p>
                    <text:list>
                      <text:list-item>
                        <text:p text:style-name="P211"><text:span text:style-name="Strong_20_Emphasis"><text:span text:style-name="T1">Interkonektivitas Otak:</text:span></text:span><text:span text:style-name="T1"> Karena semua area dan sirkuit saling terhubung, menstimulasi atau menghambat satu bagian dapat mengirimkan 'gelombang' efek ke bagian lain yang tidak ditargetkan. </text:span></text:p>
                      </text:list-item>
                      <text:list-item>
                        <text:p text:style-name="P211"><text:span text:style-name="Strong_20_Emphasis"><text:span text:style-name="T1">Pleiotropi Fungsional:</text:span></text:span><text:span text:style-name="T1"> Area atau sirkuit otak yang sama seringkali terlibat dalam </text:span><text:span text:style-name="Emphasis"><text:span text:style-name="T1">banyak</text:span></text:span><text:span text:style-name="T1"> fungsi berbeda (kognitif, emosional, motorik). Memperbaiki masalah di satu fungsi (misal: mengurangi agresi) bisa secara tidak sengaja mengganggu fungsi lain (misal: mengurangi motivasi atau kemampuan mengambil keputusan cepat). Sajikan </text:span><text:span text:style-name="Strong_20_Emphasis"><text:span text:style-name="T1">spektrum efek samping potensial</text:span></text:span><text:span text:style-name="T1"> yang perlu diwaspadai: </text:span></text:p>
                      </text:list-item>
                      <text:list-item>
                        <text:p text:style-name="P211"><text:span text:style-name="Strong_20_Emphasis"><text:span text:style-name="T1">Gangguan Kognitif:</text:span></text:span><text:span text:style-name="T1"> Masalah dengan memori (jangka pendek/panjang), perhatian/konsentrasi, kecepatan berpikir, kemampuan belajar, pemecahan masalah, kreativitas. </text:span></text:p>
                      </text:list-item>
                      <text:list-item>
                        <text:p text:style-name="P211"><text:soft-page-break/><text:span text:style-name="Strong_20_Emphasis"><text:span text:style-name="T1">Perubahan Emosional &amp; Afektif:</text:span></text:span><text:span text:style-name="T1"> Perasaan menjadi 'datar' (apati, kehilangan gairah), emosi menjadi labil (mudah marah/sedih tanpa sebab jelas), munculnya kecemasan atau depresi baru, hilangnya rasa takut atau jijik yang protektif. </text:span></text:p>
                      </text:list-item>
                      <text:list-item>
                        <text:p text:style-name="P211"><text:span text:style-name="Strong_20_Emphasis"><text:span text:style-name="T1">Perubahan Kepribadian &amp; Jati Diri:</text:span></text:span><text:span text:style-name="T1"> Perasaan menjadi 'bukan diri sendiri lagi', perubahan drastis dalam minat, nilai, preferensi sosial, atau bahkan rasa humor. Pertanyaan 'siapa aku?' menjadi relevan. </text:span></text:p>
                      </text:list-item>
                      <text:list-item>
                        <text:p text:style-name="P211"><text:span text:style-name="Strong_20_Emphasis"><text:span text:style-name="T1">Efek Fisik &amp; Neurologis:</text:span></text:span><text:span text:style-name="T1"> Sakit kepala kronis, pusing, kelelahan, gangguan tidur, masalah koordinasi motorik, dan pada kasus stimulasi, risiko kejang (meskipun kecil jika protokol diikuti). Tekankan beberapa poin krusial: </text:span></text:p>
                      </text:list-item>
                      <text:list-item>
                        <text:p text:style-name="P211"><text:span text:style-name="Strong_20_Emphasis"><text:span text:style-name="T1">Ketidakpastian Prediksi:</text:span></text:span><text:span text:style-name="T1"> Sangat sulit memprediksi siapa yang akan mengalami efek samping apa, kapan, dan seberapa parah. Respons sangat individual. </text:span></text:p>
                      </text:list-item>
                      <text:list-item>
                        <text:p text:style-name="P211"><text:span text:style-name="Strong_20_Emphasis"><text:span text:style-name="T1">Potensi Ireversibilitas:</text:span></text:span><text:span text:style-name="T1"> Beberapa perubahan mungkin permanen atau sangat sulit dikembalikan. </text:span></text:p>
                      </text:list-item>
                      <text:list-item>
                        <text:p text:style-name="P211"><text:span text:style-name="Strong_20_Emphasis"><text:span text:style-name="T1">Efek Jangka Panjang yang Tidak Diketahui:</text:span></text:span><text:span text:style-name="T1"> Kita belum tahu dampak intervensi ini jika dilakukan bertahun-tahun. Simpulkan bahwa risiko efek samping yang serius dan berpotensi mengubah hidup ini merupakan </text:span><text:span text:style-name="Strong_20_Emphasis"><text:span text:style-name="T1">hambatan fundamental</text:span></text:span><text:span text:style-name="T1"> yang membuat ilmuwan sangat berhati-hati. Ini adalah pertukaran (trade-off) risiko-manfaat yang sangat sulit, terutama jika targetnya bukan penyakit yang mengancam jiwa tapi perilaku kompleks. Pertanyaan 'apakah hasilnya sepadan dengan risikonya?' menjadi sangat sentral." </text:span></text:p>
                      </text:list-item>
                    </text:list>
                  </text:list-item>
                </text:list>
              </text:list-item>
              <text:list-item>
                <text:p text:style-name="P13"><text:span text:style-name="Strong_20_Emphasis"><text:span text:style-name="T1">Subbab 7.4: Teknologi yang Belum Matang: Alat Canggih Masih Punya PR</text:span></text:span></text:p>
                <text:list>
                  <text:list-item>
                    <text:p text:style-name="P211"><text:span text:style-name="Strong_20_Emphasis"><text:span text:style-name="T1">Prompt untuk Isi Subbab 7.4:</text:span></text:span><text:span text:style-name="T1"> "Tulis isi Subbab 7.4: 'Teknologi yang Belum Matang: Alat Canggih Masih Punya PR' dengan pembahasan mendalam yang mengkritisi keterbatasan </text:span><text:span text:style-name="Strong_20_Emphasis"><text:span text:style-name="T1">teknis dan praktis</text:span></text:span><text:span text:style-name="T1"> dari berbagai neuroteknologi (Bab 5) saat ini, disajikan secara terstruktur untuk remaja. Mulai dengan pernyataan: 'Secanggih apapun teknologi di Bab </text:span><text:soft-page-break/><text:span text:style-name="T1">5, masing-masing punya 'tumit Achilles' atau kelemahan yang signifikan saat ini, menghambat aplikasi langsung untuk neuro-rehabilitasi.' Kelompokkan keterbatasan utama berdasarkan jenis tantangan: </text:span></text:p>
                    <text:list>
                      <text:list-item>
                        <text:p text:style-name="P211"><text:span text:style-name="Strong_20_Emphasis"><text:span text:style-name="T1">Masalah Resolusi &amp; Presisi:</text:span></text:span><text:span text:style-name="T1"> </text:span></text:p>
                        <text:list>
                          <text:list-item>
                            <text:p text:style-name="P211"><text:span text:style-name="Emphasis"><text:span text:style-name="T1">Imaging:</text:span></text:span><text:span text:style-name="T1"> fMRI resolusi spasialnya bagus tapi temporalnya lambat; EEG temporalnya bagus tapi spasialnya buruk. Sulit mendapat gambar detail </text:span><text:span text:style-name="Emphasis"><text:span text:style-name="T1">dan</text:span></text:span><text:span text:style-name="T1"> cepat. </text:span></text:p>
                          </text:list-item>
                          <text:list-item>
                            <text:p text:style-name="P211"><text:span text:style-name="Emphasis"><text:span text:style-name="T1">Stimulasi Non-Invasif:</text:span></text:span><text:span text:style-name="T1"> TMS fokusnya lumayan (sentimeter), tDCS sangat menyebar. Sulit menarget sirkuit kecil secara presisi tanpa mengenai area sekitar. Penetrasi ke area dalam terbatas. </text:span></text:p>
                          </text:list-item>
                          <text:list-item>
                            <text:p text:style-name="P211"><text:span text:style-name="Emphasis"><text:span text:style-name="T1">Stimulasi Invasif (DBS/FUS):</text:span></text:span><text:span text:style-name="T1"> Lebih presisi, tapi DBS perlu bedah, FUS masih perlu penyempurnaan targeting. </text:span></text:p>
                          </text:list-item>
                        </text:list>
                      </text:list-item>
                      <text:list-item>
                        <text:p text:style-name="P211"><text:span text:style-name="Strong_20_Emphasis"><text:span text:style-name="T1">Pemahaman &amp; Prediksi Efek:</text:span></text:span><text:span text:style-name="T1"> </text:span></text:p>
                        <text:list>
                          <text:list-item>
                            <text:p text:style-name="P211"><text:span text:style-name="Emphasis"><text:span text:style-name="T1">Semua Stimulasi &amp; Farmakologi:</text:span></text:span><text:span text:style-name="T1"> Mekanisme aksi pasti pada level sirkuit dan efek jangka panjangnya masih belum sepenuhnya dipahami. Sulit memprediksi respons individu dan efek samping (Subbab 7.3). </text:span></text:p>
                          </text:list-item>
                          <text:list-item>
                            <text:p text:style-name="P211"><text:span text:style-name="Emphasis"><text:span text:style-name="T1">Neurofeedback:</text:span></text:span><text:span text:style-name="T1"> Bukti ilmiah tentang efektivitasnya untuk banyak kondisi masih diperdebatkan; mekanisme perubahan plastisnya belum jelas. </text:span></text:p>
                          </text:list-item>
                        </text:list>
                      </text:list-item>
                      <text:list-item>
                        <text:p text:style-name="P211"><text:span text:style-name="Strong_20_Emphasis"><text:span text:style-name="T1">Sinyal vs Noise &amp; Kecepatan (terutama BCI/EEG):</text:span></text:span><text:span text:style-name="T1"> </text:span></text:p>
                        <text:list>
                          <text:list-item>
                            <text:p text:style-name="P375">Sinyal otak (terutama EEG) sangat lemah dan mudah tercampur 'noise' dari otot, gerakan mata, atau lingkungan. Sulit menerjemahkan sinyal menjadi perintah yang akurat dan cepat (terutama untuk BCI non-invasif). </text:p>
                          </text:list-item>
                          <text:list-item>
                            <text:p text:style-name="P375">BCI invasif lebih baik, tapi perlu bedah. </text:p>
                          </text:list-item>
                        </text:list>
                      </text:list-item>
                      <text:list-item>
                        <text:p text:style-name="P211"><text:span text:style-name="Strong_20_Emphasis"><text:span text:style-name="T1">Invasivitas &amp; Risiko:</text:span></text:span><text:span text:style-name="T1"> </text:span></text:p>
                        <text:list>
                          <text:list-item>
                            <text:p text:style-name="P375">DBS memerlukan bedah otak dengan segala <text:soft-page-break/>risikonya. BCI invasif juga. </text:p>
                          </text:list-item>
                          <text:list-item>
                            <text:p text:style-name="P375">Bahkan teknologi non-invasif (TMS/tDCS/FUS) perlu protokol keamanan ketat; efek jangka panjang stimulasi berulang belum sepenuhnya diketahui. </text:p>
                          </text:list-item>
                        </text:list>
                      </text:list-item>
                      <text:list-item>
                        <text:p text:style-name="P211"><text:span text:style-name="Strong_20_Emphasis"><text:span text:style-name="T1">Praktikalitas, Biaya, &amp; Aksesibilitas:</text:span></text:span><text:span text:style-name="T1"> </text:span></text:p>
                        <text:list>
                          <text:list-item>
                            <text:p text:style-name="P375">Alat MRI/TMS/FUS sangat mahal, besar, butuh fasilitas khusus dan operator terlatih. </text:p>
                          </text:list-item>
                          <text:list-item>
                            <text:p text:style-name="P375">Pengembangan obat baru butuh miliaran dolar dan waktu bertahun-tahun. </text:p>
                          </text:list-item>
                          <text:list-item>
                            <text:p text:style-name="P13"><text:span text:style-name="T1">Membuat teknologi ini terjangkau dan tersedia luas untuk sistem peradilan/kesehatan adalah tantangan ekonomi dan logistik raksasa. Simpulkan bahwa secara kolektif, keterbatasan teknis ini (presisi, pemahaman efek, sinyal, risiko, biaya) menunjukkan bahwa neuroteknologi, meskipun berkembang pesat, masih </text:span><text:span text:style-name="Strong_20_Emphasis"><text:span text:style-name="T1">belum siap 'plug-and-play'</text:span></text:span><text:span text:style-name="T1"> untuk tugas sekompleks dan seberisiko neuro-rehabilitasi kriminal. Masih banyak inovasi dan validasi yang dibutuhkan." </text:span></text:p>
                          </text:list-item>
                        </text:list>
                      </text:list-item>
                    </text:list>
                  </text:list-item>
                </text:list>
              </text:list-item>
            </text:list>
            <text:p text:style-name="P407"/>
            <text:p text:style-name="P184">Prompt ini dirancang untuk memandu penulisan Bab 7 agar fokus pada tantangan nyata dari sisi ilmiah dan teknis, memberikan perspektif kritis yang penting setelah membahas potensi di bab-bab sebelumnya.</text:p>
          </text:section>
          <text:section text:style-name="Sect1" text:name="feedback-form-9">
            <text:p text:style-name="P366"/>
          </text:section>
        </text:section>
        <text:section text:style-name="Sect1" text:name="f7f17b297ce17ff0">
          <text:p text:style-name="P184"/>
          <text:section text:style-name="Sect1" text:name="user-query-content-10">
            <text:p text:style-name="P404">Pada Bab 8 Tambahkan prompt pada awal bab untuk mendapatkan pengantar , pada tiap subbab/sub-subab untuk mendapatkan isi dengan pembahasan mendalam </text:p>
          </text:section>
          <text:p text:style-name="P366">Tampilkan alur berpikir</text:p>
          <text:section text:style-name="Sect2" text:name="model-response-message-contentr_f7f17b297ce17ff0">
            <text:p text:style-name="P184">Baik, mari kita susun prompt untuk Bab 8, yang akan menjadi inti pembahasan etika, hukum, dan sosial dari buku Anda.</text:p>
            <text:p text:style-name="P407"/>
            <text:p text:style-name="Text_20_body"><text:soft-page-break/><text:span text:style-name="Strong_20_Emphasis"><text:span text:style-name="T1">Bab 8: Kotak Pandora Etika: Pertanyaan Sulit yang Harus Dijawab</text:span></text:span></text:p>
            <text:list xml:id="list2410032257288127399" text:style-name="L15">
              <text:list-item>
                <text:p text:style-name="P14"><text:span text:style-name="Strong_20_Emphasis"><text:span text:style-name="T1">Prompt untuk Pengantar Bab 8:</text:span></text:span><text:span text:style-name="T1"> "Tulis pengantar yang mendalam dan memprovokasi pemikiran untuk Bab 8: 'Kotak Pandora Etika: Pertanyaan Sulit yang Harus Dijawab'. Awali dengan transisi kuat dari Bab 7: 'Katakanlah, suatu hari nanti, secara teknis kita </text:span><text:span text:style-name="Emphasis"><text:span text:style-name="T1">bisa</text:span></text:span><text:span text:style-name="T1"> 'meng-rewire' otak kriminal. Pertanyaan yang lebih besar dan lebih menakutkan mungkin bukanlah 'bisakah kita?', melainkan </text:span><text:span text:style-name="Strong_20_Emphasis"><text:span text:style-name="T1">'haruskah kita?'</text:span></text:span><text:span text:style-name="T1"> dan </text:span><text:span text:style-name="Strong_20_Emphasis"><text:span text:style-name="T1">'dengan aturan main seperti apa?'</text:span></text:span><text:span text:style-name="T1">'. Gunakan metafora 'Membuka Kotak Pandora' secara eksplisit: jelaskan bahwa kemampuan memodifikasi otak secara langsung, meskipun tujuannya baik, akan melepaskan serangkaian konsekuensi tak terduga dan dilema moral yang sangat kompleks dan mungkin sulit dikendalikan. Jelaskan bahwa Bab 8 ini adalah jantung dari perdebatan </text:span><text:span text:style-name="Emphasis"><text:span text:style-name="T1">etis, hukum, dan sosial</text:span></text:span><text:span text:style-name="T1"> seputar neuro-rehabilitasi. Kita akan berhenti sejenak dari pembahasan sains dan teknologi untuk bergulat dengan pertanyaan-pertanyaan fundamental yang muncul ketika kita mempertimbangkan untuk mengubah esensi dari diri seseorang:</text:span></text:p>
                <text:list>
                  <text:list-item>
                    <text:p text:style-name="P212"><text:span text:style-name="Strong_20_Emphasis"><text:span text:style-name="T1">Otonomi &amp; Persetujuan:</text:span></text:span><text:span text:style-name="T1"> Siapa yang memegang kendali atas 'saklar' otak seseorang? Bisakah persetujuan benar-benar sukarela dalam situasi paksaan? </text:span></text:p>
                  </text:list-item>
                  <text:list-item>
                    <text:p text:style-name="P212"><text:span text:style-name="Strong_20_Emphasis"><text:span text:style-name="T1">Kehendak Bebas &amp; Tanggung Jawab:</text:span></text:span><text:span text:style-name="T1"> Jika otak kita 'diperbaiki', apakah kita masih bisa disebut 'bebas' memilih? Siapa yang bertanggung jawab atas tindakan kita? </text:span></text:p>
                  </text:list-item>
                  <text:list-item>
                    <text:p text:style-name="P212"><text:span text:style-name="Strong_20_Emphasis"><text:span text:style-name="T1">Potensi Distopia &amp; Penyalahgunaan:</text:span></text:span><text:span text:style-name="T1"> Bagaimana kita mencegah teknologi dahsyat ini disalahgunakan untuk kontrol sosial atau tujuan jahat lainnya? </text:span></text:p>
                  </text:list-item>
                  <text:list-item>
                    <text:p text:style-name="P212"><text:span text:style-name="Strong_20_Emphasis"><text:span text:style-name="T1">Keadilan &amp; Kesetaraan:</text:span></text:span><text:span text:style-name="T1"> Siapa yang akan mendapatkan akses ke 'perbaikan' otak ini? Apakah akan menciptakan ketidakadilan baru? </text:span></text:p>
                  </text:list-item>
                  <text:list-item>
                    <text:p text:style-name="P212"><text:span text:style-name="Strong_20_Emphasis"><text:span text:style-name="T1">Identitas &amp; Kemanusiaan:</text:span></text:span><text:span text:style-name="T1"> Apa artinya menjadi 'manusia' jika kepribadian kita bisa diubah sesuai pesanan? Apa yang membuat kita menjadi diri kita sendiri? Tekankan bahwa meskipun teknologinya mungkin masih puluhan tahun lagi, pertanyaan etis ini </text:span><text:span text:style-name="Strong_20_Emphasis"><text:span text:style-name="T1">sangat relevan untuk didiskusikan </text:span></text:span><text:span text:style-name="Strong_20_Emphasis"><text:span text:style-name="Emphasis"><text:span text:style-name="T1">sekarang</text:span></text:span></text:span><text:span text:style-name="T1">, karena nilai-nilai yang kita anut hari ini akan </text:span><text:soft-page-break/><text:span text:style-name="T1">membentuk arah pengembangan dan regulasi teknologi di masa depan. Bab ini mengajak pembaca untuk memakai 'topi filsuf', 'hakim moral', dan 'warga negara yang peduli', untuk menimbang berbagai argumen, dan menyadari betapa rumitnya pilihan yang dihadapi kemanusiaan. Gaya: Introspektif, mendesak (urgensi diskusi etika), fokus pada 'mengapa ini penting bagi kita semua', mengajak partisipasi aktif dalam dilema moral." </text:span></text:p>
                  </text:list-item>
                </text:list>
              </text:list-item>
              <text:list-item>
                <text:p text:style-name="P14"><text:span text:style-name="Strong_20_Emphasis"><text:span text:style-name="T1">Subbab 8.1: Siapa yang Memutuskan? Otoritas dan Persetujuan (Consent)</text:span></text:span></text:p>
                <text:list>
                  <text:list-item>
                    <text:p text:style-name="P212"><text:span text:style-name="Strong_20_Emphasis"><text:span text:style-name="T1">Prompt untuk Isi Subbab 8.1:</text:span></text:span><text:span text:style-name="T1"> "Tulis isi Subbab 8.1: 'Siapa yang Memutuskan? Otoritas dan Persetujuan (Consent)' dengan pembahasan mendalam yang fokus pada </text:span><text:span text:style-name="Strong_20_Emphasis"><text:span text:style-name="T1">hak otonomi individu</text:span></text:span><text:span text:style-name="T1"> versus </text:span><text:span text:style-name="Strong_20_Emphasis"><text:span text:style-name="T1">otoritas negara/medis</text:span></text:span><text:span text:style-name="T1"> dalam konteks neuro-rehabilitasi, dijelaskan dengan dilema yang jelas dan contoh konkret untuk remaja. Mulai dengan pertanyaan fundamental: 'Otak adalah inti dari siapa dirimu. Siapa yang punya hak tertinggi untuk memutuskan apa yang boleh dilakukan padanya, bahkan jika tujuannya dianggap baik?' Jelaskan pilar utama etika medis dan penelitian: </text:span><text:span text:style-name="Strong_20_Emphasis"><text:span text:style-name="T1">Informed Consent (Persetujuan Berdasarkan Informasi)</text:span></text:span><text:span text:style-name="T1">, dan uraikan tiga syarat utamanya secara sederhana namun jelas: </text:span></text:p>
                    <text:list>
                      <text:list-item>
                        <text:p text:style-name="P212"><text:span text:style-name="Strong_20_Emphasis"><text:span text:style-name="T1">Voluntariness (Kesukarelaan):</text:span></text:span><text:span text:style-name="T1"> Keputusan harus dibuat secara bebas, tanpa paksaan, tekanan psikologis, manipulasi, atau iming-iming yang berlebihan yang mengaburkan penilaian rasional. </text:span></text:p>
                      </text:list-item>
                      <text:list-item>
                        <text:p text:style-name="P212"><text:span text:style-name="Strong_20_Emphasis"><text:span text:style-name="T1">Informedness (Terinformasi):</text:span></text:span><text:span text:style-name="T1"> Individu harus menerima dan memahami informasi yang </text:span><text:span text:style-name="Emphasis"><text:span text:style-name="T1">lengkap dan jujur</text:span></text:span><text:span text:style-name="T1"> mengenai prosedur (tujuan, cara kerja), semua potensi </text:span><text:span text:style-name="Emphasis"><text:span text:style-name="T1">risiko</text:span></text:span><text:span text:style-name="T1"> (jangka pendek/panjang, fisik, psikologis, sosial, termasuk risiko yang belum diketahui), </text:span><text:span text:style-name="Emphasis"><text:span text:style-name="T1">manfaat</text:span></text:span><text:span text:style-name="T1"> yang diharapkan (dan tingkat kepastiannya), serta </text:span><text:span text:style-name="Emphasis"><text:span text:style-name="T1">alternatif</text:span></text:span><text:span text:style-name="T1"> lain (termasuk tidak melakukan intervensi). </text:span></text:p>
                      </text:list-item>
                      <text:list-item>
                        <text:p text:style-name="P212"><text:span text:style-name="Strong_20_Emphasis"><text:span text:style-name="T1">Competence (Kompetensi/Kapasitas):</text:span></text:span><text:span text:style-name="T1"> Individu harus memiliki kemampuan mental untuk memahami </text:span><text:soft-page-break/><text:span text:style-name="T1">informasi yang diberikan, menimbang risiko dan manfaat, dan membuat keputusan yang konsisten dengan nilai-nilainya. Kemudian, soroti secara tajam </text:span><text:span text:style-name="Strong_20_Emphasis"><text:span text:style-name="T1">mengapa informed consent menjadi luar biasa problematis</text:span></text:span><text:span text:style-name="T1"> dalam skenario neuro-rehabilitasi kriminal: </text:span></text:p>
                      </text:list-item>
                      <text:list-item>
                        <text:p text:style-name="P212"><text:span text:style-name="Strong_20_Emphasis"><text:span text:style-name="T1">Lingkungan yang Koersif Secara Inheren:</text:span></text:span><text:span text:style-name="T1"> Bisakah persetujuan yang diberikan di penjara, di bawah ancaman hukuman atau dengan janji pembebasan dini, benar-benar dianggap </text:span><text:span text:style-name="Emphasis"><text:span text:style-name="T1">sukarela</text:span></text:span><text:span text:style-name="T1">? Bagaimana membedakan antara pilihan bebas dan kepatuhan karena putus asa? Bagaimana jika N-Rehab </text:span><text:span text:style-name="Emphasis"><text:span text:style-name="T1">diwajibkan</text:span></text:span><text:span text:style-name="T1"> oleh hukum untuk jenis kejahatan tertentu? </text:span></text:p>
                      </text:list-item>
                      <text:list-item>
                        <text:p text:style-name="P212"><text:span text:style-name="Strong_20_Emphasis"><text:span text:style-name="T1">Problem Informasi Lengkap &amp; Pasti:</text:span></text:span><text:span text:style-name="T1"> Mengingat teknologi ini baru, kompleks, dan efek jangka panjangnya tidak diketahui (Bab 7), mungkinkah memberikan informasi yang </text:span><text:span text:style-name="Emphasis"><text:span text:style-name="T1">benar-benar</text:span></text:span><text:span text:style-name="T1"> 'informed'? Bagaimana menjelaskan risiko perubahan kepribadian yang abstrak? </text:span></text:p>
                      </text:list-item>
                      <text:list-item>
                        <text:p text:style-name="P212"><text:span text:style-name="Strong_20_Emphasis"><text:span text:style-name="T1">Menilai Kapasitas Pengambil Keputusan:</text:span></text:span><text:span text:style-name="T1"> Bagaimana menilai kompetensi individu yang mungkin memiliki gangguan kognitif, gangguan mental berat, atau berada di bawah tekanan psikologis ekstrim? Jika dianggap tidak kompeten, siapa yang berhak memutuskan atas namanya (keluarga, wali yang ditunjuk pengadilan, tim dokter)? </text:span></text:p>
                      </text:list-item>
                      <text:list-item>
                        <text:p text:style-name="P212"><text:span text:style-name="Strong_20_Emphasis"><text:span text:style-name="T1">Sifat Intervensi (Potensi Permanen/Ireversibel):</text:span></text:span><text:span text:style-name="T1"> Jika efek N-Rehab sulit atau tidak mungkin dibalik, standar untuk persetujuan seharusnya </text:span><text:span text:style-name="Emphasis"><text:span text:style-name="T1">jauh lebih tinggi</text:span></text:span><text:span text:style-name="T1">. Apakah ada 'hak fundamental untuk mempertahankan integritas otak dan mental', bahkan jika itu berarti mempertahankan potensi risiko? </text:span></text:p>
                      </text:list-item>
                      <text:list-item>
                        <text:p text:style-name="P212"><text:span text:style-name="Strong_20_Emphasis"><text:span text:style-name="T1">Konflik Otoritas:</text:span></text:span><text:span text:style-name="T1"> Siapa pemegang keputusan final jika ada perbedaan pendapat antara individu, keluarga, dokter, dan sistem hukum? Apakah keamanan publik mengalahkan otonomi individu? Gunakan studi kasus mini atau dialog hipotetis yang menggambarkan tarik-</text:span><text:soft-page-break/><text:span text:style-name="T1">menarik antara hak individu untuk menolak intervensi pada otaknya versus klaim negara/masyarakat untuk keamanan dan rehabilitasi. Ajak pembaca menimbang argumen dari berbagai sisi." </text:span></text:p>
                      </text:list-item>
                    </text:list>
                  </text:list-item>
                </text:list>
              </text:list-item>
              <text:list-item>
                <text:p text:style-name="P14"><text:span text:style-name="Strong_20_Emphasis"><text:span text:style-name="T1">Subbab 8.2: Kehendak Bebas vs Tanggung Jawab: Siapa yang Mengendalikan?</text:span></text:span></text:p>
                <text:list>
                  <text:list-item>
                    <text:p text:style-name="P212"><text:span text:style-name="Strong_20_Emphasis"><text:span text:style-name="T1">Prompt untuk Isi Subbab 8.2:</text:span></text:span><text:span text:style-name="T1"> "Tulis isi Subbab 8.2: 'Kehendak Bebas vs Tanggung Jawab: Siapa yang Mengendalikan?' dengan pembahasan mendalam yang mengeksplorasi dampak potensial neuro-rehabilitasi pada konsep filosofis dan hukum fundamental tentang kehendak bebas (free will) dan tanggung jawab (responsibility), disajikan melalui pertanyaan-pertanyaan yang memprovokasi pemikiran remaja. Awali dengan premis dasar yang sering kita pegang: 'Kita merasa bebas memilih tindakan kita dan kita dianggap bertanggung jawab atas pilihan itu. Inilah dasar sistem moral dan hukum kita.' Lalu, ajukan serangkaian pertanyaan menantang yang dipicu oleh kemungkinan N-Rehab: </text:span></text:p>
                    <text:list>
                      <text:list-item>
                        <text:p text:style-name="P212"><text:span text:style-name="Strong_20_Emphasis"><text:span text:style-name="T1">Apakah N-Rehab Mengikis Kehendak Bebas?</text:span></text:span><text:span text:style-name="T1"> Jika kecenderungan biologis seseorang (misal: impulsivitas tinggi, empati rendah) 'diperbaiki' melalui intervensi otak, apakah tindakan 'baik' atau 'tidak jahat' setelahnya masih merupakan hasil dari </text:span><text:span text:style-name="Emphasis"><text:span text:style-name="T1">pilihan bebas</text:span></text:span><text:span text:style-name="T1"> orang tersebut? Seberapa besar peran 'program' baru di otaknya? Apakah kita mengurangi ruang bagi kehendak individu? </text:span></text:p>
                      </text:list-item>
                      <text:list-item>
                        <text:p text:style-name="P212"><text:span text:style-name="Strong_20_Emphasis"><text:span text:style-name="T1">Bagaimana dengan Tanggung Jawab Moral?</text:span></text:span><text:span text:style-name="T1"> Jika seseorang berbuat baik setelah N-Rehab, apakah ia pantas dipuji? Sebaliknya, jika ia tetap melakukan kesalahan (mungkin karena faktor lain atau efek samping), apakah ia masih bisa disalahkan sepenuhnya? Apakah konsep 'berusaha keras secara moral' menjadi kurang berarti jika solusinya teknologis? </text:span></text:p>
                      </text:list-item>
                      <text:list-item>
                        <text:p text:style-name="P212"><text:span text:style-name="Strong_20_Emphasis"><text:span text:style-name="T1">Guncangan pada Sistem Hukum (Mens Rea, Punishment):</text:span></text:span><text:span text:style-name="T1"> Hukum pidana sering membutuhkan </text:span><text:span text:style-name="Emphasis"><text:span text:style-name="T1">mens rea</text:span></text:span><text:span text:style-name="T1"> (niat jahat/kesadaran akan kesalahan). Jika N-</text:span><text:soft-page-break/><text:span text:style-name="T1">Rehab dianggap 'menghapus' kapasitas untuk niat jahat tertentu, apakah individu tersebut masih memenuhi syarat untuk dianggap </text:span><text:span text:style-name="Emphasis"><text:span text:style-name="T1">bersalah (culpable)</text:span></text:span><text:span text:style-name="T1"> atas tindakan sebelumnya atau bahkan sesudahnya? Bagaimana ini memengaruhi </text:span><text:span text:style-name="Emphasis"><text:span text:style-name="T1">tujuan hukuman</text:span></text:span><text:span text:style-name="T1">? Apakah retribusi (pembalasan setimpal) masih relevan jika 'pelaku' secara biologis sudah 'diubah'? Haruskah N-Rehab menggantikan atau mengurangi hukuman penjara? </text:span></text:p>
                      </text:list-item>
                      <text:list-item>
                        <text:p text:style-name="P212"><text:span text:style-name="Strong_20_Emphasis"><text:span text:style-name="T1">Keaslian (Authenticity) Diri &amp; Tindakan:</text:span></text:span><text:span text:style-name="T1"> Apakah perubahan perilaku yang 'direkayasa' secara biologis itu 'asli'? Apakah berbeda nilainya secara moral dibandingkan perubahan yang dicapai melalui refleksi diri, penyesalan, dan usaha keras? Apakah kita menciptakan 'robot moral'? </text:span></text:p>
                      </text:list-item>
                      <text:list-item>
                        <text:p text:style-name="P212"><text:span text:style-name="Strong_20_Emphasis"><text:span text:style-name="T1">Implikasi Pandangan tentang Manusia (Determinisme):</text:span></text:span><text:span text:style-name="T1"> Apakah meluasnya N-Rehab akan semakin memperkuat pandangan </text:span><text:span text:style-name="Emphasis"><text:span text:style-name="T1">determinisme biologis</text:span></text:span><text:span text:style-name="T1"> – bahwa kita hanyalah mesin kompleks yang perilakunya ditentukan oleh otak kita – dan mengikis pandangan tentang manusia sebagai agen moral yang bebas dan bermartabat? Gunakan contoh perbandingan (misal: orang yang berhenti merokok karena tekad vs karena implan otak anti-nikotin) atau skenario dilema moral singkat. Tekankan bahwa N-Rehab memaksa kita untuk memeriksa ulang asumsi-asumsi terdalam tentang apa artinya menjadi agen moral yang bertanggung jawab." </text:span></text:p>
                      </text:list-item>
                    </text:list>
                  </text:list-item>
                </text:list>
              </text:list-item>
              <text:list-item>
                <text:p text:style-name="P14"><text:span text:style-name="Strong_20_Emphasis"><text:span text:style-name="T1">Subbab 8.3: Risiko Penyalahgunaan: Kontrol Pikiran atau Masyarakat Sempurna?</text:span></text:span></text:p>
                <text:list>
                  <text:list-item>
                    <text:p text:style-name="P212"><text:span text:style-name="Strong_20_Emphasis"><text:span text:style-name="T1">Prompt untuk Isi Subbab 8.3:</text:span></text:span><text:span text:style-name="T1"> "Tulis isi Subbab 8.3: 'Risiko Penyalahgunaan: Kontrol Pikiran atau Masyarakat Sempurna?' dengan pembahasan mendalam yang menguliti potensi 'mimpi buruk' atau skenario distopia akibat penyalahgunaan neuroteknologi yang awalnya ditujukan untuk rehabilitasi, disajikan secara provokatif namun serius untuk remaja. Mulai dengan peringatan tajam: 'Teknologi yang bisa memengaruhi </text:span><text:soft-page-break/><text:span text:style-name="T1">otak adalah teknologi dengan kekuatan luar biasa. Dan kekuatan besar selalu rentan disalahgunakan.' Jelajahi beberapa skenario penyalahgunaan yang paling dikhawatirkan, berikan elaborasi yang cukup: </text:span></text:p>
                    <text:list>
                      <text:list-item>
                        <text:p text:style-name="P212"><text:span text:style-name="Strong_20_Emphasis"><text:span text:style-name="T1">Kontrol Sosial &amp; Pemaksaan Konformitas ('Obat Penurut'):</text:span></text:span><text:span text:style-name="T1"> Gambarkan risiko bahwa teknologi N-Rehab, dengan dalih 'keamanan' atau 'keharmonisan sosial', diperluas penggunaannya dari kriminal berbahaya ke populasi yang lebih luas untuk menekan perbedaan pendapat, kreativitas, non-konformitas, atau bahkan 'emosi negatif' yang dianggap mengganggu. Ciptakan masyarakat yang 'damai' tapi steril dan terkontrol. </text:span></text:p>
                      </text:list-item>
                      <text:list-item>
                        <text:p text:style-name="P212"><text:span text:style-name="Strong_20_Emphasis"><text:span text:style-name="T1">Alat Penindasan Politik &amp; Ideologis:</text:span></text:span><text:span text:style-name="T1"> Bayangkan rezim otoriter menggunakan N-Rehab (atau teknologi serupa) untuk 'mencuci otak' lawan politik, membungkam aktivis hak asasi manusia, atau mengindoktrinasi warga dengan ideologi tertentu secara biologis. </text:span></text:p>
                      </text:list-item>
                      <text:list-item>
                        <text:p text:style-name="P212"><text:span text:style-name="Strong_20_Emphasis"><text:span text:style-name="T1">Penciptaan Manusia 'Unggul' (Enhancement) yang Meresahkan:</text:span></text:span><text:span text:style-name="T1"> Jelaskan bagaimana garis antara 'terapi' (memperbaiki kekurangan) dan 'enhancement' (meningkatkan kemampuan normal) sangat tipis. Bayangkan penggunaan neuroteknologi untuk menciptakan tentara super tanpa rasa takut, pekerja super fokus tanpa lelah, atau bahkan 'pasangan ideal' yang emosinya direkayasa. Bagaimana dampak sosialnya? Siapa yang berhak ditingkatkan? </text:span></text:p>
                      </text:list-item>
                      <text:list-item>
                        <text:p text:style-name="P212"><text:span text:style-name="Strong_20_Emphasis"><text:span text:style-name="T1">Komersialisasi &amp; Pasar Gelap:</text:span></text:span><text:span text:style-name="T1"> Bayangkan neuroteknologi (misal: 'pil bahagia', 'stimulator fokus') dijual bebas tanpa regulasi memadai. Risiko eksploitasi, iklan yang menipu, kualitas produk abal-abal, munculnya bentuk kecanduan baru, dan memperdalam kesenjangan bagi yang tidak mampu beli. </text:span></text:p>
                      </text:list-item>
                      <text:list-item>
                        <text:p text:style-name="P212"><text:span text:style-name="Strong_20_Emphasis"><text:span text:style-name="T1">Era Pengawasan Otak ('Brain Surveillance'):</text:span></text:span><text:span text:style-name="T1"> Jika teknologi bisa mendekati kemampuan 'membaca' kondisi mental atau memprediksi perilaku dari data </text:span><text:soft-page-break/><text:span text:style-name="T1">otak, bayangkan implikasinya pada privasi. Apakah perusahaan akan memindai otak calon karyawan? Apakah pemerintah bisa mengidentifikasi 'potensi ancaman' berdasarkan pola otak? Konsep 'kejahatan pikiran' (thoughtcrime) menjadi relevan. </text:span></text:p>
                      </text:list-item>
                      <text:list-item>
                        <text:p text:style-name="P212"><text:span text:style-name="Strong_20_Emphasis"><text:span text:style-name="T1">Argumen Lereng Licin (Slippery Slope):</text:span></text:span><text:span text:style-name="T1"> Jelaskan kekhawatiran logis bahwa penggunaan N-Rehab yang awalnya sangat terbatas (misal: hanya untuk psikopat residivis berbahaya) secara bertahap akan meluas ke kasus yang lebih ringan, lalu ke individu berisiko tinggi (belum melakukan kejahatan), hingga akhirnya menjadi alat manajemen populasi umum. Sulit untuk menentukan di mana harus berhenti. Gunakan pertanyaan retoris yang tajam. Tekankan bahwa potensi penyalahgunaan ini nyata dan membutuhkan </text:span><text:span text:style-name="Strong_20_Emphasis"><text:span text:style-name="T1">kewaspadaan ekstrem, debat publik yang luas, serta kerangka hukum dan etika internasional yang kuat dan proaktif</text:span></text:span><text:span text:style-name="T1"> untuk menetapkan batasan yang jelas SEBELUM teknologi ini menyebar luas. Pertanyakan apakah 'jin' ini bisa dimasukkan kembali ke botol jika sudah keluar." </text:span></text:p>
                      </text:list-item>
                    </text:list>
                  </text:list-item>
                </text:list>
              </text:list-item>
              <text:list-item>
                <text:p text:style-name="P14"><text:span text:style-name="Strong_20_Emphasis"><text:span text:style-name="T1">Subbab 8.4: Keadilan dan Kesetaraan Akses: Siapa yang Mendapat 'Tiket Emas'?</text:span></text:span></text:p>
                <text:list>
                  <text:list-item>
                    <text:p text:style-name="P212"><text:span text:style-name="Strong_20_Emphasis"><text:span text:style-name="T1">Prompt untuk Isi Subbab 8.4:</text:span></text:span><text:span text:style-name="T1"> "Tulis isi Subbab 8.4: 'Keadilan dan Kesetaraan Akses: Siapa yang Mendapat 'Tiket Emas'?' dengan pembahasan mendalam yang menyoroti berbagai dimensi </text:span><text:span text:style-name="Strong_20_Emphasis"><text:span text:style-name="T1">ketidakadilan sosial dan hukum potensial</text:span></text:span><text:span text:style-name="T1"> yang bisa muncul dari penerapan neuro-rehabilitasi, menggunakan bahasa yang menyentuh rasa keadilan dan kesetaraan pada remaja. Mulai dengan premis: 'Teknologi canggih seringkali memperlebar jurang antara si kaya dan si miskin. Bagaimana kita memastikan neuro-rehabilitasi tidak menjadi alat baru untuk ketidakadilan?' Jelajahi isu-isu krusial berikut secara mendalam: </text:span></text:p>
                    <text:list>
                      <text:list-item>
                        <text:p text:style-name="P212"><text:span text:style-name="Strong_20_Emphasis"><text:span text:style-name="T1">Kesenjangan Akses Akibat Biaya (Dimensi Sosioekonomi &amp; Global):</text:span></text:span><text:span text:style-name="T1"> Urai mengapa </text:span><text:soft-page-break/><text:span text:style-name="T1">neuroteknologi (alat imaging mahal, stimulasi canggih, obat baru, tenaga ahli) pasti akan sangat mahal, setidaknya pada awalnya. Diskusikan konsekuensinya: Apakah N-Rehab hanya akan menjadi 'kemewahan' bagi narapidana kaya yang mampu membayar pengacara hebat dan terapi privat? Bagaimana dengan mayoritas narapidana dari latar belakang miskin? Bagaimana dengan kesenjangan antara negara maju yang mungkin mengadopsi teknologi ini dan negara berkembang yang tidak mampu? Potensi terciptanya 'apartheid biologis' dalam sistem peradilan. </text:span></text:p>
                      </text:list-item>
                      <text:list-item>
                        <text:p text:style-name="P212"><text:span text:style-name="Strong_20_Emphasis"><text:span text:style-name="T1">Risiko Bias dan Diskriminasi dalam Penerapan:</text:span></text:span><text:span text:style-name="T1"> Gali lebih dalam potensi bias implisit (berdasarkan ras, etnis, gender, kelas sosial, orientasi seksual, disabilitas) dalam </text:span><text:span text:style-name="Emphasis"><text:span text:style-name="T1">setiap</text:span></text:span><text:span text:style-name="T1"> tahap: siapa yang dianggap 'bermasalah' otaknya dan perlu N-Rehab, siapa yang diprioritaskan untuk program yang terbatas, bagaimana 'keberhasilan' diukur (apakah standarnya sama untuk semua kelompok?). Khawatirkan potensi N-Rehab digunakan secara tidak proporsional pada kelompok minoritas atau terpinggirkan. </text:span></text:p>
                      </text:list-item>
                      <text:list-item>
                        <text:p text:style-name="P212"><text:span text:style-name="Strong_20_Emphasis"><text:span text:style-name="T1">Implikasi pada Keadilan Sistem Hukuman:</text:span></text:span><text:span text:style-name="T1"> Jika N-Rehab dilihat sebagai alternatif 'lunak' untuk penjara, bagaimana keputusan dibuat? Apakah hakim akan lebih cenderung menawarkan N-Rehab pada pelaku kerah putih dengan 'otak stres' daripada pelaku kejahatan jalanan dengan 'otak impulsif'? Bagaimana menyeimbangkan rehabilitasi berbasis otak ini dengan prinsip </text:span><text:span text:style-name="Emphasis"><text:span text:style-name="T1">proporsionalitas hukuman</text:span></text:span><text:span text:style-name="T1"> dan </text:span><text:span text:style-name="Emphasis"><text:span text:style-name="T1">keadilan bagi korban</text:span></text:span><text:span text:style-name="T1">? </text:span></text:p>
                      </text:list-item>
                      <text:list-item>
                        <text:p text:style-name="P212"><text:span text:style-name="Strong_20_Emphasis"><text:span text:style-name="T1">Pengabaian Faktor Struktural ('Technological Quick Fix'):</text:span></text:span><text:span text:style-name="T1"> Analisis risiko bahwa fokus berlebihan pada 'memperbaiki otak individu' akan menjadi alasan untuk </text:span><text:span text:style-name="Strong_20_Emphasis"><text:span text:style-name="T1">mengabaikan atau mengurangi investasi</text:span></text:span><text:span text:style-name="T1"> pada upaya mengatasi akar penyebab sosial, ekonomi, dan struktural dari kejahatan: kemiskinan, ketidaksetaraan </text:span><text:soft-page-break/><text:span text:style-name="T1">akses pendidikan dan pekerjaan, rasisme sistemik, trauma komunal, layanan kesehatan mental yang buruk. N-Rehab bisa menjadi 'jalan pintas' teknologi yang justru melanggengkan ketidakadilan sistemik. </text:span></text:p>
                      </text:list-item>
                      <text:list-item>
                        <text:p text:style-name="P212"><text:span text:style-name="Strong_20_Emphasis"><text:span text:style-name="T1">Dilema Alokasi Sumber Daya Publik:</text:span></text:span><text:span text:style-name="T1"> Diskusikan trade-off sulit bagi pemerintah: haruskah anggaran publik yang terbatas dialokasikan untuk riset dan implementasi N-Rehab yang mahal dan belum terbukti secara luas, atau diinvestasikan pada program pencegahan kejahatan berbasis komunitas, perbaikan sistem pendidikan, dan dukungan sosial yang mungkin dampaknya lebih luas dan berkelanjutan? Gunakan skenario perbandingan dan pertanyaan provokatif untuk menyoroti dilema keadilan ini. Tekankan bahwa tanpa desain kebijakan yang sangat hati-hati dan komitmen kuat pada kesetaraan, N-Rehab berisiko menjadi alat penindasan baru, bukan pembebasan." </text:span></text:p>
                      </text:list-item>
                    </text:list>
                  </text:list-item>
                </text:list>
              </text:list-item>
              <text:list-item>
                <text:p text:style-name="P14"><text:span text:style-name="Strong_20_Emphasis"><text:span text:style-name="T1">Subbab 8.5: Apa Artinya Menjadi Manusia? Dampak pada Jati Diri</text:span></text:span></text:p>
                <text:list>
                  <text:list-item>
                    <text:p text:style-name="P212"><text:span text:style-name="Strong_20_Emphasis"><text:span text:style-name="T1">Prompt untuk Isi Subbab 8.5:</text:span></text:span><text:span text:style-name="T1"> "Tulis isi Subbab 8.5: 'Apa Artinya Menjadi Manusia? Dampak pada Jati Diri' dengan pembahasan mendalam yang mengeksplorasi pertanyaan filosofis paling fundamental tentang </text:span><text:span text:style-name="Strong_20_Emphasis"><text:span text:style-name="T1">identitas personal, otentisitas pengalaman, dan hakikat kemanusiaan</text:span></text:span><text:span text:style-name="T1"> itu sendiri dalam menghadapi kemungkinan modifikasi otak, disajikan secara reflektif dan mendalam untuk remaja. Awali dengan pertanyaan eksistensial yang paling personal: 'Pusat dari siapa dirimu – caramu berpikir, merasa, mengingat, bermimpi, mencintai – adalah otakmu. Jika 'inti' ini bisa diubah secara signifikan oleh teknologi dari luar, apakah 'kamu' yang muncul setelahnya masih benar-benar 'kamu'?' Selami beberapa lapisan dilema ini: </text:span></text:p>
                    <text:list>
                      <text:list-item>
                        <text:p text:style-name="P212"><text:span text:style-name="Strong_20_Emphasis"><text:span text:style-name="T1">Masalah Identitas Personal &amp; Kontinuitas Diri:</text:span></text:span><text:span text:style-name="T1"> Seberapa drastis perubahan pada otak (dan akibatnya pada kepribadian, memori, nilai-nilai) bisa terjadi sebelum kita merasa bahwa individu tersebut telah </text:span><text:soft-page-break/><text:span text:style-name="T1">menjadi 'orang yang berbeda'? Bagaimana individu itu sendiri mengalami perubahan ini – apakah terasa asing dengan dirinya yang dulu? Bagaimana orang lain (keluarga, teman) berinteraksi dengannya? Apakah narasi hidupnya terputus? Adakah 'esensi diri' yang tak bisa diubah? </text:span></text:p>
                      </text:list-item>
                      <text:list-item>
                        <text:p text:style-name="P212"><text:span text:style-name="Strong_20_Emphasis"><text:span text:style-name="T1">Otentisitas (Keaslian) Pengalaman Emosional &amp; Moral:</text:span></text:span><text:span text:style-name="T1"> Jika N-Rehab membuat seseorang lebih berempati, lebih pemaaf, atau lebih tenang, apakah perasaan dan tindakan itu 'asli' atau 'buatan'? Apakah berbeda rasanya atau nilainya dibandingkan empati atau ketenangan yang tumbuh dari pengalaman hidup, refleksi, dan perjuangan internal? Bagaimana jika ia merasa 'bahagia' tapi tahu itu karena stimulasi otak, apakah kebahagiaan itu otentik? Bagaimana ia memandang motivasi tindakannya sendiri? </text:span></text:p>
                      </text:list-item>
                      <text:list-item>
                        <text:p text:style-name="P212"><text:span text:style-name="Strong_20_Emphasis"><text:span text:style-name="T1">Nilai Penderitaan, Kelemahan, dan Proses Pertumbuhan:</text:span></text:span><text:span text:style-name="T1"> Filsuf dan tradisi spiritual sering menekankan bahwa penderitaan, menghadapi kelemahan diri, dan proses belajar dari kesalahan adalah bagian penting dari pendewasaan, pembentukan karakter, dan penemuan makna hidup. Apakah N-Rehab, dengan menawarkan 'jalan pintas' untuk mengatasi kekurangan atau trauma, justru menghilangkan kesempatan berharga untuk pertumbuhan jiwa yang otentik? Apakah 'manusia sempurna' tanpa cela itu benar-benar ideal? Apakah justru 'retakan' kita yang membuat kita unik dan manusiawi? </text:span></text:p>
                      </text:list-item>
                      <text:list-item>
                        <text:p text:style-name="P212"><text:span text:style-name="Strong_20_Emphasis"><text:span text:style-name="T1">Ancaman Keseragaman &amp; Hilangnya Keunikan:</text:span></text:span><text:span text:style-name="T1"> Jika ada tekanan (implisit atau eksplisit) untuk 'menyesuaikan' otak agar sesuai dengan norma sosial tertentu (misal: selalu positif, rasional, kooperatif), apakah kita berisiko kehilangan spektrum luas kepribadian, temperamen, cara berpikir (bahkan yang 'aneh' atau 'sulit') yang justru menjadi sumber </text:span><text:soft-page-break/><text:span text:style-name="T1">kreativitas, inovasi, dan kekayaan budaya manusia? </text:span></text:p>
                      </text:list-item>
                      <text:list-item>
                        <text:p text:style-name="P14"><text:span text:style-name="Strong_20_Emphasis"><text:span text:style-name="T1">Mendefinisikan Ulang Batas Kemanusiaan:</text:span></text:span><text:span text:style-name="T1"> Seberapa jauh kita bisa 'merekayasa' otak kita sebelum kita melintasi batas menjadi sesuatu yang lain – 'transhuman' atau 'posthuman'? Apa nilai-nilai inti kemanusiaan (misal: kebebasan, martabat, kapasitas mencinta, kemampuan menderita) yang harus kita jaga mati-matian dalam proses ini? Apa yang membuat hidup manusia bermakna? Ajak pembaca untuk melakukan introspeksi mendalam tentang apa yang membuat mereka menjadi diri mereka sendiri. Gunakan pertanyaan-pertanyaan terbuka yang tidak memiliki jawaban mudah. Tekankan bahwa ini adalah wilayah abu-abu di mana sains, filsafat, spiritualitas, dan seni harus berdialog untuk membantu kita menavigasi masa depan." </text:span></text:p>
                      </text:list-item>
                    </text:list>
                  </text:list-item>
                </text:list>
              </text:list-item>
            </text:list>
            <text:p text:style-name="P407"/>
            <text:p text:style-name="P184">Semoga prompt ini membantu Anda menyusun Bab 8 yang paling menantang namun mungkin paling penting, yang benar-benar mengajak pembaca remaja untuk berpikir kritis tentang implikasi terdalam dari teknologi masa depan.</text:p>
          </text:section>
          <text:section text:style-name="Sect1" text:name="feedback-form-10">
            <text:p text:style-name="P366"/>
          </text:section>
        </text:section>
        <text:section text:style-name="Sect1" text:name="9aa87682cd87cafe">
          <text:p text:style-name="P184"/>
          <text:section text:style-name="Sect1" text:name="user-query-content-11">
            <text:p text:style-name="P404">Pada Bab9 Tambahkan prompt pada awal bab untuk mendapatkan pengantar , pada tiap subbab/sub-subab untuk mendapatkan isi dengan pembahasan mendalam </text:p>
          </text:section>
          <text:p text:style-name="P366">Tampilkan alur berpikir</text:p>
          <text:section text:style-name="Sect2" text:name="model-response-message-contentr_9aa87682cd87cafe">
            <text:p text:style-name="P184">Baik, mari kita siapkan prompt untuk Bab 9, yang akan membawa pembaca melihat ke depan, merenungkan visi dan spekulasi tentang masa depan neuro-rehabilitasi.</text:p>
            <text:p text:style-name="P407"/>
            <text:p text:style-name="Text_20_body"><text:span text:style-name="Strong_20_Emphasis"><text:span text:style-name="T1">Bab 9: Masa Depan Rehabilitasi: Visi dan Spekulasi</text:span></text:span></text:p>
            <text:list xml:id="list9153884050950556533" text:style-name="L16">
              <text:list-item>
                <text:p text:style-name="P15"><text:span text:style-name="Strong_20_Emphasis"><text:span text:style-name="T1">Prompt untuk Pengantar Bab 9:</text:span></text:span><text:span text:style-name="T1"> "Tulis pengantar yang mengajak </text:span><text:soft-page-break/><text:span text:style-name="T1">pembaca membayangkan masa depan untuk Bab 9: 'Masa Depan Rehabilitasi: Visi dan Spekulasi'. Mulai dengan refleksi: 'Setelah menelusuri potensi yang memikat, rintangan yang curam, dan dilema etis yang mendalam, ke mana arah semua ini akan berlanjut?' Akui bahwa masa depan neuro-rehabilitasi </text:span><text:span text:style-name="Strong_20_Emphasis"><text:span text:style-name="T1">bukanlah takdir yang sudah tertulis</text:span></text:span><text:span text:style-name="T1">, melainkan hasil dari pilihan-pilihan ilmiah, teknologi, hukum, etis, dan sosial yang kita buat </text:span><text:span text:style-name="Emphasis"><text:span text:style-name="T1">hari ini</text:span></text:span><text:span text:style-name="T1"> dan di tahun-tahun mendatang. Bab ini adalah ajakan untuk </text:span><text:span text:style-name="Strong_20_Emphasis"><text:span text:style-name="T1">berspekulasi secara cerdas dan bertanggung jawab</text:span></text:span><text:span text:style-name="T1"> tentang beberapa skenario masa depan yang mungkin terjadi, berdasarkan apa yang telah kita pelajari. Kita akan mencoba melihat:</text:span></text:p>
                <text:list>
                  <text:list-item>
                    <text:p text:style-name="P213"><text:span text:style-name="T1">Apa langkah-langkah </text:span><text:span text:style-name="Strong_20_Emphasis"><text:span text:style-name="T1">paling awal dan paling mungkin</text:span></text:span><text:span text:style-name="T1"> yang bisa kita lihat dalam penerapan neuro-intervensi untuk rehabilitasi? </text:span></text:p>
                  </text:list-item>
                  <text:list-item>
                    <text:p text:style-name="P213"><text:span text:style-name="T1">Bagaimana </text:span><text:span text:style-name="Strong_20_Emphasis"><text:span text:style-name="T1">sistem hukum</text:span></text:span><text:span text:style-name="T1"> mungkin beradaptasi – atau justru menolak keras – untuk mengakomodasi teknologi pengubah otak ini? </text:span></text:p>
                  </text:list-item>
                  <text:list-item>
                    <text:p text:style-name="P213"><text:span text:style-name="T1">Apakah masa depan rehabilitasi yang paling menjanjikan terletak pada </text:span><text:span text:style-name="Strong_20_Emphasis"><text:span text:style-name="T1">kombinasi sinergis</text:span></text:span><text:span text:style-name="T1"> antara teknologi canggih dan pendekatan rehabilitasi psikososial yang sudah kita kenal? </text:span></text:p>
                  </text:list-item>
                  <text:list-item>
                    <text:p text:style-name="P213"><text:span text:style-name="T1">Secara keseluruhan, setelah menimbang segalanya (potensi vs risiko, sains vs etika), ke arah mana neraca </text:span><text:span text:style-name="Strong_20_Emphasis"><text:span text:style-name="T1">harapan versus kekhawatiran</text:span></text:span><text:span text:style-name="T1"> ini lebih condong? Gunakan analogi 'memilih jalur di persimpangan jalan' atau 'merancang cetak biru untuk bangunan masa depan'. Tekankan bahwa meskipun ini adalah spekulasi, memahami berbagai kemungkinan skenario ini membantu kita membuat pilihan yang lebih bijaksana dan etis </text:span><text:span text:style-name="Emphasis"><text:span text:style-name="T1">sekarang</text:span></text:span><text:span text:style-name="T1">. Ajak pembaca untuk mengaktifkan imajinasi mereka, namun tetap dengan kacamata kritis yang sudah terasah di bab-bab sebelumnya, saat kita mencoba mengintip ke cakrawala rehabilitasi. Gaya: Visioner, spekulatif tapi terinformasi, menekankan agensi/pilihan manusia dalam membentuk masa depan, dan transisional menuju kesimpulan akhir dari bagian eksplorasi." </text:span></text:p>
                  </text:list-item>
                </text:list>
              </text:list-item>
              <text:list-item>
                <text:p text:style-name="P15"><text:span text:style-name="Strong_20_Emphasis"><text:span text:style-name="T1">Subbab 9.1: Langkah Kecil Menuju Perubahan Besar: Aplikasi </text:span></text:span><text:soft-page-break/><text:span text:style-name="Strong_20_Emphasis"><text:span text:style-name="T1">Jangka Pendek yang Realistis</text:span></text:span></text:p>
                <text:list>
                  <text:list-item>
                    <text:p text:style-name="P213"><text:span text:style-name="Strong_20_Emphasis"><text:span text:style-name="T1">Prompt untuk Isi Subbab 9.1:</text:span></text:span><text:span text:style-name="T1"> "Tulis isi Subbab 9.1: 'Langkah Kecil Menuju Perubahan Besar: Aplikasi Jangka Pendek' dengan pembahasan mendalam yang mengidentifikasi area-area di mana neuroteknologi </text:span><text:span text:style-name="Strong_20_Emphasis"><text:span text:style-name="T1">paling mungkin diadopsi pertama kali</text:span></text:span><text:span text:style-name="T1"> secara terbatas dan hati-hati dalam sistem peradilan pidana dan rehabilitasi, fokus pada aplikasi yang </text:span><text:span text:style-name="Strong_20_Emphasis"><text:span text:style-name="T1">kurang radikal dan lebih bersifat suportif/diagnostik</text:span></text:span><text:span text:style-name="T1">, dijelaskan secara konkret untuk remaja. Mulai dengan prinsip 'evolusi, bukan revolusi instan': 'Perubahan besar seringkali dimulai dari aplikasi kecil yang kurang kontroversial. Di mana neuroteknologi mungkin mulai 'menyelinap' masuk ke dunia hukum dan rehabilitasi?' Spekulasikan beberapa aplikasi awal yang secara teknis dan etis lebih mungkin diterima: </text:span></text:p>
                    <text:list>
                      <text:list-item>
                        <text:p text:style-name="P213"><text:span text:style-name="Strong_20_Emphasis"><text:span text:style-name="T1">Diagnosis Banding &amp; Identifikasi Faktor Kontribusi:</text:span></text:span><text:span text:style-name="T1"> Fokus pada penggunaan neuroimaging (MRI struktural/fungsional, DTI) atau asesmen neuropsikologis lanjutan untuk membantu mengidentifikasi kondisi </text:span><text:span text:style-name="Strong_20_Emphasis"><text:span text:style-name="T1">neurologis atau psikiatris</text:span></text:span><text:span text:style-name="T1"> yang </text:span><text:span text:style-name="Emphasis"><text:span text:style-name="T1">sudah diketahui dapat diobati atau dikelola</text:span></text:span><text:span text:style-name="T1"> dan mungkin berkontribusi pada perilaku kriminal pada </text:span><text:span text:style-name="Emphasis"><text:span text:style-name="T1">sebagian</text:span></text:span><text:span text:style-name="T1"> individu. Contoh: mendeteksi efek jangka panjang Cedera Otak Traumatis (TBI) yang tidak terdiagnosis, gangguan perkembangan saraf tertentu (misal: FASD), atau jenis gangguan mental berat yang responsif terhadap pengobatan. Tujuannya: </text:span><text:span text:style-name="Strong_20_Emphasis"><text:span text:style-name="T1">informasi diagnostik yang lebih baik</text:span></text:span><text:span text:style-name="T1"> untuk rencana penanganan yang lebih tepat, bukan 'label otak kriminal'. </text:span></text:p>
                      </text:list-item>
                      <text:list-item>
                        <text:p text:style-name="P213"><text:span text:style-name="Strong_20_Emphasis"><text:span text:style-name="T1">Augmentasi atau Peningkatan Terapi Konvensional:</text:span></text:span><text:span text:style-name="T1"> Menggunakan neuroteknologi sebagai </text:span><text:span text:style-name="Emphasis"><text:span text:style-name="T1">alat bantu</text:span></text:span><text:span text:style-name="T1"> untuk meningkatkan efektivitas terapi psikologis atau program rehabilitasi yang sudah ada. Contoh konkret: sesi rTMS pada korteks prefrontal untuk sementara meningkatkan plastisitas dan fungsi eksekutif </text:span><text:span text:style-name="Emphasis"><text:span text:style-name="T1">sebelum</text:span></text:span><text:span text:style-name="T1"> individu menjalani sesi terapi perilaku kognitif (CBT) intensif untuk belajar mengelola amarah atau </text:span><text:soft-page-break/><text:span text:style-name="T1">kecanduan; menggunakan neurofeedback sebagai 'latihan tambahan' untuk membantu pasien </text:span><text:span text:style-name="Emphasis"><text:span text:style-name="T1">berlatih</text:span></text:span><text:span text:style-name="T1"> regulasi emosi atau fokus </text:span><text:span text:style-name="Emphasis"><text:span text:style-name="T1">di samping</text:span></text:span><text:span text:style-name="T1"> terapi utama. Tujuannya: </text:span><text:span text:style-name="Strong_20_Emphasis"><text:span text:style-name="T1">mempercepat atau memperkuat</text:span></text:span><text:span text:style-name="T1"> hasil terapi, bukan menggantikannya. </text:span></text:p>
                      </text:list-item>
                      <text:list-item>
                        <text:p text:style-name="P213"><text:span text:style-name="Strong_20_Emphasis"><text:span text:style-name="T1">Prediksi Respons Terapi &amp; Personalisasi Pengobatan:</text:span></text:span><text:span text:style-name="T1"> Menggunakan biomarker neurofisiologis (misal: pola EEG spesifik, respons fMRI awal terhadap stimulus) untuk </text:span><text:span text:style-name="Emphasis"><text:span text:style-name="T1">memprediksi</text:span></text:span><text:span text:style-name="T1"> individu mana yang kemungkinan besar akan mendapat manfaat dari jenis obat atau terapi tertentu. Tujuannya: mengurangi proses </text:span><text:span text:style-name="Emphasis"><text:span text:style-name="T1">trial-and-error</text:span></text:span><text:span text:style-name="T1"> yang melelahkan dan mahal, menuju </text:span><text:span text:style-name="Strong_20_Emphasis"><text:span text:style-name="T1">pengobatan yang lebih personal</text:span></text:span><text:span text:style-name="T1"> sejak awal. </text:span></text:p>
                      </text:list-item>
                      <text:list-item>
                        <text:p text:style-name="P213"><text:span text:style-name="Strong_20_Emphasis"><text:span text:style-name="T1">Pemantauan Objektif Kemajuan Terapi:</text:span></text:span><text:span text:style-name="T1"> Menggunakan pengukuran neurofisiologis berkala (misal: perubahan aktivitas EEG, konektivitas fMRI) sebagai </text:span><text:span text:style-name="Emphasis"><text:span text:style-name="T1">salah satu indikator</text:span></text:span><text:span text:style-name="T1"> (di samping laporan perilaku dan psikologis) untuk memantau secara lebih objektif apakah suatu intervensi (obat, terapi, stimulasi) memberikan efek biologis yang diharapkan pada otak pasien. </text:span></text:p>
                      </text:list-item>
                      <text:list-item>
                        <text:p text:style-name="P213"><text:span text:style-name="Strong_20_Emphasis"><text:span text:style-name="T1">Penilaian Risiko (dengan Peringatan Keras):</text:span></text:span><text:span text:style-name="T1"> Mungkin ada pengembangan alat skrining berbasis neurodata (selalu dikombinasikan dengan banyak data lain: psikologis, sosial, perilaku) untuk </text:span><text:span text:style-name="Emphasis"><text:span text:style-name="T1">membantu</text:span></text:span><text:span text:style-name="T1"> (bukan menentukan!) mengidentifikasi individu dengan risiko </text:span><text:span text:style-name="Emphasis"><text:span text:style-name="T1">sangat tinggi</text:span></text:span><text:span text:style-name="T1"> untuk kekerasan impulsif di masa depan, mungkin untuk prioritas intervensi pencegahan. Namun, </text:span><text:span text:style-name="Strong_20_Emphasis"><text:span text:style-name="T1">tekankan berulang kali risiko etis yang luar biasa</text:span></text:span><text:span text:style-name="T1"> dari 'neuro-prediksi' ini (akurasi rendah, potensi bias rasial/sosial, stigmatisasi permanen, isu 'pre-crime'). Ini area yang paling berbahaya dan butuh pengawasan paling ketat. Garis bawahi bahwa fokus aplikasi jangka pendek kemungkinan besar pada </text:span><text:span text:style-name="Strong_20_Emphasis"><text:span text:style-name="T1">diagnosis yang lebih baik, augmentasi terapi, personalisasi pengobatan, dan monitoring</text:span></text:span><text:span text:style-name="T1">, yang secara etis lebih dapat </text:span><text:soft-page-break/><text:span text:style-name="T1">dipertahankan daripada intervensi radikal pengubah kepribadian secara langsung. Ini adalah langkah evolusioner, bukan revolusioner." </text:span></text:p>
                      </text:list-item>
                    </text:list>
                  </text:list-item>
                </text:list>
              </text:list-item>
              <text:list-item>
                <text:p text:style-name="P15"><text:span text:style-name="Strong_20_Emphasis"><text:span text:style-name="T1">Subbab 9.2: Neuro-Rehabilitasi dalam Sistem Hukum Masa Depan: Mengubah Aturan Main?</text:span></text:span></text:p>
                <text:list>
                  <text:list-item>
                    <text:p text:style-name="P213"><text:span text:style-name="Strong_20_Emphasis"><text:span text:style-name="T1">Prompt untuk Isi Subbab 9.2:</text:span></text:span><text:span text:style-name="T1"> "Tulis isi Subbab 9.2: 'Neuro-Rehabilitasi dalam Sistem Hukum Masa Depan: Mengubah Aturan Main?' dengan pembahasan mendalam yang mengeksplorasi potensi </text:span><text:span text:style-name="Strong_20_Emphasis"><text:span text:style-name="T1">dampak transformatif (dan kemungkinan disruptif)</text:span></text:span><text:span text:style-name="T1"> dari neuro-rehabilitasi (bahkan dalam bentuk awalnya) pada berbagai aspek </text:span><text:span text:style-name="Strong_20_Emphasis"><text:span text:style-name="T1">sistem peradilan pidana</text:span></text:span><text:span text:style-name="T1">, disajikan melalui pertanyaan dan skenario hukum yang memicu pemikiran remaja. Awali dengan: 'Sistem hukum kita, dengan segala aturannya tentang kesalahan, hukuman, dan bukti, mungkin harus beradaptasi jika teknologi pengubah otak benar-benar hadir. Apa saja yang bisa berubah?' Spekulasikan beberapa area dampak dan tantangan kunci bagi hukum: </text:span></text:p>
                    <text:list>
                      <text:list-item>
                        <text:p text:style-name="P213"><text:span text:style-name="Strong_20_Emphasis"><text:span text:style-name="T1">Penjatuhan Vonis (Sentencing) &amp; Alternatif Pemidanaan:</text:span></text:span><text:span text:style-name="T1"> </text:span></text:p>
                        <text:list>
                          <text:list-item>
                            <text:p text:style-name="P376">Akankah hakim di masa depan memiliki opsi untuk menjatuhkan 'hukuman neuro-rehabilitasi' (misal: program TMS/terapi wajib selama 2 tahun) sebagai pengganti atau tambahan hukuman penjara? Untuk jenis kejahatan apa? </text:p>
                          </text:list-item>
                          <text:list-item>
                            <text:p text:style-name="P213"><text:span text:style-name="T1">Bagaimana jika terdakwa </text:span><text:span text:style-name="Emphasis"><text:span text:style-name="T1">menolak</text:span></text:span><text:span text:style-name="T1"> N-Rehab yang direkomendasikan? Apakah hukumannya akan lebih berat? </text:span></text:p>
                          </text:list-item>
                          <text:list-item>
                            <text:p text:style-name="P376">Akankah 'keberhasilan' N-Rehab (yang diukur secara neurobiologis) menjadi syarat baru untuk pembebasan bersyarat (parole)? Bagaimana jika ada 'kekambuhan' otak? </text:p>
                          </text:list-item>
                        </text:list>
                      </text:list-item>
                      <text:list-item>
                        <text:p text:style-name="P213"><text:span text:style-name="Strong_20_Emphasis"><text:span text:style-name="T1">Konsep Pertanggungjawaban Pidana (Culpability, Mens Rea, Insanity Defense):</text:span></text:span><text:span text:style-name="T1"> </text:span></text:p>
                        <text:list>
                          <text:list-item>
                            <text:p text:style-name="P213"><text:span text:style-name="T1">Sejauh mana bukti neurosains tentang 'disfungsi' </text:span><text:soft-page-break/><text:span text:style-name="T1">otak (misal: PFC yang kurang berkembang, amigdala hiperaktif) akan diterima di pengadilan untuk </text:span><text:span text:style-name="Strong_20_Emphasis"><text:span text:style-name="T1">mengurangi tingkat kesalahan (culpability)</text:span></text:span><text:span text:style-name="T1"> terdakwa? Apakah ini akan memperluas pembelaan 'tidak waras' (insanity defense) atau menciptakan kategori baru? </text:span></text:p>
                          </text:list-item>
                          <text:list-item>
                            <text:p text:style-name="P213"><text:span text:style-name="T1">Bagaimana hukum mendefinisikan ulang 'niat jahat' (</text:span><text:span text:style-name="Emphasis"><text:span text:style-name="T1">mens rea</text:span></text:span><text:span text:style-name="T1">) jika kapasitas untuk niat tersebut dapat diukur atau bahkan dimodifikasi secara biologis? (Menghubungkan kuat ke Subbab 8.2). </text:span></text:p>
                          </text:list-item>
                        </text:list>
                      </text:list-item>
                      <text:list-item>
                        <text:p text:style-name="P213"><text:span text:style-name="Strong_20_Emphasis"><text:span text:style-name="T1">Hak &amp; Prosedur dalam Proses Hukum:</text:span></text:span><text:span text:style-name="T1"> </text:span></text:p>
                        <text:list>
                          <text:list-item>
                            <text:p text:style-name="P376">Apakah terdakwa akan memiliki 'hak konstitusional' untuk mendapatkan asesmen neurosains atau bahkan intervensi N-Rehab jika itu bisa membantu pembelaannya atau rehabilitasinya? </text:p>
                          </text:list-item>
                          <text:list-item>
                            <text:p text:style-name="P213"><text:span text:style-name="T1">Bagaimana </text:span><text:span text:style-name="Strong_20_Emphasis"><text:span text:style-name="T1">standar penerimaan bukti</text:span></text:span><text:span text:style-name="T1"> (admissibility) untuk data neuroimaging atau hasil intervensi N-Rehab di pengadilan? Mengingat kompleksitas dan potensi interpretasi yang bias. </text:span></text:p>
                          </text:list-item>
                          <text:list-item>
                            <text:p text:style-name="P213"><text:span text:style-name="T1">Bagaimana melindungi </text:span><text:span text:style-name="Strong_20_Emphasis"><text:span text:style-name="T1">privasi absolut</text:span></text:span><text:span text:style-name="T1"> data otak seseorang selama proses hukum? Siapa yang berhak memerintahkan 'pemindaian otak'? </text:span></text:p>
                          </text:list-item>
                        </text:list>
                      </text:list-item>
                      <text:list-item>
                        <text:p text:style-name="P213"><text:span text:style-name="Strong_20_Emphasis"><text:span text:style-name="T1">Peran Profesional Hukum &amp; Ahli:</text:span></text:span><text:span text:style-name="T1"> </text:span></text:p>
                        <text:list>
                          <text:list-item>
                            <text:p text:style-name="P213"><text:span text:style-name="T1">Bagaimana memastikan hakim, jaksa, pengacara, dan juri memiliki </text:span><text:span text:style-name="Strong_20_Emphasis"><text:span text:style-name="T1">literasi neurosains dasar</text:span></text:span><text:span text:style-name="T1"> yang cukup untuk memahami bukti dan argumen berbasis otak secara kritis, tanpa mudah terpesona atau tertipu? Perlukah peran 'ahli neurosains forensik' yang independen? </text:span></text:p>
                          </text:list-item>
                        </text:list>
                      </text:list-item>
                      <text:list-item>
                        <text:p text:style-name="P213"><text:span text:style-name="Strong_20_Emphasis"><text:span text:style-name="T1">Keadilan Bagi Korban &amp; Tujuan Pemidanaan:</text:span></text:span><text:span text:style-name="T1"> </text:span></text:p>
                        <text:list>
                          <text:list-item>
                            <text:p text:style-name="P213"><text:span text:style-name="T1">Di tengah potensi fokus pada 'otak pelaku', bagaimana memastikan perspektif, hak, dan kebutuhan </text:span><text:span text:style-name="Strong_20_Emphasis"><text:span text:style-name="T1">korban kejahatan</text:span></text:span><text:span text:style-name="T1"> tetap menjadi </text:span><text:soft-page-break/><text:span text:style-name="T1">prioritas? Apakah N-Rehab akan dianggap 'kurang menghukum' oleh korban dan masyarakat? Bagaimana menyeimbangkan rehabilitasi pelaku dengan retribusi dan keadilan restoratif? </text:span></text:p>
                          </text:list-item>
                        </text:list>
                      </text:list-item>
                      <text:list-item>
                        <text:p text:style-name="P213"><text:span text:style-name="Strong_20_Emphasis"><text:span text:style-name="T1">Perkembangan 'Neurolaw':</text:span></text:span><text:span text:style-name="T1"> Jelaskan potensi munculnya dan pentingnya bidang spesialisasi hukum baru ('Neurolaw') yang secara mendalam mengkaji persimpangan kompleks antara temuan neuroscience, praktik hukum, hak asasi manusia, dan kebijakan publik. Gunakan contoh dilema etis-hukum di ruang sidang masa depan (misal: pengacara mengajukan scan otak sebagai bukti mitigasi hukuman). Tekankan bahwa integrasi neuroscience ke dalam hukum akan menjadi proses evolusioner yang sangat lambat, penuh perdebatan sengit, dan memerlukan kearifan luar biasa untuk menyeimbangkan kemajuan ilmiah dengan prinsip-prinsip keadilan fundamental." </text:span></text:p>
                      </text:list-item>
                    </text:list>
                  </text:list-item>
                </text:list>
              </text:list-item>
              <text:list-item>
                <text:p text:style-name="P15"><text:span text:style-name="Strong_20_Emphasis"><text:span text:style-name="T1">Subbab 9.3: Kombinasi Teknologi dan Pendekatan Tradisional: Mencari Sinergi Terbaik</text:span></text:span></text:p>
                <text:list>
                  <text:list-item>
                    <text:p text:style-name="P213"><text:span text:style-name="Strong_20_Emphasis"><text:span text:style-name="T1">Prompt untuk Isi Subbab 9.3:</text:span></text:span><text:span text:style-name="T1"> "Tulis isi Subbab 9.3: 'Kombinasi Teknologi dan Pendekatan Tradisional: Mencari Sinergi Terbaik' dengan pembahasan mendalam yang mengadvokasi </text:span><text:span text:style-name="Strong_20_Emphasis"><text:span text:style-name="T1">model rehabilitasi integratif atau hybrid</text:span></text:span><text:span text:style-name="T1"> sebagai visi masa depan yang paling realistis, efektif, dan manusiawi, kontraskan dengan pendekatan yang murni teknologi, dan jelaskan mengapa kombinasi ini lebih unggul, untuk remaja. Awali dengan menolak visi simplistik atau reduksionis: 'Apakah masa depan rehabilitasi hanya tentang teknologi canggih yang 'memperbaiki' otak? Mungkin tidak. Manusia jauh lebih kompleks dari sekadar mesin biologis.' Argumentasikan dengan kuat bahwa pendekatan yang paling menjanjikan kemungkinan besar adalah </text:span><text:span text:style-name="Strong_20_Emphasis"><text:span text:style-name="T1">mengawinkan secara cerdas kekuatan neuroteknologi dengan metode rehabilitasi psikologis, sosial, dan edukatif</text:span></text:span><text:span text:style-name="T1"> yang telah dikembangkan selama puluhan tahun (dan terus </text:span><text:soft-page-break/><text:span text:style-name="T1">disempurnakan): </text:span></text:p>
                    <text:list>
                      <text:list-item>
                        <text:p text:style-name="P213"><text:span text:style-name="Strong_20_Emphasis"><text:span text:style-name="T1">Mengapa Kombinasi Lebih Unggul?:</text:span></text:span><text:span text:style-name="T1"> Jelaskan keterbatasan pendekatan tunggal. N-Rehab murni berisiko mengabaikan konteks psikososial (trauma, keluarga, lingkungan, kemiskinan, stigma) yang sangat krusial dalam perilaku kriminal. Sebaliknya, terapi tradisional saja mungkin kurang efektif bagi individu dengan hambatan neurobiologis yang signifikan. Kombinasi dapat saling melengkapi dan menutupi kelemahan masing-masing, menciptakan </text:span><text:span text:style-name="Strong_20_Emphasis"><text:span text:style-name="T1">efek sinergis</text:span></text:span><text:span text:style-name="T1">. </text:span></text:p>
                      </text:list-item>
                      <text:list-item>
                        <text:p text:style-name="P213"><text:span text:style-name="Strong_20_Emphasis"><text:span text:style-name="T1">Peran Neuroteknologi dalam Model Hybrid:</text:span></text:span><text:span text:style-name="T1"> Bayangkan N-Teknologi bukan sebagai 'obat mujarab', tapi sebagai </text:span><text:span text:style-name="Strong_20_Emphasis"><text:span text:style-name="T1">'katalisator', 'akselerator', atau 'fasilitator'</text:span></text:span><text:span text:style-name="T1"> bagi terapi tradisional. Contoh spesifik: </text:span></text:p>
                        <text:list>
                          <text:list-item>
                            <text:p text:style-name="P213"><text:span text:style-name="T1">Menggunakan TMS atau tDCS untuk </text:span><text:span text:style-name="Emphasis"><text:span text:style-name="T1">meningkatkan neuroplastisitas</text:span></text:span><text:span text:style-name="T1"> di area otak target (misal: PFC), membuat individu lebih </text:span><text:span text:style-name="Emphasis"><text:span text:style-name="T1">reseptif dan mampu belajar</text:span></text:span><text:span text:style-name="T1"> dari sesi CBT atau pelatihan keterampilan sosial. </text:span></text:p>
                          </text:list-item>
                          <text:list-item>
                            <text:p text:style-name="P213"><text:span text:style-name="T1">Menggunakan Neurofeedback untuk membantu individu </text:span><text:span text:style-name="Emphasis"><text:span text:style-name="T1">berlatih regulasi emosi atau fokus</text:span></text:span><text:span text:style-name="T1"> secara mandiri, sebagai 'PR' atau pendukung sesi konseling tatap muka. </text:span></text:p>
                          </text:list-item>
                          <text:list-item>
                            <text:p text:style-name="P213"><text:span text:style-name="T1">Menggunakan obat neurofarmakologi presisi (jika ada) untuk </text:span><text:span text:style-name="Emphasis"><text:span text:style-name="T1">menstabilkan kondisi</text:span></text:span><text:span text:style-name="T1"> (misal: mengurangi craving hebat atau kecemasan ekstrem) agar individu bisa </text:span><text:span text:style-name="Emphasis"><text:span text:style-name="T1">lebih fokus dan terlibat</text:span></text:span><text:span text:style-name="T1"> dalam program rehabilitasi komprehensif. </text:span></text:p>
                          </text:list-item>
                          <text:list-item>
                            <text:p text:style-name="P213"><text:span text:style-name="T1">Menggunakan VR yang dikontrol BCI atau neurofeedback untuk menciptakan </text:span><text:span text:style-name="Emphasis"><text:span text:style-name="T1">simulasi aman</text:span></text:span><text:span text:style-name="T1"> bagi individu untuk </text:span><text:span text:style-name="Emphasis"><text:span text:style-name="T1">mempraktikkan</text:span></text:span><text:span text:style-name="T1"> respons sosial atau koping dalam situasi pemicu, yang kemudian dibahas dalam terapi. </text:span></text:p>
                          </text:list-item>
                        </text:list>
                      </text:list-item>
                      <text:list-item>
                        <text:p text:style-name="P213"><text:span text:style-name="Strong_20_Emphasis"><text:span text:style-name="T1">Pentingnya Intervensi Psikososial yang Tetap Sentral:</text:span></text:span><text:span text:style-name="T1"> Tekankan bahwa isu-isu seperti membangun </text:span><text:soft-page-break/><text:span text:style-name="T1">hubungan yang sehat, menemukan makna hidup, mengatasi stigma, mendapatkan dukungan komunitas, mengembangkan keterampilan kerja, dan mengubah narasi diri </text:span><text:span text:style-name="Strong_20_Emphasis"><text:span text:style-name="T1">hanya bisa</text:span></text:span><text:span text:style-name="T1"> dicapai melalui intervensi psikologis dan sosial. Teknologi otak tidak bisa menggantikan sentuhan manusiawi, empati terapis, atau dukungan komunitas. </text:span></text:p>
                      </text:list-item>
                      <text:list-item>
                        <text:p text:style-name="P213"><text:span text:style-name="Strong_20_Emphasis"><text:span text:style-name="T1">Menuju Pendekatan Holistik &amp; Terpersonalisasi:</text:span></text:span><text:span text:style-name="T1"> Visi idealnya adalah sistem rehabilitasi yang melihat individu secara </text:span><text:span text:style-name="Strong_20_Emphasis"><text:span text:style-name="T1">utuh (bio-psiko-sosial-spiritual)</text:span></text:span><text:span text:style-name="T1"> dan merancang 'paket' intervensi yang </text:span><text:span text:style-name="Strong_20_Emphasis"><text:span text:style-name="T1">sangat personal</text:span></text:span><text:span text:style-name="T1">, mengintegrasikan alat teknologi dan metode terapi yang paling sesuai dengan kebutuhan unik orang tersebut. Simpulkan bahwa masa depan rehabilitasi yang paling menjanjikan mungkin bukan 'revolusi' yang menghapus masa lalu, melainkan </text:span><text:span text:style-name="Strong_20_Emphasis"><text:span text:style-name="T1">'sintesis cerdas'</text:span></text:span><text:span text:style-name="T1"> yang menggabungkan inovasi neurosains mutakhir dengan pemahaman mendalam tentang kompleksitas jiwa manusia dan pentingnya konteks sosial. Pendekatan ini lebih mungkin menghasilkan perubahan yang mendalam dan berkelanjutan." </text:span></text:p>
                      </text:list-item>
                    </text:list>
                  </text:list-item>
                </text:list>
              </text:list-item>
              <text:list-item>
                <text:p text:style-name="P15"><text:span text:style-name="Strong_20_Emphasis"><text:span text:style-name="T1">Subbab 9.4: Mimpi atau Mimpi Buruk?: Menimbang Potensi dan Risiko Akhir</text:span></text:span></text:p>
                <text:list>
                  <text:list-item>
                    <text:p text:style-name="P213"><text:span text:style-name="Strong_20_Emphasis"><text:span text:style-name="T1">Prompt untuk Isi Subbab 9.4:</text:span></text:span><text:span text:style-name="T1"> "Tulis isi Subbab 9.4: 'Mimpi atau Mimpi Buruk?: Menimbang Potensi dan Risiko Akhir' sebagai subbab penutup Bab 9 yang berfungsi sebagai </text:span><text:span text:style-name="Strong_20_Emphasis"><text:span text:style-name="T1">refleksi final, penimbangan ulang secara berimbang, dan ajakan untuk berpikir kritis berkelanjutan</text:span></text:span><text:span text:style-name="T1"> tentang arah masa depan neuro-rehabilitasi, disajikan secara menggugah untuk remaja. Mulai dengan pertanyaan pamungkas yang merangkum seluruh dilema buku: 'Jadi, setelah semua penjelajahan kita – dari potensi luar biasa hingga risiko mengerikan, dari sains canggih hingga etika mendalam – ke mana arah jarum kompas neuro-rehabilitasi ini menunjuk: ke sebuah utopia atau distopia?' Sajikan kembali secara ringkas dan kuat </text:span><text:span text:style-name="Strong_20_Emphasis"><text:span text:style-name="T1">dua kutub kemungkinan ekstrem</text:span></text:span><text:span text:style-name="T1"> ini: </text:span></text:p>
                    <text:list>
                      <text:list-item>
                        <text:p text:style-name="P213"><text:soft-page-break/><text:span text:style-name="Strong_20_Emphasis"><text:span text:style-name="T1">Skenario Terbaik ('Mimpi Indah'):</text:span></text:span><text:span text:style-name="T1"> Lukiskan visi optimis di mana N-Rehab, jika dikembangkan dan diterapkan secara etis dan bijaksana, benar-benar bisa menjadi alat transformatif. Gambarkan potensi penurunan drastis angka kejahatan dan residivisme, pemulihan nyata bagi individu yang sebelumnya dianggap 'hilang harapan', berkurangnya penderitaan korban kejahatan di masa depan, dan masyarakat yang lebih aman serta mungkin lebih memahami kompleksitas perilaku manusia. Fokus pada potensi </text:span><text:span text:style-name="Strong_20_Emphasis"><text:span text:style-name="T1">penyembuhan, keamanan, dan kemajuan pemahaman</text:span></text:span><text:span text:style-name="T1">. </text:span></text:p>
                      </text:list-item>
                      <text:list-item>
                        <text:p text:style-name="P15"><text:span text:style-name="Strong_20_Emphasis"><text:span text:style-name="T1">Skenario Terburuk ('Mimpi Buruk'):</text:span></text:span><text:span text:style-name="T1"> Lukiskan visi pesimis di mana neuroteknologi ini lepas kendali atau jatuh ke tangan yang salah. Gambarkan risiko penyalahgunaan masif untuk kontrol sosial dan politik, terciptanya ketidakadilan biologis yang ekstrem, terkikisnya otonomi individu, kehendak bebas, dan keaslian jati diri hingga ke akarnya, serta munculnya efek samping atau konsekuensi sosial jangka panjang yang tak terbayangkan. Fokus pada potensi </text:span><text:span text:style-name="Strong_20_Emphasis"><text:span text:style-name="T1">penindasan, dehumanisasi, dan malapetaka tak terduga</text:span></text:span><text:span text:style-name="T1">. Tekankan dengan kuat bahwa </text:span><text:span text:style-name="Strong_20_Emphasis"><text:span text:style-name="T1">masa depan yang sebenarnya kemungkinan besar tidak akan sesederhana salah satu skenario ekstrem ini</text:span></text:span><text:span text:style-name="T1">, melainkan akan terbentang di spektrum abu-abu yang kompleks, penuh kompromi, dan sangat bergantung pada </text:span><text:span text:style-name="Strong_20_Emphasis"><text:span text:style-name="T1">keputusan-keputusan kolektif yang kita ambil sekarang dan nanti</text:span></text:span><text:span text:style-name="T1">. Bagaimana kita menyeimbangkan keamanan dengan kebebasan? Bagaimana kita memastikan keadilan akses? Bagaimana kita mendefinisikan 'perbaikan' vs 'perubahan identitas'? Akui bahwa </text:span><text:span text:style-name="Strong_20_Emphasis"><text:span text:style-name="T1">tidak ada jawaban tunggal yang mudah</text:span></text:span><text:span text:style-name="T1"> dan konsensus mungkin sulit dicapai. Oleh karena itu, </text:span><text:span text:style-name="Strong_20_Emphasis"><text:span text:style-name="T1">jangan memberikan kesimpulan dogmatis</text:span></text:span><text:span text:style-name="T1">. Sebaliknya, </text:span><text:span text:style-name="Strong_20_Emphasis"><text:span text:style-name="T1">kembalikan bola panas pertanyaan ini </text:span></text:span><text:soft-page-break/><text:span text:style-name="Strong_20_Emphasis"><text:span text:style-name="T1">kepada pembaca</text:span></text:span><text:span text:style-name="T1">. Ajak mereka untuk menyadari bahwa mereka adalah bagian dari generasi yang akan menghadapi dan membentuk masa depan ini. Serukan pentingnya </text:span><text:span text:style-name="Strong_20_Emphasis"><text:span text:style-name="T1">pendidikan berkelanjutan (literasi neurosains dan etika), kewaspadaan kritis terhadap klaim teknologi, partisipasi aktif dalam debat publik, dan advokasi untuk pengembangan serta regulasi teknologi yang bertanggung jawab dan berpusat pada kemanusiaan</text:span></text:span><text:span text:style-name="T1">. Akhiri dengan nada yang menggantung namun memberdayakan: masa depan neuro-rehabilitasi belum tertulis, dan pena ada di tangan kita semua. Gaya: Merangkum dikotomi utama buku, reflektif mendalam, menekankan kompleksitas, ketidakpastian, dan agensi pembaca, memberikan penutup yang kuat dan memprovokasi pemikiran untuk bagian inti buku." </text:span></text:p>
                      </text:list-item>
                    </text:list>
                  </text:list-item>
                </text:list>
              </text:list-item>
            </text:list>
            <text:p text:style-name="P407"/>
            <text:p text:style-name="P184">Semoga rangkaian prompt ini membantu Anda menyusun Bab 9 yang visioner namun tetap membumi, menutup bagian eksplorasi masa depan dengan refleksi yang mendalam.</text:p>
          </text:section>
          <text:section text:style-name="Sect1" text:name="feedback-form-11">
            <text:p text:style-name="P366"/>
          </text:section>
        </text:section>
        <text:section text:style-name="Sect1" text:name="38fc32f6a6ebae66">
          <text:p text:style-name="P184"/>
          <text:section text:style-name="Sect1" text:name="user-query-content-12">
            <text:p text:style-name="P404">Pada Penutup , Tambahkan prompt pada subbab mendapatkan isinya </text:p>
          </text:section>
          <text:p text:style-name="P366">Tampilkan alur berpikir</text:p>
          <text:section text:style-name="Sect2" text:name="model-response-message-contentr_38fc32f6a6ebae66">
            <text:p text:style-name="P184">Baik, mari kita siapkan prompt untuk Bab Penutup buku Anda, yang bertujuan untuk merangkum perjalanan, memberikan pesan kepada pembaca remaja, dan meninggalkan kesan akhir yang mendalam.</text:p>
            <text:p text:style-name="P407"/>
            <text:p text:style-name="Text_20_body"><text:span text:style-name="Strong_20_Emphasis"><text:span text:style-name="T1">Bab Penutup: Pikiran yang Direkonstruksi, Masyarakat yang Berubah?</text:span></text:span></text:p>
            <text:list xml:id="list6708657455998360141" text:style-name="L17">
              <text:list-item>
                <text:p text:style-name="P16"><text:span text:style-name="Strong_20_Emphasis"><text:span text:style-name="T1">Subbab P.1: Mengikat Benang Merah: Rangkuman Perjalanan Kita</text:span></text:span></text:p>
                <text:list>
                  <text:list-item>
                    <text:p text:style-name="P214"><text:span text:style-name="Strong_20_Emphasis"><text:span text:style-name="T1">Prompt untuk Isi Subbab P.1:</text:span></text:span><text:span text:style-name="T1"> "Tulis isi Subbab P.1: 'Mengikat Benang Merah: Rangkuman Perjalanan Kita' sebagai bagian </text:span><text:soft-page-break/><text:span text:style-name="T1">pembuka bab penutup yang berfungsi seperti 'kilas balik' atau 'log perjalanan' petualangan intelektual yang telah dilalui pembaca remaja. Gunakan metafora perjalanan: 'Kita telah melakukan perjalanan jauh bersama, menjelajahi wilayah yang penuh harapan sekaligus berbahaya di persimpangan neuroscience, etika, dan masa depan kemanusiaan.' Rangkum secara tematik 'pemberhentian' utama kita: </text:span></text:p>
                    <text:list>
                      <text:list-item>
                        <text:p text:style-name="P214"><text:span text:style-name="Strong_20_Emphasis"><text:span text:style-name="T1">Titik Awal:</text:span></text:span><text:span text:style-name="T1"> Memahami lanskap 'masalah' (kompleksitas kejahatan, keterbatasan rehabilitasi saat ini) dan 'peta dasar' (cara kerja otak yang menakjubkan, kekuatan neuroplastisitas yang memberi harapan). </text:span></text:p>
                      </text:list-item>
                      <text:list-item>
                        <text:p text:style-name="P214"><text:span text:style-name="Strong_20_Emphasis"><text:span text:style-name="T1">Menemukan Ide Besar:</text:span></text:span><text:span text:style-name="T1"> Pengenalan konsep inti neuro-rehabilitasi – janji radikal tentang kemungkinan 'rewiring' otak untuk perubahan perilaku. </text:span></text:p>
                      </text:list-item>
                      <text:list-item>
                        <text:p text:style-name="P214"><text:span text:style-name="Strong_20_Emphasis"><text:span text:style-name="T1">Melihat 'Peralatan' Masa Depan:</text:span></text:span><text:span text:style-name="T1"> Eksplorasi 'kotak alat' neuroteknologi yang canggih (mulai dari 'kamera' otak seperti fMRI dan EEG, 'stimulator' seperti TMS dan DBS, 'ramuan kimia' neurofarmakologi, hingga alat interaktif seperti Neurofeedback dan BCI). </text:span></text:p>
                      </text:list-item>
                      <text:list-item>
                        <text:p text:style-name="P214"><text:span text:style-name="Strong_20_Emphasis"><text:span text:style-name="T1">Menguji Fondasi Ilmiah:</text:span></text:span><text:span text:style-name="T1"> Penyelaman lebih dalam ke dalam kekuatan neuroplastisitas, namun juga pengakuan jujur akan </text:span><text:span text:style-name="Strong_20_Emphasis"><text:span text:style-name="T1">batasan-batasannya</text:span></text:span><text:span text:style-name="T1"> yang signifikan. </text:span></text:p>
                      </text:list-item>
                      <text:list-item>
                        <text:p text:style-name="P214"><text:span text:style-name="Strong_20_Emphasis"><text:span text:style-name="T1">Menghadapi 'Tembok' Rintangan:</text:span></text:span><text:span text:style-name="T1"> Konfrontasi langsung dengan 'gunung' </text:span><text:span text:style-name="Strong_20_Emphasis"><text:span text:style-name="T1">hambatan ilmiah dan teknis</text:span></text:span><text:span text:style-name="T1"> yang nyata (kompleksitas otak, kesulitan targeting, efek samping, teknologi belum matang). </text:span></text:p>
                      </text:list-item>
                      <text:list-item>
                        <text:p text:style-name="P214"><text:span text:style-name="Strong_20_Emphasis"><text:span text:style-name="T1">Memasuki 'Labirin' Etika:</text:span></text:span><text:span text:style-name="T1"> Pergulatan dengan </text:span><text:span text:style-name="Strong_20_Emphasis"><text:span text:style-name="T1">dilema etis, hukum, dan sosial</text:span></text:span><text:span text:style-name="T1"> yang paling mendalam dan pelik (otonomi, persetujuan, kehendak bebas, tanggung jawab, potensi penyalahgunaan, keadilan akses, hingga pertanyaan tentang identitas dan hakikat kemanusiaan). </text:span></text:p>
                      </text:list-item>
                      <text:list-item>
                        <text:p text:style-name="P214"><text:span text:style-name="Strong_20_Emphasis"><text:span text:style-name="T1">Mengintip ke Cakrawala:</text:span></text:span><text:span text:style-name="T1"> Spekulasi tentang berbagai </text:span><text:span text:style-name="Strong_20_Emphasis"><text:span text:style-name="T1">skenario masa depan</text:span></text:span><text:span text:style-name="T1"> – dari langkah awal yang realistis, integrasi ke sistem hukum, model hybrid, hingga pertimbangan akhir antara mimpi indah dan </text:span><text:soft-page-break/><text:span text:style-name="T1">mimpi buruk. Tekankan kembali </text:span><text:span text:style-name="Strong_20_Emphasis"><text:span text:style-name="T1">ketegangan sentral</text:span></text:span><text:span text:style-name="T1"> yang mewarnai seluruh buku ini: potensi luar biasa neuroteknologi untuk </text:span><text:span text:style-name="Strong_20_Emphasis"><text:span text:style-name="T1">mengurangi penderitaan dan meningkatkan keamanan</text:span></text:span><text:span text:style-name="T1">, yang selalu dibayangi oleh risiko fundamental terhadap </text:span><text:span text:style-name="Strong_20_Emphasis"><text:span text:style-name="T1">kebebasan, keadilan, dan nilai-nilai kemanusiaan inti kita</text:span></text:span><text:span text:style-name="T1">. Ingatkan bahwa jawabannya tidak pernah hitam-putih dan masih terus dicari. Gaya: Ringkas, naratif (menggunakan metafora perjalanan yang konsisten), menyegarkan poin-poin kunci secara tematis, dan menetapkan panggung untuk refleksi dan pesan akhir." </text:span></text:p>
                      </text:list-item>
                    </text:list>
                  </text:list-item>
                </text:list>
              </text:list-item>
              <text:list-item>
                <text:p text:style-name="P16"><text:span text:style-name="Strong_20_Emphasis"><text:span text:style-name="T1">Subbab P.2: Kamu di Persimpangan Jalan: Pesan untuk Generasi Penentu</text:span></text:span></text:p>
                <text:list>
                  <text:list-item>
                    <text:p text:style-name="P214"><text:span text:style-name="Strong_20_Emphasis"><text:span text:style-name="T1">Prompt untuk Isi Subbab P.2:</text:span></text:span><text:span text:style-name="T1"> "Tulis isi Subbab P.2: 'Kamu di Persimpangan Jalan: Pesan untuk Generasi Penentu' yang secara </text:span><text:span text:style-name="Strong_20_Emphasis"><text:span text:style-name="T1">langsung, personal, dan penuh semangat</text:span></text:span><text:span text:style-name="T1"> berbicara kepada pembaca remaja (gunakan sapaan 'kamu'), mengakui peran unik dan krusial mereka dalam menghadapi dan membentuk era neuroteknologi. Mulai dengan pernyataan yang mengakui posisi mereka: 'Buku ini mungkin berakhir di sini, tapi percakapan tentang masa depan otak dan kemanusiaan baru saja dimulai. Dan kamu, adalah bagian terpenting dari percakapan itu. Masa depan yang kita diskusikan adalah dunia yang </text:span><text:span text:style-name="Emphasis"><text:span text:style-name="T1">akan kamu warisi</text:span></text:span><text:span text:style-name="T1"> dan, yang lebih penting, dunia yang </text:span><text:span text:style-name="Emphasis"><text:span text:style-name="T1">akan kamu bantu ciptakan</text:span></text:span><text:span text:style-name="T1">.' Tekankan bahwa keputusan-keputusan besar mengenai teknologi pengubah otak akan banyak dibuat dalam rentang hidup mereka. Sampaikan beberapa pesan kunci sebagai 'kompas' atau 'bekal' untuk perjalanan mereka ke depan: </text:span></text:p>
                    <text:list>
                      <text:list-item>
                        <text:p text:style-name="P214"><text:span text:style-name="Strong_20_Emphasis"><text:span text:style-name="T1">Jadilah Detektif Informasi (Asah Berpikir Kritis):</text:span></text:span><text:span text:style-name="T1"> Ini adalah 'kekuatan super'mu di era informasi (dan disinformasi). Jangan mudah percaya pada berita heboh tentang 'membaca pikiran' atau 'pil jenius'. Selalu tanya: </text:span><text:span text:style-name="Emphasis"><text:span text:style-name="T1">Siapa</text:span></text:span><text:span text:style-name="T1"> sumbernya? Apa </text:span><text:span text:style-name="Emphasis"><text:span text:style-name="T1">bukti</text:span></text:span><text:span text:style-name="T1"> ilmiahnya (adakah studi peer-review)? Apa </text:span><text:span text:style-name="Emphasis"><text:span text:style-name="T1">agenda</text:span></text:span><text:span text:style-name="T1"> di baliknya? Apa </text:span><text:soft-page-break/><text:span text:style-name="Emphasis"><text:span text:style-name="T1">asumsi</text:span></text:span><text:span text:style-name="T1"> dan </text:span><text:span text:style-name="Emphasis"><text:span text:style-name="T1">potensi bias</text:span></text:span><text:span text:style-name="T1"> yang ada? Latih 'otot' skeptisismu. </text:span></text:p>
                      </text:list-item>
                      <text:list-item>
                        <text:p text:style-name="P214"><text:span text:style-name="Strong_20_Emphasis"><text:span text:style-name="T1">Pelajari Dua Bahasa: Sains dan Etika:</text:span></text:span><text:span text:style-name="T1"> Kamu tidak perlu jadi neurosaintis atau filsuf, tapi berusahalah memahami </text:span><text:span text:style-name="Emphasis"><text:span text:style-name="T1">konsep dasar</text:span></text:span><text:span text:style-name="T1"> cara kerja otak dan teknologi terkait, </text:span><text:span text:style-name="Emphasis"><text:span text:style-name="T1">sekaligus</text:span></text:span><text:span text:style-name="T1"> belajar memahami dan menggunakan </text:span><text:span text:style-name="Emphasis"><text:span text:style-name="T1">argumen-argumen etis</text:span></text:span><text:span text:style-name="T1"> tentang hak asasi, keadilan, martabat, dan konsekuensi sosial. Kemampuan menyeimbangkan perspektif teknis dan moral ini akan sangat berharga. </text:span></text:p>
                      </text:list-item>
                      <text:list-item>
                        <text:p text:style-name="P214"><text:span text:style-name="Strong_20_Emphasis"><text:span text:style-name="T1">Rangkul Kompleksitas, Tolak Jawaban Instan:</text:span></text:span><text:span text:style-name="T1"> Dunia ini, terutama isu secanggih ini, penuh dengan warna abu-abu, dilema, dan trade-off. Hindari godaan untuk mencari jawaban mudah atau menyalahkan satu pihak. Belajarlah merasa nyaman dengan ketidakpastian dan menghargai berbagai sudut pandang yang berbeda namun sama-sama beralasan. </text:span></text:p>
                      </text:list-item>
                      <text:list-item>
                        <text:p text:style-name="P214"><text:span text:style-name="Strong_20_Emphasis"><text:span text:style-name="T1">Suaramu Berharga – Berani Bertanya &amp; Berkontribusi:</text:span></text:span><text:span text:style-name="T1"> Jangan pernah merasa 'terlalu muda', 'terlalu awam', atau 'tidak penting' untuk terlibat dalam diskusi tentang masa depan kemanusiaan. Diskusikan isu ini dengan teman, keluarga, guru. Ajukan pertanyaan sulit. Tulis opinimu. Ikuti perkembangannya. Kelak, saat kamu dewasa, gunakan hak demokratismu, dukung kebijakan yang bijaksana, atau mungkin berkarier di bidang yang relevan untuk secara aktif membentuk masa depan yang kamu inginkan. </text:span></text:p>
                      </text:list-item>
                      <text:list-item>
                        <text:p text:style-name="P214"><text:span text:style-name="Strong_20_Emphasis"><text:span text:style-name="T1">Jadikan Kemanusiaan sebagai Kompas Utamamu:</text:span></text:span><text:span text:style-name="T1"> Ingat, teknologi hanyalah alat. Secanggih apapun alat itu, pertanyaan terpenting adalah: </text:span><text:span text:style-name="Emphasis"><text:span text:style-name="T1">Untuk tujuan apa kita menggunakannya? Nilai-nilai kemanusiaan apa yang ingin kita junjung tinggi?</text:span></text:span><text:span text:style-name="T1"> Jadikan pertimbangan tentang martabat, kebebasan, keadilan, dan welas asih sebagai pemandu utama dalam menilai setiap inovasi baru. Tujuannya adalah menanamkan rasa </text:span><text:span text:style-name="Strong_20_Emphasis"><text:span text:style-name="T1">tanggung jawab intelektual dan moral</text:span></text:span><text:span text:style-name="T1"> yang mendalam pada pembaca, </text:span><text:soft-page-break/><text:span text:style-name="T1">memberdayakan mereka bukan hanya sebagai konsumen teknologi, tetapi sebagai </text:span><text:span text:style-name="Strong_20_Emphasis"><text:span text:style-name="T1">navigator masa depan yang cerdas, kritis, dan berhati nurani</text:span></text:span><text:span text:style-name="T1">. Gaya: Inspiratif, memberdayakan ('empowering') secara personal, menekankan agensi dan tanggung jawab pribadi pembaca, fokus pada pengembangan karakter dan keterampilan berpikir." </text:span></text:p>
                      </text:list-item>
                    </text:list>
                  </text:list-item>
                </text:list>
              </text:list-item>
              <text:list-item>
                <text:p text:style-name="P16"><text:span text:style-name="Strong_20_Emphasis"><text:span text:style-name="T1">Subbab P.3: Membentuk Masa Depan Bersama: Panggilan untuk Aksi (dan Refleksi)</text:span></text:span></text:p>
                <text:list>
                  <text:list-item>
                    <text:p text:style-name="P214"><text:span text:style-name="Strong_20_Emphasis"><text:span text:style-name="T1">Prompt untuk Isi Subbab P.3:</text:span></text:span><text:span text:style-name="T1"> "Tulis isi Subbab P.3: 'Membentuk Masa Depan Bersama: Panggilan untuk Aksi (dan Refleksi)' sebagai penutup pamungkas buku yang meninggalkan kesan kuat, mengkristalkan pesan utama, dan memberikan semacam 'panggilan' halus untuk keterlibatan berkelanjutan. Rangkum secara puitis namun jelas </text:span><text:span text:style-name="Strong_20_Emphasis"><text:span text:style-name="T1">dualitas inti</text:span></text:span><text:span text:style-name="T1"> atau </text:span><text:span text:style-name="Strong_20_Emphasis"><text:span text:style-name="T1">paradoks sentral</text:span></text:span><text:span text:style-name="T1"> yang telah dijelajahi sepanjang buku: potensi neuroteknologi yang luar biasa untuk </text:span><text:span text:style-name="Strong_20_Emphasis"><text:span text:style-name="T1">menyembuhkan luka (otak dan masyarakat)</text:span></text:span><text:span text:style-name="T1"> dan mengurangi penderitaan, yang secara inheren terkait dengan risiko mendalam untuk </text:span><text:span text:style-name="Strong_20_Emphasis"><text:span text:style-name="T1">menciptakan luka baru</text:span></text:span><text:span text:style-name="T1"> (kontrol, ketidakadilan, kehilangan esensi kemanusiaan). Tegaskan kembali dengan kuat bahwa </text:span><text:span text:style-name="Strong_20_Emphasis"><text:span text:style-name="T1">arah masa depan ini bukanlah hasil otomatis dari kemajuan teknologi ('technological determinism'), melainkan sebuah proyek kemanusiaan kolektif yang membutuhkan navigasi yang sadar, hati-hati, dan bijaksana.</text:span></text:span><text:span text:style-name="T1"> Tekankan bahwa 'kita' – sebagai individu dan masyarakat global, termasuk para ilmuwan, etikus, pembuat kebijakan, seniman, dan warga negara biasa (terutama generasi muda) – adalah </text:span><text:span text:style-name="Strong_20_Emphasis"><text:span text:style-name="T1">para arsitek</text:span></text:span><text:span text:style-name="T1"> yang sedang merancang cetak biru masa depan ini, baik secara sadar maupun tidak. Oleh karena itu, sampaikan 'panggilan' terakhir, bukan sebagai perintah, tapi sebagai undangan untuk refleksi dan keterlibatan: </text:span></text:p>
                    <text:list>
                      <text:list-item>
                        <text:p text:style-name="P214"><text:span text:style-name="Strong_20_Emphasis"><text:span text:style-name="T1">Untuk Terus Belajar &amp; Bertanya:</text:span></text:span><text:span text:style-name="T1"> Komitmen seumur hidup untuk tetap ingin tahu, belajar tentang </text:span><text:soft-page-break/><text:span text:style-name="T1">perkembangan baru, dan tidak pernah berhenti mengajukan pertanyaan-pertanyaan 'mengapa?' dan 'bagaimana jika?'. Literasi neurosains dan etika adalah kunci. </text:span></text:p>
                      </text:list-item>
                      <text:list-item>
                        <text:p text:style-name="P214"><text:span text:style-name="Strong_20_Emphasis"><text:span text:style-name="T1">Untuk Berdialog, Bukan Berdebat Kusir:</text:span></text:span><text:span text:style-name="T1"> Ciptakan ruang untuk percakapan yang terbuka, jujur, dan penuh hormat mengenai isu-isu sulit ini, bahkan dengan orang yang pandangannya berbeda. Fokus pada pemahaman, bukan sekadar 'menang'. </text:span></text:p>
                      </text:list-item>
                      <text:list-item>
                        <text:p text:style-name="P214"><text:span text:style-name="Strong_20_Emphasis"><text:span text:style-name="T1">Untuk Menuntut Kebijaksanaan &amp; Kehati-hatian:</text:span></text:span><text:span text:style-name="T1"> Desak para pemimpin (di bidang sains, teknologi, politik, bisnis) untuk mengedepankan pertimbangan etis, keadilan, dan dampak jangka panjang di atas sekadar kecepatan inovasi atau keuntungan sesaat. Tuntut transparansi dan akuntabilitas. </text:span></text:p>
                      </text:list-item>
                      <text:list-item>
                        <text:p text:style-name="P16"><text:span text:style-name="Strong_20_Emphasis"><text:span text:style-name="T1">Untuk Memilih Nilai yang Memandu:</text:span></text:span><text:span text:style-name="T1"> Pada akhirnya, teknologi ini akan membentuk kita sesuai dengan nilai-nilai yang kita pilih untuk diwujudkan. Pilihlah secara sadar untuk memperjuangkan masa depan di mana teknologi melayani kemanusiaan, bukan sebaliknya. Akhiri buku dengan kalimat atau paragraf pendek yang menggema, yang merangkum pilihan fundamental di hadapan kita, mungkin sebuah pertanyaan terbuka yang menantang atau sebuah pernyataan harapan yang bersyarat (conditional hope). Contoh: 'Teknologi telah memberi kita kekuatan nyaris ilahi untuk membentuk ulang pikiran. Tantangan terbesar kita sekarang adalah menemukan kearifan ilahi untuk menggunakannya demi kebaikan bersama.' Atau: 'Pintu menuju pemahaman dan modifikasi otak semakin terbuka lebar. Semoga kita melangkahinya bukan dengan kesombongan, tapi dengan kerendahan hati, kewaspadaan, dan komitmen tak tergoyahkan pada martabat setiap insan.' Gaya: Padat, kuat, menggugah secara emosional dan intelektual, memberikan rasa penutup yang memuaskan namun tetap membuka ruang untuk refleksi dan dialog </text:span><text:soft-page-break/><text:span text:style-name="T1">berkelanjutan setelah buku ditutup." </text:span></text:p>
                      </text:list-item>
                    </text:list>
                  </text:list-item>
                </text:list>
              </text:list-item>
            </text:list>
            <text:p text:style-name="P407"/>
            <text:p text:style-name="P184">Semoga prompt ini membantu Anda menciptakan Bab Penutup yang kuat, merangkum keseluruhan buku dengan baik, dan meninggalkan pesan yang bermakna bagi pembaca remaja Anda.</text:p>
          </text:section>
          <text:section text:style-name="Sect1" text:name="feedback-form-12">
            <text:p text:style-name="P366"/>
          </text:section>
        </text:section>
        <text:section text:style-name="Sect1" text:name="6dc44214c71845de">
          <text:p text:style-name="P184"/>
          <text:section text:style-name="Sect1" text:name="user-query-content-13">
            <text:p text:style-name="P404">Jawablah setiap prompt yang telah anda buat secara bertahap satu persatu dan jangan pindah prompt sebelum saya memerintahkan “YAX” dengan ketentuan sebagai berikut : </text:p>
            <text:p text:style-name="P404">Gaya Bahasa : Sesuai yang telah Anda sarankan sebelumnya </text:p>
            <text:p text:style-name="P404">Catatan : </text:p>
            <text:p text:style-name="P404">- Tambahkan tips sesuai yang telah anda sarankan sebelumnya ) yang relevan dengan jawaban (opsional) </text:p>
            <text:p text:style-name="P404">- Tambahkan prompt pembuatan gambar ilustrasi yang relevan dengan jawaban ( opsional ) </text:p>
            <text:p text:style-name="P404"/>
          </text:section>
          <text:p text:style-name="P366">Tampilkan alur berpikir</text:p>
          <text:section text:style-name="Sect2" text:name="model-response-message-contentr_6dc44214c71845de">
            <text:p text:style-name="Text_20_body"><text:span text:style-name="T1">Baik, saya siap. Mari kita mulai dengan prompt pertama: </text:span><text:span text:style-name="Strong_20_Emphasis"><text:span text:style-name="T1">Pengantar Bab 1</text:span></text:span><text:span text:style-name="T1">.</text:span></text:p>
            <text:p text:style-name="Text_20_body"><text:span text:style-name="Strong_20_Emphasis"><text:span text:style-name="T1">(Prompt Pengantar Bab 1):</text:span></text:span><text:span text:style-name="T1"> "Tulis pengantar yang menarik untuk Bab 1: 'Misteri di Balik Jeruji Besi'. Mulailah dengan gambaran atau pertanyaan yang memikat tentang kejahatan atau kehidupan di balik jeruji besi yang membuat remaja penasaran (misalnya, apa yang ada di pikiran seseorang saat melakukan kejahatan?). Singgung bahwa memahami 'mengapa' orang berbuat jahat adalah teka-teki besar yang coba dipecahkan manusia selama berabad-abad. Beri petunjuk halus bahwa salah satu kunci jawaban mungkin terletak di dalam diri kita sendiri, di organ paling kompleks yang kita miliki. Akhiri dengan mengajak pembaca menyelami bab ini untuk mulai mengupas lapisan-lapisan misteri kejahatan dan kaitannya dengan diri kita. Gaya bahasa: Santai, menggugah rasa ingin tahu, cocok untuk remaja usia 13-20 tahun."</text:span></text:p>
            <text:p text:style-name="P407"/>
            <text:p text:style-name="Text_20_body"><text:soft-page-break/><text:span text:style-name="Strong_20_Emphasis"><text:span text:style-name="T1">(Jawaban untuk Pengantar Bab 1):</text:span></text:span></text:p>
            <text:p text:style-name="Text_20_body"><text:span text:style-name="Strong_20_Emphasis"><text:span text:style-name="T1">Bab 1: Misteri di Balik Jeruji Besi</text:span></text:span></text:p>
            <text:p text:style-name="Text_20_body"><text:span text:style-name="T1">Pernah nggak sih, kamu lagi nonton berita atau film, terus melihat adegan penangkapan penjahat, dan bertanya-tanya... </text:span><text:span text:style-name="Emphasis"><text:span text:style-name="T1">apa ya, yang ada di kepala orang itu pas dia melakukan kejahatan?</text:span></text:span><text:span text:style-name="T1"> Apa yang bikin seseorang tega mencuri, menipu, atau bahkan menyakiti orang lain? Kenapa ada orang yang hidupnya lurus-lurus aja, sementara yang lain bolak-balik masuk penjara?</text:span></text:p>
            <text:p text:style-name="P184">Pertanyaan "kenapa orang jadi jahat?" ini udah kayak teka-teki raksasa yang coba dipecahkan manusia sejak zaman baheula. Para ahli udah nawarin macam-macam jawaban: mungkin karena lingkungan tempat tinggalnya keras, mungkin karena pergaulan yang salah, masalah keluarga, kemiskinan, kurang pendidikan, atau mungkin ada 'sesuatu' dalam diri mereka yang berbeda. Semuanya masuk akal, tapi rasanya kok masih ada potongan puzzle yang hilang, ya? Rasanya jawaban-jawaban itu belum sepenuhnya memuaskan rasa penasaran kita tentang sisi gelap manusia.</text:p>
            <text:p text:style-name="Text_20_body"><text:span text:style-name="T1">Nah, gimana kalau ternyata... salah satu petunjuk terbesar untuk memecahkan misteri ini justru tersembunyi di tempat yang paling dekat, paling personal, tapi sekaligus paling rumit dan misterius yang kita miliki? Ya, di dalam kepala kita sendiri. Di dalam organ seberat kurang lebih 1,4 kilogram yang jadi pusat kendali seluruh hidup kita: </text:span><text:span text:style-name="Strong_20_Emphasis"><text:span text:style-name="T1">otak</text:span></text:span><text:span text:style-name="T1">.</text:span></text:p>
            <text:p text:style-name="P184">Selamat datang di awal perjalanan kita! Di bab pertama ini, kita akan mulai mengupas lapisan-lapisan misteri kejahatan. Kita akan lihat apa sih sebenarnya kejahatan itu, kenapa orang melakukannya menurut teori-teori yang ada, dan bagaimana otak mulai dilirik sebagai 'tersangka' baru dalam drama kompleks perilaku manusia ini. Siap untuk mulai investigasi? Yuk, kita buka pintu pertama menuju dunia yang penuh tanda tanya ini!</text:p>
            <text:p text:style-name="P407"/>
            <text:p text:style-name="Text_20_body"><text:span text:style-name="Strong_20_Emphasis"><text:span text:style-name="T1">[Tips Penulisan Tambahan - Opsional]:</text:span></text:span></text:p>
            <text:list xml:id="list993702471490398841" text:style-name="L18">
              <text:list-item>
                <text:p text:style-name="P215"><text:span text:style-name="Strong_20_Emphasis"><text:span text:style-name="T1">Gunakan Pertanyaan Retoris:</text:span></text:span><text:span text:style-name="T1"> Memulai dengan pertanyaan langsung ke pembaca ("Pernah nggak sih...") bisa langsung menarik perhatian dan membuat mereka merasa terlibat sejak awal. Pertanyaan retoris juga efektif untuk memicu rasa ingin tahu. </text:span></text:p>
              </text:list-item>
              <text:list-item>
                <text:p text:style-name="P215"><text:soft-page-break/><text:span text:style-name="Strong_20_Emphasis"><text:span text:style-name="T1">Bahasa Percakapan:</text:span></text:span><text:span text:style-name="T1"> Gunakan gaya bahasa yang terasa seperti sedang mengobrol dengan teman sebaya (misal: "udah kayak", "zaman baheula", "rasanya kok", "gimana kalau"), agar lebih akrab dan mudah dicerna oleh remaja. Hindari bahasa formal yang kaku. </text:span></text:p>
              </text:list-item>
              <text:list-item>
                <text:p text:style-name="P17"><text:span text:style-name="Strong_20_Emphasis"><text:span text:style-name="T1">Bangun Misteri:</text:span></text:span><text:span text:style-name="T1"> Gunakan kata-kata seperti "teka-teki raksasa", "potongan puzzle yang hilang", "misterius", "mengupas lapisan-lapisan" untuk menciptakan suasana penasaran dan membuat pembaca ingin tahu lebih lanjut. </text:span></text:p>
              </text:list-item>
            </text:list>
            <text:p text:style-name="Text_20_body"><text:span text:style-name="Strong_20_Emphasis"><text:span text:style-name="T1">[Prompt Ilustrasi - Opsional]:</text:span></text:span></text:p>
            <text:p text:style-name="P184">"Buat ilustrasi untuk pembuka Bab 1 dengan gaya visual yang menarik bagi remaja (misalnya, semi-kartun atau grafis modern). Gambar bisa menampilkan siluet kepala manusia dengan tanda tanya besar di dalamnya, dan di latar belakang ada bayangan jeruji besi atau elemen visual lain yang merepresentasikan 'kejahatan' atau 'misteri'. Gunakan warna-warna yang sedikit gelap atau kontras untuk menambah kesan misterius."</text:p>
            <text:p text:style-name="P407"/>
            <text:p text:style-name="P184">Silakan berikan perintah "YAX" jika Anda ingin saya melanjutkan ke prompt berikutnya (Subbab 1.1).</text:p>
          </text:section>
          <text:section text:style-name="Sect1" text:name="feedback-form-13">
            <text:p text:style-name="P366"/>
          </text:section>
        </text:section>
        <text:section text:style-name="Sect1" text:name="ef19dc5cd00e7a3e">
          <text:p text:style-name="P184"/>
          <text:section text:style-name="Sect1" text:name="user-query-content-14">
            <text:p text:style-name="P404">yax </text:p>
          </text:section>
          <text:p text:style-name="P366">Tampilkan alur berpikir</text:p>
          <text:section text:style-name="Sect2" text:name="model-response-message-contentr_ef19dc5cd00e7a3e">
            <text:p text:style-name="P184">Siap, saya lanjutkan dengan prompt berikutnya.</text:p>
            <text:p text:style-name="Text_20_body"><text:span text:style-name="Strong_20_Emphasis"><text:span text:style-name="T1">(Prompt untuk Isi Subbab 1.1):</text:span></text:span><text:span text:style-name="T1"> "Tulis isi Subbab 1.1: 'Apa Sih Kejahatan Itu?' dengan pembahasan mendalam namun mudah dicerna remaja. Awali dengan pertanyaan sederhana seperti 'Apa yang terlintas di benakmu saat mendengar kata 'kejahatan'?'. Jelaskan bahwa kejahatan pada dasarnya adalah tindakan melanggar aturan atau hukum yang dibuat masyarakat karena dianggap merugikan atau membahayakan orang lain, diri sendiri, atau lingkungan. Berikan spektrum contoh yang relevan dan bisa dipahami remaja, dari skala yang mungkin dekat dengan mereka (misalnya, </text:span><text:span text:style-name="Emphasis"><text:span text:style-name="T1">cyberbullying</text:span></text:span><text:span text:style-name="T1"> serius, vandalisme, penyebaran hoaks berbahaya, mencontek yang sistematis dan merugikan) hingga kejahatan yang lebih umum </text:span><text:soft-page-break/><text:span text:style-name="T1">diberitakan (pencurian, penipuan, kekerasan), jelaskan </text:span><text:span text:style-name="Emphasis"><text:span text:style-name="T1">dampaknya</text:span></text:span><text:span text:style-name="T1"> secara singkat pada korban dan masyarakat. Sentuh sedikit mengapa hukum itu ada (untuk melindungi hak, menjaga ketertiban) dan mengapa definisinya penting, meski bisa sedikit berbeda di tiap tempat/negara. Hindari bahasa hukum yang kaku, gunakan bahasa sehari-hari, analogi sederhana (misal: aturan main game dalam masyarakat), dan pastikan penjelasannya cukup mendalam untuk memberikan pemahaman dasar yang kuat."</text:span></text:p>
            <text:p text:style-name="P407"/>
            <text:p text:style-name="Text_20_body"><text:span text:style-name="Strong_20_Emphasis"><text:span text:style-name="T1">(Jawaban untuk Isi Subbab 1.1):</text:span></text:span></text:p>
            <text:p text:style-name="Text_20_body"><text:span text:style-name="Strong_20_Emphasis"><text:span text:style-name="T1">1.1 Apa Sih Kejahatan Itu?</text:span></text:span></text:p>
            <text:p text:style-name="P184">Oke, coba pejamkan mata sebentar. Kalau aku bilang kata "kejahatan", gambar apa sih yang muncul di kepala kamu? Mungkin sosok bertopeng yang menyelinap di malam hari? Atau adegan kejar-kejaran mobil polisi di film? Atau mungkin... sesuatu yang lebih dekat, seperti berita tentang penipuan online atau kasus bullying parah di sekolah?</text:p>
            <text:p text:style-name="Text_20_body"><text:span text:style-name="T1">Gampangnya begini: bayangkan hidup bermasyarakat itu kayak lagi main game bareng. Biar permainannya seru, adil, dan nggak kacau, pasti butuh </text:span><text:span text:style-name="Strong_20_Emphasis"><text:span text:style-name="T1">aturan main</text:span></text:span><text:span text:style-name="T1">, kan? Nah, di masyarakat, aturan main itu namanya </text:span><text:span text:style-name="Strong_20_Emphasis"><text:span text:style-name="T1">hukum</text:span></text:span><text:span text:style-name="T1"> atau norma sosial. </text:span><text:span text:style-name="Strong_20_Emphasis"><text:span text:style-name="T1">Kejahatan</text:span></text:span><text:span text:style-name="T1">, pada dasarnya, adalah tindakan </text:span><text:span text:style-name="Strong_20_Emphasis"><text:span text:style-name="T1">melanggar aturan main</text:span></text:span><text:span text:style-name="T1"> tersebut. Tapi bukan sembarang aturan, ya. Biasanya, tindakan itu dianggap kejahatan karena </text:span><text:span text:style-name="Strong_20_Emphasis"><text:span text:style-name="T1">merugikan atau membahayakan</text:span></text:span><text:span text:style-name="T1"> orang lain, lingkungan, atau bahkan diri sendiri.</text:span></text:p>
            <text:p text:style-name="P184">Contohnya banyak banget, dan skalanya bisa macam-macam:</text:p>
            <text:list xml:id="list7078377895736479233" text:style-name="L19">
              <text:list-item>
                <text:p text:style-name="P18"><text:span text:style-name="Strong_20_Emphasis"><text:span text:style-name="T1">Skala yang Mungkin Dekat Denganmu:</text:span></text:span></text:p>
                <text:list>
                  <text:list-item>
                    <text:p text:style-name="P216"><text:span text:style-name="Strong_20_Emphasis"><text:span text:style-name="Emphasis"><text:span text:style-name="T1">Cyberbullying</text:span></text:span></text:span><text:span text:style-name="Strong_20_Emphasis"><text:span text:style-name="T1"> berat:</text:span></text:span><text:span text:style-name="T1"> Menyebar fitnah, ancaman, atau mempermalukan seseorang habis-habisan di dunia maya. Dampaknya? Bisa merusak mental korban, bikin depresi, bahkan memicu tragedi. </text:span></text:p>
                  </text:list-item>
                  <text:list-item>
                    <text:p text:style-name="P216"><text:span text:style-name="Strong_20_Emphasis"><text:span text:style-name="T1">Vandalisme:</text:span></text:span><text:span text:style-name="T1"> Mencoret-coret tembok fasilitas umum, merusak halte bus. Dampaknya? Lingkungan jadi kotor, nggak nyaman, dan butuh biaya perbaikan (uang kita semua!). </text:span></text:p>
                  </text:list-item>
                  <text:list-item>
                    <text:p text:style-name="P216"><text:span text:style-name="Strong_20_Emphasis"><text:span text:style-name="T1">Menyebar Hoaks Berbahaya:</text:span></text:span><text:span text:style-name="T1"> Sengaja bikin atau nyebarin berita bohong yang bisa memicu kepanikan, kebencian antar </text:span><text:soft-page-break/><text:span text:style-name="T1">kelompok, atau membahayakan kesehatan orang (misal: hoaks tentang kesehatan). Dampaknya? Masyarakat jadi resah, terpecah belah, dan bisa mengambil keputusan yang salah. </text:span></text:p>
                  </text:list-item>
                  <text:list-item>
                    <text:p text:style-name="P216"><text:span text:style-name="Strong_20_Emphasis"><text:span text:style-name="T1">Mencontek Sistematis/Curang dalam Skala Besar:</text:span></text:span><text:span text:style-name="T1"> Misalnya, membocorkan soal ujian penting atau menggunakan joki. Dampaknya? Merugikan teman-teman yang jujur, merusak sistem penilaian yang adil, dan membuat nilai/ijazah jadi tidak berarti. </text:span></text:p>
                  </text:list-item>
                </text:list>
              </text:list-item>
              <text:list-item>
                <text:p text:style-name="P18"><text:span text:style-name="Strong_20_Emphasis"><text:span text:style-name="T1">Skala yang Lebih Umum Diberitakan:</text:span></text:span></text:p>
                <text:list>
                  <text:list-item>
                    <text:p text:style-name="P216"><text:span text:style-name="Strong_20_Emphasis"><text:span text:style-name="T1">Pencurian:</text:span></text:span><text:span text:style-name="T1"> Mengambil barang milik orang lain tanpa izin. Dampaknya? Korban kehilangan harta benda, merasa tidak aman. </text:span></text:p>
                  </text:list-item>
                  <text:list-item>
                    <text:p text:style-name="P216"><text:span text:style-name="Strong_20_Emphasis"><text:span text:style-name="T1">Penipuan:</text:span></text:span><text:span text:style-name="T1"> Membohongi orang lain untuk mendapatkan keuntungan. Dampaknya? Korban rugi materi, kepercayaan hilang. </text:span></text:p>
                  </text:list-item>
                  <text:list-item>
                    <text:p text:style-name="P216"><text:span text:style-name="Strong_20_Emphasis"><text:span text:style-name="T1">Kekerasan Fisik:</text:span></text:span><text:span text:style-name="T1"> Memukul, melukai, atau tindakan fisik lain yang menyakiti. Dampaknya? Luka fisik, trauma psikologis pada korban. </text:span></text:p>
                  </text:list-item>
                  <text:list-item>
                    <text:p text:style-name="P18"><text:span text:style-name="Strong_20_Emphasis"><text:span text:style-name="T1">Kejahatan Narkoba:</text:span></text:span><text:span text:style-name="T1"> Mengedarkan atau menyalahgunakan zat terlarang. Dampaknya? Merusak kesehatan individu, memicu kejahatan lain, merusak tatanan sosial. </text:span></text:p>
                  </text:list-item>
                </text:list>
              </text:list-item>
            </text:list>
            <text:p text:style-name="P184">Jadi, intinya, kejahatan itu soal tindakan yang melanggar 'aturan main bersama' dan menimbulkan kerugian atau bahaya.</text:p>
            <text:p text:style-name="Text_20_body"><text:span text:style-name="T1">Terus, kenapa sih kita perlu aturan main alias hukum ini? Simpelnya, hukum itu ada untuk </text:span><text:span text:style-name="Strong_20_Emphasis"><text:span text:style-name="T1">melindungi hak-hak kita semua</text:span></text:span><text:span text:style-name="T1"> (hak untuk hidup aman, hak atas milik, hak untuk tidak disakiti) dan </text:span><text:span text:style-name="Strong_20_Emphasis"><text:span text:style-name="T1">menjaga ketertiban</text:span></text:span><text:span text:style-name="T1"> biar hidup bareng jadi lebih teratur dan damai. Tanpa aturan, bisa-bisa yang kuat menindas yang lemah, kan?</text:span></text:p>
            <text:p text:style-name="Text_20_body"><text:span text:style-name="T1">Definisi pasti tentang apa saja yang termasuk kejahatan memang bisa sedikit beda-beda antar negara atau bahkan antar waktu (misalnya, dulu sesuatu mungkin tidak dianggap kejahatan, sekarang iya, atau sebaliknya). Tapi, inti idenya biasanya sama: tindakan itu harus punya </text:span><text:span text:style-name="Strong_20_Emphasis"><text:span text:style-name="T1">dampak negatif</text:span></text:span><text:span text:style-name="T1"> yang signifikan pada orang lain atau masyarakat. Memahami ini penting banget sebagai langkah awal kita sebelum menyelam lebih dalam ke </text:span><text:soft-page-break/><text:span text:style-name="T1">pertanyaan "mengapa orang melakukannya?".</text:span></text:p>
            <text:p text:style-name="P407"/>
            <text:p text:style-name="Text_20_body"><text:span text:style-name="Strong_20_Emphasis"><text:span text:style-name="T1">[Tips Penulisan Tambahan - Opsional]:</text:span></text:span></text:p>
            <text:list xml:id="list38039567055356021" text:style-name="L20">
              <text:list-item>
                <text:p text:style-name="P217"><text:span text:style-name="Strong_20_Emphasis"><text:span text:style-name="T1">Gunakan Spektrum Contoh:</text:span></text:span><text:span text:style-name="T1"> Memberikan contoh dari skala yang dekat dengan kehidupan remaja (seperti </text:span><text:span text:style-name="Emphasis"><text:span text:style-name="T1">cyberbullying</text:span></text:span><text:span text:style-name="T1">) hingga skala yang lebih umum (seperti pencurian) membantu pembaca memahami bahwa 'kejahatan' itu luas dan relevan dengan dunia mereka. </text:span></text:p>
              </text:list-item>
              <text:list-item>
                <text:p text:style-name="P217"><text:span text:style-name="Strong_20_Emphasis"><text:span text:style-name="T1">Fokus pada Dampak (Harm):</text:span></text:span><text:span text:style-name="T1"> Menjelaskan secara singkat dampak negatif dari setiap contoh kejahatan (misal: merusak mental, rugi materi, lingkungan kotor) membuat konsep 'merugikan' menjadi lebih konkret dan mudah dipahami. </text:span></text:p>
              </text:list-item>
              <text:list-item>
                <text:p text:style-name="P19"><text:span text:style-name="Strong_20_Emphasis"><text:span text:style-name="T1">Analogi Sederhana:</text:span></text:span><text:span text:style-name="T1"> Analogi 'aturan main game' efektif untuk menjelaskan fungsi hukum secara sederhana kepada audiens muda tanpa menggunakan istilah hukum yang rumit. </text:span></text:p>
              </text:list-item>
            </text:list>
            <text:p text:style-name="Text_20_body"><text:span text:style-name="Strong_20_Emphasis"><text:span text:style-name="T1">[Prompt Ilustrasi - Opsional]:</text:span></text:span></text:p>
            <text:p text:style-name="P184">"Buat ilustrasi infografis sederhana untuk Subbab 1.1 yang menampilkan ikon-ikon atau gambar kecil merepresentasikan berbagai jenis kejahatan yang disebutkan (misal: ikon smartphone retak untuk cyberbullying, ikon tangan mengambil dompet untuk pencurian, ikon coretan di dinding untuk vandalisme, ikon topeng untuk penipuan). Beri judul 'Spektrum Kejahatan' atau 'Apa itu Kejahatan?'. Gunakan gaya visual yang bersih dan mudah dipahami."</text:p>
            <text:p text:style-name="P407"/>
            <text:p text:style-name="P184">Silakan berikan perintah "YAX" untuk melanjutkan ke prompt Subbab 1.2.</text:p>
          </text:section>
          <text:section text:style-name="Sect1" text:name="feedback-form-14">
            <text:p text:style-name="P366"/>
          </text:section>
        </text:section>
        <text:section text:style-name="Sect1" text:name="2487d67aedb24dea">
          <text:p text:style-name="P184"/>
          <text:section text:style-name="Sect1" text:name="user-query-content-15">
            <text:p text:style-name="P404">yax </text:p>
          </text:section>
          <text:p text:style-name="P366">Tampilkan alur berpikir</text:p>
          <text:section text:style-name="Sect2" text:name="model-response-message-contentr_2487d67aedb24dea">
            <text:p text:style-name="P184">Oke, kita lanjut ke prompt berikutnya.</text:p>
            <text:p text:style-name="Text_20_body"><text:span text:style-name="Strong_20_Emphasis"><text:span text:style-name="T1">(Prompt untuk Isi Subbab 1.2):</text:span></text:span><text:span text:style-name="T1"> "Tulis isi Subbab 1.2: 'Kenapa Orang Jadi Jahat? Sekilas Teori Kriminalitas' dengan pembahasan mendalam yang </text:span><text:soft-page-break/><text:span text:style-name="T1">disajikan ringan untuk remaja. Awali dengan menegaskan kompleksitas pertanyaan 'mengapa orang melakukan kejahatan'. Jelaskan bahwa para ahli telah lama mencoba menjawabnya dan menemukan beberapa </text:span><text:span text:style-name="Emphasis"><text:span text:style-name="T1">kemungkinan</text:span></text:span><text:span text:style-name="T1"> penyebab (teori tradisional), seperti: pengaruh lingkungan tempat tinggal dan pergaulan, kondisi keluarga, tekanan ekonomi atau sosial, masalah psikologis atau trauma masa lalu, serta kurangnya pendidikan atau kesempatan. Jelaskan masing-masing poin secara ringkas dengan contoh yang mudah dipahami (misal: 'lingkungan yang keras bisa membuat orang merasa harus 'kuat' dengan cara salah'). Penting: Tekankan bahwa ini </text:span><text:span text:style-name="Emphasis"><text:span text:style-name="T1">bukan</text:span></text:span><text:span text:style-name="T1"> pembenaran, tapi usaha memahami akar masalah, dan </text:span><text:span text:style-name="Emphasis"><text:span text:style-name="T1">tidak ada satu faktor tunggal</text:span></text:span><text:span text:style-name="T1"> yang jadi penyebab. Tutup dengan transisi bahwa selain faktor luar ini, ada juga faktor 'dalam' yang akan kita lihat (mengarah ke otak)."</text:span></text:p>
            <text:p text:style-name="P407"/>
            <text:p text:style-name="Text_20_body"><text:span text:style-name="Strong_20_Emphasis"><text:span text:style-name="T1">(Jawaban untuk Isi Subbab 1.2):</text:span></text:span></text:p>
            <text:p text:style-name="Text_20_body"><text:span text:style-name="Strong_20_Emphasis"><text:span text:style-name="T1">1.2 Kenapa Orang Jadi Jahat? Sekilas Teori Kriminalitas</text:span></text:span></text:p>
            <text:p text:style-name="Text_20_body"><text:span text:style-name="T1">Kalau pertanyaan "Apa itu kejahatan?" sudah lumayan jelas, pertanyaan berikutnya jauh lebih bikin pusing: </text:span><text:span text:style-name="Strong_20_Emphasis"><text:span text:style-name="T1">"Kenapa sih, orang bisa sampai melakukan kejahatan?"</text:span></text:span></text:p>
            <text:p text:style-name="Text_20_body"><text:span text:style-name="T1">Jujur aja, ini pertanyaan super kompleks yang jawabannya nggak sesimpel 1+1=2. Nggak ada satu tombol ajaib atau satu alasan tunggal yang bisa menjelaskan kenapa seseorang memilih jalan yang salah. Para ahli dari berbagai bidang – sosiologi (ilmu masyarakat), psikologi (ilmu jiwa), kriminologi (ilmu kejahatan) – udah ratusan tahun mencoba mencari jawabannya. Mereka menemukan banyak banget faktor yang </text:span><text:span text:style-name="Emphasis"><text:span text:style-name="T1">mungkin</text:span></text:span><text:span text:style-name="T1"> ikut berperan atau </text:span><text:span text:style-name="Emphasis"><text:span text:style-name="T1">meningkatkan risiko</text:span></text:span><text:span text:style-name="T1"> seseorang terlibat dalam kriminalitas. Yuk, kita intip beberapa 'tersangka' utamanya menurut teori-teori tradisional:</text:span></text:p>
            <text:list xml:id="list1729613815160799441" text:style-name="L21">
              <text:list-item>
                <text:p text:style-name="P218"><text:span text:style-name="Strong_20_Emphasis"><text:span text:style-name="T1">Pengaruh Lingkungan dan Pergaulan:</text:span></text:span><text:span text:style-name="T1"> Bayangin tumbuh di lingkungan yang penuh kekerasan, narkoba di mana-mana, atau di mana kejahatan dianggap 'biasa' atau bahkan 'keren'. Lingkungan kayak gini bisa banget memengaruhi cara pandang dan pilihan seseorang. Ditambah lagi tekanan dari teman sebaya atau geng yang salah; kadang orang ikut-ikutan jahat cuma biar diterima atau </text:span><text:soft-page-break/><text:span text:style-name="T1">dianggap 'kuat'. </text:span></text:p>
              </text:list-item>
              <text:list-item>
                <text:p text:style-name="P218"><text:span text:style-name="Strong_20_Emphasis"><text:span text:style-name="T1">Kondisi Keluarga:</text:span></text:span><text:span text:style-name="T1"> Keluarga adalah 'sekolah' pertama kita. Kalau 'sekolah' ini bermasalah – misalnya, ada kekerasan dalam rumah tangga, orang tua yang terlibat kejahatan, perceraian yang kacau, atau pengasuhan yang cuek dan nggak peduli – ini bisa meninggalkan luka dan pola perilaku negatif pada anak yang bisa terbawa sampai dewasa. </text:span></text:p>
              </text:list-item>
              <text:list-item>
                <text:p text:style-name="P218"><text:span text:style-name="Strong_20_Emphasis"><text:span text:style-name="T1">Tekanan Ekonomi dan Sosial:</text:span></text:span><text:span text:style-name="T1"> Kemiskinan ekstrem, pengangguran, nggak punya kesempatan dapat pekerjaan layak, atau merasa didiskriminasi dan nggak dianggap oleh masyarakat, kadang bisa mendorong orang ke jurang keputusasaan. Dalam kondisi terjepit, beberapa orang mungkin melihat kejahatan sebagai satu-satunya jalan keluar atau cara untuk 'bertahan hidup' atau bahkan 'balas dendam' pada sistem yang dianggap tidak adil. </text:span></text:p>
              </text:list-item>
              <text:list-item>
                <text:p text:style-name="P218"><text:span text:style-name="Strong_20_Emphasis"><text:span text:style-name="T1">Masalah Psikologis dan Trauma:</text:span></text:span><text:span text:style-name="T1"> Ini area yang sensitif. Beberapa kondisi kesehatan mental (kalau nggak ditangani dengan baik), seperti depresi berat, gangguan bipolar, gangguan kepribadian antisosial, atau kecanduan parah, </text:span><text:span text:style-name="Emphasis"><text:span text:style-name="T1">bisa</text:span></text:span><text:span text:style-name="T1"> memengaruhi kemampuan seseorang mengontrol impuls, merasakan empati, atau berpikir jernih. Begitu juga dengan trauma masa lalu (misalnya jadi korban atau saksi kekerasan/pelecehan waktu kecil) bisa meninggalkan luka psikologis mendalam yang meningkatkan risiko perilaku destruktif di kemudian hari. </text:span></text:p>
              </text:list-item>
              <text:list-item>
                <text:p text:style-name="P20"><text:span text:style-name="Strong_20_Emphasis"><text:span text:style-name="T1">Kurangnya Pendidikan dan Kesempatan:</text:span></text:span><text:span text:style-name="T1"> Pendidikan yang rendah seringkali berarti kesempatan kerja yang terbatas. Kalau pilihan hidup sangat sempit dan masa depan terasa suram, godaan untuk mencari jalan pintas lewat kejahatan bisa jadi lebih besar. </text:span></text:p>
              </text:list-item>
            </text:list>
            <text:p text:style-name="Text_20_body"><text:span text:style-name="Strong_20_Emphasis"><text:span text:style-name="T1">PENTING BANGET NIH:</text:span></text:span><text:span text:style-name="T1"> Memahami faktor-faktor ini </text:span><text:span text:style-name="Strong_20_Emphasis"><text:span text:style-name="T1">BUKAN</text:span></text:span><text:span text:style-name="T1"> berarti kita membenarkan atau mencari-cari alasan untuk perbuatan jahat, ya! Kejahatan tetaplah salah dan merugikan. Tujuannya adalah untuk mencoba </text:span><text:span text:style-name="Strong_20_Emphasis"><text:span text:style-name="T1">memahami akar masalah</text:span></text:span><text:span text:style-name="T1"> yang kompleks di baliknya.</text:span></text:p>
            <text:p text:style-name="Text_20_body"><text:span text:style-name="T1">Lagipula, hampir </text:span><text:span text:style-name="Strong_20_Emphasis"><text:span text:style-name="T1">tidak pernah</text:span></text:span><text:span text:style-name="T1"> ada hanya </text:span><text:span text:style-name="Strong_20_Emphasis"><text:span text:style-name="T1">satu faktor tunggal</text:span></text:span><text:span text:style-name="T1"> yang jadi penyebab. Biasanya, perilaku kriminal itu hasil dari </text:span><text:span text:style-name="Strong_20_Emphasis"><text:span text:style-name="T1">campur aduk</text:span></text:span><text:span text:style-name="T1"> berbagai faktor di atas yang saling terkait dan memengaruhi. Dua orang dari lingkungan miskin yang sama, misalnya, bisa punya jalan hidup yang beda </text:span><text:soft-page-break/><text:span text:style-name="T1">banget tergantung faktor keluarga, pergaulan, dan kondisi psikologis masing-masing.</text:span></text:p>
            <text:p text:style-name="Text_20_body"><text:span text:style-name="T1">Nah, teori-teori tradisional ini banyak fokus pada faktor 'luar' (lingkungan, sosial, ekonomi) dan faktor 'dalam' pikiran (psikologis). Tapi, ada satu lagi faktor 'dalam' yang makin ke sini makin dianggap penting untuk dipelajari dalam memahami perilaku manusia, termasuk perilaku kriminal... yaitu si 'komputer super' di kepala kita. Yup, kita akan mulai melihat peran </text:span><text:span text:style-name="Strong_20_Emphasis"><text:span text:style-name="T1">otak</text:span></text:span><text:span text:style-name="T1"> di bagian selanjutnya!</text:span></text:p>
            <text:p text:style-name="P407"/>
            <text:p text:style-name="Text_20_body"><text:span text:style-name="Strong_20_Emphasis"><text:span text:style-name="T1">[Tips Penulisan Tambahan - Opsional]:</text:span></text:span></text:p>
            <text:list xml:id="list6041075253632111062" text:style-name="L22">
              <text:list-item>
                <text:p text:style-name="P219"><text:span text:style-name="Strong_20_Emphasis"><text:span text:style-name="T1">Gunakan Bahasa Sensitif:</text:span></text:span><text:span text:style-name="T1"> Saat membahas faktor psikologis atau trauma, gunakan bahasa yang hati-hati, tidak menghakimi, dan hindari stigma. Tekankan bahwa kondisi mental </text:span><text:span text:style-name="Emphasis"><text:span text:style-name="T1">bisa</text:span></text:span><text:span text:style-name="T1"> menjadi </text:span><text:span text:style-name="Emphasis"><text:span text:style-name="T1">salah satu</text:span></text:span><text:span text:style-name="T1"> faktor risiko, bukan penyebab langsung atau pasti. </text:span></text:p>
              </text:list-item>
              <text:list-item>
                <text:p text:style-name="P219"><text:span text:style-name="Strong_20_Emphasis"><text:span text:style-name="T1">Tekankan Kompleksitas &amp; Interaksi:</text:span></text:span><text:span text:style-name="T1"> Selalu ingatkan pembaca bahwa ini adalah interaksi banyak faktor, bukan hubungan sebab-akibat sederhana. Gunakan kata-kata seperti "mungkin berperan", "meningkatkan risiko", "bisa memengaruhi", "seringkali kombinasi". </text:span></text:p>
              </text:list-item>
              <text:list-item>
                <text:p text:style-name="P21"><text:span text:style-name="Strong_20_Emphasis"><text:span text:style-name="T1">Transisi yang Jelas:</text:span></text:span><text:span text:style-name="T1"> Pastikan kalimat terakhir memberikan 'jembatan' yang jelas dan logis ke topik subbab berikutnya (peran otak). </text:span></text:p>
              </text:list-item>
            </text:list>
            <text:p text:style-name="Text_20_body"><text:span text:style-name="Strong_20_Emphasis"><text:span text:style-name="T1">[Prompt Ilustrasi - Opsional]:</text:span></text:span></text:p>
            <text:p text:style-name="P184">"Buat ilustrasi diagram untuk Subbab 1.2 yang menunjukkan berbagai faktor risiko kriminalitas (lingkungan, keluarga, ekonomi, psikologis, pendidikan) sebagai gelembung-gelembung atau potongan puzzle yang saling terhubung dan mengelilingi ikon siluet orang. Beri judul 'Mengapa Orang Melakukan Kejahatan? Faktor yang Kompleks'. Gunakan panah untuk menunjukkan interaksi antar faktor. Gaya visual yang menarik dan informatif."</text:p>
            <text:p text:style-name="P407"/>
            <text:p text:style-name="P184">Silakan berikan perintah "YAX" untuk melanjutkan ke prompt Subbab 1.3.</text:p>
          </text:section>
          <text:section text:style-name="Sect1" text:name="feedback-form-15">
            <text:p text:style-name="P366"/>
          </text:section>
        </text:section>
        <text:section text:style-name="Sect1" text:name="8e4c73ec14cfdc82">
          <text:p text:style-name="P184"/>
          <text:section text:style-name="Sect1" text:name="user-query-content-16">
            <text:p text:style-name="P404"><text:soft-page-break/>yax </text:p>
          </text:section>
          <text:p text:style-name="P366">Tampilkan alur berpikir</text:p>
          <text:section text:style-name="Sect2" text:name="model-response-message-contentr_8e4c73ec14cfdc82">
            <text:p text:style-name="P184">Oke, kita masuk ke subbab berikutnya.</text:p>
            <text:p text:style-name="Text_20_body"><text:span text:style-name="Strong_20_Emphasis"><text:span text:style-name="T1">(Prompt untuk Isi Subbab 1.3):</text:span></text:span><text:span text:style-name="T1"> "Tulis isi Subbab 1.3: 'Memperkenalkan "Biang Keladi": Otak Manusia' dengan pembahasan mendalam yang menarik dan mudah dipahami remaja. Awali dengan menggambarkan otak sebagai 'markas besar' atau 'sutradara' di balik semua tindakan, pikiran, dan perasaan kita. Jelaskan secara sederhana bagaimana otak bertanggung jawab untuk fungsi dasar seperti memutuskan mana yang benar/salah, mengendalikan emosi, dan merasakan apa yang orang lain rasakan (empati). Kemudian, dengan sangat hati-hati dan menekankan bahwa ini area penelitian yang kompleks, perkenalkan gagasan bahwa </text:span><text:span text:style-name="Emphasis"><text:span text:style-name="T1">perbedaan</text:span></text:span><text:span text:style-name="T1"> dalam cara otak individu berfungsi atau berkembang </text:span><text:span text:style-name="Emphasis"><text:span text:style-name="T1">mungkin</text:span></text:span><text:span text:style-name="T1"> menjadi </text:span><text:span text:style-name="Emphasis"><text:span text:style-name="T1">salah satu faktor</text:span></text:span><text:span text:style-name="T1"> (di antara banyak faktor lain!) yang berkontribusi pada kecenderungan perilaku antisosial atau kriminal pada </text:span><text:span text:style-name="Emphasis"><text:span text:style-name="T1">sebagian</text:span></text:span><text:span text:style-name="T1"> orang. </text:span><text:span text:style-name="Strong_20_Emphasis"><text:span text:style-name="T1">Penting:</text:span></text:span><text:span text:style-name="T1"> Hindari kesan bahwa otak adalah </text:span><text:span text:style-name="Emphasis"><text:span text:style-name="T1">satu-satunya</text:span></text:span><text:span text:style-name="T1"> penyebab atau bahwa ada 'otak kriminal' yang pasti. Fokus pada potensi hubungan antara fungsi otak (seperti kontrol impuls atau pemrosesan emosi) dan perilaku. Buat ini sebagai jembatan yang membuat pembaca sangat ingin tahu lebih banyak tentang cara kerja otak yang akan dibahas nanti."</text:span></text:p>
            <text:p text:style-name="P407"/>
            <text:p text:style-name="Text_20_body"><text:span text:style-name="Strong_20_Emphasis"><text:span text:style-name="T1">(Jawaban untuk Isi Subbab 1.3):</text:span></text:span></text:p>
            <text:p text:style-name="Text_20_body"><text:span text:style-name="Strong_20_Emphasis"><text:span text:style-name="T1">1.3 Memperkenalkan "Biang Keladi": Otak Manusia</text:span></text:span></text:p>
            <text:p text:style-name="Text_20_body"><text:span text:style-name="T1">Setelah melihat faktor-faktor 'luar' seperti lingkungan dan keluarga, sekarang mari kita kenalan dengan 'aktor utama' yang bekerja di balik layar semua yang kita lakukan: </text:span><text:span text:style-name="Strong_20_Emphasis"><text:span text:style-name="T1">otak</text:span></text:span><text:span text:style-name="T1">. Anggap saja otak itu kayak </text:span><text:span text:style-name="Strong_20_Emphasis"><text:span text:style-name="T1">Markas Besar Komando</text:span></text:span><text:span text:style-name="T1"> super canggih di dalam kepala kita. Dialah 'sutradara' yang mengarahkan setiap adegan dalam film kehidupan kita – mulai dari hal sepele kayak memutuskan mau makan apa, sampai hal besar kayak jatuh cinta atau merencanakan masa depan.</text:span></text:p>
            <text:p text:style-name="P184">Otak kita ini bertanggung jawab untuk fungsi-fungsi keren yang bikin kita jadi 'manusia':</text:p>
            <text:list xml:id="list1003966990172622402" text:style-name="L23">
              <text:list-item>
                <text:p text:style-name="P220"><text:span text:style-name="Strong_20_Emphasis"><text:span text:style-name="T1">Jadi 'Hakim' Internal:</text:span></text:span><text:span text:style-name="T1"> Membantu kita menimbang mana yang benar </text:span><text:soft-page-break/><text:span text:style-name="T1">dan salah, memikirkan konsekuensi dari tindakan kita. </text:span></text:p>
              </text:list-item>
              <text:list-item>
                <text:p text:style-name="P220"><text:span text:style-name="Strong_20_Emphasis"><text:span text:style-name="T1">Jadi 'Rem' Perilaku:</text:span></text:span><text:span text:style-name="T1"> Mengendalikan dorongan atau keinginan impulsif. Pernah kan, pengen banget marah atau beli sesuatu tapi berhasil nahan diri? Nah, itu kerjaan 'rem' di otakmu. </text:span></text:p>
              </text:list-item>
              <text:list-item>
                <text:p text:style-name="P220"><text:span text:style-name="Strong_20_Emphasis"><text:span text:style-name="T1">Jadi 'Manajer' Emosi:</text:span></text:span><text:span text:style-name="T1"> Memproses perasaan kita – senang, sedih, marah, takut – dan membantu kita mengaturnya biar nggak meledak-ledak nggak karuan. </text:span></text:p>
              </text:list-item>
              <text:list-item>
                <text:p text:style-name="P22"><text:span text:style-name="Strong_20_Emphasis"><text:span text:style-name="T1">Jadi 'Radar' Sosial:</text:span></text:span><text:span text:style-name="T1"> Memungkinkan kita memahami apa yang dipikirkan atau dirasakan orang lain (ini namanya </text:span><text:span text:style-name="Strong_20_Emphasis"><text:span text:style-name="T1">empati</text:span></text:span><text:span text:style-name="T1">), yang penting banget buat bisa berhubungan baik dengan sesama. </text:span></text:p>
              </text:list-item>
            </text:list>
            <text:p text:style-name="Text_20_body"><text:span text:style-name="T1">Semua fungsi penting ini berjalan di dalam jaringan rumit otak kita. Nah, sekarang, bagian yang paling menarik sekaligus paling </text:span><text:span text:style-name="Strong_20_Emphasis"><text:span text:style-name="T1">sensitif</text:span></text:span><text:span text:style-name="T1">: para ilmuwan mulai bertanya-tanya, </text:span><text:span text:style-name="Emphasis"><text:span text:style-name="T1">mungkinkah</text:span></text:span><text:span text:style-name="T1"> ada kaitan antara </text:span><text:span text:style-name="Emphasis"><text:span text:style-name="T1">cara kerja</text:span></text:span><text:span text:style-name="T1"> otak seseorang dengan kecenderungannya untuk melakukan tindakan antisosial atau kriminal?</text:span></text:p>
            <text:p text:style-name="Text_20_body"><text:span text:style-name="Strong_20_Emphasis"><text:span text:style-name="T1">PENTING BANGET DIINGAT:</text:span></text:span><text:span text:style-name="T1"> Ini </text:span><text:span text:style-name="Strong_20_Emphasis"><text:span text:style-name="T1">bukan</text:span></text:span><text:span text:style-name="T1"> berarti ada yang namanya 'otak jahat' atau 'otak kriminal' yang pasti bikin orang jadi penjahat. </text:span><text:span text:style-name="Strong_20_Emphasis"><text:span text:style-name="T1">Sama sekali tidak!</text:span></text:span><text:span text:style-name="T1"> Otak itu super kompleks, dan perilaku manusia dipengaruhi oleh </text:span><text:span text:style-name="Strong_20_Emphasis"><text:span text:style-name="T1">banyak sekali faktor</text:span></text:span><text:span text:style-name="T1"> (ingat Subbab 1.2?).</text:span></text:p>
            <text:p text:style-name="Text_20_body"><text:span text:style-name="T1">Tapi, para peneliti mulai menemukan petunjuk bahwa </text:span><text:span text:style-name="Emphasis"><text:span text:style-name="T1">perbedaan</text:span></text:span><text:span text:style-name="T1"> dalam </text:span><text:span text:style-name="Emphasis"><text:span text:style-name="T1">cara</text:span></text:span><text:span text:style-name="T1"> otak sebagian orang </text:span><text:span text:style-name="Strong_20_Emphasis"><text:span text:style-name="T1">berfungsi</text:span></text:span><text:span text:style-name="T1"> atau </text:span><text:span text:style-name="Strong_20_Emphasis"><text:span text:style-name="T1">berkembang</text:span></text:span><text:span text:style-name="T1"> (mungkin karena kombinasi faktor genetik, pengalaman hidup awal, cedera, atau hal lain) </text:span><text:span text:style-name="Emphasis"><text:span text:style-name="T1">bisa jadi merupakan salah satu faktor</text:span></text:span><text:span text:style-name="T1"> – sekali lagi, </text:span><text:span text:style-name="Strong_20_Emphasis"><text:span text:style-name="T1">salah satu faktor di antara banyak faktor lain!</text:span></text:span><text:span text:style-name="T1"> – yang </text:span><text:span text:style-name="Emphasis"><text:span text:style-name="T1">mungkin</text:span></text:span><text:span text:style-name="T1"> membuat orang tersebut lebih sulit, misalnya:</text:span></text:p>
            <text:list xml:id="list1999622435752789300" text:style-name="L24">
              <text:list-item>
                <text:p text:style-name="P377">Mengendalikan impuls atau amarahnya (remnya kurang pakem). </text:p>
              </text:list-item>
              <text:list-item>
                <text:p text:style-name="P377">Mempertimbangkan konsekuensi jangka panjang dari tindakannya. </text:p>
              </text:list-item>
              <text:list-item>
                <text:p text:style-name="P377">Merasakan empati atau memahami perasaan korban. </text:p>
              </text:list-item>
              <text:list-item>
                <text:p text:style-name="P189">Belajar dari hukuman atau pengalaman negatif. </text:p>
              </text:list-item>
            </text:list>
            <text:p text:style-name="Text_20_body"><text:span text:style-name="T1">Jadi, fokusnya bukan pada 'otak rusak', tapi lebih pada </text:span><text:span text:style-name="Strong_20_Emphasis"><text:span text:style-name="T1">variasi fungsi</text:span></text:span><text:span text:style-name="T1"> otak – bagaimana 'mesin' otak pada sebagian orang mungkin bekerja sedikit berbeda dalam hal-hal krusial seperti kontrol diri atau pemrosesan emosi, yang </text:span><text:span text:style-name="Emphasis"><text:span text:style-name="T1">bisa</text:span></text:span><text:span text:style-name="T1"> meningkatkan </text:span><text:span text:style-name="Emphasis"><text:span text:style-name="T1">risiko</text:span></text:span><text:span text:style-name="T1"> mereka untuk berperilaku melanggar aturan.</text:span></text:p>
            <text:p text:style-name="Text_20_body"><text:span text:style-name="T1">Gagasan ini, meskipun masih terus diteliti dan penuh perdebatan, membuka </text:span><text:soft-page-break/><text:span text:style-name="T1">pintu ke pertanyaan yang lebih dalam: Kalau memang ada kaitan antara fungsi otak dan perilaku, bisakah kita memahami otak lebih baik lagi? Dan yang lebih radikal lagi (yang akan jadi inti buku ini): bisakah kita suatu hari nanti </text:span><text:span text:style-name="Emphasis"><text:span text:style-name="T1">memengaruhi</text:span></text:span><text:span text:style-name="T1"> fungsi otak itu untuk membantu seseorang berubah ke arah yang lebih baik?</text:span></text:p>
            <text:p text:style-name="P184">Pertanyaan-pertanyaan inilah yang membuat kita harus 'membongkar' isi kepala kita lebih jauh lagi. Di bab berikutnya, kita akan mulai tur singkat mengenal bagian-bagian penting otak dan cara kerjanya. Siap?</text:p>
            <text:p text:style-name="P407"/>
            <text:p text:style-name="Text_20_body"><text:span text:style-name="Strong_20_Emphasis"><text:span text:style-name="T1">[Tips Penulisan Tambahan - Opsional]:</text:span></text:span></text:p>
            <text:list xml:id="list6012974697674926100" text:style-name="L25">
              <text:list-item>
                <text:p text:style-name="P221"><text:span text:style-name="Strong_20_Emphasis"><text:span text:style-name="T1">Analogi Kuat:</text:span></text:span><text:span text:style-name="T1"> Menggunakan analogi seperti 'Markas Besar Komando', 'sutradara', 'hakim internal', 'rem perilaku', 'manajer emosi', 'radar sosial' membantu remaja memvisualisasikan fungsi abstrak otak. </text:span></text:p>
              </text:list-item>
              <text:list-item>
                <text:p text:style-name="P221"><text:span text:style-name="Strong_20_Emphasis"><text:span text:style-name="T1">Penggunaan Kata Kunci Kehati-hatian:</text:span></text:span><text:span text:style-name="T1"> Saat menghubungkan otak dan perilaku kriminal, gunakan kata-kata seperti "mungkinkah", "salah satu faktor", "sebagian orang", "bisa jadi", "berkontribusi pada", "meningkatkan risiko". Hindari bahasa absolut atau deterministik. </text:span></text:p>
              </text:list-item>
              <text:list-item>
                <text:p text:style-name="P221"><text:span text:style-name="Strong_20_Emphasis"><text:span text:style-name="T1">Penekanan Eksplisit:</text:span></text:span><text:span text:style-name="T1"> Gunakan bold atau kalimat khusus untuk menekankan poin penting seperti "BUKAN berarti ada 'otak jahat'" untuk mencegah kesalahpahaman. </text:span></text:p>
              </text:list-item>
              <text:list-item>
                <text:p text:style-name="P23"><text:span text:style-name="Strong_20_Emphasis"><text:span text:style-name="T1">Ciptakan Rasa Penasaran:</text:span></text:span><text:span text:style-name="T1"> Akhiri subbab dengan pertanyaan atau pernyataan yang membuat pembaca sangat ingin tahu apa yang akan dibahas selanjutnya (tentang cara kerja otak). </text:span></text:p>
              </text:list-item>
            </text:list>
            <text:p text:style-name="Text_20_body"><text:span text:style-name="Strong_20_Emphasis"><text:span text:style-name="T1">[Prompt Ilustrasi - Opsional]:</text:span></text:span></text:p>
            <text:p text:style-name="P184">"Buat ilustrasi untuk Subbab 1.3 yang menampilkan gambar otak manusia (bisa sedikit bergaya, tidak harus anatomis kaku). Berikan label atau ikon kecil di dekat area-area yang relevan (tanpa menunjuk lokasi presisi) untuk fungsi seperti 'Pengambilan Keputusan', 'Kontrol Impuls (Rem)', 'Pengaturan Emosi', 'Empati'. Tambahkan tanda tanya besar di sekitar otak untuk menunjukkan misteri yang masih ada. Gunakan warna cerah namun serius."</text:p>
            <text:p text:style-name="P407"/>
            <text:p text:style-name="P184">Silakan berikan perintah "YAX" untuk melanjutkan ke prompt Subbab 1.4.</text:p>
          </text:section>
          <text:section text:style-name="Sect1" text:name="feedback-form-16">
            <text:p text:style-name="P366"><text:soft-page-break/></text:p>
          </text:section>
        </text:section>
        <text:section text:style-name="Sect1" text:name="cba5fa9206bb1e85">
          <text:p text:style-name="P184"/>
          <text:section text:style-name="Sect1" text:name="user-query-content-17">
            <text:p text:style-name="P404">yax </text:p>
          </text:section>
          <text:p text:style-name="P366">Tampilkan alur berpikir</text:p>
          <text:section text:style-name="Sect2" text:name="model-response-message-contentr_cba5fa9206bb1e85">
            <text:p text:style-name="P184">Baik, ini adalah bagian terakhir dari Bab 1.</text:p>
            <text:p text:style-name="Text_20_body"><text:span text:style-name="Strong_20_Emphasis"><text:span text:style-name="T1">(Prompt untuk Isi Subbab 1.4):</text:span></text:span><text:span text:style-name="T1"> "Tulis isi Subbab 1.4: 'Misi Buku Ini: Mengintip Masa Depan Rehabilitasi' sebagai penutup Bab 1 yang menetapkan ekspektasi dan arah buku. Rangkum singkat misteri kejahatan dan keterbatasan rehabilitasi saat ini. Lalu, sampaikan dengan jelas </text:span><text:span text:style-name="Emphasis"><text:span text:style-name="T1">misi utama</text:span></text:span><text:span text:style-name="T1"> buku ini: untuk menjelajahi sebuah gagasan futuristik yang radikal – kemungkinan menggunakan kemajuan ilmu saraf (neuroscience) dan teknologi untuk merehabilitasi pelaku kejahatan dengan cara yang sama sekali baru, yaitu dengan berfokus pada 'pembenahan' atau 'pengkabelan ulang' (rewiring) fungsi otak yang berkaitan dengan kecenderungan kriminal. Kaitkan ini langsung dengan judul buku ('The Neuro-Rehabilitation Revolution'). </text:span><text:span text:style-name="Strong_20_Emphasis"><text:span text:style-name="T1">Penting:</text:span></text:span><text:span text:style-name="T1"> Tegaskan kembali bahwa ini adalah eksplorasi masa depan yang </text:span><text:span text:style-name="Emphasis"><text:span text:style-name="T1">saat ini belum mungkin</text:span></text:span><text:span text:style-name="T1"> secara luas karena keterbatasan pemahaman dan teknologi, serta banyaknya pertanyaan etika. Namun, potensinya layak untuk dipelajari. Janjikan kepada pembaca bahwa buku ini akan membawa mereka dalam perjalanan untuk memahami dasar ilmiahnya, teknologi yang mungkin terlibat, rintangan besar yang ada, dan debat etis yang menyertainya. Akhiri dengan nada ajakan untuk bersama-sama 'mengintip' masa depan yang menantang sekaligus penuh kemungkinan ini."</text:span></text:p>
            <text:p text:style-name="P407"/>
            <text:p text:style-name="Text_20_body"><text:span text:style-name="Strong_20_Emphasis"><text:span text:style-name="T1">(Jawaban untuk Isi Subbab 1.4):</text:span></text:span></text:p>
            <text:p text:style-name="Text_20_body"><text:span text:style-name="Strong_20_Emphasis"><text:span text:style-name="T1">1.4 Misi Buku Ini: Mengintip Masa Depan Rehabilitasi</text:span></text:span></text:p>
            <text:p text:style-name="P184">Jadi, kita sudah lihat sedikit betapa rumitnya memahami mengapa kejahatan terjadi. Kita juga tahu bahwa usaha untuk 'memperbaiki' pelaku kejahatan lewat cara-cara yang ada sekarang (seperti penjara, konseling, pelatihan) seringkali hasilnya belum maksimal – banyak yang kembali berbuat jahat setelah bebas. Sementara itu, kita juga mulai curiga bahwa otak, si pusat kendali kita, mungkin memegang peran penting dalam teka-<text:soft-page-break/>teki perilaku ini.</text:p>
            <text:p text:style-name="Text_20_body"><text:span text:style-name="T1">Lalu, bagaimana kalau kita gabungkan semua ini? Bagaimana jika kemajuan pesat dalam ilmu yang mempelajari otak (</text:span><text:span text:style-name="Strong_20_Emphasis"><text:span text:style-name="T1">neuroscience</text:span></text:span><text:span text:style-name="T1">) dan teknologi canggih yang bisa memengaruhi otak (</text:span><text:span text:style-name="Strong_20_Emphasis"><text:span text:style-name="T1">neuroteknologi</text:span></text:span><text:span text:style-name="T1">) suatu hari nanti membuka kemungkinan yang benar-benar baru dan radikal?</text:span></text:p>
            <text:p text:style-name="Text_20_body"><text:span text:style-name="T1">Inilah </text:span><text:span text:style-name="Strong_20_Emphasis"><text:span text:style-name="T1">misi utama buku</text:span></text:span><text:span text:style-name="T1"> yang sedang kamu pegang ini: mengajakmu untuk </text:span><text:span text:style-name="Strong_20_Emphasis"><text:span text:style-name="T1">menjelajahi sebuah gagasan futuristik yang revolusioner</text:span></text:span><text:span text:style-name="T1">, yang kita sebut sebagai </text:span><text:span text:style-name="Strong_20_Emphasis"><text:span text:style-name="T1">Neuro-Rehabilitasi</text:span></text:span><text:span text:style-name="T1">. Idenya adalah tentang kemungkinan menggunakan sains dan teknologi untuk membantu merehabilitasi pelaku kejahatan dengan cara yang belum pernah terpikirkan sebelumnya: yaitu dengan mencoba </text:span><text:span text:style-name="Strong_20_Emphasis"><text:span text:style-name="T1">memahami dan secara langsung 'memperbaiki' atau 'mengkalibrasi ulang' fungsi atau sirkuit di dalam otak</text:span></text:span><text:span text:style-name="T1"> mereka yang mungkin berkaitan dengan kecenderungan perilaku kriminal. Sebuah revolusi dalam cara kita memandang rehabilitasi – sesuai dengan judul buku ini, </text:span><text:span text:style-name="Emphasis"><text:span text:style-name="T1">'The Neuro-Rehabilitation Revolution: Rewiring the Criminal Brain'</text:span></text:span><text:span text:style-name="T1">.</text:span></text:p>
            <text:p text:style-name="Text_20_body"><text:span text:style-name="Strong_20_Emphasis"><text:span text:style-name="T1">TAPI, TUNGGU DULU! Penting banget untuk dicatat sejak awal:</text:span></text:span><text:span text:style-name="T1"> Gagasan 'rewiring' otak kriminal ini </text:span><text:span text:style-name="Strong_20_Emphasis"><text:span text:style-name="T1">BUKAN sesuatu yang bisa kita lakukan SEKARANG</text:span></text:span><text:span text:style-name="T1">. Jauh dari itu! Ini masih banyak berada di ranah </text:span><text:span text:style-name="Strong_20_Emphasis"><text:span text:style-name="T1">spekulasi</text:span></text:span><text:span text:style-name="T1"> dan </text:span><text:span text:style-name="Strong_20_Emphasis"><text:span text:style-name="T1">eksplorasi ilmiah awal</text:span></text:span><text:span text:style-name="T1">. Mengapa? Karena seperti yang akan kita lihat nanti, pemahaman kita tentang otak masih sangat terbatas, teknologi untuk memodifikasinya secara aman dan presisi masih dalam tahap pengembangan awal, dan yang paling penting, ada </text:span><text:span text:style-name="Strong_20_Emphasis"><text:span text:style-name="T1">segudang pertanyaan etika, hukum, dan sosial</text:span></text:span><text:span text:style-name="T1"> yang sangat rumit dan belum terjawab.</text:span></text:p>
            <text:p text:style-name="Text_20_body"><text:span text:style-name="T1">Lantas, kenapa kita membahasnya kalau masih jauh? Karena potensinya – baik potensi kebaikan (mengurangi kejahatan, membantu orang berubah) maupun potensi keburukan (penyalahgunaan, kontrol sosial) – sangatlah besar. Penting bagi kita, terutama generasi muda seperti kamu, untuk mulai memahami, memikirkan, dan mendiskusikan kemungkinan ini </text:span><text:span text:style-name="Emphasis"><text:span text:style-name="T1">sejak dini</text:span></text:span><text:span text:style-name="T1">, agar kita bisa ikut mengarahkan perkembangannya secara bijaksana di masa depan.</text:span></text:p>
            <text:p text:style-name="P184">Jadi, buku ini akan membawamu dalam sebuah petualangan intelektual untuk:</text:p>
            <text:list xml:id="list1166099510846326335" text:style-name="L26">
              <text:list-item>
                <text:p text:style-name="P378">Memahami dasar-dasar cara kerja otak yang relevan (Bab 2 &amp; 6). </text:p>
              </text:list-item>
              <text:list-item>
                <text:p text:style-name="P378"><text:soft-page-break/>Melihat kondisi rehabilitasi saat ini dan batasannya (Bab 3). </text:p>
              </text:list-item>
              <text:list-item>
                <text:p text:style-name="P378">Menyelami konsep neuro-rehabilitasi lebih dalam (Bab 4). </text:p>
              </text:list-item>
              <text:list-item>
                <text:p text:style-name="P378">Mengenal teknologi-teknologi canggih yang mungkin terlibat (Bab 5). </text:p>
              </text:list-item>
              <text:list-item>
                <text:p text:style-name="P378">Mengupas tuntas rintangan ilmiah, teknis (Bab 7), dan etis (Bab 8) yang menghadang. </text:p>
              </text:list-item>
              <text:list-item>
                <text:p text:style-name="P190">Berspekulasi tentang berbagai skenario masa depan (Bab 9). </text:p>
              </text:list-item>
            </text:list>
            <text:p text:style-name="P184">Siap untuk bersama-sama 'mengintip' ke masa depan rehabilitasi yang penuh tantangan, kontroversi, tapi juga menyimpan kemungkinan yang luar biasa ini? Mari kita lanjutkan perjalanan!</text:p>
            <text:p text:style-name="P407"/>
            <text:p text:style-name="Text_20_body"><text:span text:style-name="Strong_20_Emphasis"><text:span text:style-name="T1">[Tips Penulisan Tambahan - Opsional]:</text:span></text:span></text:p>
            <text:list xml:id="list8529740963786363371" text:style-name="L27">
              <text:list-item>
                <text:p text:style-name="P222"><text:span text:style-name="Strong_20_Emphasis"><text:span text:style-name="T1">Manajemen Ekspektasi:</text:span></text:span><text:span text:style-name="T1"> Sangat penting untuk menyeimbangkan antusiasme tentang topik futuristik dengan disclaimer yang jelas tentang statusnya saat ini (spekulatif, belum mungkin). Ini membangun kredibilitas dan mencegah pembaca merasa 'tertipu'. </text:span></text:p>
              </text:list-item>
              <text:list-item>
                <text:p text:style-name="P222"><text:span text:style-name="Strong_20_Emphasis"><text:span text:style-name="T1">Roadmap Buku:</text:span></text:span><text:span text:style-name="T1"> Memberikan gambaran singkat tentang apa yang akan dibahas di bab-bab selanjutnya (seperti daftar poin di atas) membantu pembaca memahami alur buku dan apa yang bisa mereka harapkan. </text:span></text:p>
              </text:list-item>
              <text:list-item>
                <text:p text:style-name="P24"><text:span text:style-name="Strong_20_Emphasis"><text:span text:style-name="T1">Nada Ajakan yang Seimbang:</text:span></text:span><text:span text:style-name="T1"> Akhiri bab dengan nada yang mengajak pembaca melanjutkan, namun tetap mencerminkan kompleksitas topik (misal: "menantang sekaligus penuh kemungkinan"). </text:span></text:p>
              </text:list-item>
            </text:list>
            <text:p text:style-name="Text_20_body"><text:span text:style-name="Strong_20_Emphasis"><text:span text:style-name="T1">[Prompt Ilustrasi - Opsional]:</text:span></text:span></text:p>
            <text:p text:style-name="P184">"Buat ilustrasi untuk penutup Bab 1 yang bersifat simbolis dan futuristik. Bisa berupa gambar siluet kepala manusia dengan pola sirkuit elektronik atau cahaya yang 'disambungkan' atau 'diperbaiki' secara halus di dalamnya. Di latar belakang, mungkin ada elemen yang merepresentasikan 'masa depan' atau 'persimpangan jalan'. Gunakan palet warna yang modern dan sedikit misterius. Beri judul mini 'Misi Dimulai...' atau 'Mengintip Masa Depan'."</text:p>
            <text:p text:style-name="P407"/>
            <text:p text:style-name="P184">Bab 1 selesai. Silakan berikan perintah "YAX" untuk memulai Bab 2 <text:soft-page-break/>(Pengantar Bab 2).</text:p>
          </text:section>
          <text:section text:style-name="Sect1" text:name="feedback-form-17">
            <text:p text:style-name="P366"/>
          </text:section>
        </text:section>
        <text:section text:style-name="Sect1" text:name="ef010dc597ad16eb">
          <text:p text:style-name="P184"/>
          <text:section text:style-name="Sect1" text:name="user-query-content-18">
            <text:p text:style-name="P404">yax </text:p>
          </text:section>
          <text:p text:style-name="P366">Tampilkan alur berpikir</text:p>
          <text:section text:style-name="Sect2" text:name="model-response-message-contentr_ef010dc597ad16eb">
            <text:p text:style-name="P184">Oke, kita masuk ke Bab 2!</text:p>
            <text:p text:style-name="Text_20_body"><text:span text:style-name="Strong_20_Emphasis"><text:span text:style-name="T1">(Prompt Pengantar Bab 2):</text:span></text:span><text:span text:style-name="T1"> "Tulis pengantar yang antusias dan mengundang rasa ingin tahu untuk Bab 2: 'Kenalan dengan Komputer Super di Kepala Kita'. Ingatkan pembaca bahwa setelah Bab 1 menunjuk otak sebagai 'aktor utama', sekarang saatnya kita benar-benar 'membuka kap mesin' dan melihat isi 'komputer super' ini. Gambarkan otak sebagai organ paling luar biasa, penuh misteri namun juga kunci untuk memahami diri kita. Janjikan bahwa bab ini akan menjadi tur singkat namun penting: kita akan melihat peta dasarnya (bagian-bagian penting), cara 'kabel-kabelnya' (neuron) berkomunikasi, 'pesan kimiawi' (neurotransmitter) yang digunakan, dan yang paling seru, bagaimana 'komputer' ini ternyata bisa 'di-upgrade' atau berubah (neuroplastisitas). Yakinkan pembaca bahwa penjelasannya akan dibuat sesederhana mungkin, dengan banyak analogi seru, karena pemahaman ini adalah fondasi untuk seluruh ide revolusi neuro-rehabilitasi. Ajak mereka bersiap untuk terkagum-kagum dengan kehebatan otak. Gaya: Semangat, jelas, memotivasi, dan menggunakan analogi yang dekat dengan remaja."</text:span></text:p>
            <text:p text:style-name="P407"/>
            <text:p text:style-name="Text_20_body"><text:span text:style-name="Strong_20_Emphasis"><text:span text:style-name="T1">(Jawaban untuk Pengantar Bab 2):</text:span></text:span></text:p>
            <text:p text:style-name="Text_20_body"><text:span text:style-name="Strong_20_Emphasis"><text:span text:style-name="T1">Bab 2: Kenalan dengan Komputer Super di Kepala Kita</text:span></text:span></text:p>
            <text:p text:style-name="Text_20_body"><text:span text:style-name="T1">Yo! Setelah di Bab 1 kita mulai curiga kalau otak adalah salah satu 'aktor utama' di balik layar perilaku manusia, sekarang saatnya kita benar-benar </text:span><text:span text:style-name="Emphasis"><text:span text:style-name="T1">kepo</text:span></text:span><text:span text:style-name="T1"> dan coba 'membuka kap mesin'-nya! Siap untuk kenalan lebih dekat dengan organ paling keren, paling kompleks, dan paling misterius di seluruh alam semesta yang kita tahu? Yup, otak kita sendiri!</text:span></text:p>
            <text:p text:style-name="Text_20_body"><text:span text:style-name="T1">Anggap aja otak itu kayak </text:span><text:span text:style-name="Strong_20_Emphasis"><text:span text:style-name="T1">komputer super canggih</text:span></text:span><text:span text:style-name="T1"> atau </text:span><text:span text:style-name="Strong_20_Emphasis"><text:span text:style-name="T1">gadget paling mutakhir</text:span></text:span><text:span text:style-name="T1"> yang pernah ada, yang bikin semua </text:span><text:span text:style-name="Emphasis"><text:span text:style-name="T1">smartphone</text:span></text:span><text:span text:style-name="T1"> atau konsol game terbaru kelihatan kayak mainan jadul. Benda seberat satu setengah </text:span><text:soft-page-break/><text:span text:style-name="T1">kiloan di dalam kepala kita ini adalah pusat kendali semua hal: dari napas kita, detak jantung, sampai kemampuan kita buat jatuh cinta, bikin karya seni, ngobrolin gosip terbaru, atau bahkan... ya, memutuskan untuk melakukan sesuatu yang benar atau salah.</text:span></text:p>
            <text:p text:style-name="Text_20_body"><text:span text:style-name="T1">Meskipun super rumit (bahkan ilmuwan paling top pun masih terus belajar tentangnya!), jangan khawatir! Di bab ini, kita nggak akan belajar biologi yang bikin pusing kepala. Anggap aja ini kayak </text:span><text:span text:style-name="Strong_20_Emphasis"><text:span text:style-name="T1">tur singkat tapi super penting</text:span></text:span><text:span text:style-name="T1"> ke dalam 'markas besar' kita. Kita bakal ngintip:</text:span></text:p>
            <text:list xml:id="list6735017634582808055" text:style-name="L28">
              <text:list-item>
                <text:p text:style-name="P223"><text:span text:style-name="Strong_20_Emphasis"><text:span text:style-name="T1">Peta Dasarnya:</text:span></text:span><text:span text:style-name="T1"> Kenalan sama beberapa 'departemen' atau 'aplikasi' utama di otak dan tugasnya masing-masing (bagian-bagian penting). </text:span></text:p>
              </text:list-item>
              <text:list-item>
                <text:p text:style-name="P223"><text:span text:style-name="Strong_20_Emphasis"><text:span text:style-name="T1">Jaringan Kabelnya:</text:span></text:span><text:span text:style-name="T1"> Melihat gimana sih 'kabel-kabel super cepat' (neuron) di otak kita saling mengirim pesan kayak jaringan internet biologis. </text:span></text:p>
              </text:list-item>
              <text:list-item>
                <text:p text:style-name="P223"><text:span text:style-name="Strong_20_Emphasis"><text:span text:style-name="T1">Bahasa Kimianya:</text:span></text:span><text:span text:style-name="T1"> Mengungkap 'pesan-pesan rahasia' kimiawi (neurotransmitter) yang dipakai otak buat ngatur mood, motivasi, dan perilaku kita. </text:span></text:p>
              </text:list-item>
              <text:list-item>
                <text:p text:style-name="P25"><text:span text:style-name="Strong_20_Emphasis"><text:span text:style-name="T1">Fitur Upgrade-nya:</text:span></text:span><text:span text:style-name="T1"> Ini yang paling seru! Kita bakal lihat bukti kalau 'komputer super' ini ternyata super fleksibel dan bisa 'di-update' atau </text:span><text:span text:style-name="Strong_20_Emphasis"><text:span text:style-name="T1">berubah</text:span></text:span><text:span text:style-name="T1"> seiring waktu dan pengalaman (ini namanya neuroplastisitas!). </text:span></text:p>
              </text:list-item>
            </text:list>
            <text:p text:style-name="Text_20_body"><text:span text:style-name="T1">Tenang aja, penjelasannya bakal dibikin sesimpel mungkin, pakai banyak </text:span><text:span text:style-name="Strong_20_Emphasis"><text:span text:style-name="T1">analogi seru</text:span></text:span><text:span text:style-name="T1"> biar gampang ngebayanginnya. Kenapa bab ini penting banget? Karena memahami dasar-dasar cara kerja otak ini adalah </text:span><text:span text:style-name="Strong_20_Emphasis"><text:span text:style-name="T1">fondasi krusial</text:span></text:span><text:span text:style-name="T1"> buat bisa ngertiin ide gila tentang 'rewiring' atau 'memperbaiki' otak yang jadi inti buku ini. Tanpa tahu cara kerja mesinnya, gimana kita bisa ngomongin cara 'memperbaikinya', kan?</text:span></text:p>
            <text:p text:style-name="P184">Jadi, pasang sabuk pengamanmu! Siapkan rasa ingin tahumu! Kita akan memulai petualangan seru menjelajahi 'alam semesta' kecil di dalam kepala kita sendiri. Dijamin bakal bikin kamu terkagum-kagum sama kehebatan otakmu!</text:p>
            <text:p text:style-name="P407"/>
            <text:p text:style-name="Text_20_body"><text:span text:style-name="Strong_20_Emphasis"><text:span text:style-name="T1">[Tips Penulisan Tambahan - Opsional]:</text:span></text:span></text:p>
            <text:list xml:id="list3685825013547685315" text:style-name="L29">
              <text:list-item>
                <text:p text:style-name="P224"><text:span text:style-name="Strong_20_Emphasis"><text:span text:style-name="T1">Analogi Teknologi:</text:span></text:span><text:span text:style-name="T1"> Menggunakan analogi yang dekat dengan dunia </text:span><text:soft-page-break/><text:span text:style-name="T1">remaja seperti 'komputer super', 'gadget mutakhir', 'aplikasi', 'jaringan internet', 'upgrade' membuat konsep neuroscience terasa lebih relatable dan tidak terlalu mengintimidasi. </text:span></text:p>
              </text:list-item>
              <text:list-item>
                <text:p text:style-name="P224"><text:span text:style-name="Strong_20_Emphasis"><text:span text:style-name="T1">Struktur Jelas (Roadmap):</text:span></text:span><text:span text:style-name="T1"> Memberikan daftar poin (1-4) tentang apa saja yang akan dibahas dalam bab ini membantu pembaca mengikuti alur dan membangun ekspektasi. </text:span></text:p>
              </text:list-item>
              <text:list-item>
                <text:p text:style-name="P26"><text:span text:style-name="Strong_20_Emphasis"><text:span text:style-name="T1">Nada Antusias &amp; Memotivasi:</text:span></text:span><text:span text:style-name="T1"> Gunakan kata-kata penyemangat ("Yo!", "Siap?", "seru", "keren", "menakjubkan") dan yakinkan pembaca bahwa materinya akan disajikan secara menarik dan mudah dipahami. </text:span></text:p>
              </text:list-item>
            </text:list>
            <text:p text:style-name="Text_20_body"><text:span text:style-name="Strong_20_Emphasis"><text:span text:style-name="T1">[Prompt Ilustrasi - Opsional]:</text:span></text:span></text:p>
            <text:p text:style-name="P184">"Buat ilustrasi pembuka Bab 2 yang menampilkan gambar otak manusia yang terlihat seperti mesin atau sirkuit komputer yang kompleks namun menarik secara visual. Di sekeliling atau di dalam otak, tambahkan ikon-ikon kecil yang merepresentasikan topik bab ini: ikon peta atau kompas (bagian otak), ikon kabel atau sinyal listrik (neuron), ikon molekul atau botol kimia (neurotransmitter), dan ikon panah melingkar atau roda gigi (neuroplastisitas/perubahan). Gunakan warna-warna cerah dan gaya visual modern/futuristik."</text:p>
            <text:p text:style-name="P407"/>
            <text:p text:style-name="P184">Silakan berikan perintah "YAX" untuk melanjutkan ke prompt Subbab 2.1.</text:p>
          </text:section>
          <text:section text:style-name="Sect1" text:name="feedback-form-18">
            <text:p text:style-name="P366"/>
          </text:section>
        </text:section>
        <text:section text:style-name="Sect1" text:name="069e177ce7304e40">
          <text:p text:style-name="P184"/>
          <text:section text:style-name="Sect1" text:name="user-query-content-19">
            <text:p text:style-name="P404">yax </text:p>
          </text:section>
          <text:p text:style-name="P366">Tampilkan alur berpikir</text:p>
          <text:section text:style-name="Sect2" text:name="model-response-message-contentr_069e177ce7304e40">
            <text:p text:style-name="P184">Siap, mari kita mulai 'tur' ke dalam otak!</text:p>
            <text:p text:style-name="Text_20_body"><text:span text:style-name="Strong_20_Emphasis"><text:span text:style-name="T1">(Prompt untuk Isi Subbab 2.1):</text:span></text:span><text:span text:style-name="T1"> "Tulis isi Subbab 2.1: 'Tur Singkat Otak: Bagian Mana yang Penting?' dengan pembahasan mendalam yang disajikan sebagai tur virtual yang seru dan mudah dipahami remaja. Ibaratkan otak seperti kota metropolitan yang sibuk atau markas besar dengan berbagai departemen. Fokus pada beberapa 'distrik' atau 'gedung' utama yang perannya penting dalam mengatur perilaku, emosi, dan keputusan (yang relevan dengan tema buku):</text:span></text:p>
            <text:list xml:id="list5406580616464553791" text:style-name="L30">
              <text:list-item>
                <text:p text:style-name="P225"><text:soft-page-break/><text:span text:style-name="Strong_20_Emphasis"><text:span text:style-name="T1">Korteks Prefrontal (Kantor Pusat Eksekutif):</text:span></text:span><text:span text:style-name="T1"> Jelaskan fungsinya dalam berpikir jangka panjang, merencanakan, menimbang baik-buruk, dan terutama </text:span><text:span text:style-name="Emphasis"><text:span text:style-name="T1">mengendalikan impuls</text:span></text:span><text:span text:style-name="T1"> (seperti 'manajer' yang bijak). Kaitkan dengan kemampuan membuat pilihan yang bertanggung jawab. </text:span></text:p>
              </text:list-item>
              <text:list-item>
                <text:p text:style-name="P225"><text:span text:style-name="Strong_20_Emphasis"><text:span text:style-name="T1">Amigdala (Pusat Keamanan &amp; Emosi):</text:span></text:span><text:span text:style-name="T1"> Gambarkan sebagai 'alarm' cepat tanggap untuk bahaya, rasa takut, marah, dan emosi kuat lain. Jelaskan bagaimana 'alarm' ini kadang bisa terlalu sensitif atau sulit dikendalikan. </text:span></text:p>
              </text:list-item>
              <text:list-item>
                <text:p text:style-name="P225"><text:span text:style-name="Strong_20_Emphasis"><text:span text:style-name="T1">Hipokampus (Arsip Memori):</text:span></text:span><text:span text:style-name="T1"> Terangkan perannya dalam menyimpan pelajaran dari pengalaman (baik dan buruk) yang membentuk perilaku kita. </text:span></text:p>
              </text:list-item>
              <text:list-item>
                <text:p text:style-name="P27"><text:span text:style-name="Strong_20_Emphasis"><text:span text:style-name="T1">Sistem Penghargaan/Reward (Area Kesenangan):</text:span></text:span><text:span text:style-name="T1"> Jelaskan bagaimana area ini mendorong kita mencari hal-hal menyenangkan (termasuk yang berisiko) melalui pelepasan kimiawi (singgung sedikit dopamin sebagai teaser ke subbab 2.3). Gunakan analogi kuat untuk setiap bagian. Tekankan bahwa bagian-bagian ini terus berkomunikasi dan keseimbangan antar bagian sangat penting untuk perilaku yang sehat. Penjelasan harus mendalam tapi bahasanya sangat sederhana dan visual." </text:span></text:p>
              </text:list-item>
            </text:list>
            <text:p text:style-name="P407"/>
            <text:p text:style-name="Text_20_body"><text:span text:style-name="Strong_20_Emphasis"><text:span text:style-name="T1">(Jawaban untuk Isi Subbab 2.1):</text:span></text:span></text:p>
            <text:p text:style-name="Text_20_body"><text:span text:style-name="Strong_20_Emphasis"><text:span text:style-name="T1">2.1 Tur Singkat Otak: Bagian Mana yang Penting?</text:span></text:span></text:p>
            <text:p text:style-name="Text_20_body"><text:span text:style-name="T1">Oke, </text:span><text:span text:style-name="Emphasis"><text:span text:style-name="T1">tour guide</text:span></text:span><text:span text:style-name="T1"> siap! Anggap saja kita lagi jalan-jalan di kota super sibuk dan canggih, namanya </text:span><text:span text:style-name="Strong_20_Emphasis"><text:span text:style-name="T1">Kota Otak</text:span></text:span><text:span text:style-name="T1">. Kota ini punya banyak banget 'distrik' dan 'gedung' dengan tugasnya masing-masing. Kita nggak akan keliling semua (bisa berhari-hari!), tapi kita akan mampir ke beberapa tempat paling penting yang jadi kunci buat ngatur kelakuan, perasaan, dan keputusan kita – hal-hal yang nyambung banget sama topik buku ini. Yuk, mulai!</text:span></text:p>
            <text:p text:style-name="Text_20_body"><text:span text:style-name="Strong_20_Emphasis"><text:span text:style-name="T1">Pemberhentian Pertama: Kantor Pusat Eksekutif (Korteks Prefrontal / PFC)</text:span></text:span></text:p>
            <text:p text:style-name="Text_20_body"><text:span text:style-name="T1">Lihat 'gedung pencakar langit' paling depan di Kota Otak? Nah, itu dia Korteks Prefrontal, atau kita sebut aja PFC. Ini adalah </text:span><text:span text:style-name="Strong_20_Emphasis"><text:span text:style-name="T1">Kantor Pusat </text:span></text:span><text:soft-page-break/><text:span text:style-name="Strong_20_Emphasis"><text:span text:style-name="T1">Eksekutif</text:span></text:span><text:span text:style-name="T1"> atau </text:span><text:span text:style-name="Strong_20_Emphasis"><text:span text:style-name="T1">Ruang Kendali Utama</text:span></text:span><text:span text:style-name="T1"> kita. Di sinilah keputusan-keputusan besar dibuat. PFC ini tugasnya keren banget:</text:span></text:p>
            <text:list xml:id="list235369233542346310" text:style-name="L31">
              <text:list-item>
                <text:p text:style-name="P226"><text:span text:style-name="Strong_20_Emphasis"><text:span text:style-name="T1">Jadi 'Perencana Masa Depan':</text:span></text:span><text:span text:style-name="T1"> Mikirin tujuan jangka panjang, bikin strategi. </text:span></text:p>
              </text:list-item>
              <text:list-item>
                <text:p text:style-name="P226"><text:span text:style-name="Strong_20_Emphasis"><text:span text:style-name="T1">Jadi 'Hakim Bijak':</text:span></text:span><text:span text:style-name="T1"> Nimbang-nimbang mana yang baik dan buruk, mana yang benar dan salah, mikirin konsekuensi dari setiap tindakan. </text:span></text:p>
              </text:list-item>
              <text:list-item>
                <text:p text:style-name="P28"><text:span text:style-name="Strong_20_Emphasis"><text:span text:style-name="T1">Jadi 'Bos' yang Ngerem:</text:span></text:span><text:span text:style-name="T1"> Ini fungsi krusialnya! PFC inilah yang bertugas </text:span><text:span text:style-name="Strong_20_Emphasis"><text:span text:style-name="T1">mengendalikan impuls</text:span></text:span><text:span text:style-name="T1"> atau keinginan sesaat. Dia yang bilang, "Eh, jangan dulu!" pas kita pengen marah meledak-ledak, atau "Pikirin lagi deh!" pas kita tergoda melakukan hal bodoh atau berisiko. Dialah 'rem' otak kita. </text:span></text:p>
              </text:list-item>
            </text:list>
            <text:p text:style-name="P184">Singkatnya, PFC ini penting banget buat bikin kita jadi makhluk yang bertanggung jawab dan bisa membuat pilihan yang bijaksana. Kalau 'kantor pusat' ini lagi 'libur' atau koneksinya lagi jelek, wah, bisa berabe!</text:p>
            <text:p text:style-name="Text_20_body"><text:span text:style-name="Strong_20_Emphasis"><text:span text:style-name="T1">Pemberhentian Kedua: Pusat Keamanan &amp; Emosi (Amigdala)</text:span></text:span></text:p>
            <text:p text:style-name="Text_20_body"><text:span text:style-name="T1">Sekarang kita masuk lebih dalam ke 'distrik' emosi. Di sini ada 'gedung' kecil tapi super reaktif namanya </text:span><text:span text:style-name="Strong_20_Emphasis"><text:span text:style-name="T1">Amigdala</text:span></text:span><text:span text:style-name="T1">. Anggap aja dia kayak </text:span><text:span text:style-name="Strong_20_Emphasis"><text:span text:style-name="T1">Pos Satpam</text:span></text:span><text:span text:style-name="T1"> atau </text:span><text:span text:style-name="Strong_20_Emphasis"><text:span text:style-name="T1">Tombol Panik</text:span></text:span><text:span text:style-name="T1"> Kota Otak. Tugasnya? Mendeteksi bahaya atau ancaman secepat kilat! Dia yang bikin kita merasa takut pas ada anjing galak ngejar, atau bikin kita langsung marah pas merasa diserang. Amigdala ini penting buat pertahanan diri, tapi...</text:span></text:p>
            <text:p text:style-name="Text_20_body"><text:span text:style-name="T1">Kadang, 'alarm' amigdala ini bisa jadi </text:span><text:span text:style-name="Strong_20_Emphasis"><text:span text:style-name="T1">terlalu sensitif</text:span></text:span><text:span text:style-name="T1">. Dikit-dikit 'berbunyi', bikin kita gampang cemas, takut berlebihan, atau marah meledak-ledak bahkan untuk hal sepele. Nah, di sinilah pentingnya komunikasi yang baik antara si 'Satpam Reaktif' (Amigdala) dan si 'Bos Bijak' (PFC). Idealnya, PFC bisa 'menenangkan' Amigdala kalau alarmnya berlebihan. Tapi kalau komunikasinya macet, atau Amigdalanya terlalu 'berisik', bisa jadi masalah perilaku seperti agresi impulsif.</text:span></text:p>
            <text:p text:style-name="Text_20_body"><text:span text:style-name="Strong_20_Emphasis"><text:span text:style-name="T1">Pemberhentian Ketiga: Gudang Arsip Memori (Hipokampus)</text:span></text:span></text:p>
            <text:p text:style-name="Text_20_body"><text:span text:style-name="T1">Nggak jauh dari Amigdala, ada 'gedung' lain yang bentuknya unik kayak kuda laut, namanya </text:span><text:span text:style-name="Strong_20_Emphasis"><text:span text:style-name="T1">Hipokampus</text:span></text:span><text:span text:style-name="T1">. Ini adalah </text:span><text:span text:style-name="Strong_20_Emphasis"><text:span text:style-name="T1">Pusat Arsip</text:span></text:span><text:span text:style-name="T1"> atau </text:span><text:span text:style-name="Strong_20_Emphasis"><text:span text:style-name="T1">Perpustakaan Memori</text:span></text:span><text:span text:style-name="T1"> Kota Otak. Setiap pengalaman baru, pelajaran penting, atau informasi yang kita dapatkan, akan 'dicatat' dan 'disimpan' di </text:span><text:soft-page-break/><text:span text:style-name="T1">sini (terutama untuk jadi memori jangka panjang).</text:span></text:p>
            <text:p text:style-name="P184">Kenapa ini penting? Karena pelajaran dari masa lalu (misalnya, "Oh, dulu aku nyontek ketahuan dan dihukum, nggak enak banget!") akan disimpan di sini dan jadi bahan pertimbangan buat si 'Bos' PFC saat mengambil keputusan di masa depan. Hipokampus membantu kita belajar dari pengalaman, baik yang menyenangkan maupun yang menyakitkan.</text:p>
            <text:p text:style-name="Text_20_body"><text:span text:style-name="Strong_20_Emphasis"><text:span text:style-name="T1">Pemberhentian Keempat: Area Kesenangan &amp; Motivasi (Sistem Reward)</text:span></text:span></text:p>
            <text:p text:style-name="Text_20_body"><text:span text:style-name="T1">Terakhir, kita mampir ke 'distrik' yang paling bikin </text:span><text:span text:style-name="Emphasis"><text:span text:style-name="T1">nagih</text:span></text:span><text:span text:style-name="T1"> di Kota Otak: </text:span><text:span text:style-name="Strong_20_Emphasis"><text:span text:style-name="T1">Sistem Reward</text:span></text:span><text:span text:style-name="T1"> atau Sistem Penghargaan. Ini adalah 'pusat hiburan' atau 'mesin motivasi' kita. Area ini (terutama bagian bernama Nukleus Akumbens) akan aktif dan melepaskan 'zat kimia kebahagiaan' bernama </text:span><text:span text:style-name="Strong_20_Emphasis"><text:span text:style-name="T1">dopamin</text:span></text:span><text:span text:style-name="T1"> (kita bahas lebih lanjut nanti!) saat kita melakukan hal-hal yang menyenangkan atau dianggap 'menguntungkan' – makan enak, dapet pujian, menang game, atau kumpul bareng teman.</text:span></text:p>
            <text:p text:style-name="P184">Sistem ini penting banget buat bikin kita semangat melakukan hal-hal yang baik untuk bertahan hidup dan belajar. Tapi, ada tapinya... Sistem reward ini juga bisa 'dibajak'. Melakukan hal berisiko yang memacu adrenalin atau menggunakan narkoba bisa membanjiri sistem ini dengan dopamin, bikin kita ketagihan dan pengen ngulangin terus, meskipun tahu itu berbahaya. Mengatur sistem reward ini agar seimbang juga jadi tantangan tersendiri.</text:p>
            <text:p text:style-name="Text_20_body"><text:span text:style-name="Strong_20_Emphasis"><text:span text:style-name="T1">Penting Diingat:</text:span></text:span></text:p>
            <text:p text:style-name="Text_20_body"><text:span text:style-name="T1">Semua 'distrik' dan 'gedung' di Kota Otak ini </text:span><text:span text:style-name="Strong_20_Emphasis"><text:span text:style-name="T1">nggak kerja sendirian</text:span></text:span><text:span text:style-name="T1">. Mereka terus-menerus </text:span><text:span text:style-name="Strong_20_Emphasis"><text:span text:style-name="T1">berkomunikasi</text:span></text:span><text:span text:style-name="T1">, saling kirim pesan lewat jaringan 'kabel' yang rumit. Keseimbangan dan kerjasama antar bagian inilah yang menghasilkan perilaku, pikiran, dan perasaan kita yang kompleks. Gangguan di satu bagian atau masalah komunikasi antar bagian bisa memengaruhi keseluruhan 'kota'.</text:span></text:p>
            <text:p text:style-name="P184">Oke, tur singkat kita selesai untuk saat ini! Sekarang kamu punya gambaran dasar tentang beberapa pemain kunci di otak kita. Di bagian selanjutnya, kita akan lihat lebih dekat 'kabel-kabel' yang menghubungkan semua bagian ini.</text:p>
            <text:p text:style-name="P407"/>
            <text:p text:style-name="Text_20_body"><text:soft-page-break/><text:span text:style-name="Strong_20_Emphasis"><text:span text:style-name="T1">[Tips Penulisan Tambahan - Opsional]:</text:span></text:span></text:p>
            <text:list xml:id="list5653597213151541757" text:style-name="L32">
              <text:list-item>
                <text:p text:style-name="P227"><text:span text:style-name="Strong_20_Emphasis"><text:span text:style-name="T1">Konsistensi Analogi:</text:span></text:span><text:span text:style-name="T1"> Menggunakan satu tema analogi utama (misal: 'Kota Otak' dengan berbagai 'gedung' atau 'distrik') secara konsisten di seluruh subbab membuat penjelasan lebih koheren dan mudah diikuti. </text:span></text:p>
              </text:list-item>
              <text:list-item>
                <text:p text:style-name="P227"><text:span text:style-name="Strong_20_Emphasis"><text:span text:style-name="T1">Visualisasi Fungsi:</text:span></text:span><text:span text:style-name="T1"> Gunakan kata-kata yang membantu pembaca membayangkan fungsi setiap bagian (misal: PFC 'mengerem', Amigdala 'berbunyi alarm', Hipokampus 'menyimpan arsip'). </text:span></text:p>
              </text:list-item>
              <text:list-item>
                <text:p text:style-name="P29"><text:span text:style-name="Strong_20_Emphasis"><text:span text:style-name="T1">Kaitan Langsung ke Perilaku:</text:span></text:span><text:span text:style-name="T1"> Selalu kaitkan fungsi setiap bagian otak dengan contoh perilaku atau perasaan yang relevan dengan tema buku (kontrol impuls, agresi, belajar dari kesalahan, kecanduan). </text:span></text:p>
              </text:list-item>
            </text:list>
            <text:p text:style-name="Text_20_body"><text:span text:style-name="Strong_20_Emphasis"><text:span text:style-name="T1">[Prompt Ilustrasi - Opsional]:</text:span></text:span></text:p>
            <text:p text:style-name="P184">"Buat ilustrasi bergaya peta kartun atau denah 'Kota Otak' untuk Subbab 2.1. Tampilkan empat 'distrik' utama yang dibahas (PFC, Amigdala, Hipokampus, Sistem Reward) dengan ikon atau bangunan representatif (misal: PFC = gedung kantor modern/menara kontrol, Amigdala = pos keamanan dengan alarm, Hipokampus = perpustakaan/gudang arsip, Sistem Reward = taman hiburan/mesin arcade). Gambarkan juga 'jalan raya' atau 'jalur komunikasi' yang menghubungkan distrik-distrik ini. Beri label yang jelas dan menarik."</text:p>
            <text:p text:style-name="P407"/>
            <text:p text:style-name="P184">Silakan berikan perintah "YAX" untuk melanjutkan ke prompt Subbab 2.2.</text:p>
          </text:section>
          <text:section text:style-name="Sect1" text:name="feedback-form-19">
            <text:p text:style-name="P366"/>
          </text:section>
        </text:section>
        <text:section text:style-name="Sect1" text:name="172072f2b27c4719">
          <text:p text:style-name="P184"/>
          <text:section text:style-name="Sect1" text:name="user-query-content-20">
            <text:p text:style-name="P404">yax </text:p>
          </text:section>
          <text:p text:style-name="P366">Tampilkan alur berpikir</text:p>
          <text:section text:style-name="Sect2" text:name="model-response-message-contentr_172072f2b27c4719">
            <text:p text:style-name="P366"/>
          </text:section>
          <text:section text:style-name="Sect1" text:name="feedback-form-20">
            <text:p text:style-name="P366"/>
          </text:section>
        </text:section>
        <text:section text:style-name="Sect1" text:name="0b371e54006ab767">
          <text:p text:style-name="P184"/>
          <text:section text:style-name="Sect1" text:name="user-query-content-21">
            <text:p text:style-name="P404">yax </text:p>
          </text:section>
          <text:p text:style-name="P366">Tampilkan alur berpikir</text:p>
          <text:section text:style-name="Sect2" text:name="model-response-message-contentr_0b371e54006ab767">
            <text:p text:style-name="P184">Oke, mari kita bahas 'pesan-pesan kimiawi' di otak!</text:p>
            <text:p text:style-name="Text_20_body"><text:soft-page-break/><text:span text:style-name="Strong_20_Emphasis"><text:span text:style-name="T1">(Prompt untuk Isi Subbab 2.3):</text:span></text:span><text:span text:style-name="T1"> "Tulis isi Subbab 2.3: 'Neurotransmitter: Kurir Kimiawi Perasaan dan Perilaku' dengan pembahasan mendalam yang fokus pada fungsi dan contoh konkret yang relevan bagi remaja. Lanjutkan dari subbab sebelumnya: jelaskan bahwa neurotransmitter adalah 'kata-kata' kimiawi yang digunakan neuron untuk 'berbicara' di sinaps. Gunakan analogi 'pesan instan' kimiawi atau 'kunci' spesifik yang membuka 'gembok' reseptor. Fokus pada beberapa 'bintang' neurotransmitter dan jelaskan perannya secara sederhana namun mendalam:</text:span></text:p>
            <text:list xml:id="list313795130181486505" text:style-name="L33">
              <text:list-item>
                <text:p text:style-name="P228"><text:span text:style-name="Strong_20_Emphasis"><text:span text:style-name="T1">Dopamin:</text:span></text:span><text:span text:style-name="T1"> Hubungkan dengan perasaan </text:span><text:span text:style-name="Emphasis"><text:span text:style-name="T1">reward</text:span></text:span><text:span text:style-name="T1"> (senang saat berhasil, motivasi mengejar tujuan), belajar, fokus perhatian. Singgung juga perannya dalam sistem kecanduan (mencari kesenangan berulang). </text:span></text:p>
              </text:list-item>
              <text:list-item>
                <text:p text:style-name="P228"><text:span text:style-name="Strong_20_Emphasis"><text:span text:style-name="T1">Serotonin:</text:span></text:span><text:span text:style-name="T1"> Jelaskan kaitannya dengan </text:span><text:span text:style-name="Emphasis"><text:span text:style-name="T1">mood</text:span></text:span><text:span text:style-name="T1"> (perasaan stabil, bahagia), tidur, nafsu makan, dan yang sangat penting untuk buku ini: </text:span><text:span text:style-name="Emphasis"><text:span text:style-name="T1">kemampuan mengendalikan impuls</text:span></text:span><text:span text:style-name="T1"> dan agresi. </text:span></text:p>
              </text:list-item>
              <text:list-item>
                <text:p text:style-name="P228"><text:span text:style-name="Strong_20_Emphasis"><text:span text:style-name="T1">Norepinefrin (Adrenalin otak):</text:span></text:span><text:span text:style-name="T1"> Kaitkan dengan kewaspadaan, energi, respons stres ('fight or flight'). </text:span></text:p>
              </text:list-item>
              <text:list-item>
                <text:p text:style-name="P30"><text:span text:style-name="Strong_20_Emphasis"><text:span text:style-name="T1">GABA &amp; Glutamat:</text:span></text:span><text:span text:style-name="T1"> Jelaskan sebagai duo 'rem' (GABA, menenangkan aktivitas otak) dan 'gas' (Glutamat, memicu aktivitas otak), dan pentingnya keseimbangan keduanya. </text:span><text:span text:style-name="Strong_20_Emphasis"><text:span text:style-name="T1">Penting:</text:span></text:span><text:span text:style-name="T1"> Tekankan bahwa fungsi neurotransmitter itu sangat kompleks dan saling terkait, ini adalah penyederhanaan. Jelaskan bahwa </text:span><text:span text:style-name="Strong_20_Emphasis"><text:span text:style-name="T1">keseimbangan</text:span></text:span><text:span text:style-name="T1"> adalah kunci, dan gangguan keseimbangan (terlalu banyak/sedikit, atau reseptor bermasalah) </text:span><text:span text:style-name="Emphasis"><text:span text:style-name="T1">dipercaya</text:span></text:span><text:span text:style-name="T1"> berperan dalam berbagai kondisi mood dan perilaku. Hindari kesan sebab-akibat yang terlalu langsung. Gunakan contoh sehari-hari." </text:span></text:p>
              </text:list-item>
            </text:list>
            <text:p text:style-name="P407"/>
            <text:p text:style-name="Text_20_body"><text:span text:style-name="Strong_20_Emphasis"><text:span text:style-name="T1">(Jawaban untuk Isi Subbab 2.3):</text:span></text:span></text:p>
            <text:p text:style-name="Text_20_body"><text:span text:style-name="Strong_20_Emphasis"><text:span text:style-name="T1">2.3 Neurotransmitter: Kurir Kimiawi Perasaan dan Perilaku</text:span></text:span></text:p>
            <text:p text:style-name="Text_20_body"><text:span text:style-name="T1">Oke, jadi kita udah tahu kalau neuron itu ngobrol lewat 'jembatan' sinaps. Tapi, 'bahasa' apa sih yang mereka pakai buat ngobrol? Nah, inilah dia para </text:span><text:span text:style-name="Strong_20_Emphasis"><text:span text:style-name="T1">neurotransmitter</text:span></text:span><text:span text:style-name="T1">, si </text:span><text:span text:style-name="Strong_20_Emphasis"><text:span text:style-name="T1">'kurir kimiawi'</text:span></text:span><text:span text:style-name="T1"> super penting di otak kita! Anggap aja mereka kayak </text:span><text:span text:style-name="Strong_20_Emphasis"><text:span text:style-name="T1">'pesan instan'</text:span></text:span><text:span text:style-name="T1"> atau </text:span><text:span text:style-name="Strong_20_Emphasis"><text:span text:style-name="T1">'emoji kimia'</text:span></text:span><text:span text:style-name="T1"> yang dikirim dari satu neuron ke neuron lain di celah sinaps.</text:span></text:p>
            <text:p text:style-name="Text_20_body"><text:soft-page-break/><text:span text:style-name="T1">Setiap neurotransmitter itu kayak </text:span><text:span text:style-name="Strong_20_Emphasis"><text:span text:style-name="T1">'kunci'</text:span></text:span><text:span text:style-name="T1"> yang unik, dan dia cuma bisa 'nempel' dan 'membuka' </text:span><text:span text:style-name="Strong_20_Emphasis"><text:span text:style-name="T1">'gembok'</text:span></text:span><text:span text:style-name="T1"> reseptor yang cocok di neuron penerima. Kalau kuncinya pas, pesan pun tersampaikan, dan neuron penerima akan bereaksi – bisa jadi makin semangat 'menyala' (eksitasi) atau malah jadi lebih 'kalem' (inhibisi).</text:span></text:p>
            <text:p text:style-name="P184">Ada banyak banget jenis neurotransmitter, tapi yuk kita kenalan sama beberapa 'bintang' utamanya yang pengaruhnya gede banget ke perasaan dan kelakuan kita:</text:p>
            <text:list xml:id="list7116763979488209266" text:style-name="L34">
              <text:list-item>
                <text:p text:style-name="P31"><text:span text:style-name="Strong_20_Emphasis"><text:span text:style-name="T1">Dopamin: Si Molekul Motivasi &amp; Kesenangan</text:span></text:span><text:span text:style-name="T1"> Pernah ngerasa </text:span><text:span text:style-name="Emphasis"><text:span text:style-name="T1">seneng banget</text:span></text:span><text:span text:style-name="T1"> pas dapet nilai bagus, menang lomba, atau berhasil ngedeketin gebetan? Nah, itu kerjaannya Dopamin! Dia ini terkait erat sama perasaan </text:span><text:span text:style-name="Strong_20_Emphasis"><text:span text:style-name="T1">puas, senang (reward)</text:span></text:span><text:span text:style-name="T1">, dan yang penting, </text:span><text:span text:style-name="Strong_20_Emphasis"><text:span text:style-name="T1">motivasi</text:span></text:span><text:span text:style-name="T1"> buat </text:span><text:span text:style-name="Emphasis"><text:span text:style-name="T1">ngejar</text:span></text:span><text:span text:style-name="T1"> hal-hal yang kita anggap menyenangkan atau penting. Dopamin juga bantu kita </text:span><text:span text:style-name="Strong_20_Emphasis"><text:span text:style-name="T1">fokus</text:span></text:span><text:span text:style-name="T1"> dan </text:span><text:span text:style-name="Strong_20_Emphasis"><text:span text:style-name="T1">belajar</text:span></text:span><text:span text:style-name="T1"> dari pengalaman yang menghasilkan 'hadiah'. </text:span><text:span text:style-name="Emphasis"><text:span text:style-name="T1">Tapiii...</text:span></text:span><text:span text:style-name="T1"> sisi lain Dopamin: dia juga pemain kunci dalam </text:span><text:span text:style-name="Strong_20_Emphasis"><text:span text:style-name="T1">kecanduan</text:span></text:span><text:span text:style-name="T1">. Narkoba, judi, bahkan game atau media sosial yang bikin nagih, bisa 'membajak' sistem dopamin ini, bikin otak kita 'lapar' terus-terusan sama sensasi menyenangkan itu, meskipun berbahaya.</text:span></text:p>
              </text:list-item>
              <text:list-item>
                <text:p text:style-name="P31"><text:span text:style-name="Strong_20_Emphasis"><text:span text:style-name="T1">Serotonin: Si Penstabil Mood &amp; Pengendali Diri</text:span></text:span><text:span text:style-name="T1"> Kalau kamu lagi ngerasa </text:span><text:span text:style-name="Emphasis"><text:span text:style-name="T1">adem</text:span></text:span><text:span text:style-name="T1">, </text:span><text:span text:style-name="Emphasis"><text:span text:style-name="T1">stabil</text:span></text:span><text:span text:style-name="T1">, </text:span><text:span text:style-name="Emphasis"><text:span text:style-name="T1">happy</text:span></text:span><text:span text:style-name="T1">, dan nggak gampang kesulut emosi, kemungkinan besar kadar Serotonin di otakmu lagi pas. Neurotransmitter ini penting banget buat ngatur </text:span><text:span text:style-name="Strong_20_Emphasis"><text:span text:style-name="T1">mood</text:span></text:span><text:span text:style-name="T1">, bikin kita merasa </text:span><text:span text:style-name="Strong_20_Emphasis"><text:span text:style-name="T1">tenang dan puas</text:span></text:span><text:span text:style-name="T1">. Dia juga berperan ngatur </text:span><text:span text:style-name="Strong_20_Emphasis"><text:span text:style-name="T1">tidur</text:span></text:span><text:span text:style-name="T1">, </text:span><text:span text:style-name="Strong_20_Emphasis"><text:span text:style-name="T1">nafsu makan</text:span></text:span><text:span text:style-name="T1">, dan – ini </text:span><text:span text:style-name="Strong_20_Emphasis"><text:span text:style-name="T1">SUPER PENTING</text:span></text:span><text:span text:style-name="T1"> buat topik buku kita – </text:span><text:span text:style-name="Strong_20_Emphasis"><text:span text:style-name="T1">kemampuan mengendalikan impuls dan agresi</text:span></text:span><text:span text:style-name="T1">. Ibaratnya, Serotonin ini kayak 'polisi tidur' atau 'rem halus' yang bantu kita mikir dulu sebelum bertindak gegabah atau marah meledak-ledak. Kadar serotonin yang rendah </text:span><text:span text:style-name="Emphasis"><text:span text:style-name="T1">seringkali dikaitkan</text:span></text:span><text:span text:style-name="T1"> (ingat, bukan satu-satunya sebab ya!) dengan kondisi kayak depresi, kecemasan, gangguan tidur, dan perilaku impulsif atau agresif.</text:span></text:p>
              </text:list-item>
              <text:list-item>
                <text:p text:style-name="P31"><text:span text:style-name="Strong_20_Emphasis"><text:span text:style-name="T1">Norepinefrin (Noradrenalin): Si Alarm Siaga</text:span></text:span><text:span text:style-name="T1"> Pernah deg-degan parah pas mau ujian, presentasi, atau nonton film horor? Itu Norepinefrin lagi kerja! Dia ini kayak 'adrenalin' versi otak, bikin kita </text:span><text:soft-page-break/><text:span text:style-name="T1">jadi </text:span><text:span text:style-name="Strong_20_Emphasis"><text:span text:style-name="T1">super waspada</text:span></text:span><text:span text:style-name="T1">, </text:span><text:span text:style-name="Strong_20_Emphasis"><text:span text:style-name="T1">fokus</text:span></text:span><text:span text:style-name="T1">, dan </text:span><text:span text:style-name="Strong_20_Emphasis"><text:span text:style-name="T1">penuh energi</text:span></text:span><text:span text:style-name="T1"> buat menghadapi situasi yang dianggap menantang atau mengancam (respons </text:span><text:span text:style-name="Emphasis"><text:span text:style-name="T1">'fight or flight'</text:span></text:span><text:span text:style-name="T1"> alias 'lawan atau lari'). Kalau kadarnya pas, dia bantu kita konsentrasi. Tapi kalau kebanyakan, bisa bikin kita jadi cemas atau gampang panik.</text:span></text:p>
              </text:list-item>
              <text:list-item>
                <text:p text:style-name="P31"><text:span text:style-name="Strong_20_Emphasis"><text:span text:style-name="T1">GABA &amp; Glutamat: Duo 'Rem &amp; Gas' Otak</text:span></text:span><text:span text:style-name="T1"> Bayangin lalu lintas di otak. Biar lancar dan nggak tabrakan, perlu ada 'pedal gas' dan 'pedal rem', kan? Nah, </text:span><text:span text:style-name="Strong_20_Emphasis"><text:span text:style-name="T1">Glutamat</text:span></text:span><text:span text:style-name="T1"> itu kayak </text:span><text:span text:style-name="Strong_20_Emphasis"><text:span text:style-name="T1">'pedal gas'</text:span></text:span><text:span text:style-name="T1"> utama. Dia bikin neuron jadi lebih gampang 'menyala' (eksitasi), penting banget buat proses </text:span><text:span text:style-name="Strong_20_Emphasis"><text:span text:style-name="T1">belajar</text:span></text:span><text:span text:style-name="T1"> dan </text:span><text:span text:style-name="Strong_20_Emphasis"><text:span text:style-name="T1">mengingat</text:span></text:span><text:span text:style-name="T1">. Tapi kalau kebanyakan 'ngegas' tanpa 'ngerem', otak bisa 'overheat' atau bahkan rusak. Di sinilah peran </text:span><text:span text:style-name="Strong_20_Emphasis"><text:span text:style-name="T1">GABA</text:span></text:span><text:span text:style-name="T1"> (Gamma-Aminobutyric Acid), si </text:span><text:span text:style-name="Strong_20_Emphasis"><text:span text:style-name="T1">'pedal rem'</text:span></text:span><text:span text:style-name="T1"> utama. GABA bertugas menenangkan aktivitas otak, mengurangi 'kebisingan' saraf, bikin kita rileks, dan mencegah otak jadi terlalu aktif (misalnya mencegah kejang). Keseimbangan antara si 'pengegas' Glutamat dan si 'pengerem' GABA ini vital banget buat fungsi otak yang sehat.</text:span></text:p>
              </text:list-item>
            </text:list>
            <text:p text:style-name="Text_20_body"><text:span text:style-name="Strong_20_Emphasis"><text:span text:style-name="T1">Penting Banget Diingat (Lagi!):</text:span></text:span></text:p>
            <text:p text:style-name="Text_20_body"><text:span text:style-name="T1">Ini semua </text:span><text:span text:style-name="Strong_20_Emphasis"><text:span text:style-name="T1">penyederhanaan</text:span></text:span><text:span text:style-name="T1">, ya! Kenyataannya jauuuh lebih rumit. Fungsi neurotransmitter itu saling terkait, tumpang tindih, dan efeknya bisa beda-beda tergantung di area otak mana dia bekerja dan reseptor mana yang dia 'tempeli'. Nggak ada ceritanya 'satu neurotransmitter = satu fungsi'.</text:span></text:p>
            <text:p text:style-name="Text_20_body"><text:span text:style-name="T1">Yang paling penting adalah </text:span><text:span text:style-name="Strong_20_Emphasis"><text:span text:style-name="T1">KESEIMBANGAN</text:span></text:span><text:span text:style-name="T1"> dinamis antara semua kurir kimiawi ini. Kalau keseimbangannya terganggu – entah karena produksinya terlalu banyak atau sedikit, proses pembersihannya (reuptake) bermasalah, atau 'gembok' reseptornya nggak berfungsi normal – nah, inilah yang </text:span><text:span text:style-name="Emphasis"><text:span text:style-name="T1">dipercaya oleh banyak ilmuwan</text:span></text:span><text:span text:style-name="T1"> bisa ikut berperan (ingat, </text:span><text:span text:style-name="Emphasis"><text:span text:style-name="T1">berperan</text:span></text:span><text:span text:style-name="T1">, bukan </text:span><text:span text:style-name="Emphasis"><text:span text:style-name="T1">satu-satunya penyebab</text:span></text:span><text:span text:style-name="T1">) dalam munculnya berbagai masalah mood (kayak depresi, cemas) dan masalah perilaku (kayak impulsivitas, agresi, atau kecanduan).</text:span></text:p>
            <text:p text:style-name="Text_20_body"><text:span text:style-name="T1">Contoh sehari-hari? Rasa </text:span><text:span text:style-name="Emphasis"><text:span text:style-name="T1">plong</text:span></text:span><text:span text:style-name="T1"> dan </text:span><text:span text:style-name="Emphasis"><text:span text:style-name="T1">happy</text:span></text:span><text:span text:style-name="T1"> setelah olahraga itu sebagian karena pelepasan endorfin (neurotransmitter lain) dan dopamin. Rasa ngantuk setelah makan banyak itu juga ada pengaruhnya dari serotonin. Jadi, 'kimia' otak ini bener-bener ngatur hidup kita!</text:span></text:p>
            <text:p text:style-name="P407"/>
            <text:p text:style-name="Text_20_body"><text:soft-page-break/><text:span text:style-name="Strong_20_Emphasis"><text:span text:style-name="T1">[Tips Penulisan Tambahan - Opsional]:</text:span></text:span></text:p>
            <text:list xml:id="list1356762001990563981" text:style-name="L35">
              <text:list-item>
                <text:p text:style-name="P229"><text:span text:style-name="Strong_20_Emphasis"><text:span text:style-name="T1">Analogi yang Konsisten:</text:span></text:span><text:span text:style-name="T1"> Analogi 'kunci &amp; gembok' atau 'pesan instan' membantu menjelaskan spesifisitas neurotransmitter. Analogi 'gas &amp; rem' sangat efektif untuk GABA &amp; Glutamat. </text:span></text:p>
              </text:list-item>
              <text:list-item>
                <text:p text:style-name="P229"><text:span text:style-name="Strong_20_Emphasis"><text:span text:style-name="T1">Hubungkan dengan Pengalaman Remaja:</text:span></text:span><text:span text:style-name="T1"> Kaitkan fungsi neurotransmitter dengan pengalaman yang relevan bagi remaja (nilai bagus, main game, deg-degan ujian, mood swing, kecanduan medsos). </text:span></text:p>
              </text:list-item>
              <text:list-item>
                <text:p text:style-name="P32"><text:span text:style-name="Strong_20_Emphasis"><text:span text:style-name="T1">Hati-hati dengan Isu Kesehatan Mental:</text:span></text:span><text:span text:style-name="T1"> Saat menyinggung kaitan neurotransmitter dengan depresi, kecemasan, dll., selalu gunakan bahasa yang hati-hati ("sering dikaitkan", "dipercaya berperan", "bukan satu-satunya sebab") untuk menghindari penyederhanaan berlebihan dan stigma. Tekankan bahwa ini adalah kondisi medis yang kompleks. </text:span></text:p>
              </text:list-item>
            </text:list>
            <text:p text:style-name="Text_20_body"><text:span text:style-name="Strong_20_Emphasis"><text:span text:style-name="T1">[Prompt Ilustrasi - Opsional]:</text:span></text:span></text:p>
            <text:p text:style-name="P184">"Buat ilustrasi infografis untuk Subbab 2.3. Di tengah, gambar sinaps dengan neurotransmitter (sebagai 'kunci') yang dilepaskan dan menempel pada reseptor ('gembok'). Di sekelilingnya, buat ikon-ikon kecil yang merepresentasikan fungsi utama dari 4-5 neurotransmitter yang dibahas: ikon piala/senyum (Dopamin - reward), ikon wajah tenang/stabilo (Serotonin - mood), ikon petir/mata terbuka lebar (Norepinefrin - siaga), ikon pedal gas &amp; rem (Glutamat &amp; GABA). Beri label singkat untuk setiap ikon/neurotransmitter. Gunakan warna-warna berbeda untuk tiap neurotransmitter agar mudah dibedakan."</text:p>
            <text:p text:style-name="P407"/>
            <text:p text:style-name="P184">Silakan berikan perintah "YAX" untuk melanjutkan ke prompt Subbab 2.4.</text:p>
          </text:section>
          <text:section text:style-name="Sect1" text:name="feedback-form-21">
            <text:p text:style-name="P366"/>
          </text:section>
        </text:section>
        <text:section text:style-name="Sect1" text:name="21ff8c128cc4ae75">
          <text:p text:style-name="P184"/>
          <text:section text:style-name="Sect1" text:name="user-query-content-22">
            <text:p text:style-name="P404">YAX </text:p>
          </text:section>
          <text:p text:style-name="P366">Tampilkan alur berpikir</text:p>
          <text:section text:style-name="Sect2" text:name="model-response-message-contentr_21ff8c128cc4ae75">
            <text:p text:style-name="P184">Oke, ini dia bagian terakhir dan salah satu yang paling penting dari Bab 2!</text:p>
            <text:p text:style-name="Text_20_body"><text:span text:style-name="Strong_20_Emphasis"><text:span text:style-name="T1">(Prompt untuk Isi Subbab 2.4):</text:span></text:span><text:span text:style-name="T1"> "Tulis isi Subbab 2.4: 'Otak yang Fleksibel: Apa Itu Neuroplastisitas?' dengan pembahasan mendalam yang inspiratif </text:span><text:soft-page-break/><text:span text:style-name="T1">dan menjadi puncak pemahaman dasar otak untuk remaja. Awali dengan kontras: 'Dulu orang mengira otak seperti beton, keras dan tak bisa berubah setelah usia tertentu. Ternyata salah besar!' Perkenalkan </text:span><text:span text:style-name="Strong_20_Emphasis"><text:span text:style-name="T1">neuroplastisitas</text:span></text:span><text:span text:style-name="T1"> sebagai kemampuan luar biasa otak untuk secara fisik dan fungsional </text:span><text:span text:style-name="Emphasis"><text:span text:style-name="T1">mengubah dirinya sendiri</text:span></text:span><text:span text:style-name="T1"> sebagai respons terhadap segala sesuatu yang kita lakukan dan alami. Jelaskan mekanisme utamanya secara sederhana:</text:span></text:p>
            <text:list xml:id="list9053820609082519322" text:style-name="L36">
              <text:list-item>
                <text:p text:style-name="P230"><text:span text:style-name="T1">Pembentukan dan penguatan </text:span><text:span text:style-name="Strong_20_Emphasis"><text:span text:style-name="T1">jalur/koneksi sinaptik</text:span></text:span><text:span text:style-name="T1"> baru ('belajar'). </text:span></text:p>
              </text:list-item>
              <text:list-item>
                <text:p text:style-name="P379">Pelemahan koneksi yang tidak digunakan ('lupa' atau 'mengubah kebiasaan'). </text:p>
              </text:list-item>
              <text:list-item>
                <text:p text:style-name="P379">Perubahan fungsi area otak (misal: setelah cedera, area lain mengambil alih tugas). </text:p>
              </text:list-item>
              <text:list-item>
                <text:p text:style-name="P33"><text:span text:style-name="T1">Neurogenesis (kelahiran neuron baru di area tertentu seperti hipokampus). Gunakan analogi yang dinamis: 'otak seperti hutan yang jalurnya bisa berubah', 'otot mental yang bisa dilatih', 'software yang bisa di-update'. Berikan contoh kuat: belajar skill baru (main game, olahraga, bahasa), pemulihan fungsi bicara/gerak setelah stroke. Lalu, buat </text:span><text:span text:style-name="Strong_20_Emphasis"><text:span text:style-name="T1">kaitan EKSPLISIT dan PENTING</text:span></text:span><text:span text:style-name="T1"> dengan inti buku ini: 'Jika otak memiliki kemampuan alami untuk berubah dan beradaptasi... inilah celah harapan untuk ide neuro-rehabilitasi! Mungkinkah kita memanfaatkan kekuatan neuroplastisitas ini secara terarah untuk membantu 'mengkalibrasi ulang' sirkuit otak yang terkait dengan empati, kontrol impuls, atau pengambilan keputusan pada individu yang berjuang dengan perilaku kriminal?' Tutup bab dengan nada penuh potensi (tapi ingatkan ini tidak mudah) yang membuat pembaca sangat penasaran dengan 'Bagian 2: Revolusi Neuro-Rehabilitasi'." </text:span></text:p>
              </text:list-item>
            </text:list>
            <text:p text:style-name="P407"/>
            <text:p text:style-name="Text_20_body"><text:span text:style-name="Strong_20_Emphasis"><text:span text:style-name="T1">(Jawaban untuk Isi Subbab 2.4):</text:span></text:span></text:p>
            <text:p text:style-name="Text_20_body"><text:span text:style-name="Strong_20_Emphasis"><text:span text:style-name="T1">2.4 Otak yang Fleksibel: Apa Itu Neuroplastisitas?</text:span></text:span></text:p>
            <text:p text:style-name="Text_20_body"><text:span text:style-name="T1">Siap untuk konsep paling keren tentang otak? Dulu banget, banyak ilmuwan mengira otak itu kayak beton: setelah kita dewasa, strukturnya udah paten, nggak bisa diubah lagi. Kalau ada bagian yang rusak, ya rusak selamanya. Titik. Tapi ternyata... </text:span><text:span text:style-name="Strong_20_Emphasis"><text:span text:style-name="T1">mereka salah besar!</text:span></text:span></text:p>
            <text:p text:style-name="Text_20_body"><text:span text:style-name="T1">Salah satu penemuan paling revolusioner dalam ilmu otak adalah konsep </text:span><text:soft-page-break/><text:span text:style-name="Strong_20_Emphasis"><text:span text:style-name="T1">Neuroplastisitas</text:span></text:span><text:span text:style-name="T1">. Apaan tuh? Gampangnya, neuroplastisitas adalah </text:span><text:span text:style-name="Strong_20_Emphasis"><text:span text:style-name="T1">kemampuan luar biasa otak untuk terus-menerus mengubah struktur fisik dan cara kerjanya sendiri</text:span></text:span><text:span text:style-name="T1"> sepanjang hidup kita! Yup, otak kita itu nggak kaku kayak batu, tapi lebih mirip adonan plastisin atau </text:span><text:span text:style-name="Emphasis"><text:span text:style-name="T1">clay</text:span></text:span><text:span text:style-name="T1"> yang fleksibel, selalu bisa dibentuk ulang oleh pengalaman, pembelajaran, lingkungan, bahkan oleh pikiran kita sendiri. Otak kita itu </text:span><text:span text:style-name="Strong_20_Emphasis"><text:span text:style-name="T1">dinamis</text:span></text:span><text:span text:style-name="T1">, bukan statis!</text:span></text:p>
            <text:p text:style-name="P184">Gimana caranya otak 'berubah bentuk'? Ada beberapa mekanisme utama:</text:p>
            <text:list xml:id="list8285734055090689143" text:style-name="L37">
              <text:list-item>
                <text:p text:style-name="P231"><text:span text:style-name="Strong_20_Emphasis"><text:span text:style-name="T1">Mengubah Jalur Komunikasi (Plastisitas Sinaptik):</text:span></text:span><text:span text:style-name="T1"> Ingat sinaps, si 'jembatan' antar neuron? Nah, jembatan ini bisa jadi makin kuat dan lebar kalau sering dipakai (ini namanya </text:span><text:span text:style-name="Emphasis"><text:span text:style-name="T1">Long-Term Potentiation</text:span></text:span><text:span text:style-name="T1"> atau LTP – penting buat belajar!). Sebaliknya, jembatan yang jarang dipakai bisa jadi makin lemah atau bahkan 'ditutup' (namanya </text:span><text:span text:style-name="Emphasis"><text:span text:style-name="T1">Long-Term Depression</text:span></text:span><text:span text:style-name="T1"> atau LTD – penting buat 'lupa' atau ganti kebiasaan). Otak juga bisa bikin 'jembatan' baru! Analogi kerennya: otak itu kayak </text:span><text:span text:style-name="Strong_20_Emphasis"><text:span text:style-name="T1">hutan yang punya banyak jalan setapak</text:span></text:span><text:span text:style-name="T1">. Jalan yang sering kamu lewati (skill yang sering dilatih, pikiran yang sering diulang) akan jadi makin jelas dan lebar, bahkan jadi jalan raya. Jalan yang nggak pernah dilewati bakal tertutup semak belukar. </text:span></text:p>
              </text:list-item>
              <text:list-item>
                <text:p text:style-name="P231"><text:span text:style-name="Strong_20_Emphasis"><text:span text:style-name="T1">Pembagian Ulang Tugas (Reorganisasi Fungsional):</text:span></text:span><text:span text:style-name="T1"> Kalau ada satu area otak yang rusak (misalnya karena stroke), area lain di dekatnya atau bahkan di belahan otak seberang, bisa </text:span><text:span text:style-name="Emphasis"><text:span text:style-name="T1">belajar</text:span></text:span><text:span text:style-name="T1"> mengambil alih sebagian tugas dari area yang rusak itu! Ini kayak kalau satu departemen di kantor lumpuh, departemen lain bantu ngerjain tugasnya. </text:span></text:p>
              </text:list-item>
              <text:list-item>
                <text:p text:style-name="P34"><text:span text:style-name="Strong_20_Emphasis"><text:span text:style-name="T1">Menumbuhkan 'Penduduk' Baru (Neurogenesis):</text:span></text:span><text:span text:style-name="T1"> Percaya nggak, di beberapa bagian otak tertentu (terutama di </text:span><text:span text:style-name="Strong_20_Emphasis"><text:span text:style-name="T1">Hipokampus</text:span></text:span><text:span text:style-name="T1">, si pusat memori), otak kita bahkan bisa </text:span><text:span text:style-name="Strong_20_Emphasis"><text:span text:style-name="T1">menumbuhkan neuron-neuron baru</text:span></text:span><text:span text:style-name="T1"> sepanjang hidup! Meskipun jumlahnya mungkin nggak sebanyak waktu kita bayi, ini tetap bukti luar biasa kalau otak terus meregenerasi diri. </text:span></text:p>
              </text:list-item>
            </text:list>
            <text:p text:style-name="Text_20_body"><text:span text:style-name="T1">Jadi, otak kita itu kayak </text:span><text:span text:style-name="Strong_20_Emphasis"><text:span text:style-name="T1">'otot mental'</text:span></text:span><text:span text:style-name="T1"> yang bisa dilatih biar makin kuat di bagian tertentu. Atau kayak </text:span><text:span text:style-name="Strong_20_Emphasis"><text:span text:style-name="T1">'software'</text:span></text:span><text:span text:style-name="T1"> yang bisa terus di-update dan di-patch untuk memperbaiki bug atau menambah fitur baru.</text:span></text:p>
            <text:p text:style-name="P184"><text:soft-page-break/>Contoh nyata neuroplastisitas ada di mana-mana:</text:p>
            <text:list xml:id="list2103692501475927713" text:style-name="L38">
              <text:list-item>
                <text:p text:style-name="P380">Saat kamu mati-matian belajar main gitar sampai akhirnya bisa, itu karena sirkuit otak yang ngatur gerakan jari dan pendengaranmu secara fisik berubah dan menguat. </text:p>
              </text:list-item>
              <text:list-item>
                <text:p text:style-name="P380">Saat seseorang belajar bahasa baru sampai fasih, area bahasa di otaknya benar-benar berkembang. </text:p>
              </text:list-item>
              <text:list-item>
                <text:p text:style-name="P191">Contoh paling dramatis: pasien stroke yang kehilangan kemampuan bicara atau gerak, lewat terapi intensif, bisa kembali mendapatkan sebagian fungsinya karena otaknya berhasil 'meng-rewire' dirinya sendiri (reorganisasi fungsional). </text:p>
              </text:list-item>
            </text:list>
            <text:p text:style-name="Text_20_body"><text:span text:style-name="T1">Nah, sekarang bagian </text:span><text:span text:style-name="Strong_20_Emphasis"><text:span text:style-name="T1">paling penting</text:span></text:span><text:span text:style-name="T1"> yang jadi kunci seluruh buku ini:</text:span></text:p>
            <text:p text:style-name="Text_20_body"><text:span text:style-name="Strong_20_Emphasis"><text:span text:style-name="T1">Jika otak kita secara alami punya kemampuan dahsyat untuk berubah, beradaptasi, dan 'mengatur ulang kabelnya' sendiri sebagai respons terhadap pengalaman dan latihan... maka inilah yang membuka secercah harapan besar bagi ide neuro-rehabilitasi!</text:span></text:span></text:p>
            <text:p text:style-name="Text_20_body"><text:span text:style-name="T1">Pertanyaan besarnya: </text:span><text:span text:style-name="Strong_20_Emphasis"><text:span text:style-name="T1">Mungkinkah kita secara sengaja memanfaatkan atau bahkan mempercepat kekuatan neuroplastisitas ini? Bisakah kita, dengan bantuan teknologi atau metode lain, secara terarah membantu 'mengkalibrasi ulang' atau 'melatih ulang' sirkuit otak yang mungkin kurang optimal fungsinya – seperti sirkuit yang mengatur empati, kontrol impuls, atau pengambilan keputusan – pada individu yang berjuang dengan perilaku kriminal?</text:span></text:span></text:p>
            <text:p text:style-name="Text_20_body"><text:span text:style-name="T1">Inilah pertanyaan inti yang akan kita jelajahi di bagian selanjutnya buku ini. Kemampuan otak untuk berubah adalah fondasi ilmiah yang membuat revolusi neuro-rehabilitasi </text:span><text:span text:style-name="Emphasis"><text:span text:style-name="T1">mungkin</text:span></text:span><text:span text:style-name="T1"> untuk dibayangkan, meskipun (seperti yang akan kita lihat) jalannya sangat tidak mudah dan penuh tantangan.</text:span></text:p>
            <text:p text:style-name="P184">Penemuan neuroplastisitas ini mengubah cara kita memandang otak – bukan sebagai mesin statis, tapi sebagai organ yang hidup, dinamis, dan penuh potensi perubahan. Siap melihat bagaimana potensi ini coba dimanfaatkan? Mari kita melangkah ke Bagian 2!</text:p>
            <text:p text:style-name="P407"/>
            <text:p text:style-name="Text_20_body"><text:span text:style-name="Strong_20_Emphasis"><text:span text:style-name="T1">[Tips Penulisan Tambahan - Opsional]:</text:span></text:span></text:p>
            <text:list xml:id="list3135538625997331533" text:style-name="L39">
              <text:list-item>
                <text:p text:style-name="P232"><text:span text:style-name="Strong_20_Emphasis"><text:span text:style-name="T1">Tekankan Aspek Harapan (dengan Kualifikasi):</text:span></text:span><text:span text:style-name="T1"> Neuroplastisitas </text:span><text:soft-page-break/><text:span text:style-name="T1">adalah konsep yang sangat positif dan penuh harapan. Tekankan ini, karena inilah dasar optimisme (yang hati-hati) dari buku ini. Namun, selalu ingatkan bahwa perubahan butuh usaha dan waktu, serta ada batasnya (seperti dibahas di Bab 6 nanti). </text:span></text:p>
              </text:list-item>
              <text:list-item>
                <text:p text:style-name="P232"><text:span text:style-name="Strong_20_Emphasis"><text:span text:style-name="T1">Gunakan Analogi Dinamis:</text:span></text:span><text:span text:style-name="T1"> Analogi seperti 'otot', 'hutan dengan jalur berubah', 'software update', 'plastisin' lebih baik daripada analogi statis untuk menggambarkan sifat dinamis neuroplastisitas. </text:span></text:p>
              </text:list-item>
              <text:list-item>
                <text:p text:style-name="P35"><text:span text:style-name="Strong_20_Emphasis"><text:span text:style-name="T1">Buat Kaitan Eksplisit &amp; Kuat:</text:span></text:span><text:span text:style-name="T1"> Jangan biarkan pembaca menebak-nebak hubungan antara neuroplastisitas dan neuro-rehabilitasi. Nyatakan secara langsung dan tegas bahwa inilah dasar ilmiahnya. </text:span></text:p>
              </text:list-item>
            </text:list>
            <text:p text:style-name="Text_20_body"><text:span text:style-name="Strong_20_Emphasis"><text:span text:style-name="T1">[Prompt Ilustrasi - Opsional]:</text:span></text:span></text:p>
            <text:p text:style-name="P184">"Buat ilustrasi untuk Subbab 2.4 yang secara visual menggambarkan neuroplastisitas. Bisa berupa gambar otak yang sebagian terlihat seperti sirkuit elektronik kaku, tapi sebagian lagi terlihat seperti akar pohon yang tumbuh atau jalur cahaya yang bercabang dan berubah. Atau gambar otak seperti otot yang sedang 'dilatih' dengan barbel bertuliskan 'Pengalaman' atau 'Belajar'. Gunakan warna-warna cerah dan elemen visual yang menunjukkan perubahan dan adaptasi. Tambahkan teks mini 'Otak Bisa Berubah!'."</text:p>
            <text:p text:style-name="P407"/>
            <text:p text:style-name="P184">Bab 2 selesai. Silakan berikan perintah "YAX" untuk memulai Bab 3 (Pengantar Bab 3).</text:p>
          </text:section>
          <text:section text:style-name="Sect1" text:name="feedback-form-22">
            <text:p text:style-name="P366"/>
          </text:section>
        </text:section>
        <text:section text:style-name="Sect1" text:name="d49d0cdf2e4dfe14">
          <text:p text:style-name="P184"/>
          <text:section text:style-name="Sect1" text:name="user-query-content-23">
            <text:p text:style-name="P404">YAX </text:p>
          </text:section>
          <text:p text:style-name="P366">Tampilkan alur berpikir</text:p>
          <text:section text:style-name="Sect2" text:name="model-response-message-contentr_d49d0cdf2e4dfe14">
            <text:p text:style-name="P184">Siap, kita masuk ke Bab 3.</text:p>
            <text:p text:style-name="Text_20_body"><text:span text:style-name="Strong_20_Emphasis"><text:span text:style-name="T1">(Prompt Pengantar Bab 3):</text:span></text:span><text:span text:style-name="T1"> "Tulis pengantar yang membuka wawasan untuk Bab 3: 'Penjara Hari Ini: Rehabilitasi yang (Kadang) Gagal'. Awali dengan mengaitkan kembali pada harapan yang muncul dari neuroplastisitas (Bab 2): otak manusia punya kapasitas luar biasa untuk berubah. Lalu, hadirkan realitas yang kontras: sistem peradilan pidana dan penjara yang kita miliki saat ini. Ajukan pertanyaan kunci: Apa sih tujuan kita </text:span><text:soft-page-break/><text:span text:style-name="T1">menghukum orang? Apakah penjara benar-benar tempat untuk berubah menjadi lebih baik? Bab ini akan membawa kita melihat lebih dekat sistem yang ada </text:span><text:span text:style-name="Emphasis"><text:span text:style-name="T1">sekarang</text:span></text:span><text:span text:style-name="T1">. Kita akan membongkar berbagai tujuan di balik hukuman (apakah hanya balas dendam, atau ada niat perbaikan?), mengintip metode-metode rehabilitasi yang umum digunakan (terapi, pelatihan kerja, dll), dan yang terpenting, mencoba memahami mengapa tingkat </text:span><text:span text:style-name="Emphasis"><text:span text:style-name="T1">residivisme</text:span></text:span><text:span text:style-name="T1"> (orang kembali melakukan kejahatan setelah keluar penjara) masih tinggi di banyak tempat. Memahami keterbatasan sistem saat ini sangat penting agar kita bisa melihat </text:span><text:span text:style-name="Emphasis"><text:span text:style-name="T1">mengapa</text:span></text:span><text:span text:style-name="T1"> ide-ide baru dan futuristik seperti neuro-rehabilitasi mulai dilirik sebagai alternatif potensial. Ajak pembaca untuk menelaah kondisi 'sekarang' sebelum kita melompat ke 'masa depan'. Gaya: Analitis tapi sederhana, faktual, mendorong pemikiran kritis."</text:span></text:p>
            <text:p text:style-name="P407"/>
            <text:p text:style-name="Text_20_body"><text:span text:style-name="Strong_20_Emphasis"><text:span text:style-name="T1">(Jawaban untuk Pengantar Bab 3):</text:span></text:span></text:p>
            <text:p text:style-name="Text_20_body"><text:span text:style-name="Strong_20_Emphasis"><text:span text:style-name="T1">Bab 3: Penjara Hari Ini: Rehabilitasi yang (Kadang) Gagal</text:span></text:span></text:p>
            <text:p text:style-name="P184">Oke, di Bab 2 kita sudah dibuat kagum sama kemampuan otak manusia yang luar biasa fleksibel dan bisa berubah (ingat kan, neuroplastisitas?). Rasanya jadi ada harapan, ya, kalau manusia itu memang punya potensi untuk belajar, beradaptasi, dan bahkan memperbaiki diri.</text:p>
            <text:p text:style-name="P184">Tapi... tahan dulu optimismenya. Sekarang, mari kita kembali ke dunia nyata, ke sistem yang kita pakai saat ini untuk menangani orang-orang yang melakukan kejahatan: sistem peradilan pidana dan penjara (atau Lembaga Pemasyarakatan/Lapas di Indonesia). Kalau memang otak bisa berubah, kenapa sih kita sering banget dengar berita orang yang baru keluar penjara, eh, nggak lama kemudian ditangkap lagi karena melakukan kejahatan yang sama atau bahkan lebih parah?</text:p>
            <text:p text:style-name="P184">Ini memunculkan pertanyaan-pertanyaan penting:</text:p>
            <text:list xml:id="list4627023204336207026" text:style-name="L40">
              <text:list-item>
                <text:p text:style-name="P233"><text:span text:style-name="T1">Sebenarnya, </text:span><text:span text:style-name="Strong_20_Emphasis"><text:span text:style-name="T1">apa sih tujuan utama</text:span></text:span><text:span text:style-name="T1"> kita menghukum orang? Apakah cuma buat balas dendam biar impas? Atau biar orang lain takut dan nggak meniru (bikin jera)? Atau jangan-jangan, ada niat tulus untuk benar-benar membantu mereka berubah jadi lebih baik (rehabilitasi)? </text:span></text:p>
              </text:list-item>
              <text:list-item>
                <text:p text:style-name="P36"><text:span text:style-name="T1">Apakah </text:span><text:span text:style-name="Strong_20_Emphasis"><text:span text:style-name="T1">penjara</text:span></text:span><text:span text:style-name="T1">, dengan tembok tinggi, jeruji besi, dan kondisinya </text:span><text:soft-page-break/><text:span text:style-name="T1">yang seringkali keras dan penuh sesak, benar-benar tempat yang </text:span><text:span text:style-name="Strong_20_Emphasis"><text:span text:style-name="T1">kondusif untuk perubahan positif</text:span></text:span><text:span text:style-name="T1">? Atau malah bisa jadi 'sekolah' yang justru 'mengasah' keterampilan jahat? </text:span></text:p>
              </text:list-item>
            </text:list>
            <text:p text:style-name="Text_20_body"><text:span text:style-name="T1">Nah, Bab 3 ini akan mengajak kita untuk 'tur' lagi, tapi kali ini bukan ke dalam otak, melainkan ke dalam </text:span><text:span text:style-name="Strong_20_Emphasis"><text:span text:style-name="T1">sistem hukuman dan rehabilitasi yang berjalan </text:span></text:span><text:span text:style-name="Strong_20_Emphasis"><text:span text:style-name="Emphasis"><text:span text:style-name="T1">saat ini</text:span></text:span></text:span><text:span text:style-name="T1">. Kita akan coba 'membongkar':</text:span></text:p>
            <text:list xml:id="list751617372777730367" text:style-name="L41">
              <text:list-item>
                <text:p text:style-name="P234"><text:span text:style-name="Strong_20_Emphasis"><text:span text:style-name="T1">Filosofi di Balik Hukuman:</text:span></text:span><text:span text:style-name="T1"> Apa saja alasan atau tujuan berbeda yang mendasari mengapa masyarakat merasa perlu menghukum? </text:span></text:p>
              </text:list-item>
              <text:list-item>
                <text:p text:style-name="P234"><text:span text:style-name="Strong_20_Emphasis"><text:span text:style-name="T1">Metode Rehabilitasi 'Klasik':</text:span></text:span><text:span text:style-name="T1"> Cara-cara apa saja yang biasanya digunakan di dalam penjara (idealnya) untuk mencoba 'memperbaiki' narapidana (seperti terapi psikologis, program pendidikan, pelatihan kerja). </text:span></text:p>
              </text:list-item>
              <text:list-item>
                <text:p text:style-name="P37"><text:span text:style-name="Strong_20_Emphasis"><text:span text:style-name="T1">Realita Pahit di Lapangan:</text:span></text:span><text:span text:style-name="T1"> Mengapa, meskipun ada usaha rehabilitasi, tingkat </text:span><text:span text:style-name="Strong_20_Emphasis"><text:span text:style-name="T1">residivisme</text:span></text:span><text:span text:style-name="T1"> (istilah keren untuk kecenderungan mantan narapidana buat </text:span><text:span text:style-name="Emphasis"><text:span text:style-name="T1">kambuh</text:span></text:span><text:span text:style-name="T1"> alias melakukan kejahatan lagi setelah bebas) di banyak negara (termasuk Indonesia) masih tergolong tinggi? Apa saja tantangannya? </text:span></text:p>
              </text:list-item>
            </text:list>
            <text:p text:style-name="Text_20_body"><text:span text:style-name="T1">Kenapa kita perlu bahas ini? Karena memahami </text:span><text:span text:style-name="Strong_20_Emphasis"><text:span text:style-name="T1">keterbatasan dan seringkalinya kegagalan</text:span></text:span><text:span text:style-name="T1"> sistem rehabilitasi yang ada sekarang itu </text:span><text:span text:style-name="Strong_20_Emphasis"><text:span text:style-name="T1">penting banget</text:span></text:span><text:span text:style-name="T1"> sebagai latar belakang. Justru karena sistem saat ini belum sempurna inilah, makanya orang-orang mulai berpikir keras mencari solusi baru, termasuk ide-ide yang terdengar radikal dan futuristik seperti </text:span><text:span text:style-name="Strong_20_Emphasis"><text:span text:style-name="T1">neuro-rehabilitasi</text:span></text:span><text:span text:style-name="T1"> yang jadi topik utama buku ini.</text:span></text:p>
            <text:p text:style-name="P184">Jadi, sebelum kita melompat jauh ke masa depan dengan teknologi canggih, mari kita periksa dulu kondisi 'rumah' kita saat ini. Yuk, kita telaah bersama sistem yang ada sekarang, dengan segala kelebihan dan (banyak) kekurangannya.</text:p>
            <text:p text:style-name="P407"/>
            <text:p text:style-name="Text_20_body"><text:span text:style-name="Strong_20_Emphasis"><text:span text:style-name="T1">[Tips Penulisan Tambahan - Opsional]:</text:span></text:span></text:p>
            <text:list xml:id="list8406669731947494445" text:style-name="L42">
              <text:list-item>
                <text:p text:style-name="P235"><text:span text:style-name="Strong_20_Emphasis"><text:span text:style-name="T1">Gunakan Kontras Tajam:</text:span></text:span><text:span text:style-name="T1"> Memulai dengan kontras antara potensi perubahan (neuroplastisitas) dan realita kegagalan sistem saat ini (residivisme) langsung menetapkan nada kritis dan analitis untuk bab ini. </text:span></text:p>
              </text:list-item>
              <text:list-item>
                <text:p text:style-name="P235"><text:soft-page-break/><text:span text:style-name="Strong_20_Emphasis"><text:span text:style-name="T1">Ajukan Pertanyaan Menggugah:</text:span></text:span><text:span text:style-name="T1"> Pertanyaan-pertanyaan kunci tentang tujuan hukuman dan efektivitas penjara mendorong pembaca untuk berpikir kritis tentang sistem yang mungkin selama ini mereka anggap biasa saja. </text:span></text:p>
              </text:list-item>
              <text:list-item>
                <text:p text:style-name="P235"><text:span text:style-name="Strong_20_Emphasis"><text:span text:style-name="T1">Jelaskan Istilah Kunci:</text:span></text:span><text:span text:style-name="T1"> Menjelaskan istilah seperti 'residivisme' dengan bahasa sederhana penting agar pembaca paham konsepnya. </text:span></text:p>
              </text:list-item>
              <text:list-item>
                <text:p text:style-name="P38"><text:span text:style-name="Strong_20_Emphasis"><text:span text:style-name="T1">Jelaskan Relevansi Bab:</text:span></text:span><text:span text:style-name="T1"> Tegaskan mengapa memahami sistem saat ini penting sebagai fondasi untuk memahami mengapa alternatif baru (seperti N-Rehab) dicari. </text:span></text:p>
              </text:list-item>
            </text:list>
            <text:p text:style-name="Text_20_body"><text:span text:style-name="Strong_20_Emphasis"><text:span text:style-name="T1">[Prompt Ilustrasi - Opsional]:</text:span></text:span></text:p>
            <text:p text:style-name="P184">"Buat ilustrasi untuk pembuka Bab 3 yang menunjukkan kontras visual. Misalnya, di satu sisi ada gambar siluet otak dengan panah-panah perubahan (merepresentasikan neuroplastisitas), sementara di sisi lain ada gambar ikon penjara dengan pintu putar (revolving door) atau grafik batang yang menunjukkan angka residivisme yang tinggi. Gunakan gaya visual yang sedikit suram atau serius untuk mencerminkan tema tantangan sistem saat ini."</text:p>
            <text:p text:style-name="P407"/>
            <text:p text:style-name="P184">Silakan berikan perintah "YAX" untuk melanjutkan ke prompt Subbab 3.1.</text:p>
          </text:section>
          <text:section text:style-name="Sect1" text:name="feedback-form-23">
            <text:p text:style-name="P366"/>
          </text:section>
        </text:section>
        <text:section text:style-name="Sect1" text:name="370abe125d76b167">
          <text:p text:style-name="P184"/>
          <text:section text:style-name="Sect1" text:name="user-query-content-24">
            <text:p text:style-name="P404">yax </text:p>
          </text:section>
          <text:p text:style-name="P366">Tampilkan alur berpikir</text:p>
          <text:section text:style-name="Sect2" text:name="model-response-message-contentr_370abe125d76b167">
            <text:p text:style-name="P366"/>
          </text:section>
          <text:section text:style-name="Sect1" text:name="feedback-form-24">
            <text:p text:style-name="P366"/>
          </text:section>
        </text:section>
        <text:section text:style-name="Sect1" text:name="dd09787e11adc700">
          <text:p text:style-name="P184"/>
          <text:section text:style-name="Sect1" text:name="user-query-content-25">
            <text:p text:style-name="P404">present it </text:p>
          </text:section>
          <text:p text:style-name="P366">Tampilkan alur berpikir</text:p>
          <text:section text:style-name="Sect2" text:name="model-response-message-contentr_dd09787e11adc700">
            <text:p text:style-name="P184">Baik, kita lanjutkan pembahasan Bab 3.</text:p>
            <text:p text:style-name="Text_20_body"><text:span text:style-name="Strong_20_Emphasis"><text:span text:style-name="T1">(Prompt untuk Isi Subbab 3.1):</text:span></text:span><text:span text:style-name="T1"> "Tulis isi Subbab 3.1: 'Tujuan Hukuman: Balas Dendam, Jera, atau Perbaikan?' dengan pembahasan mendalam yang membedah alasan-alasan mengapa masyarakat menghukum pelaku </text:span><text:soft-page-break/><text:span text:style-name="T1">kejahatan, disajikan secara jelas untuk remaja. Mulai dengan pertanyaan mendasar: 'Untuk apa sih sebenarnya penjara atau hukuman itu ada?'. Jelaskan bahwa ada beberapa </text:span><text:span text:style-name="Emphasis"><text:span text:style-name="T1">filosofi</text:span></text:span><text:span text:style-name="T1"> atau </text:span><text:span text:style-name="Emphasis"><text:span text:style-name="T1">tujuan utama</text:span></text:span><text:span text:style-name="T1"> yang mendasari sistem peradilan pidana:</text:span></text:p>
            <text:list xml:id="list6459041312981467952" text:style-name="L43">
              <text:list-item>
                <text:p text:style-name="P236"><text:span text:style-name="Strong_20_Emphasis"><text:span text:style-name="T1">Retribusi ('Hukuman Setimpal'):</text:span></text:span><text:span text:style-name="T1"> Fokus pada keadilan bagi korban dan masyarakat, bahwa pelaku 'pantas' menerima penderitaan sebagai balasan atas kesalahannya. </text:span></text:p>
              </text:list-item>
              <text:list-item>
                <text:p text:style-name="P236"><text:span text:style-name="Strong_20_Emphasis"><text:span text:style-name="T1">Deterensi ('Biar Kapok dan Jadi Contoh'):</text:span></text:span><text:span text:style-name="T1"> Bertujuan mencegah kejahatan di masa depan, baik bagi si pelaku (agar tidak mengulangi) maupun bagi masyarakat luas (agar takut melakukan hal serupa). </text:span></text:p>
              </text:list-item>
              <text:list-item>
                <text:p text:style-name="P236"><text:span text:style-name="Strong_20_Emphasis"><text:span text:style-name="T1">Inkapasitasi ('Mengurung Agar Aman'):</text:span></text:span><text:span text:style-name="T1"> Tujuan praktis untuk melindungi masyarakat dengan cara memisahkan pelaku dari lingkungan sosialnya (misalnya, melalui penjara). </text:span></text:p>
              </text:list-item>
              <text:list-item>
                <text:p text:style-name="P39"><text:span text:style-name="Strong_20_Emphasis"><text:span text:style-name="T1">Rehabilitasi ('Memperbaiki Pelaku'):</text:span></text:span><text:span text:style-name="T1"> Fokus pada usaha mengubah pelaku menjadi individu yang lebih baik dan produktif, dengan mengatasi akar masalah perilakunya (misal: kecanduan, pendidikan rendah, trauma). Ini satu-satunya tujuan yang secara eksplisit bertujuan </text:span><text:span text:style-name="Emphasis"><text:span text:style-name="T1">mengubah</text:span></text:span><text:span text:style-name="T1"> si pelaku. Jelaskan setiap tujuan dengan definisi singkat, contoh konkret, dan mungkin pro-kontranya secara sederhana. Tekankan bahwa dalam praktiknya, sistem hukum sering mencoba menyeimbangkan semua tujuan ini, namun </text:span><text:span text:style-name="Strong_20_Emphasis"><text:span text:style-name="T1">rehabilitasi</text:span></text:span><text:span text:style-name="T1"> seringkali kurang mendapat prioritas atau sulit dicapai dalam sistem yang fokus pada retribusi atau inkapasitasi. Tutup dengan refleksi singkat tentang idealisme rehabilitasi vs kenyataan di lapangan." </text:span></text:p>
              </text:list-item>
            </text:list>
            <text:p text:style-name="P407"/>
            <text:p text:style-name="Text_20_body"><text:span text:style-name="Strong_20_Emphasis"><text:span text:style-name="T1">(Jawaban untuk Isi Subbab 3.1):</text:span></text:span></text:p>
            <text:p text:style-name="Text_20_body"><text:span text:style-name="Strong_20_Emphasis"><text:span text:style-name="T1">3.1 Tujuan Hukuman: Balas Dendam, Jera, atau Perbaikan?</text:span></text:span></text:p>
            <text:p text:style-name="Text_20_body"><text:span text:style-name="T1">Oke, pertanyaan dasarnya dulu: buat apa sih sebenarnya kita repot-repot bikin penjara, ngasih denda, atau ngehukum orang yang melakukan kejahatan? Apa tujuannya? Ternyata, jawabannya nggak cuma satu. Ada beberapa 'aliran pemikiran' atau </text:span><text:span text:style-name="Strong_20_Emphasis"><text:span text:style-name="T1">filosofi utama</text:span></text:span><text:span text:style-name="T1"> di balik mengapa masyarakat merasa perlu menghukum:</text:span></text:p>
            <text:list xml:id="list2158632136861114717" text:style-name="L44">
              <text:list-item>
                <text:p text:style-name="P40"><text:span text:style-name="Strong_20_Emphasis"><text:span text:style-name="T1">Retribusi (Biar Impas / Hukuman Setimpal)</text:span></text:span><text:span text:style-name="T1"> Ini mungkin tujuan yang paling tua dan paling 'emosional'. Intinya adalah </text:span><text:span text:style-name="Strong_20_Emphasis"><text:span text:style-name="T1">keadilan</text:span></text:span><text:span text:style-name="T1"> – tapi </text:span><text:soft-page-break/><text:span text:style-name="T1">keadilan versi 'pembalasan'. Pelaku kejahatan dianggap sudah menyebabkan kerugian atau penderitaan, jadi dia </text:span><text:span text:style-name="Emphasis"><text:span text:style-name="T1">pantas</text:span></text:span><text:span text:style-name="T1"> menerima penderitaan atau hukuman yang setimpal sebagai balasannya. Fokusnya pada </text:span><text:span text:style-name="Strong_20_Emphasis"><text:span text:style-name="T1">kesalahan di masa lalu</text:span></text:span><text:span text:style-name="T1">. Kayak prinsip "hutang nyawa bayar nyawa" atau "mata ganti mata". Tujuannya biar korban dan masyarakat merasa 'adil' karena si pelaku sudah 'membayar' kesalahannya.</text:span></text:p>
                <text:list>
                  <text:list-item>
                    <text:p text:style-name="P237"><text:span text:style-name="Emphasis"><text:span text:style-name="T1">Contoh:</text:span></text:span><text:span text:style-name="T1"> Hukuman penjara yang sangat lama untuk pembunuhan berencana seringkali didasari ide retribusi ini. </text:span></text:p>
                  </text:list-item>
                  <text:list-item>
                    <text:p text:style-name="P237"><text:span text:style-name="Emphasis"><text:span text:style-name="T1">Sisi Lain:</text:span></text:span><text:span text:style-name="T1"> Fokusnya cuma ke belakang (menghukum kesalahan), nggak mikirin cara mencegah kejahatan di masa depan atau memperbaiki si pelaku. Kadang bisa jadi cuma kedok buat balas dendam. </text:span></text:p>
                  </text:list-item>
                </text:list>
              </text:list-item>
              <text:list-item>
                <text:p text:style-name="P40"><text:span text:style-name="Strong_20_Emphasis"><text:span text:style-name="T1">Deterensi (Biar Kapok / Efek Jera)</text:span></text:span><text:span text:style-name="T1"> Kalau tujuan ini, fokusnya ke </text:span><text:span text:style-name="Strong_20_Emphasis"><text:span text:style-name="T1">masa depan</text:span></text:span><text:span text:style-name="T1">: gimana caranya biar kejahatan nggak terjadi lagi. Ada dua jenis:</text:span></text:p>
                <text:list>
                  <text:list-item>
                    <text:p text:style-name="P237"><text:span text:style-name="Emphasis"><text:span text:style-name="T1">Deterensi Spesifik:</text:span></text:span><text:span text:style-name="T1"> Bikin si pelaku yang dihukum jadi kapok dan </text:span><text:span text:style-name="Strong_20_Emphasis"><text:span text:style-name="T1">nggak mau ngulangin</text:span></text:span><text:span text:style-name="T1"> perbuatannya lagi. </text:span></text:p>
                  </text:list-item>
                  <text:list-item>
                    <text:p text:style-name="P237"><text:span text:style-name="Emphasis"><text:span text:style-name="T1">Deterensi Umum:</text:span></text:span><text:span text:style-name="T1"> Bikin </text:span><text:span text:style-name="Strong_20_Emphasis"><text:span text:style-name="T1">masyarakat luas</text:span></text:span><text:span text:style-name="T1"> jadi takut dan mikir dua kali buat melakukan kejahatan serupa setelah melihat ada orang yang dihukum berat. Jadi semacam 'contoh' atau 'peringatan'. </text:span></text:p>
                  </text:list-item>
                  <text:list-item>
                    <text:p text:style-name="P237"><text:span text:style-name="Emphasis"><text:span text:style-name="T1">Contoh:</text:span></text:span><text:span text:style-name="T1"> Denda tilang yang mahal biar orang kapok melanggar lalu lintas; publikasi hukuman koruptor biar pejabat lain takut korupsi. </text:span></text:p>
                  </text:list-item>
                  <text:list-item>
                    <text:p text:style-name="P237"><text:span text:style-name="Emphasis"><text:span text:style-name="T1">Sisi Lain:</text:span></text:span><text:span text:style-name="T1"> Efek jera ini ternyata nggak selalu sekuat yang diharapkan. Banyak orang tetap nekat melakukan kejahatan meskipun tahu hukumannya berat, apalagi kalau kejahatannya impulsif atau karena kecanduan. </text:span></text:p>
                  </text:list-item>
                </text:list>
              </text:list-item>
              <text:list-item>
                <text:p text:style-name="P40"><text:span text:style-name="Strong_20_Emphasis"><text:span text:style-name="T1">Inkapasitasi (Mengurung Biar Aman)</text:span></text:span><text:span text:style-name="T1"> Ini tujuan yang paling praktis: </text:span><text:span text:style-name="Strong_20_Emphasis"><text:span text:style-name="T1">melindungi masyarakat saat ini</text:span></text:span><text:span text:style-name="T1">. Caranya? Ya dengan 'menyingkirkan' pelaku dari peredaran, biasanya dengan </text:span><text:span text:style-name="Strong_20_Emphasis"><text:span text:style-name="T1">dimasukkan ke penjara</text:span></text:span><text:span text:style-name="T1">. Selama dia dikurung, dia nggak bisa lagi melakukan kejahatan di luar sana. Simpel, kan?</text:span></text:p>
                <text:list>
                  <text:list-item>
                    <text:p text:style-name="P237"><text:span text:style-name="Emphasis"><text:span text:style-name="T1">Contoh:</text:span></text:span><text:span text:style-name="T1"> Memenjarakan perampok bersenjata atau pelaku </text:span><text:soft-page-break/><text:span text:style-name="T1">kekerasan berulang. </text:span></text:p>
                  </text:list-item>
                  <text:list-item>
                    <text:p text:style-name="P237"><text:span text:style-name="Emphasis"><text:span text:style-name="T1">Sisi Lain:</text:span></text:span><text:span text:style-name="T1"> Ini cuma solusi sementara. Begitu masa hukumannya habis dan dia keluar, kalau akar masalah perilakunya nggak diatasi, ya dia bisa berbuat jahat lagi. Lagipula, memenjarakan orang itu mahal banget biayanya buat negara (yang pakai uang pajak kita juga). </text:span></text:p>
                  </text:list-item>
                </text:list>
              </text:list-item>
              <text:list-item>
                <text:p text:style-name="P40"><text:span text:style-name="Strong_20_Emphasis"><text:span text:style-name="T1">Rehabilitasi (Memperbaiki Pelaku)</text:span></text:span><text:span text:style-name="T1"> Nah, ini tujuan yang paling beda dan mungkin paling idealis. Fokusnya bukan pada menghukum kesalahan masa lalu atau sekadar mengurung, tapi pada </text:span><text:span text:style-name="Strong_20_Emphasis"><text:span text:style-name="T1">usaha aktif untuk mengubah si pelaku</text:span></text:span><text:span text:style-name="T1"> menjadi orang yang lebih baik, bertanggung jawab, dan bisa kembali ke masyarakat sebagai anggota yang produktif. Caranya? Dengan mencoba </text:span><text:span text:style-name="Strong_20_Emphasis"><text:span text:style-name="T1">mengatasi akar masalah</text:span></text:span><text:span text:style-name="T1"> perilakunya, misalnya:</text:span></text:p>
                <text:list>
                  <text:list-item>
                    <text:p text:style-name="P381">Membantu mengatasi kecanduan narkoba/alkohol. </text:p>
                  </text:list-item>
                  <text:list-item>
                    <text:p text:style-name="P381">Memberikan terapi untuk masalah kesehatan mental atau trauma. </text:p>
                  </text:list-item>
                  <text:list-item>
                    <text:p text:style-name="P381">Memberikan pendidikan atau pelatihan keterampilan kerja. </text:p>
                  </text:list-item>
                  <text:list-item>
                    <text:p text:style-name="P237"><text:span text:style-name="T1">Mengubah pola pikir dan perilaku negatif. Rehabilitasi adalah satu-satunya tujuan yang secara eksplisit ingin </text:span><text:span text:style-name="Strong_20_Emphasis"><text:span text:style-name="T1">mengubah si pelaku dari dalam</text:span></text:span><text:span text:style-name="T1">. </text:span></text:p>
                  </text:list-item>
                  <text:list-item>
                    <text:p text:style-name="P237"><text:span text:style-name="Emphasis"><text:span text:style-name="T1">Contoh:</text:span></text:span><text:span text:style-name="T1"> Program terapi perilaku kognitif (CBT), pelatihan vokasi (bengkel, menjahit), program keagamaan di dalam Lapas. </text:span></text:p>
                  </text:list-item>
                  <text:list-item>
                    <text:p text:style-name="P40"><text:span text:style-name="Emphasis"><text:span text:style-name="T1">Sisi Lain:</text:span></text:span><text:span text:style-name="T1"> Ini tujuan yang paling </text:span><text:span text:style-name="Strong_20_Emphasis"><text:span text:style-name="T1">sulit</text:span></text:span><text:span text:style-name="T1"> dicapai. Butuh waktu lama, sumber daya (dana, tenaga ahli) yang besar, program yang berkualitas, dan tentu saja kemauan dari si pelaku sendiri. </text:span></text:p>
                  </text:list-item>
                </text:list>
              </text:list-item>
            </text:list>
            <text:p text:style-name="Text_20_body"><text:span text:style-name="Strong_20_Emphasis"><text:span text:style-name="T1">Kenyataan di Lapangan</text:span></text:span></text:p>
            <text:p text:style-name="Text_20_body"><text:span text:style-name="T1">Idealnya, sistem peradilan pidana yang baik mungkin mencoba mencapai </text:span><text:span text:style-name="Emphasis"><text:span text:style-name="T1">kombinasi</text:span></text:span><text:span text:style-name="T1"> dari semua tujuan ini. Tapi dalam praktiknya? Seringkali tujuan </text:span><text:span text:style-name="Strong_20_Emphasis"><text:span text:style-name="T1">retribusi</text:span></text:span><text:span text:style-name="T1"> (pokoknya hukum seberat-beratnya!) dan </text:span><text:span text:style-name="Strong_20_Emphasis"><text:span text:style-name="T1">inkapasitasi</text:span></text:span><text:span text:style-name="T1"> (yang penting aman, kurung aja!) lebih mendominasi. Akibatnya, tujuan mulia </text:span><text:span text:style-name="Strong_20_Emphasis"><text:span text:style-name="T1">rehabilitasi</text:span></text:span><text:span text:style-name="T1"> seringkali jadi 'anak tiri': kurang dapat prioritas, kurang dana, programnya ala kadarnya, atau bahkan dianggap nggak penting. Padahal, kalau dipikir-pikir, rehabilitasi yang berhasil adalah cara paling efektif untuk </text:span><text:soft-page-break/><text:span text:style-name="T1">benar-benar menghentikan siklus kejahatan dalam jangka panjang, kan?</text:span></text:p>
            <text:p text:style-name="P184">Inilah salah satu dilema besar dalam sistem kita saat ini: antara idealisme untuk memperbaiki manusia dan realitas praktik hukuman yang seringkali lebih fokus pada pembalasan atau pengamanan sesaat.</text:p>
            <text:p text:style-name="P407"/>
            <text:p text:style-name="Text_20_body"><text:span text:style-name="Strong_20_Emphasis"><text:span text:style-name="T1">[Tips Penulisan Tambahan - Opsional]:</text:span></text:span></text:p>
            <text:list xml:id="list7484302128820614265" text:style-name="L45">
              <text:list-item>
                <text:p text:style-name="P238"><text:span text:style-name="Strong_20_Emphasis"><text:span text:style-name="T1">Gunakan Istilah Sederhana di Samping Istilah Formal:</text:span></text:span><text:span text:style-name="T1"> Menyandingkan istilah formal (Retribusi, Deterensi, Inkapasitasi, Rehabilitasi) dengan padanan yang lebih mudah dipahami remaja ('Hukuman Setimpal', 'Biar Kapok', 'Mengurung Biar Aman', 'Memperbaiki Pelaku') membantu pemahaman. </text:span></text:p>
              </text:list-item>
              <text:list-item>
                <text:p text:style-name="P238"><text:span text:style-name="Strong_20_Emphasis"><text:span text:style-name="T1">Buat Poin Perbedaan yang Jelas:</text:span></text:span><text:span text:style-name="T1"> Tekankan perbedaan fokus utama masing-masing tujuan (masa lalu vs masa depan, eksternal vs internal) agar pembaca bisa membedakannya dengan mudah. </text:span></text:p>
              </text:list-item>
              <text:list-item>
                <text:p text:style-name="P41"><text:span text:style-name="Strong_20_Emphasis"><text:span text:style-name="T1">Sertakan Perspektif Kritis (Sisi Lain):</text:span></text:span><text:span text:style-name="T1"> Menyebutkan keterbatasan atau sisi negatif dari setiap tujuan (kecuali mungkin rehabilitasi, yang tantangannya lebih ke pelaksanaan) mendorong pemikiran kritis. </text:span></text:p>
              </text:list-item>
            </text:list>
            <text:p text:style-name="Text_20_body"><text:span text:style-name="Strong_20_Emphasis"><text:span text:style-name="T1">[Prompt Ilustrasi - Opsional]:</text:span></text:span></text:p>
            <text:p text:style-name="P184">"Buat ilustrasi untuk Subbab 3.1 berupa timbangan keadilan. Di satu sisi timbangan letakkan ikon-ikon yang merepresentasikan Retribusi (misal: palu hakim) dan Inkapasitasi (misal: jeruji besi). Di sisi lain letakkan ikon Deterensi (misal: rambu stop atau tanda seru) dan Rehabilitasi (misal: ikon otak dengan tanda plus atau orang bersalaman). Tunjukkan bahwa sisi Retribusi/Inkapasitasi seringkali tampak lebih 'berat' atau dominan. Beri judul 'Tujuan Hukuman: Mencari Keseimbangan?'."</text:p>
            <text:p text:style-name="P407"/>
            <text:p text:style-name="P184">Silakan berikan perintah "YAX" untuk melanjutkan ke prompt Subbab 3.2.</text:p>
          </text:section>
          <text:section text:style-name="Sect1" text:name="feedback-form-25">
            <text:p text:style-name="P366"/>
          </text:section>
        </text:section>
        <text:section text:style-name="Sect1" text:name="c15869d290d1ac52">
          <text:p text:style-name="P184"/>
          <text:section text:style-name="Sect1" text:name="user-query-content-26">
            <text:p text:style-name="P404">yax </text:p>
          </text:section>
          <text:p text:style-name="P366">Tampilkan alur berpikir</text:p>
          <text:section text:style-name="Sect2" text:name="model-response-message-contentr_c15869d290d1ac52">
            <text:p text:style-name="P184">Oke, kita lanjutkan ke metode-metode rehabilitasi yang ada saat ini.</text:p>
            <text:p text:style-name="Text_20_body"><text:soft-page-break/><text:span text:style-name="Strong_20_Emphasis"><text:span text:style-name="T1">(Prompt untuk Isi Subbab 3.2):</text:span></text:span><text:span text:style-name="T1"> "Tulis isi Subbab 3.2: 'Metode Rehabilitasi Saat Ini' dengan pembahasan mendalam yang menginventarisasi berbagai upaya 'perbaikan' yang dilakukan dalam sistem peradilan saat ini (di penjara/lapas atau lembaga terkait), dijelaskan secara konkret untuk remaja. Setelah tahu tujuan rehabilitasi (3.1), jelaskan </text:span><text:span text:style-name="Emphasis"><text:span text:style-name="T1">cara-cara</text:span></text:span><text:span text:style-name="T1"> 'konvensional' yang umum digunakan untuk mencapainya:</text:span></text:p>
            <text:list xml:id="list6896725371824083011" text:style-name="L46">
              <text:list-item>
                <text:p text:style-name="P239"><text:span text:style-name="Strong_20_Emphasis"><text:span text:style-name="T1">Terapi Perilaku Kognitif (CBT) dan Konseling:</text:span></text:span><text:span text:style-name="T1"> Fokus pada mengubah </text:span><text:span text:style-name="Emphasis"><text:span text:style-name="T1">pola pikir</text:span></text:span><text:span text:style-name="T1"> dan </text:span><text:span text:style-name="Emphasis"><text:span text:style-name="T1">pola perilaku</text:span></text:span><text:span text:style-name="T1"> negatif. Contoh: belajar mengenali pemicu marah dan cara merespons yang berbeda, mengatasi trauma, membangun empati. </text:span></text:p>
              </text:list-item>
              <text:list-item>
                <text:p text:style-name="P239"><text:span text:style-name="Strong_20_Emphasis"><text:span text:style-name="T1">Program Pendidikan Formal &amp; Keterampilan Dasar:</text:span></text:span><text:span text:style-name="T1"> Mengatasi kekurangan pendidikan yang seringkali jadi faktor risiko. </text:span></text:p>
              </text:list-item>
              <text:list-item>
                <text:p text:style-name="P239"><text:span text:style-name="Strong_20_Emphasis"><text:span text:style-name="T1">Pelatihan Vokasional (Keterampilan Kerja):</text:span></text:span><text:span text:style-name="T1"> Memberi bekal agar bisa mandiri secara ekonomi setelah bebas, mengurangi godaan kembali ke kriminalitas. </text:span></text:p>
              </text:list-item>
              <text:list-item>
                <text:p text:style-name="P239"><text:span text:style-name="Strong_20_Emphasis"><text:span text:style-name="T1">Program Perawatan Kecanduan (Narkoba/Alkohol):</text:span></text:span><text:span text:style-name="T1"> Mengatasi akar masalah kecanduan yang sering terkait erat dengan kejahatan. </text:span></text:p>
              </text:list-item>
              <text:list-item>
                <text:p text:style-name="P239"><text:span text:style-name="Strong_20_Emphasis"><text:span text:style-name="T1">Program Manajemen Kemarahan &amp; Keterampilan Sosial:</text:span></text:span><text:span text:style-name="T1"> Mengajarkan cara berinteraksi secara positif dan mengelola emosi sulit. </text:span></text:p>
              </text:list-item>
              <text:list-item>
                <text:p text:style-name="P42"><text:span text:style-name="Strong_20_Emphasis"><text:span text:style-name="T1">Pendekatan Keadilan Restoratif:</text:span></text:span><text:span text:style-name="T1"> Fokus pada pemulihan hubungan dan tanggung jawab, kadang melibatkan pertemuan pelaku-korban (jika aman dan disetujui). Untuk setiap metode, jelaskan secara singkat </text:span><text:span text:style-name="Emphasis"><text:span text:style-name="T1">apa</text:span></text:span><text:span text:style-name="T1"> itu dan </text:span><text:span text:style-name="Emphasis"><text:span text:style-name="T1">bagaimana</text:span></text:span><text:span text:style-name="T1"> tujuannya untuk membantu perubahan perilaku positif. </text:span><text:span text:style-name="Strong_20_Emphasis"><text:span text:style-name="T1">Kritis:</text:span></text:span><text:span text:style-name="T1"> Sampaikan juga realitas bahwa implementasi program ini seringkali terbatas oleh dana, sumber daya manusia (terapis, guru), kepadatan penjara, dan kadang kurangnya motivasi dari narapidana itu sendiri. Kualitas dan akses sangat bervariasi." </text:span></text:p>
              </text:list-item>
            </text:list>
            <text:p text:style-name="P407"/>
            <text:p text:style-name="Text_20_body"><text:span text:style-name="Strong_20_Emphasis"><text:span text:style-name="T1">(Jawaban untuk Isi Subbab 3.2):</text:span></text:span></text:p>
            <text:p text:style-name="Text_20_body"><text:span text:style-name="Strong_20_Emphasis"><text:span text:style-name="T1">3.2 Metode Rehabilitasi Saat Ini: Mencoba Memperbaiki dari Dalam</text:span></text:span></text:p>
            <text:p text:style-name="P184">Oke, kalau salah satu tujuan hukuman adalah rehabilitasi alias 'memperbaiki' si pelaku (seperti yang kita bahas di 3.1), pertanyaannya: <text:soft-page-break/>gimana caranya? Apa saja sih program atau metode yang biasanya (atau setidaknya, idealnya) dijalankan di dalam Lembaga Pemasyarakatan (Lapas) atau lembaga rehabilitasi lainnya? Yuk, kita lihat beberapa 'alat' konvensional yang sering dipakai:</text:p>
            <text:list xml:id="list7506617455766703609" text:style-name="L47">
              <text:list-item>
                <text:p text:style-name="P43"><text:span text:style-name="Strong_20_Emphasis"><text:span text:style-name="T1">Terapi Perilaku Kognitif (CBT) &amp; Konseling Psikologis:</text:span></text:span></text:p>
                <text:list>
                  <text:list-item>
                    <text:p text:style-name="P240"><text:span text:style-name="Strong_20_Emphasis"><text:span text:style-name="T1">Apa itu?</text:span></text:span><text:span text:style-name="T1"> Ini semacam terapi 'ngobrol' yang fokusnya ngebantu orang ngenalin dan </text:span><text:span text:style-name="Strong_20_Emphasis"><text:span text:style-name="T1">ngubah pola pikir (kognitif)</text:span></text:span><text:span text:style-name="T1"> yang salah atau negatif (misal: "kekerasan itu wajar", "aku nggak berharga", "semua orang jahat") serta </text:span><text:span text:style-name="Strong_20_Emphasis"><text:span text:style-name="T1">pola perilaku (behavioral)</text:span></text:span><text:span text:style-name="T1"> yang merusak. Terapis akan bantu orang belajar mikir dengan cara baru yang lebih sehat dan belajar skill baru buat ngatasin masalah. </text:span></text:p>
                  </text:list-item>
                  <text:list-item>
                    <text:p text:style-name="P240"><text:span text:style-name="Strong_20_Emphasis"><text:span text:style-name="T1">Tujuannya?</text:span></text:span><text:span text:style-name="T1"> Mengubah </text:span><text:span text:style-name="Emphasis"><text:span text:style-name="T1">mindset</text:span></text:span><text:span text:style-name="T1"> dan kebiasaan buruk dari akarnya, belajar ngenalin pemicu (misal: apa yang bikin gampang marah), belajar cara merespons yang beda dan lebih positif, mengatasi luka trauma masa lalu, atau bahkan mencoba membangun rasa empati. </text:span></text:p>
                  </text:list-item>
                </text:list>
              </text:list-item>
              <text:list-item>
                <text:p text:style-name="P43"><text:span text:style-name="Strong_20_Emphasis"><text:span text:style-name="T1">Program Pendidikan Formal &amp; Keterampilan Dasar:</text:span></text:span></text:p>
                <text:list>
                  <text:list-item>
                    <text:p text:style-name="P240"><text:span text:style-name="Strong_20_Emphasis"><text:span text:style-name="T1">Apa itu?</text:span></text:span><text:span text:style-name="T1"> Memberikan kesempatan buat narapidana (atau Warga Binaan Pemasyarakatan/WBP) yang mungkin putus sekolah atau nggak bisa baca tulis untuk belajar lagi. Bisa berupa program Kejar Paket (A, B, C) atau kelas keterampilan dasar lainnya. </text:span></text:p>
                  </text:list-item>
                  <text:list-item>
                    <text:p text:style-name="P240"><text:span text:style-name="Strong_20_Emphasis"><text:span text:style-name="T1">Tujuannya?</text:span></text:span><text:span text:style-name="T1"> Meningkatkan tingkat pendidikan dasar yang seringkali jadi salah satu faktor risiko kriminalitas. Dengan bisa baca tulis atau punya ijazah, harapan untuk masa depan yang lebih baik jadi terbuka. </text:span></text:p>
                  </text:list-item>
                </text:list>
              </text:list-item>
              <text:list-item>
                <text:p text:style-name="P43"><text:span text:style-name="Strong_20_Emphasis"><text:span text:style-name="T1">Pelatihan Vokasional (Keterampilan Kerja):</text:span></text:span></text:p>
                <text:list>
                  <text:list-item>
                    <text:p text:style-name="P240"><text:span text:style-name="Strong_20_Emphasis"><text:span text:style-name="T1">Apa itu?</text:span></text:span><text:span text:style-name="T1"> Ngajarin WBP keterampilan praktis yang bisa dipakai buat cari kerja setelah bebas nanti. Contohnya banyak: ada pelatihan bengkel motor/mobil, menjahit, tata boga (masak), pertukangan kayu, komputer dasar, pertanian, bikin kerajinan tangan, dll. </text:span></text:p>
                  </text:list-item>
                  <text:list-item>
                    <text:p text:style-name="P240"><text:span text:style-name="Strong_20_Emphasis"><text:span text:style-name="T1">Tujuannya?</text:span></text:span><text:span text:style-name="T1"> Memberi </text:span><text:span text:style-name="Strong_20_Emphasis"><text:span text:style-name="T1">bekal skill</text:span></text:span><text:span text:style-name="T1"> biar mereka bisa mandiri </text:span><text:soft-page-break/><text:span text:style-name="T1">secara ekonomi dengan cara yang halal saat keluar nanti. Kalau punya kerjaan, godaan buat balik lagi ke dunia kejahatan diharapkan berkurang. </text:span></text:p>
                  </text:list-item>
                </text:list>
              </text:list-item>
              <text:list-item>
                <text:p text:style-name="P43"><text:span text:style-name="Strong_20_Emphasis"><text:span text:style-name="T1">Program Perawatan Kecanduan (Narkoba/Alkohol):</text:span></text:span></text:p>
                <text:list>
                  <text:list-item>
                    <text:p text:style-name="P240"><text:span text:style-name="Strong_20_Emphasis"><text:span text:style-name="T1">Apa itu?</text:span></text:span><text:span text:style-name="T1"> Program intensif khusus buat WBP yang punya masalah ketergantungan zat terlarang. Biasanya meliputi konseling adiksi (perorangan/kelompok), terapi khusus (kadang model </text:span><text:span text:style-name="Emphasis"><text:span text:style-name="T1">Therapeutic Community</text:span></text:span><text:span text:style-name="T1"> dimana mereka hidup bersama dengan aturan ketat), dan kadang dibantu obat-obatan tertentu untuk mengurangi gejala putus zat atau craving. </text:span></text:p>
                  </text:list-item>
                  <text:list-item>
                    <text:p text:style-name="P240"><text:span text:style-name="Strong_20_Emphasis"><text:span text:style-name="T1">Tujuannya?</text:span></text:span><text:span text:style-name="T1"> Mengatasi </text:span><text:span text:style-name="Strong_20_Emphasis"><text:span text:style-name="T1">akar masalah kecanduan</text:span></text:span><text:span text:style-name="T1"> yang sering banget jadi pemicu atau terkait erat dengan berbagai jenis tindak kejahatan (mencuri buat beli narkoba, kekerasan di bawah pengaruh, dll). </text:span></text:p>
                  </text:list-item>
                </text:list>
              </text:list-item>
              <text:list-item>
                <text:p text:style-name="P43"><text:span text:style-name="Strong_20_Emphasis"><text:span text:style-name="T1">Program Manajemen Kemarahan &amp; Keterampilan Sosial:</text:span></text:span></text:p>
                <text:list>
                  <text:list-item>
                    <text:p text:style-name="P240"><text:span text:style-name="Strong_20_Emphasis"><text:span text:style-name="T1">Apa itu?</text:span></text:span><text:span text:style-name="T1"> Kelas atau kelompok khusus yang ngajarin cara ngenalin tanda-tanda marah, teknik buat nenangin diri sebelum meledak, cara komunikasi yang efektif dan nggak nyakitin orang lain (asertif, bukan agresif), cara nolak ajakan negatif dari teman, dan cara berinteraksi sosial lainnya secara positif. </text:span></text:p>
                  </text:list-item>
                  <text:list-item>
                    <text:p text:style-name="P240"><text:span text:style-name="Strong_20_Emphasis"><text:span text:style-name="T1">Tujuannya?</text:span></text:span><text:span text:style-name="T1"> Membekali WBP dengan </text:span><text:span text:style-name="Strong_20_Emphasis"><text:span text:style-name="T1">skill interpersonal dan emosional</text:span></text:span><text:span text:style-name="T1"> yang lebih baik biar nggak gampang terlibat konflik atau kekerasan. </text:span></text:p>
                  </text:list-item>
                </text:list>
              </text:list-item>
              <text:list-item>
                <text:p text:style-name="P43"><text:span text:style-name="Strong_20_Emphasis"><text:span text:style-name="T1">Pendekatan Keadilan Restoratif (Restorative Justice):</text:span></text:span></text:p>
                <text:list>
                  <text:list-item>
                    <text:p text:style-name="P240"><text:span text:style-name="Strong_20_Emphasis"><text:span text:style-name="T1">Apa itu?</text:span></text:span><text:span text:style-name="T1"> Ini pendekatan yang sedikit beda. Fokusnya bukan cuma ke pelaku, tapi juga ke </text:span><text:span text:style-name="Strong_20_Emphasis"><text:span text:style-name="T1">pemulihan kerugian korban</text:span></text:span><text:span text:style-name="T1"> dan </text:span><text:span text:style-name="Strong_20_Emphasis"><text:span text:style-name="T1">hubungan</text:span></text:span><text:span text:style-name="T1"> yang rusak akibat kejahatan. Kadang (kalau situasinya aman, semua pihak setuju, dan ada fasilitator terlatih) bisa melibatkan pertemuan antara pelaku dengan korban atau perwakilan masyarakat untuk dialog, permintaan maaf, dan mencari cara pelaku bertanggung jawab secara nyata. </text:span></text:p>
                  </text:list-item>
                  <text:list-item>
                    <text:p text:style-name="P43"><text:span text:style-name="Strong_20_Emphasis"><text:span text:style-name="T1">Tujuannya?</text:span></text:span><text:span text:style-name="T1"> Mendorong </text:span><text:span text:style-name="Strong_20_Emphasis"><text:span text:style-name="T1">tanggung jawab</text:span></text:span><text:span text:style-name="T1"> pelaku secara lebih </text:span><text:soft-page-break/><text:span text:style-name="T1">mendalam, memberikan kesempatan </text:span><text:span text:style-name="Strong_20_Emphasis"><text:span text:style-name="T1">pemulihan bagi korban</text:span></text:span><text:span text:style-name="T1">, dan mencoba </text:span><text:span text:style-name="Strong_20_Emphasis"><text:span text:style-name="T1">memperbaiki hubungan</text:span></text:span><text:span text:style-name="T1"> yang retak di komunitas. </text:span></text:p>
                  </text:list-item>
                </text:list>
              </text:list-item>
            </text:list>
            <text:p text:style-name="Text_20_body"><text:span text:style-name="Strong_20_Emphasis"><text:span text:style-name="T1">Tapi... Inilah Realitasnya:</text:span></text:span></text:p>
            <text:p text:style-name="Text_20_body"><text:span text:style-name="T1">Kedengarannya program-program di atas bagus dan menjanjikan, kan? Masalahnya, </text:span><text:span text:style-name="Strong_20_Emphasis"><text:span text:style-name="T1">kenyataan di lapangan seringkali jauh panggang dari api</text:span></text:span><text:span text:style-name="T1">. Implementasi program rehabilitasi ini sering banget terbentur berbagai masalah:</text:span></text:p>
            <text:list xml:id="list7427533872231757709" text:style-name="L48">
              <text:list-item>
                <text:p text:style-name="P241"><text:span text:style-name="Strong_20_Emphasis"><text:span text:style-name="T1">Dana Terbatas:</text:span></text:span><text:span text:style-name="T1"> Menjalankan program berkualitas butuh biaya besar (bayar terapis, guru, beli alat, dll), dan anggaran untuk Lapas seringkali pas-pasan atau lebih fokus ke keamanan. </text:span></text:p>
              </text:list-item>
              <text:list-item>
                <text:p text:style-name="P241"><text:span text:style-name="Strong_20_Emphasis"><text:span text:style-name="T1">Sumber Daya Manusia Kurang:</text:span></text:span><text:span text:style-name="T1"> Jumlah psikolog, konselor, guru, atau instruktur keterampilan yang berkualitas dan mau bekerja di lingkungan Lapas seringkali sangat kurang dibandingkan jumlah WBP. </text:span></text:p>
              </text:list-item>
              <text:list-item>
                <text:p text:style-name="P241"><text:span text:style-name="Strong_20_Emphasis"><text:span text:style-name="T1">Overcrowding (Kelebihan Kapasitas):</text:span></text:span><text:span text:style-name="T1"> Banyak Lapas di Indonesia (dan dunia) isinya jauh melebihi kapasitas. Kondisi yang penuh sesak ini bikin sulit banget menjalankan program pembinaan secara efektif. </text:span></text:p>
              </text:list-item>
              <text:list-item>
                <text:p text:style-name="P241"><text:span text:style-name="Strong_20_Emphasis"><text:span text:style-name="T1">Motivasi &amp; Kondisi WBP:</text:span></text:span><text:span text:style-name="T1"> Nggak semua WBP punya motivasi internal yang kuat untuk berubah. Ada juga yang punya masalah psikologis atau kecanduan yang terlalu parah sehingga butuh penanganan super intensif yang mungkin nggak tersedia. </text:span></text:p>
              </text:list-item>
              <text:list-item>
                <text:p text:style-name="P44"><text:span text:style-name="Strong_20_Emphasis"><text:span text:style-name="T1">Kualitas &amp; Akses yang Bervariasi:</text:span></text:span><text:span text:style-name="T1"> Kualitas program bisa beda jauuuh antara satu Lapas dengan Lapas lainnya. Ada yang programnya bagus, ada yang cuma formalitas atau bahkan nggak ada sama sekali. Nggak semua WBP juga punya akses yang sama ke program yang mereka butuhkan. </text:span></text:p>
              </text:list-item>
            </text:list>
            <text:p text:style-name="P184">Jadi, meskipun niat dan metodenya ada, tantangan dalam pelaksanaannya membuat rehabilitasi konvensional ini seringkali belum bisa berjalan optimal. Ini jadi salah satu alasan kenapa kita perlu terus mencari cara-cara baru...</text:p>
            <text:p text:style-name="P407"/>
            <text:p text:style-name="Text_20_body"><text:span text:style-name="Strong_20_Emphasis"><text:span text:style-name="T1">[Tips Penulisan Tambahan - Opsional]:</text:span></text:span></text:p>
            <text:list xml:id="list5714716297628173766" text:style-name="L49">
              <text:list-item>
                <text:p text:style-name="P242"><text:soft-page-break/><text:span text:style-name="Strong_20_Emphasis"><text:span text:style-name="T1">Gunakan Struktur Poin:</text:span></text:span><text:span text:style-name="T1"> Memecah berbagai metode menjadi poin-poin bernomor atau ber-bullet membuatnya lebih mudah dibaca dan diingat. </text:span></text:p>
              </text:list-item>
              <text:list-item>
                <text:p text:style-name="P242"><text:span text:style-name="Strong_20_Emphasis"><text:span text:style-name="T1">Jelaskan 'Apa' dan 'Tujuan':</text:span></text:span><text:span text:style-name="T1"> Untuk setiap metode, jelaskan secara singkat apa kegiatannya dan apa hasil perubahan perilaku yang diharapkan. Ini memberi konteks yang jelas. </text:span></text:p>
              </text:list-item>
              <text:list-item>
                <text:p text:style-name="P45"><text:span text:style-name="Strong_20_Emphasis"><text:span text:style-name="T1">Bagian Kritis yang Jujur:</text:span></text:span><text:span text:style-name="T1"> Dedikasikan paragraf khusus untuk membahas tantangan implementasi. Ini penting untuk memberikan gambaran yang realistis dan tidak terlalu mengidealkan metode yang ada. </text:span></text:p>
              </text:list-item>
            </text:list>
            <text:p text:style-name="Text_20_body"><text:span text:style-name="Strong_20_Emphasis"><text:span text:style-name="T1">[Prompt Ilustrasi - Opsional]:</text:span></text:span></text:p>
            <text:p text:style-name="P184">"Buat ilustrasi untuk Subbab 3.2 berupa kolase ikon-ikon yang merepresentasikan berbagai metode rehabilitasi: ikon orang berbicara (konseling/CBT), ikon buku/topi toga (pendidikan), ikon palu/obeng (pelatihan kerja), ikon kapsul/hati (perawatan kecanduan), ikon dua wajah berbicara damai (manajemen marah/skill sosial), ikon jabat tangan/lingkaran orang (keadilan restoratif). Beri judul 'Alat Rehabilitasi Saat Ini'. Mungkin tambahkan visualisasi kecil tentang tantangan seperti ikon uang dicoret, ikon gedung penjara penuh sesak."</text:p>
            <text:p text:style-name="P407"/>
            <text:p text:style-name="P184">Silakan berikan perintah "YAX" untuk melanjutkan ke prompt Subbab 3.3.</text:p>
          </text:section>
          <text:section text:style-name="Sect1" text:name="feedback-form-26">
            <text:p text:style-name="P366"/>
          </text:section>
        </text:section>
        <text:section text:style-name="Sect1" text:name="dccc876df94fe13f">
          <text:p text:style-name="P184"/>
          <text:section text:style-name="Sect1" text:name="user-query-content-27">
            <text:p text:style-name="P404">YAX </text:p>
          </text:section>
          <text:p text:style-name="P366">Tampilkan alur berpikir</text:p>
          <text:section text:style-name="Sect2" text:name="model-response-message-contentr_dccc876df94fe13f">
            <text:p text:style-name="P184">Oke, mari kita bahas mengapa perubahan itu seringkali sulit terjadi.</text:p>
            <text:p text:style-name="Text_20_body"><text:span text:style-name="Strong_20_Emphasis"><text:span text:style-name="T1">(Prompt untuk Isi Subbab 3.3):</text:span></text:span><text:span text:style-name="T1"> "Tulis isi Subbab 3.3: 'Mengapa Sulit Berubah? (Tantangan Residivisme)' dengan pembahasan mendalam yang menganalisis faktor-faktor penghambat keberhasilan rehabilitasi, disajikan secara terstruktur dan mudah dipahami remaja. Awali dengan data atau pernyataan tentang tingginya angka </text:span><text:span text:style-name="Strong_20_Emphasis"><text:span text:style-name="T1">residivisme</text:span></text:span><text:span text:style-name="T1"> sebagai bukti bahwa 'memperbaiki' pelaku kejahatan itu sangat sulit. Jelaskan mengapa demikian dengan mengelompokkan tantangan: </text:span><text:span text:style-name="Strong_20_Emphasis"><text:span text:style-name="T1">A. Tantangan di Dalam </text:span></text:span><text:soft-page-break/><text:span text:style-name="Strong_20_Emphasis"><text:span text:style-name="T1">Penjara:</text:span></text:span></text:p>
            <text:list xml:id="list4691084774273066189" text:style-name="L50">
              <text:list-item>
                <text:p text:style-name="P243"><text:span text:style-name="Strong_20_Emphasis"><text:span text:style-name="T1">Lingkungan yang Tidak Mendukung:</text:span></text:span><text:span text:style-name="T1"> Kultur kekerasan, pengaruh negatif sesama narapidana, kurangnya privasi dan otonomi bisa menghambat perubahan positif. </text:span></text:p>
              </text:list-item>
              <text:list-item>
                <text:p text:style-name="P243"><text:span text:style-name="Strong_20_Emphasis"><text:span text:style-name="T1">Keterbatasan Program:</text:span></text:span><text:span text:style-name="T1"> Kualitas, kuantitas, dan kesesuaian program rehabilitasi (dari 3.2) sering tidak memadai. Staf (penjaga, terapis) mungkin kurang terlatih atau terlalu sedikit. </text:span></text:p>
              </text:list-item>
              <text:list-item>
                <text:p text:style-name="P243"><text:span text:style-name="Strong_20_Emphasis"><text:span text:style-name="T1">Fokus pada Keamanan vs Rehabilitasi:</text:span></text:span><text:span text:style-name="T1"> Prioritas utama penjara seringkali keamanan dan kontrol, bukan perubahan personal narapidana. </text:span><text:span text:style-name="Strong_20_Emphasis"><text:span text:style-name="T1">B. Tantangan Setelah Keluar Penjara:</text:span></text:span><text:span text:style-name="T1"> </text:span></text:p>
              </text:list-item>
              <text:list-item>
                <text:p text:style-name="P243"><text:span text:style-name="Strong_20_Emphasis"><text:span text:style-name="T1">Stigma &amp; Diskriminasi:</text:span></text:span><text:span text:style-name="T1"> Cap 'mantan napi' membuat sangat sulit mencari pekerjaan legal, tempat tinggal, bahkan diterima kembali oleh masyarakat/keluarga. </text:span></text:p>
              </text:list-item>
              <text:list-item>
                <text:p text:style-name="P243"><text:span text:style-name="Strong_20_Emphasis"><text:span text:style-name="T1">Kurangnya Jaring Pengaman:</text:span></text:span><text:span text:style-name="T1"> Tidak ada dukungan sosial, finansial, atau pendampingan yang memadai saat transisi kembali ke masyarakat. Mudah kembali ke lingkungan/kebiasaan lama. </text:span></text:p>
              </text:list-item>
              <text:list-item>
                <text:p text:style-name="P243"><text:span text:style-name="Strong_20_Emphasis"><text:span text:style-name="T1">Kesulitan Mengakses Layanan:</text:span></text:span><text:span text:style-name="T1"> Sulit mendapatkan bantuan kesehatan mental, perawatan kecanduan, atau bantuan lain yang dibutuhkan. </text:span><text:span text:style-name="Strong_20_Emphasis"><text:span text:style-name="T1">C. Tantangan Internal Pelaku:</text:span></text:span><text:span text:style-name="T1"> </text:span></text:p>
              </text:list-item>
              <text:list-item>
                <text:p text:style-name="P243"><text:span text:style-name="Strong_20_Emphasis"><text:span text:style-name="T1">Motivasi &amp; Kesiapan Berubah:</text:span></text:span><text:span text:style-name="T1"> Tidak semua pelaku benar-benar ingin atau siap berubah. </text:span></text:p>
              </text:list-item>
              <text:list-item>
                <text:p text:style-name="P243"><text:span text:style-name="Strong_20_Emphasis"><text:span text:style-name="T1">Masalah Psikologis/Kecanduan yang Berat:</text:span></text:span><text:span text:style-name="T1"> Beberapa masalah butuh penanganan jangka panjang dan intensif yang sulit didapat. </text:span></text:p>
              </text:list-item>
              <text:list-item>
                <text:p text:style-name="P46"><text:span text:style-name="Strong_20_Emphasis"><text:span text:style-name="T1">Pola Pikir &amp; Kebiasaan yang Mendarah Daging:</text:span></text:span><text:span text:style-name="T1"> Mengubah kebiasaan dan cara berpikir yang sudah terbentuk bertahun-tahun sangatlah sulit. Jelaskan setiap poin dengan ringkas. Tujuannya agar pembaca memahami bahwa kegagalan rehabilitasi bukan semata salah individu, tapi juga masalah sistemik yang kompleks." </text:span></text:p>
              </text:list-item>
            </text:list>
            <text:p text:style-name="P407"/>
            <text:p text:style-name="Text_20_body"><text:span text:style-name="Strong_20_Emphasis"><text:span text:style-name="T1">(Jawaban untuk Isi Subbab 3.3):</text:span></text:span></text:p>
            <text:p text:style-name="Text_20_body"><text:span text:style-name="Strong_20_Emphasis"><text:span text:style-name="T1">3.3 Mengapa Sulit Berubah? (Tantangan Residivisme)</text:span></text:span></text:p>
            <text:p text:style-name="Text_20_body"><text:span text:style-name="T1">Fakta yang cukup menyedihkan: di banyak negara, termasuk di sekitar kita, sebagian besar orang yang pernah dipenjara akhirnya kembali lagi ke penjara karena melakukan kejahatan baru. Istilah kerennya adalah </text:span><text:soft-page-break/><text:span text:style-name="Strong_20_Emphasis"><text:span text:style-name="T1">residivisme</text:span></text:span><text:span text:style-name="T1"> (coba ucapkan: re-si-di-vis-me). Angka residivisme yang tinggi ini jadi bukti nyata kalau proses 'memperbaiki' atau merehabilitasi pelaku kejahatan itu ternyata </text:span><text:span text:style-name="Strong_20_Emphasis"><text:span text:style-name="T1">luar biasa sulit</text:span></text:span><text:span text:style-name="T1">.</text:span></text:p>
            <text:p text:style-name="P184">Kenapa bisa begitu? Kenapa niat baik untuk berubah seringkali kandas? Ternyata, hambatannya datang dari berbagai arah, baik dari dalam sistem penjara itu sendiri, dari masyarakat di luar, maupun dari dalam diri si pelaku. Yuk, kita bedah tantangan-tantangan utamanya:</text:p>
            <text:p text:style-name="Text_20_body"><text:span text:style-name="Strong_20_Emphasis"><text:span text:style-name="T1">A. Tantangan Selama di Dalam Penjara:</text:span></text:span></text:p>
            <text:list xml:id="list3640756005124200232" text:style-name="L51">
              <text:list-item>
                <text:p text:style-name="P244"><text:span text:style-name="Strong_20_Emphasis"><text:span text:style-name="T1">Lingkungan Penjara yang 'Racun':</text:span></text:span><text:span text:style-name="T1"> Jujur saja, penjara seringkali bukan tempat yang ideal untuk refleksi diri dan perubahan positif. Kondisinya seringkali keras, penuh sesak (</text:span><text:span text:style-name="Emphasis"><text:span text:style-name="T1">overcrowded</text:span></text:span><text:span text:style-name="T1">), rawan kekerasan antar narapidana (WBP), dan penuh pengaruh negatif (misal: peredaran narkoba, kultur premanisme). Susah banget mau jadi 'orang baik' kalau sehari-hari dikelilingi atmosfer negatif. Ditambah lagi, hidup yang serba diatur ketat dan kurangnya privasi bisa bikin orang kehilangan rasa tanggung jawab pribadi. </text:span></text:p>
              </text:list-item>
              <text:list-item>
                <text:p text:style-name="P244"><text:span text:style-name="Strong_20_Emphasis"><text:span text:style-name="T1">Program Rehabilitasi yang 'Setengah Hati':</text:span></text:span><text:span text:style-name="T1"> Seperti yang sudah kita singgung di subbab sebelumnya, program rehabilitasi di dalam Lapas seringkali punya banyak keterbatasan. Kualitasnya bisa jadi kurang bagus, jumlah terapis atau instrukturnya nggak sebanding dengan jumlah WBP, alat atau materinya kurang memadai, atau programnya nggak sesuai dengan kebutuhan spesifik WBP tersebut. Kalau 'obat'-nya kurang dosis atau salah jenis, gimana mau 'sembuh'? </text:span></text:p>
              </text:list-item>
              <text:list-item>
                <text:p text:style-name="P47"><text:span text:style-name="Strong_20_Emphasis"><text:span text:style-name="T1">Keamanan Jadi Prioritas Utama (Rehabilitasi Nomor Sekian?):</text:span></text:span><text:span text:style-name="T1"> Petugas Lapas punya tugas berat menjaga keamanan dan ketertiban agar tidak ada kerusuhan atau WBP kabur. Ini penting banget, tentu saja. Tapi kadang, fokus yang terlalu besar pada aspek keamanan dan kontrol ini membuat aspek pembinaan dan rehabilitasi jadi kurang mendapat perhatian atau sumber daya yang cukup. </text:span></text:p>
              </text:list-item>
            </text:list>
            <text:p text:style-name="Text_20_body"><text:span text:style-name="Strong_20_Emphasis"><text:span text:style-name="T1">B. Tantangan Super Berat Setelah Bebas:</text:span></text:span></text:p>
            <text:p text:style-name="P184">Keluar dari penjara ternyata seringkali bukan akhir dari masalah, tapi justru awal dari perjuangan baru yang lebih berat:</text:p>
            <text:list xml:id="list9000330984044956478" text:style-name="L52">
              <text:list-item>
                <text:p text:style-name="P245"><text:span text:style-name="Strong_20_Emphasis"><text:span text:style-name="T1">Stigma 'Mantan Napi' yang Melekat:</text:span></text:span><text:span text:style-name="T1"> Ini mungkin tantangan terbesar. Masyarakat seringkali masih memandang sebelah mata </text:span><text:soft-page-break/><text:span text:style-name="T1">orang yang pernah dipenjara. Cap 'mantan napi' ini bikin mereka </text:span><text:span text:style-name="Strong_20_Emphasis"><text:span text:style-name="T1">susah banget</text:span></text:span><text:span text:style-name="T1"> dapat pekerjaan formal yang layak (siapa perusahaan yang mau ambil risiko?), susah cari tempat tinggal, bahkan kadang dijauhi atau ditolak oleh keluarga dan lingkungan lama. Rasa ditolak dan putus asa ini bisa mendorong mereka kembali ke jalan yang salah. </text:span></text:p>
              </text:list-item>
              <text:list-item>
                <text:p text:style-name="P245"><text:span text:style-name="Strong_20_Emphasis"><text:span text:style-name="T1">Nggak Punya 'Jaring Pengaman':</text:span></text:span><text:span text:style-name="T1"> Bayangin keluar penjara tanpa uang sepeserpun, nggak punya tempat tinggal, nggak ada keluarga atau teman yang mau nerima, dan nggak punya skill kerja yang memadai. Mau ke mana? Akhirnya, banyak yang nggak punya pilihan selain kembali ke lingkungan atau teman-teman lama mereka yang mungkin masih terlibat dalam dunia kriminal. Lingkaran setan pun berulang. </text:span></text:p>
              </text:list-item>
              <text:list-item>
                <text:p text:style-name="P48"><text:span text:style-name="Strong_20_Emphasis"><text:span text:style-name="T1">Akses Bantuan Lanjutan yang Sulit:</text:span></text:span><text:span text:style-name="T1"> Kalau seseorang masih butuh terapi kesehatan mental, perawatan kecanduan lanjutan, atau bantuan sosial lainnya setelah bebas, akses untuk mendapatkannya seringkali sulit, mahal, atau birokrasinya rumit. Padahal, dukungan pasca-bebas ini krusial banget. </text:span></text:p>
              </text:list-item>
            </text:list>
            <text:p text:style-name="Text_20_body"><text:span text:style-name="Strong_20_Emphasis"><text:span text:style-name="T1">C. Tantangan dari Dalam Diri Sendiri:</text:span></text:span></text:p>
            <text:p text:style-name="P184">Faktor internal dari si individu juga nggak kalah penting:</text:p>
            <text:list xml:id="list2372229873665723634" text:style-name="L53">
              <text:list-item>
                <text:p text:style-name="P246"><text:span text:style-name="Strong_20_Emphasis"><text:span text:style-name="T1">Motivasi yang Goyah:</text:span></text:span><text:span text:style-name="T1"> Nggak semua orang yang bilang 'mau berubah' itu benar-benar punya tekad baja. Motivasi bisa naik turun, apalagi kalau dihadapkan pada kesulitan dan penolakan setelah bebas. Butuh kemauan yang sangat kuat untuk tetap di jalur yang benar. </text:span></text:p>
              </text:list-item>
              <text:list-item>
                <text:p text:style-name="P246"><text:span text:style-name="Strong_20_Emphasis"><text:span text:style-name="T1">Masalah Inti yang 'Band_e_l':</text:span></text:span><text:span text:style-name="T1"> Kalau akar masalahnya adalah kecanduan narkoba yang sudah sangat parah, gangguan kepribadian tertentu, atau efek trauma psikologis yang sangat mendalam, 'penyembuhannya' butuh waktu sangat lama dan intervensi profesional yang sangat intensif, yang mungkin sulit didapatkan baik di dalam maupun di luar penjara. </text:span></text:p>
              </text:list-item>
              <text:list-item>
                <text:p text:style-name="P49"><text:span text:style-name="Strong_20_Emphasis"><text:span text:style-name="T1">Sulitnya Mengubah Kebiasaan &amp; Pola Pikir Lama:</text:span></text:span><text:span text:style-name="T1"> Pola pikir ("dunia ini kejam, jadi aku harus licik", "bohong itu biasa aja") dan kebiasaan buruk yang sudah terbentuk bertahun-tahun itu ibarat 'program default' yang sudah mendarah daging di otak dan perilaku. </text:span><text:soft-page-break/><text:span text:style-name="T1">Meng-install 'program baru' butuh usaha luar biasa dan konsisten. </text:span></text:p>
              </text:list-item>
            </text:list>
            <text:p text:style-name="Text_20_body"><text:span text:style-name="Strong_20_Emphasis"><text:span text:style-name="T1">Kesimpulan Penting:</text:span></text:span></text:p>
            <text:p text:style-name="Text_20_body"><text:span text:style-name="T1">Melihat semua tantangan ini, jadi jelas kan, kenapa rehabilitasi itu sulit dan angka residivisme tinggi? Kegagalan ini </text:span><text:span text:style-name="Strong_20_Emphasis"><text:span text:style-name="T1">bukan semata-mata salah si individu</text:span></text:span><text:span text:style-name="T1"> yang dianggap 'nggak mau berubah'. Tapi seringkali merupakan </text:span><text:span text:style-name="Strong_20_Emphasis"><text:span text:style-name="T1">masalah sistemik yang kompleks</text:span></text:span><text:span text:style-name="T1">, hasil dari interaksi antara keterbatasan sistem penjara, tantangan berat di masyarakat setelah bebas, dan kesulitan internal yang dihadapi si individu.</text:span></text:p>
            <text:p text:style-name="P184">Kenyataan pahit inilah yang membuat kita bertanya: Mungkinkah ada cara lain yang lebih efektif?</text:p>
            <text:p text:style-name="P407"/>
            <text:p text:style-name="Text_20_body"><text:span text:style-name="Strong_20_Emphasis"><text:span text:style-name="T1">[Tips Penulisan Tambahan - Opsional]:</text:span></text:span></text:p>
            <text:list xml:id="list1677447683544605303" text:style-name="L54">
              <text:list-item>
                <text:p text:style-name="P247"><text:span text:style-name="Strong_20_Emphasis"><text:span text:style-name="T1">Struktur yang Jelas:</text:span></text:span><text:span text:style-name="T1"> Menggunakan pengelompokan (A, B, C) sangat membantu memilah berbagai faktor tantangan yang kompleks menjadi bagian-bagian yang lebih mudah dipahami. </text:span></text:p>
              </text:list-item>
              <text:list-item>
                <text:p text:style-name="P247"><text:span text:style-name="Strong_20_Emphasis"><text:span text:style-name="T1">Empati tapi Realistis:</text:span></text:span><text:span text:style-name="T1"> Jelaskan tantangan dengan nada yang menunjukkan pemahaman dan empati terhadap kesulitan yang dihadapi mantan narapidana, namun tetap jujur tentang realitas masalah (termasuk faktor internal). </text:span></text:p>
              </text:list-item>
              <text:list-item>
                <text:p text:style-name="P50"><text:span text:style-name="Strong_20_Emphasis"><text:span text:style-name="T1">Tekankan Isu Sistemik:</text:span></text:span><text:span text:style-name="T1"> Garis bawahi di akhir bahwa ini bukan hanya masalah individu, tapi juga masalah sistem (penjara, dukungan masyarakat) untuk memberikan perspektif yang lebih luas dan adil. </text:span></text:p>
              </text:list-item>
            </text:list>
            <text:p text:style-name="Text_20_body"><text:span text:style-name="Strong_20_Emphasis"><text:span text:style-name="T1">[Prompt Ilustrasi - Opsional]:</text:span></text:span></text:p>
            <text:p text:style-name="P184">"Buat ilustrasi untuk Subbab 3.3 yang menggambarkan seorang siluet individu yang baru keluar dari gerbang penjara, namun di depannya berdiri tembok-tembok tinggi bertuliskan tantangan: 'Stigma', 'Sulit Cari Kerja', 'Lingkungan Lama', 'Kurang Dukungan', 'Masalah Internal'. Gambarkan suasana yang sedikit suram atau penuh hambatan untuk merepresentasikan sulitnya perubahan pasca-bebas."</text:p>
            <text:p text:style-name="P407"/>
            <text:p text:style-name="P184">Silakan berikan perintah "YAX" untuk melanjutkan ke prompt Subbab 3.4.</text:p>
          </text:section>
          <text:section text:style-name="Sect1" text:name="feedback-form-27">
            <text:p text:style-name="P366"/>
          </text:section>
        </text:section>
        <text:section text:style-name="Sect1" text:name="12bf42355e824e3b">
          <text:p text:style-name="P184"><text:soft-page-break/></text:p>
          <text:section text:style-name="Sect1" text:name="user-query-content-28">
            <text:p text:style-name="P404">YAX </text:p>
          </text:section>
          <text:p text:style-name="P366">Tampilkan alur berpikir</text:p>
          <text:section text:style-name="Sect2" text:name="model-response-message-contentr_12bf42355e824e3b">
            <text:p text:style-name="P366"/>
          </text:section>
          <text:section text:style-name="Sect1" text:name="feedback-form-28">
            <text:p text:style-name="P366"/>
          </text:section>
        </text:section>
        <text:section text:style-name="Sect1" text:name="9d5334c69fa2c355">
          <text:p text:style-name="P184"/>
          <text:section text:style-name="Sect1" text:name="user-query-content-29">
            <text:p text:style-name="P404">present it </text:p>
          </text:section>
          <text:p text:style-name="P366">Tampilkan alur berpikir</text:p>
          <text:section text:style-name="Sect2" text:name="model-response-message-contentr_9d5334c69fa2c355">
            <text:p text:style-name="P184">Oke, ini dia bagian penutup Bab 3 yang akan membawa kita ke inti pembahasan buku ini.</text:p>
            <text:p text:style-name="Text_20_body"><text:span text:style-name="Strong_20_Emphasis"><text:span text:style-name="T1">(Prompt untuk Isi Subbab 3.4):</text:span></text:span><text:span text:style-name="T1"> "Tulis isi Subbab 3.4: 'Mencari Solusi Baru (Jembatan ke Neuro-Rehabilitasi)' sebagai penutup Bab 3 yang secara eksplisit menghubungkan kegagalan sistem saat ini dengan kebutuhan akan pendekatan revolusioner. Mulai dengan merangkum kesimpulan dari bab ini: sistem hukuman dan rehabilitasi yang ada sekarang, meskipun punya niat baik, seringkali gagal mencapai tujuan perbaikan dan malah melanggengkan siklus kejahatan (residivisme). Gambarkan adanya 'kebuntuan' atau 'kebutuhan mendesak' untuk berpikir </text:span><text:span text:style-name="Emphasis"><text:span text:style-name="T1">di luar kotak</text:span></text:span><text:span text:style-name="T1">. Lalu, secara </text:span><text:span text:style-name="Strong_20_Emphasis"><text:span text:style-name="T1">langsung dan kuat</text:span></text:span><text:span text:style-name="T1">, hubungkan dengan fondasi yang sudah dibangun di Bab 1 dan 2: 'Mengingat apa yang kita tahu tentang peran otak dalam perilaku (Bab 1) dan kemampuannya untuk berubah (neuroplastisitas, Bab 2), muncullah sebuah pertanyaan radikal: </text:span><text:span text:style-name="Strong_20_Emphasis"><text:span text:style-name="T1">Bisakah kita memanfaatkan pengetahuan neuroscience ini untuk menciptakan metode rehabilitasi yang jauh lebih efektif?</text:span></text:span><text:span text:style-name="T1">' Perkenalkan ini sebagai titik balik dalam buku ini: dari melihat masalah 'sekarang' ke mengeksplorasi solusi 'masa depan'. Sampaikan bahwa inilah </text:span><text:span text:style-name="Strong_20_Emphasis"><text:span text:style-name="T1">alasan utama</text:span></text:span><text:span text:style-name="T1"> mengapa ide </text:span><text:span text:style-name="Strong_20_Emphasis"><text:span text:style-name="T1">neuro-rehabilitasi</text:span></text:span><text:span text:style-name="T1"> – upaya 'memperbaiki' atau 'melatih ulang' otak pelaku kejahatan – mulai dibicarakan, meskipun masih sangat awal dan kontroversial. Akhiri dengan ajakan yang sangat jelas dan membangkitkan rasa ingin tahu untuk memasuki 'Bagian 2: Revolusi Neuro-Rehabilitasi', di mana kita akan menyelami ide-ide canggih ini secara mendalam. Gaya: Lugas, transisional, membangun antisipasi kuat."</text:span></text:p>
            <text:p text:style-name="P407"/>
            <text:p text:style-name="Text_20_body"><text:soft-page-break/><text:span text:style-name="Strong_20_Emphasis"><text:span text:style-name="T1">(Jawaban untuk Isi Subbab 3.4):</text:span></text:span></text:p>
            <text:p text:style-name="Text_20_body"><text:span text:style-name="Strong_20_Emphasis"><text:span text:style-name="T1">3.4 Mencari Solusi Baru (Jembatan ke Neuro-Rehabilitasi)</text:span></text:span></text:p>
            <text:p text:style-name="Text_20_body"><text:span text:style-name="T1">Jadi, kesimpulan dari penjelajahan kita di Bab 3 ini cukup jelas: sistem hukuman dan rehabilitasi yang kita pakai sekarang, meskipun didasari berbagai tujuan (kadang mulia, kadang tidak), ternyata seringkali </text:span><text:span text:style-name="Strong_20_Emphasis"><text:span text:style-name="T1">menghadapi tembok besar</text:span></text:span><text:span text:style-name="T1">. Program rehabilitasi yang ada, secanggih apapun teorinya, seringkali sulit berjalan efektif di lapangan karena berbagai tantangan. Bukti paling nyatanya? Tingginya angka residivisme – siklus kejahatan yang terus berulang – yang menunjukkan bahwa kita seringkali gagal membantu orang benar-benar berubah dan keluar dari lingkaran setan itu.</text:span></text:p>
            <text:p text:style-name="Text_20_body"><text:span text:style-name="T1">Rasanya seperti kita berada di </text:span><text:span text:style-name="Strong_20_Emphasis"><text:span text:style-name="T1">jalan buntu</text:span></text:span><text:span text:style-name="T1">. Kita tahu ada masalah besar, tapi cara-cara lama tampaknya belum cukup ampuh untuk menyelesaikannya. Kondisi ini menciptakan </text:span><text:span text:style-name="Strong_20_Emphasis"><text:span text:style-name="T1">kebutuhan mendesak</text:span></text:span><text:span text:style-name="T1"> untuk mencari pendekatan baru, untuk berani berpikir </text:span><text:span text:style-name="Strong_20_Emphasis"><text:span text:style-name="T1">di luar kotak</text:span></text:span><text:span text:style-name="T1"> kebiasaan kita selama ini.</text:span></text:p>
            <text:p text:style-name="Text_20_body"><text:span text:style-name="T1">Dan di sinilah, fondasi yang sudah kita bangun di bab-bab awal menjadi relevan. Ingat kan, di Bab 1 kita mulai melihat </text:span><text:span text:style-name="Strong_20_Emphasis"><text:span text:style-name="T1">otak</text:span></text:span><text:span text:style-name="T1"> sebagai 'aktor' penting di balik perilaku? Dan di Bab 2 kita belajar tentang kekuatan luar biasa </text:span><text:span text:style-name="Strong_20_Emphasis"><text:span text:style-name="T1">neuroplastisitas</text:span></text:span><text:span text:style-name="T1"> – kemampuan otak untuk berubah dan beradaptasi?</text:span></text:p>
            <text:p text:style-name="Text_20_body"><text:span text:style-name="T1">Nah, menggabungkan kesadaran akan kegagalan sistem saat ini dengan pengetahuan baru tentang otak, muncullah sebuah </text:span><text:span text:style-name="Strong_20_Emphasis"><text:span text:style-name="T1">pertanyaan radikal</text:span></text:span><text:span text:style-name="T1"> yang menggema di kalangan ilmuwan, filsuf, dan bahkan beberapa pembuat kebijakan:</text:span></text:p>
            <text:p text:style-name="Text_20_body"><text:span text:style-name="Strong_20_Emphasis"><text:span text:style-name="T1">"Jika otak berperan dalam perilaku, dan jika otak bisa berubah, bisakah kita memanfaatkan pengetahuan dan teknologi neuroscience ini untuk MENCIPTAKAN METODE REHABILITASI YANG JAUH LEBIH EFEKTIF DAN TEPAT SASARAN?"</text:span></text:span></text:p>
            <text:p text:style-name="Text_20_body"><text:span text:style-name="T1">Pertanyaan inilah yang menjadi </text:span><text:span text:style-name="Strong_20_Emphasis"><text:span text:style-name="T1">titik balik</text:span></text:span><text:span text:style-name="T1"> dalam buku ini. Mulai dari sini, kita akan bergeser fokus: dari menganalisis masalah 'masa kini' (Bab 1-3), kita akan mulai </text:span><text:span text:style-name="Strong_20_Emphasis"><text:span text:style-name="T1">mengeksplorasi solusi potensial di 'masa depan'</text:span></text:span><text:span text:style-name="T1">.</text:span></text:p>
            <text:p text:style-name="Text_20_body"><text:span text:style-name="T1">Dan inilah </text:span><text:span text:style-name="Strong_20_Emphasis"><text:span text:style-name="T1">alasan utama</text:span></text:span><text:span text:style-name="T1"> mengapa konsep yang disebut </text:span><text:span text:style-name="Strong_20_Emphasis"><text:span text:style-name="T1">Neuro-Rehabilitasi</text:span></text:span><text:span text:style-name="T1"> – yaitu upaya untuk secara langsung memahami dan mungkin </text:span><text:soft-page-break/><text:span text:style-name="T1">'memperbaiki', 'melatih ulang', atau 'mengkalibrasi ulang' fungsi otak yang berkaitan dengan kecenderungan kriminal – mulai muncul dan dibicarakan secara serius di berbagai forum ilmiah dan etika.</text:span></text:p>
            <text:p text:style-name="Text_20_body"><text:span text:style-name="T1">Tentu saja, seperti yang sudah disinggung, ide ini masih </text:span><text:span text:style-name="Strong_20_Emphasis"><text:span text:style-name="T1">sangat awal, spekulatif, dan super kontroversial</text:span></text:span><text:span text:style-name="T1">. Jangan bayangkan ini sudah siap diterapkan besok pagi. Tapi, potensinya untuk mengubah paradigma rehabilitasi (dan mungkin masyarakat) begitu besar, sehingga kita tidak bisa mengabaikannya begitu saja.</text:span></text:p>
            <text:p text:style-name="P184">Penasaran seperti apa persisnya ide 'gila' tapi mungkin revolusioner ini? Bagaimana cara kerjanya secara teori? Teknologi apa saja yang mungkin terlibat? Dan apa saja rintangan serta bahaya yang mengintainya?</text:p>
            <text:p text:style-name="Text_20_body"><text:span text:style-name="T1">Selamat datang di </text:span><text:span text:style-name="Strong_20_Emphasis"><text:span text:style-name="T1">Bagian 2: Revolusi Neuro-Rehabilitasi</text:span></text:span><text:span text:style-name="T1">! Mari kita selami bersama dunia baru yang penuh kemungkinan sekaligus pertanyaan ini.</text:span></text:p>
            <text:p text:style-name="P407"/>
            <text:p text:style-name="Text_20_body"><text:span text:style-name="Strong_20_Emphasis"><text:span text:style-name="T1">[Tips Penulisan Tambahan - Opsional]:</text:span></text:span></text:p>
            <text:list xml:id="list7416937507795799782" text:style-name="L55">
              <text:list-item>
                <text:p text:style-name="P248"><text:span text:style-name="Strong_20_Emphasis"><text:span text:style-name="T1">Gunakan Kalimat Transisi yang Kuat:</text:span></text:span><text:span text:style-name="T1"> Gunakan frasa seperti "Di sinilah...", "Pertanyaan inilah yang menjadi titik balik...", "Inilah alasan utama mengapa..." untuk secara eksplisit menandai perpindahan fokus buku kepada pembaca. </text:span></text:p>
              </text:list-item>
              <text:list-item>
                <text:p text:style-name="P248"><text:span text:style-name="Strong_20_Emphasis"><text:span text:style-name="T1">Bold untuk Konsep Kunci:</text:span></text:span><text:span text:style-name="T1"> Menebalkan istilah kunci seperti </text:span><text:span text:style-name="Strong_20_Emphasis"><text:span text:style-name="T1">Neuro-Rehabilitasi</text:span></text:span><text:span text:style-name="T1"> saat pertama kali diperkenalkan secara formal membantu pembaca mengingatnya. </text:span></text:p>
              </text:list-item>
              <text:list-item>
                <text:p text:style-name="P51"><text:span text:style-name="Strong_20_Emphasis"><text:span text:style-name="T1">Ciptakan 'Cliffhanger':</text:span></text:span><text:span text:style-name="T1"> Akhiri bab dengan pertanyaan atau pernyataan yang membangkitkan rasa ingin tahu yang sangat kuat tentang apa yang akan dibahas di bagian selanjutnya, membuat pembaca tidak sabar untuk lanjut. </text:span></text:p>
              </text:list-item>
            </text:list>
            <text:p text:style-name="Text_20_body"><text:span text:style-name="Strong_20_Emphasis"><text:span text:style-name="T1">[Prompt Ilustrasi - Opsional]:</text:span></text:span></text:p>
            <text:p text:style-name="P184">"Buat ilustrasi untuk penutup Bab 3 / pembuka Bagian 2. Gambarkan sebuah jalan yang bercabang. Satu jalan mengarah ke gambar penjara/tembok buntu (mewakili sistem saat ini). Cabang jalan lainnya mengarah ke gambar siluet kepala dengan sirkuit atau cahaya terang di dalamnya (mewakili N-Rehab dan masa depan). Beri judul 'Persimpangan <text:soft-page-break/>Jalan Rehabilitasi' atau 'Menuju Revolusi?'. Gunakan gaya visual yang dramatis atau simbolis."</text:p>
            <text:p text:style-name="P407"/>
            <text:p text:style-name="P184">Bab 3 selesai. Silakan berikan perintah "YAX" untuk memulai Bab 4 (Pengantar Bab 4).</text:p>
          </text:section>
          <text:section text:style-name="Sect1" text:name="feedback-form-29">
            <text:p text:style-name="P366"/>
          </text:section>
        </text:section>
        <text:section text:style-name="Sect1" text:name="55d12ca9e4c4e0fd">
          <text:p text:style-name="P184"/>
          <text:section text:style-name="Sect1" text:name="user-query-content-30">
            <text:p text:style-name="P404">YAX </text:p>
          </text:section>
          <text:p text:style-name="P366">Tampilkan alur berpikir</text:p>
          <text:section text:style-name="Sect2" text:name="model-response-message-contentr_55d12ca9e4c4e0fd">
            <text:p text:style-name="P184">Oke, kita masuk ke Bagian 2 dan jantung pembahasan buku ini!</text:p>
            <text:p text:style-name="Text_20_body"><text:span text:style-name="Strong_20_Emphasis"><text:span text:style-name="T1">(Prompt Pengantar Bab 4):</text:span></text:span><text:span text:style-name="T1"> "Tulis pengantar yang memikat dan langsung ke intinya untuk Bab 4: 'Ide Gila atau Masa Depan?: Memperkenalkan Neuro-Rehabilitasi'. Mulai dengan membangun jembatan dari Bab 3: 'Kita sudah lihat betapa sulitnya rehabilitasi cara lama. Sekarang, siap untuk ide yang benar-benar beda?'. Perkenalkan secara </text:span><text:span text:style-name="Strong_20_Emphasis"><text:span text:style-name="T1">tegas dan jelas</text:span></text:span><text:span text:style-name="T1"> konsep utama buku: </text:span><text:span text:style-name="Strong_20_Emphasis"><text:span text:style-name="T1">Neuro-Rehabilitasi Kriminal</text:span></text:span><text:span text:style-name="T1">. Gunakan judul bab untuk langsung menyoroti sifatnya yang di persimpangan antara 'ide gila' dan 'visi masa depan'. Tanyakan: 'Bagaimana jika kita bisa langsung 'menyentuh' akar biologis dari perilaku kriminal di otak?'. </text:span><text:span text:style-name="Strong_20_Emphasis"><text:span text:style-name="T1">Penting:</text:span></text:span><text:span text:style-name="T1"> Segera kaitkan kelayakan ide ini dengan </text:span><text:span text:style-name="Strong_20_Emphasis"><text:span text:style-name="T1">kekuatan neuroplastisitas</text:span></text:span><text:span text:style-name="T1"> yang dibahas di Bab 2 – kemampuan otak untuk berubah adalah kunci yang membuat ide ini bukan sekadar fantasi. Jelaskan bahwa Bab 4 ini adalah pintu masuk utama: kita akan mendefinisikan apa </text:span><text:span text:style-name="Emphasis"><text:span text:style-name="T1">sebenarnya</text:span></text:span><text:span text:style-name="T1"> neuro-rehabilitasi itu, mengapa ini secara teoritis mungkin, bagian otak mana yang mungkin menjadi 'target operasi', dan bagaimana kita bisa membayangkannya dalam praktik melalui sebuah contoh. Ajak pembaca untuk menahan napas sejenak dan memasuki wilayah eksplorasi yang paling futuristik dalam buku ini. Gaya: Berani, antusias, mendasarkan spekulasi pada sains (neuroplastisitas), dan membangun ekspektasi tinggi."</text:span></text:p>
            <text:p text:style-name="P407"/>
            <text:p text:style-name="Text_20_body"><text:span text:style-name="Strong_20_Emphasis"><text:span text:style-name="T1">(Jawaban untuk Pengantar Bab 4):</text:span></text:span></text:p>
            <text:p text:style-name="Text_20_body"><text:span text:style-name="Strong_20_Emphasis"><text:span text:style-name="T1">Bab 4: Ide Gila atau Masa Depan?: Memperkenalkan Neuro-Rehabilitasi</text:span></text:span></text:p>
            <text:p text:style-name="P184"><text:soft-page-break/>Kita sudah lihat bareng-bareng di Bab 3 betapa seringnya usaha rehabilitasi dengan cara-cara konvensional terasa seperti membentur tembok. Rasanya kita butuh sesuatu yang... beda. Sesuatu yang mungkin bisa mendobrak kebuntuan. Nah, sekarang, siapkan dirimu untuk sebuah ide yang mungkin terdengar radikal, berani, bahkan... agak gila?</text:p>
            <text:p text:style-name="Text_20_body"><text:span text:style-name="T1">Selamat datang pada konsep inti buku ini: </text:span><text:span text:style-name="Strong_20_Emphasis"><text:span text:style-name="T1">Neuro-Rehabilitasi Kriminal</text:span></text:span><text:span text:style-name="T1">.</text:span></text:p>
            <text:p text:style-name="Text_20_body"><text:span text:style-name="T1">Yup, seperti judul bab ini, gagasan ini memang berada di persimpangan jalan yang menarik: apakah ini cuma fantasi liar, sebuah </text:span><text:span text:style-name="Strong_20_Emphasis"><text:span text:style-name="T1">'ide gila'</text:span></text:span><text:span text:style-name="T1"> yang nggak mungkin terwujud? Atau justru ini adalah intipan ke </text:span><text:span text:style-name="Strong_20_Emphasis"><text:span text:style-name="T1">'visi masa depan'</text:span></text:span><text:span text:style-name="T1"> rehabilitasi yang revolusioner?</text:span></text:p>
            <text:p text:style-name="Text_20_body"><text:span text:style-name="T1">Pertanyaan dasarnya begini: Bagaimana jika, alih-alih hanya fokus pada faktor luar atau terapi bicara, kita bisa </text:span><text:span text:style-name="Strong_20_Emphasis"><text:span text:style-name="T1">langsung 'menyentuh' dan 'mengkalibrasi ulang' akar biologis</text:span></text:span><text:span text:style-name="T1"> dari kecenderungan perilaku kriminal yang ada di dalam </text:span><text:span text:style-name="Strong_20_Emphasis"><text:span text:style-name="T1">otak</text:span></text:span><text:span text:style-name="T1"> itu sendiri?</text:span></text:p>
            <text:p text:style-name="Text_20_body"><text:span text:style-name="T1">Kedengarannya kayak adegan di film fiksi ilmiah, ya? Mungkin. Tapi tunggu dulu! Ingat 'kekuatan super' otak yang kita bongkar di Bab 2? Kunci dari semua ini terletak pada </text:span><text:span text:style-name="Strong_20_Emphasis"><text:span text:style-name="T1">NEUROPLASTISITAS</text:span></text:span><text:span text:style-name="T1">! Kemampuan fundamental otak kita untuk terus berubah, beradaptasi, dan 'mengatur ulang kabelnya' sendiri inilah yang membuat ide neuro-rehabilitasi bukan sekadar khayalan kosong, tapi sebuah kemungkinan ilmiah yang (secara teori) patut dieksplorasi.</text:span></text:p>
            <text:p text:style-name="P184">Bab 4 ini adalah gerbang utama kita menuju pemahaman konsep yang berpotensi mengubah segalanya ini. Di sini kita akan:</text:p>
            <text:list xml:id="list6426408121578264751" text:style-name="L56">
              <text:list-item>
                <text:p text:style-name="P249"><text:span text:style-name="Strong_20_Emphasis"><text:span text:style-name="T1">Mendefinisikan:</text:span></text:span><text:span text:style-name="T1"> Apa sih </text:span><text:span text:style-name="Emphasis"><text:span text:style-name="T1">sebenarnya</text:span></text:span><text:span text:style-name="T1"> yang dimaksud dengan neuro-rehabilitasi kriminal? </text:span></text:p>
              </text:list-item>
              <text:list-item>
                <text:p text:style-name="P249"><text:span text:style-name="Strong_20_Emphasis"><text:span text:style-name="T1">Menjelaskan 'Kenapa Mungkin':</text:span></text:span><text:span text:style-name="T1"> Bagaimana prinsip neuroplastisitas menjadi dasar ilmiahnya? (Kenapa ini bukan sekadar sihir?) </text:span></text:p>
              </text:list-item>
              <text:list-item>
                <text:p text:style-name="P249"><text:span text:style-name="Strong_20_Emphasis"><text:span text:style-name="T1">Mengidentifikasi Target:</text:span></text:span><text:span text:style-name="T1"> Bagian atau fungsi otak mana yang </text:span><text:span text:style-name="Emphasis"><text:span text:style-name="T1">mungkin</text:span></text:span><text:span text:style-name="T1"> menjadi 'target operasi' potensial? </text:span></text:p>
              </text:list-item>
              <text:list-item>
                <text:p text:style-name="P52"><text:span text:style-name="Strong_20_Emphasis"><text:span text:style-name="T1">Membayangkan Aplikasinya:</text:span></text:span><text:span text:style-name="T1"> Melihat contoh kasus fiktif untuk membantu kita memvisualisasikan bagaimana ini </text:span><text:span text:style-name="Emphasis"><text:span text:style-name="T1">mungkin</text:span></text:span><text:span text:style-name="T1"> terlihat dalam praktik. </text:span></text:p>
              </text:list-item>
            </text:list>
            <text:p text:style-name="P184">Jadi, tarik napas dalam-dalam... dan mari kita buka pintu menuju wilayah <text:soft-page-break/>eksplorasi paling futuristik dalam perjalanan kita sejauh ini. Siapapun kamu, entah yang optimis, pesimis, atau sekadar penasaran, bab ini akan mengajakmu berpikir tentang batas-batas kemungkinan sains dan masa depan kemanusiaan. Let's dive in!</text:p>
            <text:p text:style-name="P407"/>
            <text:p text:style-name="Text_20_body"><text:span text:style-name="Strong_20_Emphasis"><text:span text:style-name="T1">[Tips Penulisan Tambahan - Opsional]:</text:span></text:span></text:p>
            <text:list xml:id="list8261578960209245201" text:style-name="L57">
              <text:list-item>
                <text:p text:style-name="P250"><text:span text:style-name="Strong_20_Emphasis"><text:span text:style-name="T1">Gunakan Judul Bab:</text:span></text:span><text:span text:style-name="T1"> Secara aktif gunakan kontras dalam judul ("Ide Gila atau Masa Depan?") untuk membangun ketertarikan dan menunjukkan kompleksitas topik sejak awal. </text:span></text:p>
              </text:list-item>
              <text:list-item>
                <text:p text:style-name="P250"><text:span text:style-name="Strong_20_Emphasis"><text:span text:style-name="T1">Bold untuk Penekanan:</text:span></text:span><text:span text:style-name="T1"> Menebalkan istilah kunci seperti </text:span><text:span text:style-name="Strong_20_Emphasis"><text:span text:style-name="T1">Neuro-Rehabilitasi Kriminal</text:span></text:span><text:span text:style-name="T1"> dan </text:span><text:span text:style-name="Strong_20_Emphasis"><text:span text:style-name="T1">NEUROPLASTISITAS</text:span></text:span><text:span text:style-name="T1"> membantu pembaca fokus pada konsep sentral. </text:span></text:p>
              </text:list-item>
              <text:list-item>
                <text:p text:style-name="P250"><text:span text:style-name="Strong_20_Emphasis"><text:span text:style-name="T1">Jembatan dari Sains Sebelumnya:</text:span></text:span><text:span text:style-name="T1"> Segera kaitkan ide futuristik ini dengan dasar ilmiah yang sudah dibahas (neuroplastisitas) untuk membuatnya terasa lebih 'membumi' dan bukan sekadar fantasi. </text:span></text:p>
              </text:list-item>
              <text:list-item>
                <text:p text:style-name="P53"><text:span text:style-name="Strong_20_Emphasis"><text:span text:style-name="T1">Bangun Antusiasme (tapi Terkontrol):</text:span></text:span><text:span text:style-name="T1"> Gunakan bahasa yang antusias dan berani untuk mencerminkan sifat revolusioner dari topik ini, namun tetap ingatkan (secara implisit di sini, eksplisit di subbab berikutnya) bahwa ini masih eksplorasi. </text:span></text:p>
              </text:list-item>
            </text:list>
            <text:p text:style-name="Text_20_body"><text:span text:style-name="Strong_20_Emphasis"><text:span text:style-name="T1">[Prompt Ilustrasi - Opsional]:</text:span></text:span></text:p>
            <text:p text:style-name="P184">"Buat ilustrasi pembuka Bab 4 yang sangat futuristik dan simbolis. Mungkin gambar otak manusia yang sebagian terbuat dari sirkuit elektronik bercahaya atau dihubungkan dengan kabel-kabel fiber optik tipis. Bisa juga gambar tangan robotik yang dengan hati-hati 'menyentuh' atau 'mengatur ulang' bagian otak. Gunakan palet warna neon atau metalik untuk kesan canggih dan masa depan. Beri judul 'Memasuki Era Neuro-Rehabilitasi?'."</text:p>
            <text:p text:style-name="P407"/>
            <text:p text:style-name="P184">Silakan berikan perintah "YAX" untuk melanjutkan ke prompt Subbab 4.1.</text:p>
          </text:section>
          <text:section text:style-name="Sect1" text:name="feedback-form-30">
            <text:p text:style-name="P366"/>
          </text:section>
        </text:section>
        <text:section text:style-name="Sect1" text:name="2d20d4d40047e77d">
          <text:p text:style-name="P184"/>
          <text:section text:style-name="Sect1" text:name="user-query-content-31">
            <text:p text:style-name="P404">yax </text:p>
          </text:section>
          <text:p text:style-name="P366">Tampilkan alur berpikir</text:p>
          <text:section text:style-name="Sect2" text:name="model-response-message-contentr_2d20d4d40047e77d">
            <text:p text:style-name="P184"><text:soft-page-break/>Siap, mari kita definisikan konsep inti ini.</text:p>
            <text:p text:style-name="Text_20_body"><text:span text:style-name="Strong_20_Emphasis"><text:span text:style-name="T1">(Prompt untuk Isi Subbab 4.1):</text:span></text:span><text:span text:style-name="T1"> "Tulis isi Subbab 4.1: 'Apa Itu Neuro-Rehabilitasi Kriminal?' dengan pembahasan mendalam yang memberikan definisi </text:span><text:span text:style-name="Strong_20_Emphasis"><text:span text:style-name="T1">inti</text:span></text:span><text:span text:style-name="T1"> konsep ini secara gamblang untuk remaja. Mulai dengan menegaskan: 'Oke, jadi apa sih sebenarnya ide besar ini?'. Definisikan Neuro-Rehabilitasi Kriminal sebagai: </text:span><text:span text:style-name="Strong_20_Emphasis"><text:span text:style-name="T1">Sebuah pendekatan </text:span></text:span><text:span text:style-name="Strong_20_Emphasis"><text:span text:style-name="Emphasis"><text:span text:style-name="T1">potensial</text:span></text:span></text:span><text:span text:style-name="Strong_20_Emphasis"><text:span text:style-name="T1"> di masa depan yang bertujuan untuk mengurangi risiko perilaku kriminal berulang dengan cara mengintervensi langsung pada tingkat otak, menggunakan metode yang didasarkan pada ilmu saraf (neuroscience) dan teknologi terkait (neuroteknologi).</text:span></text:span><text:span text:style-name="T1"> Urai definisi ini:</text:span></text:p>
            <text:list xml:id="list7153651928250194504" text:style-name="L58">
              <text:list-item>
                <text:p text:style-name="P251"><text:span text:style-name="Strong_20_Emphasis"><text:span text:style-name="T1">Fokus Utama:</text:span></text:span><text:span text:style-name="T1"> Otak sebagai target intervensi. Bukan hanya pikiran atau perilaku, tapi 'mesin' biologis di baliknya. </text:span></text:p>
              </text:list-item>
              <text:list-item>
                <text:p text:style-name="P251"><text:span text:style-name="Strong_20_Emphasis"><text:span text:style-name="T1">Tujuan Spesifik:</text:span></text:span><text:span text:style-name="T1"> Mengubah </text:span><text:span text:style-name="Emphasis"><text:span text:style-name="T1">fungsi</text:span></text:span><text:span text:style-name="T1"> (misal: meningkatkan kontrol impuls, memperkuat respons empati) atau bahkan </text:span><text:span text:style-name="Emphasis"><text:span text:style-name="T1">struktur</text:span></text:span><text:span text:style-name="T1"> otak (misal: memperkuat koneksi di korteks prefrontal) yang secara ilmiah </text:span><text:span text:style-name="Emphasis"><text:span text:style-name="T1">diyakini</text:span></text:span><text:span text:style-name="T1"> berkorelasi kuat dengan kecenderungan antisosial/kriminal. </text:span></text:p>
              </text:list-item>
              <text:list-item>
                <text:p text:style-name="P251"><text:span text:style-name="Strong_20_Emphasis"><text:span text:style-name="T1">Metode:</text:span></text:span><text:span text:style-name="T1"> Menggunakan alat dan teknik neuroscience (stimulasi magnetik, obat neurofarmakologi, terapi berbasis biofeedback otak, dll. – sebutkan sekilas sebagai teaser Bab 5). </text:span></text:p>
              </text:list-item>
              <text:list-item>
                <text:p text:style-name="P54"><text:span text:style-name="Strong_20_Emphasis"><text:span text:style-name="T1">Niat Dasar:</text:span></text:span><text:span text:style-name="T1"> </text:span><text:span text:style-name="Strong_20_Emphasis"><text:span text:style-name="T1">Rehabilitasi</text:span></text:span><text:span text:style-name="T1"> dan pencegahan kejahatan di masa depan, BUKAN sebagai bentuk hukuman baru atau kontrol pikiran (meskipun risiko ini akan dibahas nanti). Tujuannya perubahan positif yang bertahan lama. Bedakan secara jelas dengan metode saat ini (Bab 3) yang lebih bersifat eksternal (konseling, pelatihan). Tekankan bahwa ini masih konsep </text:span><text:span text:style-name="Strong_20_Emphasis"><text:span text:style-name="T1">hipotetis</text:span></text:span><text:span text:style-name="T1"> yang membawa </text:span><text:span text:style-name="Strong_20_Emphasis"><text:span text:style-name="T1">harapan besar sekaligus pertanyaan etis besar</text:span></text:span><text:span text:style-name="T1"> sejak awal. Gunakan analogi 'memperbaiki sirkuit yang rusak' atau 'melatih otot otak' secara lebih terarah." </text:span></text:p>
              </text:list-item>
            </text:list>
            <text:p text:style-name="P407"/>
            <text:p text:style-name="Text_20_body"><text:span text:style-name="Strong_20_Emphasis"><text:span text:style-name="T1">(Jawaban untuk Isi Subbab 4.1):</text:span></text:span></text:p>
            <text:p text:style-name="Text_20_body"><text:span text:style-name="Strong_20_Emphasis"><text:span text:style-name="T1">4.1 Apa Itu Neuro-Rehabilitasi Kriminal?</text:span></text:span></text:p>
            <text:p text:style-name="Text_20_body"><text:span text:style-name="T1">Oke, setelah digiring ke ide yang terdengar futuristik ini, sekarang mari kita perjelas: apa sih sebenarnya </text:span><text:span text:style-name="Strong_20_Emphasis"><text:span text:style-name="T1">Neuro-Rehabilitasi Kriminal</text:span></text:span><text:span text:style-name="T1"> itu? Biar nggak salah paham, yuk kita bedah bareng-bareng definisi intinya:</text:span></text:p>
            <text:p text:style-name="Text_20_body"><text:soft-page-break/><text:span text:style-name="T1">Neuro-Rehabilitasi Kriminal adalah... (tarik napas dulu!) ...sebuah </text:span><text:span text:style-name="Strong_20_Emphasis"><text:span text:style-name="T1">pendekatan </text:span></text:span><text:span text:style-name="Strong_20_Emphasis"><text:span text:style-name="Emphasis"><text:span text:style-name="T1">potensial</text:span></text:span></text:span><text:span text:style-name="Strong_20_Emphasis"><text:span text:style-name="T1"> (belum pasti ya!) di masa depan, yang bertujuan untuk mengurangi risiko seseorang mengulangi perbuatan kriminalnya, dengan cara melakukan intervensi atau 'sentuhan' langsung pada tingkat OTAK orang tersebut, menggunakan metode-metode canggih yang didasarkan pada ilmu saraf (neuroscience) dan teknologi terkait (neuroteknologi).</text:span></text:span></text:p>
            <text:p text:style-name="P184">Wow, definisi yang panjang! Mari kita pecah biar lebih gampang dicerna:</text:p>
            <text:list xml:id="list5431943073718848360" text:style-name="L59">
              <text:list-item>
                <text:p text:style-name="P55"><text:span text:style-name="Strong_20_Emphasis"><text:span text:style-name="T1">Fokus Utamanya: Langsung ke Otak!</text:span></text:span><text:span text:style-name="T1"> Ini bedanya dengan rehabilitasi biasa. Kalau terapi konvensional (kayak konseling atau pelatihan di Bab 3) itu ibaratnya mencoba mengubah 'software' (pikiran, perilaku) dari luar, nah, neuro-rehabilitasi ini mencoba 'menyentuh' langsung </text:span><text:span text:style-name="Strong_20_Emphasis"><text:span text:style-name="T1">'hardware'</text:span></text:span><text:span text:style-name="T1"> atau </text:span><text:span text:style-name="Strong_20_Emphasis"><text:span text:style-name="T1">'mesin biologis'</text:span></text:span><text:span text:style-name="T1"> di baliknya, yaitu otak itu sendiri.</text:span></text:p>
              </text:list-item>
              <text:list-item>
                <text:p text:style-name="P55"><text:span text:style-name="Strong_20_Emphasis"><text:span text:style-name="T1">Targetnya: Fungsi atau Struktur Otak Tertentu</text:span></text:span><text:span text:style-name="T1"> Tujuan intervensinya spesifik: mencoba </text:span><text:span text:style-name="Strong_20_Emphasis"><text:span text:style-name="T1">mengubah cara kerja (fungsi)</text:span></text:span><text:span text:style-name="T1"> otak – misalnya, meningkatkan kemampuan 'ngerem' alias kontrol impuls, mempertajam 'radar' empati biar lebih peka sama perasaan orang lain, atau menenangkan 'alarm' emosi yang terlalu reaktif. Atau bahkan, mungkin suatu hari nanti, mengubah </text:span><text:span text:style-name="Strong_20_Emphasis"><text:span text:style-name="T1">struktur fisik</text:span></text:span><text:span text:style-name="T1"> otak – misalnya, memperkuat 'sambungan kabel' (koneksi sinaptik) di area otak yang penting untuk pengambilan keputusan yang bijak (seperti Korteks Prefrontal). Tentu saja, targetnya adalah fungsi atau struktur yang secara ilmiah </text:span><text:span text:style-name="Emphasis"><text:span text:style-name="T1">diyakini</text:span></text:span><text:span text:style-name="T1"> (berdasarkan riset, meski belum final) punya kaitan kuat dengan kecenderungan perilaku antisosial atau kriminal pada individu tersebut.</text:span></text:p>
              </text:list-item>
              <text:list-item>
                <text:p text:style-name="P55"><text:span text:style-name="Strong_20_Emphasis"><text:span text:style-name="T1">Metodenya: Pakai 'Alat' Neurosains</text:span></text:span><text:span text:style-name="T1"> Gimana cara 'menyentuh' otak itu? Nah, di sinilah peran neuroteknologi. Caranya bisa macam-macam (detailnya nanti di Bab 5 ya!), misalnya pakai:</text:span></text:p>
                <text:list>
                  <text:list-item>
                    <text:p text:style-name="P382">Stimulasi otak dari luar kepala pakai gelombang magnet (kayak 'helm magnet' TMS). </text:p>
                  </text:list-item>
                  <text:list-item>
                    <text:p text:style-name="P382">Obat-obatan generasi baru yang dirancang khusus untuk memengaruhi kimia otak secara lebih presisi (neurofarmakologi). </text:p>
                  </text:list-item>
                  <text:list-item>
                    <text:p text:style-name="P382"><text:soft-page-break/>Terapi yang pakai umpan balik langsung dari aktivitas otak kita sendiri (kayak 'game latihan otak' neurofeedback). </text:p>
                  </text:list-item>
                  <text:list-item>
                    <text:p text:style-name="P382">Dan mungkin teknologi lain yang lebih canggih lagi di masa depan. </text:p>
                  </text:list-item>
                </text:list>
              </text:list-item>
              <text:list-item>
                <text:p text:style-name="P55"><text:span text:style-name="Strong_20_Emphasis"><text:span text:style-name="T1">Niat Dasarnya: Rehabilitasi, Bukan Hukuman!</text:span></text:span><text:span text:style-name="T1"> Ini </text:span><text:span text:style-name="Strong_20_Emphasis"><text:span text:style-name="T1">poin super penting</text:span></text:span><text:span text:style-name="T1"> yang harus digarisbawahi! Meskipun terdengar seperti 'mengutak-atik' otak, niat </text:span><text:span text:style-name="Emphasis"><text:span text:style-name="T1">ideal</text:span></text:span><text:span text:style-name="T1"> di balik neuro-rehabilitasi adalah murni untuk </text:span><text:span text:style-name="Strong_20_Emphasis"><text:span text:style-name="T1">membantu individu berubah menjadi lebih baik</text:span></text:span><text:span text:style-name="T1"> dan </text:span><text:span text:style-name="Strong_20_Emphasis"><text:span text:style-name="T1">mencegah kejahatan terjadi lagi</text:span></text:span><text:span text:style-name="T1"> di masa depan. Tujuannya adalah </text:span><text:span text:style-name="Strong_20_Emphasis"><text:span text:style-name="T1">perubahan positif</text:span></text:span><text:span text:style-name="T1"> yang diharapkan bisa bertahan lama. Ini </text:span><text:span text:style-name="Strong_20_Emphasis"><text:span text:style-name="T1">BUKAN</text:span></text:span><text:span text:style-name="T1"> dimaksudkan sebagai bentuk hukuman baru yang menyiksa, atau (yang paling ditakutkan) sebagai alat untuk mengontrol pikiran orang lain – meskipun, kita harus jujur akui, risiko penyalahgunaan ke arah sana itu nyata dan akan kita bahas tuntas di bab etika nanti.</text:span></text:p>
              </text:list-item>
            </text:list>
            <text:p text:style-name="Text_20_body"><text:span text:style-name="T1">Jadi, beda utama dengan rehabilitasi konvensional adalah </text:span><text:span text:style-name="Strong_20_Emphasis"><text:span text:style-name="T1">fokus intervensinya</text:span></text:span><text:span text:style-name="T1">: neuro-rehabilitasi mencoba pendekatan 'dari dalam' (langsung ke otak), sementara metode lama lebih banyak 'dari luar' (lewat percakapan, latihan perilaku, pendidikan).</text:span></text:p>
            <text:p text:style-name="Text_20_body"><text:span text:style-name="T1">Sekali lagi, ingat ya, ini sebagian besar masih konsep </text:span><text:span text:style-name="Strong_20_Emphasis"><text:span text:style-name="T1">hipotetis</text:span></text:span><text:span text:style-name="T1">. Sebuah ide yang membawa </text:span><text:span text:style-name="Strong_20_Emphasis"><text:span text:style-name="T1">harapan besar</text:span></text:span><text:span text:style-name="T1"> (mungkinkah ini jadi cara rehabilitasi yang lebih efektif dan manusiawi di masa depan?), tapi di saat yang sama juga langsung memunculkan </text:span><text:span text:style-name="Strong_20_Emphasis"><text:span text:style-name="T1">pertanyaan-pertanyaan etis raksasa</text:span></text:span><text:span text:style-name="T1"> yang bikin kita semua harus berpikir keras.</text:span></text:p>
            <text:p text:style-name="Text_20_body"><text:span text:style-name="T1">Ibaratnya, kita lagi ngomongin kemungkinan untuk 'melakukan servis' pada </text:span><text:span text:style-name="Strong_20_Emphasis"><text:span text:style-name="T1">'sirkuit otak yang mungkin korslet'</text:span></text:span><text:span text:style-name="T1">, atau mencoba </text:span><text:span text:style-name="Strong_20_Emphasis"><text:span text:style-name="T1">'melatih otot-otot otak'</text:span></text:span><text:span text:style-name="T1"> tertentu secara lebih terarah dengan bantuan teknologi. Menarik? Pasti. Mudah? Sama sekali tidak. Penuh pertanyaan? Banget!</text:span></text:p>
            <text:p text:style-name="P407"/>
            <text:p text:style-name="Text_20_body"><text:span text:style-name="Strong_20_Emphasis"><text:span text:style-name="T1">[Tips Penulisan Tambahan - Opsional]:</text:span></text:span></text:p>
            <text:list xml:id="list1528814194262593936" text:style-name="L60">
              <text:list-item>
                <text:p text:style-name="P252"><text:span text:style-name="Strong_20_Emphasis"><text:span text:style-name="T1">Gunakan Penekanan (Bold/Italic):</text:span></text:span><text:span text:style-name="T1"> Menebalkan kata kunci seperti 'potensial', 'masa depan', 'otak', 'neuroscience', 'neuroteknologi', dan 'rehabilitasi' dalam definisi membantu pembaca menangkap esensinya. Menebalkan penekanan 'BUKAN hukuman' juga sangat penting. </text:span></text:p>
              </text:list-item>
              <text:list-item>
                <text:p text:style-name="P252"><text:soft-page-break/><text:span text:style-name="Strong_20_Emphasis"><text:span text:style-name="T1">Urai Definisi Kompleks:</text:span></text:span><text:span text:style-name="T1"> Memecah definisi panjang menjadi poin-poin bernomor dengan penjelasan singkat untuk setiap komponen membuatnya jauh lebih mudah dipahami daripada satu paragraf panjang. </text:span></text:p>
              </text:list-item>
              <text:list-item>
                <text:p text:style-name="P56"><text:span text:style-name="Strong_20_Emphasis"><text:span text:style-name="T1">Jaga Keseimbangan Harapan &amp; Kehati-hatian:</text:span></text:span><text:span text:style-name="T1"> Sebutkan potensi harapan dari konsep ini, tapi segera imbangi dengan penekanan pada sifat hipotetis dan adanya pertanyaan etis besar. </text:span></text:p>
              </text:list-item>
            </text:list>
            <text:p text:style-name="Text_20_body"><text:span text:style-name="Strong_20_Emphasis"><text:span text:style-name="T1">[Prompt Ilustrasi - Opsional]:</text:span></text:span></text:p>
            <text:p text:style-name="P184">"Buat ilustrasi diagram sederhana untuk Subbab 4.1 yang mendefinisikan Neuro-Rehabilitasi. Bisa berupa lingkaran di tengah bertuliskan 'Neuro-Rehabilitasi Kriminal'. Dari lingkaran ini, tarik panah ke ikon-ikon yang merepresentasikan komponennya: ikon otak (Fokus Utama), ikon target/panah (Tujuan Spesifik: Fungsi/Struktur), ikon alat teknologi (Metode: TMS, Pil, dll.), dan ikon hati/tangan terbuka (Niat: Rehabilitasi, bukan Hukuman). Beri penjelasan singkat di bawah setiap ikon. Gunakan gaya visual yang jelas dan informatif."</text:p>
            <text:p text:style-name="P407"/>
            <text:p text:style-name="P184">Silakan berikan perintah "YAX" untuk melanjutkan ke prompt Subbab 4.2.</text:p>
          </text:section>
          <text:section text:style-name="Sect1" text:name="feedback-form-31">
            <text:p text:style-name="P366"/>
          </text:section>
        </text:section>
        <text:section text:style-name="Sect1" text:name="3cf10abd6317866f">
          <text:p text:style-name="P184"/>
          <text:section text:style-name="Sect1" text:name="user-query-content-32">
            <text:p text:style-name="P404">yax </text:p>
          </text:section>
          <text:p text:style-name="P366">Tampilkan alur berpikir</text:p>
          <text:section text:style-name="Sect2" text:name="model-response-message-contentr_3cf10abd6317866f">
            <text:p text:style-name="P184">Oke, mari kita bedah istilah 'memprogram ulang' otak ini dan lihat dasar ilmiahnya.</text:p>
            <text:p text:style-name="Text_20_body"><text:span text:style-name="Strong_20_Emphasis"><text:span text:style-name="T1">(Prompt untuk Isi Subbab 4.2):</text:span></text:span><text:span text:style-name="T1"> "Tulis isi Subbab 4.2: '"Memprogram Ulang" Otak: Bukan Fiksi Ilmiah?' dengan pembahasan mendalam yang menjembatani konsep neuro-rehabilitasi dengan prinsip ilmiah neuroplastisitas, agar mudah dipahami remaja. Tanggapi langsung istilah 'memprogram ulang' atau 'rewiring': akui kedengarannya keren seperti di film, tapi jelaskan ini </text:span><text:span text:style-name="Strong_20_Emphasis"><text:span text:style-name="T1">metafora</text:span></text:span><text:span text:style-name="T1">, bukan proses harfiah seperti coding software. Tekankan bahwa 'kunci rahasia' yang membuat neuro-rehabilitasi </text:span><text:span text:style-name="Emphasis"><text:span text:style-name="T1">secara teoritis mungkin</text:span></text:span><text:span text:style-name="T1"> adalah </text:span><text:span text:style-name="Strong_20_Emphasis"><text:span text:style-name="T1">neuroplastisitas</text:span></text:span><text:span text:style-name="T1"> – kemampuan otak untuk berubah. Jelaskan bahwa intervensi neuro-rehabilitasi pada dasarnya </text:span><text:soft-page-break/><text:span text:style-name="T1">adalah upaya untuk </text:span><text:span text:style-name="Strong_20_Emphasis"><text:span text:style-name="T1">secara sengaja memicu dan mengarahkan perubahan plastis</text:span></text:span><text:span text:style-name="T1"> ini ke arah yang diinginkan. Bagaimana caranya (secara hipotetis)?</text:span></text:p>
            <text:list xml:id="list5128508973009741034" text:style-name="L61">
              <text:list-item>
                <text:p text:style-name="P253"><text:span text:style-name="Strong_20_Emphasis"><text:span text:style-name="T1">Stimulasi Berulang:</text:span></text:span><text:span text:style-name="T1"> Mungkin menggunakan stimulasi magnetik atau listrik (lihat Bab 5) pada area otak tertentu (misal: korteks prefrontal) secara berulang untuk 'melatih' dan memperkuat fungsinya dalam kontrol diri (memicu LTP di jalur yang relevan). </text:span></text:p>
              </text:list-item>
              <text:list-item>
                <text:p text:style-name="P253"><text:span text:style-name="Strong_20_Emphasis"><text:span text:style-name="T1">Terapi Berbasis Otak:</text:span></text:span><text:span text:style-name="T1"> Menggunakan teknik seperti </text:span><text:span text:style-name="Emphasis"><text:span text:style-name="T1">neurofeedback</text:span></text:span><text:span text:style-name="T1"> (belajar mengontrol gelombang otak sendiri sambil melihat visualisasinya) untuk melatih regulasi emosi atau perhatian. </text:span></text:p>
              </text:list-item>
              <text:list-item>
                <text:p text:style-name="P57"><text:span text:style-name="Strong_20_Emphasis"><text:span text:style-name="T1">Intervensi Farmakologis:</text:span></text:span><text:span text:style-name="T1"> Mungkin menggunakan obat (neurofarmakologi) yang spesifik untuk meningkatkan plastisitas di area tertentu atau menyeimbangkan neurotransmitter kunci (misal: serotonin) agar otak lebih 'siap' belajar perilaku baru. Jelaskan bahwa ini semua adalah cara untuk 'membujuk' atau 'mendorong' otak agar membentuk koneksi baru yang lebih sehat dan melemahkan koneksi lama yang bermasalah. Analogi: seperti fisioterapi untuk otak, atau belajar bahasa baru tapi dibantu teknologi. Intinya: ini berbasis proses biologis nyata (neuroplastisitas), bukan sihir." </text:span></text:p>
              </text:list-item>
            </text:list>
            <text:p text:style-name="P407"/>
            <text:p text:style-name="Text_20_body"><text:span text:style-name="Strong_20_Emphasis"><text:span text:style-name="T1">(Jawaban untuk Isi Subbab 4.2):</text:span></text:span></text:p>
            <text:p text:style-name="Text_20_body"><text:span text:style-name="Strong_20_Emphasis"><text:span text:style-name="T1">4.2 "Memprogram Ulang" Otak: Bukan Fiksi Ilmiah? (Berkat Neuroplastisitas!)</text:span></text:span></text:p>
            <text:p text:style-name="Text_20_body"><text:span text:style-name="T1">Istilah "memprogram ulang" atau "rewiring" otak itu kedengerannya keren banget, ya? Kayak di film </text:span><text:span text:style-name="Emphasis"><text:span text:style-name="T1">The Matrix</text:span></text:span><text:span text:style-name="T1"> atau game </text:span><text:span text:style-name="Emphasis"><text:span text:style-name="T1">Cyberpunk</text:span></text:span><text:span text:style-name="T1">, di mana kita bisa seenaknya install software baru ke kepala atau ganti 'kabel' biar jadi jagoan. Seru sih buat dibayangin!</text:span></text:p>
            <text:p text:style-name="Text_20_body"><text:span text:style-name="T1">Tapi, penting banget buat kita luruskan: dalam konteks neuro-rehabilitasi, istilah "memprogram ulang" atau "rewiring" itu </text:span><text:span text:style-name="Strong_20_Emphasis"><text:span text:style-name="T1">lebih bersifat METAFORA atau kiasan</text:span></text:span><text:span text:style-name="T1">, bukan arti harfiah. Otak kita itu bukan mesin komputer yang bisa di-format, di-install ulang sistem operasinya, atau di-coding ulang baris per baris programnya. Nggak sesimpel itu, guys!</text:span></text:p>
            <text:p text:style-name="Text_20_body"><text:span text:style-name="T1">Terus, kalau bukan 'diprogram ulang' kayak komputer, gimana dong caranya </text:span><text:soft-page-break/><text:span text:style-name="T1">neuro-rehabilitasi ini (secara teori) bisa mengubah perilaku? Nah, di sinilah </text:span><text:span text:style-name="Strong_20_Emphasis"><text:span text:style-name="T1">'kunci rahasia'</text:span></text:span><text:span text:style-name="T1"> atau </text:span><text:span text:style-name="Strong_20_Emphasis"><text:span text:style-name="T1">fondasi ilmiah</text:span></text:span><text:span text:style-name="T1"> yang bikin ide ini nggak 100% cuma khayalan fiksi ilmiah muncul: </text:span><text:span text:style-name="Strong_20_Emphasis"><text:span text:style-name="T1">NEUROPLASTISITAS!</text:span></text:span></text:p>
            <text:p text:style-name="Text_20_body"><text:span text:style-name="T1">Ingat kan, kekuatan super otak kita untuk terus berubah dan beradaptasi sepanjang hidup? Kemampuan inilah yang jadi modal utama. Jadi, intervensi neuro-rehabilitasi itu pada dasarnya </text:span><text:span text:style-name="Strong_20_Emphasis"><text:span text:style-name="T1">bukan</text:span></text:span><text:span text:style-name="T1"> menciptakan kemampuan baru dari nol atau menghapus paksa program lama. Tapi lebih ke upaya untuk </text:span><text:span text:style-name="Strong_20_Emphasis"><text:span text:style-name="T1">secara sengaja MEMICU dan MENGARAHKAN proses perubahan alami (plastisitas) otak</text:span></text:span><text:span text:style-name="T1"> itu sendiri ke jalur yang lebih positif dan konstruktif.</text:span></text:p>
            <text:p text:style-name="Text_20_body"><text:span text:style-name="T1">Gimana caranya 'mengarahkan' plastisitas itu? Nah, ini beberapa cara </text:span><text:span text:style-name="Strong_20_Emphasis"><text:span text:style-name="T1">hipotetis</text:span></text:span><text:span text:style-name="T1"> (ingat, ini masih banyak dalam riset ya!) yang mungkin dilakukan, seringkali dengan bantuan teknologi (yang akan kita bahas detail di Bab 5):</text:span></text:p>
            <text:list xml:id="list7788843918120274440" text:style-name="L62">
              <text:list-item>
                <text:p text:style-name="P254"><text:span text:style-name="Strong_20_Emphasis"><text:span text:style-name="T1">'Nge-gym' Otak dengan Stimulasi Berulang:</text:span></text:span><text:span text:style-name="T1"> Bayangin kita pakai alat stimulasi otak (kayak helm magnet TMS atau alat tDCS) untuk ngasih 'latihan' berulang kali ke area otak tertentu. Misalnya, 'melatih' Korteks Prefrontal (si 'Bos Bijak') biar makin kuat fungsinya dalam mengontrol impuls. Stimulasi berulang ini diharapkan bisa memicu perubahan plastisitas jangka panjang (seperti LTP) di sirkuit tersebut, bikin 'otot' kontrol dirinya makin terlatih. </text:span></text:p>
              </text:list-item>
              <text:list-item>
                <text:p text:style-name="P254"><text:span text:style-name="Strong_20_Emphasis"><text:span text:style-name="T1">Belajar Ngontrol Otak Sendiri ('Cermin Otak'):</text:span></text:span><text:span text:style-name="T1"> Pakai teknologi kayak </text:span><text:span text:style-name="Strong_20_Emphasis"><text:span text:style-name="T1">Neurofeedback</text:span></text:span><text:span text:style-name="T1">. Kita bisa 'ngaca' ke aktivitas gelombang otak kita sendiri secara real-time (misalnya lewat tampilan game di layar). Lalu, kita belajar secara sadar (atau kadang bawah sadar) untuk mengubah pola gelombang otak itu ke arah yang lebih diinginkan (misalnya, lebih tenang atau lebih fokus). Ini kayak belajar ngendaliin 'mesin' otak kita sendiri. </text:span></text:p>
              </text:list-item>
              <text:list-item>
                <text:p text:style-name="P58"><text:span text:style-name="Strong_20_Emphasis"><text:span text:style-name="T1">Memberi 'Pupuk' Kimiawi untuk Pertumbuhan:</text:span></text:span><text:span text:style-name="T1"> Mungkin di masa depan ada obat-obatan (neurofarmakologi) yang dirancang khusus bukan untuk langsung mengubah perilaku, tapi untuk </text:span><text:span text:style-name="Strong_20_Emphasis"><text:span text:style-name="T1">meningkatkan kemampuan otak belajar dan berubah (meningkatkan plastisitas)</text:span></text:span><text:span text:style-name="T1"> di area tertentu. Atau obat yang membantu menyeimbangkan neurotransmitter kunci (kayak Serotonin si 'penstabil mood') biar otak jadi lebih 'siap' menerima pelajaran dari terapi atau latihan perilaku baru. </text:span></text:p>
              </text:list-item>
            </text:list>
            <text:p text:style-name="Text_20_body"><text:soft-page-break/><text:span text:style-name="T1">Jadi, intinya, semua metode potensial ini adalah cara-cara untuk </text:span><text:span text:style-name="Strong_20_Emphasis"><text:span text:style-name="T1">'membujuk', 'mendorong', atau 'melatih' otak</text:span></text:span><text:span text:style-name="T1"> agar ia mau membentuk koneksi-koneksi baru yang mendukung perilaku pro-sosial (seperti empati atau kontrol diri), sambil secara bertahap melemahkan atau 'memangkas' koneksi-koneksi lama yang terkait dengan pola pikir atau perilaku bermasalah.</text:span></text:p>
            <text:p text:style-name="Text_20_body"><text:span text:style-name="T1">Anggap saja prosesnya lebih mirip kayak </text:span><text:span text:style-name="Strong_20_Emphasis"><text:span text:style-name="T1">fisioterapi intensif untuk otak</text:span></text:span><text:span text:style-name="T1"> – butuh latihan berulang, waktu, dan kesabaran untuk membentuk ulang sirkuitnya. Atau seperti </text:span><text:span text:style-name="Strong_20_Emphasis"><text:span text:style-name="T1">belajar bahasa baru</text:span></text:span><text:span text:style-name="T1">, tapi prosesnya dibantu oleh teknologi biar lebih cepat dan efektif.</text:span></text:p>
            <text:p text:style-name="Text_20_body"><text:span text:style-name="T1">Inti pesannya: meskipun istilah 'memprogram ulang' itu kiasan, gagasan neuro-rehabilitasi ini </text:span><text:span text:style-name="Strong_20_Emphasis"><text:span text:style-name="T1">berakar pada proses biologis yang nyata dan sudah terbukti ada</text:span></text:span><text:span text:style-name="T1">, yaitu neuroplastisitas. Ini bukan sihir atau fiksi ilmiah murni, tapi sebuah upaya (yang sangat ambisius dan kompleks!) untuk memanfaatkan pemahaman kita tentang biologi otak demi tujuan perubahan perilaku.</text:span></text:p>
            <text:p text:style-name="P407"/>
            <text:p text:style-name="Text_20_body"><text:span text:style-name="Strong_20_Emphasis"><text:span text:style-name="T1">[Tips Penulisan Tambahan - Opsional]:</text:span></text:span></text:p>
            <text:list xml:id="list9152654682126405940" text:style-name="L63">
              <text:list-item>
                <text:p text:style-name="P255"><text:span text:style-name="Strong_20_Emphasis"><text:span text:style-name="T1">Klarifikasi Metafora:</text:span></text:span><text:span text:style-name="T1"> Penting untuk secara eksplisit membahas dan mengklarifikasi metafora populer seperti "rewiring" atau "reprogramming" agar pembaca tidak salah paham tentang proses yang sebenarnya (yang berbasis plastisitas, bukan coding). </text:span></text:p>
              </text:list-item>
              <text:list-item>
                <text:p text:style-name="P255"><text:span text:style-name="Strong_20_Emphasis"><text:span text:style-name="T1">Hubungkan ke Konsep Sebelumnya:</text:span></text:span><text:span text:style-name="T1"> Selalu kaitkan penjelasan dengan konsep neuroplastisitas yang sudah diperkenalkan sebelumnya (Bab 2.4) untuk memperkuat dasar ilmiahnya. </text:span></text:p>
              </text:list-item>
              <text:list-item>
                <text:p text:style-name="P255"><text:span text:style-name="Strong_20_Emphasis"><text:span text:style-name="T1">Gunakan Contoh Hipotetis yang Jelas:</text:span></text:span><text:span text:style-name="T1"> Memberikan 2-3 contoh konkret (meskipun hipotetis) tentang </text:span><text:span text:style-name="Emphasis"><text:span text:style-name="T1">bagaimana</text:span></text:span><text:span text:style-name="T1"> intervensi bisa memicu plastisitas (stimulasi, neurofeedback, farmakologi) membuat konsepnya lebih mudah dibayangkan. </text:span></text:p>
              </text:list-item>
              <text:list-item>
                <text:p text:style-name="P59"><text:span text:style-name="Strong_20_Emphasis"><text:span text:style-name="T1">Analogi Proses Bertahap:</text:span></text:span><text:span text:style-name="T1"> Gunakan analogi yang menekankan proses yang bertahap, butuh usaha, dan bersifat biologis (fisioterapi, belajar skill) untuk mengimbangi kesan 'instan' dari metafora 'reprogramming'. </text:span></text:p>
              </text:list-item>
            </text:list>
            <text:p text:style-name="Text_20_body"><text:span text:style-name="Strong_20_Emphasis"><text:span text:style-name="T1">[Prompt Ilustrasi - Opsional]:</text:span></text:span></text:p>
            <text:p text:style-name="P184"><text:soft-page-break/>"Buat ilustrasi untuk Subbab 4.2 yang menunjukkan proses neuroplastisitas yang 'diarahkan'. Bisa berupa gambar otak dengan beberapa jalur saraf yang redup/kusut, lalu ada 'alat' (misal: sinar laser halus, gelombang magnet simbolis, atau tangan yang membimbing) yang membantu 'meluruskan' atau 'memperkuat' jalur tersebut menjadi lebih terang dan teratur. Beri judul 'Mengarahkan Neuroplastisitas'. Hindari kesan otak sebagai komputer."</text:p>
            <text:p text:style-name="P407"/>
            <text:p text:style-name="P184">Silakan berikan perintah "YAX" untuk melanjutkan ke prompt Subbab 4.3.</text:p>
          </text:section>
          <text:section text:style-name="Sect1" text:name="feedback-form-32">
            <text:p text:style-name="P366"/>
          </text:section>
        </text:section>
        <text:section text:style-name="Sect1" text:name="0feb7e59ab2e12e1">
          <text:p text:style-name="P184"/>
          <text:section text:style-name="Sect1" text:name="user-query-content-33">
            <text:p text:style-name="P404">yax </text:p>
          </text:section>
          <text:p text:style-name="P366">Tampilkan alur berpikir</text:p>
          <text:section text:style-name="Sect2" text:name="model-response-message-contentr_0feb7e59ab2e12e1">
            <text:p text:style-name="P184">Oke, mari kita bahas bagian mana dari 'mesin' otak yang mungkin jadi target.</text:p>
            <text:p text:style-name="Text_20_body"><text:span text:style-name="Strong_20_Emphasis"><text:span text:style-name="T1">(Prompt untuk Isi Subbab 4.3):</text:span></text:span><text:span text:style-name="T1"> "Tulis isi Subbab 4.3: 'Target Perubahan: Area Otak Mana yang Diincar?' dengan pembahasan mendalam yang mengidentifikasi </text:span><text:span text:style-name="Emphasis"><text:span text:style-name="T1">fungsi</text:span></text:span><text:span text:style-name="T1"> dan </text:span><text:span text:style-name="Emphasis"><text:span text:style-name="T1">sirkuit otak</text:span></text:span><text:span text:style-name="T1"> potensial yang menjadi fokus neuro-rehabilitasi, dijelaskan secara logis namun hati-hati untuk remaja. Mulai dengan analogi: 'Jika mobil rusak, mekanik harus tahu bagian mana yang bermasalah. Begitu juga dengan otak.' Jelaskan bahwa target neuro-rehabilitasi bukanlah 'otak jahat' secara umum, tapi </text:span><text:span text:style-name="Emphasis"><text:span text:style-name="T1">fungsi spesifik</text:span></text:span><text:span text:style-name="T1"> atau </text:span><text:span text:style-name="Emphasis"><text:span text:style-name="T1">pola aktivitas sirkuit</text:span></text:span><text:span text:style-name="T1"> yang secara ilmiah berkorelasi dengan </text:span><text:span text:style-name="Emphasis"><text:span text:style-name="T1">tipe</text:span></text:span><text:span text:style-name="T1"> perilaku kriminal tertentu. Beberapa target potensial yang paling sering diteliti:</text:span></text:p>
            <text:list xml:id="list3788450537917147308" text:style-name="L64">
              <text:list-item>
                <text:p text:style-name="P256"><text:span text:style-name="Strong_20_Emphasis"><text:span text:style-name="T1">Sirkuit Kontrol Impuls &amp; Pengambilan Keputusan (Jaringan Korteks Prefrontal):</text:span></text:span><text:span text:style-name="T1"> </text:span><text:span text:style-name="Emphasis"><text:span text:style-name="T1">Target untuk:</text:span></text:span><text:span text:style-name="T1"> Perilaku impulsif, agresi reaktif, ketidakmampuan menimbang konsekuensi jangka panjang. </text:span><text:span text:style-name="Emphasis"><text:span text:style-name="T1">Tujuan Intervensi:</text:span></text:span><text:span text:style-name="T1"> Memperkuat 'rem' otak, meningkatkan kemampuan berpikir sebelum bertindak. </text:span></text:p>
              </text:list-item>
              <text:list-item>
                <text:p text:style-name="P256"><text:span text:style-name="Strong_20_Emphasis"><text:span text:style-name="T1">Sirkuit Pemrosesan Emosi &amp; Regulasi (Interaksi Amigdala-PFC):</text:span></text:span><text:span text:style-name="T1"> </text:span><text:span text:style-name="Emphasis"><text:span text:style-name="T1">Target untuk:</text:span></text:span><text:span text:style-name="T1"> Kesulitan mengelola kemarahan, respons emosional berlebihan, ketakutan maladaptif. </text:span><text:span text:style-name="Emphasis"><text:span text:style-name="T1">Tujuan Intervensi:</text:span></text:span><text:span text:style-name="T1"> Menenangkan 'alarm' amigdala, meningkatkan kontrol PFC atas emosi. </text:span></text:p>
              </text:list-item>
              <text:list-item>
                <text:p text:style-name="P256"><text:soft-page-break/><text:span text:style-name="Strong_20_Emphasis"><text:span text:style-name="T1">Sirkuit Empati &amp; Teori Pikiran (Theory of Mind) (Jaringan Insula, ACC, mPFC):</text:span></text:span><text:span text:style-name="T1"> </text:span><text:span text:style-name="Emphasis"><text:span text:style-name="T1">Target untuk:</text:span></text:span><text:span text:style-name="T1"> Defisit dalam memahami atau merasakan perasaan orang lain (terutama relevan pada psikopati atau perilaku eksploitatif). </text:span><text:span text:style-name="Emphasis"><text:span text:style-name="T1">Tujuan Intervensi:</text:span></text:span><text:span text:style-name="T1"> Meningkatkan 'radar' sosial dan kepedulian terhadap orang lain. </text:span></text:p>
              </text:list-item>
              <text:list-item>
                <text:p text:style-name="P60"><text:span text:style-name="Strong_20_Emphasis"><text:span text:style-name="T1">Sirkuit Reward &amp; Motivasi (Jaringan Dopaminergik):</text:span></text:span><text:span text:style-name="T1"> </text:span><text:span text:style-name="Emphasis"><text:span text:style-name="T1">Target untuk:</text:span></text:span><text:span text:style-name="T1"> Perilaku pencarian sensasi berisiko tinggi, kecanduan (yang sering memicu kejahatan). </text:span><text:span text:style-name="Emphasis"><text:span text:style-name="T1">Tujuan Intervensi:</text:span></text:span><text:span text:style-name="T1"> Menormalkan respons terhadap hadiah, mengurangi dorongan kompulsif. </text:span><text:span text:style-name="Strong_20_Emphasis"><text:span text:style-name="T1">Krusial:</text:span></text:span><text:span text:style-name="T1"> Tekankan berulang kali bahwa: a) Ini adalah </text:span><text:span text:style-name="Strong_20_Emphasis"><text:span text:style-name="T1">jaringan/sirkuit</text:span></text:span><text:span text:style-name="T1">, bukan satu 'area' ajaib. b) </text:span><text:span text:style-name="Strong_20_Emphasis"><text:span text:style-name="T1">Variasi individu</text:span></text:span><text:span text:style-name="T1"> sangat besar; tidak semua pelaku punya profil otak yang sama. c) Penelitian masih </text:span><text:span text:style-name="Strong_20_Emphasis"><text:span text:style-name="T1">jauh dari selesai</text:span></text:span><text:span text:style-name="T1">; kaitan otak-perilaku sangat kompleks. d) Menargetkan satu fungsi bisa berdampak pada fungsi lain (efek samping). Gunakan bahasa yang sangat berhati-hati ('diduga', 'berpotensi', 'area yang diteliti')." </text:span></text:p>
              </text:list-item>
            </text:list>
            <text:p text:style-name="P407"/>
            <text:p text:style-name="Text_20_body"><text:span text:style-name="Strong_20_Emphasis"><text:span text:style-name="T1">(Jawaban untuk Isi Subbab 4.3):</text:span></text:span></text:p>
            <text:p text:style-name="Text_20_body"><text:span text:style-name="Strong_20_Emphasis"><text:span text:style-name="T1">4.3 Target Perubahan: Area Otak Mana yang Diincar?</text:span></text:span></text:p>
            <text:p text:style-name="Text_20_body"><text:span text:style-name="T1">Kalau mobil kita mogok, mekanik nggak akan asal bongkar semua mesin, kan? Dia pasti cari tahu dulu bagian mana yang bermasalah – businya kah, akinya kah, atau sistem bahan bakarnya? Nah, prinsipnya mirip dengan otak. Jika neuro-rehabilitasi ingin 'memperbaiki' sesuatu, targetnya </text:span><text:span text:style-name="Strong_20_Emphasis"><text:span text:style-name="T1">bukanlah 'otak jahat' secara keseluruhan</text:span></text:span><text:span text:style-name="T1">. Nggak ada bagian otak yang fungsinya murni untuk kejahatan!</text:span></text:p>
            <text:p text:style-name="Text_20_body"><text:span text:style-name="T1">Sebaliknya, para ilmuwan mencoba mengidentifikasi </text:span><text:span text:style-name="Strong_20_Emphasis"><text:span text:style-name="T1">fungsi otak spesifik</text:span></text:span><text:span text:style-name="T1"> atau </text:span><text:span text:style-name="Strong_20_Emphasis"><text:span text:style-name="T1">pola aktivitas dalam sirkuit saraf tertentu</text:span></text:span><text:span text:style-name="T1"> yang, berdasarkan penelitian (ingat, penelitian ini terus berkembang dan belum final!), </text:span><text:span text:style-name="Emphasis"><text:span text:style-name="T1">tampak berkorelasi</text:span></text:span><text:span text:style-name="T1"> atau berhubungan dengan </text:span><text:span text:style-name="Emphasis"><text:span text:style-name="T1">tipe-tipe</text:span></text:span><text:span text:style-name="T1"> perilaku antisosial atau kriminal tertentu pada </text:span><text:span text:style-name="Emphasis"><text:span text:style-name="T1">sebagian</text:span></text:span><text:span text:style-name="T1"> orang. Jadi, targetnya lebih ke 'cara kerja' atau 'pola komunikasi' antar bagian otak.</text:span></text:p>
            <text:p text:style-name="P184">Beberapa 'kandidat' fungsi dan sirkuit otak yang paling sering diteliti sebagai target potensial neuro-rehabilitasi antara lain:</text:p>
            <text:list xml:id="list6683367823329334177" text:style-name="L65">
              <text:list-item>
                <text:p text:style-name="P61"><text:span text:style-name="Strong_20_Emphasis"><text:span text:style-name="T1">Sirkuit Kontrol Impuls &amp; Pengambilan Keputusan (Melibatkan </text:span></text:span><text:soft-page-break/><text:span text:style-name="Strong_20_Emphasis"><text:span text:style-name="T1">Korteks Prefrontal / PFC dan jaringannya):</text:span></text:span></text:p>
                <text:list>
                  <text:list-item>
                    <text:p text:style-name="P257"><text:span text:style-name="Strong_20_Emphasis"><text:span text:style-name="T1">Kalau Masalahnya Apa?</text:span></text:span><text:span text:style-name="T1"> Susah nahan diri, gampang bertindak tanpa mikir panjang (impulsif), gampang terpancing marah atau melakukan kekerasan reaktif, sulit belajar dari kesalahan atau menimbang konsekuensi jangka panjang. </text:span></text:p>
                  </text:list-item>
                  <text:list-item>
                    <text:p text:style-name="P257"><text:span text:style-name="Strong_20_Emphasis"><text:span text:style-name="T1">Tujuan Intervensinya (Hipotetis)?</text:span></text:span><text:span text:style-name="T1"> 'Memperkuat' fungsi si 'Bos Bijak' PFC ini. Ibaratnya, </text:span><text:span text:style-name="Strong_20_Emphasis"><text:span text:style-name="T1">memperkuat 'rem' otak</text:span></text:span><text:span text:style-name="T1"> biar nggak gampang 'ngebut' melakukan hal negatif, dan meningkatkan kemampuan untuk berpikir lebih jernih sebelum bertindak. </text:span></text:p>
                  </text:list-item>
                </text:list>
              </text:list-item>
              <text:list-item>
                <text:p text:style-name="P61"><text:span text:style-name="Strong_20_Emphasis"><text:span text:style-name="T1">Sirkuit Pemrosesan &amp; Regulasi Emosi (Melibatkan interaksi Amigdala, PFC, dan area lain):</text:span></text:span></text:p>
                <text:list>
                  <text:list-item>
                    <text:p text:style-name="P257"><text:span text:style-name="Strong_20_Emphasis"><text:span text:style-name="T1">Kalau Masalahnya Apa?</text:span></text:span><text:span text:style-name="T1"> Emosi yang meledak-ledak dan sulit dikendalikan (terutama kemarahan), respons rasa takut atau stres yang berlebihan dan nggak proporsional, atau sebaliknya, emosi yang terlalu 'datar'. </text:span></text:p>
                  </text:list-item>
                  <text:list-item>
                    <text:p text:style-name="P257"><text:span text:style-name="Strong_20_Emphasis"><text:span text:style-name="T1">Tujuan Intervensinya?</text:span></text:span><text:span text:style-name="T1"> Menyeimbangkan sistem emosi. Mungkin dengan </text:span><text:span text:style-name="Strong_20_Emphasis"><text:span text:style-name="T1">'menenangkan' si 'alarm' Amigdala</text:span></text:span><text:span text:style-name="T1"> yang terlalu sensitif, atau </text:span><text:span text:style-name="Strong_20_Emphasis"><text:span text:style-name="T1">memperkuat 'kendali' dari PFC</text:span></text:span><text:span text:style-name="T1"> atas respons emosional, biar nggak gampang 'kebanjiran' emosi negatif. </text:span></text:p>
                  </text:list-item>
                </text:list>
              </text:list-item>
              <text:list-item>
                <text:p text:style-name="P61"><text:span text:style-name="Strong_20_Emphasis"><text:span text:style-name="T1">Sirkuit Empati &amp; Kognisi Sosial (Melibatkan area seperti Insula, ACC, mPFC):</text:span></text:span></text:p>
                <text:list>
                  <text:list-item>
                    <text:p text:style-name="P257"><text:span text:style-name="Strong_20_Emphasis"><text:span text:style-name="T1">Kalau Masalahnya Apa?</text:span></text:span><text:span text:style-name="T1"> Ketidakmampuan atau kurangnya kapasitas untuk memahami atau ikut merasakan apa yang dirasakan orang lain (defisit empati), kesulitan melihat dari sudut pandang berbeda (</text:span><text:span text:style-name="Emphasis"><text:span text:style-name="T1">Theory of Mind</text:span></text:span><text:span text:style-name="T1">), cenderung manipulatif atau nggak punya rasa bersalah (ciri yang sering dikaitkan dengan kondisi seperti psikopati). </text:span></text:p>
                  </text:list-item>
                  <text:list-item>
                    <text:p text:style-name="P257"><text:span text:style-name="Strong_20_Emphasis"><text:span text:style-name="T1">Tujuan Intervensinya?</text:span></text:span><text:span text:style-name="T1"> Mencoba </text:span><text:span text:style-name="Strong_20_Emphasis"><text:span text:style-name="T1">'mengaktifkan' atau 'melatih' sirkuit</text:span></text:span><text:span text:style-name="T1"> yang mendasari kemampuan sosial dan emosional ini. Ibaratnya, mempertajam </text:span><text:span text:style-name="Strong_20_Emphasis"><text:span text:style-name="T1">'radar sosial'</text:span></text:span><text:span text:style-name="T1"> dan 'sensor kepedulian' terhadap orang lain. (Ini target yang sangat kompleks dan sulit!). </text:span></text:p>
                  </text:list-item>
                </text:list>
              </text:list-item>
              <text:list-item>
                <text:p text:style-name="P61"><text:span text:style-name="Strong_20_Emphasis"><text:span text:style-name="T1">Sirkuit Reward (Penghargaan) &amp; Motivasi (Melibatkan jalur </text:span></text:span><text:soft-page-break/><text:span text:style-name="Strong_20_Emphasis"><text:span text:style-name="T1">dopamin):</text:span></text:span></text:p>
                <text:list>
                  <text:list-item>
                    <text:p text:style-name="P257"><text:span text:style-name="Strong_20_Emphasis"><text:span text:style-name="T1">Kalau Masalahnya Apa?</text:span></text:span><text:span text:style-name="T1"> Kecenderungan ekstrem untuk mencari sensasi dan mengambil risiko berbahaya, ketidakmampuan menunda kepuasan, atau </text:span><text:span text:style-name="Strong_20_Emphasis"><text:span text:style-name="T1">kecanduan</text:span></text:span><text:span text:style-name="T1"> parah (pada narkoba, alkohol, judi, dll) yang seringkali menjadi akar dari perilaku kriminal (mencuri untuk beli narkoba, dll). </text:span></text:p>
                  </text:list-item>
                  <text:list-item>
                    <text:p text:style-name="P61"><text:span text:style-name="Strong_20_Emphasis"><text:span text:style-name="T1">Tujuan Intervensinya?</text:span></text:span><text:span text:style-name="T1"> Mencoba </text:span><text:span text:style-name="Strong_20_Emphasis"><text:span text:style-name="T1">'mengkalibrasi ulang' atau menormalkan</text:span></text:span><text:span text:style-name="T1"> respons otak terhadap 'hadiah' atau kesenangan, mengurangi dorongan kompulsif yang merusak, dan membantu menemukan motivasi pada hal-hal yang lebih positif. </text:span></text:p>
                  </text:list-item>
                </text:list>
              </text:list-item>
            </text:list>
            <text:p text:style-name="Text_20_body"><text:span text:style-name="Strong_20_Emphasis"><text:span text:style-name="T1">INGAT BAIK-BAIK (SANGAT PENTING!):</text:span></text:span></text:p>
            <text:list xml:id="list3295931015317357123" text:style-name="L66">
              <text:list-item>
                <text:p text:style-name="P258"><text:span text:style-name="Strong_20_Emphasis"><text:span text:style-name="T1">(a) Ini Soal Jaringan, Bukan Satu Titik!</text:span></text:span><text:span text:style-name="T1"> Perilaku kompleks muncul dari interaksi </text:span><text:span text:style-name="Strong_20_Emphasis"><text:span text:style-name="T1">jaringan atau sirkuit</text:span></text:span><text:span text:style-name="T1"> otak yang rumit, bukan dari satu 'area' ajaib. </text:span></text:p>
              </text:list-item>
              <text:list-item>
                <text:p text:style-name="P258"><text:span text:style-name="Strong_20_Emphasis"><text:span text:style-name="T1">(b) Setiap Otak Itu Unik!</text:span></text:span><text:span text:style-name="T1"> </text:span><text:span text:style-name="Strong_20_Emphasis"><text:span text:style-name="T1">Variasi individu</text:span></text:span><text:span text:style-name="T1"> sangatlah besar. Tidak semua orang yang melakukan kejahatan punya 'pola otak' yang sama. Pendekatan harus sangat </text:span><text:span text:style-name="Strong_20_Emphasis"><text:span text:style-name="T1">personal</text:span></text:span><text:span text:style-name="T1">. </text:span></text:p>
              </text:list-item>
              <text:list-item>
                <text:p text:style-name="P258"><text:span text:style-name="Strong_20_Emphasis"><text:span text:style-name="T1">(c) Riset Masih Jauh dari Selesai!</text:span></text:span><text:span text:style-name="T1"> Pemahaman kita tentang hubungan pasti antara aktivitas otak spesifik dan perilaku kriminal </text:span><text:span text:style-name="Strong_20_Emphasis"><text:span text:style-name="T1">masih sangat terbatas</text:span></text:span><text:span text:style-name="T1"> dan terus berkembang. Banyak temuan masih bersifat </text:span><text:span text:style-name="Emphasis"><text:span text:style-name="T1">korelasi</text:span></text:span><text:span text:style-name="T1"> (hubungan statistik), belum tentu </text:span><text:span text:style-name="Emphasis"><text:span text:style-name="T1">kausalitas</text:span></text:span><text:span text:style-name="T1"> (sebab-akibat). </text:span></text:p>
              </text:list-item>
              <text:list-item>
                <text:p text:style-name="P62"><text:span text:style-name="Strong_20_Emphasis"><text:span text:style-name="T1">(d) Risiko Efek Samping!</text:span></text:span><text:span text:style-name="T1"> Mengubah satu fungsi otak bisa jadi </text:span><text:span text:style-name="Strong_20_Emphasis"><text:span text:style-name="T1">berdampak tak terduga</text:span></text:span><text:span text:style-name="T1"> pada fungsi normal lainnya yang penting. Presisi adalah tantangan besar. </text:span></text:p>
              </text:list-item>
            </text:list>
            <text:p text:style-name="Text_20_body"><text:span text:style-name="T1">Jadi, meskipun kita bisa mengidentifikasi beberapa 'area yang diteliti' atau 'fungsi potensial' sebagai target, perjalanan untuk benar-benar memahami dan bisa memodifikasinya secara aman dan efektif masih </text:span><text:span text:style-name="Strong_20_Emphasis"><text:span text:style-name="T1">sangatlah panjang dan penuh tanda tanya</text:span></text:span><text:span text:style-name="T1">. Kita harus sangat berhati-hati dengan penyederhanaan berlebihan.</text:span></text:p>
            <text:p text:style-name="P407"/>
            <text:p text:style-name="Text_20_body"><text:span text:style-name="Strong_20_Emphasis"><text:span text:style-name="T1">[Tips Penulisan Tambahan - Opsional]:</text:span></text:span></text:p>
            <text:list xml:id="list7514963967887634929" text:style-name="L67">
              <text:list-item>
                <text:p text:style-name="P259"><text:soft-page-break/><text:span text:style-name="Strong_20_Emphasis"><text:span text:style-name="T1">Struktur Berbasis Fungsi/Masalah:</text:span></text:span><text:span text:style-name="T1"> Mengelompokkan target berdasarkan jenis masalah perilaku (impulsif, emosi, empati, reward) membuatnya lebih mudah dipahami daripada sekadar menyebut nama area otak. </text:span></text:p>
              </text:list-item>
              <text:list-item>
                <text:p text:style-name="P259"><text:span text:style-name="Strong_20_Emphasis"><text:span text:style-name="T1">Bahasa Kiasan yang Konsisten:</text:span></text:span><text:span text:style-name="T1"> Terus gunakan analogi yang sudah diperkenalkan (PFC = rem/bos, Amigdala = alarm, Reward = mesin motivasi) untuk konsistensi. </text:span></text:p>
              </text:list-item>
              <text:list-item>
                <text:p text:style-name="P63"><text:span text:style-name="Strong_20_Emphasis"><text:span text:style-name="T1">Pengulangan Peringatan:</text:span></text:span><text:span text:style-name="T1"> Jangan ragu untuk mengulang poin-poin peringatan penting (jaringan, individu, riset terbatas, efek samping) di akhir subbab ini, karena ini adalah kualifikasi krusial untuk seluruh konsep N-Rehab. </text:span></text:p>
              </text:list-item>
            </text:list>
            <text:p text:style-name="Text_20_body"><text:span text:style-name="Strong_20_Emphasis"><text:span text:style-name="T1">[Prompt Ilustrasi - Opsional]:</text:span></text:span></text:p>
            <text:p text:style-name="P184">"Buat ilustrasi skematik otak untuk Subbab 4.3. Tampilkan beberapa jaringan atau sirkuit utama yang dibahas (misal: satu jalur dari PFC ke Amigdala untuk regulasi emosi, satu jalur terkait reward, satu jaringan untuk empati). Gunakan warna atau gaya garis berbeda untuk tiap sirkuit. Beri label singkat untuk fungsi utama sirkuit tersebut (misal: 'Kontrol Impuls', 'Regulasi Emosi', 'Empati', 'Motivasi/Reward'). Tambahkan ikon tanda tanya atau kaca pembesar di beberapa titik untuk menunjukkan bahwa pemahaman masih terbatas."</text:p>
            <text:p text:style-name="P407"/>
            <text:p text:style-name="P184">Silakan berikan perintah "YAX" untuk melanjutkan ke prompt Subbab 4.4.</text:p>
          </text:section>
          <text:section text:style-name="Sect1" text:name="feedback-form-33">
            <text:p text:style-name="P366"/>
          </text:section>
        </text:section>
        <text:section text:style-name="Sect1" text:name="c4b43a831c1312dc">
          <text:p text:style-name="P184"/>
          <text:section text:style-name="Sect1" text:name="user-query-content-34">
            <text:p text:style-name="P404">yax </text:p>
          </text:section>
          <text:p text:style-name="P366">Tampilkan alur berpikir</text:p>
          <text:section text:style-name="Sect2" text:name="model-response-message-contentr_c4b43a831c1312dc">
            <text:p text:style-name="P184">Oke, mari kita coba bayangkan bagaimana neuro-rehabilitasi ini mungkin terlihat dalam sebuah contoh kasus.</text:p>
            <text:p text:style-name="Text_20_body"><text:span text:style-name="Strong_20_Emphasis"><text:span text:style-name="T1">(Prompt untuk Isi Subbab 4.4):</text:span></text:span><text:span text:style-name="T1"> "Tulis isi Subbab 4.4: 'Contoh Hipotetis: Kasus "Alex"' dengan pembahasan mendalam yang menyajikan studi kasus fiktif yang </text:span><text:span text:style-name="Strong_20_Emphasis"><text:span text:style-name="T1">detail namun tetap hipotetis</text:span></text:span><text:span text:style-name="T1"> untuk mengilustrasikan proses neuro-rehabilitasi bagi remaja. Perkenalkan 'Alex', seorang dewasa muda (misal, usia 22 tahun) dengan riwayat panjang masalah kontrol impuls: </text:span><text:soft-page-break/><text:span text:style-name="T1">sering terlibat perkelahian karena hal sepele, kesulitan mempertahankan pekerjaan karena mudah marah. Bayangkan Alex setuju (ini penting!) mengikuti program neuro-rehabilitasi eksperimental:</text:span></text:p>
            <text:list xml:id="list4148457707236811371" text:style-name="L68">
              <text:list-item>
                <text:p text:style-name="P260"><text:span text:style-name="Strong_20_Emphasis"><text:span text:style-name="T1">Evaluasi Komprehensif:</text:span></text:span><text:span text:style-name="T1"> Alex menjalani serangkaian pemindaian otak (fMRI saat mengerjakan tugas kontrol diri, EEG untuk pola gelombang otak), tes neuropsikologis, dan wawancara mendalam. Hasilnya (hipotetis) menunjukkan konektivitas yang lemah antara PFC dan Amigdala, serta aktivitas berlebih di Amigdala saat diprovokasi. </text:span></text:p>
              </text:list-item>
              <text:list-item>
                <text:p text:style-name="P260"><text:span text:style-name="Strong_20_Emphasis"><text:span text:style-name="T1">Perancangan Program Terpadu:</text:span></text:span><text:span text:style-name="T1"> Tim ahli (neurosaintis, psikolog, psikiater) merancang program </text:span><text:span text:style-name="Strong_20_Emphasis"><text:span text:style-name="T1">multi-modalitas</text:span></text:span><text:span text:style-name="T1"> untuk Alex: </text:span></text:p>
                <text:list>
                  <text:list-item>
                    <text:p text:style-name="P383">Sesi rTMS (Repetitive Transcranial Magnetic Stimulation) ditargetkan ke area DLPFC (bagian dari PFC) untuk meningkatkan aktivitas dan plastisitasnya. </text:p>
                  </text:list-item>
                  <text:list-item>
                    <text:p text:style-name="P383">Sesi Neurofeedback untuk melatih Alex secara sadar menurunkan aktivitas Amigdala saat merasa marah. </text:p>
                  </text:list-item>
                  <text:list-item>
                    <text:p text:style-name="P383">Terapi CBT intensif yang disesuaikan dengan profil otaknya, fokus pada strategi koping dan reinterpretasi situasi pemicu. </text:p>
                  </text:list-item>
                  <text:list-item>
                    <text:p text:style-name="P383">(Mungkin) Obat jangka pendek untuk membantu menstabilkan mood awalnya. </text:p>
                  </text:list-item>
                </text:list>
              </text:list-item>
              <text:list-item>
                <text:p text:style-name="P260"><text:span text:style-name="Strong_20_Emphasis"><text:span text:style-name="T1">Implementasi &amp; Proses:</text:span></text:span><text:span text:style-name="T1"> Deskripsikan Alex menjalani program ini selama (misalnya) 6 bulan, dengan sesi rutin beberapa kali seminggu. Tunjukkan bagaimana teknologi (TMS, neurofeedback) </text:span><text:span text:style-name="Strong_20_Emphasis"><text:span text:style-name="T1">diintegrasikan</text:span></text:span><text:span text:style-name="T1"> dengan terapi bicara/perilaku. </text:span></text:p>
              </text:list-item>
              <text:list-item>
                <text:p text:style-name="P64"><text:span text:style-name="Strong_20_Emphasis"><text:span text:style-name="T1">Pemantauan &amp; Evaluasi Hasil (Jangka Panjang):</text:span></text:span><text:span text:style-name="T1"> Jelaskan bagaimana kemajuan Alex diukur secara berkala (scan otak, tes, laporan perilaku dari Alex dan orang lain). Gambarkan hasil </text:span><text:span text:style-name="Strong_20_Emphasis"><text:span text:style-name="T1">optimis namun realistis</text:span></text:span><text:span text:style-name="T1">: Alex tidak 'sembuh total' dalam semalam, tapi menunjukkan </text:span><text:span text:style-name="Emphasis"><text:span text:style-name="T1">penurunan signifikan</text:span></text:span><text:span text:style-name="T1"> dalam ledakan amarah, </text:span><text:span text:style-name="Emphasis"><text:span text:style-name="T1">peningkatan</text:span></text:span><text:span text:style-name="T1"> kemampuan menahan diri, bisa mempertahankan pekerjaan lebih lama, dan scan otaknya menunjukkan </text:span><text:span text:style-name="Emphasis"><text:span text:style-name="T1">perubahan plastis</text:span></text:span><text:span text:style-name="T1"> ke arah pola yang lebih normal. </text:span><text:span text:style-name="Strong_20_Emphasis"><text:span text:style-name="T1">Krusial:</text:span></text:span><text:span text:style-name="T1"> Tutup dengan </text:span><text:span text:style-name="Strong_20_Emphasis"><text:span text:style-name="T1">peringatan berulang</text:span></text:span><text:span text:style-name="T1">: Ini 100% </text:span><text:span text:style-name="Strong_20_Emphasis"><text:span text:style-name="T1">fiksi ilmiah saat ini</text:span></text:span><text:span text:style-name="T1">, sebuah </text:span><text:span text:style-name="Strong_20_Emphasis"><text:span text:style-name="T1">ilustrasi konseptual</text:span></text:span><text:span text:style-name="T1"> untuk membantu pemahaman, BUKAN janji. Keberhasilan tidak dijamin, risiko efek samping ada (dibahas nanti), </text:span><text:soft-page-break/><text:span text:style-name="T1">isu etisnya kompleks (dibahas nanti). Tujuannya HANYA untuk membuat ide abstrak terasa lebih konkret. Gaya naratif, fokus pada proses dan hasil yang diharapkan." </text:span></text:p>
              </text:list-item>
            </text:list>
            <text:p text:style-name="P407"/>
            <text:p text:style-name="Text_20_body"><text:span text:style-name="Strong_20_Emphasis"><text:span text:style-name="T1">(Jawaban untuk Isi Subbab 4.4):</text:span></text:span></text:p>
            <text:p text:style-name="Text_20_body"><text:span text:style-name="Strong_20_Emphasis"><text:span text:style-name="T1">4.4 Contoh Hipotetis: Kasus "Alex" (Mengilustrasikan Konsep)</text:span></text:span></text:p>
            <text:p text:style-name="Text_20_body"><text:span text:style-name="T1">Konsep neuro-rehabilitasi mungkin masih terasa abstrak banget, ya? Biar lebih kebayang, yuk kita coba bikin sebuah cerita </text:span><text:span text:style-name="Strong_20_Emphasis"><text:span text:style-name="T1">fiktif</text:span></text:span><text:span text:style-name="T1"> tentang seseorang bernama Alex dan bagaimana dia (mungkin, suatu hari nanti di masa depan yang masih jauh) menjalani program ini. Ingat, ini cuma </text:span><text:span text:style-name="Strong_20_Emphasis"><text:span text:style-name="T1">ilustrasi</text:span></text:span><text:span text:style-name="T1">, bukan kenyataan saat ini!</text:span></text:p>
            <text:p text:style-name="Text_20_body"><text:span text:style-name="Strong_20_Emphasis"><text:span text:style-name="T1">Kenalan sama Alex:</text:span></text:span><text:span text:style-name="T1"> Alex ini cowok usia 22 tahun. Sebenarnya dia cerdas dan punya potensi, tapi hidupnya sering berantakan karena satu masalah besar: dia </text:span><text:span text:style-name="Strong_20_Emphasis"><text:span text:style-name="T1">susah banget ngontrol emosi</text:span></text:span><text:span text:style-name="T1">, terutama amarah. Sering banget dia terlibat perkelahian gara-gara masalah sepele, kayak senggolan di jalan atau beda pendapat kecil. Akibatnya, dia jadi susah punya teman dekat, sering dipecat dari kerjaan, dan bahkan pernah beberapa kali berurusan sama polisi karena kasus pemukulan ringan. Alex sendiri sebenarnya capek hidup kayak gini. Setelah beberapa kali gagal dengan konseling biasa, dia dengar tentang sebuah program </text:span><text:span text:style-name="Strong_20_Emphasis"><text:span text:style-name="T1">neuro-rehabilitasi eksperimental</text:span></text:span><text:span text:style-name="T1"> dan – ini penting – dia </text:span><text:span text:style-name="Strong_20_Emphasis"><text:span text:style-name="T1">setuju</text:span></text:span><text:span text:style-name="T1"> untuk mencobanya dengan harapan bisa berubah.</text:span></text:p>
            <text:p text:style-name="Text_20_body"><text:span text:style-name="Strong_20_Emphasis"><text:span text:style-name="T1">Langkah 1: 'Check-Up' Otak Komprehensif</text:span></text:span><text:span text:style-name="T1"> Pertama-tama, Alex menjalani serangkaian pemeriksaan super detail. Bukan cuma wawancara biasa, tapi juga:</text:span></text:p>
            <text:list xml:id="list5220113499037513910" text:style-name="L69">
              <text:list-item>
                <text:p text:style-name="P261"><text:span text:style-name="Strong_20_Emphasis"><text:span text:style-name="T1">Pemindaian Otak fMRI:</text:span></text:span><text:span text:style-name="T1"> Dia diminta melakukan tugas di dalam mesin MRI, misalnya melihat gambar-gambar yang memancing emosi atau mencoba menahan diri saat ada godaan. Tujuannya? Melihat area otak mana yang aktif atau kurang aktif dalam situasi itu. </text:span></text:p>
              </text:list-item>
              <text:list-item>
                <text:p text:style-name="P261"><text:span text:style-name="Strong_20_Emphasis"><text:span text:style-name="T1">Rekaman EEG:</text:span></text:span><text:span text:style-name="T1"> Aktivitas gelombang otaknya direkam untuk melihat pola kelistrikan otaknya secara umum. </text:span></text:p>
              </text:list-item>
              <text:list-item>
                <text:p text:style-name="P261"><text:span text:style-name="Strong_20_Emphasis"><text:span text:style-name="T1">Tes Neuropsikologis:</text:span></text:span><text:span text:style-name="T1"> Tes-tes khusus untuk mengukur kemampuan kognitifnya, seperti kontrol impuls, pengambilan keputusan, dan empati. </text:span></text:p>
              </text:list-item>
              <text:list-item>
                <text:p text:style-name="P65"><text:soft-page-break/><text:span text:style-name="Strong_20_Emphasis"><text:span text:style-name="T1">Wawancara Mendalam:</text:span></text:span><text:span text:style-name="T1"> Dengan psikolog dan psikiater untuk memahami latar belakang, pemicu masalah, dan kondisi mentalnya secara keseluruhan. </text:span></text:p>
              </text:list-item>
            </text:list>
            <text:p text:style-name="Text_20_body"><text:span text:style-name="Emphasis"><text:span text:style-name="T1">Hasil Hipotetisnya:</text:span></text:span><text:span text:style-name="T1"> Tim ahli menemukan (dalam skenario fiksi ini) bahwa pada otak Alex, tampak ada </text:span><text:span text:style-name="Strong_20_Emphasis"><text:span text:style-name="T1">konektivitas atau 'sambungan' yang relatif lemah</text:span></text:span><text:span text:style-name="T1"> antara area Korteks Prefrontal (si 'Bos Bijak' pengontrol diri) dan Amigdala (si 'Alarm Emosi'). Selain itu, Amigdalanya cenderung </text:span><text:span text:style-name="Strong_20_Emphasis"><text:span text:style-name="T1">terlalu aktif (hiperaktif)</text:span></text:span><text:span text:style-name="T1"> saat Alex melihat sesuatu yang memancing amarah.</text:span></text:p>
            <text:p text:style-name="Text_20_body"><text:span text:style-name="Strong_20_Emphasis"><text:span text:style-name="T1">Langkah 2: Merancang 'Resep' Perbaikan Terpadu</text:span></text:span><text:span text:style-name="T1"> Berdasarkan hasil 'check-up' tadi, tim ahli (terdiri dari neurosaintis, psikolog, psikiater) merancang </text:span><text:span text:style-name="Strong_20_Emphasis"><text:span text:style-name="T1">program intervensi yang terpadu dan personal</text:span></text:span><text:span text:style-name="T1"> khusus buat Alex. Programnya nggak cuma satu macam, tapi kombinasi (multi-modalitas):</text:span></text:p>
            <text:list xml:id="list4966238730938764673" text:style-name="L70">
              <text:list-item>
                <text:p text:style-name="P262"><text:span text:style-name="Strong_20_Emphasis"><text:span text:style-name="T1">Sesi rTMS (Helm Magnet):</text:span></text:span><text:span text:style-name="T1"> Alex akan menjalani sesi stimulasi magnetik transkranial berulang (rTMS) yang ditargetkan secara presisi ke bagian Korteks Prefrontal otaknya (misalnya, DLPFC). Tujuannya? Untuk 'mengaktifkan' dan meningkatkan plastisitas di area 'rem' otaknya ini. </text:span></text:p>
              </text:list-item>
              <text:list-item>
                <text:p text:style-name="P262"><text:span text:style-name="Strong_20_Emphasis"><text:span text:style-name="T1">Latihan Neurofeedback:</text:span></text:span><text:span text:style-name="T1"> Alex akan berlatih menggunakan game atau tampilan visual yang terhubung ke EEG-nya. Tujuannya? Belajar secara sadar untuk 'menenangkan' aktivitas Amigdalanya sendiri saat dia mulai merasa kesal atau marah. </text:span></text:p>
              </text:list-item>
              <text:list-item>
                <text:p text:style-name="P262"><text:span text:style-name="Strong_20_Emphasis"><text:span text:style-name="T1">Terapi CBT (Terapi Perilaku Kognitif) Intensif:</text:span></text:span><text:span text:style-name="T1"> Sesi terapi ngobrol reguler yang fokus pada membantu Alex mengenali pemicu amarahnya, menantang pikiran-pikiran otomatis yang negatif, dan melatih strategi koping (cara mengatasi masalah) yang baru dan lebih sehat. Terapisnya juga menggunakan info dari scan otak Alex untuk menyesuaikan terapinya. </text:span></text:p>
              </text:list-item>
              <text:list-item>
                <text:p text:style-name="P66"><text:span text:style-name="Strong_20_Emphasis"><text:span text:style-name="T1">Obat Jangka Pendek (Opsional):</text:span></text:span><text:span text:style-name="T1"> Mungkin di awal program, dokter memberikan obat dosis rendah untuk sementara waktu guna membantu menstabilkan mood Alex agar dia lebih siap mengikuti terapi lainnya. </text:span></text:p>
              </text:list-item>
            </text:list>
            <text:p text:style-name="Text_20_body"><text:span text:style-name="Strong_20_Emphasis"><text:span text:style-name="T1">Langkah 3: Proses Implementasi (Butuh Waktu &amp; Usaha!)</text:span></text:span><text:span text:style-name="T1"> Alex pun mulai menjalani program intensif ini, katakanlah selama </text:span><text:span text:style-name="Strong_20_Emphasis"><text:span text:style-name="T1">6 bulan</text:span></text:span><text:span text:style-name="T1">. Beberapa </text:span><text:soft-page-break/><text:span text:style-name="T1">kali seminggu, dia datang ke klinik: mungkin pagi ikut sesi rTMS, siangnya terapi CBT, lalu sorenya latihan neurofeedback. Proses ini </text:span><text:span text:style-name="Strong_20_Emphasis"><text:span text:style-name="T1">nggak mudah</text:span></text:span><text:span text:style-name="T1">. Ada hari-hari di mana Alex merasa frustrasi atau nggak melihat perubahan. Tapi dengan dukungan tim dan kemauannya sendiri, dia terus mencoba. Penting banget melihat bagaimana </text:span><text:span text:style-name="Strong_20_Emphasis"><text:span text:style-name="T1">teknologi (TMS, neurofeedback) dan terapi psikologis (CBT) ini berjalan beriringan</text:span></text:span><text:span text:style-name="T1">, saling mendukung.</text:span></text:p>
            <text:p text:style-name="Text_20_body"><text:span text:style-name="Strong_20_Emphasis"><text:span text:style-name="T1">Langkah 4: Memantau Kemajuan &amp; Hasil (Realistis, Bukan Ajaib)</text:span></text:span><text:span text:style-name="T1"> Selama dan setelah program 6 bulan itu, kemajuan Alex terus dipantau secara berkala: scan otak fMRI dan EEG diulang, tes psikologis dilakukan lagi, dan yang paling penting, ada laporan perilaku dari Alex sendiri, keluarganya, dan mungkin atasannya di tempat kerja barunya.</text:span></text:p>
            <text:p text:style-name="Text_20_body"><text:span text:style-name="Emphasis"><text:span text:style-name="T1">Hasil Optimis Namun Realistisnya:</text:span></text:span><text:span text:style-name="T1"> Apa yang terjadi pada Alex? Dia </text:span><text:span text:style-name="Strong_20_Emphasis"><text:span text:style-name="T1">tidak berubah jadi malaikat</text:span></text:span><text:span text:style-name="T1"> dalam semalam. Dia masih bisa merasa kesal atau marah. TAPI... ada </text:span><text:span text:style-name="Strong_20_Emphasis"><text:span text:style-name="T1">perubahan signifikan</text:span></text:span><text:span text:style-name="T1">:</text:span></text:p>
            <text:list xml:id="list6317795836182561399" text:style-name="L71">
              <text:list-item>
                <text:p text:style-name="P263"><text:span text:style-name="T1">Ledakan amarahnya </text:span><text:span text:style-name="Strong_20_Emphasis"><text:span text:style-name="T1">jauh berkurang</text:span></text:span><text:span text:style-name="T1"> frekuensi dan intensitasnya. </text:span></text:p>
              </text:list-item>
              <text:list-item>
                <text:p text:style-name="P263"><text:span text:style-name="T1">Dia jadi </text:span><text:span text:style-name="Strong_20_Emphasis"><text:span text:style-name="T1">lebih mampu menahan diri</text:span></text:span><text:span text:style-name="T1"> dan berpikir sejenak sebelum bereaksi saat ada masalah. </text:span></text:p>
              </text:list-item>
              <text:list-item>
                <text:p text:style-name="P263"><text:span text:style-name="T1">Dia berhasil </text:span><text:span text:style-name="Strong_20_Emphasis"><text:span text:style-name="T1">mempertahankan pekerjaan</text:span></text:span><text:span text:style-name="T1"> barunya lebih lama dari sebelumnya. </text:span></text:p>
              </text:list-item>
              <text:list-item>
                <text:p text:style-name="P384">Hubungannya dengan orang lain membaik. </text:p>
              </text:list-item>
              <text:list-item>
                <text:p text:style-name="P67"><text:span text:style-name="T1">Dan yang menarik, hasil scan otaknya pun menunjukkan </text:span><text:span text:style-name="Strong_20_Emphasis"><text:span text:style-name="T1">bukti perubahan plastis</text:span></text:span><text:span text:style-name="T1">: konektivitas antara PFC dan Amigdalanya tampak </text:span><text:span text:style-name="Emphasis"><text:span text:style-name="T1">sedikit lebih kuat</text:span></text:span><text:span text:style-name="T1"> dan pola aktivitas Amigdalanya saat diprovokasi jadi </text:span><text:span text:style-name="Emphasis"><text:span text:style-name="T1">lebih terkontrol</text:span></text:span><text:span text:style-name="T1"> mendekati pola normal. </text:span></text:p>
              </text:list-item>
            </text:list>
            <text:p text:style-name="P184">Alex masih perlu terus menjaga kemajuannya, mungkin dengan sesi terapi lanjutan atau latihan mandiri, tapi program N-Rehab eksperimental ini (dalam cerita fiksi kita) berhasil memberinya 'dorongan' biologis dan psikologis yang dia butuhkan untuk keluar dari siklus lamanya.</text:p>
            <text:p text:style-name="Text_20_body"><text:span text:style-name="Strong_20_Emphasis"><text:span text:style-name="T1">PERINGATAN SUPER PENTING (HARAP DIBACA BERULANG KALI!):</text:span></text:span></text:p>
            <text:p text:style-name="Text_20_body"><text:span text:style-name="T1">Cerita Alex di atas adalah </text:span><text:span text:style-name="Strong_20_Emphasis"><text:span text:style-name="T1">100% FIKSI dan HIPOTETIS SAAT INI!</text:span></text:span><text:span text:style-name="T1"> Ini hanyalah sebuah </text:span><text:span text:style-name="Strong_20_Emphasis"><text:span text:style-name="T1">ILUSTRASI KONSEPTUAL</text:span></text:span><text:span text:style-name="T1"> untuk membantu kita membayangkan bagaimana proses neuro-rehabilitasi </text:span><text:span text:style-name="Emphasis"><text:span text:style-name="T1">mungkin</text:span></text:span><text:span text:style-name="T1"> terlihat di masa depan. </text:span><text:span text:style-name="Strong_20_Emphasis"><text:span text:style-name="T1">BUKAN</text:span></text:span><text:span text:style-name="T1"> janji atau gambaran teknologi yang sudah ada dan siap pakai sekarang.</text:span></text:p>
            <text:p text:style-name="Text_20_body"><text:soft-page-break/><text:span text:style-name="T1">Kenyataannya akan </text:span><text:span text:style-name="Strong_20_Emphasis"><text:span text:style-name="T1">jauh lebih rumit</text:span></text:span><text:span text:style-name="T1">. Keberhasilan sama sekali </text:span><text:span text:style-name="Strong_20_Emphasis"><text:span text:style-name="T1">tidak dijamin</text:span></text:span><text:span text:style-name="T1">. </text:span><text:span text:style-name="Strong_20_Emphasis"><text:span text:style-name="T1">Risiko efek samping</text:span></text:span><text:span text:style-name="T1"> (yang akan kita bahas di Bab 7) itu </text:span><text:span text:style-name="Strong_20_Emphasis"><text:span text:style-name="T1">nyata</text:span></text:span><text:span text:style-name="T1">. Dan </text:span><text:span text:style-name="Strong_20_Emphasis"><text:span text:style-name="T1">dilema etisnya</text:span></text:span><text:span text:style-name="T1"> (yang akan kita bahas di Bab 8) sangatlah </text:span><text:span text:style-name="Strong_20_Emphasis"><text:span text:style-name="T1">kompleks</text:span></text:span><text:span text:style-name="T1">.</text:span></text:p>
            <text:p text:style-name="P184">Jadi, nikmati cerita Alex sebagai gambaran kemungkinan, tapi jangan lupa bahwa kita masih berada di awal perjalanan yang sangat panjang dan penuh ketidakpastian.</text:p>
            <text:p text:style-name="P407"/>
            <text:p text:style-name="Text_20_body"><text:span text:style-name="Strong_20_Emphasis"><text:span text:style-name="T1">[Tips Penulisan Tambahan - Opsional]:</text:span></text:span></text:p>
            <text:list xml:id="list9118339786022135985" text:style-name="L72">
              <text:list-item>
                <text:p text:style-name="P264"><text:span text:style-name="Strong_20_Emphasis"><text:span text:style-name="T1">Gunakan Gaya Naratif:</text:span></text:span><text:span text:style-name="T1"> Menyajikan konsep abstrak melalui cerita tokoh fiktif membuatnya lebih hidup, relatable, dan mudah diingat oleh pembaca muda. </text:span></text:p>
              </text:list-item>
              <text:list-item>
                <text:p text:style-name="P264"><text:span text:style-name="Strong_20_Emphasis"><text:span text:style-name="T1">Detail yang Meyakinkan (tapi Tetap Fiksi):</text:span></text:span><text:span text:style-name="T1"> Memberikan detail spesifik (usia, jenis masalah, jenis tes, jenis intervensi, durasi) membuat cerita terasa lebih nyata, tapi selalu ingatkan bahwa ini fiksi. </text:span></text:p>
              </text:list-item>
              <text:list-item>
                <text:p text:style-name="P264"><text:span text:style-name="Strong_20_Emphasis"><text:span text:style-name="T1">Tekankan Proses &amp; Hasil yang Realistis:</text:span></text:span><text:span text:style-name="T1"> Hindari menggambarkan perubahan yang instan atau sempurna. Tunjukkan bahwa prosesnya butuh waktu dan usaha, dan hasilnya adalah </text:span><text:span text:style-name="Emphasis"><text:span text:style-name="T1">peningkatan signifikan</text:span></text:span><text:span text:style-name="T1">, bukan 'kesembuhan total'. Ini lebih kredibel. </text:span></text:p>
              </text:list-item>
              <text:list-item>
                <text:p text:style-name="P68"><text:span text:style-name="Strong_20_Emphasis"><text:span text:style-name="T1">Disclaimer yang Sangat Jelas &amp; Berulang:</text:span></text:span><text:span text:style-name="T1"> Karena potensi kesalahpahaman sangat tinggi, bagian disclaimer di akhir harus sangat tegas, jelas, dan mungkin diulang dalam beberapa kalimat untuk memastikan pembaca paham sifat hipotetisnya. </text:span></text:p>
              </text:list-item>
            </text:list>
            <text:p text:style-name="Text_20_body"><text:span text:style-name="Strong_20_Emphasis"><text:span text:style-name="T1">[Prompt Ilustrasi - Opsional]:</text:span></text:span></text:p>
            <text:p text:style-name="P184">"Buat rangkaian 3-4 ilustrasi panel sederhana untuk Subbab 4.4 yang menceritakan kisah Alex secara visual:</text:p>
            <text:list xml:id="list5458353194864397433" text:style-name="L73">
              <text:list-item>
                <text:p text:style-name="P385">Panel 1: Alex terlihat marah/frustrasi dalam situasi konflik. </text:p>
              </text:list-item>
              <text:list-item>
                <text:p text:style-name="P385">Panel 2: Alex menjalani salah satu intervensi (misal: duduk dengan alat TMS di kepala atau headset neurofeedback). </text:p>
              </text:list-item>
              <text:list-item>
                <text:p text:style-name="P385">Panel 3: Alex terlihat lebih tenang/mampu mengendalikan diri dalam situasi yang sama seperti Panel 1. </text:p>
              </text:list-item>
              <text:list-item>
                <text:p text:style-name="P192">Panel 4 (Opsional): Tampilan 'scan otak' Alex sebelum dan sesudah, menunjukkan perubahan simbolis pada konektivitas atau aktivitas <text:soft-page-break/>area target. Beri catatan 'Contoh Fiksi'." </text:p>
              </text:list-item>
            </text:list>
            <text:p text:style-name="P407"/>
            <text:p text:style-name="P184">Bab 4 selesai. Silakan berikan perintah "YAX" untuk memulai Bab 5 (Pengantar Bab 5).</text:p>
          </text:section>
          <text:section text:style-name="Sect1" text:name="feedback-form-34">
            <text:p text:style-name="P366"/>
          </text:section>
        </text:section>
        <text:section text:style-name="Sect1" text:name="dde1d05bdf9474f5">
          <text:p text:style-name="P184"/>
          <text:section text:style-name="Sect1" text:name="user-query-content-35">
            <text:p text:style-name="P404">yax </text:p>
          </text:section>
          <text:p text:style-name="P366">Tampilkan alur berpikir</text:p>
          <text:section text:style-name="Sect2" text:name="model-response-message-contentr_dde1d05bdf9474f5">
            <text:p text:style-name="P184">Oke, mari kita masuki 'laboratorium' masa depan!</text:p>
            <text:p text:style-name="Text_20_body"><text:span text:style-name="Strong_20_Emphasis"><text:span text:style-name="T1">(Prompt Pengantar Bab 5):</text:span></text:span><text:span text:style-name="T1"> "Tulis pengantar yang membangkitkan rasa ingin tahu teknologi untuk Bab 5: 'Alat Canggih untuk Otak: Mengintip Teknologi Neuro-Rehabilitasi'. Awali dengan menghubungkan langsung ke Bab 4: 'Setelah kita memahami konsep neuro-rehabilitasi yang terdengar futuristik, sekarang saatnya kita melihat 'perkakas' atau 'alat canggih' apa saja yang </text:span><text:span text:style-name="Emphasis"><text:span text:style-name="T1">mungkin</text:span></text:span><text:span text:style-name="T1"> bisa mewujudkannya.' Ibaratkan bab ini seperti melihat isi 'kotak peralatan' seorang 'mekanik otak' masa depan. Jelaskan bahwa kita akan mengupas berbagai teknologi kunci yang menjadi kandidat utama untuk:</text:span></text:p>
            <text:list xml:id="list1894393866331290882" text:style-name="L74">
              <text:list-item>
                <text:p text:style-name="P265"><text:span text:style-name="Strong_20_Emphasis"><text:span text:style-name="T1">Memahami &amp; Mendiagnosis:</text:span></text:span><text:span text:style-name="T1"> Alat untuk 'mengintip' dan memetakan apa yang terjadi di dalam otak (Brain Imaging). </text:span></text:p>
              </text:list-item>
              <text:list-item>
                <text:p text:style-name="P265"><text:span text:style-name="Strong_20_Emphasis"><text:span text:style-name="T1">Mengintervensi &amp; Memodifikasi:</text:span></text:span><text:span text:style-name="T1"> Alat untuk secara langsung 'menyentuh' atau 'merangsang' aktivitas otak (Stimulasi Otak). </text:span></text:p>
              </text:list-item>
              <text:list-item>
                <text:p text:style-name="P265"><text:span text:style-name="Strong_20_Emphasis"><text:span text:style-name="T1">Memodulasi Kimiawi:</text:span></text:span><text:span text:style-name="T1"> Obat-obatan yang dirancang untuk memengaruhi fungsi otak secara presisi (Neurofarmakologi). </text:span></text:p>
              </text:list-item>
              <text:list-item>
                <text:p text:style-name="P69"><text:span text:style-name="Strong_20_Emphasis"><text:span text:style-name="T1">Melatih &amp; Berinteraksi:</text:span></text:span><text:span text:style-name="T1"> Teknologi yang memungkinkan otak belajar mengontrol dirinya sendiri atau berkomunikasi dengan mesin (Neurofeedback &amp; BCI). Tekankan bahwa bab ini akan menjelaskan cara kerja dasar teknologi-teknologi ini, apa yang sudah bisa dilakukan </text:span><text:span text:style-name="Emphasis"><text:span text:style-name="T1">sekarang</text:span></text:span><text:span text:style-name="T1"> (seringnya untuk kondisi medis lain), dan bagaimana </text:span><text:span text:style-name="Emphasis"><text:span text:style-name="T1">potensinya</text:span></text:span><text:span text:style-name="T1"> (serta batasannya) jika diterapkan untuk neuro-rehabilitasi kriminal. Siapkan pembaca untuk tur teknologi yang menakjubkan sekaligus kompleks. Gaya: Informatif, fokus pada 'bagaimana' teknologi bekerja, antusias pada inovasi, tapi tetap </text:span><text:soft-page-break/><text:span text:style-name="T1">realistis." </text:span></text:p>
              </text:list-item>
            </text:list>
            <text:p text:style-name="P407"/>
            <text:p text:style-name="Text_20_body"><text:span text:style-name="Strong_20_Emphasis"><text:span text:style-name="T1">(Jawaban untuk Pengantar Bab 5):</text:span></text:span></text:p>
            <text:p text:style-name="Text_20_body"><text:span text:style-name="Strong_20_Emphasis"><text:span text:style-name="T1">Bab 5: Alat Canggih untuk Otak: Mengintip Teknologi Neuro-Rehabilitasi</text:span></text:span></text:p>
            <text:p text:style-name="Text_20_body"><text:span text:style-name="T1">Setelah di Bab 4 kita menyelami konsep neuro-rehabilitasi yang mungkin terdengar kayak cerita fiksi ilmiah, pasti kamu penasaran dong: kalau memang (suatu hari nanti) kita mau mencoba 'meng-rewire' atau 'memperbaiki' otak, </text:span><text:span text:style-name="Strong_20_Emphasis"><text:span text:style-name="T1">pakai 'alat' apa sih</text:span></text:span><text:span text:style-name="T1">? Gimana caranya?</text:span></text:p>
            <text:p text:style-name="Text_20_body"><text:span text:style-name="T1">Nah, selamat datang di Bab 5! Anggap saja bab ini kayak kita lagi dapat kesempatan eksklusif buat </text:span><text:span text:style-name="Strong_20_Emphasis"><text:span text:style-name="T1">'membongkar isi koper'</text:span></text:span><text:span text:style-name="T1"> atau </text:span><text:span text:style-name="Strong_20_Emphasis"><text:span text:style-name="T1">'mengintip isi kotak peralatan'</text:span></text:span><text:span text:style-name="T1"> super canggih milik seorang 'mekanik' atau 'insinyur' otak di masa depan (atau bahkan masa kini yang teknologinya udah keren banget!). Kita akan melihat lebih dekat berbagai </text:span><text:span text:style-name="Strong_20_Emphasis"><text:span text:style-name="T1">teknologi kunci</text:span></text:span><text:span text:style-name="T1"> yang menjadi kandidat utama untuk mewujudkan ide neuro-rehabilitasi.</text:span></text:p>
            <text:p text:style-name="P184">Secara garis besar, 'alat-alat' canggih ini bisa kita kelompokkan berdasarkan fungsinya:</text:p>
            <text:list xml:id="list5217356228230455104" text:style-name="L75">
              <text:list-item>
                <text:p text:style-name="P266"><text:span text:style-name="Strong_20_Emphasis"><text:span text:style-name="T1">'Kacamata Tembus Pandang' Otak (Brain Imaging):</text:span></text:span><text:span text:style-name="T1"> Alat-alat untuk 'mengintip', memetakan, dan memahami apa yang terjadi di dalam struktur dan aktivitas otak target. Ini penting buat diagnosis awal dan memantau perubahan. </text:span></text:p>
              </text:list-item>
              <text:list-item>
                <text:p text:style-name="P266"><text:span text:style-name="Strong_20_Emphasis"><text:span text:style-name="T1">'Tongkat Ajaib' Stimulasi Otak:</text:span></text:span><text:span text:style-name="T1"> Teknologi yang bisa secara langsung 'menyenggol', merangsang, atau bahkan menenangkan aktivitas di area otak tertentu, baik dari luar maupun dari dalam. </text:span></text:p>
              </text:list-item>
              <text:list-item>
                <text:p text:style-name="P266"><text:span text:style-name="Strong_20_Emphasis"><text:span text:style-name="T1">'Ramuan Kimia' Presisi (Neurofarmakologi):</text:span></text:span><text:span text:style-name="T1"> Obat-obatan generasi baru yang dirancang untuk memengaruhi 'bahasa kimia' otak (neurotransmitter) dengan cara yang jauh lebih spesifik dan tertarget dibandingkan obat-obatan yang ada sekarang. </text:span></text:p>
              </text:list-item>
              <text:list-item>
                <text:p text:style-name="P70"><text:span text:style-name="Strong_20_Emphasis"><text:span text:style-name="T1">'Arena Latihan &amp; Komunikasi' Otak (Neurofeedback &amp; BCI):</text:span></text:span><text:span text:style-name="T1"> Teknologi interaktif yang memungkinkan otak 'bercermin' dan belajar mengatur dirinya sendiri, atau bahkan berkomunikasi langsung dengan komputer atau mesin lainnya. </text:span></text:p>
              </text:list-item>
            </text:list>
            <text:p text:style-name="Text_20_body"><text:span text:style-name="T1">Di bab ini, kita akan coba kupas satu per satu: gimana sih </text:span><text:span text:style-name="Strong_20_Emphasis"><text:span text:style-name="T1">cara kerja dasar</text:span></text:span><text:span text:style-name="T1"> </text:span><text:soft-page-break/><text:span text:style-name="T1">teknologi-teknologi keren ini (dijelaskan sesimpel mungkin, janji!), apa saja yang </text:span><text:span text:style-name="Strong_20_Emphasis"><text:span text:style-name="T1">sudah bisa mereka lakukan sekarang</text:span></text:span><text:span text:style-name="T1"> (seringnya sih buat ngobatin penyakit kayak Parkinson, depresi, atau bantu orang lumpuh), dan yang paling penting buat buku ini, gimana </text:span><text:span text:style-name="Strong_20_Emphasis"><text:span text:style-name="T1">potensi</text:span></text:span><text:span text:style-name="T1"> sekaligus </text:span><text:span text:style-name="Strong_20_Emphasis"><text:span text:style-name="T1">batasan</text:span></text:span><text:span text:style-name="T1"> mereka kalau suatu hari nanti coba diterapkan untuk tujuan neuro-rehabilitasi kriminal.</text:span></text:p>
            <text:p text:style-name="P184">Siapkan dirimu untuk sebuah 'tur teknologi' yang bakal bikin kamu kagum sama kecanggihan sains, tapi juga sadar betapa kompleks dan penuh tantangannya dunia neuroteknologi ini. Yuk, kita mulai lihat isi 'kotak peralatannya'!</text:p>
            <text:p text:style-name="P407"/>
            <text:p text:style-name="Text_20_body"><text:span text:style-name="Strong_20_Emphasis"><text:span text:style-name="T1">[Tips Penulisan Tambahan - Opsional]:</text:span></text:span></text:p>
            <text:list xml:id="list8736270503096861039" text:style-name="L76">
              <text:list-item>
                <text:p text:style-name="P267"><text:span text:style-name="Strong_20_Emphasis"><text:span text:style-name="T1">Gunakan Analogi yang Menarik:</text:span></text:span><text:span text:style-name="T1"> Analogi seperti 'kotak peralatan mekanik otak', 'kacamata tembus pandang', 'tongkat ajaib stimulasi', 'ramuan kimia presisi', 'arena latihan otak' membuat penjelasan teknologi terasa lebih hidup dan tidak terlalu teknis. </text:span></text:p>
              </text:list-item>
              <text:list-item>
                <text:p text:style-name="P267"><text:span text:style-name="Strong_20_Emphasis"><text:span text:style-name="T1">Struktur Berdasarkan Fungsi:</text:span></text:span><text:span text:style-name="T1"> Mengelompokkan teknologi berdasarkan fungsinya (imaging, stimulasi, farmakologi, interaksi) memberikan kerangka yang jelas bagi pembaca untuk memahami peran masing-masing alat. </text:span></text:p>
              </text:list-item>
              <text:list-item>
                <text:p text:style-name="P71"><text:span text:style-name="Strong_20_Emphasis"><text:span text:style-name="T1">Kelola Ekspektasi (Lagi):</text:span></text:span><text:span text:style-name="T1"> Tekankan bahwa penjelasan akan mencakup </text:span><text:span text:style-name="Emphasis"><text:span text:style-name="T1">potensi</text:span></text:span><text:span text:style-name="T1"> dan </text:span><text:span text:style-name="Emphasis"><text:span text:style-name="T1">batasan</text:span></text:span><text:span text:style-name="T1">, serta penggunaan </text:span><text:span text:style-name="Emphasis"><text:span text:style-name="T1">saat ini</text:span></text:span><text:span text:style-name="T1"> (yang seringkali bukan untuk N-Rehab kriminal). Ini menjaga perspektif realistis. </text:span></text:p>
              </text:list-item>
            </text:list>
            <text:p text:style-name="Text_20_body"><text:span text:style-name="Strong_20_Emphasis"><text:span text:style-name="T1">[Prompt Ilustrasi - Opsional]:</text:span></text:span></text:p>
            <text:p text:style-name="P184">"Buat ilustrasi pembuka Bab 5 yang menggambarkan sebuah 'kotak peralatan' (toolbox) yang terbuka. Di dalamnya terlihat berbagai ikon atau gambar mini yang merepresentasikan teknologi yang akan dibahas: ikon scan otak (imaging), ikon kepala dengan gelombang/petir kecil (stimulasi), ikon kapsul/molekul (farmakologi), ikon otak terhubung ke layar komputer (BCI/Neurofeedback). Gunakan gaya visual yang modern, bersih, dan sedikit futuristik. Beri judul 'Kotak Peralatan Neuroteknologi'."</text:p>
            <text:p text:style-name="P407"/>
            <text:p text:style-name="P184"><text:soft-page-break/>Silakan berikan perintah "YAX" untuk melanjutkan ke prompt Subbab 5.1.</text:p>
          </text:section>
          <text:section text:style-name="Sect1" text:name="feedback-form-35">
            <text:p text:style-name="P366"/>
          </text:section>
        </text:section>
        <text:section text:style-name="Sect1" text:name="2a82adb357be1647">
          <text:p text:style-name="P184"/>
          <text:section text:style-name="Sect1" text:name="user-query-content-36">
            <text:p text:style-name="P404">yax </text:p>
          </text:section>
          <text:p text:style-name="P366">Tampilkan alur berpikir</text:p>
          <text:section text:style-name="Sect2" text:name="model-response-message-contentr_2a82adb357be1647">
            <text:p text:style-name="P184">Oke, mari kita mulai 'mengintip' ke dalam otak dengan alat-alat canggih ini.</text:p>
            <text:p text:style-name="Text_20_body"><text:span text:style-name="Strong_20_Emphasis"><text:span text:style-name="T1">(Prompt untuk Isi Subbab 5.1):</text:span></text:span><text:span text:style-name="T1"> "Tulis isi Subbab 5.1: 'Mengintip ke Dalam Otak: Teknologi Pencitraan (fMRI, EEG, DTI)' dengan pembahasan mendalam yang fokus pada </text:span><text:span text:style-name="Emphasis"><text:span text:style-name="T1">cara kerja dasar</text:span></text:span><text:span text:style-name="T1"> dan </text:span><text:span text:style-name="Emphasis"><text:span text:style-name="T1">aplikasi potensial</text:span></text:span><text:span text:style-name="T1"> dalam neuro-rehabilitasi, disajikan secara visual dan analogis untuk remaja. Mulai dengan: 'Bagaimana ilmuwan bisa tahu apa yang terjadi di dalam kotak hitam bernama otak tanpa membukanya?' Perkenalkan teknologi pencitraan sebagai jawabannya. Jelaskan tiga 'kamera' utama:</text:span></text:p>
            <text:list xml:id="list8476116473517127121" text:style-name="L77">
              <text:list-item>
                <text:p text:style-name="P268"><text:span text:style-name="Strong_20_Emphasis"><text:span text:style-name="T1">fMRI:</text:span></text:span><text:span text:style-name="T1"> Terangkan prinsipnya: medan magnet kuat melacak aliran darah kaya oksigen. Asumsi: area otak yang bekerja keras butuh lebih banyak 'bahan bakar' (darah &amp; oksigen). Hasilnya: peta 3D berwarna yang menunjukkan area mana yang 'menyala' saat melakukan tugas (melihat gambar emosional, membuat keputusan). Analogi: thermal camera untuk aktivitas otak. </text:span><text:span text:style-name="Emphasis"><text:span text:style-name="T1">Potensi N-Rehab:</text:span></text:span><text:span text:style-name="T1"> Mengidentifikasi pola aktivitas atipikal (misal: respons emosi berlebih), melacak perubahan setelah terapi/stimulasi. </text:span><text:span text:style-name="Emphasis"><text:span text:style-name="T1">Batasan:</text:span></text:span><text:span text:style-name="T1"> Lambat (detik), mahal, sangat sensitif gerakan, tidak membaca pikiran. </text:span></text:p>
              </text:list-item>
              <text:list-item>
                <text:p text:style-name="P268"><text:span text:style-name="Strong_20_Emphasis"><text:span text:style-name="T1">EEG:</text:span></text:span><text:span text:style-name="T1"> Jelaskan: 'topi' dengan banyak elektroda merekam aktivitas listrik kolektif jutaan neuron di permukaan otak. Hasilnya: grafik gelombang otak (alpha, beta, theta, delta) yang berubah sesuai kondisi mental (santai, fokus, tidur). Analogi: mikrofon menangkap 'simfoni' listrik otak. </text:span><text:span text:style-name="Emphasis"><text:span text:style-name="T1">Potensi N-Rehab:</text:span></text:span><text:span text:style-name="T1"> Mendeteksi pola abnormal (misal: impulsivitas), dasar neurofeedback (belajar mengubah gelombang otak sendiri). </text:span><text:span text:style-name="Emphasis"><text:span text:style-name="T1">Batasan:</text:span></text:span><text:span text:style-name="T1"> Resolusi spasial (lokasi) buruk, hanya menangkap permukaan. </text:span></text:p>
              </text:list-item>
              <text:list-item>
                <text:p text:style-name="P72"><text:span text:style-name="Strong_20_Emphasis"><text:span text:style-name="T1">DTI:</text:span></text:span><text:span text:style-name="T1"> Jelaskan: Teknik MRI khusus untuk melacak pergerakan molekul air di sepanjang 'kabel' akson (serabut putih). Hasilnya: peta 3D 'jaringan kabel' otak. Analogi: Google Maps untuk jalur koneksi otak. </text:span><text:span text:style-name="Emphasis"><text:span text:style-name="T1">Potensi N-Rehab:</text:span></text:span><text:span text:style-name="T1"> Mengidentifikasi jika ada 'kerusakan' atau </text:span><text:soft-page-break/><text:span text:style-name="T1">'salah sambung' pada jalur komunikasi antar area otak kunci (misal: antara kontrol impuls dan pusat emosi). </text:span><text:span text:style-name="Emphasis"><text:span text:style-name="T1">Batasan:</text:span></text:span><text:span text:style-name="T1"> Tidak mengukur aktivitas, hanya struktur koneksi. Jelaskan setiap teknologi dengan menekankan </text:span><text:span text:style-name="Emphasis"><text:span text:style-name="T1">apa yang diukur</text:span></text:span><text:span text:style-name="T1">, </text:span><text:span text:style-name="Emphasis"><text:span text:style-name="T1">bagaimana visualisasinya</text:span></text:span><text:span text:style-name="T1">, </text:span><text:span text:style-name="Emphasis"><text:span text:style-name="T1">potensi relevansinya untuk memahami/memantau otak dalam konteks rehabilitasi</text:span></text:span><text:span text:style-name="T1">, dan </text:span><text:span text:style-name="Emphasis"><text:span text:style-name="T1">keterbatasan utamanya</text:span></text:span><text:span text:style-name="T1">. Hindari hype 'membaca pikiran'." </text:span></text:p>
              </text:list-item>
            </text:list>
            <text:p text:style-name="P407"/>
            <text:p text:style-name="Text_20_body"><text:span text:style-name="Strong_20_Emphasis"><text:span text:style-name="T1">(Jawaban untuk Isi Subbab 5.1):</text:span></text:span></text:p>
            <text:p text:style-name="Text_20_body"><text:span text:style-name="Strong_20_Emphasis"><text:span text:style-name="T1">5.1 Mengintip ke Dalam Otak: Teknologi Pencitraan (fMRI, EEG, DTI)</text:span></text:span></text:p>
            <text:p text:style-name="Text_20_body"><text:span text:style-name="T1">Pertanyaan keren nih: gimana caranya para ilmuwan (dan dokter) bisa tahu apa yang lagi terjadi di dalam 'kotak hitam' super kompleks bernama otak, tanpa harus melakukan operasi bedah yang berisiko? Jawabannya ada pada teknologi </text:span><text:span text:style-name="Strong_20_Emphasis"><text:span text:style-name="T1">pencitraan otak (brain imaging)</text:span></text:span><text:span text:style-name="T1">! Anggap saja ini kayak 'kacamata tembus pandang' atau 'kamera canggih' yang bisa ngasih kita gambaran tentang apa yang ada dan apa yang terjadi di dalam kepala kita. Yuk, kenalan sama tiga 'kamera' utama yang sering dipakai:</text:span></text:p>
            <text:list xml:id="list1188107067881227600" text:style-name="L78">
              <text:list-item>
                <text:p text:style-name="P73"><text:span text:style-name="Strong_20_Emphasis"><text:span text:style-name="T1">fMRI (functional Magnetic Resonance Imaging) - Si Detektif Aliran Darah</text:span></text:span></text:p>
                <text:list>
                  <text:list-item>
                    <text:p text:style-name="P269"><text:span text:style-name="Strong_20_Emphasis"><text:span text:style-name="T1">Cara Kerjanya?</text:span></text:span><text:span text:style-name="T1"> Kamu mungkin pernah lihat mesin MRI yang bentuknya kayak terowongan besar di rumah sakit. Nah, fMRI ini pakai medan magnet yang </text:span><text:span text:style-name="Strong_20_Emphasis"><text:span text:style-name="T1">super kuat</text:span></text:span><text:span text:style-name="T1"> buat ngelacak sesuatu yang simpel tapi penting: </text:span><text:span text:style-name="Strong_20_Emphasis"><text:span text:style-name="T1">aliran darah yang kaya oksigen</text:span></text:span><text:span text:style-name="T1"> di otak. Logikanya gini: bagian otak yang lagi kerja keras (mikir, merasa, bergerak) butuh lebih banyak 'bensin' berupa oksigen, jadi aliran darah ke sana meningkat. fMRI bisa mendeteksi perubahan aliran darah ini. </text:span></text:p>
                  </text:list-item>
                  <text:list-item>
                    <text:p text:style-name="P269"><text:span text:style-name="Strong_20_Emphasis"><text:span text:style-name="T1">Hasilnya Kayak Apa?</text:span></text:span><text:span text:style-name="T1"> Biasanya berupa gambar </text:span><text:span text:style-name="Strong_20_Emphasis"><text:span text:style-name="T1">peta otak 3D berwarna-warni</text:span></text:span><text:span text:style-name="T1">. Warna-warna cerah (misal: kuning, merah) nunjukkin area mana yang lagi 'menyala' alias aktif banget pas kamu lagi ngerjain tugas tertentu di dalam mesin fMRI (misalnya, disuruh lihat gambar yang bikin emosi, atau disuruh bikin keputusan sulit). </text:span></text:p>
                  </text:list-item>
                  <text:list-item>
                    <text:p text:style-name="P269"><text:span text:style-name="Strong_20_Emphasis"><text:span text:style-name="T1">Analogi:</text:span></text:span><text:span text:style-name="T1"> Kayak </text:span><text:span text:style-name="Strong_20_Emphasis"><text:span text:style-name="T1">kamera thermal</text:span></text:span><text:span text:style-name="T1"> yang bisa lihat bagian mana </text:span><text:soft-page-break/><text:span text:style-name="T1">dari mesin yang lagi panas karena kerja keras. </text:span></text:p>
                  </text:list-item>
                  <text:list-item>
                    <text:p text:style-name="P269"><text:span text:style-name="Strong_20_Emphasis"><text:span text:style-name="T1">Potensi buat Neuro-Rehabilitasi (N-Rehab):</text:span></text:span><text:span text:style-name="T1"> Bisa dipakai buat </text:span><text:span text:style-name="Strong_20_Emphasis"><text:span text:style-name="T1">assessment awal</text:span></text:span><text:span text:style-name="T1">, misalnya melihat apakah ada pola aktivitas otak yang 'nggak biasa' pada seseorang (misal, Amigdalanya terlalu aktif pas lihat muka marah). Terus, yang penting, bisa dipakai buat </text:span><text:span text:style-name="Strong_20_Emphasis"><text:span text:style-name="T1">memantau perubahan</text:span></text:span><text:span text:style-name="T1">: setelah orang itu ikut terapi atau stimulasi otak, apakah pola aktivitas otaknya berubah jadi lebih 'normal'? </text:span></text:p>
                  </text:list-item>
                  <text:list-item>
                    <text:p text:style-name="P269"><text:span text:style-name="Strong_20_Emphasis"><text:span text:style-name="T1">Tapi Ada Batasannya:</text:span></text:span><text:span text:style-name="T1"> fMRI itu </text:span><text:span text:style-name="Strong_20_Emphasis"><text:span text:style-name="T1">lambat</text:span></text:span><text:span text:style-name="T1"> (butuh beberapa detik buat ngambil satu 'foto' aktivitas, padahal otak bekerja dalam milidetik), alatnya </text:span><text:span text:style-name="Strong_20_Emphasis"><text:span text:style-name="T1">super mahal</text:span></text:span><text:span text:style-name="T1"> dan butuh ruangan khusus, kamu harus </text:span><text:span text:style-name="Strong_20_Emphasis"><text:span text:style-name="T1">diam total</text:span></text:span><text:span text:style-name="T1"> selama di-scan (susah!), dan yang paling penting: fMRI </text:span><text:span text:style-name="Strong_20_Emphasis"><text:span text:style-name="T1">NGGAK BISA BACA PIKIRAN</text:span></text:span><text:span text:style-name="T1"> spesifik kamu (cuma lihat area mana yang aktif, bukan apa isi pikiranmu). </text:span></text:p>
                  </text:list-item>
                </text:list>
              </text:list-item>
              <text:list-item>
                <text:p text:style-name="P73"><text:span text:style-name="Strong_20_Emphasis"><text:span text:style-name="T1">EEG (Electroencephalography) - Si Perekam Gelombang Listrik</text:span></text:span></text:p>
                <text:list>
                  <text:list-item>
                    <text:p text:style-name="P269"><text:span text:style-name="Strong_20_Emphasis"><text:span text:style-name="T1">Cara Kerjanya?</text:span></text:span><text:span text:style-name="T1"> Ini lebih simpel. Kamu bakal dipakein semacam 'topi' atau jaring dengan banyak sensor logam kecil (elektroda) yang nempel di kulit kepala. Sensor ini tugasnya 'nguping' dan merekam </text:span><text:span text:style-name="Strong_20_Emphasis"><text:span text:style-name="T1">aktivitas listrik alami</text:span></text:span><text:span text:style-name="T1"> yang dihasilkan oleh jutaan neuron yang 'ngobrol' bareng di permukaan otak. </text:span></text:p>
                  </text:list-item>
                  <text:list-item>
                    <text:p text:style-name="P269"><text:span text:style-name="Strong_20_Emphasis"><text:span text:style-name="T1">Hasilnya Kayak Apa?</text:span></text:span><text:span text:style-name="T1"> Bukan gambar otak, tapi </text:span><text:span text:style-name="Strong_20_Emphasis"><text:span text:style-name="T1">grafik garis bergelombang-gelombang</text:span></text:span><text:span text:style-name="T1"> yang naik turun (mirip yang kamu lihat di monitor detak jantung di film). Ini namanya </text:span><text:span text:style-name="Strong_20_Emphasis"><text:span text:style-name="T1">gelombang otak</text:span></text:span><text:span text:style-name="T1">. Ada macem-macem jenis gelombang (Delta, Theta, Alpha, Beta, Gamma) yang polanya berubah tergantung kamu lagi tidur pules, santai, fokus belajar, atau lagi cemas. </text:span></text:p>
                  </text:list-item>
                  <text:list-item>
                    <text:p text:style-name="P269"><text:span text:style-name="Strong_20_Emphasis"><text:span text:style-name="T1">Analogi:</text:span></text:span><text:span text:style-name="T1"> Kayak </text:span><text:span text:style-name="Strong_20_Emphasis"><text:span text:style-name="T1">mikrofon super sensitif</text:span></text:span><text:span text:style-name="T1"> yang ditaruh di luar gedung konser buat 'dengerin' irama atau 'simfoni' musik listrik yang dimainin sama 'orkestra' neuron di dalam otak. </text:span></text:p>
                  </text:list-item>
                  <text:list-item>
                    <text:p text:style-name="P269"><text:span text:style-name="Strong_20_Emphasis"><text:span text:style-name="T1">Potensi buat N-Rehab:</text:span></text:span><text:span text:style-name="T1"> Bisa bantu deteksi pola gelombang otak yang nggak normal yang </text:span><text:span text:style-name="Emphasis"><text:span text:style-name="T1">mungkin</text:span></text:span><text:span text:style-name="T1"> terkait sama kondisi kayak ADHD atau impulsivitas. Dan yang paling penting, EEG ini jadi </text:span><text:span text:style-name="Strong_20_Emphasis"><text:span text:style-name="T1">dasar utama teknologi Neurofeedback</text:span></text:span><text:span text:style-name="T1"> (alat latihan otak yang akan kita bahas nanti!). </text:span></text:p>
                  </text:list-item>
                  <text:list-item>
                    <text:p text:style-name="P269"><text:soft-page-break/><text:span text:style-name="Strong_20_Emphasis"><text:span text:style-name="T1">Tapi Ada Batasannya:</text:span></text:span><text:span text:style-name="T1"> EEG itu </text:span><text:span text:style-name="Strong_20_Emphasis"><text:span text:style-name="T1">susah banget nentuin lokasi persis</text:span></text:span><text:span text:style-name="T1"> sumber aktivitas listriknya di dalam otak (karena sinyalnya menyebar di tengkorak), dan dia lebih banyak menangkap aktivitas di </text:span><text:span text:style-name="Strong_20_Emphasis"><text:span text:style-name="T1">permukaan otak</text:span></text:span><text:span text:style-name="T1"> aja, nggak bisa 'nguping' yang di bagian dalam. </text:span></text:p>
                  </text:list-item>
                </text:list>
              </text:list-item>
              <text:list-item>
                <text:p text:style-name="P73"><text:span text:style-name="Strong_20_Emphasis"><text:span text:style-name="T1">DTI (Diffusion Tensor Imaging) - Si Pembuat Peta 'Kabel' Otak</text:span></text:span></text:p>
                <text:list>
                  <text:list-item>
                    <text:p text:style-name="P269"><text:span text:style-name="Strong_20_Emphasis"><text:span text:style-name="T1">Cara Kerjanya?</text:span></text:span><text:span text:style-name="T1"> Ini sebenarnya 'saudaranya' MRI, tapi fokusnya beda. DTI nggak ngelihat aktivitas, tapi ngelihat </text:span><text:span text:style-name="Strong_20_Emphasis"><text:span text:style-name="T1">struktur 'kabel' atau 'jalur komunikasi'</text:span></text:span><text:span text:style-name="T1"> utama di otak (yang namanya </text:span><text:span text:style-name="Emphasis"><text:span text:style-name="T1">serabut putih</text:span></text:span><text:span text:style-name="T1"> atau </text:span><text:span text:style-name="Emphasis"><text:span text:style-name="T1">white matter tracts</text:span></text:span><text:span text:style-name="T1">, kumpulan dari akson neuron). Caranya unik: dia ngelacak arah pergerakan alami molekul air di otak. Molekul air cenderung lebih gampang bergerak mengikuti 'jalur kabel' ini daripada menembusnya. </text:span></text:p>
                  </text:list-item>
                  <text:list-item>
                    <text:p text:style-name="P269"><text:span text:style-name="Strong_20_Emphasis"><text:span text:style-name="T1">Hasilnya Kayak Apa?</text:span></text:span><text:span text:style-name="T1"> Gambar </text:span><text:span text:style-name="Strong_20_Emphasis"><text:span text:style-name="T1">peta 3D berwarna-warni yang nunjukkin 'jaringan kabel fiber optik'</text:span></text:span><text:span text:style-name="T1"> otak kita. Kita bisa lihat gimana area-area otak saling terhubung, seberapa 'tebal' atau 'sehat' jalur kabelnya. </text:span></text:p>
                  </text:list-item>
                  <text:list-item>
                    <text:p text:style-name="P269"><text:span text:style-name="Strong_20_Emphasis"><text:span text:style-name="T1">Analogi:</text:span></text:span><text:span text:style-name="T1"> Kayak </text:span><text:span text:style-name="Strong_20_Emphasis"><text:span text:style-name="T1">Google Maps</text:span></text:span><text:span text:style-name="T1"> yang nunjukkin semua </text:span><text:span text:style-name="Strong_20_Emphasis"><text:span text:style-name="T1">rute jalan tol</text:span></text:span><text:span text:style-name="T1"> antar 'kota' (area) di otak kita. </text:span></text:p>
                  </text:list-item>
                  <text:list-item>
                    <text:p text:style-name="P269"><text:span text:style-name="Strong_20_Emphasis"><text:span text:style-name="T1">Potensi buat N-Rehab:</text:span></text:span><text:span text:style-name="T1"> Bisa bantu identifikasi kalau ada </text:span><text:span text:style-name="Strong_20_Emphasis"><text:span text:style-name="T1">'kerusakan', 'koneksi yang lemah', atau 'salah sambung'</text:span></text:span><text:span text:style-name="T1"> pada jalur-jalur komunikasi penting antar area otak. Misalnya, apakah 'jalan tol' antara si 'Bos PFC' (pusat kontrol) dan si 'Alarm Amigdala' (pusat emosi) itu lancar atau justru 'rusak'? Informasi ini bisa penting buat nentuin target intervensi. </text:span></text:p>
                  </text:list-item>
                  <text:list-item>
                    <text:p text:style-name="P73"><text:span text:style-name="Strong_20_Emphasis"><text:span text:style-name="T1">Tapi Ada Batasannya:</text:span></text:span><text:span text:style-name="T1"> DTI cuma ngasih tahu </text:span><text:span text:style-name="Strong_20_Emphasis"><text:span text:style-name="T1">struktur</text:span></text:span><text:span text:style-name="T1"> koneksinya, bukan </text:span><text:span text:style-name="Strong_20_Emphasis"><text:span text:style-name="T1">seberapa sering</text:span></text:span><text:span text:style-name="T1"> atau </text:span><text:span text:style-name="Strong_20_Emphasis"><text:span text:style-name="T1">seberapa bagus</text:span></text:span><text:span text:style-name="T1"> sinyal informasi lewat di situ (fungsinya). </text:span></text:p>
                  </text:list-item>
                </text:list>
              </text:list-item>
            </text:list>
            <text:p text:style-name="Text_20_body"><text:span text:style-name="T1">Jadi, ketiga 'kamera' ini punya kelebihan dan kekurangannya masing-masing. Dalam riset (dan mungkin kelak dalam praktik N-Rehab), mereka sering dipakai </text:span><text:span text:style-name="Strong_20_Emphasis"><text:span text:style-name="T1">bersama-sama</text:span></text:span><text:span text:style-name="T1"> untuk mendapatkan gambaran otak yang lebih lengkap, baik untuk memahami kondisi awal maupun untuk melihat apakah ada perubahan setelah intervensi. Tapi ingat, nggak ada satupun dari alat ini yang bisa 'membaca isi hati' atau pikiran seseorang secara </text:span><text:soft-page-break/><text:span text:style-name="T1">ajaib!</text:span></text:p>
            <text:p text:style-name="P407"/>
            <text:p text:style-name="Text_20_body"><text:span text:style-name="Strong_20_Emphasis"><text:span text:style-name="T1">[Tips Penulisan Tambahan - Opsional]:</text:span></text:span></text:p>
            <text:list xml:id="list191941868811839156" text:style-name="L79">
              <text:list-item>
                <text:p text:style-name="P270"><text:span text:style-name="Strong_20_Emphasis"><text:span text:style-name="T1">Sederhanakan Prinsip Kompleks:</text:span></text:span><text:span text:style-name="T1"> Fokus pada </text:span><text:span text:style-name="Emphasis"><text:span text:style-name="T1">apa yang dideteksi</text:span></text:span><text:span text:style-name="T1"> (aliran darah, listrik, gerakan air) dan </text:span><text:span text:style-name="Emphasis"><text:span text:style-name="T1">apa artinya</text:span></text:span><text:span text:style-name="T1"> secara sederhana, daripada detail fisika atau biologinya. Analogi sangat membantu di sini. </text:span></text:p>
              </text:list-item>
              <text:list-item>
                <text:p text:style-name="P270"><text:span text:style-name="Strong_20_Emphasis"><text:span text:style-name="T1">Visualisasikan Hasil:</text:span></text:span><text:span text:style-name="T1"> Jelaskan bentuk output data (peta warna, grafik gelombang, peta kabel) agar pembaca bisa membayangkannya. </text:span></text:p>
              </text:list-item>
              <text:list-item>
                <text:p text:style-name="P270"><text:span text:style-name="Strong_20_Emphasis"><text:span text:style-name="T1">Struktur Konsisten:</text:span></text:span><text:span text:style-name="T1"> Jelaskan setiap teknologi dengan struktur yang sama (Cara Kerja, Hasil, Analogi, Potensi N-Rehab, Batasan) agar mudah dibandingkan. </text:span></text:p>
              </text:list-item>
              <text:list-item>
                <text:p text:style-name="P74"><text:span text:style-name="Strong_20_Emphasis"><text:span text:style-name="T1">Tegaskan Batasan:</text:span></text:span><text:span text:style-name="T1"> Sangat penting untuk secara eksplisit menyebutkan keterbatasan utama setiap teknologi (kecepatan, resolusi, biaya, apa yang TIDAK bisa diukur) untuk menjaga ekspektasi realistis dan menghindari kesan 'ajaib'. </text:span></text:p>
              </text:list-item>
            </text:list>
            <text:p text:style-name="Text_20_body"><text:span text:style-name="Strong_20_Emphasis"><text:span text:style-name="T1">[Prompt Ilustrasi - Opsional]:</text:span></text:span></text:p>
            <text:p text:style-name="P184">"Buat ilustrasi perbandingan untuk Subbab 5.1. Tampilkan tiga panel berdampingan:</text:p>
            <text:list xml:id="list1527858155429459738" text:style-name="L80">
              <text:list-item>
                <text:p text:style-name="P386">Panel fMRI: Gambar otak 3D dengan beberapa area berwarna cerah ('hotspot'). Label: 'fMRI: Peta Aktivitas (Aliran Darah)'. </text:p>
              </text:list-item>
              <text:list-item>
                <text:p text:style-name="P386">Panel EEG: Gambar kepala dengan topi elektroda dan di sampingnya grafik gelombang otak yang naik turun. Label: 'EEG: Rekaman Gelombang Listrik'. </text:p>
              </text:list-item>
              <text:list-item>
                <text:p text:style-name="P193">Panel DTI: Gambar otak 3D dengan garis-garis berwarna yang menunjukkan jalur 'kabel'. Label: 'DTI: Peta Koneksi (Jalur Kabel)'. Gunakan gaya visual yang informatif dan bedakan tampilan hasil ketiganya dengan jelas." </text:p>
              </text:list-item>
            </text:list>
            <text:p text:style-name="P407"/>
            <text:p text:style-name="P184">Silakan berikan perintah "YAX" untuk melanjutkan ke prompt Subbab 5.2.</text:p>
          </text:section>
          <text:section text:style-name="Sect1" text:name="feedback-form-36">
            <text:p text:style-name="P366"/>
          </text:section>
        </text:section>
        <text:section text:style-name="Sect1" text:name="35d93df2b24f983e">
          <text:p text:style-name="P184"/>
          <text:section text:style-name="Sect1" text:name="user-query-content-37">
            <text:p text:style-name="P404"><text:soft-page-break/>yax </text:p>
          </text:section>
          <text:p text:style-name="P366">Tampilkan alur berpikir</text:p>
          <text:section text:style-name="Sect2" text:name="model-response-message-contentr_35d93df2b24f983e">
            <text:p text:style-name="P184">Oke, saatnya membahas alat-alat yang bisa 'menyentuh' otak dari luar!</text:p>
            <text:p text:style-name="Text_20_body"><text:span text:style-name="Strong_20_Emphasis"><text:span text:style-name="T1">(Prompt untuk Isi Subbab 5.2):</text:span></text:span><text:span text:style-name="T1"> "Tulis isi Subbab 5.2: 'Menyetrum (Secara Halus): Stimulasi Otak Non-Invasif (TMS, tDCS)' dengan pembahasan mendalam yang demistifikasi teknologi ini untuk remaja. Mulai dengan: 'Mendengar kata 'stimulasi otak' mungkin ngeri, tapi ada cara yang tidak sakit dan tidak perlu operasi!' Perkenalkan dua teknik utama:</text:span></text:p>
            <text:list xml:id="list6950126934856216077" text:style-name="L81">
              <text:list-item>
                <text:p text:style-name="P271"><text:span text:style-name="Strong_20_Emphasis"><text:span text:style-name="T1">TMS (Stimulasi Magnetik Transkranial):</text:span></text:span><text:span text:style-name="T1"> Jelaskan: Alat seperti angka '8' (koil) didekatkan ke kepala. Saat aktif, ia menembakkan </text:span><text:span text:style-name="Emphasis"><text:span text:style-name="T1">denyut magnet</text:span></text:span><text:span text:style-name="T1"> kuat &amp; singkat. Magnet ini menembus tulang tengkorak, menciptakan </text:span><text:span text:style-name="Emphasis"><text:span text:style-name="T1">arus listrik kecil</text:span></text:span><text:span text:style-name="T1"> di area otak persis di bawahnya. Arus ini cukup untuk membuat neuron 'menembak' (aktif). Tergantung pola denyutnya (rTMS), bisa meningkatkan atau menurunkan aktivitas area target secara sementara. Analogi: mengetuk pintu neuron dengan palu magnetik. </text:span><text:span text:style-name="Emphasis"><text:span text:style-name="T1">Penggunaan Saat Ini:</text:span></text:span><text:span text:style-name="T1"> Pengobatan depresi berat, OCD, migrain; riset pemetaan otak. </text:span><text:span text:style-name="Emphasis"><text:span text:style-name="T1">Potensi N-Rehab:</text:span></text:span><text:span text:style-name="T1"> 'Membangunkan' area PFC yang kurang aktif, 'menenangkan' area emosi yang terlalu reaktif, memicu perubahan plastis jangka panjang (LTP/LTD) dengan sesi berulang. </text:span><text:span text:style-name="Emphasis"><text:span text:style-name="T1">Keamanan:</text:span></text:span><text:span text:style-name="T1"> Umumnya aman jika sesuai protokol, risiko kecil kejang (jarang). </text:span></text:p>
              </text:list-item>
              <text:list-item>
                <text:p text:style-name="P75"><text:span text:style-name="Strong_20_Emphasis"><text:span text:style-name="T1">tDCS (Stimulasi Arus Searah Transkranial):</text:span></text:span><text:span text:style-name="T1"> Jelaskan: Dua elektroda spons basah ditempel di kepala, dialiri arus listrik </text:span><text:span text:style-name="Emphasis"><text:span text:style-name="T1">sangat-sangat lemah</text:span></text:span><text:span text:style-name="T1"> (jauh lebih kecil dari sengatan statis). Tidak membuat neuron 'menembak', tapi mengubah 'ambang batas' nya – membuatnya sedikit lebih mudah (di bawah anoda/positif) atau lebih sulit (di bawah katoda/negatif) untuk aktif. Analogi: menaikkan atau menurunkan 'volume' sensitivitas neuron. </text:span><text:span text:style-name="Emphasis"><text:span text:style-name="T1">Penggunaan Saat Ini:</text:span></text:span><text:span text:style-name="T1"> Masih banyak dalam riset untuk meningkatkan belajar, mood, pemulihan stroke. Banyak dijual bebas (DIY neuro-hacking, tapi tidak direkomendasikan!). </text:span><text:span text:style-name="Emphasis"><text:span text:style-name="T1">Potensi N-Rehab:</text:span></text:span><text:span text:style-name="T1"> 'Membantu' otak lebih reseptif terhadap terapi kognitif, menyeimbangkan aktivitas hemisfer. </text:span><text:span text:style-name="Emphasis"><text:span text:style-name="T1">Keamanan:</text:span></text:span><text:span text:style-name="T1"> Umumnya aman (rasa gatal/perih ringan di kulit), tapi efek jangka panjang &amp; penggunaan tanpa supervisi masih diteliti. Jelaskan prinsip dasar, bedakan efek TMS (langsung memicu) vs </text:span><text:soft-page-break/><text:span text:style-name="T1">tDCS (memodulasi). Tekankan potensi memicu </text:span><text:span text:style-name="Strong_20_Emphasis"><text:span text:style-name="T1">neuroplastisitas</text:span></text:span><text:span text:style-name="T1"> sebagai mekanisme perubahan jangka panjang. Sebutkan perlunya sesi berulang dan target yang presisi." </text:span></text:p>
              </text:list-item>
            </text:list>
            <text:p text:style-name="P407"/>
            <text:p text:style-name="Text_20_body"><text:span text:style-name="Strong_20_Emphasis"><text:span text:style-name="T1">(Jawaban untuk Isi Subbab 5.2):</text:span></text:span></text:p>
            <text:p text:style-name="Text_20_body"><text:span text:style-name="Strong_20_Emphasis"><text:span text:style-name="T1">5.2 Menyetrum (Secara Halus): Stimulasi Otak Non-Invasif (TMS, tDCS)</text:span></text:span></text:p>
            <text:p text:style-name="Text_20_body"><text:span text:style-name="T1">Denger kata "stimulasi otak" mungkin langsung kebayang adegan di film horor atau alat penyiksa zaman dulu, ya? Tenang... tenang! Teknologi modern punya cara yang jauh lebih canggih, </text:span><text:span text:style-name="Strong_20_Emphasis"><text:span text:style-name="T1">tidak sakit</text:span></text:span><text:span text:style-name="T1">, dan yang paling penting, </text:span><text:span text:style-name="Strong_20_Emphasis"><text:span text:style-name="T1">tidak perlu operasi bedah</text:span></text:span><text:span text:style-name="T1"> alias </text:span><text:span text:style-name="Strong_20_Emphasis"><text:span text:style-name="T1">non-invasif</text:span></text:span><text:span text:style-name="T1"> untuk bisa 'menyenggol' aktivitas otak kita dari luar. Yuk, kenalan sama dua 'pemain' utamanya:</text:span></text:p>
            <text:list xml:id="list8632433446271665242" text:style-name="L82">
              <text:list-item>
                <text:p text:style-name="P76"><text:span text:style-name="Strong_20_Emphasis"><text:span text:style-name="T1">TMS (Transcranial Magnetic Stimulation) - Si 'Palu Magnet' Otak</text:span></text:span></text:p>
                <text:list>
                  <text:list-item>
                    <text:p text:style-name="P272"><text:span text:style-name="Strong_20_Emphasis"><text:span text:style-name="T1">Gimana Caranya?</text:span></text:span><text:span text:style-name="T1"> Bayangin ada alat yang bentuknya kayak angka delapan (ini namanya </text:span><text:span text:style-name="Emphasis"><text:span text:style-name="T1">coil</text:span></text:span><text:span text:style-name="T1"> atau kumparan) didekatkan ke area tertentu di kepalamu. Pas alat ini dinyalain, dia akan nembakin </text:span><text:span text:style-name="Strong_20_Emphasis"><text:span text:style-name="T1">denyut medan magnet yang kuat tapi sangat singkat</text:span></text:span><text:span text:style-name="T1"> (rasanya paling cuma kayak ketukan ringan atau otot sedikit berkedut). Nah, medan magnet ini sakti banget, bisa nembus tulang tengkorak kita dengan mudah! Begitu sampai di otak, medan magnet ini menciptakan </text:span><text:span text:style-name="Strong_20_Emphasis"><text:span text:style-name="T1">arus listrik kecil</text:span></text:span><text:span text:style-name="T1"> persis di area target di bawahnya. Arus listrik seuprit inilah yang cukup buat 'nyolek' atau </text:span><text:span text:style-name="Strong_20_Emphasis"><text:span text:style-name="T1">bikin neuron-neuron di situ 'nembak' alias aktif</text:span></text:span><text:span text:style-name="T1">. </text:span></text:p>
                  </text:list-item>
                  <text:list-item>
                    <text:p text:style-name="P272"><text:span text:style-name="Strong_20_Emphasis"><text:span text:style-name="T1">Bisa Ngapain Aja?</text:span></text:span><text:span text:style-name="T1"> Dengan ngatur pola denyutannya (ini namanya </text:span><text:span text:style-name="Strong_20_Emphasis"><text:span text:style-name="T1">rTMS</text:span></text:span><text:span text:style-name="T1"> atau </text:span><text:span text:style-name="Emphasis"><text:span text:style-name="T1">repetitive TMS</text:span></text:span><text:span text:style-name="T1">), kita bisa bikin efek yang beda. Pola denyut cepat bisa </text:span><text:span text:style-name="Emphasis"><text:span text:style-name="T1">meningkatkan</text:span></text:span><text:span text:style-name="T1"> aktivitas area target, sementara pola denyut lambat bisa </text:span><text:span text:style-name="Emphasis"><text:span text:style-name="T1">menurunkannya</text:span></text:span><text:span text:style-name="T1">. Efeknya bisa bertahan beberapa saat setelah stimulasi berhenti. </text:span></text:p>
                  </text:list-item>
                  <text:list-item>
                    <text:p text:style-name="P272"><text:span text:style-name="Strong_20_Emphasis"><text:span text:style-name="T1">Analogi:</text:span></text:span><text:span text:style-name="T1"> Kayak kita punya </text:span><text:span text:style-name="Strong_20_Emphasis"><text:span text:style-name="T1">'palu magnet'</text:span></text:span><text:span text:style-name="T1"> buat </text:span><text:span text:style-name="Strong_20_Emphasis"><text:span text:style-name="T1">'ngetok pintu'</text:span></text:span><text:span text:style-name="T1"> neuron, nyuruh mereka 'bangun' atau 'tidur'. </text:span></text:p>
                  </text:list-item>
                  <text:list-item>
                    <text:p text:style-name="P272"><text:span text:style-name="Strong_20_Emphasis"><text:span text:style-name="T1">Dipakai Buat Apa Sekarang?</text:span></text:span><text:span text:style-name="T1"> TMS (khususnya rTMS) udah </text:span><text:span text:style-name="Strong_20_Emphasis"><text:span text:style-name="T1">disetujui</text:span></text:span><text:span text:style-name="T1"> di banyak negara sebagai pengobatan efektif buat </text:span><text:soft-page-break/><text:span text:style-name="Strong_20_Emphasis"><text:span text:style-name="T1">depresi berat</text:span></text:span><text:span text:style-name="T1"> yang nggak mempan sama obat, juga untuk OCD dan migrain. Selain itu, TMS jadi alat riset penting banget buat 'memetakan' fungsi area otak (misalnya, kalau area bahasa distimulasi, orang bisa tiba-tiba susah ngomong sebentar). </text:span></text:p>
                  </text:list-item>
                  <text:list-item>
                    <text:p text:style-name="P272"><text:span text:style-name="Strong_20_Emphasis"><text:span text:style-name="T1">Potensi buat Neuro-Rehabilitasi?</text:span></text:span><text:span text:style-name="T1"> Gede banget! Secara teori, rTMS bisa dipakai buat: </text:span></text:p>
                    <text:list>
                      <text:list-item>
                        <text:p text:style-name="P272"><text:span text:style-name="Strong_20_Emphasis"><text:span text:style-name="T1">'Membangunkan'</text:span></text:span><text:span text:style-name="T1"> atau meningkatkan aktivitas Korteks Prefrontal (si 'Bos Bijak') yang mungkin kurang aktif pada orang impulsif. </text:span></text:p>
                      </text:list-item>
                      <text:list-item>
                        <text:p text:style-name="P272"><text:span text:style-name="Strong_20_Emphasis"><text:span text:style-name="T1">'Menenangkan'</text:span></text:span><text:span text:style-name="T1"> (secara tidak langsung mungkin) area otak terkait emosi atau agresi yang terlalu reaktif. </text:span></text:p>
                      </text:list-item>
                      <text:list-item>
                        <text:p text:style-name="P272"><text:span text:style-name="T1">Yang paling penting: dengan </text:span><text:span text:style-name="Strong_20_Emphasis"><text:span text:style-name="T1">sesi berulang</text:span></text:span><text:span text:style-name="T1">, rTMS dipercaya bisa </text:span><text:span text:style-name="Strong_20_Emphasis"><text:span text:style-name="T1">memicu perubahan neuroplastisitas jangka panjang</text:span></text:span><text:span text:style-name="T1"> (LTP atau LTD) di sirkuit target, alias bantu 'rewiring' otak. </text:span></text:p>
                      </text:list-item>
                    </text:list>
                  </text:list-item>
                  <text:list-item>
                    <text:p text:style-name="P272"><text:span text:style-name="Strong_20_Emphasis"><text:span text:style-name="T1">Aman Nggak?</text:span></text:span><text:span text:style-name="T1"> Umumnya </text:span><text:span text:style-name="Strong_20_Emphasis"><text:span text:style-name="T1">dianggap aman</text:span></text:span><text:span text:style-name="T1"> kalau dilakukan oleh ahli dengan protokol yang benar. Efek samping paling umum cuma sakit kepala ringan atau rasa nggak nyaman di kulit kepala. Ada risiko </text:span><text:span text:style-name="Strong_20_Emphasis"><text:span text:style-name="T1">sangat kecil</text:span></text:span><text:span text:style-name="T1"> memicu kejang (kurang dari 1%), makanya ada prosedur skrining pasien yang ketat. </text:span></text:p>
                  </text:list-item>
                </text:list>
              </text:list-item>
              <text:list-item>
                <text:p text:style-name="P76"><text:span text:style-name="Strong_20_Emphasis"><text:span text:style-name="T1">tDCS (Transcranial Direct Current Stimulation) - Si 'Pengatur Volume' Otak</text:span></text:span></text:p>
                <text:list>
                  <text:list-item>
                    <text:p text:style-name="P272"><text:span text:style-name="Strong_20_Emphasis"><text:span text:style-name="T1">Gimana Caranya?</text:span></text:span><text:span text:style-name="T1"> Ini lebih simpel dan murah. Cuma pakai dua elektroda (biasanya kayak spons basah) yang ditempel di kulit kepala. Terus, alatnya akan ngalirin </text:span><text:span text:style-name="Strong_20_Emphasis"><text:span text:style-name="T1">arus listrik searah yang sangaaat lemah</text:span></text:span><text:span text:style-name="T1"> (jauh lebih kecil dari arus baterai mainan!). Saking lemahnya, arus ini </text:span><text:span text:style-name="Strong_20_Emphasis"><text:span text:style-name="T1">nggak cukup</text:span></text:span><text:span text:style-name="T1"> buat bikin neuron langsung 'nembak' kayak TMS. </text:span></text:p>
                  </text:list-item>
                  <text:list-item>
                    <text:p text:style-name="P272"><text:span text:style-name="Strong_20_Emphasis"><text:span text:style-name="T1">Terus Ngapain Dong?</text:span></text:span><text:span text:style-name="T1"> tDCS ini kerjanya lebih halus: dia </text:span><text:span text:style-name="Strong_20_Emphasis"><text:span text:style-name="T1">memodulasi</text:span></text:span><text:span text:style-name="T1"> atau </text:span><text:span text:style-name="Strong_20_Emphasis"><text:span text:style-name="T1">mengubah 'ambang batas' kesiagaan</text:span></text:span><text:span text:style-name="T1"> neuron di area yang luas di bawah elektroda. Di bawah elektroda positif (anoda), neuron jadi sedikit </text:span><text:span text:style-name="Strong_20_Emphasis"><text:span text:style-name="T1">lebih gampang terpicu</text:span></text:span><text:span text:style-name="T1"> (lebih sensitif). Di bawah elektroda negatif (katoda), neuron jadi sedikit </text:span><text:span text:style-name="Strong_20_Emphasis"><text:span text:style-name="T1">lebih susah terpicu</text:span></text:span><text:span text:style-name="T1"> (kurang sensitif). </text:span></text:p>
                  </text:list-item>
                  <text:list-item>
                    <text:p text:style-name="P272"><text:soft-page-break/><text:span text:style-name="Strong_20_Emphasis"><text:span text:style-name="T1">Analogi:</text:span></text:span><text:span text:style-name="T1"> Kayak kita lagi </text:span><text:span text:style-name="Strong_20_Emphasis"><text:span text:style-name="T1">naik-turunin 'kenop volume' sensitivitas</text:span></text:span><text:span text:style-name="T1"> neuron di area tertentu. </text:span></text:p>
                  </text:list-item>
                  <text:list-item>
                    <text:p text:style-name="P272"><text:span text:style-name="Strong_20_Emphasis"><text:span text:style-name="T1">Dipakai Buat Apa Sekarang?</text:span></text:span><text:span text:style-name="T1"> tDCS ini lagi </text:span><text:span text:style-name="Strong_20_Emphasis"><text:span text:style-name="T1">hot banget di dunia riset</text:span></text:span><text:span text:style-name="T1">. Banyak penelitian nunjukkin potensi buat ningkatin kemampuan belajar, memori, fokus, ngurangin gejala depresi, bantu pemulihan pasca stroke, dll. Tapi, bukti klinisnya belum sekuat TMS, jadi belum banyak jadi terapi standar. </text:span><text:span text:style-name="Emphasis"><text:span text:style-name="T1">Warning:</text:span></text:span><text:span text:style-name="T1"> Karena alatnya relatif murah &amp; simpel, banyak yang jual bebas buat 'DIY neuro-hacking' (stimulasi otak sendiri di rumah). </text:span><text:span text:style-name="Strong_20_Emphasis"><text:span text:style-name="T1">Ini nggak direkomendasikan ya!</text:span></text:span><text:span text:style-name="T1"> Efeknya belum tentu sesuai harapan dan keamanannya tanpa supervisi ahli masih dipertanyakan. </text:span></text:p>
                  </text:list-item>
                  <text:list-item>
                    <text:p text:style-name="P272"><text:span text:style-name="Strong_20_Emphasis"><text:span text:style-name="T1">Potensi buat Neuro-Rehabilitasi?</text:span></text:span><text:span text:style-name="T1"> Bisa jadi alat </text:span><text:span text:style-name="Strong_20_Emphasis"><text:span text:style-name="T1">pendukung</text:span></text:span><text:span text:style-name="T1"> yang menarik. Misalnya, dipakai </text:span><text:span text:style-name="Emphasis"><text:span text:style-name="T1">bersamaan</text:span></text:span><text:span text:style-name="T1"> dengan terapi kognitif atau latihan skill, tujuannya biar otak jadi </text:span><text:span text:style-name="Strong_20_Emphasis"><text:span text:style-name="T1">lebih 'siap' atau 'reseptif' untuk belajar</text:span></text:span><text:span text:style-name="T1"> dan berubah (meningkatkan plastisitas). Bisa juga dipakai buat menyeimbangkan aktivitas antara belahan otak kiri dan kanan. </text:span></text:p>
                  </text:list-item>
                  <text:list-item>
                    <text:p text:style-name="P76"><text:span text:style-name="Strong_20_Emphasis"><text:span text:style-name="T1">Aman Nggak?</text:span></text:span><text:span text:style-name="T1"> Umumnya dianggap </text:span><text:span text:style-name="Strong_20_Emphasis"><text:span text:style-name="T1">sangat aman</text:span></text:span><text:span text:style-name="T1"> untuk penggunaan jangka pendek dengan arus rendah (paling cuma rasa gatal, perih, atau kemerahan sedikit di kulit). Tapi, efek stimulasi berulang jangka panjang dan keamanan penggunaan tanpa pengawasan ahli </text:span><text:span text:style-name="Strong_20_Emphasis"><text:span text:style-name="T1">masih perlu diteliti lebih lanjut</text:span></text:span><text:span text:style-name="T1">. </text:span></text:p>
                  </text:list-item>
                </text:list>
              </text:list-item>
            </text:list>
            <text:p text:style-name="Text_20_body"><text:span text:style-name="Strong_20_Emphasis"><text:span text:style-name="T1">Bedanya Apa Dong?</text:span></text:span><text:span text:style-name="T1"> Singkatnya: TMS itu 'ngetok' neuron biar langsung aktif/diam (efek lebih kuat &amp; fokus), sementara tDCS itu kayak 'ngatur volume' biar neuron lebih gampang/susah aktif (efek lebih halus &amp; menyebar).</text:span></text:p>
            <text:p text:style-name="Text_20_body"><text:span text:style-name="T1">Yang jelas, kedua teknologi non-invasif ini sama-sama punya potensi menarik karena kemampuannya </text:span><text:span text:style-name="Strong_20_Emphasis"><text:span text:style-name="T1">memicu atau memfasilitasi neuroplastisitas</text:span></text:span><text:span text:style-name="T1">. Tapi, perlu diingat, efeknya seringkali butuh </text:span><text:span text:style-name="Strong_20_Emphasis"><text:span text:style-name="T1">sesi berulang</text:span></text:span><text:span text:style-name="T1"> (nggak cukup sekali) dan </text:span><text:span text:style-name="Strong_20_Emphasis"><text:span text:style-name="T1">penargetan yang presisi</text:span></text:span><text:span text:style-name="T1"> (sering dibantu hasil imaging kayak fMRI) biar hasilnya optimal dan aman.</text:span></text:p>
            <text:p text:style-name="P407"/>
            <text:p text:style-name="Text_20_body"><text:span text:style-name="Strong_20_Emphasis"><text:span text:style-name="T1">[Tips Penulisan Tambahan - Opsional]:</text:span></text:span></text:p>
            <text:list xml:id="list8982503196646505168" text:style-name="L83">
              <text:list-item>
                <text:p text:style-name="P273"><text:soft-page-break/><text:span text:style-name="Strong_20_Emphasis"><text:span text:style-name="T1">Demistifikasi Istilah:</text:span></text:span><text:span text:style-name="T1"> Jelaskan istilah teknis seperti 'transkranial' (artinya menembus tengkorak) secara sederhana. Gunakan analogi kuat untuk menjelaskan prinsip kerja yang abstrak (palu magnet, tombol volume). </text:span></text:p>
              </text:list-item>
              <text:list-item>
                <text:p text:style-name="P273"><text:span text:style-name="Strong_20_Emphasis"><text:span text:style-name="T1">Bedakan dengan Jelas:</text:span></text:span><text:span text:style-name="T1"> Buat poin perbandingan yang jelas antara TMS dan tDCS dalam hal cara kerja, kekuatan efek, fokus area, status penggunaan saat ini, dan tingkat keamanan/risiko. </text:span></text:p>
              </text:list-item>
              <text:list-item>
                <text:p text:style-name="P77"><text:span text:style-name="Strong_20_Emphasis"><text:span text:style-name="T1">Sertakan Peringatan (jika relevan):</text:span></text:span><text:span text:style-name="T1"> Peringatan tentang DIY tDCS penting untuk disampaikan secara bertanggung jawab kepada audiens remaja yang mungkin tergoda mencoba hal baru. </text:span></text:p>
              </text:list-item>
            </text:list>
            <text:p text:style-name="Text_20_body"><text:span text:style-name="Strong_20_Emphasis"><text:span text:style-name="T1">[Prompt Ilustrasi - Opsional]:</text:span></text:span></text:p>
            <text:p text:style-name="P184">"Buat ilustrasi untuk Subbab 5.2 yang menunjukkan dua teknik stimulasi non-invasif secara terpisah tapi dalam satu layout:</text:p>
            <text:list xml:id="list6481594650799481119" text:style-name="L84">
              <text:list-item>
                <text:p text:style-name="P387">Panel TMS: Gambar kepala manusia dari samping dengan alat koil berbentuk angka 8 di dekatnya yang memancarkan gelombang magnet simbolis menembus tengkorak ke area otak tertentu. Beri label 'TMS: Denyut Magnet Kuat'. </text:p>
              </text:list-item>
              <text:list-item>
                <text:p text:style-name="P194">Panel tDCS: Gambar kepala manusia dari samping dengan dua elektroda spons (satu '+' anoda, satu '-' katoda) menempel di kulit kepala, dihubungkan kabel ke alat kecil, dengan arus listrik lemah simbolis mengalir di antara keduanya melalui otak. Beri label 'tDCS: Arus Listrik Lemah'. Gunakan gaya visual yang jelas dan informatif, bedakan tampilan kedua alat." </text:p>
              </text:list-item>
            </text:list>
            <text:p text:style-name="P407"/>
            <text:p text:style-name="P184">Silakan berikan perintah "YAX" untuk melanjutkan ke prompt Subbab 5.3.</text:p>
          </text:section>
          <text:section text:style-name="Sect1" text:name="feedback-form-37">
            <text:p text:style-name="P366"/>
          </text:section>
        </text:section>
        <text:section text:style-name="Sect1" text:name="29de09850f317a30">
          <text:p text:style-name="P184"/>
          <text:section text:style-name="Sect1" text:name="user-query-content-38">
            <text:p text:style-name="P404">yax </text:p>
          </text:section>
          <text:p text:style-name="P366">Tampilkan alur berpikir</text:p>
          <text:section text:style-name="Sect2" text:name="model-response-message-contentr_29de09850f317a30">
            <text:p text:style-name="P184">Oke, mari kita jelajahi teknologi yang bisa menjangkau bagian otak yang lebih dalam.</text:p>
            <text:p text:style-name="Text_20_body"><text:span text:style-name="Strong_20_Emphasis"><text:span text:style-name="T1">(Prompt untuk Isi Subbab 5.3):</text:span></text:span><text:span text:style-name="T1"> "Tulis isi Subbab 5.3: 'Intervensi Lebih Dalam: Stimulasi Otak Invasif (DBS) dan Fokus Ultrasound (FUS)' dengan </text:span><text:soft-page-break/><text:span text:style-name="T1">pembahasan mendalam yang kontras antara metode bedah dan teknologi non-invasif baru untuk target dalam, dijelaskan secara jelas untuk remaja. Awali dengan pertanyaan: 'Teknologi sebelumnya bekerja di permukaan atau dekat permukaan otak. Bagaimana kalau masalahnya ada di 'pusat kota' otak yang dalam?' Perkenalkan dua jawaban berbeda:</text:span></text:p>
            <text:list xml:id="list1240824341642659903" text:style-name="L85">
              <text:list-item>
                <text:p text:style-name="P274"><text:span text:style-name="Strong_20_Emphasis"><text:span text:style-name="T1">DBS (Deep Brain Stimulation - Stimulasi Otak Dalam):</text:span></text:span><text:span text:style-name="T1"> Jelaskan ini sebagai 'langkah besar' yang melibatkan </text:span><text:span text:style-name="Strong_20_Emphasis"><text:span text:style-name="T1">operasi bedah otak</text:span></text:span><text:span text:style-name="T1">. Dokter bedah saraf menanam satu atau lebih elektroda (kawat halus) ke target spesifik jauh di dalam struktur otak (misal: ganglia basalis). Elektroda ini disambungkan ke generator denyut (seperti alat pacu jantung) yang ditanam di bawah kulit dada. Generator mengirimkan arus listrik terkontrol untuk menormalkan aktivitas sirkuit yang kacau. Analogi: 'alat pacu' internal untuk sirkuit otak. </text:span><text:span text:style-name="Emphasis"><text:span text:style-name="T1">Digunakan Untuk:</text:span></text:span><text:span text:style-name="T1"> Mengobati gejala penyakit Parkinson, tremor, distonia, OCD parah, epilepsi. </text:span><text:span text:style-name="Emphasis"><text:span text:style-name="T1">Potensi (Sangat Jauh &amp; Kontroversial) untuk N-Rehab:</text:span></text:span><text:span text:style-name="T1"> Secara teoritis bisa menarget sirkuit agresi atau kecanduan kronis, tapi isu etis dan keamanannya sangat besar. </text:span><text:span text:style-name="Emphasis"><text:span text:style-name="T1">Risiko Utama:</text:span></text:span><text:span text:style-name="T1"> Semua risiko bedah otak (infeksi, pendarahan, stroke), efek samping stimulasi (gangguan bicara, mood, kognisi), perlu penggantian baterai. </text:span></text:p>
              </text:list-item>
              <text:list-item>
                <text:p text:style-name="P274"><text:span text:style-name="Strong_20_Emphasis"><text:span text:style-name="T1">FUS (Focused Ultrasound - Ultrasound Terfokus):</text:span></text:span><text:span text:style-name="T1"> Jelaskan ini sebagai teknologi </text:span><text:span text:style-name="Strong_20_Emphasis"><text:span text:style-name="T1">non-invasif</text:span></text:span><text:span text:style-name="T1"> yang menjanjikan untuk target dalam. Prinsipnya: ratusan pemancar ultrasound di helm khusus menembakkan gelombang suara energi rendah secara bersamaan. Setiap gelombang aman, tapi saat semuanya bertemu (fokus) di satu titik di dalam otak, energinya cukup untuk memberi efek. Tergantung pengaturan energinya, FUS bisa: </text:span></text:p>
                <text:list>
                  <text:list-item>
                    <text:p text:style-name="P274"><text:span text:style-name="Strong_20_Emphasis"><text:span text:style-name="T1">Neuromodulasi (Energi Rendah):</text:span></text:span><text:span text:style-name="T1"> Merangsang atau menghambat aktivitas neuron secara </text:span><text:span text:style-name="Emphasis"><text:span text:style-name="T1">sementara</text:span></text:span><text:span text:style-name="T1"> dan </text:span><text:span text:style-name="Emphasis"><text:span text:style-name="T1">reversibel</text:span></text:span><text:span text:style-name="T1">. Potensi untuk terapi. </text:span></text:p>
                  </text:list-item>
                  <text:list-item>
                    <text:p text:style-name="P274"><text:span text:style-name="Strong_20_Emphasis"><text:span text:style-name="T1">Ablasi (Energi Tinggi):</text:span></text:span><text:span text:style-name="T1"> Memanaskan dan merusak jaringan target secara permanen (misal: memutus sirkuit penyebab tremor). Ini bersifat destruktif. </text:span></text:p>
                  </text:list-item>
                  <text:list-item>
                    <text:p text:style-name="P78"><text:span text:style-name="Strong_20_Emphasis"><text:span text:style-name="T1">Membuka Sawar Darah Otak:</text:span></text:span><text:span text:style-name="T1"> Membuat 'celah' sementara di pelindung otak agar obat bisa masuk ke area target. Analogi </text:span><text:soft-page-break/><text:span text:style-name="T1">FUS: seperti menggunakan banyak pengeras suara dari berbagai arah yang hanya terdengar keras di satu titik pertemuan. </text:span><text:span text:style-name="Emphasis"><text:span text:style-name="T1">Status:</text:span></text:span><text:span text:style-name="T1"> Ablasi FUS untuk tremor sudah disetujui. Modalitas lain masih riset intensif. </text:span><text:span text:style-name="Emphasis"><text:span text:style-name="T1">Potensi N-Rehab:</text:span></text:span><text:span text:style-name="T1"> Menawarkan cara non-invasif untuk memodulasi sirkuit dalam? </text:span><text:span text:style-name="Emphasis"><text:span text:style-name="T1">Tantangan:</text:span></text:span><text:span text:style-name="T1"> Presisi targeting, memahami efek biologisnya, keamanan jangka panjang. Bandingkan keduanya: DBS (invasif, terbukti untuk penyakit tertentu, risiko bedah) vs FUS (non-invasif, fleksibel [modulasi/ablasi/pengiriman obat], teknologi baru). Tekankan trade-off risiko-manfaat." </text:span></text:p>
                  </text:list-item>
                </text:list>
              </text:list-item>
            </text:list>
            <text:p text:style-name="P407"/>
            <text:p text:style-name="Text_20_body"><text:span text:style-name="Strong_20_Emphasis"><text:span text:style-name="T1">(Jawaban untuk Isi Subbab 5.3):</text:span></text:span></text:p>
            <text:p text:style-name="Text_20_body"><text:span text:style-name="Strong_20_Emphasis"><text:span text:style-name="T1">5.3 Intervensi Lebih Dalam: Stimulasi Otak Invasif (DBS) dan Fokus Ultrasound (FUS)</text:span></text:span></text:p>
            <text:p text:style-name="Text_20_body"><text:span text:style-name="T1">TMS dan tDCS memang keren buat 'menyenggol' area otak di dekat permukaan. Tapi, gimana kalau sirkuit saraf yang 'bermasalah' atau jadi target kita itu letaknya </text:span><text:span text:style-name="Strong_20_Emphasis"><text:span text:style-name="T1">jauh di dalam 'pusat kota' otak</text:span></text:span><text:span text:style-name="T1"> yang nggak terjangkau oleh alat-alat tadi? Nah, untuk target yang lebih dalam ini, ada dua pendekatan utama yang teknologinya cukup beda jauh: satu butuh operasi, satu lagi (yang lebih baru) mencoba tanpa operasi.</text:span></text:p>
            <text:list xml:id="list2544663486184595984" text:style-name="L86">
              <text:list-item>
                <text:p text:style-name="P79"><text:span text:style-name="Strong_20_Emphasis"><text:span text:style-name="T1">DBS (Deep Brain Stimulation) - Si 'Alat Pacu' di Dalam Otak</text:span></text:span></text:p>
                <text:list>
                  <text:list-item>
                    <text:p text:style-name="P275"><text:span text:style-name="Strong_20_Emphasis"><text:span text:style-name="T1">Apa Itu?</text:span></text:span><text:span text:style-name="T1"> Ini 'level'-nya udah beda, guys. DBS adalah prosedur </text:span><text:span text:style-name="Strong_20_Emphasis"><text:span text:style-name="T1">invasif</text:span></text:span><text:span text:style-name="T1">, artinya melibatkan </text:span><text:span text:style-name="Strong_20_Emphasis"><text:span text:style-name="T1">OPERASI BEDAH OTAK</text:span></text:span><text:span text:style-name="T1"> yang serius. Dokter bedah saraf akan mengebor lubang kecil di tengkorak, lalu dengan bantuan pemetaan otak yang super presisi, mereka akan menanam satu atau lebih </text:span><text:span text:style-name="Strong_20_Emphasis"><text:span text:style-name="T1">elektroda</text:span></text:span><text:span text:style-name="T1"> (kawat super halus) ke titik target yang sangat spesifik jauh di dalam struktur otak (misalnya, di area bernama </text:span><text:span text:style-name="Emphasis"><text:span text:style-name="T1">ganglia basalis</text:span></text:span><text:span text:style-name="T1"> untuk penyakit Parkinson). </text:span></text:p>
                  </text:list-item>
                  <text:list-item>
                    <text:p text:style-name="P275"><text:span text:style-name="Strong_20_Emphasis"><text:span text:style-name="T1">Cara Kerjanya?</text:span></text:span><text:span text:style-name="T1"> Elektroda ini kemudian disambungkan pakai kabel yang ditanam di bawah kulit ke sebuah alat kecil mirip alat pacu jantung (namanya </text:span><text:span text:style-name="Emphasis"><text:span text:style-name="T1">neurostimulator</text:span></text:span><text:span text:style-name="T1"> atau </text:span><text:span text:style-name="Emphasis"><text:span text:style-name="T1">generator denyut implan</text:span></text:span><text:span text:style-name="T1">) yang biasanya ditanam di bawah kulit area dada. Alat inilah yang jadi 'baterai' dan 'pengontrol'-nya. Dia </text:span><text:soft-page-break/><text:span text:style-name="T1">akan mengirimkan </text:span><text:span text:style-name="Strong_20_Emphasis"><text:span text:style-name="T1">sinyal atau denyut listrik</text:span></text:span><text:span text:style-name="T1"> yang terkontrol secara terus-menerus ke elektroda di otak. Tujuannya bukan untuk merusak, tapi untuk </text:span><text:span text:style-name="Strong_20_Emphasis"><text:span text:style-name="T1">memodulasi</text:span></text:span><text:span text:style-name="T1"> atau 'mengganggu' pola aktivitas saraf abnormal di sirkuit target, membuatnya jadi lebih 'normal'. </text:span></text:p>
                  </text:list-item>
                  <text:list-item>
                    <text:p text:style-name="P275"><text:span text:style-name="Strong_20_Emphasis"><text:span text:style-name="T1">Analogi:</text:span></text:span><text:span text:style-name="T1"> Kayak memasang </text:span><text:span text:style-name="Strong_20_Emphasis"><text:span text:style-name="T1">'alat pacu irama' internal</text:span></text:span><text:span text:style-name="T1"> khusus untuk sirkuit otak yang lagi 'kacau balau'. </text:span></text:p>
                  </text:list-item>
                  <text:list-item>
                    <text:p text:style-name="P275"><text:span text:style-name="Strong_20_Emphasis"><text:span text:style-name="T1">Dipakai Buat Apa Sekarang?</text:span></text:span><text:span text:style-name="T1"> DBS ini sudah jadi terapi yang </text:span><text:span text:style-name="Strong_20_Emphasis"><text:span text:style-name="T1">terbukti efektif</text:span></text:span><text:span text:style-name="T1"> dan banyak dipakai untuk mengobati gejala penyakit gerak seperti </text:span><text:span text:style-name="Strong_20_Emphasis"><text:span text:style-name="T1">Parkinson</text:span></text:span><text:span text:style-name="T1">, </text:span><text:span text:style-name="Strong_20_Emphasis"><text:span text:style-name="T1">tremor esensial</text:span></text:span><text:span text:style-name="T1"> (gemetar tanpa sebab jelas), dan </text:span><text:span text:style-name="Strong_20_Emphasis"><text:span text:style-name="T1">distonia</text:span></text:span><text:span text:style-name="T1"> (kontraksi otot tak terkendali). DBS juga sudah disetujui untuk kasus </text:span><text:span text:style-name="Strong_20_Emphasis"><text:span text:style-name="T1">OCD (Obsessive-Compulsive Disorder)</text:span></text:span><text:span text:style-name="T1"> yang sangat parah dan </text:span><text:span text:style-name="Strong_20_Emphasis"><text:span text:style-name="T1">epilepsi</text:span></text:span><text:span text:style-name="T1"> yang tidak bisa diatasi dengan obat. </text:span></text:p>
                  </text:list-item>
                  <text:list-item>
                    <text:p text:style-name="P275"><text:span text:style-name="Strong_20_Emphasis"><text:span text:style-name="T1">Potensi buat Neuro-Rehabilitasi?</text:span></text:span><text:span text:style-name="T1"> Ini masih </text:span><text:span text:style-name="Strong_20_Emphasis"><text:span text:style-name="T1">sangat-sangat jauh, spekulatif, dan super kontroversial</text:span></text:span><text:span text:style-name="T1"> karena sifatnya yang invasif dan permanen. Secara teori </text:span><text:span text:style-name="Emphasis"><text:span text:style-name="T1">murni</text:span></text:span><text:span text:style-name="T1">, mungkin suatu hari nanti bisa dipakai menarget sirkuit kecanduan parah atau agresi kronis yang tidak merespon terapi lain sama sekali. Tapi, isu etika dan keamanannya bakal luar biasa besar! </text:span></text:p>
                  </text:list-item>
                  <text:list-item>
                    <text:p text:style-name="P275"><text:span text:style-name="Strong_20_Emphasis"><text:span text:style-name="T1">Risiko Utamanya?</text:span></text:span><text:span text:style-name="T1"> Besar! Pertama, ada semua </text:span><text:span text:style-name="Strong_20_Emphasis"><text:span text:style-name="T1">risiko yang terkait dengan operasi otak</text:span></text:span><text:span text:style-name="T1"> itu sendiri (infeksi, pendarahan di otak, stroke). Kedua, ada </text:span><text:span text:style-name="Strong_20_Emphasis"><text:span text:style-name="T1">efek samping dari stimulasinya</text:span></text:span><text:span text:style-name="T1">, yang bisa bervariasi tergantung target dan setting alat (misalnya, gangguan bicara, masalah keseimbangan, perubahan mood mendadak, masalah berpikir). Ketiga, baterai generatornya perlu diganti setiap beberapa tahun, yang artinya perlu </text:span><text:span text:style-name="Strong_20_Emphasis"><text:span text:style-name="T1">operasi kecil lagi</text:span></text:span><text:span text:style-name="T1">. </text:span></text:p>
                  </text:list-item>
                </text:list>
              </text:list-item>
              <text:list-item>
                <text:p text:style-name="P79"><text:span text:style-name="Strong_20_Emphasis"><text:span text:style-name="T1">FUS (Focused Ultrasound) - Si 'Gelombang Suara' Penembus Tengkorak</text:span></text:span></text:p>
                <text:list>
                  <text:list-item>
                    <text:p text:style-name="P275"><text:span text:style-name="Strong_20_Emphasis"><text:span text:style-name="T1">Apa Itu?</text:span></text:span><text:span text:style-name="T1"> Nah, ini dia teknologi yang lebih baru dan lagi </text:span><text:span text:style-name="Emphasis"><text:span text:style-name="T1">hype</text:span></text:span><text:span text:style-name="T1"> karena sifatnya </text:span><text:span text:style-name="Strong_20_Emphasis"><text:span text:style-name="T1">NON-INVASIF</text:span></text:span><text:span text:style-name="T1"> tapi punya potensi menjangkau target di dalam otak! Jadi, nggak perlu operasi. Pasien biasanya memakai semacam helm khusus yang dilengkapi ratusan pemancar (transduser) gelombang suara ultra </text:span><text:soft-page-break/><text:span text:style-name="T1">(ultrasound). </text:span></text:p>
                  </text:list-item>
                  <text:list-item>
                    <text:p text:style-name="P275"><text:span text:style-name="Strong_20_Emphasis"><text:span text:style-name="T1">Cara Kerjanya?</text:span></text:span><text:span text:style-name="T1"> Setiap pemancar menembakkan gelombang ultrasound energi rendah yang secara individual aman dan bisa menembus tengkorak. Tapi, semua gelombang ini dirancang untuk </text:span><text:span text:style-name="Strong_20_Emphasis"><text:span text:style-name="T1">bertemu atau berfokus di satu titik target yang sangat kecil</text:span></text:span><text:span text:style-name="T1"> jauh di dalam otak. Di titik fokus inilah, energi gabungan dari semua gelombang menjadi cukup kuat untuk menghasilkan efek biologis. </text:span></text:p>
                  </text:list-item>
                  <text:list-item>
                    <text:p text:style-name="P275"><text:span text:style-name="Strong_20_Emphasis"><text:span text:style-name="T1">Bisa Ngapain Aja?</text:span></text:span><text:span text:style-name="T1"> Kerennya FUS, tergantung pengaturan energinya, dia bisa melakukan beberapa hal: </text:span></text:p>
                    <text:list>
                      <text:list-item>
                        <text:p text:style-name="P275"><text:span text:style-name="Strong_20_Emphasis"><text:span text:style-name="T1">Neuromodulasi (Energi Rendah):</text:span></text:span><text:span text:style-name="T1"> Mirip TMS/tDCS, FUS bisa dipakai untuk </text:span><text:span text:style-name="Strong_20_Emphasis"><text:span text:style-name="T1">merangsang atau menghambat</text:span></text:span><text:span text:style-name="T1"> aktivitas neuron secara </text:span><text:span text:style-name="Strong_20_Emphasis"><text:span text:style-name="T1">sementara dan bisa kembali normal (reversibel)</text:span></text:span><text:span text:style-name="T1">. Potensinya besar untuk terapi tanpa merusak jaringan. </text:span></text:p>
                      </text:list-item>
                      <text:list-item>
                        <text:p text:style-name="P275"><text:span text:style-name="Strong_20_Emphasis"><text:span text:style-name="T1">Ablasi Termal (Energi Tinggi):</text:span></text:span><text:span text:style-name="T1"> Dengan energi yang jauh lebih tinggi, FUS bisa </text:span><text:span text:style-name="Strong_20_Emphasis"><text:span text:style-name="T1">memanaskan dan merusak secara permanen</text:span></text:span><text:span text:style-name="T1"> jaringan otak yang sangat kecil di titik fokus. Ini seperti 'operasi tanpa pisau bedah', misalnya untuk memutus sirkuit yang menyebabkan tremor parah. Sifatnya </text:span><text:span text:style-name="Strong_20_Emphasis"><text:span text:style-name="T1">destruktif</text:span></text:span><text:span text:style-name="T1">. </text:span></text:p>
                      </text:list-item>
                      <text:list-item>
                        <text:p text:style-name="P275"><text:span text:style-name="Strong_20_Emphasis"><text:span text:style-name="T1">Membuka Sawar Darah Otak (BBB Opening):</text:span></text:span><text:span text:style-name="T1"> FUS (sering dibantu suntikan gelembung mikro ke darah) bisa dipakai untuk 'membuka' sementara 'gerbang tol' pelindung otak (sawar darah otak) di area target, sehingga obat-obatan yang biasanya sulit masuk ke otak jadi bisa sampai ke tujuan. </text:span></text:p>
                      </text:list-item>
                    </text:list>
                  </text:list-item>
                  <text:list-item>
                    <text:p text:style-name="P275"><text:span text:style-name="Strong_20_Emphasis"><text:span text:style-name="T1">Analogi:</text:span></text:span><text:span text:style-name="T1"> Bayangin kamu punya </text:span><text:span text:style-name="Strong_20_Emphasis"><text:span text:style-name="T1">banyak pengeras suara (speaker)</text:span></text:span><text:span text:style-name="T1"> yang diarahkan ke satu titik dari berbagai sudut. Suara dari satu speaker mungkin pelan, tapi di titik pertemuannya, suaranya jadi </text:span><text:span text:style-name="Strong_20_Emphasis"><text:span text:style-name="T1">kenceng banget</text:span></text:span><text:span text:style-name="T1">. FUS bekerja dengan prinsip fokus energi seperti itu. </text:span></text:p>
                  </text:list-item>
                  <text:list-item>
                    <text:p text:style-name="P275"><text:span text:style-name="Strong_20_Emphasis"><text:span text:style-name="T1">Status Saat Ini?</text:span></text:span><text:span text:style-name="T1"> </text:span><text:span text:style-name="Strong_20_Emphasis"><text:span text:style-name="T1">Ablasi termal</text:span></text:span><text:span text:style-name="T1"> pakai FUS untuk mengobati tremor esensial dan tremor pada Parkinson </text:span><text:span text:style-name="Strong_20_Emphasis"><text:span text:style-name="T1">sudah disetujui</text:span></text:span><text:span text:style-name="T1"> di beberapa negara dan mulai digunakan. Untuk </text:span><text:span text:style-name="Strong_20_Emphasis"><text:span text:style-name="T1">neuromodulasi</text:span></text:span><text:span text:style-name="T1"> dan </text:span><text:span text:style-name="Strong_20_Emphasis"><text:span text:style-name="T1">pembukaan sawar darah otak</text:span></text:span><text:span text:style-name="T1">, teknologinya masih </text:span><text:soft-page-break/><text:span text:style-name="T1">dalam tahap </text:span><text:span text:style-name="Strong_20_Emphasis"><text:span text:style-name="T1">riset klinis intensif</text:span></text:span><text:span text:style-name="T1"> untuk berbagai kondisi (epilepsi, penyakit Alzheimer, tumor otak, dll). </text:span></text:p>
                  </text:list-item>
                  <text:list-item>
                    <text:p text:style-name="P275"><text:span text:style-name="Strong_20_Emphasis"><text:span text:style-name="T1">Potensi buat Neuro-Rehabilitasi?</text:span></text:span><text:span text:style-name="T1"> Sangat menarik! Mungkinkah FUS menawarkan cara </text:span><text:span text:style-name="Strong_20_Emphasis"><text:span text:style-name="T1">non-invasif</text:span></text:span><text:span text:style-name="T1"> untuk secara presisi </text:span><text:span text:style-name="Strong_20_Emphasis"><text:span text:style-name="T1">memodulasi aktivitas sirkuit otak dalam</text:span></text:span><text:span text:style-name="T1"> yang terkait perilaku, tanpa risiko bedah DBS? Ini harapan besarnya. </text:span></text:p>
                  </text:list-item>
                  <text:list-item>
                    <text:p text:style-name="P79"><text:span text:style-name="Strong_20_Emphasis"><text:span text:style-name="T1">Tantangannya?</text:span></text:span><text:span text:style-name="T1"> Masih banyak! Perlu memastikan </text:span><text:span text:style-name="Strong_20_Emphasis"><text:span text:style-name="T1">keamanan jangka panjang</text:span></text:span><text:span text:style-name="T1"> (terutama untuk neuromodulasi berulang), meningkatkan </text:span><text:span text:style-name="Strong_20_Emphasis"><text:span text:style-name="T1">presisi penargetan</text:span></text:span><text:span text:style-name="T1"> menembus variasi ketebalan tengkorak, dan memahami lebih dalam </text:span><text:span text:style-name="Strong_20_Emphasis"><text:span text:style-name="T1">mekanisme biologis</text:span></text:span><text:span text:style-name="T1"> pasti dari efek FUS pada neuron dan jaringan otak. </text:span></text:p>
                  </text:list-item>
                </text:list>
              </text:list-item>
            </text:list>
            <text:p text:style-name="Text_20_body"><text:span text:style-name="Strong_20_Emphasis"><text:span text:style-name="T1">DBS vs FUS: Trade-Off Penting</text:span></text:span></text:p>
            <text:p text:style-name="Text_20_body"><text:span text:style-name="T1">Jadi, kita punya dua pendekatan utama untuk target dalam: DBS yang </text:span><text:span text:style-name="Strong_20_Emphasis"><text:span text:style-name="T1">invasif</text:span></text:span><text:span text:style-name="T1">, punya </text:span><text:span text:style-name="Strong_20_Emphasis"><text:span text:style-name="T1">risiko bedah</text:span></text:span><text:span text:style-name="T1"> signifikan, tapi teknologinya </text:span><text:span text:style-name="Strong_20_Emphasis"><text:span text:style-name="T1">lebih mapan</text:span></text:span><text:span text:style-name="T1"> dan terbukti efektif untuk beberapa penyakit spesifik. Dan FUS yang </text:span><text:span text:style-name="Strong_20_Emphasis"><text:span text:style-name="T1">non-invasif</text:span></text:span><text:span text:style-name="T1">, lebih </text:span><text:span text:style-name="Strong_20_Emphasis"><text:span text:style-name="T1">fleksibel</text:span></text:span><text:span text:style-name="T1"> (bisa modulasi, ablasi, atau buka BBB), tapi teknologinya </text:span><text:span text:style-name="Strong_20_Emphasis"><text:span text:style-name="T1">masih lebih baru</text:span></text:span><text:span text:style-name="T1"> dan butuh lebih banyak bukti keamanan serta efektivitas jangka panjang untuk berbagai aplikasinya.</text:span></text:p>
            <text:p text:style-name="Text_20_body"><text:span text:style-name="T1">Pilihan antara keduanya (jika suatu hari nanti relevan untuk N-Rehab) akan melibatkan </text:span><text:span text:style-name="Strong_20_Emphasis"><text:span text:style-name="T1">pertimbangan risiko versus manfaat (trade-off)</text:span></text:span><text:span text:style-name="T1"> yang sangat serius.</text:span></text:p>
            <text:p text:style-name="P407"/>
            <text:p text:style-name="Text_20_body"><text:span text:style-name="Strong_20_Emphasis"><text:span text:style-name="T1">[Tips Penulisan Tambahan - Opsional]:</text:span></text:span></text:p>
            <text:list xml:id="list4422710156481809244" text:style-name="L87">
              <text:list-item>
                <text:p text:style-name="P276"><text:span text:style-name="Strong_20_Emphasis"><text:span text:style-name="T1">Tangani Topik Sensitif dengan Hati-hati:</text:span></text:span><text:span text:style-name="T1"> Menjelaskan prosedur bedah otak (DBS) atau perusakan jaringan (ablasi FUS) perlu dilakukan dengan bahasa yang faktual namun tetap sensitif, hindari sensasionalisme. </text:span></text:p>
              </text:list-item>
              <text:list-item>
                <text:p text:style-name="P276"><text:span text:style-name="Strong_20_Emphasis"><text:span text:style-name="T1">Gunakan Kontras yang Jelas:</text:span></text:span><text:span text:style-name="T1"> Buat perbandingan langsung antara DBS dan FUS dalam hal invasivitas, risiko, tingkat kematangan teknologi, dan fleksibilitas aplikasi untuk membantu pembaca memahami perbedaan kunci. </text:span></text:p>
              </text:list-item>
              <text:list-item>
                <text:p text:style-name="P80"><text:span text:style-name="Strong_20_Emphasis"><text:span text:style-name="T1">Kelola Ekspektasi Teknologi Baru:</text:span></text:span><text:span text:style-name="T1"> Saat membahas FUS, seimbangkan antusiasme tentang potensinya dengan penekanan bahwa ini masih teknologi baru yang butuh banyak validasi lebih </text:span><text:soft-page-break/><text:span text:style-name="T1">lanjut. </text:span></text:p>
              </text:list-item>
            </text:list>
            <text:p text:style-name="Text_20_body"><text:span text:style-name="Strong_20_Emphasis"><text:span text:style-name="T1">[Prompt Ilustrasi - Opsional]:</text:span></text:span></text:p>
            <text:p text:style-name="P184">"Buat ilustrasi perbandingan untuk Subbab 5.3:</text:p>
            <text:list xml:id="list2538130604581415686" text:style-name="L88">
              <text:list-item>
                <text:p text:style-name="P388">Panel DBS: Gambar potongan samping kepala yang menunjukkan elektroda tipis ditanam ke area otak dalam, dengan kabel menuju alat generator denyut di dada. Beri label 'DBS: INVASIF (Bedah Otak)'. </text:p>
              </text:list-item>
              <text:list-item>
                <text:p text:style-name="P195">Panel FUS: Gambar kepala manusia memakai helm FUS dengan banyak transduser, memancarkan gelombang suara yang bertemu (fokus) di satu titik di dalam otak. Beri label 'FUS: NON-INVASIF (Ultrasound Terfokus)'. Gunakan gaya visual yang jelas membedakan keduanya. Mungkin tambahkan ikon 'risiko' (tanda seru merah) pada DBS dan ikon 'riset/baru' (kaca pembesar/grafik naik) pada FUS." </text:p>
              </text:list-item>
            </text:list>
            <text:p text:style-name="P407"/>
            <text:p text:style-name="P184">Silakan berikan perintah "YAX" untuk melanjutkan ke prompt Subbab 5.4.</text:p>
          </text:section>
          <text:section text:style-name="Sect1" text:name="feedback-form-38">
            <text:p text:style-name="P366"/>
          </text:section>
        </text:section>
        <text:section text:style-name="Sect1" text:name="ef2fab80783e0111">
          <text:p text:style-name="P184"/>
          <text:section text:style-name="Sect1" text:name="user-query-content-39">
            <text:p text:style-name="P404">yax </text:p>
          </text:section>
          <text:p text:style-name="P366">Tampilkan alur berpikir</text:p>
          <text:section text:style-name="Sect2" text:name="model-response-message-contentr_ef2fab80783e0111">
            <text:p text:style-name="P184">Oke, sekarang kita bahas 'alat' kimiawi untuk memengaruhi otak.</text:p>
            <text:p text:style-name="Text_20_body"><text:span text:style-name="Strong_20_Emphasis"><text:span text:style-name="T1">(Prompt untuk Isi Subbab 5.4):</text:span></text:span><text:span text:style-name="T1"> "Tulis isi Subbab 5.4: 'Pil untuk Pikiran?: Neurofarmakologi Presisi' dengan pembahasan mendalam yang menjelaskan bagaimana obat-obatan memengaruhi kimia otak dan perilaku, mengevaluasi keterbatasan obat saat ini, dan memproyeksikan visi neurofarmakologi masa depan yang lebih presisi, disajikan secara berimbang dan bertanggung jawab untuk remaja. Mulai dengan pengingat: 'Otak kita adalah pabrik kimia raksasa, dan keseimbangan kimiawi ini sangat memengaruhi perasaan dan tindakan kita. Obat-obatan adalah cara kita mencoba 'berbicara' dalam bahasa kimia itu.' Jelaskan mekanisme aksi utama obat psikotropika pada tingkat sinaps (merujuk Bab 2.2 &amp; 2.3):</text:span></text:p>
            <text:list xml:id="list8132969250155874658" text:style-name="L89">
              <text:list-item>
                <text:p text:style-name="P389">Mengubah jumlah neurotransmitter di sinaps (meningkatkan/menurunkan produksi, pelepasan, atau <text:soft-page-break/>pembersihan/reuptake – contoh klasik: SSRI meningkatkan serotonin). </text:p>
              </text:list-item>
              <text:list-item>
                <text:p text:style-name="P81"><text:span text:style-name="T1">Berinteraksi langsung dengan reseptor (mengaktifkannya seperti kunci asli/agonis, atau memblokirnya seperti kunci palsu/antagonis). Sebutkan kelas-kelas obat yang relevan </text:span><text:span text:style-name="Emphasis"><text:span text:style-name="T1">saat ini</text:span></text:span><text:span text:style-name="T1"> digunakan dalam psikiatri untuk masalah perilaku/mood (antidepresan, antiansietas, antipsikotik, mood stabilizer, stimulan untuk ADHD) dan jelaskan secara umum </text:span><text:span text:style-name="Emphasis"><text:span text:style-name="T1">tujuan</text:span></text:span><text:span text:style-name="T1"> penggunaannya (misal: menstabilkan mood, mengurangi impulsivitas, meningkatkan fokus). </text:span><text:span text:style-name="Strong_20_Emphasis"><text:span text:style-name="T1">Kritis:</text:span></text:span><text:span text:style-name="T1"> Bahas keterbatasan besar obat saat ini: </text:span></text:p>
              </text:list-item>
            </text:list>
            <text:list xml:id="list722463454557198951" text:style-name="L90">
              <text:list-item>
                <text:p text:style-name="P390">Efek samping yang seringkali mengganggu. </text:p>
              </text:list-item>
              <text:list-item>
                <text:p text:style-name="P390">'Efek sapu jagat' – bekerja di seluruh otak, bukan hanya area target. </text:p>
              </text:list-item>
              <text:list-item>
                <text:p text:style-name="P390">Respons individual yang sangat bervariasi (perlu trial-and-error). </text:p>
              </text:list-item>
              <text:list-item>
                <text:p text:style-name="P390">Seringkali hanya mengelola gejala, bukan akar masalah. </text:p>
              </text:list-item>
              <text:list-item>
                <text:p text:style-name="P277"><text:span text:style-name="T1">Risiko ketergantungan atau penyalahgunaan pada beberapa jenis obat. Kemudian, proyeksikan ke </text:span><text:span text:style-name="Strong_20_Emphasis"><text:span text:style-name="T1">masa depan neurofarmakologi presisi</text:span></text:span><text:span text:style-name="T1">: </text:span></text:p>
              </text:list-item>
              <text:list-item>
                <text:p text:style-name="P277"><text:span text:style-name="T1">Pengembangan obat yang menarget sub-tipe reseptor atau jalur sinyal intraseluler yang </text:span><text:span text:style-name="Emphasis"><text:span text:style-name="T1">sangat spesifik</text:span></text:span><text:span text:style-name="T1"> di sirkuit otak yang relevan. </text:span></text:p>
              </text:list-item>
              <text:list-item>
                <text:p text:style-name="P277"><text:span text:style-name="Strong_20_Emphasis"><text:span text:style-name="T1">Farmakogenomik:</text:span></text:span><text:span text:style-name="T1"> Menggunakan tes genetik untuk memilih obat dan dosis yang paling efektif dan aman untuk individu tertentu ('personalized medicine'). </text:span></text:p>
              </text:list-item>
              <text:list-item>
                <text:p text:style-name="P82"><text:span text:style-name="T1">Mungkin obat yang secara spesifik </text:span><text:span text:style-name="Emphasis"><text:span text:style-name="T1">meningkatkan neuroplastisitas</text:span></text:span><text:span text:style-name="T1"> untuk memaksimalkan efek terapi perilaku. </text:span><text:span text:style-name="Emphasis"><text:span text:style-name="T1">Potensi untuk N-Rehab:</text:span></text:span><text:span text:style-name="T1"> Obat masa depan mungkin bisa digunakan </text:span><text:span text:style-name="Emphasis"><text:span text:style-name="T1">bersama</text:span></text:span><text:span text:style-name="T1"> terapi atau stimulasi untuk secara sinergis meningkatkan kontrol diri, empati, atau mengurangi agresi, dengan lebih sedikit efek samping. Tekankan bahwa peran obat kemungkinan besar sebagai </text:span><text:span text:style-name="Emphasis"><text:span text:style-name="T1">pendukung</text:span></text:span><text:span text:style-name="T1">, bukan solusi tunggal. Bahas secara singkat isu etis terkait 'pil kepribadian'." </text:span></text:p>
              </text:list-item>
            </text:list>
            <text:p text:style-name="P407"/>
            <text:p text:style-name="Text_20_body"><text:span text:style-name="Strong_20_Emphasis"><text:span text:style-name="T1">(Jawaban untuk Isi Subbab 5.4):</text:span></text:span></text:p>
            <text:p text:style-name="Text_20_body"><text:span text:style-name="Strong_20_Emphasis"><text:span text:style-name="T1">5.4 Pil untuk Pikiran?: Neurofarmakologi Presisi</text:span></text:span></text:p>
            <text:p text:style-name="Text_20_body"><text:span text:style-name="T1">Kamu pasti tahu kan, kalau otak kita itu sebenarnya kayak </text:span><text:span text:style-name="Strong_20_Emphasis"><text:span text:style-name="T1">pabrik kimia </text:span></text:span><text:soft-page-break/><text:span text:style-name="Strong_20_Emphasis"><text:span text:style-name="T1">raksasa</text:span></text:span><text:span text:style-name="T1"> yang super sibuk? Dia memproduksi dan menggunakan berbagai 'zat kimia kurir' alias neurotransmitter (yang kita bahas di 2.3) untuk mengatur segala hal, mulai dari detak jantung sampai perasaan cinta atau marah. Keseimbangan kimiawi di pabrik ini </text:span><text:span text:style-name="Strong_20_Emphasis"><text:span text:style-name="T1">sangat krusial</text:span></text:span><text:span text:style-name="T1"> buat mood dan perilaku kita.</text:span></text:p>
            <text:p text:style-name="Text_20_body"><text:span text:style-name="T1">Nah, </text:span><text:span text:style-name="Strong_20_Emphasis"><text:span text:style-name="T1">obat-obatan psikotropika</text:span></text:span><text:span text:style-name="T1"> (obat yang memengaruhi pikiran, perasaan, atau perilaku) pada dasarnya adalah cara kita mencoba 'berkomunikasi' atau 'mengintervensi' dalam bahasa kimia otak ini. Tujuannya? Biasanya untuk mencoba mengembalikan keseimbangan kimiawi yang mungkin 'kacau' pada kondisi seperti depresi, kecemasan, atau gangguan perilaku lainnya.</text:span></text:p>
            <text:p text:style-name="P184">Gimana cara kerjanya obat-obat ini di level sinaps (si 'jembatan' antar neuron)? Secara umum ada dua cara utama:</text:p>
            <text:list xml:id="list1414030336411807390" text:style-name="L91">
              <text:list-item>
                <text:p text:style-name="P83"><text:span text:style-name="Strong_20_Emphasis"><text:span text:style-name="T1">Mengatur Jumlah 'Kurir' (Neurotransmitter) di Celah Sinaps:</text:span></text:span><text:span text:style-name="T1"> Obat bisa bekerja dengan cara:</text:span></text:p>
                <text:list>
                  <text:list-item>
                    <text:p text:style-name="P391">Meningkatkan atau mengurangi produksi si neurotransmitter. </text:p>
                  </text:list-item>
                  <text:list-item>
                    <text:p text:style-name="P391">Memengaruhi pelepasan neurotransmitter dari ujung akson. </text:p>
                  </text:list-item>
                  <text:list-item>
                    <text:p text:style-name="P278"><text:span text:style-name="T1">Yang paling umum: </text:span><text:span text:style-name="Strong_20_Emphasis"><text:span text:style-name="T1">Menghambat proses 'pembersihan' atau </text:span></text:span><text:span text:style-name="Strong_20_Emphasis"><text:span text:style-name="Emphasis"><text:span text:style-name="T1">reuptake</text:span></text:span></text:span><text:span text:style-name="T1"> neurotransmitter dari celah sinaps. Jadi, si neurotransmitter 'nongkrong' lebih lama di celah itu dan efeknya jadi lebih kuat atau lama. Contoh paling terkenal adalah obat antidepresan golongan </text:span><text:span text:style-name="Strong_20_Emphasis"><text:span text:style-name="T1">SSRI</text:span></text:span><text:span text:style-name="T1"> (</text:span><text:span text:style-name="Emphasis"><text:span text:style-name="T1">Selective Serotonin Reuptake Inhibitor</text:span></text:span><text:span text:style-name="T1">), yang tugasnya bikin </text:span><text:span text:style-name="Strong_20_Emphasis"><text:span text:style-name="T1">Serotonin</text:span></text:span><text:span text:style-name="T1"> (si penstabil mood) lebih banyak tersedia di sinaps. </text:span></text:p>
                  </text:list-item>
                </text:list>
              </text:list-item>
              <text:list-item>
                <text:p text:style-name="P83"><text:span text:style-name="Strong_20_Emphasis"><text:span text:style-name="T1">'Bermain' dengan 'Gembok' Reseptor:</text:span></text:span><text:span text:style-name="T1"> Obat juga bisa berinteraksi langsung dengan reseptor (si 'gembok') di neuron penerima:</text:span></text:p>
                <text:list>
                  <text:list-item>
                    <text:p text:style-name="P278"><text:span text:style-name="T1">Bertindak kayak </text:span><text:span text:style-name="Strong_20_Emphasis"><text:span text:style-name="T1">'kunci duplikat' (agonis):</text:span></text:span><text:span text:style-name="T1"> Meniru kerja neurotransmitter asli dan mengaktifkan reseptornya. </text:span></text:p>
                  </text:list-item>
                  <text:list-item>
                    <text:p text:style-name="P83"><text:span text:style-name="T1">Bertindak kayak </text:span><text:span text:style-name="Strong_20_Emphasis"><text:span text:style-name="T1">'kunci palsu' (antagonis):</text:span></text:span><text:span text:style-name="T1"> Menduduki reseptor tapi nggak mengaktifkannya, malah nge-blok neurotransmitter asli biar nggak bisa nempel dan bekerja. </text:span></text:p>
                  </text:list-item>
                </text:list>
              </text:list-item>
            </text:list>
            <text:p text:style-name="Text_20_body"><text:span text:style-name="Strong_20_Emphasis"><text:span text:style-name="T1">Obat Psikiatri Saat Ini &amp; Keterbatasannya</text:span></text:span></text:p>
            <text:p text:style-name="P184">Saat ini, udah banyak kelas obat yang dipakai untuk membantu mengatasi masalah mood dan perilaku, misalnya:</text:p>
            <text:list xml:id="list4022286430287153845" text:style-name="L92">
              <text:list-item>
                <text:p text:style-name="P279"><text:soft-page-break/><text:span text:style-name="Strong_20_Emphasis"><text:span text:style-name="T1">Antidepresan:</text:span></text:span><text:span text:style-name="T1"> Seperti SSRI tadi, umumnya untuk depresi, kecemasan, kadang juga bantu kurangi impulsivitas. </text:span></text:p>
              </text:list-item>
              <text:list-item>
                <text:p text:style-name="P279"><text:span text:style-name="Strong_20_Emphasis"><text:span text:style-name="T1">Antiansietas (Obat Cemas):</text:span></text:span><text:span text:style-name="T1"> Misalnya golongan benzodiazepin, untuk meredakan kecemasan akut (tapi hati-hati potensi kecanduannya tinggi!). </text:span></text:p>
              </text:list-item>
              <text:list-item>
                <text:p text:style-name="P279"><text:span text:style-name="Strong_20_Emphasis"><text:span text:style-name="T1">Antipsikotik:</text:span></text:span><text:span text:style-name="T1"> Untuk membantu mengatasi gejala psikosis (halusinasi, delusi) pada kondisi seperti skizofrenia. </text:span></text:p>
              </text:list-item>
              <text:list-item>
                <text:p text:style-name="P279"><text:span text:style-name="Strong_20_Emphasis"><text:span text:style-name="T1">Mood Stabilizer:</text:span></text:span><text:span text:style-name="T1"> Untuk menjaga mood tetap stabil pada gangguan bipolar. </text:span></text:p>
              </text:list-item>
              <text:list-item>
                <text:p text:style-name="P84"><text:span text:style-name="Strong_20_Emphasis"><text:span text:style-name="T1">Stimulan:</text:span></text:span><text:span text:style-name="T1"> Sering dipakai untuk ADHD, tujuannya justru untuk meningkatkan fokus dan kontrol diri. </text:span></text:p>
              </text:list-item>
            </text:list>
            <text:p text:style-name="Text_20_body"><text:span text:style-name="T1">Obat-obat ini </text:span><text:span text:style-name="Strong_20_Emphasis"><text:span text:style-name="T1">bisa sangat membantu</text:span></text:span><text:span text:style-name="T1"> bagi banyak orang. TAPI... kita juga harus jujur mengakui </text:span><text:span text:style-name="Strong_20_Emphasis"><text:span text:style-name="T1">keterbatasan besar</text:span></text:span><text:span text:style-name="T1"> obat-obatan psikotropika yang ada sekarang:</text:span></text:p>
            <text:list xml:id="list3431377819773195133" text:style-name="L93">
              <text:list-item>
                <text:p text:style-name="P280"><text:span text:style-name="Strong_20_Emphasis"><text:span text:style-name="T1">Efek Samping:</text:span></text:span><text:span text:style-name="T1"> Ini masalah klasik. Karena obat menyebar ke seluruh tubuh, efeknya nggak cuma di target otak yang diinginkan. Hasilnya? Bisa pusing, ngantuk, mual, berat badan naik, gangguan tidur, masalah seksual, dan banyak lagi. Kadang efek sampingnya lebih parah dari masalah awalnya! </text:span></text:p>
              </text:list-item>
              <text:list-item>
                <text:p text:style-name="P280"><text:span text:style-name="Strong_20_Emphasis"><text:span text:style-name="T1">Kurang Spesifik ('Efek Sapu Jagat'):</text:span></text:span><text:span text:style-name="T1"> Kebanyakan obat saat ini kerjanya kurang presisi. Dia mungkin nargetin serotonin, tapi serotonin ada di banyak banget area otak dengan fungsi beda-beda. Jadi kayak 'nembak pakai shotgun', kena target tapi kena juga yang lain. </text:span></text:p>
              </text:list-item>
              <text:list-item>
                <text:p text:style-name="P280"><text:span text:style-name="Strong_20_Emphasis"><text:span text:style-name="T1">Respons Beda-beda (Perlu Coba-Coba):</text:span></text:span><text:span text:style-name="T1"> Obat yang cocok buat si A belum tentu cocok buat si B. Dokter seringkali harus melakukan proses </text:span><text:span text:style-name="Emphasis"><text:span text:style-name="T1">trial-and-error</text:span></text:span><text:span text:style-name="T1"> untuk nemuin jenis obat dan dosis yang pas buat satu pasien, dan ini bisa makan waktu lama dan bikin frustrasi. </text:span></text:p>
              </text:list-item>
              <text:list-item>
                <text:p text:style-name="P280"><text:span text:style-name="Strong_20_Emphasis"><text:span text:style-name="T1">Cuma Atasi Gejala?</text:span></text:span><text:span text:style-name="T1"> Seringkali obat ini lebih berfungsi untuk </text:span><text:span text:style-name="Strong_20_Emphasis"><text:span text:style-name="T1">mengelola atau menekan gejala</text:span></text:span><text:span text:style-name="T1">, bukan benar-benar 'menyembuhkan' akar masalah biologis atau psikologisnya. Begitu obat dihentikan, gejalanya bisa balik lagi. </text:span></text:p>
              </text:list-item>
              <text:list-item>
                <text:p text:style-name="P85"><text:span text:style-name="Strong_20_Emphasis"><text:span text:style-name="T1">Risiko Ketergantungan/Penyalahgunaan:</text:span></text:span><text:span text:style-name="T1"> Beberapa jenis obat (terutama obat penenang atau stimulan tertentu) punya potensi disalahgunakan atau bikin ketergantungan fisik/psikologis. </text:span></text:p>
              </text:list-item>
            </text:list>
            <text:p text:style-name="Text_20_body"><text:soft-page-break/><text:span text:style-name="Strong_20_Emphasis"><text:span text:style-name="T1">Masa Depan: Neurofarmakologi Presisi</text:span></text:span></text:p>
            <text:p text:style-name="Text_20_body"><text:span text:style-name="T1">Melihat keterbatasan ini, para ilmuwan sekarang bermimpi (dan bekerja keras) menuju era </text:span><text:span text:style-name="Strong_20_Emphasis"><text:span text:style-name="T1">neurofarmakologi presisi</text:span></text:span><text:span text:style-name="T1">. Apa bedanya?</text:span></text:p>
            <text:list xml:id="list3970119564058181528" text:style-name="L94">
              <text:list-item>
                <text:p text:style-name="P281"><text:span text:style-name="Strong_20_Emphasis"><text:span text:style-name="T1">Target Super Spesifik:</text:span></text:span><text:span text:style-name="T1"> Mengembangkan obat yang kayak </text:span><text:span text:style-name="Strong_20_Emphasis"><text:span text:style-name="T1">'peluru kendali' kimiawi</text:span></text:span><text:span text:style-name="T1">. Dia dirancang untuk nempel </text:span><text:span text:style-name="Emphasis"><text:span text:style-name="T1">hanya</text:span></text:span><text:span text:style-name="T1"> pada sub-tipe reseptor tertentu, atau memengaruhi jalur sinyal </text:span><text:span text:style-name="Emphasis"><text:span text:style-name="T1">spesifik</text:span></text:span><text:span text:style-name="T1"> di dalam sel neuron, yang ada di </text:span><text:span text:style-name="Emphasis"><text:span text:style-name="T1">sirkuit otak yang relevan</text:span></text:span><text:span text:style-name="T1"> saja. Harapannya? Efektivitas lebih tinggi dengan </text:span><text:span text:style-name="Strong_20_Emphasis"><text:span text:style-name="T1">efek samping minimal</text:span></text:span><text:span text:style-name="T1">. </text:span></text:p>
              </text:list-item>
              <text:list-item>
                <text:p text:style-name="P281"><text:span text:style-name="Strong_20_Emphasis"><text:span text:style-name="T1">Pengobatan Sesuai DNA (Farmakogenomik):</text:span></text:span><text:span text:style-name="T1"> Bayangin, sebelum dikasih obat, kamu dites genetik dulu. Hasilnya bisa dipakai buat memprediksi obat mana yang paling mungkin cocok dan aman buat </text:span><text:span text:style-name="Emphasis"><text:span text:style-name="T1">kamu</text:span></text:span><text:span text:style-name="T1"> secara pribadi, plus dosis optimalnya. Nggak perlu lagi deh coba-coba berbulan-bulan! Ini namanya </text:span><text:span text:style-name="Emphasis"><text:span text:style-name="T1">personalized medicine</text:span></text:span><text:span text:style-name="T1">. </text:span></text:p>
              </text:list-item>
              <text:list-item>
                <text:p text:style-name="P86"><text:span text:style-name="Strong_20_Emphasis"><text:span text:style-name="T1">'Pupuk' untuk Otak (Peningkat Plastisitas):</text:span></text:span><text:span text:style-name="T1"> Mungkin juga akan ada obat yang fungsinya bukan langsung mengubah mood atau perilaku, tapi secara spesifik </text:span><text:span text:style-name="Strong_20_Emphasis"><text:span text:style-name="T1">meningkatkan kemampuan otak untuk berubah dan belajar (neuroplastisitas)</text:span></text:span><text:span text:style-name="T1">. Obat ini bisa diminum </text:span><text:span text:style-name="Emphasis"><text:span text:style-name="T1">bersamaan</text:span></text:span><text:span text:style-name="T1"> dengan terapi psikologis atau stimulasi otak, biar efek terapinya jadi lebih maksimal dan permanen. </text:span></text:p>
              </text:list-item>
            </text:list>
            <text:p text:style-name="Text_20_body"><text:span text:style-name="Strong_20_Emphasis"><text:span text:style-name="T1">Potensi buat Neuro-Rehabilitasi?</text:span></text:span></text:p>
            <text:p text:style-name="Text_20_body"><text:span text:style-name="T1">Kalau neurofarmakologi presisi ini terwujud, obat masa depan mungkin bisa jadi </text:span><text:span text:style-name="Strong_20_Emphasis"><text:span text:style-name="T1">komponen pendukung yang berharga</text:span></text:span><text:span text:style-name="T1"> dalam program neuro-rehabilitasi terpadu. Misalnya, obat yang secara spesifik (dan aman!) bantu meningkatkan empati, mengurangi agresi impulsif, atau mempercepat proses belajar dari kesalahan saat menjalani terapi. Tapi, kemungkinan besar perannya tetap sebagai </text:span><text:span text:style-name="Strong_20_Emphasis"><text:span text:style-name="T1">pendukung</text:span></text:span><text:span text:style-name="T1">, bukan solusi tunggal yang ajaib.</text:span></text:p>
            <text:p text:style-name="P184">Tentu saja, ini juga memunculkan pertanyaan etis baru: kalau kita punya 'pil' yang bisa mengubah aspek kepribadian secara presisi, di mana batasnya? Apakah kita akan menuju era 'pil kepribadian' sesuai pesanan? (Ini akan kita bahas lebih dalam di Bab 8 nanti).</text:p>
            <text:p text:style-name="P407"/>
            <text:p text:style-name="Text_20_body"><text:span text:style-name="Strong_20_Emphasis"><text:span text:style-name="T1">[Tips Penulisan Tambahan - Opsional]:</text:span></text:span></text:p>
            <text:list xml:id="list4654790814127714127" text:style-name="L95">
              <text:list-item>
                <text:p text:style-name="P282"><text:span text:style-name="Strong_20_Emphasis"><text:span text:style-name="T1">Gunakan Analogi Obat:</text:span></text:span><text:span text:style-name="T1"> Analogi 'kunci &amp; gembok', 'kurir kimiawi', </text:span><text:soft-page-break/><text:span text:style-name="T1">'efek sapu jagat' vs 'peluru kendali' membantu menjelaskan cara kerja dan keterbatasan obat. </text:span></text:p>
              </text:list-item>
              <text:list-item>
                <text:p text:style-name="P282"><text:span text:style-name="Strong_20_Emphasis"><text:span text:style-name="T1">Sebutkan Nama Generik Kelas Obat (jika perlu):</text:span></text:span><text:span text:style-name="T1"> Menyebutkan contoh kelas obat (SSRI, benzodiazepin) bisa memberi gambaran konkret, tapi hindari nama merek dagang. Selalu sertai dengan penjelasan tujuannya secara umum. </text:span></text:p>
              </text:list-item>
              <text:list-item>
                <text:p text:style-name="P282"><text:span text:style-name="Strong_20_Emphasis"><text:span text:style-name="T1">Tekankan Keseimbangan (Pro &amp; Kontra):</text:span></text:span><text:span text:style-name="T1"> Akui bahwa obat saat ini bisa sangat membantu, sebelum kemudian mengkritisi keterbatasannya. Ini memberikan pandangan yang berimbang. </text:span></text:p>
              </text:list-item>
              <text:list-item>
                <text:p text:style-name="P87"><text:span text:style-name="Strong_20_Emphasis"><text:span text:style-name="T1">Bedakan Jelas Antara Sekarang &amp; Masa Depan:</text:span></text:span><text:span text:style-name="T1"> Gunakan penanda waktu yang jelas ("Saat ini...", "Di masa depan...") saat membahas kondisi neurofarmakologi. </text:span></text:p>
              </text:list-item>
            </text:list>
            <text:p text:style-name="Text_20_body"><text:span text:style-name="Strong_20_Emphasis"><text:span text:style-name="T1">[Prompt Ilustrasi - Opsional]:</text:span></text:span></text:p>
            <text:p text:style-name="P184">"Buat ilustrasi perbandingan untuk Subbab 5.4:</text:p>
            <text:list xml:id="list935733666091303832" text:style-name="L96">
              <text:list-item>
                <text:p text:style-name="P392">Panel 'Obat Saat Ini': Gambar molekul obat ('shotgun') menyebar ke seluruh bagian otak (mungkin dengan beberapa ikon efek samping di luar otak). </text:p>
              </text:list-item>
              <text:list-item>
                <text:p text:style-name="P196">Panel 'Neurofarmakologi Presisi': Gambar molekul obat ('sniper' atau 'kunci pas') hanya menempel pada reseptor spesifik di area otak target, dengan efek samping minimal. Beri judul 'Obat Otak: Dari 'Sapu Jagat' ke Presisi?'. Gunakan gaya visual yang jelas menunjukkan perbedaan target aksi." </text:p>
              </text:list-item>
            </text:list>
            <text:p text:style-name="P407"/>
            <text:p text:style-name="P184">Silakan berikan perintah "YAX" untuk melanjutkan ke prompt Subbab 5.5.</text:p>
          </text:section>
          <text:section text:style-name="Sect1" text:name="feedback-form-39">
            <text:p text:style-name="P366"/>
          </text:section>
        </text:section>
        <text:section text:style-name="Sect1" text:name="3c5e553f158ce6f9">
          <text:p text:style-name="P184"/>
          <text:section text:style-name="Sect1" text:name="user-query-content-40">
            <text:p text:style-name="P404">yax </text:p>
          </text:section>
          <text:p text:style-name="P366">Tampilkan alur berpikir</text:p>
          <text:section text:style-name="Sect2" text:name="model-response-message-contentr_3c5e553f158ce6f9">
            <text:p text:style-name="P184">Baik, mari kita bahas teknologi yang memungkinkan interaksi langsung antara otak dan mesin.</text:p>
            <text:p text:style-name="Text_20_body"><text:span text:style-name="Strong_20_Emphasis"><text:span text:style-name="T1">(Prompt untuk Isi Subbab 5.5):</text:span></text:span><text:span text:style-name="T1"> "Tulis isi Subbab 5.5: 'Otak Bertemu Mesin: Neurofeedback dan Antarmuka Otak-Komputer (BCI)' dengan pembahasan mendalam yang menjelaskan dua cara otak bisa 'berinteraksi' </text:span><text:soft-page-break/><text:span text:style-name="T1">langsung dengan teknologi, disajikan secara futuristik namun jelas untuk remaja. Awali dengan: 'Teknologi sebelumnya kebanyakan bersifat pasif (kita 'diperbaiki'). Bagaimana kalau kita bisa </text:span><text:span text:style-name="Emphasis"><text:span text:style-name="T1">aktif</text:span></text:span><text:span text:style-name="T1"> melatih otak kita sendiri dengan bantuan mesin, atau bahkan mengendalikan sesuatu dengan pikiran?'</text:span></text:p>
            <text:list xml:id="list8539483762441663114" text:style-name="L97">
              <text:list-item>
                <text:p text:style-name="P283"><text:span text:style-name="Strong_20_Emphasis"><text:span text:style-name="T1">Neurofeedback ('Fitnes Otak Terpandu'):</text:span></text:span><text:span text:style-name="T1"> Jelaskan prosesnya secara detail: </text:span></text:p>
                <text:list>
                  <text:list-item>
                    <text:p text:style-name="P283"><text:span text:style-name="Strong_20_Emphasis"><text:span text:style-name="T1">Rekam:</text:span></text:span><text:span text:style-name="T1"> EEG merekam gelombang otak real-time. </text:span></text:p>
                  </text:list-item>
                  <text:list-item>
                    <text:p text:style-name="P283"><text:span text:style-name="Strong_20_Emphasis"><text:span text:style-name="T1">Proses:</text:span></text:span><text:span text:style-name="T1"> Komputer menganalisis sinyal, mengekstrak pola target (misal: gelombang Alpha untuk relaksasi, SMR untuk fokus tenang). </text:span></text:p>
                  </text:list-item>
                  <text:list-item>
                    <text:p text:style-name="P283"><text:span text:style-name="Strong_20_Emphasis"><text:span text:style-name="T1">Umpan Balik:</text:span></text:span><text:span text:style-name="T1"> Pengguna menerima feedback instan saat pola otaknya mencapai target (misal: film jadi lebih terang, game berjalan lancar, suara menyenangkan terdengar). </text:span></text:p>
                  </text:list-item>
                  <text:list-item>
                    <text:p text:style-name="P283"><text:span text:style-name="Strong_20_Emphasis"><text:span text:style-name="T1">Belajar (Operant Conditioning):</text:span></text:span><text:span text:style-name="T1"> Secara bertahap, otak belajar menghasilkan pola gelombang yang diinginkan lebih sering untuk mendapatkan 'hadiah' (feedback positif). Analogi: belajar main alat musik dengan guru virtual yang memberi tahu kapan nadamu pas, tapi gurunya 'mendengar' langsung dari otakmu. </text:span><text:span text:style-name="Emphasis"><text:span text:style-name="T1">Penggunaan Saat Ini &amp; Potensial:</text:span></text:span><text:span text:style-name="T1"> Riset &amp; aplikasi klinis (bervariasi buktinya) untuk ADHD, kecemasan, insomnia, peak performance. </text:span><text:span text:style-name="Emphasis"><text:span text:style-name="T1">Potensi N-Rehab:</text:span></text:span><text:span text:style-name="T1"> Melatih individu secara sadar meningkatkan kontrol diri (memperkuat pola PFC), mengurangi kecemasan/reaktivitas emosional (menenangkan pola amigdala). Bisa dikombinasikan dengan Virtual Reality (VR) untuk latihan dalam skenario realistis. </text:span></text:p>
                  </text:list-item>
                </text:list>
              </text:list-item>
              <text:list-item>
                <text:p text:style-name="P283"><text:span text:style-name="Strong_20_Emphasis"><text:span text:style-name="T1">BCI (Antarmuka Otak-Komputer - 'Telepati' Teknologi):</text:span></text:span><text:span text:style-name="T1"> Jelaskan sebagai jembatan komunikasi langsung otak-komputer. Bedakan jenisnya: </text:span></text:p>
                <text:list>
                  <text:list-item>
                    <text:p text:style-name="P283"><text:span text:style-name="Strong_20_Emphasis"><text:span text:style-name="T1">BCI Non-Invasif (berbasis EEG):</text:span></text:span><text:span text:style-name="T1"> Lebih mudah, tapi sinyal 'berisik', kontrol terbatas (misal: pilih huruf di layar, main game sederhana). </text:span></text:p>
                  </text:list-item>
                  <text:list-item>
                    <text:p text:style-name="P88"><text:span text:style-name="Strong_20_Emphasis"><text:span text:style-name="T1">BCI Invasif (berbasis ECoG/implan mikroelektroda):</text:span></text:span><text:span text:style-name="T1"> Sinyal jauh lebih jernih, kontrol lebih kompleks &amp; cepat (menggerakkan lengan robotik canggih, mengetik cepat). </text:span><text:soft-page-break/><text:span text:style-name="T1">Melibatkan bedah. Analogi: remote control universal yang dioperasikan langsung oleh niat/pola pikir. </text:span><text:span text:style-name="Emphasis"><text:span text:style-name="T1">Penggunaan Saat Ini:</text:span></text:span><text:span text:style-name="T1"> Fokus utama pada membantu pasien lumpuh parah (komunikasi, mobilitas). </text:span><text:span text:style-name="Emphasis"><text:span text:style-name="T1">Potensi (Sangat Jauh &amp; Spekulatif) untuk N-Rehab:</text:span></text:span><text:span text:style-name="T1"> Mungkin untuk mendeteksi 'niat' antisosial sebelum terjadi (isu etis masif!)? Atau sebagai alat kontrol dalam lingkungan terapi VR yang imersif? Jelaskan prinsip dasar, bedakan keduanya (Neurofeedback=belajar regulasi diri, BCI=mengontrol eksternal). Diskusikan potensi uniknya dalam melibatkan partisipasi aktif individu." </text:span></text:p>
                  </text:list-item>
                </text:list>
              </text:list-item>
            </text:list>
            <text:p text:style-name="P407"/>
            <text:p text:style-name="Text_20_body"><text:span text:style-name="Strong_20_Emphasis"><text:span text:style-name="T1">(Jawaban untuk Isi Subbab 5.5):</text:span></text:span></text:p>
            <text:p text:style-name="Text_20_body"><text:span text:style-name="Strong_20_Emphasis"><text:span text:style-name="T1">5.5 Otak Bertemu Mesin: Neurofeedback dan Antarmuka Otak-Komputer (BCI)</text:span></text:span></text:p>
            <text:p text:style-name="Text_20_body"><text:span text:style-name="T1">Teknologi-teknologi yang kita bahas sebelumnya (stimulasi, obat) itu keren sih, tapi kebanyakan sifatnya agak pasif ya – kita 'diobati' atau 'distimulasi' dari luar. Nah, gimana kalau ada teknologi yang ngajak kita buat </text:span><text:span text:style-name="Strong_20_Emphasis"><text:span text:style-name="T1">berpartisipasi aktif</text:span></text:span><text:span text:style-name="T1">? Teknologi yang memungkinkan kita </text:span><text:span text:style-name="Strong_20_Emphasis"><text:span text:style-name="T1">melatih otak kita sendiri</text:span></text:span><text:span text:style-name="T1"> dengan bantuan mesin, atau bahkan... </text:span><text:span text:style-name="Strong_20_Emphasis"><text:span text:style-name="T1">mengendalikan sesuatu hanya dengan kekuatan pikiran</text:span></text:span><text:span text:style-name="T1">? Kedengarannya makin kayak fiksi ilmiah? Yuk kenalan sama dua teknologi interaktif ini:</text:span></text:p>
            <text:list xml:id="list7964774465263935564" text:style-name="L98">
              <text:list-item>
                <text:p text:style-name="P89"><text:span text:style-name="Strong_20_Emphasis"><text:span text:style-name="T1">Neurofeedback (NFB) - Si 'Fitnes Otak Terpandu'</text:span></text:span></text:p>
                <text:list>
                  <text:list-item>
                    <text:p text:style-name="P284"><text:span text:style-name="Strong_20_Emphasis"><text:span text:style-name="T1">Apaan Tuh?</text:span></text:span><text:span text:style-name="T1"> Bayangin kamu lagi nge-gym, tapi yang dilatih bukan otot badan, melainkan 'otot' otakmu, dan kamu bisa lihat 'skor' latihanmu secara langsung! Itulah Neurofeedback. Prosesnya kira-kira begini: </text:span></text:p>
                    <text:list>
                      <text:list-item>
                        <text:p text:style-name="P284"><text:span text:style-name="Strong_20_Emphasis"><text:span text:style-name="T1">Rekam:</text:span></text:span><text:span text:style-name="T1"> Kamu dipasangi 'topi' EEG yang merekam aktivitas gelombang otakmu secara </text:span><text:span text:style-name="Emphasis"><text:span text:style-name="T1">real-time</text:span></text:span><text:span text:style-name="T1">. </text:span></text:p>
                      </text:list-item>
                      <text:list-item>
                        <text:p text:style-name="P284"><text:span text:style-name="Strong_20_Emphasis"><text:span text:style-name="T1">Proses:</text:span></text:span><text:span text:style-name="T1"> Komputer langsung menganalisis sinyal EEG tadi, fokus pada pola gelombang tertentu yang ingin dilatih (misalnya, gelombang Beta yang terkait dengan fokus, atau gelombang Alpha yang terkait dengan relaksasi). </text:span></text:p>
                      </text:list-item>
                      <text:list-item>
                        <text:p text:style-name="P284"><text:span text:style-name="Strong_20_Emphasis"><text:span text:style-name="T1">Kasih Umpan Balik (Feedback):</text:span></text:span><text:span text:style-name="T1"> Nah, ini kuncinya! </text:span><text:soft-page-break/><text:span text:style-name="T1">Kamu akan dapat </text:span><text:span text:style-name="Emphasis"><text:span text:style-name="T1">umpan balik</text:span></text:span><text:span text:style-name="T1"> instan di layar atau lewat suara setiap kali otakmu berhasil menghasilkan pola gelombang yang diinginkan. Contohnya bisa macem-macem: mungkin kamu lagi main game sederhana yang karakternya cuma bisa maju kalau otakmu fokus; atau nonton film yang gambarnya jadi makin jelas kalau otakmu rileks; atau dengerin musik yang nadanya jadi makin enak didengar pas otakmu tenang. </text:span></text:p>
                      </text:list-item>
                      <text:list-item>
                        <text:p text:style-name="P284"><text:span text:style-name="Strong_20_Emphasis"><text:span text:style-name="T1">Otak Belajar Sendiri:</text:span></text:span><text:span text:style-name="T1"> Dengan latihan berulang, otakmu (seringkali secara nggak sadar, lewat mekanisme belajar </text:span><text:span text:style-name="Emphasis"><text:span text:style-name="T1">operant conditioning</text:span></text:span><text:span text:style-name="T1">) akan belajar untuk lebih sering menghasilkan pola gelombang otak yang 'dapat hadiah' (umpan balik positif) tadi. Kamu jadi belajar 'mengatur' aktivitas otakmu sendiri! </text:span></text:p>
                      </text:list-item>
                    </text:list>
                  </text:list-item>
                  <text:list-item>
                    <text:p text:style-name="P284"><text:span text:style-name="Strong_20_Emphasis"><text:span text:style-name="T1">Analogi:</text:span></text:span><text:span text:style-name="T1"> Kayak lagi </text:span><text:span text:style-name="Strong_20_Emphasis"><text:span text:style-name="T1">belajar main gitar sama guru virtual super canggih</text:span></text:span><text:span text:style-name="T1"> yang bisa langsung 'dengar' nada dari aktivitas otakmu, bukan cuma dari senar yang kamu petik, terus ngasih tahu kamu secara instan kalau nadamu sudah pas atau belum. </text:span></text:p>
                  </text:list-item>
                  <text:list-item>
                    <text:p text:style-name="P284"><text:span text:style-name="Strong_20_Emphasis"><text:span text:style-name="T1">Dipakai Buat Apa Sekarang?</text:span></text:span><text:span text:style-name="T1"> NFB banyak diteliti dan dipakai (meskipun tingkat bukti ilmiahnya masih bervariasi untuk tiap kondisi) sebagai terapi tambahan untuk </text:span><text:span text:style-name="Strong_20_Emphasis"><text:span text:style-name="T1">ADHD</text:span></text:span><text:span text:style-name="T1"> (meningkatkan fokus), </text:span><text:span text:style-name="Strong_20_Emphasis"><text:span text:style-name="T1">kecemasan</text:span></text:span><text:span text:style-name="T1">, </text:span><text:span text:style-name="Strong_20_Emphasis"><text:span text:style-name="T1">insomnia</text:span></text:span><text:span text:style-name="T1">, </text:span><text:span text:style-name="Strong_20_Emphasis"><text:span text:style-name="T1">epilepsi</text:span></text:span><text:span text:style-name="T1">, dan bahkan untuk </text:span><text:span text:style-name="Strong_20_Emphasis"><text:span text:style-name="T1">peningkatan performa</text:span></text:span><text:span text:style-name="T1"> atlet atau musisi (peak performance training). </text:span></text:p>
                  </text:list-item>
                  <text:list-item>
                    <text:p text:style-name="P284"><text:span text:style-name="Strong_20_Emphasis"><text:span text:style-name="T1">Potensi buat Neuro-Rehabilitasi?</text:span></text:span><text:span text:style-name="T1"> Menarik banget! NFB bisa jadi alat buat </text:span><text:span text:style-name="Strong_20_Emphasis"><text:span text:style-name="T1">melatih individu secara aktif</text:span></text:span><text:span text:style-name="T1"> untuk: </text:span></text:p>
                    <text:list>
                      <text:list-item>
                        <text:p text:style-name="P284"><text:span text:style-name="T1">Meningkatkan </text:span><text:span text:style-name="Strong_20_Emphasis"><text:span text:style-name="T1">kemampuan regulasi diri</text:span></text:span><text:span text:style-name="T1"> (misal: memperkuat pola gelombang otak yang terkait fungsi PFC/kontrol diri). </text:span></text:p>
                      </text:list-item>
                      <text:list-item>
                        <text:p text:style-name="P284"><text:span text:style-name="T1">Mengurangi </text:span><text:span text:style-name="Strong_20_Emphasis"><text:span text:style-name="T1">kecemasan atau reaktivitas emosional</text:span></text:span><text:span text:style-name="T1"> (misal: melatih otak menghasilkan pola yang lebih tenang). </text:span></text:p>
                      </text:list-item>
                      <text:list-item>
                        <text:p text:style-name="P284"><text:span text:style-name="T1">Bisa juga </text:span><text:span text:style-name="Strong_20_Emphasis"><text:span text:style-name="T1">dikombinasikan dengan Virtual Reality (VR)</text:span></text:span><text:span text:style-name="T1">! Bayangin latihan menghadapi situasi pemicu marah di dunia VR sambil belajar mengontrol respons otakmu via NFB. Keren kan? </text:span></text:p>
                      </text:list-item>
                    </text:list>
                  </text:list-item>
                </text:list>
              </text:list-item>
              <text:list-item>
                <text:p text:style-name="P89"><text:soft-page-break/><text:span text:style-name="Strong_20_Emphasis"><text:span text:style-name="T1">BCI (Brain-Computer Interface) - Si 'Telepati' Versi Teknologi</text:span></text:span></text:p>
                <text:list>
                  <text:list-item>
                    <text:p text:style-name="P284"><text:span text:style-name="Strong_20_Emphasis"><text:span text:style-name="T1">Apaan Tuh?</text:span></text:span><text:span text:style-name="T1"> Kalau NFB itu melatih otak mengatur diri sendiri, BCI ini lebih kayak membangun </text:span><text:span text:style-name="Strong_20_Emphasis"><text:span text:style-name="T1">jembatan komunikasi langsung</text:span></text:span><text:span text:style-name="T1"> antara otak dengan dunia luar (komputer, mesin, dll), tanpa perlu lewat otot tangan atau mulut! </text:span></text:p>
                  </text:list-item>
                  <text:list-item>
                    <text:p text:style-name="P284"><text:span text:style-name="Strong_20_Emphasis"><text:span text:style-name="T1">Cara Kerjanya?</text:span></text:span><text:span text:style-name="T1"> Teknologi BCI mencoba 'membaca' sinyal niat atau pola pikiran tertentu langsung dari otak, lalu menerjemahkannya jadi perintah buat perangkat eksternal. Ada dua jenis utama: </text:span></text:p>
                    <text:list>
                      <text:list-item>
                        <text:p text:style-name="P284"><text:span text:style-name="Strong_20_Emphasis"><text:span text:style-name="T1">BCI Non-Invasif:</text:span></text:span><text:span text:style-name="T1"> Pakai sensor di luar kepala (biasanya EEG). Kelebihannya: gampang dipakai, nggak perlu operasi. Kekurangannya: sinyal EEG itu 'berisik' dan lemah, jadi kontrolnya biasanya masih </text:span><text:span text:style-name="Strong_20_Emphasis"><text:span text:style-name="T1">terbatas</text:span></text:span><text:span text:style-name="T1"> dan agak lambat (misalnya, baru bisa buat gerakin kursor di layar, milih huruf satu-satu buat ngetik, atau main game yang sangat sederhana). </text:span></text:p>
                      </text:list-item>
                      <text:list-item>
                        <text:p text:style-name="P284"><text:span text:style-name="Strong_20_Emphasis"><text:span text:style-name="T1">BCI Invasif:</text:span></text:span><text:span text:style-name="T1"> Ini melibatkan </text:span><text:span text:style-name="Strong_20_Emphasis"><text:span text:style-name="T1">operasi</text:span></text:span><text:span text:style-name="T1"> untuk menanam elektroda langsung di permukaan otak (ECoG) atau bahkan di dalam jaringan otak (implan mikroelektroda). Kelebihannya: sinyal otaknya jauh lebih </text:span><text:span text:style-name="Strong_20_Emphasis"><text:span text:style-name="T1">jernih dan detail</text:span></text:span><text:span text:style-name="T1">, memungkinkan kontrol yang jauh lebih </text:span><text:span text:style-name="Strong_20_Emphasis"><text:span text:style-name="T1">kompleks, cepat, dan intuitif</text:span></text:span><text:span text:style-name="T1"> (misalnya, pasien lumpuh bisa menggerakkan lengan robotik canggih atau mengetik puluhan kata per menit hanya dengan membayangkannya!). Kekurangannya: jelas, </text:span><text:span text:style-name="Strong_20_Emphasis"><text:span text:style-name="T1">risiko operasi</text:span></text:span><text:span text:style-name="T1"> dan implan jangka panjang. </text:span></text:p>
                      </text:list-item>
                    </text:list>
                  </text:list-item>
                  <text:list-item>
                    <text:p text:style-name="P284"><text:span text:style-name="Strong_20_Emphasis"><text:span text:style-name="T1">Analogi:</text:span></text:span><text:span text:style-name="T1"> Kayak punya </text:span><text:span text:style-name="Strong_20_Emphasis"><text:span text:style-name="T1">remote control universal</text:span></text:span><text:span text:style-name="T1"> atau </text:span><text:span text:style-name="Strong_20_Emphasis"><text:span text:style-name="T1">joystick</text:span></text:span><text:span text:style-name="T1"> yang bisa kamu operasikan langsung pakai </text:span><text:span text:style-name="Strong_20_Emphasis"><text:span text:style-name="T1">pikiran atau niatmu</text:span></text:span><text:span text:style-name="T1">. </text:span></text:p>
                  </text:list-item>
                  <text:list-item>
                    <text:p text:style-name="P284"><text:span text:style-name="Strong_20_Emphasis"><text:span text:style-name="T1">Dipakai Buat Apa Sekarang?</text:span></text:span><text:span text:style-name="T1"> Fokus utama pengembangan BCI saat ini adalah untuk </text:span><text:span text:style-name="Strong_20_Emphasis"><text:span text:style-name="T1">membantu pasien dengan kelumpuhan sangat parah</text:span></text:span><text:span text:style-name="T1"> (akibat stroke, cedera tulang belakang, atau penyakit seperti ALS) agar bisa kembali berkomunikasi atau mengontrol alat bantu gerak (kursi roda, lengan prostetik). </text:span></text:p>
                  </text:list-item>
                  <text:list-item>
                    <text:p text:style-name="P284"><text:soft-page-break/><text:span text:style-name="Strong_20_Emphasis"><text:span text:style-name="T1">Potensi buat Neuro-Rehabilitasi?</text:span></text:span><text:span text:style-name="T1"> Ini masih </text:span><text:span text:style-name="Strong_20_Emphasis"><text:span text:style-name="T1">sangat jauh, spekulatif, dan penuh tanda tanya etis!</text:span></text:span><text:span text:style-name="T1"> Mungkin suatu hari nanti (ini 'mungkin' yang besar banget ya!) BCI bisa dipakai untuk: </text:span></text:p>
                    <text:list>
                      <text:list-item>
                        <text:p text:style-name="P284"><text:span text:style-name="T1">Mendeteksi pola otak yang </text:span><text:span text:style-name="Emphasis"><text:span text:style-name="T1">mungkin</text:span></text:span><text:span text:style-name="T1"> mendahului niat agresif atau impulsif? (Tapi ini bahaya banget, bisa jadi 'polisi pikiran' atau </text:span><text:span text:style-name="Emphasis"><text:span text:style-name="T1">thought policing</text:span></text:span><text:span text:style-name="T1">!). </text:span></text:p>
                      </text:list-item>
                      <text:list-item>
                        <text:p text:style-name="P197">Menjadi alat kontrol yang super imersif dalam lingkungan terapi berbasis VR, memungkinkan latihan respons dalam skenario yang sangat realistis? </text:p>
                      </text:list-item>
                    </text:list>
                  </text:list-item>
                </text:list>
              </text:list-item>
            </text:list>
            <text:p text:style-name="Text_20_body"><text:span text:style-name="Strong_20_Emphasis"><text:span text:style-name="T1">Bedanya NFB vs BCI?</text:span></text:span><text:span text:style-name="T1"> Ingat ya: Neurofeedback tujuannya </text:span><text:span text:style-name="Strong_20_Emphasis"><text:span text:style-name="T1">melatih otak meregulasi dirinya sendiri (internal)</text:span></text:span><text:span text:style-name="T1">. BCI tujuannya </text:span><text:span text:style-name="Strong_20_Emphasis"><text:span text:style-name="T1">menggunakan sinyal otak untuk mengontrol sesuatu di luar (eksternal)</text:span></text:span><text:span text:style-name="T1">. Keduanya sama-sama melibatkan interaksi otak-mesin dan partisipasi aktif pengguna, membuka kemungkinan-kemungkinan baru yang menarik (dan juga menantang!).</text:span></text:p>
            <text:p text:style-name="P407"/>
            <text:p text:style-name="Text_20_body"><text:span text:style-name="Strong_20_Emphasis"><text:span text:style-name="T1">[Tips Penulisan Tambahan - Opsional]:</text:span></text:span></text:p>
            <text:list xml:id="list7735016775887035659" text:style-name="L99">
              <text:list-item>
                <text:p text:style-name="P285"><text:span text:style-name="Strong_20_Emphasis"><text:span text:style-name="T1">Jelaskan Proses Langkah-demi-Langkah:</text:span></text:span><text:span text:style-name="T1"> Untuk Neurofeedback, menjelaskan proses Record-Analyze-Feedback-Learn secara bertahap membuatnya lebih mudah dipahami. </text:span></text:p>
              </text:list-item>
              <text:list-item>
                <text:p text:style-name="P285"><text:span text:style-name="Strong_20_Emphasis"><text:span text:style-name="T1">Bedakan Invasif vs Non-Invasif dengan Jelas:</text:span></text:span><text:span text:style-name="T1"> Saat membahas BCI, sangat penting untuk secara jelas membedakan antara tipe non-invasif (EEG) dan invasif (implan), termasuk kelebihan dan kekurangan masing-masing (terutama risiko bedah). </text:span></text:p>
              </text:list-item>
              <text:list-item>
                <text:p text:style-name="P90"><text:span text:style-name="Strong_20_Emphasis"><text:span text:style-name="T1">Gunakan Bahasa Hati-hati untuk Aplikasi Spekulatif:</text:span></text:span><text:span text:style-name="T1"> Saat membahas potensi N-Rehab untuk BCI (terutama deteksi niat), gunakan kata-kata seperti "sangat jauh", "spekulatif", "penuh tanda tanya etis", "bahaya banget" untuk menekankan sifatnya yang sangat hipotetis dan problematis. </text:span></text:p>
              </text:list-item>
            </text:list>
            <text:p text:style-name="Text_20_body"><text:span text:style-name="Strong_20_Emphasis"><text:span text:style-name="T1">[Prompt Ilustrasi - Opsional]:</text:span></text:span></text:p>
            <text:p text:style-name="P184">"Buat ilustrasi untuk Subbab 5.5 yang menunjukkan kedua teknologi interaktif:</text:p>
            <text:list xml:id="list1041313996771082142" text:style-name="L100">
              <text:list-item>
                <text:p text:style-name="P393"><text:soft-page-break/>Panel Neurofeedback: Gambar seseorang memakai headset EEG sambil melihat layar komputer yang menampilkan game sederhana atau grafik bar. Ada panah melingkar dari otak ke layar dan kembali ke mata orang tersebut, menunjukkan 'feedback loop'. Label: 'Neurofeedback: Melatih Otak Sendiri'. </text:p>
              </text:list-item>
              <text:list-item>
                <text:p text:style-name="P198">Panel BCI: Gambar seseorang (mungkin di kursi roda) memakai headset EEG atau dengan simbol implan kecil di kepala, dan dengan 'gelombang pikiran' simbolis menggerakkan kursor di layar komputer atau lengan robotik di dekatnya. Label: 'BCI: Mengontrol dengan Pikiran'. Gunakan gaya visual yang menunjukkan interaksi aktif antara manusia dan teknologi." </text:p>
              </text:list-item>
            </text:list>
            <text:p text:style-name="P407"/>
            <text:p text:style-name="P184">Silakan berikan perintah "YAX" untuk melanjutkan ke prompt Subbab 5.6.</text:p>
          </text:section>
          <text:section text:style-name="Sect1" text:name="feedback-form-40">
            <text:p text:style-name="P366"/>
          </text:section>
        </text:section>
        <text:section text:style-name="Sect1" text:name="d25296dbf683c061">
          <text:p text:style-name="P184"/>
          <text:section text:style-name="Sect1" text:name="user-query-content-41">
            <text:p text:style-name="P404">yax </text:p>
          </text:section>
          <text:p text:style-name="P366">Tampilkan alur berpikir</text:p>
          <text:section text:style-name="Sect2" text:name="model-response-message-contentr_d25296dbf683c061">
            <text:p text:style-name="P184">Oke, mari kita rangkum 'kotak peralatan' canggih ini dan lihat tantangan besarnya.</text:p>
            <text:p text:style-name="Text_20_body"><text:span text:style-name="Strong_20_Emphasis"><text:span text:style-name="T1">(Prompt untuk Isi Subbab 5.6):</text:span></text:span><text:span text:style-name="T1"> "Tulis isi Subbab 5.6: 'Kotak Alat Masa Depan: Kombinasi, Personalisasi, dan Tantangan' sebagai penutup Bab 5 yang mengikat semua teknologi menjadi satu visi dan menyoroti tantangan teknisnya. Mulai dengan metafora 'kotak peralatan' yang kini sudah terisi: 'Kita sudah melihat berbagai alat canggih – mulai dari 'kamera' otak (imaging), 'stimulator' (TMS, tDCS, DBS, FUS), 'ramuan kimia' (neurofarmakologi), hingga 'simulator latihan' (Neurofeedback, BCI).' Tegaskan bahwa kekuatan sesungguhnya mungkin bukan pada satu alat, tapi pada </text:span><text:span text:style-name="Strong_20_Emphasis"><text:span text:style-name="T1">pendekatan terintegrasi dan terpersonalisasi</text:span></text:span><text:span text:style-name="T1">:</text:span></text:p>
            <text:list xml:id="list6227848997575649039" text:style-name="L101">
              <text:list-item>
                <text:p text:style-name="P286"><text:span text:style-name="Strong_20_Emphasis"><text:span text:style-name="T1">Kombinasi Sinergis:</text:span></text:span><text:span text:style-name="T1"> Bayangkan menggunakan fMRI/DTI untuk diagnosis presisi, lalu rTMS untuk 'membuka' jalur plastisitas, diikuti sesi Neurofeedback dalam VR untuk melatih kontrol diri, mungkin dibantu obat peningkat plastisitas dosis rendah. Setiap alat memperkuat efek alat lain. </text:span></text:p>
              </text:list-item>
              <text:list-item>
                <text:p text:style-name="P91"><text:soft-page-break/><text:span text:style-name="Strong_20_Emphasis"><text:span text:style-name="T1">Pengobatan Presisi (Precision Medicine):</text:span></text:span><text:span text:style-name="T1"> Bukan satu solusi untuk semua. Program dirancang khusus berdasarkan profil otak, genetik (farmakogenomik), dan kebutuhan unik setiap individu. Imaging menjadi kunci personalisasi. Namun, setelah melihat semua potensi keren ini, penting untuk kembali membumi. Sampaikan secara ringkas beberapa </text:span><text:span text:style-name="Strong_20_Emphasis"><text:span text:style-name="T1">tantangan teknologi fundamental</text:span></text:span><text:span text:style-name="T1"> yang masih jadi PR besar para ilmuwan dan insinyur: </text:span></text:p>
              </text:list-item>
            </text:list>
            <text:list xml:id="list2901376567396079155" text:style-name="L102">
              <text:list-item>
                <text:p text:style-name="P287"><text:span text:style-name="Strong_20_Emphasis"><text:span text:style-name="T1">Masalah Presisi &amp; Off-Target Effects:</text:span></text:span><text:span text:style-name="T1"> Seberapa akurat kita bisa menarget sirkuit otak yang kompleks tanpa 'mengganggu' fungsi normal lainnya? Bagaimana meminimalkan efek samping kognitif atau emosional? </text:span></text:p>
              </text:list-item>
              <text:list-item>
                <text:p text:style-name="P287"><text:span text:style-name="Strong_20_Emphasis"><text:span text:style-name="T1">Memahami Mekanisme &amp; Efek Jangka Panjang:</text:span></text:span><text:span text:style-name="T1"> Kita masih belum sepenuhnya paham </text:span><text:span text:style-name="Emphasis"><text:span text:style-name="T1">bagaimana</text:span></text:span><text:span text:style-name="T1"> persisnya banyak dari teknologi ini mengubah otak dalam jangka panjang. Apakah efeknya bertahan? Adakah konsekuensi tak terduga nanti? </text:span></text:p>
              </text:list-item>
              <text:list-item>
                <text:p text:style-name="P287"><text:span text:style-name="Strong_20_Emphasis"><text:span text:style-name="T1">Mengatasi Variabilitas Individu:</text:span></text:span><text:span text:style-name="T1"> Otak setiap orang unik. Bagaimana membuat teknologi ini efektif untuk beragam individu dengan latar belakang dan biologi yang berbeda? </text:span></text:p>
              </text:list-item>
              <text:list-item>
                <text:p text:style-name="P92"><text:span text:style-name="Strong_20_Emphasis"><text:span text:style-name="T1">Skalabilitas, Aksesibilitas, dan Biaya:</text:span></text:span><text:span text:style-name="T1"> Bagaimana membuat teknologi canggih ini terjangkau dan tersedia secara luas, bukan hanya untuk segelintir orang kaya atau di pusat riset elit? Tutup bab dengan kesimpulan bahwa 'kotak alat' ini memang tampak menjanjikan, tapi membangun dan menggunakannya secara efektif dan aman masih menghadapi </text:span><text:span text:style-name="Strong_20_Emphasis"><text:span text:style-name="T1">rintangan teknis dan ilmiah yang signifikan</text:span></text:span><text:span text:style-name="T1">. Ini menjadi pengantar sempurna untuk Bab 7 dan 8 yang akan membahas rintangan ilmiah dan etis secara lebih mendalam. Gaya: Merangkum, visioner tapi realistis, transisional." </text:span></text:p>
              </text:list-item>
            </text:list>
            <text:p text:style-name="P407"/>
            <text:p text:style-name="Text_20_body"><text:span text:style-name="Strong_20_Emphasis"><text:span text:style-name="T1">(Jawaban untuk Isi Subbab 5.6):</text:span></text:span></text:p>
            <text:p text:style-name="Text_20_body"><text:span text:style-name="Strong_20_Emphasis"><text:span text:style-name="T1">5.6 Kotak Alat Masa Depan: Kombinasi, Personalisasi, dan Tantangan</text:span></text:span></text:p>
            <text:p text:style-name="Text_20_body"><text:span text:style-name="T1">Wow! Kita baru saja 'membongkar' isi </text:span><text:span text:style-name="Strong_20_Emphasis"><text:span text:style-name="T1">kotak peralatan neuroteknologi</text:span></text:span><text:span text:style-name="T1"> yang luar biasa canggih, kan? Mulai dari 'kamera' super buat ngintip kerja otak (fMRI, EEG, DTI), 'alat setrum halus' sampai 'implan' buat menstimulasi otak (TMS, tDCS, DBS, FUS), 'ramuan kimia' pintar buat memodulasi </text:span><text:soft-page-break/><text:span text:style-name="T1">neurotransmitter (neurofarmakologi presisi), sampai alat interaktif buat latihan otak atau komunikasi langsung (Neurofeedback, BCI). Keren banget potensinya!</text:span></text:p>
            <text:p text:style-name="Text_20_body"><text:span text:style-name="T1">Tapi, penting buat diingat: kemungkinan besar, kekuatan sesungguhnya di masa depan </text:span><text:span text:style-name="Strong_20_Emphasis"><text:span text:style-name="T1">bukan</text:span></text:span><text:span text:style-name="T1"> terletak pada satu alat ajaib saja. Melainkan pada kemampuan kita untuk </text:span><text:span text:style-name="Strong_20_Emphasis"><text:span text:style-name="T1">menggabungkan berbagai alat ini secara cerdas</text:span></text:span><text:span text:style-name="T1"> dan merancang </text:span><text:span text:style-name="Strong_20_Emphasis"><text:span text:style-name="T1">program yang sangat personal</text:span></text:span><text:span text:style-name="T1"> untuk setiap individu. Bayangkan skenario masa depan seperti ini:</text:span></text:p>
            <text:list xml:id="list6999302468694822530" text:style-name="L103">
              <text:list-item>
                <text:p text:style-name="P288"><text:span text:style-name="Strong_20_Emphasis"><text:span text:style-name="T1">Pendekatan Terpadu (Kombinasi Sinergis):</text:span></text:span><text:span text:style-name="T1"> Seorang individu (seperti 'Alex' di bab sebelumnya) mungkin pertama kali menjalani scan otak fMRI dan DTI super detail untuk memahami 'peta masalah' di otaknya. Berdasarkan itu, ia mungkin menjalani sesi rTMS untuk 'melonggarkan' atau meningkatkan plastisitas di area PFC-nya. Setelah itu, ia langsung masuk ke sesi latihan intensif menggunakan Neurofeedback yang digabung dengan Virtual Reality (VR) untuk melatih kontrol diri dalam skenario yang mirip dunia nyata. Selama proses itu, mungkin ia juga diberi obat 'peningkat plastisitas' dosis rendah (yang sudah dipilih berdasarkan tes genetiknya) untuk memaksimalkan efek latihan. Setiap intervensi dirancang untuk </text:span><text:span text:style-name="Strong_20_Emphasis"><text:span text:style-name="T1">memperkuat efek intervensi lainnya</text:span></text:span><text:span text:style-name="T1">, menciptakan sinergi. </text:span></text:p>
              </text:list-item>
              <text:list-item>
                <text:p text:style-name="P93"><text:span text:style-name="Strong_20_Emphasis"><text:span text:style-name="T1">Era Pengobatan Presisi (Personalized Medicine):</text:span></text:span><text:span text:style-name="T1"> Nggak ada lagi pendekatan 'satu obat atau satu terapi untuk semua'. Program rehabilitasi dirancang </text:span><text:span text:style-name="Strong_20_Emphasis"><text:span text:style-name="T1">khusus</text:span></text:span><text:span text:style-name="T1"> berdasarkan profil unik otak individu tersebut (hasil imaging), profil genetiknya (farmakogenomik), riwayat hidupnya, serta kebutuhan dan tujuannya. Teknologi pencitraan dan analisis data canggih (mungkin pakai AI) jadi kunci untuk personalisasi ini. </text:span></text:p>
              </text:list-item>
            </text:list>
            <text:p text:style-name="Text_20_body"><text:span text:style-name="T1">Kedengarannya menjanjikan banget, ya? Tapi... (selalu ada 'tapi'-nya, kan?) setelah melihat semua 'alat keren' ini, kita harus kembali menjejak bumi dan mengakui adanya </text:span><text:span text:style-name="Strong_20_Emphasis"><text:span text:style-name="T1">tantangan teknis dan ilmiah fundamental</text:span></text:span><text:span text:style-name="T1"> yang masih jadi 'PR' raksasa bagi para ilmuwan dan insinyur:</text:span></text:p>
            <text:list xml:id="list4232280298236446758" text:style-name="L104">
              <text:list-item>
                <text:p text:style-name="P289"><text:span text:style-name="Strong_20_Emphasis"><text:span text:style-name="T1">Masalah Presisi &amp; Efek Samping ('Salah Sasaran'):</text:span></text:span><text:span text:style-name="T1"> Seberapa akurat sih kita bisa menarget </text:span><text:span text:style-name="Emphasis"><text:span text:style-name="T1">hanya</text:span></text:span><text:span text:style-name="T1"> sirkuit otak A tanpa sengaja 'nyenggol' sirkuit B, C, atau D yang fungsinya normal dan penting? </text:span><text:soft-page-break/><text:span text:style-name="T1">Otak itu super padat dan kompleks! Risiko </text:span><text:span text:style-name="Strong_20_Emphasis"><text:span text:style-name="T1">efek samping</text:span></text:span><text:span text:style-name="T1"> kognitif (gangguan memori, fokus), emosional (perasaan datar, mood labil), atau bahkan perubahan kepribadian yang tidak diinginkan itu nyata banget (akan dibahas lebih dalam di Bab 7 &amp; 8). </text:span></text:p>
              </text:list-item>
              <text:list-item>
                <text:p text:style-name="P289"><text:span text:style-name="Strong_20_Emphasis"><text:span text:style-name="T1">Mekanisme &amp; Efek Jangka Panjang (Masih Misteri?):</text:span></text:span><text:span text:style-name="T1"> Jujur saja, kita seringkali masih belum 100% paham </text:span><text:span text:style-name="Emphasis"><text:span text:style-name="T1">bagaimana persisnya</text:span></text:span><text:span text:style-name="T1"> banyak dari teknologi ini (terutama stimulasi dan obat baru) mengubah otak pada level seluler dalam jangka panjang. Apakah efek perubahannya benar-benar </text:span><text:span text:style-name="Strong_20_Emphasis"><text:span text:style-name="T1">bertahan lama</text:span></text:span><text:span text:style-name="T1">? Adakah </text:span><text:span text:style-name="Strong_20_Emphasis"><text:span text:style-name="T1">konsekuensi tak terduga</text:span></text:span><text:span text:style-name="T1"> yang baru muncul bertahun-tahun kemudian? Ini pertanyaan besar yang butuh riset jangka panjang. </text:span></text:p>
              </text:list-item>
              <text:list-item>
                <text:p text:style-name="P289"><text:span text:style-name="Strong_20_Emphasis"><text:span text:style-name="T1">Setiap Otak Beda Cerita (Variabilitas Individu):</text:span></text:span><text:span text:style-name="T1"> Otak kita semua unik, dibentuk oleh gen dan pengalaman yang berbeda. Satu jenis stimulasi atau obat bisa bekerja hebat di orang A, tapi nggak ngefek atau malah berbahaya di orang B. Bagaimana membuat teknologi ini bisa </text:span><text:span text:style-name="Strong_20_Emphasis"><text:span text:style-name="T1">efektif secara konsisten</text:span></text:span><text:span text:style-name="T1"> untuk populasi yang sangat beragam? </text:span></text:p>
              </text:list-item>
              <text:list-item>
                <text:p text:style-name="P94"><text:span text:style-name="Strong_20_Emphasis"><text:span text:style-name="T1">Mahal, Rumit, dan Susah Diakses (Masalah Skalabilitas &amp; Keadilan):</text:span></text:span><text:span text:style-name="T1"> Membuat alat MRI super canggih, mesin TMS presisi, mengembangkan obat baru, atau melatih terapis neurofeedback itu butuh </text:span><text:span text:style-name="Strong_20_Emphasis"><text:span text:style-name="T1">biaya riset dan produksi yang luar biasa mahal</text:span></text:span><text:span text:style-name="T1">. Bagaimana caranya agar teknologi ini nantinya bisa </text:span><text:span text:style-name="Strong_20_Emphasis"><text:span text:style-name="T1">terjangkau</text:span></text:span><text:span text:style-name="T1"> dan </text:span><text:span text:style-name="Strong_20_Emphasis"><text:span text:style-name="T1">tersedia secara luas</text:span></text:span><text:span text:style-name="T1"> untuk semua yang membutuhkan (termasuk di sistem peradilan pidana yang sering kekurangan dana), bukan cuma jadi 'mainan' orang kaya atau negara maju? Ini tantangan logistik dan keadilan yang masif. </text:span></text:p>
              </text:list-item>
            </text:list>
            <text:p text:style-name="Text_20_body"><text:span text:style-name="T1">Jadi, kesimpulannya untuk Bab 5 ini: 'kotak peralatan' neuroteknologi memang tampak semakin penuh dengan alat-alat yang menjanjikan dan punya potensi mengubah permainan. Tapi, membangun dan terutama menggunakan alat-alat ini secara </text:span><text:span text:style-name="Strong_20_Emphasis"><text:span text:style-name="T1">efektif, aman, presisi, dan adil</text:span></text:span><text:span text:style-name="T1"> untuk tugas sekompleks neuro-rehabilitasi kriminal masih menghadapi </text:span><text:span text:style-name="Strong_20_Emphasis"><text:span text:style-name="T1">rintangan teknis dan ilmiah yang sangat signifikan</text:span></text:span><text:span text:style-name="T1">.</text:span></text:p>
            <text:p text:style-name="P184">Rintangan-rintangan inilah, baik dari sisi sains maupun etika, yang akan kita kupas lebih dalam di bab-bab berikutnya. Mari kita lanjutkan!</text:p>
            <text:p text:style-name="P407"/>
            <text:p text:style-name="Text_20_body"><text:soft-page-break/><text:span text:style-name="Strong_20_Emphasis"><text:span text:style-name="T1">[Tips Penulisan Tambahan - Opsional]:</text:span></text:span></text:p>
            <text:list xml:id="list6427346869854050239" text:style-name="L105">
              <text:list-item>
                <text:p text:style-name="P290"><text:span text:style-name="Strong_20_Emphasis"><text:span text:style-name="T1">Gunakan Sintesis &amp; Visi:</text:span></text:span><text:span text:style-name="T1"> Subbab ini berfungsi merangkum teknologi yang dibahas sebelumnya dan menyajikannya dalam sebuah visi terintegrasi (kombinasi &amp; personalisasi). Ini memberi pembaca gambaran 'big picture'. </text:span></text:p>
              </text:list-item>
              <text:list-item>
                <text:p text:style-name="P290"><text:span text:style-name="Strong_20_Emphasis"><text:span text:style-name="T1">Struktur Tantangan yang Jelas:</text:span></text:span><text:span text:style-name="T1"> Mengelompokkan tantangan teknis/ilmiah ke dalam poin-poin (presisi, mekanisme/jangka panjang, variabilitas, aksesibilitas/biaya) membuatnya terstruktur dan mudah diingat. </text:span></text:p>
              </text:list-item>
              <text:list-item>
                <text:p text:style-name="P95"><text:span text:style-name="Strong_20_Emphasis"><text:span text:style-name="T1">Transisi yang Kuat ke Bab Berikutnya:</text:span></text:span><text:span text:style-name="T1"> Akhiri dengan kalimat yang secara eksplisit menyatakan bahwa tantangan-tantangan ini (ilmiah &amp; etis) akan dibahas lebih detail di bab selanjutnya, menciptakan alur yang logis. </text:span></text:p>
              </text:list-item>
            </text:list>
            <text:p text:style-name="Text_20_body"><text:span text:style-name="Strong_20_Emphasis"><text:span text:style-name="T1">[Prompt Ilustrasi - Opsional]:</text:span></text:span></text:p>
            <text:p text:style-name="P184">"Buat ilustrasi untuk Subbab 5.6 yang menunjukkan 'Kotak Peralatan Neuroteknologi' (seperti di prompt pengantar bab 5), tapi kali ini tambahkan ikon tanda tanya (?), tanda seru dalam segitiga (!), atau ikon 'under construction' (sedang dibangun) pada beberapa alat di dalamnya untuk menyimbolkan tantangan presisi, keamanan, pemahaman mekanisme, dan biaya/aksesibilitas. Beri judul 'Kotak Alat Menjanjikan, Tapi Penuh PR'."</text:p>
            <text:p text:style-name="P407"/>
            <text:p text:style-name="P184">Bab 5 selesai. Silakan berikan perintah "YAX" untuk memulai Bab 6 (Pengantar Bab 6).</text:p>
          </text:section>
          <text:section text:style-name="Sect1" text:name="feedback-form-41">
            <text:p text:style-name="P366"/>
          </text:section>
        </text:section>
        <text:section text:style-name="Sect1" text:name="55296fb09b77fad6">
          <text:p text:style-name="P184"/>
          <text:section text:style-name="Sect1" text:name="user-query-content-42">
            <text:p text:style-name="P404">yax </text:p>
          </text:section>
          <text:p text:style-name="P366">Tampilkan alur berpikir</text:p>
          <text:section text:style-name="Sect2" text:name="model-response-message-contentr_55296fb09b77fad6">
            <text:p text:style-name="P184">Oke, mari kita fokus pada 'mesin' perubahan itu sendiri: neuroplastisitas.</text:p>
            <text:p text:style-name="Text_20_body"><text:span text:style-name="Strong_20_Emphasis"><text:span text:style-name="T1">(Prompt Pengantar Bab 6):</text:span></text:span><text:span text:style-name="T1"> "Tulis pengantar yang mengundang eksplorasi untuk Bab 6: 'Kekuatan Neuroplastisitas: Bisakah Otak Benar-Benar "Di-rewire"?'. Awali dengan menegaskan kembali peran sentral neuroplastisitas: 'Ingat 'kekuatan super' otak untuk berubah yang kita bahas di Bab 2? Nah, neuroplastisitas adalah </text:span><text:span text:style-name="Emphasis"><text:span text:style-name="T1">jantung</text:span></text:span><text:span text:style-name="T1"> dari seluruh gagasan 'rewiring' atau </text:span><text:soft-page-break/><text:span text:style-name="T1">'pemrograman ulang' otak untuk rehabilitasi yang kita singgung di Bab 4 dan 5. Tanpa plastisitas, ide itu hanya omong kosong.' Lalu, langsung ajukan pertanyaan fundamental bab ini, menggunakan metafora judul: 'Tapi, seberapa kuat sebenarnya 'obeng' dan 'kabel' plastisitas ini? Apakah kita benar-benar bisa 'meng-rewire' sirkuit otak yang kompleks terkait empati, kontrol diri, atau agresi secara signifikan? Atau kemampuan berubah ini ada batasnya?' Jelaskan bahwa Bab 6 ini didedikasikan untuk menggali lebih dalam </text:span><text:span text:style-name="Strong_20_Emphasis"><text:span text:style-name="T1">bukti nyata</text:span></text:span><text:span text:style-name="T1"> kekuatan neuroplastisitas (melalui contoh belajar dan pemulihan cedera), namun juga secara kritis menguji </text:span><text:span text:style-name="Strong_20_Emphasis"><text:span text:style-name="T1">seberapa jauh batas kemampuannya</text:span></text:span><text:span text:style-name="T1">, terutama ketika berhadapan dengan pola perilaku yang sudah lama terbentuk. Kita akan melihat apakah fondasi ilmiah ini cukup kokoh untuk menopang harapan besar neuro-rehabilitasi. Ajak pembaca untuk menjadi detektif sains, mencari bukti dan batas kemampuan otak. Gaya: Apresiatif terhadap plastisitas, namun investigatif dan realistis tentang batasannya."</text:span></text:p>
            <text:p text:style-name="P407"/>
            <text:p text:style-name="Text_20_body"><text:span text:style-name="Strong_20_Emphasis"><text:span text:style-name="T1">(Jawaban untuk Pengantar Bab 6):</text:span></text:span></text:p>
            <text:p text:style-name="Text_20_body"><text:span text:style-name="Strong_20_Emphasis"><text:span text:style-name="T1">Bab 6: Kekuatan Neuroplastisitas: Bisakah Otak Benar-Benar "Di-rewire"?</text:span></text:span></text:p>
            <text:p text:style-name="Text_20_body"><text:span text:style-name="T1">Ingat kan 'kekuatan super' otak buat berubah yang bikin kita melongo di Bab 2? Yup, </text:span><text:span text:style-name="Strong_20_Emphasis"><text:span text:style-name="T1">neuroplastisitas</text:span></text:span><text:span text:style-name="T1">! Kemampuan otak buat terus tumbuh, beradaptasi, dan mengatur ulang 'kabel-kabel'nya sendiri ini adalah </text:span><text:span text:style-name="Strong_20_Emphasis"><text:span text:style-name="T1">jantung</text:span></text:span><text:span text:style-name="T1"> dari seluruh ide gila tapi menarik tentang 'rewiring' atau 'pemrograman ulang' otak untuk rehabilitasi yang kita bahas di Bab 4 dan 5. Tanpa adanya neuroplastisitas, semua omongan tentang neuro-rehabilitasi itu nggak lebih dari sekadar dongeng pengantar tidur. Dialah fondasi ilmiahnya!</text:span></text:p>
            <text:p text:style-name="Text_20_body"><text:span text:style-name="T1">Tapi... (selalu ada 'tapi' nya ya kalau ngomongin otak!) ...pertanyaan besarnya sekarang adalah: </text:span><text:span text:style-name="Strong_20_Emphasis"><text:span text:style-name="T1">seberapa kuat</text:span></text:span><text:span text:style-name="T1"> sih sebenarnya 'kekuatan super' ini? Kalau kita pakai metafora judul bab ini, seberapa canggih 'obeng' dan seberapa kuat 'kabel' plastisitas ini buat melakukan 'rewiring' yang signifikan? Apakah kita benar-benar bisa 'membongkar pasang' sirkuit otak yang super rumit dan sudah lama terbentuk, yang ngatur hal-hal kayak kemampuan kita merasakan empati, menahan diri dari godaan, atau mengendalikan amarah? Atau jangan-jangan, kemampuan otak buat </text:span><text:soft-page-break/><text:span text:style-name="T1">berubah ini ada </text:span><text:span text:style-name="Strong_20_Emphasis"><text:span text:style-name="T1">batasnya</text:span></text:span><text:span text:style-name="T1">? Mungkin kayak karet gelang, bisa melar tapi ada batasnya sebelum putus?</text:span></text:p>
            <text:p text:style-name="Text_20_body"><text:span text:style-name="T1">Nah, Bab 6 ini didedikasikan khusus untuk menjawab pertanyaan krusial itu. Kita akan menyelam lebih dalam lagi ke dunia neuroplastisitas. Di satu sisi, kita akan lihat </text:span><text:span text:style-name="Strong_20_Emphasis"><text:span text:style-name="T1">bukti-bukti nyata yang paling meyakinkan</text:span></text:span><text:span text:style-name="T1"> betapa luar biasanya kemampuan otak kita untuk berubah – lewat contoh sehari-hari seperti saat kita belajar hal baru, atau contoh dramatis saat otak mencoba pulih setelah mengalami cedera.</text:span></text:p>
            <text:p text:style-name="Text_20_body"><text:span text:style-name="T1">Tapi di sisi lain, kita juga akan jadi </text:span><text:span text:style-name="Strong_20_Emphasis"><text:span text:style-name="T1">'detektif sains' yang kritis</text:span></text:span><text:span text:style-name="T1">. Kita akan mencoba </text:span><text:span text:style-name="Strong_20_Emphasis"><text:span text:style-name="T1">menguji batas-batas</text:span></text:span><text:span text:style-name="T1"> kemampuan plastisitas ini. Seberapa jauh sih otak </text:span><text:span text:style-name="Emphasis"><text:span text:style-name="T1">realistisnya</text:span></text:span><text:span text:style-name="T1"> bisa diubah, terutama kalau menyangkut pola pikir dan perilaku yang sudah mendarah daging bertahun-tahun? Apakah fondasi ilmiah berupa neuroplastisitas ini benar-benar </text:span><text:span text:style-name="Strong_20_Emphasis"><text:span text:style-name="T1">cukup kokoh</text:span></text:span><text:span text:style-name="T1"> untuk menopang harapan (dan mungkin juga beban) besar dari ide neuro-rehabilitasi?</text:span></text:p>
            <text:p text:style-name="P184">Jadi, siapkan lagi rasa penasaranmu! Mari kita bersama-sama mencari bukti, menimbang kemungkinan, dan memahami lebih dalam tentang kekuatan – sekaligus keterbatasan – dari organ paling fleksibel di tubuh kita ini.</text:p>
            <text:p text:style-name="P407"/>
            <text:p text:style-name="Text_20_body"><text:span text:style-name="Strong_20_Emphasis"><text:span text:style-name="T1">[Tips Penulisan Tambahan - Opsional]:</text:span></text:span></text:p>
            <text:list xml:id="list8250845594914057176" text:style-name="L106">
              <text:list-item>
                <text:p text:style-name="P291"><text:span text:style-name="Strong_20_Emphasis"><text:span text:style-name="T1">Gunakan Pertanyaan Sentral:</text:span></text:span><text:span text:style-name="T1"> Memulai dan mengakhiri pengantar dengan pertanyaan kunci bab ("Seberapa kuat plastisitas?", "Apakah ada batasnya?", "Cukup kokohkah fondasinya?") membantu memfokuskan perhatian pembaca. </text:span></text:p>
              </text:list-item>
              <text:list-item>
                <text:p text:style-name="P291"><text:span text:style-name="Strong_20_Emphasis"><text:span text:style-name="T1">Bingkai Investigatif:</text:span></text:span><text:span text:style-name="T1"> Mengajak pembaca menjadi 'detektif sains' menciptakan kesan eksplorasi yang aktif dan kritis, bukan sekadar menerima informasi. </text:span></text:p>
              </text:list-item>
              <text:list-item>
                <text:p text:style-name="P96"><text:span text:style-name="Strong_20_Emphasis"><text:span text:style-name="T1">Tekankan Keseimbangan:</text:span></text:span><text:span text:style-name="T1"> Secara eksplisit sebutkan bahwa bab ini akan membahas </text:span><text:span text:style-name="Emphasis"><text:span text:style-name="T1">bukti kekuatan</text:span></text:span><text:span text:style-name="T1"> DAN </text:span><text:span text:style-name="Emphasis"><text:span text:style-name="T1">batas kemampuan</text:span></text:span><text:span text:style-name="T1"> untuk menunjukkan pendekatan yang berimbang dan tidak bias. </text:span></text:p>
              </text:list-item>
            </text:list>
            <text:p text:style-name="Text_20_body"><text:span text:style-name="Strong_20_Emphasis"><text:span text:style-name="T1">[Prompt Ilustrasi - Opsional]:</text:span></text:span></text:p>
            <text:p text:style-name="P184">"Buat ilustrasi pembuka Bab 6 yang menunjukkan otak manusia. Sebagian <text:soft-page-break/>otak digambarkan dengan jalur-jalur saraf yang terang, bercabang, dan dinamis (menyimbolkan plastisitas aktif). Namun, di bagian lain otak, gambarkan ada semacam 'tembok bata' atau 'rantai besi' yang menghalangi beberapa jalur, atau beberapa jalur yang tampak kaku dan sulit berubah (menyimbolkan batasan plastisitas). Beri judul 'Neuroplastisitas: Kekuatan &amp; Batasnya'."</text:p>
            <text:p text:style-name="P407"/>
            <text:p text:style-name="P184">Silakan berikan perintah "YAX" untuk melanjutkan ke prompt Subbab 6.1.</text:p>
          </text:section>
          <text:section text:style-name="Sect1" text:name="feedback-form-42">
            <text:p text:style-name="P366"/>
          </text:section>
        </text:section>
        <text:section text:style-name="Sect1" text:name="e46d7f4cb7a9c66c">
          <text:p text:style-name="P184"/>
          <text:section text:style-name="Sect1" text:name="user-query-content-43">
            <text:p text:style-name="P404">yax </text:p>
          </text:section>
          <text:p text:style-name="P366">Tampilkan alur berpikir</text:p>
          <text:section text:style-name="Sect2" text:name="model-response-message-contentr_e46d7f4cb7a9c66c">
            <text:p text:style-name="P184">Baik, mari kita lihat bukti nyata neuroplastisitas dalam kehidupan sehari-hari.</text:p>
            <text:p text:style-name="Text_20_body"><text:span text:style-name="Strong_20_Emphasis"><text:span text:style-name="T1">(Prompt untuk Isi Subbab 6.1):</text:span></text:span><text:span text:style-name="T1"> "Tulis isi Subbab 6.1: 'Belajar dan Memori: Bukti Otak Bisa Berubah Setiap Hari' dengan pembahasan mendalam yang menunjukkan neuroplastisitas bekerja dalam aktivitas sehari-hari remaja, menggunakan contoh konkret dan penjelasan sederhana. Mulai dengan: 'Tidak perlu menunggu kejadian luar biasa, otakmu secara aktif 'meng-rewire' dirinya sendiri setiap hari!' Sajikan bukti melalui contoh yang akrab:</text:span></text:p>
            <text:list xml:id="list4964419295507241783" text:style-name="L107">
              <text:list-item>
                <text:p text:style-name="P292"><text:span text:style-name="Strong_20_Emphasis"><text:span text:style-name="T1">Menguasai Keterampilan Baru:</text:span></text:span><text:span text:style-name="T1"> Contoh: Belajar main alat musik (area motorik &amp; pendengaran berubah), jago main video game (koordinasi mata-tangan, strategi), belajar bahasa asing (area bahasa menguat). Jelaskan bahwa latihan intensif menyebabkan </text:span><text:span text:style-name="Strong_20_Emphasis"><text:span text:style-name="T1">penguatan koneksi sinaptik (LTP)</text:span></text:span><text:span text:style-name="T1"> di sirkuit yang terlibat. Semakin sering 'jalan' itu dipakai, semakin efisien. Analogi: otot yang dilatih jadi lebih kuat. </text:span></text:p>
              </text:list-item>
              <text:list-item>
                <text:p text:style-name="P292"><text:span text:style-name="Strong_20_Emphasis"><text:span text:style-name="T1">Menyimpan Informasi (Memori):</text:span></text:span><text:span text:style-name="T1"> Contoh: Mengingat materi pelajaran, nama orang, lirik lagu favorit. Jelaskan ini melibatkan pembentukan </text:span><text:span text:style-name="Strong_20_Emphasis"><text:span text:style-name="T1">koneksi baru</text:span></text:span><text:span text:style-name="T1"> antar neuron atau penguatan koneksi lama, terutama di hipokampus (untuk memori baru) dan korteks (untuk penyimpanan jangka panjang). </text:span></text:p>
              </text:list-item>
              <text:list-item>
                <text:p text:style-name="P292"><text:span text:style-name="Strong_20_Emphasis"><text:span text:style-name="T1">Membentuk dan Mengubah Kebiasaan:</text:span></text:span><text:span text:style-name="T1"> Jelaskan bagaimana rutinitas (bangun pagi, gosok gigi, cara belajar, bahkan cara bereaksi </text:span><text:soft-page-break/><text:span text:style-name="T1">terhadap stres) menjadi otomatis karena penguatan jalur saraf tertentu di ganglia basalis melalui pengulangan. Tekankan bahwa kebiasaan </text:span><text:span text:style-name="Emphasis"><text:span text:style-name="T1">bisa diubah</text:span></text:span><text:span text:style-name="T1">, meskipun sulit, dengan membentuk jalur baru yang lebih kuat. </text:span></text:p>
              </text:list-item>
              <text:list-item>
                <text:p text:style-name="P97"><text:span text:style-name="Strong_20_Emphasis"><text:span text:style-name="T1">'Pemangkasan' (Pruning):</text:span></text:span><text:span text:style-name="T1"> Sebutkan juga bahwa otak </text:span><text:span text:style-name="Emphasis"><text:span text:style-name="T1">membuang</text:span></text:span><text:span text:style-name="T1"> koneksi yang jarang dipakai agar lebih efisien (use it or lose it). Ini juga bagian dari plastisitas. Jelaskan secara singkat mekanisme dasarnya (LTP, pembentukan sinaps baru, mungkin pertumbuhan dendrit/duri dendritik) dengan bahasa sederhana. Garis bawahi peran </text:span><text:span text:style-name="Strong_20_Emphasis"><text:span text:style-name="T1">pengalaman, latihan aktif, fokus perhatian, dan bahkan tidur</text:span></text:span><text:span text:style-name="T1"> dalam memfasilitasi perubahan plastis ini. Tujuannya: meyakinkan pembaca bahwa plastisitas adalah proses biologis fundamental yang mendasari semua pembelajaran dan adaptasi kita." </text:span></text:p>
              </text:list-item>
            </text:list>
            <text:p text:style-name="P407"/>
            <text:p text:style-name="Text_20_body"><text:span text:style-name="Strong_20_Emphasis"><text:span text:style-name="T1">(Jawaban untuk Isi Subbab 6.1):</text:span></text:span></text:p>
            <text:p text:style-name="Text_20_body"><text:span text:style-name="Strong_20_Emphasis"><text:span text:style-name="T1">6.1 Belajar dan Memori: Bukti Otak Bisa Berubah Setiap Hari</text:span></text:span></text:p>
            <text:p text:style-name="Text_20_body"><text:span text:style-name="T1">Nggak perlu nunggu kejadian seheboh orang pulih dari stroke buat melihat keajaiban neuroplastisitas beraksi. Sadar atau nggak, otakmu itu lagi sibuk </text:span><text:span text:style-name="Strong_20_Emphasis"><text:span text:style-name="T1">'renovasi' atau 'meng-rewire' dirinya sendiri setiap hari</text:span></text:span><text:span text:style-name="T1">, setiap kali kamu belajar atau mengalami sesuatu yang baru! Ini beberapa bukti nyata yang pasti pernah kamu alami:</text:span></text:p>
            <text:list xml:id="list8577749388517993333" text:style-name="L108">
              <text:list-item>
                <text:p text:style-name="P98"><text:span text:style-name="Strong_20_Emphasis"><text:span text:style-name="T1">Saat Kamu Jago Skill Baru:</text:span></text:span><text:span text:style-name="T1"> Pernah nggak, awalnya kamu sama sekali nggak bisa main gitar, terus latihan tiap hari sampai akhirnya lancar mainin lagu favoritmu? Atau pas pertama main game online, kamu cupu banget, tapi setelah berjam-jam latihan, kamu jadi jago strategi dan refleksmu makin cepat? Atau pas belajar bahasa Inggris, awalnya blepotan, lama-lama jadi PD ngomong? Nah, semua proses 'jadi bisa' itu adalah bukti neuroplastisitas! Saat kamu </text:span><text:span text:style-name="Strong_20_Emphasis"><text:span text:style-name="T1">latihan intensif</text:span></text:span><text:span text:style-name="T1"> dan </text:span><text:span text:style-name="Strong_20_Emphasis"><text:span text:style-name="T1">berulang-ulang</text:span></text:span><text:span text:style-name="T1">, otakmu secara fisik berubah. </text:span><text:span text:style-name="Strong_20_Emphasis"><text:span text:style-name="T1">Jalur saraf (sirkuit neuron)</text:span></text:span><text:span text:style-name="T1"> yang dipakai buat skill itu (misalnya, area motorik buat gerakan jari gitar, area pendengaran buat nada, area visual dan motorik buat main game, area bahasa buat vocab baru) jadi </text:span><text:span text:style-name="Strong_20_Emphasis"><text:span text:style-name="T1">semakin kuat dan efisien</text:span></text:span><text:span text:style-name="T1">. Koneksi antar neuron di jalur itu jadi makin 'lengket' (ini yang disebut ilmuwan </text:span><text:span text:style-name="Emphasis"><text:span text:style-name="T1">Long-Term Potentiation</text:span></text:span><text:span text:style-name="T1"> </text:span><text:soft-page-break/><text:span text:style-name="T1">atau LTP). Semakin sering 'jalan setapak' di otakmu itu kamu lewati, semakin dia jadi lebar kayak 'jalan tol'! Persis kayak </text:span><text:span text:style-name="Strong_20_Emphasis"><text:span text:style-name="T1">otot di gym</text:span></text:span><text:span text:style-name="T1">, makin sering dilatih, makin kuat dan terampil.</text:span></text:p>
              </text:list-item>
              <text:list-item>
                <text:p text:style-name="P98"><text:span text:style-name="Strong_20_Emphasis"><text:span text:style-name="T1">Saat Kamu Mengingat Sesuatu:</text:span></text:span><text:span text:style-name="T1"> Dari ngapalin rumus Fisika buat ujian, nama teman sekelas yang baru, lirik lagu band idola, sampai jalan pulang ke rumah nenek – semua proses </text:span><text:span text:style-name="Strong_20_Emphasis"><text:span text:style-name="T1">mengingat (memori)</text:span></text:span><text:span text:style-name="T1"> itu juga melibatkan perubahan fisik di otak. Saat kamu belajar atau mengalami sesuatu yang baru, otakmu membentuk </text:span><text:span text:style-name="Strong_20_Emphasis"><text:span text:style-name="T1">koneksi sinaptik baru</text:span></text:span><text:span text:style-name="T1"> antar neuron, atau </text:span><text:span text:style-name="Strong_20_Emphasis"><text:span text:style-name="T1">memperkuat koneksi</text:span></text:span><text:span text:style-name="T1"> yang sudah ada. Si </text:span><text:span text:style-name="Strong_20_Emphasis"><text:span text:style-name="T1">Hipokampus</text:span></text:span><text:span text:style-name="T1"> (arsip memori kita) berperan penting buat 'nyimpen' memori baru ini sementara, sebelum akhirnya mungkin 'diarsipkan' secara permanen di berbagai area </text:span><text:span text:style-name="Strong_20_Emphasis"><text:span text:style-name="T1">Korteks</text:span></text:span><text:span text:style-name="T1"> (lapisan luar otak) untuk penyimpanan jangka panjang.</text:span></text:p>
              </text:list-item>
              <text:list-item>
                <text:p text:style-name="P98"><text:span text:style-name="Strong_20_Emphasis"><text:span text:style-name="T1">Saat Kebiasaan Terbentuk (dan Diubah!):</text:span></text:span><text:span text:style-name="T1"> Kenapa kamu bisa otomatis gosok gigi pas bangun tidur tanpa mikir? Kenapa ada orang yang reflek nyalain rokok pas lagi stres? Itu namanya </text:span><text:span text:style-name="Strong_20_Emphasis"><text:span text:style-name="T1">kebiasaan</text:span></text:span><text:span text:style-name="T1">. Kebiasaan, baik yang bagus maupun yang buruk, terbentuk karena </text:span><text:span text:style-name="Strong_20_Emphasis"><text:span text:style-name="T1">jalur saraf tertentu</text:span></text:span><text:span text:style-name="T1"> (terutama di area bernama </text:span><text:span text:style-name="Emphasis"><text:span text:style-name="T1">ganglia basalis</text:span></text:span><text:span text:style-name="T1">) jadi super kuat dan otomatis akibat </text:span><text:span text:style-name="Strong_20_Emphasis"><text:span text:style-name="T1">diulang terus-menerus</text:span></text:span><text:span text:style-name="T1">. Kabar baiknya? Karena otak itu plastis, kebiasaan buruk pun </text:span><text:span text:style-name="Strong_20_Emphasis"><text:span text:style-name="T1">bisa diubah</text:span></text:span><text:span text:style-name="T1">! Caranya? Dengan secara sadar dan konsisten </text:span><text:span text:style-name="Strong_20_Emphasis"><text:span text:style-name="T1">membentuk dan memperkuat jalur saraf baru</text:span></text:span><text:span text:style-name="T1"> untuk kebiasaan pengganti yang lebih positif. Memang nggak gampang karena jalur lama udah 'dalam', tapi sangat mungkin!</text:span></text:p>
              </text:list-item>
              <text:list-item>
                <text:p text:style-name="P98"><text:span text:style-name="Strong_20_Emphasis"><text:span text:style-name="T1">Otak Juga Rajin 'Bersih-bersih' (Pruning):</text:span></text:span><text:span text:style-name="T1"> Selain membangun koneksi baru dan memperkuat yang lama, otak kita juga pintar! Dia secara aktif </text:span><text:span text:style-name="Strong_20_Emphasis"><text:span text:style-name="T1">'memangkas' (pruning)</text:span></text:span><text:span text:style-name="T1"> atau menghilangkan koneksi sinaptik yang udah jarang banget dipakai. Tujuannya? Biar otak lebih </text:span><text:span text:style-name="Strong_20_Emphasis"><text:span text:style-name="T1">efisien</text:span></text:span><text:span text:style-name="T1">, nggak kebanyakan 'kabel' yang menuh-menuhin tapi nggak berguna. Ini sesuai prinsip </text:span><text:span text:style-name="Emphasis"><text:span text:style-name="T1">'use it or lose it'</text:span></text:span><text:span text:style-name="T1"> (pakai atau hilangkan!). Proses 'pemangkasan' ini juga bagian penting dari neuroplastisitas, terutama saat kita remaja.</text:span></text:p>
              </text:list-item>
            </text:list>
            <text:p text:style-name="Text_20_body"><text:span text:style-name="Strong_20_Emphasis"><text:span text:style-name="T1">Apa yang Mendorong Perubahan Ini?</text:span></text:span></text:p>
            <text:p text:style-name="P184">Perubahan plastis di otak ini nggak terjadi gitu aja. Dia perlu 'dipicu' oleh:</text:p>
            <text:list xml:id="list1306448435250926449" text:style-name="L109">
              <text:list-item>
                <text:p text:style-name="P293"><text:soft-page-break/><text:span text:style-name="Strong_20_Emphasis"><text:span text:style-name="T1">Pengalaman:</text:span></text:span><text:span text:style-name="T1"> Apa yang kita lihat, dengar, rasakan, alami. </text:span></text:p>
              </text:list-item>
              <text:list-item>
                <text:p text:style-name="P293"><text:span text:style-name="Strong_20_Emphasis"><text:span text:style-name="T1">Latihan Aktif &amp; Pengulangan:</text:span></text:span><text:span text:style-name="T1"> Makin sering dilatih, makin kuat perubahannya. </text:span></text:p>
              </text:list-item>
              <text:list-item>
                <text:p text:style-name="P293"><text:span text:style-name="Strong_20_Emphasis"><text:span text:style-name="T1">Fokus Perhatian:</text:span></text:span><text:span text:style-name="T1"> Kita belajar lebih baik kalau kita fokus dan benar-benar memperhatikan. </text:span></text:p>
              </text:list-item>
              <text:list-item>
                <text:p text:style-name="P99"><text:span text:style-name="Strong_20_Emphasis"><text:span text:style-name="T1">Tidur yang Cukup:</text:span></text:span><text:span text:style-name="T1"> Nah, ini sering dilupain! Tidur itu krusial banget buat otak 'merapikan' koneksi baru yang terbentuk pas kita belajar di siang hari (konsolidasi memori). </text:span></text:p>
              </text:list-item>
            </text:list>
            <text:p text:style-name="Text_20_body"><text:span text:style-name="T1">Jadi, jelas ya? Neuroplastisitas itu bukan konsep aneh atau cuma terjadi pada kasus luar biasa. Dia adalah </text:span><text:span text:style-name="Strong_20_Emphasis"><text:span text:style-name="T1">proses biologis fundamental</text:span></text:span><text:span text:style-name="T1"> yang mendasari semua kemampuan kita untuk belajar, mengingat, beradaptasi, dan bahkan mengubah kebiasaan kita sehari-hari. Otak kita memang dirancang untuk berubah!</text:span></text:p>
            <text:p text:style-name="P407"/>
            <text:p text:style-name="Text_20_body"><text:span text:style-name="Strong_20_Emphasis"><text:span text:style-name="T1">[Tips Penulisan Tambahan - Opsional]:</text:span></text:span></text:p>
            <text:list xml:id="list8698314977707258652" text:style-name="L110">
              <text:list-item>
                <text:p text:style-name="P294"><text:span text:style-name="Strong_20_Emphasis"><text:span text:style-name="T1">Gunakan Contoh yang Sangat Relatable:</text:span></text:span><text:span text:style-name="T1"> Memakai contoh belajar main game, alat musik, bahasa, menghafal lirik, atau kebiasaan sehari-hari membuat konsep neuroplastisitas terasa nyata dan dialami sendiri oleh pembaca remaja. </text:span></text:p>
              </text:list-item>
              <text:list-item>
                <text:p text:style-name="P294"><text:span text:style-name="Strong_20_Emphasis"><text:span text:style-name="T1">Sederhanakan Mekanisme:</text:span></text:span><text:span text:style-name="T1"> Jelaskan mekanisme seperti LTP atau pruning dengan analogi sederhana (jalan tol, pemangkasan) daripada detail biokimia yang rumit. </text:span></text:p>
              </text:list-item>
              <text:list-item>
                <text:p text:style-name="P100"><text:span text:style-name="Strong_20_Emphasis"><text:span text:style-name="T1">Tekankan Peran Aktif Pembaca:</text:span></text:span><text:span text:style-name="T1"> Menghubungkan plastisitas dengan latihan, fokus, dan bahkan tidur memberikan pesan bahwa pembaca punya peran aktif dalam 'membentuk' otak mereka sendiri. </text:span></text:p>
              </text:list-item>
            </text:list>
            <text:p text:style-name="Text_20_body"><text:span text:style-name="Strong_20_Emphasis"><text:span text:style-name="T1">[Prompt Ilustrasi - Opsional]:</text:span></text:span></text:p>
            <text:p text:style-name="P184">"Buat ilustrasi untuk Subbab 6.1 yang menunjukkan berbagai aktivitas remaja (misalnya, bermain gitar, bermain game, belajar buku, menyikat gigi) dan hubungkan dengan panah ke gambar otak yang sedang berubah (misal: ada jalur saraf baru yang terbentuk, jalur lama menebal, jalur lain menghilang/dipangkas). Gunakan gaya visual yang ceria dan dinamis. Beri judul 'Otakmu Berubah Setiap Hari!'."</text:p>
            <text:p text:style-name="P407"/>
            <text:p text:style-name="P184"><text:soft-page-break/>Silakan berikan perintah "YAX" untuk melanjutkan ke prompt Subbab 6.2.</text:p>
          </text:section>
          <text:section text:style-name="Sect1" text:name="feedback-form-43">
            <text:p text:style-name="P366"/>
          </text:section>
        </text:section>
        <text:section text:style-name="Sect1" text:name="67c87946f07b4396">
          <text:p text:style-name="P184"/>
          <text:section text:style-name="Sect1" text:name="user-query-content-44">
            <text:p text:style-name="P404">yax </text:p>
          </text:section>
          <text:p text:style-name="P366">Tampilkan alur berpikir</text:p>
          <text:section text:style-name="Sect2" text:name="model-response-message-contentr_67c87946f07b4396">
            <text:p text:style-name="P184">Oke, mari kita lihat bukti neuroplastisitas yang lebih dramatis.</text:p>
            <text:p text:style-name="Text_20_body"><text:span text:style-name="Strong_20_Emphasis"><text:span text:style-name="T1">(Prompt untuk Isi Subbab 6.2):</text:span></text:span><text:span text:style-name="T1"> "Tulis isi Subbab 6.2: 'Pemulihan Setelah Cedera Otak: Ketika Otak 'Memperbaiki Diri Sendiri'' dengan pembahasan mendalam yang menyajikan bukti paling kuat dan menyentuh tentang kekuatan neuroplastisitas, dijelaskan secara hati-hati dan penuh harapan (namun realistis) untuk remaja. Mulai dengan kontras: 'Jika hard drive komputermu rusak, datanya hilang selamanya. Tapi otak? Otak punya kemampuan luar biasa untuk mencoba bangkit kembali setelah cedera.' Jelaskan secara singkat jenis cedera otak (Stroke: penyumbatan/pecahnya pembuluh darah; TBI: benturan/guncangan hebat). Lalu, fokus pada kisah-kisah (bisa contoh umum atau kasus anonim singkat) pemulihan fungsi yang menakjubkan:</text:span></text:p>
            <text:list xml:id="list8580666898353774436" text:style-name="L111">
              <text:list-item>
                <text:p text:style-name="P394">Pasien stroke yang awalnya tidak bisa bicara (afasia), setelah terapi wicara berbulan-bulan, bisa kembali berkomunikasi, mungkin dengan kosa kata terbatas atau mengandalkan area otak lain. </text:p>
              </text:list-item>
              <text:list-item>
                <text:p text:style-name="P199">Korban kecelakaan dengan kelumpuhan parsial, melalui fisioterapi yang melelahkan, bisa belajar berjalan lagi, meskipun mungkin dengan alat bantu. Jelaskan mekanisme biologis di balik 'keajaiban' ini, yang semuanya adalah manifestasi neuroplastisitas: </text:p>
              </text:list-item>
            </text:list>
            <text:list xml:id="list1334750380811829124" text:style-name="L112">
              <text:list-item>
                <text:p text:style-name="P295"><text:span text:style-name="Strong_20_Emphasis"><text:span text:style-name="T1">Reorganisasi Kortikal (Cortical Reorganization/Remapping):</text:span></text:span><text:span text:style-name="T1"> Area otak yang sehat, seringkali yang berdekatan dengan area cedera atau area yang sama di hemisfer seberang, secara bertahap 'belajar' dan mengambil alih fungsi yang hilang. Analogi: tim kerja yang anggotanya cedera, anggota lain membagi tugasnya. </text:span></text:p>
              </text:list-item>
              <text:list-item>
                <text:p text:style-name="P295"><text:span text:style-name="Strong_20_Emphasis"><text:span text:style-name="T1">Penguatan Jalur Alternatif (Axonal Sprouting &amp; Synaptogenesis):</text:span></text:span><text:span text:style-name="T1"> Neuron yang selamat menumbuhkan 'cabang' baru (akson) atau membentuk sinaps baru untuk membuat 'jalan memutar' di sekitar area kerusakan. </text:span></text:p>
              </text:list-item>
              <text:list-item>
                <text:p text:style-name="P101"><text:span text:style-name="Strong_20_Emphasis"><text:span text:style-name="T1">Mengaktifkan Koneksi 'Tidur' (Unmasking):</text:span></text:span><text:span text:style-name="T1"> Memanfaatkan jalur </text:span><text:soft-page-break/><text:span text:style-name="T1">saraf yang sudah ada tapi sebelumnya kurang aktif. </text:span><text:span text:style-name="Strong_20_Emphasis"><text:span text:style-name="T1">Krusial:</text:span></text:span><text:span text:style-name="T1"> Tekankan bahwa pemulihan ini </text:span><text:span text:style-name="Strong_20_Emphasis"><text:span text:style-name="T1">bukan proses pasif</text:span></text:span><text:span text:style-name="T1">. Otak butuh </text:span><text:span text:style-name="Strong_20_Emphasis"><text:span text:style-name="T1">dirangsang secara aktif</text:span></text:span><text:span text:style-name="T1"> untuk berubah. Di sinilah peran vital </text:span><text:span text:style-name="Strong_20_Emphasis"><text:span text:style-name="T1">terapi rehabilitasi intensif</text:span></text:span><text:span text:style-name="T1"> (fisioterapi, terapi okupasi, terapi wicara, terapi kognitif). Terapi ini memberikan </text:span><text:span text:style-name="Emphasis"><text:span text:style-name="T1">pengalaman</text:span></text:span><text:span text:style-name="T1"> dan </text:span><text:span text:style-name="Emphasis"><text:span text:style-name="T1">latihan</text:span></text:span><text:span text:style-name="T1"> yang dibutuhkan otak untuk 'meng-rewire' dirinya sendiri. Garis bawahi juga bahwa pemulihan </text:span><text:span text:style-name="Strong_20_Emphasis"><text:span text:style-name="T1">seringkali tidak sempurna</text:span></text:span><text:span text:style-name="T1"> dan sangat bervariasi antar individu. Tujuannya: Menunjukkan potensi plastisitas yang dahsyat, tapi juga menekankan bahwa perubahan signifikan membutuhkan intervensi aktif dan waktu yang lama." </text:span></text:p>
              </text:list-item>
            </text:list>
            <text:p text:style-name="P407"/>
            <text:p text:style-name="Text_20_body"><text:span text:style-name="Strong_20_Emphasis"><text:span text:style-name="T1">(Jawaban untuk Isi Subbab 6.2):</text:span></text:span></text:p>
            <text:p text:style-name="Text_20_body"><text:span text:style-name="Strong_20_Emphasis"><text:span text:style-name="T1">6.2 Pemulihan Setelah Cedera Otak: Ketika Otak Mencoba 'Memperbaiki Diri Sendiri'</text:span></text:span></text:p>
            <text:p text:style-name="Text_20_body"><text:span text:style-name="T1">Kalau kamu merasa bukti neuroplastisitas dari belajar sehari-hari itu biasa aja, coba deh lihat apa yang bisa terjadi saat otak mengalami 'bencana'. Kalau </text:span><text:span text:style-name="Emphasis"><text:span text:style-name="T1">hard drive</text:span></text:span><text:span text:style-name="T1"> komputer kita rusak parah karena jatuh atau kena virus, biasanya data di dalamnya hilang selamanya, nggak bisa dibalikin lagi. Tapi otak kita? Wah, dia punya </text:span><text:span text:style-name="Strong_20_Emphasis"><text:span text:style-name="T1">kemampuan luar biasa untuk mencoba bangkit kembali</text:span></text:span><text:span text:style-name="T1">, beradaptasi, dan mencari cara untuk berfungsi lagi, bahkan setelah mengalami cedera yang cukup parah!</text:span></text:p>
            <text:p text:style-name="Text_20_body"><text:span text:style-name="T1">Cedera otak ini bisa macam-macam bentuknya. Misalnya </text:span><text:span text:style-name="Strong_20_Emphasis"><text:span text:style-name="T1">stroke</text:span></text:span><text:span text:style-name="T1">, di mana aliran darah ke sebagian otak tiba-tiba terhenti (karena sumbatan) atau terjadi pendarahan, yang bikin sel-sel otak di area itu mati karena kekurangan oksigen. Atau </text:span><text:span text:style-name="Strong_20_Emphasis"><text:span text:style-name="T1">Cedera Otak Traumatis (TBI - Traumatic Brain Injury)</text:span></text:span><text:span text:style-name="T1">, biasanya akibat benturan atau guncangan hebat di kepala (karena kecelakaan, jatuh, atau kekerasan) yang merusak jaringan otak.</text:span></text:p>
            <text:p text:style-name="P184">Dampaknya bisa mengerikan: kelumpuhan sebagian tubuh, kehilangan kemampuan bicara, masalah ingatan, perubahan kepribadian. Tapi, di tengah kerusakan itu, seringkali kita melihat kisah-kisah pemulihan yang menakjubkan, yang jadi bukti paling kuat dari kekuatan neuroplastisitas:</text:p>
            <text:list xml:id="list7922745295407963984" text:style-name="L113">
              <text:list-item>
                <text:p text:style-name="P296"><text:span text:style-name="Strong_20_Emphasis"><text:span text:style-name="T1">Kembalinya Kemampuan Bicara:</text:span></text:span><text:span text:style-name="T1"> Bayangkan seseorang yang tiba-tiba nggak bisa ngomong sama sekali atau kesulitan memahami </text:span><text:soft-page-break/><text:span text:style-name="T1">bahasa setelah stroke menyerang area bahasa di otaknya (kondisi ini namanya </text:span><text:span text:style-name="Emphasis"><text:span text:style-name="T1">afasia</text:span></text:span><text:span text:style-name="T1">). Tapi, dengan </text:span><text:span text:style-name="Strong_20_Emphasis"><text:span text:style-name="T1">terapi wicara yang intensif dan sabar</text:span></text:span><text:span text:style-name="T1"> selama berbulan-bulan, bahkan bertahun-tahun, banyak dari mereka yang bisa </text:span><text:span text:style-name="Strong_20_Emphasis"><text:span text:style-name="T1">belajar kembali berkomunikasi</text:span></text:span><text:span text:style-name="T1">. Mungkin nggak selancar dulu, mungkin kosa katanya terbatas, tapi mereka menemukan cara! Kadang, fungsi bahasa ini bahkan bisa 'pindah' dan diambil alih oleh area lain di otak yang sehat. </text:span></text:p>
              </text:list-item>
              <text:list-item>
                <text:p text:style-name="P102"><text:span text:style-name="Strong_20_Emphasis"><text:span text:style-name="T1">Belajar Bergerak Lagi:</text:span></text:span><text:span text:style-name="T1"> Atau kisah seorang korban kecelakaan yang dokter bilang kemungkinan akan lumpuh permanen di sebagian kakinya. Tapi karena tekad kuat dan </text:span><text:span text:style-name="Strong_20_Emphasis"><text:span text:style-name="T1">latihan fisioterapi yang rutin dan melelahkan</text:span></text:span><text:span text:style-name="T1">, otot dan terutama otaknya 'dilatih ulang'. Neuron-neuron mencari jalur baru untuk mengirim perintah gerak, sampai akhirnya dia bisa kembali berjalan, meskipun mungkin butuh bantuan tongkat atau alat lainnya. </text:span></text:p>
              </text:list-item>
            </text:list>
            <text:p text:style-name="P184">Bagaimana 'keajaiban' pemulihan ini bisa terjadi? Ini semua berkat kerja keras neuroplastisitas melalui beberapa mekanisme:</text:p>
            <text:list xml:id="list6421220548721164375" text:style-name="L114">
              <text:list-item>
                <text:p text:style-name="P297"><text:span text:style-name="Strong_20_Emphasis"><text:span text:style-name="T1">Reorganisasi Tugas (Functional Remapping/Reorganization):</text:span></text:span><text:span text:style-name="T1"> Ini mekanisme utama. Area otak yang sehat, biasanya yang letaknya dekat dengan area cedera atau bahkan area yang sama di belahan otak (hemisfer) sebelahnya, secara bertahap </text:span><text:span text:style-name="Strong_20_Emphasis"><text:span text:style-name="T1">'belajar' dan mengambil alih fungsi</text:span></text:span><text:span text:style-name="T1"> yang ditinggalkan oleh area yang rusak. Kayak di </text:span><text:span text:style-name="Strong_20_Emphasis"><text:span text:style-name="T1">tim kerja</text:span></text:span><text:span text:style-name="T1">, kalau satu anggota tim cedera parah, anggota tim lain yang sehat akan berusaha keras mempelajari dan mengerjakan tugas-tugas si anggota yang cedera biar kerjaan tetap beres. </text:span></text:p>
              </text:list-item>
              <text:list-item>
                <text:p text:style-name="P297"><text:span text:style-name="Strong_20_Emphasis"><text:span text:style-name="T1">Membangun 'Jalan Tol Baru' (Axonal Sprouting &amp; Synaptogenesis):</text:span></text:span><text:span text:style-name="T1"> Neuron-neuron sehat yang selamat di sekitar area cedera bisa </text:span><text:span text:style-name="Strong_20_Emphasis"><text:span text:style-name="T1">menumbuhkan 'cabang-cabang' akson baru</text:span></text:span><text:span text:style-name="T1"> (kayak menumbuhkan akar baru) atau </text:span><text:span text:style-name="Strong_20_Emphasis"><text:span text:style-name="T1">membentuk koneksi sinaptik baru</text:span></text:span><text:span text:style-name="T1"> untuk menciptakan 'jalur memutar' atau jalur alternatif di sekitar 'jalan' yang rusak. </text:span></text:p>
              </text:list-item>
              <text:list-item>
                <text:p text:style-name="P103"><text:span text:style-name="Strong_20_Emphasis"><text:span text:style-name="T1">Mengaktifkan Jalur 'Cadangan' (Unmasking):</text:span></text:span><text:span text:style-name="T1"> Kadang di otak kita ada jalur-jalur koneksi saraf yang sudah ada tapi jarang dipakai atau 'tertidur'. Nah, saat jalur utama rusak, otak bisa 'membangunkan' atau </text:span><text:span text:style-name="Strong_20_Emphasis"><text:span text:style-name="T1">mengaktifkan jalur-jalur cadangan</text:span></text:span><text:span text:style-name="T1"> ini untuk membantu mengkompensasi fungsi yang hilang. </text:span></text:p>
              </text:list-item>
            </text:list>
            <text:p text:style-name="Text_20_body"><text:soft-page-break/><text:span text:style-name="Strong_20_Emphasis"><text:span text:style-name="T1">Tapi Ingat, Ini Bukan Proses Ajaib yang Pasif!</text:span></text:span></text:p>
            <text:p text:style-name="Text_20_body"><text:span text:style-name="T1">Penting banget buat dicatat: pemulihan setelah cedera otak ini </text:span><text:span text:style-name="Strong_20_Emphasis"><text:span text:style-name="T1">bukanlah proses otomatis</text:span></text:span><text:span text:style-name="T1"> yang terjadi begitu saja. Otak itu perlu </text:span><text:span text:style-name="Strong_20_Emphasis"><text:span text:style-name="T1">dirangsang secara aktif dan konsisten</text:span></text:span><text:span text:style-name="T1"> untuk mau berubah dan 'meng-rewire' dirinya. Di sinilah peran </text:span><text:span text:style-name="Strong_20_Emphasis"><text:span text:style-name="T1">super vital</text:span></text:span><text:span text:style-name="T1"> dari para 'pahlawan rehabilitasi': fisioterapis, terapis okupasi (yang melatih aktivitas sehari-hari), terapis wicara, terapis kognitif, dan tentu saja, program </text:span><text:span text:style-name="Strong_20_Emphasis"><text:span text:style-name="T1">rehabilitasi intensif</text:span></text:span><text:span text:style-name="T1"> itu sendiri.</text:span></text:p>
            <text:p text:style-name="Text_20_body"><text:span text:style-name="T1">Latihan-latihan yang diberikan dalam terapi itulah yang memberikan </text:span><text:span text:style-name="Strong_20_Emphasis"><text:span text:style-name="T1">pengalaman dan stimulasi</text:span></text:span><text:span text:style-name="T1"> yang dibutuhkan otak untuk memicu mekanisme plastisitasnya. Tanpa latihan aktif dan berulang, perubahan plastis yang signifikan kemungkinan besar nggak akan terjadi.</text:span></text:p>
            <text:p text:style-name="Text_20_body"><text:span text:style-name="T1">Dan kita juga harus </text:span><text:span text:style-name="Strong_20_Emphasis"><text:span text:style-name="T1">realistis</text:span></text:span><text:span text:style-name="T1">. Pemulihan setelah cedera otak </text:span><text:span text:style-name="Strong_20_Emphasis"><text:span text:style-name="T1">seringkali tidak bisa 100% sempurna</text:span></text:span><text:span text:style-name="T1">. Tingkat keparahan dan lokasi cedera, usia pasien (otak muda biasanya lebih plastis), kondisi kesehatan lainnya, dukungan sosial, dan motivasi pasien sendiri sangat memengaruhi sejauh mana pemulihan bisa terjadi.</text:span></text:p>
            <text:p text:style-name="Text_20_body"><text:span text:style-name="T1">Meskipun demikian, kisah-kisah pemulihan ini tetap menjadi bukti yang sangat kuat tentang betapa </text:span><text:span text:style-name="Strong_20_Emphasis"><text:span text:style-name="T1">dahsyatnya potensi adaptasi dan perubahan</text:span></text:span><text:span text:style-name="T1"> yang dimiliki otak kita. Sekaligus, ini juga menggarisbawahi bahwa perubahan besar pada otak seringkali membutuhkan </text:span><text:span text:style-name="Strong_20_Emphasis"><text:span text:style-name="T1">intervensi aktif, kerja keras, dan waktu yang tidak sebentar</text:span></text:span><text:span text:style-name="T1">.</text:span></text:p>
            <text:p text:style-name="P407"/>
            <text:p text:style-name="Text_20_body"><text:span text:style-name="Strong_20_Emphasis"><text:span text:style-name="T1">[Tips Penulisan Tambahan - Opsional]:</text:span></text:span></text:p>
            <text:list xml:id="list5792706698992485909" text:style-name="L115">
              <text:list-item>
                <text:p text:style-name="P298"><text:span text:style-name="Strong_20_Emphasis"><text:span text:style-name="T1">Gunakan Cerita yang Menyentuh (tapi Hormat):</text:span></text:span><text:span text:style-name="T1"> Kisah pemulihan bisa sangat inspiratif. Ceritakan secara umum atau gunakan kasus anonim singkat dengan nada yang penuh harapan namun tetap menghormati perjuangan pasien dan tidak terlalu mendramatisir. </text:span></text:p>
              </text:list-item>
              <text:list-item>
                <text:p text:style-name="P298"><text:span text:style-name="Strong_20_Emphasis"><text:span text:style-name="T1">Jelaskan Mekanisme dengan Analogi:</text:span></text:span><text:span text:style-name="T1"> Analogi 'tim kerja' untuk reorganisasi atau 'jalan memutar' untuk sprouting membantu memvisualisasikan proses biologis yang kompleks. </text:span></text:p>
              </text:list-item>
              <text:list-item>
                <text:p text:style-name="P298"><text:span text:style-name="Strong_20_Emphasis"><text:span text:style-name="T1">Tekankan Peran Kunci Terapi:</text:span></text:span><text:span text:style-name="T1"> Berikan penekanan kuat pada peran terapi rehabilitasi sebagai 'pemicu' atau 'pendorong' aktif neuroplastisitas pasca-cedera. Ini penting agar tidak ada kesan </text:span><text:soft-page-break/><text:span text:style-name="T1">pemulihan terjadi secara pasif. </text:span></text:p>
              </text:list-item>
              <text:list-item>
                <text:p text:style-name="P104"><text:span text:style-name="Strong_20_Emphasis"><text:span text:style-name="T1">Kelola Harapan (Realistis):</text:span></text:span><text:span text:style-name="T1"> Selalu sertakan kalimat yang mengingatkan bahwa pemulihan seringkali tidak sempurna dan bervariasi, untuk memberikan gambaran yang jujur. </text:span></text:p>
              </text:list-item>
            </text:list>
            <text:p text:style-name="Text_20_body"><text:span text:style-name="Strong_20_Emphasis"><text:span text:style-name="T1">[Prompt Ilustrasi - Opsional]:</text:span></text:span></text:p>
            <text:p text:style-name="P184">"Buat ilustrasi untuk Subbab 6.2 yang menunjukkan proses reorganisasi otak setelah cedera. Bisa berupa gambar otak dengan satu area kecil yang 'gelap' atau 'rusak'. Dari area sehat di sekitarnya atau di hemisfer lain, gambarkan jalur-jalur saraf baru yang tumbuh atau jalur lama yang menebal menuju area fungsi yang tadinya dikontrol oleh bagian rusak (misal: menuju area kontrol tangan). Tambahkan ikon orang yang sedang fisioterapi atau terapi wicara sebagai simbol peran rehabilitasi aktif. Beri judul 'Otak Mencari Jalan Baru'."</text:p>
            <text:p text:style-name="P407"/>
            <text:p text:style-name="P184">Silakan berikan perintah "YAX" untuk melanjutkan ke prompt Subbab 6.3.</text:p>
          </text:section>
          <text:section text:style-name="Sect1" text:name="feedback-form-44">
            <text:p text:style-name="P366"/>
          </text:section>
        </text:section>
        <text:section text:style-name="Sect1" text:name="e56c4717f892e7b1">
          <text:p text:style-name="P184"/>
          <text:section text:style-name="Sect1" text:name="user-query-content-45">
            <text:p text:style-name="P404">yax </text:p>
          </text:section>
          <text:p text:style-name="P366">Tampilkan alur berpikir</text:p>
          <text:section text:style-name="Sect2" text:name="model-response-message-contentr_e56c4717f892e7b1">
            <text:p text:style-name="P366"/>
          </text:section>
          <text:section text:style-name="Sect1" text:name="feedback-form-45">
            <text:p text:style-name="P366"/>
          </text:section>
        </text:section>
        <text:section text:style-name="Sect1" text:name="7a602c77ae4db04c">
          <text:p text:style-name="P184"/>
          <text:section text:style-name="Sect1" text:name="user-query-content-46">
            <text:p text:style-name="P404">present it </text:p>
          </text:section>
          <text:p text:style-name="P366">Tampilkan alur berpikir</text:p>
          <text:section text:style-name="Sect2" text:name="model-response-message-contentr_7a602c77ae4db04c">
            <text:p text:style-name="P184">Oke, setelah terkagum-kagum dengan kekuatan neuroplastisitas, saatnya kita sedikit menjejak bumi.</text:p>
            <text:p text:style-name="Text_20_body"><text:span text:style-name="Strong_20_Emphasis"><text:span text:style-name="T1">(Prompt untuk Isi Subbab 6.3):</text:span></text:span><text:span text:style-name="T1"> "Tulis isi Subbab 6.3: 'Batasan Perubahan: Seberapa Jauh Kita Bisa Melangkah?' dengan pembahasan mendalam yang secara </text:span><text:span text:style-name="Strong_20_Emphasis"><text:span text:style-name="T1">kritis dan berimbang</text:span></text:span><text:span text:style-name="T1"> mengulas faktor-faktor yang membatasi 'kekuatan super' neuroplastisitas, agar remaja memiliki pemahaman yang realistis. Mulai dengan kalimat penyeimbang: 'Setelah melihat keajaiban plastisitas, sekarang saatnya kita bertanya: adakah batasnya? Tentu saja </text:span><text:soft-page-break/><text:span text:style-name="T1">ada.' Jelaskan beberapa faktor pembatas utama yang perlu dipertimbangkan:</text:span></text:p>
            <text:list xml:id="list4270362138710588778" text:style-name="L116">
              <text:list-item>
                <text:p text:style-name="P299"><text:span text:style-name="Strong_20_Emphasis"><text:span text:style-name="T1">Faktor Usia &amp; Periode Kritis:</text:span></text:span><text:span text:style-name="T1"> Otak paling 'lentur' di masa anak-anak dan remaja (ada 'jendela kesempatan' atau periode kritis untuk belajar hal tertentu seperti bahasa). Meskipun plastisitas berlanjut seumur hidup, kemampuannya cenderung </text:span><text:span text:style-name="Emphasis"><text:span text:style-name="T1">berkurang</text:span></text:span><text:span text:style-name="T1"> dan membutuhkan </text:span><text:span text:style-name="Emphasis"><text:span text:style-name="T1">lebih banyak usaha</text:span></text:span><text:span text:style-name="T1"> seiring bertambahnya usia. Analogi: Mengukir kayu muda vs kayu tua. </text:span></text:p>
              </text:list-item>
              <text:list-item>
                <text:p text:style-name="P299"><text:span text:style-name="Strong_20_Emphasis"><text:span text:style-name="T1">Jenis &amp; Tingkat Keparahan 'Masalah':</text:span></text:span><text:span text:style-name="T1"> Mengubah kebiasaan sederhana tentu lebih mudah daripada 'meng-rewire' pola pikir dan emosi kompleks yang terkait dengan trauma berat, kecanduan kronis, atau gangguan kepribadian yang sudah lama. Kerusakan otak struktural yang luas juga lebih sulit dikompensasi daripada cedera ringan. </text:span></text:p>
              </text:list-item>
              <text:list-item>
                <text:p text:style-name="P299"><text:span text:style-name="Strong_20_Emphasis"><text:span text:style-name="T1">Lokasi Otak yang Terlibat:</text:span></text:span><text:span text:style-name="T1"> Beberapa fungsi otak (misal: fungsi sensorik/motorik dasar) mungkin lebih 'keras' atau kurang plastis daripada fungsi kognitif tingkat tinggi. Mengubah sirkuit di area otak dalam mungkin lebih sulit. </text:span></text:p>
              </text:list-item>
              <text:list-item>
                <text:p text:style-name="P299"><text:span text:style-name="Strong_20_Emphasis"><text:span text:style-name="T1">Durasi &amp; Penguatan Pola Lama (Kronisitas):</text:span></text:span><text:span text:style-name="T1"> Semakin lama suatu pola perilaku atau sirkuit saraf digunakan dan diperkuat, semakin 'dalam jejaknya' dan semakin resisten terhadap perubahan. Analogi: mengubah alur sungai yang sudah sangat dalam. </text:span></text:p>
              </text:list-item>
              <text:list-item>
                <text:p text:style-name="P299"><text:span text:style-name="Strong_20_Emphasis"><text:span text:style-name="T1">Faktor Genetik:</text:span></text:span><text:span text:style-name="T1"> Komponen genetik dapat memengaruhi 'setting awal' otak dan juga kapasitas individu untuk plastisitas atau respons terhadap intervensi. </text:span></text:p>
              </text:list-item>
              <text:list-item>
                <text:p text:style-name="P105"><text:span text:style-name="Strong_20_Emphasis"><text:span text:style-name="T1">Faktor Lingkungan &amp; Motivasi:</text:span></text:span><text:span text:style-name="T1"> Plastisitas tidak terjadi di ruang hampa. Lingkungan yang mendukung (atau justru menghambat) dan motivasi internal individu untuk berubah juga sangat memengaruhi hasil. Jelaskan setiap poin dengan argumen singkat dan contoh jika memungkinkan. Tujuannya bukan untuk pesimis, tapi untuk memberikan gambaran </text:span><text:span text:style-name="Strong_20_Emphasis"><text:span text:style-name="T1">realistis</text:span></text:span><text:span text:style-name="T1"> bahwa neuroplastisitas memiliki </text:span><text:span text:style-name="Strong_20_Emphasis"><text:span text:style-name="T1">batasan biologis dan kontekstual</text:span></text:span><text:span text:style-name="T1">. Ini sangat penting untuk memahami mengapa neuro-rehabilitasi (jika mungkin) akan menjadi proses yang </text:span><text:span text:style-name="Strong_20_Emphasis"><text:span text:style-name="T1">sangat menantang</text:span></text:span><text:span text:style-name="T1">, bukan solusi instan." </text:span></text:p>
              </text:list-item>
            </text:list>
            <text:p text:style-name="P407"/>
            <text:p text:style-name="Text_20_body"><text:soft-page-break/><text:span text:style-name="Strong_20_Emphasis"><text:span text:style-name="T1">(Jawaban untuk Isi Subbab 6.3):</text:span></text:span></text:p>
            <text:p text:style-name="Text_20_body"><text:span text:style-name="Strong_20_Emphasis"><text:span text:style-name="T1">6.3 Batasan Perubahan: Seberapa Jauh Kita Bisa Melangkah?</text:span></text:span></text:p>
            <text:p text:style-name="Text_20_body"><text:span text:style-name="T1">Kita udah lihat betapa kerennya kemampuan otak buat berubah lewat belajar, memori, bahkan pulih dari cedera. Neuroplastisitas itu memang nyata dan dahsyat. Tapi, biar kita nggak kelewat berkhayal tentang 'rewiring' otak yang gampang, sekarang saatnya kita jujur bertanya: </text:span><text:span text:style-name="Strong_20_Emphasis"><text:span text:style-name="T1">apakah kemampuan berubah ini ada batasnya?</text:span></text:span><text:span text:style-name="T1"> Jawabannya, tentu saja, </text:span><text:span text:style-name="Strong_20_Emphasis"><text:span text:style-name="T1">ada</text:span></text:span><text:span text:style-name="T1">. Otak kita bukan plastisin ajaib yang bisa dibentuk ulang tanpa batas. Ada beberapa 'pagar' atau faktor pembatas penting yang perlu kita sadari:</text:span></text:p>
            <text:list xml:id="list482099198803840292" text:style-name="L117">
              <text:list-item>
                <text:p text:style-name="P106"><text:span text:style-name="Strong_20_Emphasis"><text:span text:style-name="T1">Faktor Usia dan 'Jendela Emas' (Periode Kritis):</text:span></text:span><text:span text:style-name="T1"> Otak kita paling 'lentur' dan gampang banget berubah itu pas kita masih bayi, anak-anak, sampai remaja. Makanya kan, anak kecil gampang banget belajar bahasa baru sampai fasih kayak </text:span><text:span text:style-name="Emphasis"><text:span text:style-name="T1">native speaker</text:span></text:span><text:span text:style-name="T1">? Atau belajar main musik jadi jago banget? Itu karena ada </text:span><text:span text:style-name="Strong_20_Emphasis"><text:span text:style-name="T1">'periode kritis'</text:span></text:span><text:span text:style-name="T1"> atau 'jendela emas' di mana otak lagi super reseptif buat membentuk koneksi tertentu. Nah, seiring bertambahnya usia, otak kita </text:span><text:span text:style-name="Strong_20_Emphasis"><text:span text:style-name="T1">tetap plastis kok</text:span></text:span><text:span text:style-name="T1">, jangan salah! Kita tetap bisa belajar hal baru sampai tua. Taaapi... tingkat kelenturannya cenderung </text:span><text:span text:style-name="Strong_20_Emphasis"><text:span text:style-name="T1">berkurang</text:span></text:span><text:span text:style-name="T1">. Ibaratnya, otak dewasa itu kayak kayu yang udah lebih keras. Masih bisa diukir, tapi butuh </text:span><text:span text:style-name="Strong_20_Emphasis"><text:span text:style-name="T1">usaha yang jauh lebih keras</text:span></text:span><text:span text:style-name="T1"> dan waktu lebih lama dibanding 'mengukir' kayu muda.</text:span></text:p>
              </text:list-item>
              <text:list-item>
                <text:p text:style-name="P106"><text:span text:style-name="Strong_20_Emphasis"><text:span text:style-name="T1">Jenis dan Tingkat Keparahan 'Masalah' yang Mau Diubah:</text:span></text:span><text:span text:style-name="T1"> Jelas dong, tingkat kesulitan buat 'meng-rewire' otak itu beda-beda. Mengubah kebiasaan buruk kayak suka begadang mungkin lebih 'gampang' (meskipun tetep susah!) daripada mencoba mengubah pola pikir dan respons emosional yang udah tertanam dalam akibat </text:span><text:span text:style-name="Strong_20_Emphasis"><text:span text:style-name="T1">trauma psikologis berat</text:span></text:span><text:span text:style-name="T1"> bertahun-tahun, </text:span><text:span text:style-name="Strong_20_Emphasis"><text:span text:style-name="T1">kecanduan narkoba kronis</text:span></text:span><text:span text:style-name="T1"> yang udah merusak sirkuit reward, atau </text:span><text:span text:style-name="Strong_20_Emphasis"><text:span text:style-name="T1">gangguan kepribadian</text:span></text:span><text:span text:style-name="T1"> tertentu yang polanya sudah sangat mengakar. Begitu juga kalau ada </text:span><text:span text:style-name="Strong_20_Emphasis"><text:span text:style-name="T1">kerusakan fisik otak</text:span></text:span><text:span text:style-name="T1"> (karena stroke/cedera); kalau kerusakannya sangat luas atau di area vital, kemampuan otak buat mengkompensasi juga terbatas.</text:span></text:p>
              </text:list-item>
              <text:list-item>
                <text:p text:style-name="P106"><text:span text:style-name="Strong_20_Emphasis"><text:span text:style-name="T1">Lokasi Sirkuit Otak yang Ditargetkan:</text:span></text:span><text:span text:style-name="T1"> Nggak semua bagian atau sirkuit otak punya tingkat plastisitas yang sama. Fungsi-fungsi dasar </text:span><text:soft-page-break/><text:span text:style-name="T1">yang lebih vital buat bertahan hidup (misalnya yang ngatur detak jantung, napas, atau refleks dasar) mungkin cenderung lebih 'kaku' dan susah diubah. Sirkuit yang letaknya </text:span><text:span text:style-name="Strong_20_Emphasis"><text:span text:style-name="T1">lebih dalam</text:span></text:span><text:span text:style-name="T1"> di struktur otak mungkin juga lebih resisten terhadap perubahan dibandingkan sirkuit di korteks (lapisan luar) yang lebih baru secara evolusi dan lebih terlibat dalam pembelajaran kompleks.</text:span></text:p>
              </text:list-item>
              <text:list-item>
                <text:p text:style-name="P106"><text:span text:style-name="Strong_20_Emphasis"><text:span text:style-name="T1">Seberapa Lama Pola Itu Sudah Ada (Kronisitas):</text:span></text:span><text:span text:style-name="T1"> Ini penting banget. Semakin lama suatu pola pikir, kebiasaan, atau respons emosional </text:span><text:span text:style-name="Strong_20_Emphasis"><text:span text:style-name="T1">digunakan dan diperkuat</text:span></text:span><text:span text:style-name="T1"> (misalnya, pola pikir "aku nggak bisa dipercaya" yang udah ada sejak kecil, atau kebiasaan merokok selama 20 tahun), maka </text:span><text:span text:style-name="Strong_20_Emphasis"><text:span text:style-name="T1">semakin dalam 'jejak' atau 'alur'</text:span></text:span><text:span text:style-name="T1"> yang terbentuk di sirkuit saraf otak kita. Mengubah 'alur sungai' yang sudah terbentuk puluhan tahun itu jelas butuh usaha luar biasa dan seringkali nggak bisa hilang total, cuma bisa dialihkan atau ditimpa dengan alur baru yang lebih kuat.</text:span></text:p>
              </text:list-item>
              <text:list-item>
                <text:p text:style-name="P106"><text:span text:style-name="Strong_20_Emphasis"><text:span text:style-name="T1">Faktor Genetik ('Settingan Pabrik'):</text:span></text:span><text:span text:style-name="T1"> Kita nggak bisa pungkiri peran 'cetak biru' genetik dari orang tua kita. Genetika bisa memengaruhi struktur dasar otak kita, kadar neurotransmitter alami kita, dan bahkan mungkin </text:span><text:span text:style-name="Strong_20_Emphasis"><text:span text:style-name="T1">kapasitas bawaan kita untuk neuroplastisitas</text:span></text:span><text:span text:style-name="T1">. Ada orang yang mungkin secara genetik lebih 'mudah' belajar atau beradaptasi, sementara yang lain butuh usaha lebih keras. Genetika juga bisa memengaruhi seberapa baik seseorang merespons intervensi tertentu (obat atau terapi).</text:span></text:p>
              </text:list-item>
              <text:list-item>
                <text:p text:style-name="P106"><text:span text:style-name="Strong_20_Emphasis"><text:span text:style-name="T1">Lingkungan dan Motivasi ('Faktor Luar &amp; Dalam'):</text:span></text:span><text:span text:style-name="T1"> Neuroplastisitas itu nggak terjadi di ruang vakum. </text:span><text:span text:style-name="Strong_20_Emphasis"><text:span text:style-name="T1">Lingkungan</text:span></text:span><text:span text:style-name="T1"> kita sangat berpengaruh! Apakah kita berada di lingkungan yang mendukung perubahan positif (keluarga suportif, teman baik, akses ke pendidikan/terapi)? Atau justru di lingkungan yang penuh stres, tekanan negatif, dan godaan? Selain itu, </text:span><text:span text:style-name="Strong_20_Emphasis"><text:span text:style-name="T1">motivasi internal</text:span></text:span><text:span text:style-name="T1">, kemauan keras, dan keyakinan diri dari individu itu sendiri juga jadi 'bahan bakar' krusial yang bisa mendorong atau menghambat proses perubahan otak.</text:span></text:p>
              </text:list-item>
            </text:list>
            <text:p text:style-name="Text_20_body"><text:span text:style-name="Strong_20_Emphasis"><text:span text:style-name="T1">Jadi, Apa Artinya Semua Ini?</text:span></text:span></text:p>
            <text:p text:style-name="Text_20_body"><text:span text:style-name="T1">Mengetahui batasan-batasan neuroplastisitas ini </text:span><text:span text:style-name="Strong_20_Emphasis"><text:span text:style-name="T1">bukan</text:span></text:span><text:span text:style-name="T1"> berarti kita harus </text:span><text:soft-page-break/><text:span text:style-name="T1">pesimis dan bilang kalau perubahan itu mustahil. Sama sekali bukan! Otak kita tetap organ yang luar biasa adaptif.</text:span></text:p>
            <text:p text:style-name="Text_20_body"><text:span text:style-name="T1">Tapi, pemahaman tentang batasan ini penting banget biar kita </text:span><text:span text:style-name="Strong_20_Emphasis"><text:span text:style-name="T1">realistis</text:span></text:span><text:span text:style-name="T1">. Ini menjelaskan mengapa:</text:span></text:p>
            <text:list xml:id="list4696259762409778547" text:style-name="L118">
              <text:list-item>
                <text:p text:style-name="P395">Mengubah kebiasaan buruk itu susah. </text:p>
              </text:list-item>
              <text:list-item>
                <text:p text:style-name="P395">Pemulihan dari cedera otak atau masalah mental berat butuh waktu lama dan usaha keras. </text:p>
              </text:list-item>
              <text:list-item>
                <text:p text:style-name="P107"><text:span text:style-name="T1">Dan yang paling relevan buat buku ini: mengapa ide </text:span><text:span text:style-name="Strong_20_Emphasis"><text:span text:style-name="T1">neuro-rehabilitasi</text:span></text:span><text:span text:style-name="T1"> untuk mengubah pola perilaku kriminal yang kompleks dan mungkin sudah mengakar lama itu akan menjadi </text:span><text:span text:style-name="Strong_20_Emphasis"><text:span text:style-name="T1">proses yang sangat menantang</text:span></text:span><text:span text:style-name="T1">, baik secara ilmiah maupun praktis. Ini jelas </text:span><text:span text:style-name="Strong_20_Emphasis"><text:span text:style-name="T1">bukan solusi instan</text:span></text:span><text:span text:style-name="T1"> atau 'tongkat sihir'. </text:span></text:p>
              </text:list-item>
            </text:list>
            <text:p text:style-name="P184">Memahami batasan ini sama pentingnya dengan memahami kekuatannya, agar kita bisa punya ekspektasi yang tepat tentang apa yang mungkin dan tidak mungkin dilakukan dalam upaya 'meng-rewire' otak manusia.</text:p>
            <text:p text:style-name="P407"/>
            <text:p text:style-name="Text_20_body"><text:span text:style-name="Strong_20_Emphasis"><text:span text:style-name="T1">[Tips Penulisan Tambahan - Opsional]:</text:span></text:span></text:p>
            <text:list xml:id="list548048278439617388" text:style-name="L119">
              <text:list-item>
                <text:p text:style-name="P300"><text:span text:style-name="Strong_20_Emphasis"><text:span text:style-name="T1">Nada Berimbang:</text:span></text:span><text:span text:style-name="T1"> Pastikan nadanya tetap berimbang. Akui kekuatan plastisitas (dari subbab sebelumnya) sebelum membahas batasannya. Tujuannya memberikan pemahaman realistis, bukan mematahkan harapan sama sekali. </text:span></text:p>
              </text:list-item>
              <text:list-item>
                <text:p text:style-name="P300"><text:span text:style-name="Strong_20_Emphasis"><text:span text:style-name="T1">Gunakan Analogi untuk Batasan:</text:span></text:span><text:span text:style-name="T1"> Analogi seperti 'mengukir kayu tua', 'mengubah alur sungai', 'cetak biru pabrik' membantu menjelaskan konsep batasan yang abstrak. </text:span></text:p>
              </text:list-item>
              <text:list-item>
                <text:p text:style-name="P108"><text:span text:style-name="Strong_20_Emphasis"><text:span text:style-name="T1">Kaitkan Langsung ke Tantangan N-Rehab:</text:span></text:span><text:span text:style-name="T1"> Secara eksplisit hubungkan pemahaman tentang batasan plastisitas ini dengan mengapa neuro-rehabilitasi untuk kriminalitas akan sangat sulit. </text:span></text:p>
              </text:list-item>
            </text:list>
            <text:p text:style-name="Text_20_body"><text:span text:style-name="Strong_20_Emphasis"><text:span text:style-name="T1">[Prompt Ilustrasi - Opsional]:</text:span></text:span></text:p>
            <text:p text:style-name="P184">"Buat ilustrasi untuk Subbab 6.3 yang menunjukkan gambar otak manusia yang dikelilingi oleh ikon-ikon atau simbol yang merepresentasikan faktor pembatas: ikon jam pasir/kalender tua (usia/kronisitas), ikon rantai putus (keparahan masalah), ikon tanda tanya pada peta otak (lokasi/pemahaman terbatas), ikon DNA (genetik), ikon rumah/lingkungan retak (lingkungan), <text:soft-page-break/>ikon baterai lemah (motivasi). Beri judul 'Batas Kekuatan Otak untuk Berubah'."</text:p>
            <text:p text:style-name="P407"/>
            <text:p text:style-name="P184">Silakan berikan perintah "YAX" untuk melanjutkan ke prompt Subbab 6.4.</text:p>
          </text:section>
          <text:section text:style-name="Sect1" text:name="feedback-form-46">
            <text:p text:style-name="P366"/>
          </text:section>
        </text:section>
        <text:section text:style-name="Sect1" text:name="4fa3200e4468d385">
          <text:p text:style-name="P184"/>
          <text:section text:style-name="Sect1" text:name="user-query-content-47">
            <text:p text:style-name="P404">yax </text:p>
          </text:section>
          <text:p text:style-name="P366">Tampilkan alur berpikir</text:p>
          <text:section text:style-name="Sect2" text:name="model-response-message-contentr_4fa3200e4468d385">
            <text:p text:style-name="P184">Oke, ini dia bagian terakhir dari Bab 6, yang menghubungkan neuroplastisitas dengan upaya perubahan perilaku yang sudah kita kenal.</text:p>
            <text:p text:style-name="Text_20_body"><text:span text:style-name="Strong_20_Emphasis"><text:span text:style-name="T1">(Prompt untuk Isi Subbab 6.4):</text:span></text:span><text:span text:style-name="T1"> "Tulis isi Subbab 6.4: 'Latihan Otak dan Perubahan Perilaku: Memanfaatkan Plastisitas Cara Klasik' dengan pembahasan mendalam yang menunjukkan bahwa kita </text:span><text:span text:style-name="Emphasis"><text:span text:style-name="T1">sudah</text:span></text:span><text:span text:style-name="T1"> memiliki cara untuk secara aktif memanfaatkan neuroplastisitas untuk perubahan perilaku, bahkan tanpa teknologi canggih. Awali dengan gagasan pemberdayaan: 'Ternyata, kita semua punya potensi menjadi 'pelatih otak' bagi diri sendiri!' Jelaskan bagaimana berbagai bentuk terapi psikologis dan pelatihan keterampilan yang efektif pada dasarnya adalah metode untuk </text:span><text:span text:style-name="Strong_20_Emphasis"><text:span text:style-name="T1">mengarahkan neuroplastisitas</text:span></text:span><text:span text:style-name="T1"> melalui pengalaman dan latihan mental:</text:span></text:p>
            <text:list xml:id="list8193758351133254581" text:style-name="L120">
              <text:list-item>
                <text:p text:style-name="P301"><text:span text:style-name="Strong_20_Emphasis"><text:span text:style-name="T1">Terapi Perilaku Kognitif (CBT):</text:span></text:span><text:span text:style-name="T1"> Fokus pada bagaimana CBT secara sistematis melatih individu untuk mengenali, menantang, dan </text:span><text:span text:style-name="Emphasis"><text:span text:style-name="T1">mengganti</text:span></text:span><text:span text:style-name="T1"> pola pikir otomatis yang negatif atau maladaptif. Latihan mental berulang ini secara harfiah </text:span><text:span text:style-name="Strong_20_Emphasis"><text:span text:style-name="T1">memperkuat sirkuit saraf alternatif</text:span></text:span><text:span text:style-name="T1"> yang mendukung pemikiran yang lebih rasional dan adaptif, sambil melemahkan sirkuit lama. </text:span></text:p>
              </text:list-item>
              <text:list-item>
                <text:p text:style-name="P301"><text:span text:style-name="Strong_20_Emphasis"><text:span text:style-name="T1">Terapi Paparan (Exposure Therapy) untuk Trauma/Fobia:</text:span></text:span><text:span text:style-name="T1"> Jelaskan bagaimana paparan bertahap dan aman terhadap pemicu rasa takut, dalam konteks yang terkontrol, membantu otak 'belajar kembali' bahwa stimulus tersebut tidak berbahaya, secara efektif </text:span><text:span text:style-name="Strong_20_Emphasis"><text:span text:style-name="T1">'mengkalibrasi ulang' respons amigdala</text:span></text:span><text:span text:style-name="T1">. </text:span></text:p>
              </text:list-item>
              <text:list-item>
                <text:p text:style-name="P301"><text:span text:style-name="Strong_20_Emphasis"><text:span text:style-name="T1">Pelatihan Keterampilan (Sosial, Emosi, Asertivitas):</text:span></text:span><text:span text:style-name="T1"> Belajar dan </text:span><text:span text:style-name="Emphasis"><text:span text:style-name="T1">secara aktif mempraktikkan</text:span></text:span><text:span text:style-name="T1"> cara baru berkomunikasi, mengelola emosi, atau menetapkan batasan juga merupakan proses </text:span><text:soft-page-break/><text:span text:style-name="Strong_20_Emphasis"><text:span text:style-name="T1">pembentukan jalur saraf baru</text:span></text:span><text:span text:style-name="T1"> melalui pengalaman. </text:span></text:p>
              </text:list-item>
              <text:list-item>
                <text:p text:style-name="P109"><text:span text:style-name="Strong_20_Emphasis"><text:span text:style-name="T1">Latihan Kesadaran (Mindfulness) &amp; Meditasi:</text:span></text:span><text:span text:style-name="T1"> Tekankan bukti ilmiah (studi neuroimaging) yang menunjukkan bahwa praktik mindfulness rutin dapat secara nyata </text:span><text:span text:style-name="Strong_20_Emphasis"><text:span text:style-name="T1">mengubah struktur (misal: ketebalan kortikal di PFC) dan fungsi (misal: konektivitas PFC-Amigdala)</text:span></text:span><text:span text:style-name="T1"> otak, meningkatkan kemampuan regulasi perhatian dan emosi. Ini adalah contoh 'latihan mental murni' yang berdampak fisik pada otak. Garis bawahi tema sentral: </text:span><text:span text:style-name="Strong_20_Emphasis"><text:span text:style-name="T1">Perubahan plastis membutuhkan usaha aktif dan pengulangan.</text:span></text:span><text:span text:style-name="T1"> Otak berubah sebagai respons terhadap </text:span><text:span text:style-name="Emphasis"><text:span text:style-name="T1">apa yang kita lakukan dan pikirkan secara konsisten</text:span></text:span><text:span text:style-name="T1">. Ini menunjukkan bahwa kemauan, disiplin, dan latihan adalah 'bahan bakar' penting untuk neuroplastisitas. Simpulkan bahwa meskipun teknologi neuro-rehabilitasi masa depan mungkin menawarkan jalan pintas atau bantuan, prinsip dasar perubahan melalui usaha dan pengalaman tetap berlaku. Ini juga menunjukkan validitas dasar dari upaya perubahan perilaku." </text:span></text:p>
              </text:list-item>
            </text:list>
            <text:p text:style-name="P407"/>
            <text:p text:style-name="Text_20_body"><text:span text:style-name="Strong_20_Emphasis"><text:span text:style-name="T1">(Jawaban untuk Isi Subbab 6.4):</text:span></text:span></text:p>
            <text:p text:style-name="Text_20_body"><text:span text:style-name="Strong_20_Emphasis"><text:span text:style-name="T1">6.4 Latihan Otak dan Perubahan Perilaku: Memanfaatkan Plastisitas Cara Klasik</text:span></text:span></text:p>
            <text:p text:style-name="Text_20_body"><text:span text:style-name="T1">Setelah kita tahu kalau neuroplastisitas itu punya batas, mungkin ada yang jadi sedikit pesimis. Eits, jangan dulu! Justru ada kabar baik yang sangat memberdayakan: kita </text:span><text:span text:style-name="Strong_20_Emphasis"><text:span text:style-name="T1">nggak perlu menunggu</text:span></text:span><text:span text:style-name="T1"> datangnya helm magnet super canggih atau pil ajaib masa depan untuk mulai memanfaatkan kekuatan neuroplastisitas ini. Kenyataannya? Kita semua punya potensi buat jadi </text:span><text:span text:style-name="Strong_20_Emphasis"><text:span text:style-name="T1">'personal trainer' bagi otak kita sendiri</text:span></text:span><text:span text:style-name="T1">, sekarang juga!</text:span></text:p>
            <text:p text:style-name="Text_20_body"><text:span text:style-name="T1">Bagaimana caranya? Ternyata, banyak metode terapi psikologis atau pelatihan keterampilan yang sudah terbukti efektif selama ini, pada dasarnya bekerja dengan cara </text:span><text:span text:style-name="Strong_20_Emphasis"><text:span text:style-name="T1">'menunggangi' atau mengarahkan proses neuroplastisitas</text:span></text:span><text:span text:style-name="T1"> di otak kita melalui pengalaman dan latihan mental yang terstruktur. Yuk lihat beberapa contohnya:</text:span></text:p>
            <text:list xml:id="list8251250940373842019" text:style-name="L121">
              <text:list-item>
                <text:p text:style-name="P110"><text:span text:style-name="Strong_20_Emphasis"><text:span text:style-name="T1">Terapi Perilaku Kognitif (CBT - Cognitive Behavioral Therapy):</text:span></text:span><text:span text:style-name="T1"> Pernah dengar terapi ini? Ini bukan sekadar 'curhat' biasa. CBT itu kayak </text:span><text:span text:style-name="Strong_20_Emphasis"><text:span text:style-name="T1">latihan mental intensif</text:span></text:span><text:span text:style-name="T1">. Kamu akan dibantu untuk mengenali </text:span><text:soft-page-break/><text:span text:style-name="T1">pola pikir otomatis yang negatif atau nggak membantu (misalnya, "aku pasti gagal", "semua orang nggak suka aku", "kalau aku marah, aku harus mukul"), lalu secara sadar dan sistematis </text:span><text:span text:style-name="Strong_20_Emphasis"><text:span text:style-name="T1">menantang</text:span></text:span><text:span text:style-name="T1"> pikiran itu dan </text:span><text:span text:style-name="Strong_20_Emphasis"><text:span text:style-name="T1">berlatih menggantinya</text:span></text:span><text:span text:style-name="T1"> dengan cara pandang yang lebih realistis dan positif. Nah, latihan berpikir dengan cara baru yang </text:span><text:span text:style-name="Strong_20_Emphasis"><text:span text:style-name="T1">diulang-ulang</text:span></text:span><text:span text:style-name="T1"> ini, secara harfiah akan </text:span><text:span text:style-name="Strong_20_Emphasis"><text:span text:style-name="T1">memperkuat 'jalan tol' saraf alternatif</text:span></text:span><text:span text:style-name="T1"> di otakmu yang mendukung cara berpikir yang lebih sehat, sementara 'jalan setapak' pikiran negatif yang lama jadi makin jarang dipakai dan akhirnya 'menyempit'. Otakmu benar-benar berubah!</text:span></text:p>
              </text:list-item>
              <text:list-item>
                <text:p text:style-name="P110"><text:span text:style-name="Strong_20_Emphasis"><text:span text:style-name="T1">Terapi Paparan (Exposure Therapy):</text:span></text:span><text:span text:style-name="T1"> Ini sering dipakai buat ngatasin fobia atau trauma (PTSD). Caranya? Kamu akan dibimbing untuk menghadapi sumber rasa takutmu (misalnya, laba-laba, ketinggian, atau ingatan traumatis) secara </text:span><text:span text:style-name="Strong_20_Emphasis"><text:span text:style-name="T1">bertahap, terkontrol, dan dalam lingkungan yang aman</text:span></text:span><text:span text:style-name="T1">. Tujuannya? Untuk membantu otakmu </text:span><text:span text:style-name="Strong_20_Emphasis"><text:span text:style-name="T1">'belajar ulang'</text:span></text:span><text:span text:style-name="T1"> bahwa stimulus yang kamu takuti itu sebenarnya (dalam konteks terapi ini) tidak berbahaya. Ini secara efektif </text:span><text:span text:style-name="Strong_20_Emphasis"><text:span text:style-name="T1">'mengkalibrasi ulang' respons si 'alarm' Amigdala</text:span></text:span><text:span text:style-name="T1"> biar nggak panik berlebihan lagi saat ketemu pemicu itu. Lagi-lagi, ini adalah perubahan pada level sirkuit otak.</text:span></text:p>
              </text:list-item>
              <text:list-item>
                <text:p text:style-name="P110"><text:span text:style-name="Strong_20_Emphasis"><text:span text:style-name="T1">Pelatihan Keterampilan (Sosial, Emosi, Asertivitas):</text:span></text:span><text:span text:style-name="T1"> Setiap kali kamu belajar dan </text:span><text:span text:style-name="Strong_20_Emphasis"><text:span text:style-name="T1">secara aktif mempraktikkan</text:span></text:span><text:span text:style-name="T1"> cara baru untuk melakukan sesuatu – misalnya, cara memulai obrolan dengan orang baru, cara menyampaikan pendapat tanpa marah-marah (asertif), cara menenangkan diri saat kesal, atau cara menolak ajakan teman untuk melakukan hal buruk – kamu sebenarnya sedang </text:span><text:span text:style-name="Strong_20_Emphasis"><text:span text:style-name="T1">membangun dan memperkuat jalur-jalur saraf baru</text:span></text:span><text:span text:style-name="T1"> di otakmu yang terkait dengan keterampilan tersebut. Semakin sering dipraktikkan, semakin otomatis dan mudah jadinya.</text:span></text:p>
              </text:list-item>
              <text:list-item>
                <text:p text:style-name="P110"><text:span text:style-name="Strong_20_Emphasis"><text:span text:style-name="T1">Latihan Kesadaran (Mindfulness) &amp; Meditasi:</text:span></text:span><text:span text:style-name="T1"> Ini contoh paling keren! Latihan sederhana seperti </text:span><text:span text:style-name="Strong_20_Emphasis"><text:span text:style-name="T1">mindfulness</text:span></text:span><text:span text:style-name="T1"> (misalnya, fokus pada sensasi napas keluar masuk, atau mengamati pikiran dan perasaan yang muncul tanpa menghakiminya) yang dilakukan secara rutin, sudah </text:span><text:span text:style-name="Strong_20_Emphasis"><text:span text:style-name="T1">terbukti secara ilmiah</text:span></text:span><text:span text:style-name="T1"> lewat studi </text:span><text:span text:style-name="Emphasis"><text:span text:style-name="T1">neuroimaging</text:span></text:span><text:span text:style-name="T1"> (scan otak) bisa </text:span><text:span text:style-name="Strong_20_Emphasis"><text:span text:style-name="T1">mengubah struktur fisik otak</text:span></text:span><text:span text:style-name="T1"> (misalnya, area Korteks Prefrontal yang penting buat fokus dan kontrol diri bisa jadi lebih </text:span><text:soft-page-break/><text:span text:style-name="T1">tebal!) dan juga </text:span><text:span text:style-name="Strong_20_Emphasis"><text:span text:style-name="T1">mengubah fungsi konektivitasnya</text:span></text:span><text:span text:style-name="T1"> (misalnya, hubungan antara PFC dan Amigdala jadi lebih baik, membantu regulasi emosi). Ini bukti nyata kalau </text:span><text:span text:style-name="Strong_20_Emphasis"><text:span text:style-name="T1">'latihan mental murni'</text:span></text:span><text:span text:style-name="T1"> saja bisa berdampak langsung pada 'hardware' otak kita!</text:span></text:p>
              </text:list-item>
            </text:list>
            <text:p text:style-name="Text_20_body"><text:span text:style-name="Strong_20_Emphasis"><text:span text:style-name="T1">Inti Pelajarannya? Plastisitas Butuh Aksi!</text:span></text:span></text:p>
            <text:p text:style-name="Text_20_body"><text:span text:style-name="T1">Semua contoh di atas punya satu benang merah tebal: </text:span><text:span text:style-name="Strong_20_Emphasis"><text:span text:style-name="T1">Perubahan plastis di otak itu TIDAK PASIF</text:span></text:span><text:span text:style-name="T1">. Dia perlu 'dipicu' dan 'dipupuk' secara aktif. Otak kita berubah sebagai respons terhadap </text:span><text:span text:style-name="Strong_20_Emphasis"><text:span text:style-name="T1">apa yang kita lakukan, pikirkan, dan rasakan secara KONSISTEN</text:span></text:span><text:span text:style-name="T1">.</text:span></text:p>
            <text:p text:style-name="Text_20_body"><text:span text:style-name="T1">Ini artinya, </text:span><text:span text:style-name="Strong_20_Emphasis"><text:span text:style-name="T1">kemauan keras, disiplin diri, latihan berulang-ulang, fokus perhatian, dan kesabaran</text:span></text:span><text:span text:style-name="T1"> adalah 'bahan bakar' utama untuk menggerakkan mesin neuroplastisitas. Perubahan perilaku yang signifikan itu butuh </text:span><text:span text:style-name="Strong_20_Emphasis"><text:span text:style-name="T1">kerja keras</text:span></text:span><text:span text:style-name="T1">, baik secara mental maupun kadang fisik.</text:span></text:p>
            <text:p text:style-name="Text_20_body"><text:span text:style-name="T1">Jadi, kesimpulannya? Meskipun teknologi neuro-rehabilitasi canggih di masa depan mungkin menawarkan 'bantuan' atau 'jalan pintas' tertentu, </text:span><text:span text:style-name="Strong_20_Emphasis"><text:span text:style-name="T1">prinsip dasar bahwa perubahan itu membutuhkan usaha aktif dan pengalaman langsung tetaplah berlaku</text:span></text:span><text:span text:style-name="T1">. Kabar baiknya, ini juga berarti bahwa upaya-upaya perubahan perilaku yang kita lakukan sekarang (lewat terapi, belajar skill baru, melatih mindfulness) itu </text:span><text:span text:style-name="Strong_20_Emphasis"><text:span text:style-name="T1">punya dasar ilmiah yang valid</text:span></text:span><text:span text:style-name="T1"> – kita memang sedang 'meng-rewire' otak kita sendiri, meskipun dengan cara 'klasik'.</text:span></text:p>
            <text:p text:style-name="P407"/>
            <text:p text:style-name="Text_20_body"><text:span text:style-name="Strong_20_Emphasis"><text:span text:style-name="T1">[Tips Penulisan Tambahan - Opsional]:</text:span></text:span></text:p>
            <text:list xml:id="list4652703551859827957" text:style-name="L122">
              <text:list-item>
                <text:p text:style-name="P302"><text:span text:style-name="Strong_20_Emphasis"><text:span text:style-name="T1">Hubungkan Eksplisit ke Plastisitas:</text:span></text:span><text:span text:style-name="T1"> Untuk setiap metode (CBT, Exposure, Skills, Mindfulness), jelaskan secara eksplisit </text:span><text:span text:style-name="Emphasis"><text:span text:style-name="T1">bagaimana</text:span></text:span><text:span text:style-name="T1"> metode tersebut memanfaatkan atau menginduksi perubahan neuroplastis (memperkuat sirkuit, mengkalibrasi ulang, membangun jalur baru, mengubah struktur/fungsi). </text:span></text:p>
              </text:list-item>
              <text:list-item>
                <text:p text:style-name="P302"><text:span text:style-name="Strong_20_Emphasis"><text:span text:style-name="T1">Gunakan Bukti Ilmiah (jika ada):</text:span></text:span><text:span text:style-name="T1"> Menyebutkan adanya bukti neuroimaging untuk efek mindfulness/meditasi menambah kredibilitas argumen bahwa latihan mental berdampak fisik pada otak. </text:span></text:p>
              </text:list-item>
              <text:list-item>
                <text:p text:style-name="P111"><text:span text:style-name="Strong_20_Emphasis"><text:span text:style-name="T1">Tekankan Tema Usaha &amp; Agensi:</text:span></text:span><text:span text:style-name="T1"> Garis bawahi berulang kali bahwa </text:span><text:soft-page-break/><text:span text:style-name="T1">perubahan plastisitas membutuhkan usaha aktif, disiplin, dan kemauan dari individu. Ini memberikan pesan pemberdayaan sekaligus realisme. </text:span></text:p>
              </text:list-item>
            </text:list>
            <text:p text:style-name="Text_20_body"><text:span text:style-name="Strong_20_Emphasis"><text:span text:style-name="T1">[Prompt Ilustrasi - Opsional]:</text:span></text:span></text:p>
            <text:p text:style-name="P184">"Buat ilustrasi untuk Subbab 6.4 yang menunjukkan secara simbolis bagaimana metode 'klasik' dan 'teknologi masa depan' sama-sama bertujuan memengaruhi otak. Bisa berupa gambar otak di tengah. Di satu sisi, ada ikon-ikon metode klasik (orang meditasi, orang terapi bicara, buku/latihan skill) dengan panah menuju otak. Di sisi lain, ada ikon-ikon teknologi N-Rehab (helm TMS, pil, layar neurofeedback) juga dengan panah menuju otak. Beri judul 'Dua Jalan Menuju Perubahan Otak?' atau 'Memanfaatkan Plastisitas: Cara Lama &amp; Baru'."</text:p>
            <text:p text:style-name="P407"/>
            <text:p text:style-name="P184">Bab 6 selesai. Silakan berikan perintah "YAX" untuk memulai Bab 7 (Pengantar Bab 7).</text:p>
          </text:section>
          <text:section text:style-name="Sect1" text:name="feedback-form-47">
            <text:p text:style-name="P366"/>
          </text:section>
        </text:section>
        <text:section text:style-name="Sect1" text:name="13c64fbd6000a7e2">
          <text:p text:style-name="P184"/>
          <text:section text:style-name="Sect1" text:name="user-query-content-48">
            <text:p text:style-name="P404">yax </text:p>
          </text:section>
          <text:p text:style-name="P366">Tampilkan alur berpikir</text:p>
          <text:section text:style-name="Sect2" text:name="model-response-message-contentr_13c64fbd6000a7e2">
            <text:p text:style-name="P184">Oke, saatnya kita melihat sisi lain dari koin: tantangan-tantangan berat yang menghadang.</text:p>
            <text:p text:style-name="Text_20_body"><text:span text:style-name="Strong_20_Emphasis"><text:span text:style-name="T1">(Prompt Pengantar Bab 7):</text:span></text:span><text:span text:style-name="T1"> "Tulis pengantar yang memberikan perspektif kritis untuk Bab 7: 'Jalan Terjal: Rintangan Ilmiah dan Teknis'. Awali dengan mengakui daya tarik ide neuro-rehabilitasi: 'Setelah menjelajahi potensi 'rewiring' otak dan teknologi canggih yang mungkin digunakan, mudah untuk terbawa antusiasme.' Namun, segera hadirkan kontras: 'Tapi, ada jurang besar antara konsep futuristik dan kenyataan ilmiah saat ini.' Gunakan metafora 'jalan terjal penuh lubang dan batu besar' untuk menggambarkan perjalanan menuju neuro-rehabilitasi. Jelaskan bahwa Bab 7 ini akan fokus pada </text:span><text:span text:style-name="Strong_20_Emphasis"><text:span text:style-name="T1">mengapa</text:span></text:span><text:span text:style-name="T1"> jalan itu begitu sulit dari sudut pandang </text:span><text:span text:style-name="Strong_20_Emphasis"><text:span text:style-name="T1">sains murni dan keterbatasan teknologi</text:span></text:span><text:span text:style-name="T1">. Kita akan membongkar beberapa 'batu sandungan' utama:</text:span></text:p>
            <text:list xml:id="list2075044345449822882" text:style-name="L123">
              <text:list-item>
                <text:p text:style-name="P303"><text:span text:style-name="T1">Betapa </text:span><text:span text:style-name="Strong_20_Emphasis"><text:span text:style-name="T1">luar biasa kompleks dan misteriusnya</text:span></text:span><text:span text:style-name="T1"> otak itu sendiri. </text:span></text:p>
              </text:list-item>
              <text:list-item>
                <text:p text:style-name="P396"><text:soft-page-break/>Sulitnya (bahkan mungkin mustahilnya) menemukan 'target' otak yang spesifik untuk perilaku sekompleks kriminalitas. </text:p>
              </text:list-item>
              <text:list-item>
                <text:p text:style-name="P303"><text:span text:style-name="T1">Risiko </text:span><text:span text:style-name="Strong_20_Emphasis"><text:span text:style-name="T1">efek samping tak terduga</text:span></text:span><text:span text:style-name="T1"> saat kita mencoba 'mengutak-atik' otak. </text:span></text:p>
              </text:list-item>
              <text:list-item>
                <text:p text:style-name="P112"><text:span text:style-name="T1">Kenyataan bahwa </text:span><text:span text:style-name="Strong_20_Emphasis"><text:span text:style-name="T1">teknologi</text:span></text:span><text:span text:style-name="T1"> yang kita bahas di Bab 5, secanggih apapun, masih punya </text:span><text:span text:style-name="Strong_20_Emphasis"><text:span text:style-name="T1">kelemahan fundamental</text:span></text:span><text:span text:style-name="T1">. Tujuannya adalah memberikan pemahaman yang mendalam tentang </text:span><text:span text:style-name="Strong_20_Emphasis"><text:span text:style-name="T1">hambatan ilmiah dan teknis konkret</text:span></text:span><text:span text:style-name="T1"> yang membuat neuro-rehabilitasi masih jauh dari aplikasi praktis saat ini. Ini adalah sisi lain dari medali yang harus dipahami. Ajak pembaca untuk bersiap menghadapi 'dosis realita' ilmiah. Gaya: Analitis, kritis, fokus pada hambatan, membumi." </text:span></text:p>
              </text:list-item>
            </text:list>
            <text:p text:style-name="P407"/>
            <text:p text:style-name="Text_20_body"><text:span text:style-name="Strong_20_Emphasis"><text:span text:style-name="T1">(Jawaban untuk Pengantar Bab 7):</text:span></text:span></text:p>
            <text:p text:style-name="Text_20_body"><text:span text:style-name="Strong_20_Emphasis"><text:span text:style-name="T1">Bab 7: Jalan Terjal: Rintangan Ilmiah dan Teknis</text:span></text:span></text:p>
            <text:p text:style-name="P184">Wah, setelah kita menjelajahi kehebatan neuroplastisitas di Bab 6 dan melihat deretan 'alat canggih' di Bab 5, rasanya ide neuro-rehabilitasi itu makin kelihatan keren dan menjanjikan ya? Mungkin kita udah mulai sedikit berandai-andai tentang masa depan di mana kita bisa 'memperbaiki' otak dan mengurangi kejahatan secara signifikan. Mudah banget untuk terbawa antusiasme!</text:p>
            <text:p text:style-name="Text_20_body"><text:span text:style-name="T1">Eits, tapi tahan dulu semangatnya! Sekarang saatnya kita sedikit 'mengerem' dan melihat kenyataan yang ada di depan mata. Karena sejujurnya, ada </text:span><text:span text:style-name="Strong_20_Emphasis"><text:span text:style-name="T1">jurang yang sangat dalam</text:span></text:span><text:span text:style-name="T1"> antara konsep futuristik neuro-rehabilitasi ini dengan kondisi </text:span><text:span text:style-name="Strong_20_Emphasis"><text:span text:style-name="T1">pemahaman ilmiah dan kemampuan teknologi kita saat ini</text:span></text:span><text:span text:style-name="T1">. Perjalanan untuk mewujudkan ide ini bukanlah jalan tol yang mulus, tapi lebih mirip </text:span><text:span text:style-name="Strong_20_Emphasis"><text:span text:style-name="T1">mendaki gunung yang super terjal, penuh lubang menganga, batu-batu sandungan besar, dan seringkali tertutup kabut tebal ketidaktahuan.</text:span></text:span></text:p>
            <text:p text:style-name="Text_20_body"><text:span text:style-name="T1">Nah, di Bab 7 inilah kita akan fokus membahas </text:span><text:span text:style-name="Strong_20_Emphasis"><text:span text:style-name="T1">MENGAPA</text:span></text:span><text:span text:style-name="T1"> pendakian itu begitu sulit dan penuh tantangan, terutama dari sudut pandang </text:span><text:span text:style-name="Strong_20_Emphasis"><text:span text:style-name="T1">sains murni dan keterbatasan teknologi</text:span></text:span><text:span text:style-name="T1"> yang kita miliki sekarang. Kita akan coba 'membongkar' beberapa 'batu sandungan' atau rintangan utama yang membuat neuro-rehabilitasi masih jauh dari kenyataan praktis:</text:span></text:p>
            <text:list xml:id="list2000552484940271489" text:style-name="L124">
              <text:list-item>
                <text:p text:style-name="P304"><text:soft-page-break/><text:span text:style-name="Strong_20_Emphasis"><text:span text:style-name="T1">Kerumitan Otak yang Bikin Pusing:</text:span></text:span><text:span text:style-name="T1"> Kita akan lihat lagi betapa luar biasa kompleks dan misteriusnya organ di kepala kita ini, yang ternyata masih menyimpan jauh lebih banyak rahasia daripada yang sudah kita ketahui. </text:span></text:p>
              </text:list-item>
              <text:list-item>
                <text:p text:style-name="P304"><text:span text:style-name="Strong_20_Emphasis"><text:span text:style-name="T1">Sulitnya Menemukan 'Tombol' yang Tepat:</text:span></text:span><text:span text:style-name="T1"> Mengapa mencari 'target' spesifik di otak untuk perilaku serumit kriminalitas itu jauh lebih susah daripada mencari jarum di tumpukan jerami? </text:span></text:p>
              </text:list-item>
              <text:list-item>
                <text:p text:style-name="P304"><text:span text:style-name="Strong_20_Emphasis"><text:span text:style-name="T1">Ancaman 'Efek Samping' yang Menghantui:</text:span></text:span><text:span text:style-name="T1"> Risiko munculnya konsekuensi negatif tak terduga saat kita mencoba 'mengutak-atik' sistem yang begitu rumit dan vital. </text:span></text:p>
              </text:list-item>
              <text:list-item>
                <text:p text:style-name="P113"><text:span text:style-name="Strong_20_Emphasis"><text:span text:style-name="T1">Teknologi yang Ternyata Belum 'Siap Tempur':</text:span></text:span><text:span text:style-name="T1"> Kita akan lihat lagi alat-alat canggih dari Bab 5, tapi kali ini fokus pada kelemahan dan keterbatasan fundamental yang masih mereka miliki. </text:span></text:p>
              </text:list-item>
            </text:list>
            <text:p text:style-name="Text_20_body"><text:span text:style-name="T1">Tujuan bab ini </text:span><text:span text:style-name="Strong_20_Emphasis"><text:span text:style-name="T1">bukan</text:span></text:span><text:span text:style-name="T1"> untuk bikin kamu pesimis atau mematahkan semua harapan. Tapi lebih untuk memberikan </text:span><text:span text:style-name="Strong_20_Emphasis"><text:span text:style-name="T1">'dosis realita' ilmiah dan teknis</text:span></text:span><text:span text:style-name="T1"> yang penting banget. Kita perlu memahami secara mendalam </text:span><text:span text:style-name="Strong_20_Emphasis"><text:span text:style-name="T1">hambatan-hambatan konkret</text:span></text:span><text:span text:style-name="T1"> ini sebelum kita bisa bicara lebih jauh tentang kemungkinan penerapan atau bahkan dilema etisnya nanti. Ini adalah sisi lain dari medali yang wajib kita lihat biar pandangan kita seimbang.</text:span></text:p>
            <text:p text:style-name="P184">Jadi, siapkan lagi pikiran kritismu. Mari kita hadapi bersama 'jalan terjal' ini dan lihat tantangan nyata apa saja yang harus diatasi oleh para ilmuwan dan insinyur di masa depan.</text:p>
            <text:p text:style-name="P407"/>
            <text:p text:style-name="Text_20_body"><text:span text:style-name="Strong_20_Emphasis"><text:span text:style-name="T1">[Tips Penulisan Tambahan - Opsional]:</text:span></text:span></text:p>
            <text:list xml:id="list5948960357387536524" text:style-name="L125">
              <text:list-item>
                <text:p text:style-name="P305"><text:span text:style-name="Strong_20_Emphasis"><text:span text:style-name="T1">Gunakan Metafora Hambatan:</text:span></text:span><text:span text:style-name="T1"> Metafora seperti 'jalan terjal', 'mendaki gunung', 'batu sandungan', 'kabut tebal' efektif untuk menggambarkan tingkat kesulitan dan ketidakpastian yang dihadapi. </text:span></text:p>
              </text:list-item>
              <text:list-item>
                <text:p text:style-name="P305"><text:span text:style-name="Strong_20_Emphasis"><text:span text:style-name="T1">Kelola Nada (Kritis tapi Tidak Sinis):</text:span></text:span><text:span text:style-name="T1"> Sampaikan kritik dan tantangan secara lugas dan analitis, namun hindari nada yang terdengar sinis atau sepenuhnya menolak kemungkinan. Tujuannya adalah pemahaman realistis, bukan penolakan mentah-mentah. </text:span></text:p>
              </text:list-item>
              <text:list-item>
                <text:p text:style-name="P114"><text:span text:style-name="Strong_20_Emphasis"><text:span text:style-name="T1">Struktur 'Roadmap' Tantangan:</text:span></text:span><text:span text:style-name="T1"> Memberikan daftar poin tantangan utama yang akan dibahas (kompleksitas otak, targeting, efek samping, tech limits) membantu pembaca mengantisipasi isi bab. </text:span></text:p>
              </text:list-item>
            </text:list>
            <text:p text:style-name="Text_20_body"><text:soft-page-break/><text:span text:style-name="Strong_20_Emphasis"><text:span text:style-name="T1">[Prompt Ilustrasi - Opsional]:</text:span></text:span></text:p>
            <text:p text:style-name="P184">"Buat ilustrasi pembuka Bab 7 yang menggambarkan sebuah jalan mendaki yang sangat curam dan berbatu menuju puncak gunung berbentuk siluet otak. Di sepanjang jalan, gambarkan rintangan-rintangan seperti batu besar bertuliskan 'Kompleksitas', jurang bertuliskan 'Efek Samping', kabut tebal bertuliskan 'Ketidaktahuan', dan mungkin alat-alat teknologi (dari Bab 5) yang terlihat sedikit rusak atau belum sempurna di pinggir jalan. Gunakan warna-warna yang menunjukkan kesulitan atau tantangan."</text:p>
            <text:p text:style-name="P407"/>
            <text:p text:style-name="P184">Silakan berikan perintah "YAX" untuk melanjutkan ke prompt Subbab 7.1.</text:p>
          </text:section>
          <text:section text:style-name="Sect1" text:name="feedback-form-48">
            <text:p text:style-name="P366"/>
          </text:section>
        </text:section>
        <text:section text:style-name="Sect1" text:name="5c5cb9403dea451f">
          <text:p text:style-name="P184"/>
          <text:section text:style-name="Sect1" text:name="user-query-content-49">
            <text:p text:style-name="P404">yax </text:p>
          </text:section>
          <text:p text:style-name="P366">Tampilkan alur berpikir</text:p>
          <text:section text:style-name="Sect2" text:name="model-response-message-contentr_5c5cb9403dea451f">
            <text:p text:style-name="P184">Oke, mari kita hadapi rintangan pertama dan mungkin yang terbesar.</text:p>
            <text:p text:style-name="Text_20_body"><text:span text:style-name="Strong_20_Emphasis"><text:span text:style-name="T1">(Prompt untuk Isi Subbab 7.1):</text:span></text:span><text:span text:style-name="T1"> "Tulis isi Subbab 7.1: 'Kompleksitas Otak: Masih Banyak Misteri' dengan pembahasan mendalam yang menyoroti kerumitan otak sebagai hambatan ilmiah fundamental, menggunakan analogi dan fakta mencengangkan untuk remaja. Mulai dengan pernyataan kuat: 'Jika kita ingin 'memperbaiki' mesin, kita harus paham betul cara kerjanya. Masalahnya, otak adalah mesin paling kompleks di alam semesta, dan kita baru mulai memahaminya.' Jabarkan kompleksitas ini:</text:span></text:p>
            <text:list xml:id="list3519878814930126303" text:style-name="L126">
              <text:list-item>
                <text:p text:style-name="P306"><text:span text:style-name="Strong_20_Emphasis"><text:span text:style-name="T1">Skala Astronomis:</text:span></text:span><text:span text:style-name="T1"> Ingatkan lagi angka ~86 miliar neuron dan ~100 triliun sinaps. Analogi: jumlah bintang di galaksi kita, atau jumlah koneksi yang jauh melebihi seluruh jaringan internet dunia. </text:span></text:p>
              </text:list-item>
              <text:list-item>
                <text:p text:style-name="P306"><text:span text:style-name="Strong_20_Emphasis"><text:span text:style-name="T1">Konektivitas Luar Biasa (Connectome):</text:span></text:span><text:span text:style-name="T1"> Setiap neuron bisa terhubung ke ribuan lainnya, membentuk 'peta kabel' (connectome) yang unik untuk setiap individu dan terus berubah. Memetakan connectome ini saja sudah merupakan tantangan raksasa. </text:span></text:p>
              </text:list-item>
              <text:list-item>
                <text:p text:style-name="P306"><text:span text:style-name="Strong_20_Emphasis"><text:span text:style-name="T1">Dinamika Non-Linear:</text:span></text:span><text:span text:style-name="T1"> Otak bukan mesin statis. Aktivitasnya bersifat dinamis, interaktif, dan seringkali </text:span><text:span text:style-name="Emphasis"><text:span text:style-name="T1">non-linear</text:span></text:span><text:span text:style-name="T1"> (perubahan kecil di satu tempat bisa memicu efek besar tak terduga di tempat lain). Plastisitas (Bab 6) sendiri menambah lapisan kompleksitas ini. </text:span></text:p>
              </text:list-item>
              <text:list-item>
                <text:p text:style-name="P306"><text:soft-page-break/><text:span text:style-name="Strong_20_Emphasis"><text:span text:style-name="T1">Integrasi Fungsi:</text:span></text:span><text:span text:style-name="T1"> Tidak ada 'area' tunggal untuk fungsi kompleks seperti moralitas atau kontrol diri. Fungsi-fungsi ini muncul dari </text:span><text:span text:style-name="Emphasis"><text:span text:style-name="T1">interaksi terkoordinasi</text:span></text:span><text:span text:style-name="T1"> berbagai jaringan otak. Menyentuh satu bagian jaringan akan memengaruhi keseluruhannya. </text:span></text:p>
              </text:list-item>
              <text:list-item>
                <text:p text:style-name="P115"><text:span text:style-name="Strong_20_Emphasis"><text:span text:style-name="T1">Interaksi Multi-Level:</text:span></text:span><text:span text:style-name="T1"> Dari gen, molekul, sinaps, neuron, sirkuit, jaringan, hingga perilaku – semua level ini saling memengaruhi secara kompleks, termasuk pengaruh dari lingkungan eksternal. Tekankan bahwa pengetahuan kita saat ini, meskipun maju, ibarat baru memiliki peta beberapa 'kota' utama di 'benua' otak yang luas dan belum terjelajahi. Ketidaktahuan mendasar tentang </text:span><text:span text:style-name="Emphasis"><text:span text:style-name="T1">bagaimana</text:span></text:span><text:span text:style-name="T1"> persisnya fungsi tingkat tinggi muncul dari aktivitas saraf adalah penghalang utama untuk intervensi yang aman dan efektif." </text:span></text:p>
              </text:list-item>
            </text:list>
            <text:p text:style-name="P407"/>
            <text:p text:style-name="Text_20_body"><text:span text:style-name="Strong_20_Emphasis"><text:span text:style-name="T1">(Jawaban untuk Isi Subbab 7.1):</text:span></text:span></text:p>
            <text:p text:style-name="Text_20_body"><text:span text:style-name="Strong_20_Emphasis"><text:span text:style-name="T1">7.1 Kompleksitas Otak: Masih Banyak Misteri</text:span></text:span></text:p>
            <text:p text:style-name="Text_20_body"><text:span text:style-name="T1">Rintangan ilmiah pertama dan mungkin yang paling fundamental buat neuro-rehabilitasi? Simpel: </text:span><text:span text:style-name="Strong_20_Emphasis"><text:span text:style-name="T1">Otak itu sendiri!</text:span></text:span><text:span text:style-name="T1"> Logikanya kan, kalau kita mau 'memperbaiki' sebuah mesin, kita harus paham betul dong seluk-beluk cara kerjanya? Nah, masalahnya, otak manusia adalah 'mesin' </text:span><text:span text:style-name="Strong_20_Emphasis"><text:span text:style-name="T1">paling kompleks</text:span></text:span><text:span text:style-name="T1"> yang pernah kita temui di seluruh alam semesta ini, dan jujur saja, pemahaman kita tentangnya itu ibarat baru </text:span><text:span text:style-name="Strong_20_Emphasis"><text:span text:style-name="T1">menggaruk permukaannya</text:span></text:span><text:span text:style-name="T1"> saja!</text:span></text:p>
            <text:p text:style-name="P184">Kenapa otak itu serumit itu? Coba deh bayangkan ini:</text:p>
            <text:list xml:id="list5375870715388851847" text:style-name="L127">
              <text:list-item>
                <text:p text:style-name="P116"><text:span text:style-name="Strong_20_Emphasis"><text:span text:style-name="T1">Jumlah Komponennya Gila-gilaan (Skala Astronomis):</text:span></text:span><text:span text:style-name="T1"> Ingat angka dari Bab 2? Otak kita punya sekitar </text:span><text:span text:style-name="Strong_20_Emphasis"><text:span text:style-name="T1">86 miliar neuron</text:span></text:span><text:span text:style-name="T1"> (sel saraf)! Itu kira-kira sama banyaknya dengan jumlah bintang di galaksi Bima Sakti kita! Dan nggak berhenti di situ, setiap neuron bisa punya </text:span><text:span text:style-name="Strong_20_Emphasis"><text:span text:style-name="T1">ribuan sambungan (sinaps)</text:span></text:span><text:span text:style-name="T1"> ke neuron lain. Kalau ditotal, ada </text:span><text:span text:style-name="Strong_20_Emphasis"><text:span text:style-name="T1">ratusan triliun</text:span></text:span><text:span text:style-name="T1"> koneksi di dalam satu kepala kita! Jumlah koneksi ini jauuuh lebih banyak daripada semua koneksi telepon dan internet di seluruh planet Bumi digabung jadi satu! Kebayang nggak rumitnya?</text:span></text:p>
              </text:list-item>
              <text:list-item>
                <text:p text:style-name="P116"><text:span text:style-name="Strong_20_Emphasis"><text:span text:style-name="T1">'Peta Kabel' Super Ruwet &amp; Unik (Connectome):</text:span></text:span><text:span text:style-name="T1"> Bukan cuma </text:span><text:soft-page-break/><text:span text:style-name="T1">jumlahnya yang bikin pusing, tapi pola sambungannya itu lho, benar-benar kayak </text:span><text:span text:style-name="Strong_20_Emphasis"><text:span text:style-name="T1">jaringan kabel paling ruwet sedunia</text:span></text:span><text:span text:style-name="T1">. Setiap neuron nyambung ke ribuan tetangganya, membentuk sebuah 'peta koneksi' super kompleks yang disebut </text:span><text:span text:style-name="Strong_20_Emphasis"><text:span text:style-name="T1">connectome</text:span></text:span><text:span text:style-name="T1">. Dan yang bikin makin rumit, connectome ini </text:span><text:span text:style-name="Strong_20_Emphasis"><text:span text:style-name="T1">unik</text:span></text:span><text:span text:style-name="T1"> buat setiap orang (kayak sidik jari!) dan </text:span><text:span text:style-name="Strong_20_Emphasis"><text:span text:style-name="T1">terus berubah</text:span></text:span><text:span text:style-name="T1"> sepanjang hidup kita berkat neuroplastisitas. Baru mulai mencoba memetakan connectome manusia secara lengkap saja sudah jadi proyek ilmiah raksasa yang butuh teknologi super canggih dan waktu bertahun-tahun!</text:span></text:p>
              </text:list-item>
              <text:list-item>
                <text:p text:style-name="P116"><text:span text:style-name="Strong_20_Emphasis"><text:span text:style-name="T1">Cara Kerjanya Dinamis &amp; Susah Ditebak (Non-Linear):</text:span></text:span><text:span text:style-name="T1"> Otak itu bukan mesin statis yang kerjanya lurus-lurus saja dan bisa diprediksi. Aktivitasnya sangat </text:span><text:span text:style-name="Strong_20_Emphasis"><text:span text:style-name="T1">dinamis</text:span></text:span><text:span text:style-name="T1">, kayak aliran air sungai yang terus berubah. Interaksi antar bagian otak seringkali bersifat </text:span><text:span text:style-name="Strong_20_Emphasis"><text:span text:style-name="T1">non-linear</text:span></text:span><text:span text:style-name="T1">. Artinya? Perubahan kecil banget di satu titik atau satu jenis kimia otak, bisa tiba-tiba memicu </text:span><text:span text:style-name="Strong_20_Emphasis"><text:span text:style-name="T1">efek berantai yang besar dan nggak terduga</text:span></text:span><text:span text:style-name="T1"> di bagian otak lain atau pada perilaku kita. Ditambah lagi fakta bahwa otak itu </text:span><text:span text:style-name="Strong_20_Emphasis"><text:span text:style-name="T1">plastis</text:span></text:span><text:span text:style-name="T1"> (selalu berubah, Bab 6), membuatnya jadi target yang bergerak dan makin sulit diprediksi efek intervensinya.</text:span></text:p>
              </text:list-item>
              <text:list-item>
                <text:p text:style-name="P116"><text:span text:style-name="Strong_20_Emphasis"><text:span text:style-name="T1">Fungsi Kompleks = Kerja Tim (Integrasi Fungsi):</text:span></text:span><text:span text:style-name="T1"> Nggak ada ceritanya ada satu 'area' khusus di otak yang sendirian ngurusin hal serumit 'moralitas', 'kesadaran diri', 'cinta', atau 'kontrol impuls'. Fungsi-fungsi tingkat tinggi kayak gitu muncul dari </text:span><text:span text:style-name="Strong_20_Emphasis"><text:span text:style-name="T1">kerja sama tim</text:span></text:span><text:span text:style-name="T1"> atau </text:span><text:span text:style-name="Strong_20_Emphasis"><text:span text:style-name="T1">interaksi terkoordinasi</text:span></text:span><text:span text:style-name="T1"> antara </text:span><text:span text:style-name="Strong_20_Emphasis"><text:span text:style-name="T1">berbagai jaringan otak</text:span></text:span><text:span text:style-name="T1"> yang tersebar di mana-mana. Jadi, kalau kita coba 'ganggu' atau 'ubah' satu bagian dari jaringan itu, kemungkinan besar seluruh 'kerja sama tim'-nya bisa ikut berantakan atau berubah dengan cara yang nggak kita inginkan.</text:span></text:p>
              </text:list-item>
              <text:list-item>
                <text:p text:style-name="P116"><text:span text:style-name="Strong_20_Emphasis"><text:span text:style-name="T1">Berlapis-lapis dari Gen sampai Lingkungan (Interaksi Multi-Level):</text:span></text:span><text:span text:style-name="T1"> Kerumitan otak itu berlapis-lapis kayak kue lapis legit! Mulai dari level paling dasar (instruksi dari </text:span><text:span text:style-name="Strong_20_Emphasis"><text:span text:style-name="T1">gen</text:span></text:span><text:span text:style-name="T1"> kita), naik ke level </text:span><text:span text:style-name="Strong_20_Emphasis"><text:span text:style-name="T1">molekul</text:span></text:span><text:span text:style-name="T1"> kimia (neurotransmitter, hormon), ke level </text:span><text:span text:style-name="Strong_20_Emphasis"><text:span text:style-name="T1">sinaps</text:span></text:span><text:span text:style-name="T1">, </text:span><text:span text:style-name="Strong_20_Emphasis"><text:span text:style-name="T1">neuron</text:span></text:span><text:span text:style-name="T1"> tunggal, </text:span><text:span text:style-name="Strong_20_Emphasis"><text:span text:style-name="T1">sirkuit</text:span></text:span><text:span text:style-name="T1"> kecil antar neuron, </text:span><text:span text:style-name="Strong_20_Emphasis"><text:span text:style-name="T1">jaringan</text:span></text:span><text:span text:style-name="T1"> besar antar area otak, sampai akhirnya menghasilkan </text:span><text:span text:style-name="Strong_20_Emphasis"><text:span text:style-name="T1">perilaku</text:span></text:span><text:span text:style-name="T1"> yang bisa kita amati. Semua level ini saling 'ngobrol' dan </text:span><text:span text:style-name="Strong_20_Emphasis"><text:span text:style-name="T1">memengaruhi satu sama lain</text:span></text:span><text:span text:style-name="T1"> secara bolak-</text:span><text:soft-page-break/><text:span text:style-name="T1">balik. Belum lagi ditambah pengaruh dari </text:span><text:span text:style-name="Strong_20_Emphasis"><text:span text:style-name="T1">lingkungan luar</text:span></text:span><text:span text:style-name="T1"> (apa yang kita makan, seberapa sering kita stres, pengalaman hidup kita, dll). Mencoba memahami semua interaksi ini? Super duper rumit!</text:span></text:p>
              </text:list-item>
            </text:list>
            <text:p text:style-name="Text_20_body"><text:span text:style-name="Strong_20_Emphasis"><text:span text:style-name="T1">Intinya? Kita Masih Banyak Belum Tahu!</text:span></text:span></text:p>
            <text:p text:style-name="Text_20_body"><text:span text:style-name="T1">Meskipun ilmu neuroscience sudah maju pesat banget, pengetahuan kita tentang otak itu ibaratnya baru punya </text:span><text:span text:style-name="Strong_20_Emphasis"><text:span text:style-name="T1">peta kasar beberapa 'ibu kota' atau 'jalan utama' di sebuah 'benua' raksasa</text:span></text:span><text:span text:style-name="T1"> yang sebagian besar wilayahnya masih hutan belantara misterius. Kita masih belum paham betul </text:span><text:span text:style-name="Emphasis"><text:span text:style-name="T1">bagaimana persisnya</text:span></text:span><text:span text:style-name="T1"> miliaran neuron yang berkomunikasi dengan listrik dan kimia itu bisa menghasilkan kesadaran, pikiran abstrak, emosi kompleks, atau keputusan moral.</text:span></text:p>
            <text:p text:style-name="Text_20_body"><text:span text:style-name="Strong_20_Emphasis"><text:span text:style-name="T1">Ketidaktahuan mendasar</text:span></text:span><text:span text:style-name="T1"> tentang cara kerja detail mesin super kompleks inilah yang jadi </text:span><text:span text:style-name="Strong_20_Emphasis"><text:span text:style-name="T1">penghalang ilmiah terbesar</text:span></text:span><text:span text:style-name="T1"> untuk bisa melakukan intervensi (seperti neuro-rehabilitasi) dengan </text:span><text:span text:style-name="Strong_20_Emphasis"><text:span text:style-name="T1">aman, presisi, dan efektif</text:span></text:span><text:span text:style-name="T1">. Bagaimana kita bisa 'memperbaiki' sesuatu kalau kita belum sepenuhnya paham cara kerjanya dan apa akibatnya kalau kita 'utak-atik'? Ini rintangan pertama yang harus kita akui.</text:span></text:p>
            <text:p text:style-name="P407"/>
            <text:p text:style-name="Text_20_body"><text:span text:style-name="Strong_20_Emphasis"><text:span text:style-name="T1">[Tips Penulisan Tambahan - Opsional]:</text:span></text:span></text:p>
            <text:list xml:id="list6772923389073408445" text:style-name="L128">
              <text:list-item>
                <text:p text:style-name="P307"><text:span text:style-name="Strong_20_Emphasis"><text:span text:style-name="T1">Gunakan Fakta Mencengangkan &amp; Analogi Skala Besar:</text:span></text:span><text:span text:style-name="T1"> Angka jumlah neuron/sinaps dan perbandingannya dengan bintang/internet sangat efektif untuk menekankan skala kompleksitas otak kepada remaja. </text:span></text:p>
              </text:list-item>
              <text:list-item>
                <text:p text:style-name="P307"><text:span text:style-name="Strong_20_Emphasis"><text:span text:style-name="T1">Perkenalkan Istilah Baru (jika perlu) dengan Penjelasan Sederhana:</text:span></text:span><text:span text:style-name="T1"> Istilah seperti 'connectome' atau 'non-linear' bisa diperkenalkan, tapi harus segera diikuti penjelasan sederhana atau analogi. </text:span></text:p>
              </text:list-item>
              <text:list-item>
                <text:p text:style-name="P117"><text:span text:style-name="Strong_20_Emphasis"><text:span text:style-name="T1">Tekankan Ketidaktahuan:</text:span></text:span><text:span text:style-name="T1"> Jangan ragu untuk secara eksplisit menyatakan bahwa "kita masih belum tahu banyak" atau "ini masih misteri". Ini penting untuk menanamkan sikap rendah hati ilmiah dan mengelola ekspektasi tentang kemampuan intervensi. </text:span></text:p>
              </text:list-item>
            </text:list>
            <text:p text:style-name="Text_20_body"><text:span text:style-name="Strong_20_Emphasis"><text:span text:style-name="T1">[Prompt Ilustrasi - Opsional]:</text:span></text:span></text:p>
            <text:p text:style-name="P184">"Buat ilustrasi untuk Subbab 7.1 yang menggambarkan kompleksitas otak. <text:soft-page-break/>Bisa berupa gambar otak yang terlihat seperti galaksi spiral yang penuh bintang (neuron) dan nebula (jaringan), atau seperti ekosistem hutan hujan yang sangat lebat dan berlapis-lapis dengan akar, pohon, hewan tersembunyi (mewakili level interaksi). Tambahkan beberapa area yang diberi label 'Area Misteri' atau 'Belum Terpetakan'. Gunakan gaya visual yang menunjukkan skala besar dan kerumitan."</text:p>
            <text:p text:style-name="P407"/>
            <text:p text:style-name="P184">Silakan berikan perintah "YAX" untuk melanjutkan ke prompt Subbab 7.2.</text:p>
          </text:section>
          <text:section text:style-name="Sect1" text:name="feedback-form-49">
            <text:p text:style-name="P366"/>
          </text:section>
        </text:section>
        <text:section text:style-name="Sect1" text:name="3d3e6cc04a4e3010">
          <text:p text:style-name="P184"/>
          <text:section text:style-name="Sect1" text:name="user-query-content-50">
            <text:p text:style-name="P404">yax </text:p>
          </text:section>
          <text:p text:style-name="P366">Tampilkan alur berpikir</text:p>
          <text:section text:style-name="Sect2" text:name="model-response-message-contentr_3d3e6cc04a4e3010">
            <text:p text:style-name="P184">Oke, mari kita bahas rintangan berikutnya: sulitnya mencari target yang tepat di otak.</text:p>
            <text:p text:style-name="Text_20_body"><text:span text:style-name="Strong_20_Emphasis"><text:span text:style-name="T1">(Prompt untuk Isi Subbab 7.2):</text:span></text:span><text:span text:style-name="T1"> "Tulis isi Subbab 7.2: 'Menemukan "Tombol" Kriminal: Apakah Semudah Itu?' dengan pembahasan mendalam yang membongkar mitos tentang adanya 'pusat kejahatan' di otak dan menjelaskan mengapa menargetkan perilaku kriminal pada level saraf sangat rumit, untuk remaja. Mulai dengan pertanyaan retoris: 'Kalau saja ada 'saklar' di otak yang bisa kita matikan untuk menghentikan kejahatan, pasti sudah dilakukan, kan? Kenyataannya jauh lebih rumit.' Paparkan alasannya:</text:span></text:p>
            <text:list xml:id="list5089985792675981885" text:style-name="L129">
              <text:list-item>
                <text:p text:style-name="P308"><text:span text:style-name="Strong_20_Emphasis"><text:span text:style-name="T1">Otak Tidak Modular Sederhana:</text:span></text:span><text:span text:style-name="T1"> Tidak ada 'modul' atau 'area' tunggal yang bertanggung jawab khusus untuk perilaku sekompleks 'kriminalitas'. Fungsi seperti kontrol impuls, empati, atau agresi muncul dari </text:span><text:span text:style-name="Strong_20_Emphasis"><text:span text:style-name="T1">interaksi dinamis berbagai jaringan otak</text:span></text:span><text:span text:style-name="T1"> yang tersebar luas. </text:span></text:p>
              </text:list-item>
              <text:list-item>
                <text:p text:style-name="P308"><text:span text:style-name="Strong_20_Emphasis"><text:span text:style-name="T1">'Kriminalitas' Terlalu Heterogen:</text:span></text:span><text:span text:style-name="T1"> Istilah ini payung besar untuk tindakan yang sangat beragam (pencurian karena kemiskinan, kekerasan impulsif karena marah, penipuan finansial terencana, dll.). Mekanisme otak yang mendasarinya kemungkinan besar </text:span><text:span text:style-name="Strong_20_Emphasis"><text:span text:style-name="T1">sangat berbeda</text:span></text:span><text:span text:style-name="T1"> untuk setiap tipe perilaku. Tidak ada satu 'profil otak kriminal'. </text:span></text:p>
              </text:list-item>
              <text:list-item>
                <text:p text:style-name="P308"><text:soft-page-break/><text:span text:style-name="Strong_20_Emphasis"><text:span text:style-name="T1">Variabilitas Individual Sangat Tinggi:</text:span></text:span><text:span text:style-name="T1"> Otak dan pengalaman hidup setiap orang unik. Pola otak yang mungkin berkorelasi dengan risiko kriminalitas pada satu orang, belum tentu sama pada orang lain. Menyamaratakan sangat berbahaya. </text:span></text:p>
              </text:list-item>
              <text:list-item>
                <text:p text:style-name="P308"><text:span text:style-name="Strong_20_Emphasis"><text:span text:style-name="T1">Jebakan Korelasi vs Kausalitas:</text:span></text:span><text:span text:style-name="T1"> Banyak studi menemukan </text:span><text:span text:style-name="Emphasis"><text:span text:style-name="T1">hubungan</text:span></text:span><text:span text:style-name="T1"> (korelasi) antara fitur otak tertentu (misal: ukuran amigdala, aktivitas PFC) dengan perilaku antisosial. Tapi ini </text:span><text:span text:style-name="Strong_20_Emphasis"><text:span text:style-name="T1">tidak membuktikan sebab-akibat</text:span></text:span><text:span text:style-name="T1">. Bisa jadi faktor ketiga (misal: trauma masa kecil) memengaruhi keduanya, atau perilaku itu sendiri yang mengubah otak (plastisitas). Menentukan mana penyebab mana akibat sangat sulit. </text:span></text:p>
              </text:list-item>
              <text:list-item>
                <text:p text:style-name="P308"><text:span text:style-name="Strong_20_Emphasis"><text:span text:style-name="T1">Tumpang Tindih Fungsi (Pleiotropy):</text:span></text:span><text:span text:style-name="T1"> Sirkuit otak yang terlibat dalam perilaku bermasalah (misal: pengambilan risiko tinggi) seringkali juga penting untuk fungsi adaptif (misal: keberanian, kreativitas). 'Memperbaiki' satu aspek bisa secara tidak sengaja merusak aspek positif lain. </text:span></text:p>
              </text:list-item>
              <text:list-item>
                <text:p text:style-name="P118"><text:span text:style-name="Strong_20_Emphasis"><text:span text:style-name="T1">Menentukan Target 'Normal':</text:span></text:span><text:span text:style-name="T1"> Bahkan jika kita bisa mengidentifikasi pola 'abnormal', apa patokan 'normal' yang ingin kita capai? Apakah ada satu 'otak ideal'? Siapa yang berhak menentukan? Simpulkan bahwa gagasan menemukan 'tombol' spesifik untuk kriminalitas adalah penyederhanaan berlebihan atas kompleksitas otak dan perilaku manusia. Ini membuat tugas identifikasi target intervensi yang valid secara ilmiah menjadi luar biasa sulit." </text:span></text:p>
              </text:list-item>
            </text:list>
            <text:p text:style-name="P407"/>
            <text:p text:style-name="Text_20_body"><text:span text:style-name="Strong_20_Emphasis"><text:span text:style-name="T1">(Jawaban untuk Isi Subbab 7.2):</text:span></text:span></text:p>
            <text:p text:style-name="Text_20_body"><text:span text:style-name="Strong_20_Emphasis"><text:span text:style-name="T1">7.2 Menemukan "Tombol" Kriminal: Apakah Semudah Itu?</text:span></text:span></text:p>
            <text:p text:style-name="P184">Setelah tahu betapa rumitnya otak (7.1), rintangan berikutnya jadi makin jelas. Mungkin ada yang berpikir: "Oke, otaknya rumit, tapi kan kita bisa pakai teknologi canggih buat nemuin 'area jahat'-nya terus kita 'matiin' atau 'perbaiki' aja?" Kedengarannya logis ya? Kalau memang ada 'tombol' atau 'saklar' khusus di otak yang bikin orang jadi jahat, pasti udah dari dulu dong ilmuwan menemukannya dan mencoba mematikannya?</text:p>
            <text:p text:style-name="P184">Kenyataannya? Jauuuh lebih rumit dari itu! Mencari 'tombol kriminal' di otak itu ibarat mencari hantu – banyak yang ngomongin, tapi nggak ada yang <text:soft-page-break/>pernah benar-benar menemukannya. Ini alasannya:</text:p>
            <text:list xml:id="list2356319991141278021" text:style-name="L130">
              <text:list-item>
                <text:p text:style-name="P119"><text:span text:style-name="Strong_20_Emphasis"><text:span text:style-name="T1">Otak Bukan Rakitan Lego (Tidak Modular Sederhana):</text:span></text:span><text:span text:style-name="T1"> Otak kita itu nggak kayak mesin yang bagian-bagiannya punya satu fungsi spesifik dan terpisah-pisah. Nggak ada ceritanya 'area A khusus buat bohong', 'area B khusus buat mencuri'. Fungsi kompleks seperti mengambil keputusan moral, mengontrol diri, atau merasakan empati itu hasil dari </text:span><text:span text:style-name="Strong_20_Emphasis"><text:span text:style-name="T1">kerja sama tim</text:span></text:span><text:span text:style-name="T1"> atau </text:span><text:span text:style-name="Strong_20_Emphasis"><text:span text:style-name="T1">interaksi dinamis</text:span></text:span><text:span text:style-name="T1"> antara </text:span><text:span text:style-name="Strong_20_Emphasis"><text:span text:style-name="T1">banyak jaringan otak</text:span></text:span><text:span text:style-name="T1"> yang tersebar luas. Nggak ada satu 'pusat kejahatan' tunggal.</text:span></text:p>
              </text:list-item>
              <text:list-item>
                <text:p text:style-name="P119"><text:span text:style-name="Strong_20_Emphasis"><text:span text:style-name="T1">'Kejahatan' Itu Warnanya Banyak Banget (Heterogen):</text:span></text:span><text:span text:style-name="T1"> Istilah 'kriminalitas' itu kayak payung super besar yang menaungi tindakan yang beda-beda banget motif dan caranya. Ada orang mencuri karena benar-benar lapar dan putus asa. Ada remaja tawuran karena solidaritas geng atau gampang kepancing emosi. Ada penipu ulung yang merencanakan aksinya berbulan-bulan. Ada pelaku kekerasan dalam rumah tangga karena masalah kontrol amarah atau trauma masa lalu. Masa iya sih, 'masalah' di otak mereka semua sama persis? Jelas nggak mungkin! Kemungkinan besar, mekanisme otak yang mendasari tiap jenis perilaku ini </text:span><text:span text:style-name="Strong_20_Emphasis"><text:span text:style-name="T1">sangat berbeda</text:span></text:span><text:span text:style-name="T1">. Jadi, </text:span><text:span text:style-name="Strong_20_Emphasis"><text:span text:style-name="T1">nggak ada</text:span></text:span><text:span text:style-name="T1"> yang namanya </text:span><text:span text:style-name="Strong_20_Emphasis"><text:span text:style-name="T1">'satu profil otak kriminal'</text:span></text:span><text:span text:style-name="T1"> yang universal.</text:span></text:p>
              </text:list-item>
              <text:list-item>
                <text:p text:style-name="P119"><text:span text:style-name="Strong_20_Emphasis"><text:span text:style-name="T1">Setiap Kepala Punya Cerita Berbeda (Variabilitas Individual):</text:span></text:span><text:span text:style-name="T1"> Otakmu, otakku, otak temanmu – semuanya unik! Struktur dan cara kerja otak kita dibentuk oleh kombinasi unik genetik dan triliunan pengalaman hidup yang berbeda. Jadi, kalaupun ada pola otak yang </text:span><text:span text:style-name="Emphasis"><text:span text:style-name="T1">mungkin</text:span></text:span><text:span text:style-name="T1"> berkorelasi dengan risiko perilaku antisosial pada sekelompok orang, </text:span><text:span text:style-name="Strong_20_Emphasis"><text:span text:style-name="T1">belum tentu</text:span></text:span><text:span text:style-name="T1"> pola yang sama ditemukan pada individu lain dengan riwayat serupa. Menyamaratakan temuan dari satu kelompok ke semua orang itu sangat berisiko dan seringkali salah.</text:span></text:p>
              </text:list-item>
              <text:list-item>
                <text:p text:style-name="P119"><text:span text:style-name="Strong_20_Emphasis"><text:span text:style-name="T1">Hubungan Belum Tentu Sebab-Akibat (Korelasi ≠ Kausalitas):</text:span></text:span><text:span text:style-name="T1"> Ini jebakan logika yang sering terjadi! Penelitian mungkin menemukan </text:span><text:span text:style-name="Emphasis"><text:span text:style-name="T1">hubungan statistik</text:span></text:span><text:span text:style-name="T1"> (korelasi) antara, katakanlah, ukuran Amigdala yang lebih kecil dengan tingkat psikopati yang lebih tinggi pada suatu sampel. Keren sih, tapi apakah itu berarti Amigdala kecil </text:span><text:soft-page-break/><text:span text:style-name="Emphasis"><text:span text:style-name="T1">menyebabkan</text:span></text:span><text:span text:style-name="T1"> psikopati? Belum tentu! Bisa jadi: (a) Ada faktor ketiga (misal: genetik tertentu atau pengalaman masa kecil yang buruk) yang memengaruhi </text:span><text:span text:style-name="Emphasis"><text:span text:style-name="T1">keduanya</text:span></text:span><text:span text:style-name="T1"> (ukuran Amigdala dan kecenderungan psikopati). (b) Atau jangan-jangan, perilaku psikopatik itu sendiri yang seiring waktu </text:span><text:span text:style-name="Emphasis"><text:span text:style-name="T1">mengubah</text:span></text:span><text:span text:style-name="T1"> struktur Amigdala (ingat neuroplastisitas?). Menentukan mana penyebab mana akibat dalam sistem serumit otak itu </text:span><text:span text:style-name="Strong_20_Emphasis"><text:span text:style-name="T1">super sulit</text:span></text:span><text:span text:style-name="T1">.</text:span></text:p>
              </text:list-item>
              <text:list-item>
                <text:p text:style-name="P119"><text:span text:style-name="Strong_20_Emphasis"><text:span text:style-name="T1">Satu Sirkuit, Banyak Tugas (Tumpang Tindih Fungsi):</text:span></text:span><text:span text:style-name="T1"> Sirkuit otak yang terlibat dalam perilaku yang kita anggap 'bermasalah' seringkali juga punya peran penting dalam fungsi lain yang justru positif atau adaptif. Contoh: sirkuit yang terkait dengan pengambilan risiko tinggi mungkin juga penting buat keberanian mencoba hal baru atau kreativitas. Sirkuit yang bikin kita fokus pada tujuan (yang bisa disalahgunakan untuk menipu) juga penting buat meraih prestasi. Kalau kita coba 'memperbaiki' satu aspek negatif, ada risiko kita malah </text:span><text:span text:style-name="Strong_20_Emphasis"><text:span text:style-name="T1">merusak fungsi positif lainnya</text:span></text:span><text:span text:style-name="T1"> secara tidak sengaja.</text:span></text:p>
              </text:list-item>
              <text:list-item>
                <text:p text:style-name="P119"><text:span text:style-name="Strong_20_Emphasis"><text:span text:style-name="T1">Emang 'Normal'-nya Kayak Gimana?</text:span></text:span><text:span text:style-name="T1"> Ini pertanyaan filosofis tapi juga praktis. Kalaupun kita bisa mengidentifikasi pola otak yang dianggap 'abnormal' atau 'berisiko', </text:span><text:span text:style-name="Strong_20_Emphasis"><text:span text:style-name="T1">apa sih patokan 'normal'</text:span></text:span><text:span text:style-name="T1"> yang ingin kita capai dengan intervensi? Apakah ada satu 'desain otak ideal' yang sempurna? Siapa yang berhak menentukan standar 'normal' untuk cara kerja otak manusia, yang secara alami sangat beragam?</text:span></text:p>
              </text:list-item>
            </text:list>
            <text:p text:style-name="Text_20_body"><text:span text:style-name="Strong_20_Emphasis"><text:span text:style-name="T1">Kesimpulannya?</text:span></text:span><text:span text:style-name="T1"> Mencari 'tombol' atau 'target' spesifik dan universal untuk 'kriminalitas' di otak adalah </text:span><text:span text:style-name="Strong_20_Emphasis"><text:span text:style-name="T1">penyederhanaan yang berlebihan</text:span></text:span><text:span text:style-name="T1"> (oversimplification) dari realitas biologi dan perilaku manusia yang luar biasa kompleks. Kerumitan otak, keragaman jenis kejahatan, keunikan setiap individu, masalah korelasi vs kausalitas, tumpang tindih fungsi, dan sulitnya mendefinisikan 'normal' membuat tugas </text:span><text:span text:style-name="Strong_20_Emphasis"><text:span text:style-name="T1">mengidentifikasi target intervensi neuro-rehabilitasi yang valid secara ilmiah, aman, dan etis</text:span></text:span><text:span text:style-name="T1"> menjadi </text:span><text:span text:style-name="Strong_20_Emphasis"><text:span text:style-name="T1">luar biasa sulit</text:span></text:span><text:span text:style-name="T1">, bahkan mungkin mustahil untuk beberapa jenis target. Ini adalah rintangan besar kedua yang harus dihadapi.</text:span></text:p>
            <text:p text:style-name="P407"/>
            <text:p text:style-name="Text_20_body"><text:span text:style-name="Strong_20_Emphasis"><text:span text:style-name="T1">[Tips Penulisan Tambahan - Opsional]:</text:span></text:span></text:p>
            <text:list xml:id="list6801154950807908148" text:style-name="L131">
              <text:list-item>
                <text:p text:style-name="P309"><text:soft-page-break/><text:span text:style-name="Strong_20_Emphasis"><text:span text:style-name="T1">Gunakan Pertanyaan Retoris:</text:span></text:span><text:span text:style-name="T1"> Memulai dengan pertanyaan retoris ("Kalau saja ada 'saklar'...") efektif untuk langsung menantang asumsi pembaca. </text:span></text:p>
              </text:list-item>
              <text:list-item>
                <text:p text:style-name="P309"><text:span text:style-name="Strong_20_Emphasis"><text:span text:style-name="T1">Debunking Mitos:</text:span></text:span><text:span text:style-name="T1"> Secara eksplisit nyatakan bahwa 'pusat kejahatan' itu mitos dan jelaskan alasannya secara logis. </text:span></text:p>
              </text:list-item>
              <text:list-item>
                <text:p text:style-name="P309"><text:span text:style-name="Strong_20_Emphasis"><text:span text:style-name="T1">Tekankan Heterogenitas &amp; Individualitas:</text:span></text:span><text:span text:style-name="T1"> Ini poin krusial. Terus ingatkan bahwa 'kejahatan' dan 'otak' itu sangat beragam, tidak bisa disamaratakan. </text:span></text:p>
              </text:list-item>
              <text:list-item>
                <text:p text:style-name="P120"><text:span text:style-name="Strong_20_Emphasis"><text:span text:style-name="T1">Jelaskan Korelasi vs Kausalitas:</text:span></text:span><text:span text:style-name="T1"> Ini konsep penting dalam sains. Jelaskan dengan contoh sederhana agar remaja paham perbedaannya dan tidak mudah menarik kesimpulan sebab-akibat dari sebuah hubungan statistik. </text:span></text:p>
              </text:list-item>
            </text:list>
            <text:p text:style-name="Text_20_body"><text:span text:style-name="Strong_20_Emphasis"><text:span text:style-name="T1">[Prompt Ilustrasi - Opsional]:</text:span></text:span></text:p>
            <text:p text:style-name="P184">"Buat ilustrasi untuk Subbab 7.2 yang secara visual membantah ide 'tombol kriminal'. Bisa berupa gambar otak dengan banyak area/jaringan yang saling terhubung rumit, dan ada tanda silang besar (X) di atas sebuah 'tombol merah' bertuliskan 'Kejahatan' yang coba ditempelkan ke otak itu. Atau, gambar beberapa siluet orang dengan latar belakang berbeda (miskin, kaya, marah, tenang) yang semuanya melakukan tindakan 'kriminal' berbeda, tapi dengan tanda tanya besar di atas kepala masing-masing, menunjukkan tidak ada satu penyebab/profil otak yang sama. Beri judul 'Tidak Ada Tombol Ajaib!'."</text:p>
            <text:p text:style-name="P407"/>
            <text:p text:style-name="P184">Silakan berikan perintah "YAX" untuk melanjutkan ke prompt Subbab 7.3.</text:p>
          </text:section>
          <text:section text:style-name="Sect1" text:name="feedback-form-50">
            <text:p text:style-name="P366"/>
          </text:section>
        </text:section>
        <text:section text:style-name="Sect1" text:name="62542e377359f509">
          <text:p text:style-name="P184"/>
          <text:section text:style-name="Sect1" text:name="user-query-content-51">
            <text:p text:style-name="P404">yax </text:p>
          </text:section>
          <text:p text:style-name="P366">Tampilkan alur berpikir</text:p>
          <text:section text:style-name="Sect2" text:name="model-response-message-contentr_62542e377359f509">
            <text:p text:style-name="P184">Oke, mari kita bahas salah satu 'batu sandungan' yang paling bikin ngeri: efek samping.</text:p>
            <text:p text:style-name="Text_20_body"><text:span text:style-name="Strong_20_Emphasis"><text:span text:style-name="T1">(Prompt untuk Isi Subbab 7.3):</text:span></text:span><text:span text:style-name="T1"> "Tulis isi Subbab 7.3: 'Efek Samping yang Tidak Diinginkan: Risiko Mengutak-atik Otak' dengan pembahasan mendalam yang mengupas tuntas potensi konsekuensi negatif dari </text:span><text:soft-page-break/><text:span text:style-name="T1">intervensi otak, disajikan secara serius namun jelas untuk remaja. Mulai dengan prinsip dasar: 'Setiap tindakan punya reaksi, terutama saat bermain dengan sistem sekompleks otak. Mengubah satu hal bisa berdampak pada banyak hal lain.' Jelaskan mengapa risiko efek samping ('off-target effects') begitu tinggi dalam neurointervensi:</text:span></text:p>
            <text:list xml:id="list78021092810972063" text:style-name="L132">
              <text:list-item>
                <text:p text:style-name="P310"><text:span text:style-name="Strong_20_Emphasis"><text:span text:style-name="T1">Interkonektivitas Otak:</text:span></text:span><text:span text:style-name="T1"> Karena semua area dan sirkuit saling terhubung, menstimulasi atau menghambat satu bagian dapat mengirimkan 'gelombang' efek ke bagian lain yang tidak ditargetkan. </text:span></text:p>
              </text:list-item>
              <text:list-item>
                <text:p text:style-name="P121"><text:span text:style-name="Strong_20_Emphasis"><text:span text:style-name="T1">Pleiotropi Fungsional:</text:span></text:span><text:span text:style-name="T1"> Area atau sirkuit otak yang sama seringkali terlibat dalam </text:span><text:span text:style-name="Emphasis"><text:span text:style-name="T1">banyak</text:span></text:span><text:span text:style-name="T1"> fungsi berbeda (kognitif, emosional, motorik). Memperbaiki masalah di satu fungsi (misal: mengurangi agresi) bisa secara tidak sengaja mengganggu fungsi lain (misal: mengurangi motivasi atau kemampuan mengambil keputusan cepat). Sajikan </text:span><text:span text:style-name="Strong_20_Emphasis"><text:span text:style-name="T1">spektrum efek samping potensial</text:span></text:span><text:span text:style-name="T1"> yang perlu diwaspadai: </text:span></text:p>
              </text:list-item>
            </text:list>
            <text:list xml:id="list1035396828006684853" text:style-name="L133">
              <text:list-item>
                <text:p text:style-name="P311"><text:span text:style-name="Strong_20_Emphasis"><text:span text:style-name="T1">Gangguan Kognitif:</text:span></text:span><text:span text:style-name="T1"> Masalah dengan memori (jangka pendek/panjang), perhatian/konsentrasi, kecepatan berpikir, kemampuan belajar, pemecahan masalah, kreativitas. </text:span></text:p>
              </text:list-item>
              <text:list-item>
                <text:p text:style-name="P311"><text:span text:style-name="Strong_20_Emphasis"><text:span text:style-name="T1">Perubahan Emosional &amp; Afektif:</text:span></text:span><text:span text:style-name="T1"> Perasaan menjadi 'datar' (apati, kehilangan gairah), emosi menjadi labil (mudah marah/sedih tanpa sebab jelas), munculnya kecemasan atau depresi baru, hilangnya rasa takut atau jijik yang protektif. </text:span></text:p>
              </text:list-item>
              <text:list-item>
                <text:p text:style-name="P311"><text:span text:style-name="Strong_20_Emphasis"><text:span text:style-name="T1">Perubahan Kepribadian &amp; Jati Diri:</text:span></text:span><text:span text:style-name="T1"> Perasaan menjadi 'bukan diri sendiri lagi', perubahan drastis dalam minat, nilai, preferensi sosial, atau bahkan rasa humor. Pertanyaan 'siapa aku?' menjadi relevan. </text:span></text:p>
              </text:list-item>
              <text:list-item>
                <text:p text:style-name="P311"><text:span text:style-name="Strong_20_Emphasis"><text:span text:style-name="T1">Efek Fisik &amp; Neurologis:</text:span></text:span><text:span text:style-name="T1"> Sakit kepala kronis, pusing, kelelahan, gangguan tidur, masalah koordinasi motorik, dan pada kasus stimulasi, risiko kejang (meskipun kecil jika protokol diikuti). Tekankan beberapa poin krusial: </text:span></text:p>
              </text:list-item>
              <text:list-item>
                <text:p text:style-name="P311"><text:span text:style-name="Strong_20_Emphasis"><text:span text:style-name="T1">Ketidakpastian Prediksi:</text:span></text:span><text:span text:style-name="T1"> Sangat sulit memprediksi siapa yang akan mengalami efek samping apa, kapan, dan seberapa parah. Respons sangat individual. </text:span></text:p>
              </text:list-item>
              <text:list-item>
                <text:p text:style-name="P311"><text:span text:style-name="Strong_20_Emphasis"><text:span text:style-name="T1">Potensi Ireversibilitas:</text:span></text:span><text:span text:style-name="T1"> Beberapa perubahan mungkin permanen atau sangat sulit dikembalikan. </text:span></text:p>
              </text:list-item>
              <text:list-item>
                <text:p text:style-name="P122"><text:span text:style-name="Strong_20_Emphasis"><text:span text:style-name="T1">Efek Jangka Panjang yang Tidak Diketahui:</text:span></text:span><text:span text:style-name="T1"> Kita belum tahu dampak intervensi ini jika dilakukan bertahun-tahun. Simpulkan </text:span><text:soft-page-break/><text:span text:style-name="T1">bahwa risiko efek samping yang serius dan berpotensi mengubah hidup ini merupakan </text:span><text:span text:style-name="Strong_20_Emphasis"><text:span text:style-name="T1">hambatan fundamental</text:span></text:span><text:span text:style-name="T1"> yang membuat ilmuwan sangat berhati-hati. Ini adalah pertukaran (trade-off) risiko-manfaat yang sangat sulit, terutama jika targetnya bukan penyakit yang mengancam jiwa tapi perilaku kompleks. Pertanyaan 'apakah hasilnya sepadan dengan risikonya?' menjadi sangat sentral." </text:span></text:p>
              </text:list-item>
            </text:list>
            <text:p text:style-name="P407"/>
            <text:p text:style-name="Text_20_body"><text:span text:style-name="Strong_20_Emphasis"><text:span text:style-name="T1">(Jawaban untuk Isi Subbab 7.3):</text:span></text:span></text:p>
            <text:p text:style-name="Text_20_body"><text:span text:style-name="Strong_20_Emphasis"><text:span text:style-name="T1">7.3 Efek Samping yang Tidak Diinginkan: Risiko Mengutak-atik Otak</text:span></text:span></text:p>
            <text:p text:style-name="Text_20_body"><text:span text:style-name="T1">Kamu pasti pernah dengar pepatah, "Setiap aksi ada reaksi," kan? Nah, hukum ini berlaku banget, bahkan mungkin berkali-kali lipat lebih kuat, kalau 'aksi'-nya itu adalah mencoba </text:span><text:span text:style-name="Strong_20_Emphasis"><text:span text:style-name="T1">'mengutak-atik' atau mengintervensi sistem super kompleks seperti otak manusia</text:span></text:span><text:span text:style-name="T1">. Mengubah satu hal kecil di otak, meskipun niatnya baik, punya potensi besar untuk menimbulkan </text:span><text:span text:style-name="Strong_20_Emphasis"><text:span text:style-name="T1">efek berantai</text:span></text:span><text:span text:style-name="T1"> yang nggak kita inginkan di tempat lain. Inilah yang disebut </text:span><text:span text:style-name="Strong_20_Emphasis"><text:span text:style-name="T1">efek samping</text:span></text:span><text:span text:style-name="T1">, atau dalam bahasa ilmiahnya </text:span><text:span text:style-name="Emphasis"><text:span text:style-name="T1">off-target effects</text:span></text:span><text:span text:style-name="T1">.</text:span></text:p>
            <text:p text:style-name="Text_20_body"><text:span text:style-name="T1">Kenapa sih risiko efek samping ini </text:span><text:span text:style-name="Strong_20_Emphasis"><text:span text:style-name="T1">begitu tinggi</text:span></text:span><text:span text:style-name="T1"> kalau kita bicara soal intervensi otak (baik lewat stimulasi, obat, atau metode lainnya)? Ada dua alasan utama:</text:span></text:p>
            <text:list xml:id="list3269698141376494245" text:style-name="L134">
              <text:list-item>
                <text:p text:style-name="P123"><text:span text:style-name="Strong_20_Emphasis"><text:span text:style-name="T1">Otak Itu Jaringan Super Terhubung (Interkonektivitas):</text:span></text:span><text:span text:style-name="T1"> Ingat kan, otak kita itu bukan kumpulan bagian terpisah, tapi jaringan raksasa di mana semuanya saling nyambung dan 'ngobrol'? Nah, ini artinya kalau kita menstimulasi atau mengubah aktivitas kimia di satu titik (Target A), efeknya nggak akan berhenti di situ aja. Getarannya bisa menjalar lewat 'kabel-kabel' saraf ke area lain (Area B, C, D...) yang sebenarnya nggak kita targetkan. Akibatnya? Fungsi normal di area lain itu bisa ikut terganggu. Ibaratnya kayak ngelempar batu ke jaring laba-laba, getarannya bisa terasa sampai ke ujung jaring.</text:span></text:p>
              </text:list-item>
              <text:list-item>
                <text:p text:style-name="P123"><text:span text:style-name="Strong_20_Emphasis"><text:span text:style-name="T1">Satu Bagian Otak, Banyak Tugas (Pleiotropi Fungsional):</text:span></text:span><text:span text:style-name="T1"> Ternyata, area atau sirkuit otak yang sama itu seringkali </text:span><text:span text:style-name="Strong_20_Emphasis"><text:span text:style-name="T1">multifungsi alias punya banyak tugas berbeda</text:span></text:span><text:span text:style-name="T1">. Misalnya nih, sirkuit otak yang terlibat dalam memproses rasa takut (yang mungkin ingin kita 'tenangkan' pada penderita kecemasan atau agresi reaktif) mungkin </text:span><text:soft-page-break/><text:span text:style-name="T1">juga penting buat kemampuan kita belajar dari bahaya atau merasakan sensasi menyenangkan tertentu. Atau, area otak yang bantu kita fokus banget pada satu tujuan (yang bisa disalahgunakan buat menipu) mungkin juga penting buat meraih prestasi atau jadi kreatif. Jadi, kalau kita coba 'memperbaiki' satu fungsi yang dianggap bermasalah, ada risiko besar kita </text:span><text:span text:style-name="Strong_20_Emphasis"><text:span text:style-name="T1">secara tidak sengaja malah 'merusak' fungsi lain yang justru positif</text:span></text:span><text:span text:style-name="T1"> dan penting buat kehidupan normal. Kayak mencoba memperbaiki rem mobil, eh malah bikin setirnya jadi susah belok.</text:span></text:p>
              </text:list-item>
            </text:list>
            <text:p text:style-name="Text_20_body"><text:span text:style-name="Strong_20_Emphasis"><text:span text:style-name="T1">Spektrum 'Bencana' Kecil (dan Besar) yang Mungkin Terjadi:</text:span></text:span></text:p>
            <text:p text:style-name="P184">Efek samping dari intervensi otak ini bisa muncul dalam berbagai bentuk, dari yang 'cuma' mengganggu sampai yang benar-benar mengubah hidup. Beberapa kemungkinan yang paling dikhawatirkan antara lain:</text:p>
            <text:list xml:id="list7431457872963206082" text:style-name="L135">
              <text:list-item>
                <text:p text:style-name="P312"><text:span text:style-name="Strong_20_Emphasis"><text:span text:style-name="T1">Gangguan Kognitif (Cara Berpikir):</text:span></text:span><text:span text:style-name="T1"> Kemampuan mengingat jadi payah (lupa jangka pendek atau panjang), susah fokus atau konsentrasi, jadi lemot mikirnya, sulit belajar hal baru, kemampuan memecahkan masalah menurun, atau bahkan ide-ide kreatif jadi mandek total. </text:span></text:p>
              </text:list-item>
              <text:list-item>
                <text:p text:style-name="P312"><text:span text:style-name="Strong_20_Emphasis"><text:span text:style-name="T1">Perubahan Emosional &amp; Perasaan (Afektif):</text:span></text:span><text:span text:style-name="T1"> Yang paling sering dibahas adalah perasaan jadi </text:span><text:span text:style-name="Strong_20_Emphasis"><text:span text:style-name="T1">'datar' atau 'tumpul' (apati)</text:span></text:span><text:span text:style-name="T1"> – nggak bisa lagi merasakan kebahagiaan, kesedihan, atau semangat seperti dulu. Atau sebaliknya, mood jadi </text:span><text:span text:style-name="Strong_20_Emphasis"><text:span text:style-name="T1">super labil</text:span></text:span><text:span text:style-name="T1">, gampang banget marah atau nangis tanpa sebab jelas. Bisa juga malah </text:span><text:span text:style-name="Strong_20_Emphasis"><text:span text:style-name="T1">memunculkan atau memperparah</text:span></text:span><text:span text:style-name="T1"> kecemasan dan depresi. Atau yang lebih aneh, kehilangan rasa takut atau rasa jijik yang sebenarnya penting buat melindungi diri kita. </text:span></text:p>
              </text:list-item>
              <text:list-item>
                <text:p text:style-name="P312"><text:span text:style-name="Strong_20_Emphasis"><text:span text:style-name="T1">Perubahan Kepribadian &amp; Jati Diri:</text:span></text:span><text:span text:style-name="T1"> Ini mungkin yang paling fundamental dan bikin ngeri. Orang bisa merasa </text:span><text:span text:style-name="Strong_20_Emphasis"><text:span text:style-name="T1">"kok aku jadi beda ya?", "aku nggak kenal diriku sendiri lagi."</text:span></text:span><text:span text:style-name="T1"> Minat pada hobi lama bisa hilang, nilai-nilai hidup yang dipegang teguh bisa berubah, cara berinteraksi sosial jadi aneh, bahkan selera humor pun bisa lenyap. Pertanyaan eksistensial </text:span><text:span text:style-name="Strong_20_Emphasis"><text:span text:style-name="T1">"Siapa aku sekarang?"</text:span></text:span><text:span text:style-name="T1"> jadi sangat mungkin muncul. </text:span></text:p>
              </text:list-item>
              <text:list-item>
                <text:p text:style-name="P124"><text:span text:style-name="Strong_20_Emphasis"><text:span text:style-name="T1">Efek Fisik &amp; Neurologis:</text:span></text:span><text:span text:style-name="T1"> Mulai dari yang relatif umum seperti sakit kepala kronis, pusing, gampang lelah, gangguan pola tidur, sampai </text:span><text:soft-page-break/><text:span text:style-name="T1">yang lebih spesifik seperti masalah keseimbangan atau koordinasi gerakan. Khusus untuk teknik stimulasi otak (TMS, tDCS, DBS), meskipun protokol keamanan terus diperbaiki, tetap ada </text:span><text:span text:style-name="Strong_20_Emphasis"><text:span text:style-name="T1">risiko (meskipun kecil) memicu kejang</text:span></text:span><text:span text:style-name="T1">. </text:span></text:p>
              </text:list-item>
            </text:list>
            <text:p text:style-name="Text_20_body"><text:span text:style-name="Strong_20_Emphasis"><text:span text:style-name="T1">Ketidakpastian yang Menghantui:</text:span></text:span></text:p>
            <text:p text:style-name="P184">Yang bikin masalah efek samping ini makin rumit adalah:</text:p>
            <text:list xml:id="list6937083632303892797" text:style-name="L136">
              <text:list-item>
                <text:p text:style-name="P313"><text:span text:style-name="Strong_20_Emphasis"><text:span text:style-name="T1">Susah Diprediksi:</text:span></text:span><text:span text:style-name="T1"> Efeknya bisa </text:span><text:span text:style-name="Strong_20_Emphasis"><text:span text:style-name="T1">sangat bervariasi</text:span></text:span><text:span text:style-name="T1"> antar individu. Apa yang aman buat si A, bisa jadi berbahaya buat si B. Sulit banget memprediksi siapa akan kena efek samping apa, kapan munculnya, dan seberapa parah. </text:span></text:p>
              </text:list-item>
              <text:list-item>
                <text:p text:style-name="P313"><text:span text:style-name="Strong_20_Emphasis"><text:span text:style-name="T1">Bisa Jadi Permanen (Ireversibel):</text:span></text:span><text:span text:style-name="T1"> Kita nggak tahu pasti apakah semua perubahan akibat intervensi otak ini bisa dibalikin lagi kalau ternyata hasilnya buruk. Beberapa perubahan mungkin </text:span><text:span text:style-name="Strong_20_Emphasis"><text:span text:style-name="T1">permanen</text:span></text:span><text:span text:style-name="T1">. </text:span></text:p>
              </text:list-item>
              <text:list-item>
                <text:p text:style-name="P125"><text:span text:style-name="Strong_20_Emphasis"><text:span text:style-name="T1">Efek Jangka Panjangnya Gelap:</text:span></text:span><text:span text:style-name="T1"> Kebanyakan teknologi ini relatif baru. Kita </text:span><text:span text:style-name="Strong_20_Emphasis"><text:span text:style-name="T1">belum punya data</text:span></text:span><text:span text:style-name="T1"> yang cukup untuk tahu apa dampak jangka panjangnya kalau dipakai bertahun-tahun atau seumur hidup. Adakah 'bom waktu' yang baru meledak nanti? </text:span></text:p>
              </text:list-item>
            </text:list>
            <text:p text:style-name="Text_20_body"><text:span text:style-name="Strong_20_Emphasis"><text:span text:style-name="T1">Pertanyaan Terbesar: Sebandingkah Risikonya?</text:span></text:span></text:p>
            <text:p text:style-name="Text_20_body"><text:span text:style-name="T1">Risiko efek samping yang serius, tak terduga, dan berpotensi mengubah hidup inilah yang menjadi salah satu </text:span><text:span text:style-name="Strong_20_Emphasis"><text:span text:style-name="T1">hambatan ilmiah dan etis paling fundamental</text:span></text:span><text:span text:style-name="T1"> dalam pengembangan neuro-rehabilitasi. Ini membuat para ilmuwan dan dokter harus ekstra hati-hati. Kita dipaksa melakukan </text:span><text:span text:style-name="Strong_20_Emphasis"><text:span text:style-name="T1">pertukaran (trade-off) antara potensi manfaat dan potensi bahaya</text:span></text:span><text:span text:style-name="T1"> yang sangat sulit. Mungkin kalau targetnya adalah penyakit mematikan atau sangat melumpuhkan (seperti Parkinson parah), risikonya masih bisa diterima. Tapi kalau targetnya adalah perilaku kriminal yang kompleks, di mana 'penyakit'-nya sendiri sulit didefinisikan dan risikonya mungkin tidak sebesar penyakit terminal, pertanyaan sentralnya menjadi: </text:span><text:span text:style-name="Strong_20_Emphasis"><text:span text:style-name="T1">Apakah potensi 'perbaikan' perilaku itu sepadan dengan risiko mengorbankan aspek lain dari fungsi otak, kepribadian, atau bahkan inti kemanusiaan seseorang?</text:span></text:span><text:span text:style-name="T1"> Ini pertanyaan berat yang belum ada jawaban mudahnya.</text:span></text:p>
            <text:p text:style-name="P407"/>
            <text:p text:style-name="Text_20_body"><text:span text:style-name="Strong_20_Emphasis"><text:span text:style-name="T1">[Tips Penulisan Tambahan - Opsional]:</text:span></text:span></text:p>
            <text:list xml:id="list7537068417876748812" text:style-name="L137">
              <text:list-item>
                <text:p text:style-name="P314"><text:soft-page-break/><text:span text:style-name="Strong_20_Emphasis"><text:span text:style-name="T1">Gunakan Nada yang Serius tapi Jelas:</text:span></text:span><text:span text:style-name="T1"> Saat membahas risiko dan efek samping, gunakan nada yang menunjukkan keseriusan masalah tanpa menakut-nakuti secara berlebihan. Hindari sensasionalisme, fokus pada penjelasan logis mengapa risiko itu ada. </text:span></text:p>
              </text:list-item>
              <text:list-item>
                <text:p text:style-name="P314"><text:span text:style-name="Strong_20_Emphasis"><text:span text:style-name="T1">Berikan Contoh Konkret Efek Samping:</text:span></text:span><text:span text:style-name="T1"> Membuat daftar jenis efek samping (kognitif, emosional, dll) dengan contoh spesifik membuatnya lebih mudah dipahami daripada sekadar menyebut "ada risiko efek samping". </text:span></text:p>
              </text:list-item>
              <text:list-item>
                <text:p text:style-name="P314"><text:span text:style-name="Strong_20_Emphasis"><text:span text:style-name="T1">Tekankan Ketidakpastian:</text:span></text:span><text:span text:style-name="T1"> Poin tentang sulitnya prediksi, potensi ireversibilitas, dan ketidaktahuan efek jangka panjang sangat penting untuk menekankan betapa berisikonya intervensi ini saat ini. </text:span></text:p>
              </text:list-item>
              <text:list-item>
                <text:p text:style-name="P126"><text:span text:style-name="Strong_20_Emphasis"><text:span text:style-name="T1">Bingkai sebagai Trade-Off:</text:span></text:span><text:span text:style-name="T1"> Menyajikan isu ini sebagai pertukaran risiko-manfaat membantu pembaca memahami kompleksitas pengambilan keputusan dalam pengembangan teknologi medis baru. </text:span></text:p>
              </text:list-item>
            </text:list>
            <text:p text:style-name="Text_20_body"><text:span text:style-name="Strong_20_Emphasis"><text:span text:style-name="T1">[Prompt Ilustrasi - Opsional]:</text:span></text:span></text:p>
            <text:p text:style-name="P184">"Buat ilustrasi untuk Subbab 7.3 yang menunjukkan sebuah otak manusia. Ada satu titik target intervensi (misal: diberi sinar atau gelombang). Namun, dari titik itu muncul 'riak' atau 'gelombang kejut' simbolis yang menyebar ke area otak lain yang tidak ditargetkan, menyebabkan area lain itu jadi 'berwarna aneh' atau 'retak'. Tambahkan ikon-ikon kecil di sekitar otak yang mewakili jenis efek samping (misal: ikon otak bingung/error untuk kognitif, ikon topeng datar untuk emosi, ikon tanda tanya di siluet orang untuk identitas, ikon petir/sakit kepala untuk fisik). Beri judul 'Efek Samping: Risiko di Balik Intervensi'."</text:p>
            <text:p text:style-name="P407"/>
            <text:p text:style-name="P184">Silakan berikan perintah "YAX" untuk melanjutkan ke prompt Subbab 7.4.</text:p>
          </text:section>
          <text:section text:style-name="Sect1" text:name="feedback-form-51">
            <text:p text:style-name="P366"/>
          </text:section>
        </text:section>
        <text:section text:style-name="Sect1" text:name="3cbe21a377421506">
          <text:p text:style-name="P184"/>
          <text:section text:style-name="Sect1" text:name="user-query-content-52">
            <text:p text:style-name="P404">yax </text:p>
          </text:section>
          <text:p text:style-name="P366">Tampilkan alur berpikir</text:p>
          <text:section text:style-name="Sect2" text:name="model-response-message-contentr_3cbe21a377421506">
            <text:p text:style-name="P184">Oke, ini bagian terakhir dari Bab 7, yang akan melihat keterbatasan dari 'alat-alat' canggih itu sendiri.</text:p>
            <text:p text:style-name="Text_20_body"><text:span text:style-name="Strong_20_Emphasis"><text:span text:style-name="T1">(Prompt untuk Isi Subbab 7.4):</text:span></text:span><text:span text:style-name="T1"> "Tulis isi Subbab 7.4: 'Teknologi yang </text:span><text:soft-page-break/><text:span text:style-name="T1">Belum Matang: Alat Canggih Masih Punya PR' dengan pembahasan mendalam yang mengkritisi keterbatasan </text:span><text:span text:style-name="Strong_20_Emphasis"><text:span text:style-name="T1">teknis dan praktis</text:span></text:span><text:span text:style-name="T1"> dari berbagai neuroteknologi (Bab 5) saat ini, disajikan secara terstruktur untuk remaja. Mulai dengan pernyataan: 'Secanggih apapun teknologi di Bab 5, masing-masing punya 'tumit Achilles' atau kelemahan yang signifikan saat ini, menghambat aplikasi langsung untuk neuro-rehabilitasi.' Kelompokkan keterbatasan utama berdasarkan jenis tantangan:</text:span></text:p>
            <text:list xml:id="list3047599250826442507" text:style-name="L138">
              <text:list-item>
                <text:p text:style-name="P315"><text:span text:style-name="Strong_20_Emphasis"><text:span text:style-name="T1">Masalah Resolusi &amp; Presisi:</text:span></text:span><text:span text:style-name="T1"> </text:span></text:p>
                <text:list>
                  <text:list-item>
                    <text:p text:style-name="P315"><text:span text:style-name="Emphasis"><text:span text:style-name="T1">Imaging:</text:span></text:span><text:span text:style-name="T1"> fMRI resolusi spasialnya bagus tapi temporalnya lambat; EEG temporalnya bagus tapi spasialnya buruk. Sulit mendapat gambar detail </text:span><text:span text:style-name="Emphasis"><text:span text:style-name="T1">dan</text:span></text:span><text:span text:style-name="T1"> cepat. </text:span></text:p>
                  </text:list-item>
                  <text:list-item>
                    <text:p text:style-name="P315"><text:span text:style-name="Emphasis"><text:span text:style-name="T1">Stimulasi Non-Invasif:</text:span></text:span><text:span text:style-name="T1"> TMS fokusnya lumayan (sentimeter), tDCS sangat menyebar. Sulit menarget sirkuit kecil secara presisi tanpa mengenai area sekitar. Penetrasi ke area dalam terbatas. </text:span></text:p>
                  </text:list-item>
                  <text:list-item>
                    <text:p text:style-name="P315"><text:span text:style-name="Emphasis"><text:span text:style-name="T1">Stimulasi Invasif (DBS/FUS):</text:span></text:span><text:span text:style-name="T1"> Lebih presisi, tapi DBS perlu bedah, FUS masih perlu penyempurnaan targeting. </text:span></text:p>
                  </text:list-item>
                </text:list>
              </text:list-item>
              <text:list-item>
                <text:p text:style-name="P315"><text:span text:style-name="Strong_20_Emphasis"><text:span text:style-name="T1">Pemahaman &amp; Prediksi Efek:</text:span></text:span><text:span text:style-name="T1"> </text:span></text:p>
                <text:list>
                  <text:list-item>
                    <text:p text:style-name="P315"><text:span text:style-name="Emphasis"><text:span text:style-name="T1">Semua Stimulasi &amp; Farmakologi:</text:span></text:span><text:span text:style-name="T1"> Mekanisme aksi pasti pada level sirkuit dan efek jangka panjangnya masih belum sepenuhnya dipahami. Sulit memprediksi respons individu dan efek samping (Subbab 7.3). </text:span></text:p>
                  </text:list-item>
                  <text:list-item>
                    <text:p text:style-name="P315"><text:span text:style-name="Emphasis"><text:span text:style-name="T1">Neurofeedback:</text:span></text:span><text:span text:style-name="T1"> Bukti ilmiah tentang efektivitasnya untuk banyak kondisi masih diperdebatkan; mekanisme perubahan plastisnya belum jelas. </text:span></text:p>
                  </text:list-item>
                </text:list>
              </text:list-item>
              <text:list-item>
                <text:p text:style-name="P315"><text:span text:style-name="Strong_20_Emphasis"><text:span text:style-name="T1">Sinyal vs Noise &amp; Kecepatan (terutama BCI/EEG):</text:span></text:span><text:span text:style-name="T1"> </text:span></text:p>
                <text:list>
                  <text:list-item>
                    <text:p text:style-name="P397">Sinyal otak (terutama EEG) sangat lemah dan mudah tercampur 'noise' dari otot, gerakan mata, atau lingkungan. Sulit menerjemahkan sinyal menjadi perintah yang akurat dan cepat (terutama untuk BCI non-invasif). </text:p>
                  </text:list-item>
                  <text:list-item>
                    <text:p text:style-name="P397">BCI invasif lebih baik, tapi perlu bedah. </text:p>
                  </text:list-item>
                </text:list>
              </text:list-item>
              <text:list-item>
                <text:p text:style-name="P315"><text:span text:style-name="Strong_20_Emphasis"><text:span text:style-name="T1">Invasivitas &amp; Risiko:</text:span></text:span><text:span text:style-name="T1"> </text:span></text:p>
                <text:list>
                  <text:list-item>
                    <text:p text:style-name="P397">DBS memerlukan bedah otak dengan segala risikonya. BCI invasif juga. </text:p>
                  </text:list-item>
                  <text:list-item>
                    <text:p text:style-name="P397">Bahkan teknologi non-invasif (TMS/tDCS/FUS) perlu protokol <text:soft-page-break/>keamanan ketat; efek jangka panjang stimulasi berulang belum sepenuhnya diketahui. </text:p>
                  </text:list-item>
                </text:list>
              </text:list-item>
              <text:list-item>
                <text:p text:style-name="P315"><text:span text:style-name="Strong_20_Emphasis"><text:span text:style-name="T1">Praktikalitas, Biaya, &amp; Aksesibilitas:</text:span></text:span><text:span text:style-name="T1"> </text:span></text:p>
                <text:list>
                  <text:list-item>
                    <text:p text:style-name="P397">Alat MRI/TMS/FUS sangat mahal, besar, butuh fasilitas khusus dan operator terlatih. </text:p>
                  </text:list-item>
                  <text:list-item>
                    <text:p text:style-name="P397">Pengembangan obat baru butuh miliaran dolar dan waktu bertahun-tahun. </text:p>
                  </text:list-item>
                  <text:list-item>
                    <text:p text:style-name="P127"><text:span text:style-name="T1">Membuat teknologi ini terjangkau dan tersedia luas untuk sistem peradilan/kesehatan adalah tantangan ekonomi dan logistik raksasa. Simpulkan bahwa secara kolektif, keterbatasan teknis ini (presisi, pemahaman efek, sinyal, risiko, biaya) menunjukkan bahwa neuroteknologi, meskipun berkembang pesat, masih </text:span><text:span text:style-name="Strong_20_Emphasis"><text:span text:style-name="T1">belum siap 'plug-and-play'</text:span></text:span><text:span text:style-name="T1"> untuk tugas sekompleks dan seberisiko neuro-rehabilitasi kriminal. Masih banyak inovasi dan validasi yang dibutuhkan." </text:span></text:p>
                  </text:list-item>
                </text:list>
              </text:list-item>
            </text:list>
            <text:p text:style-name="P407"/>
            <text:p text:style-name="Text_20_body"><text:span text:style-name="Strong_20_Emphasis"><text:span text:style-name="T1">(Jawaban untuk Isi Subbab 7.4):</text:span></text:span></text:p>
            <text:p text:style-name="Text_20_body"><text:span text:style-name="Strong_20_Emphasis"><text:span text:style-name="T1">7.4 Teknologi yang Belum Matang: Alat Canggih Masih Punya PR</text:span></text:span></text:p>
            <text:p text:style-name="Text_20_body"><text:span text:style-name="T1">Alat-alat neuroteknologi yang kita bahas di Bab 5 itu memang kedengarannya super canggih dan menjanjikan, kan? Kayak udah siap pakai gitu buat merevolusi dunia. Tapi, kalau kita lihat lebih dekat lagi dari kacamata seorang insinyur atau ilmuwan yang kritis, ternyata secanggih apapun, </text:span><text:span text:style-name="Strong_20_Emphasis"><text:span text:style-name="T1">masing-masing teknologi itu masih punya 'tumit Achilles' alias kelemahan teknis dan praktis</text:span></text:span><text:span text:style-name="T1"> yang signifikan banget saat ini. Kelemahan inilah yang jadi rintangan besar tambahan yang menghambat aplikasi langsungnya untuk tugas sekompleks neuro-rehabilitasi kriminal.</text:span></text:p>
            <text:p text:style-name="P184">Yuk, kita kelompokkan beberapa 'PR' besar yang masih harus dikerjakan oleh teknologi-teknologi ini:</text:p>
            <text:list xml:id="list4022643648804229260" text:style-name="L139">
              <text:list-item>
                <text:p text:style-name="P128"><text:span text:style-name="Strong_20_Emphasis"><text:span text:style-name="T1">Masalah Akurasi Sasaran (Resolusi &amp; Presisi): Susah Banget Nembak Pas!</text:span></text:span></text:p>
                <text:list>
                  <text:list-item>
                    <text:p text:style-name="P316"><text:span text:style-name="Strong_20_Emphasis"><text:span text:style-name="T1">Alat 'Intip' (Imaging):</text:span></text:span><text:span text:style-name="T1"> fMRI memang bisa kasih lihat lokasi aktivitas otak lumayan detail (resolusi spasial bagus), tapi dia lambat banget nangkap perubahannya (resolusi temporal </text:span><text:soft-page-break/><text:span text:style-name="T1">jelek). Sebaliknya, EEG super cepat nangkap perubahan aktivitas listrik (temporal bagus), tapi susah banget nentuin lokasi persis sumbernya di otak (spasial jelek). Jadi, susah dapat gambar yang detail </text:span><text:span text:style-name="Emphasis"><text:span text:style-name="T1">sekaligus</text:span></text:span><text:span text:style-name="T1"> cepat secara bersamaan. </text:span></text:p>
                  </text:list-item>
                  <text:list-item>
                    <text:p text:style-name="P316"><text:span text:style-name="Strong_20_Emphasis"><text:span text:style-name="T1">Alat 'Senggol' Non-Invasif (TMS/tDCS):</text:span></text:span><text:span text:style-name="T1"> TMS, meskipun lumayan fokus, area stimulasinya masih sekitar beberapa sentimeter persegi – terlalu lebar buat nargetin sirkuit saraf super kecil secara presisi tanpa 'nyenggol' area tetangganya. tDCS malah jauh lebih menyebar lagi efeknya, kayak lampu sorot. Keduanya juga payah kalau targetnya ada di bagian otak yang dalam. </text:span></text:p>
                  </text:list-item>
                  <text:list-item>
                    <text:p text:style-name="P316"><text:span text:style-name="Strong_20_Emphasis"><text:span text:style-name="T1">Alat Stimulasi Dalam (DBS/FUS):</text:span></text:span><text:span text:style-name="T1"> DBS memang bisa presisi banget nanam elektrodanya, tapi ya itu tadi, butuh operasi bedah otak yang berisiko. FUS menjanjikan presisi di kedalaman tanpa bedah, tapi teknologi targetingnya menembus tengkorak yang beda-beda tebalnya itu masih terus disempurnakan dan belum sesimpel kedengarannya. </text:span></text:p>
                  </text:list-item>
                </text:list>
              </text:list-item>
              <text:list-item>
                <text:p text:style-name="P128"><text:span text:style-name="Strong_20_Emphasis"><text:span text:style-name="T1">Belum 100% Paham Cara Kerja &amp; Efeknya (Kayak Coba Resep Baru):</text:span></text:span></text:p>
                <text:list>
                  <text:list-item>
                    <text:p text:style-name="P316"><text:span text:style-name="Strong_20_Emphasis"><text:span text:style-name="T1">Semua Alat Stimulasi &amp; Obat:</text:span></text:span><text:span text:style-name="T1"> Seringkali, kita masih belum paham </text:span><text:span text:style-name="Emphasis"><text:span text:style-name="T1">secara detail</text:span></text:span><text:span text:style-name="T1"> di level sirkuit dan seluler, </text:span><text:span text:style-name="Emphasis"><text:span text:style-name="T1">bagaimana persisnya</text:span></text:span><text:span text:style-name="T1"> stimulasi atau obat itu menghasilkan efek yang kita lihat. Efek jangka panjangnya juga masih jadi misteri besar. Karena mekanismenya belum 100% jelas, jadi susah banget memprediksi respons tiap individu dan potensi efek sampingnya (balik lagi ke Subbab 7.3). </text:span></text:p>
                  </text:list-item>
                  <text:list-item>
                    <text:p text:style-name="P316"><text:span text:style-name="Strong_20_Emphasis"><text:span text:style-name="T1">Neurofeedback:</text:span></text:span><text:span text:style-name="T1"> Masih banyak perdebatan di kalangan ilmuwan soal seberapa efektif sih NFB ini untuk berbagai kondisi yang diklaim bisa diobatinya? Bukti ilmiahnya masih campur aduk. Mekanisme pasti </text:span><text:span text:style-name="Emphasis"><text:span text:style-name="T1">bagaimana</text:span></text:span><text:span text:style-name="T1"> otak bisa 'belajar' ngubah gelombang otaknya sendiri lewat NFB juga belum sepenuhnya terungkap. </text:span></text:p>
                  </text:list-item>
                </text:list>
              </text:list-item>
              <text:list-item>
                <text:p text:style-name="P128"><text:span text:style-name="Strong_20_Emphasis"><text:span text:style-name="T1">Sinyal Otak Itu Lemah &amp; 'Berisik' (Susah Dengerin Bisikan di Tengah Keramaian):</text:span></text:span></text:p>
                <text:list>
                  <text:list-item>
                    <text:p text:style-name="P316"><text:span text:style-name="T1">Terutama buat teknologi yang ngandelin </text:span><text:span text:style-name="Strong_20_Emphasis"><text:span text:style-name="T1">EEG</text:span></text:span><text:span text:style-name="T1"> (seperti </text:span><text:soft-page-break/><text:span text:style-name="T1">Neurofeedback dan BCI non-invasif): Sinyal listrik dari otak itu aslinya </text:span><text:span text:style-name="Strong_20_Emphasis"><text:span text:style-name="T1">super lemah</text:span></text:span><text:span text:style-name="T1"> dan gampang banget </text:span><text:span text:style-name="Strong_20_Emphasis"><text:span text:style-name="T1">tercampur 'noise'</text:span></text:span><text:span text:style-name="T1"> atau 'sampah' sinyal dari hal lain (kedipan mata, gerakan otot rahang, bahkan listrik dari lampu ruangan!). Menyaring sinyal otak asli dari 'noise' ini dan menerjemahkannya jadi informasi yang berguna (misal: perintah buat komputer di BCI) itu tantangan teknis yang besar banget. </text:span></text:p>
                  </text:list-item>
                  <text:list-item>
                    <text:p text:style-name="P316"><text:span text:style-name="T1">Makanya, </text:span><text:span text:style-name="Strong_20_Emphasis"><text:span text:style-name="T1">BCI non-invasif</text:span></text:span><text:span text:style-name="T1"> kontrolnya seringkali masih lambat dan nggak presisi. Mau yang lebih canggih? Ya pakai </text:span><text:span text:style-name="Strong_20_Emphasis"><text:span text:style-name="T1">BCI invasif</text:span></text:span><text:span text:style-name="T1"> (tanam elektroda), tapi balik lagi ke risiko bedah. </text:span></text:p>
                  </text:list-item>
                </text:list>
              </text:list-item>
              <text:list-item>
                <text:p text:style-name="P128"><text:span text:style-name="Strong_20_Emphasis"><text:span text:style-name="T1">Isu Keamanan &amp; Risiko Invasivitas (Nggak Bisa Dianggap Enteng!):</text:span></text:span></text:p>
                <text:list>
                  <text:list-item>
                    <text:p text:style-name="P316"><text:span text:style-name="Strong_20_Emphasis"><text:span text:style-name="T1">Yang Invasif (DBS, BCI implan):</text:span></text:span><text:span text:style-name="T1"> Jelas, risiko terkait </text:span><text:span text:style-name="Strong_20_Emphasis"><text:span text:style-name="T1">bedah otak</text:span></text:span><text:span text:style-name="T1"> (infeksi, pendarahan, dll) itu selalu ada dan nggak main-main. Belum lagi risiko jangka panjang punya benda asing tertanam di otak. </text:span></text:p>
                  </text:list-item>
                  <text:list-item>
                    <text:p text:style-name="P316"><text:span text:style-name="Strong_20_Emphasis"><text:span text:style-name="T1">Yang Non-Invasif (TMS/tDCS/FUS):</text:span></text:span><text:span text:style-name="T1"> Meskipun jauh lebih aman, bukan berarti tanpa risiko sama sekali. Perlu </text:span><text:span text:style-name="Strong_20_Emphasis"><text:span text:style-name="T1">protokol keamanan yang ketat</text:span></text:span><text:span text:style-name="T1">. Efek samping jangka panjang dari </text:span><text:span text:style-name="Strong_20_Emphasis"><text:span text:style-name="T1">stimulasi berulang</text:span></text:span><text:span text:style-name="T1"> (misalnya puluhan sesi TMS atau tDCS) juga masih jadi area penelitian aktif. </text:span></text:p>
                  </text:list-item>
                </text:list>
              </text:list-item>
              <text:list-item>
                <text:p text:style-name="P128"><text:span text:style-name="Strong_20_Emphasis"><text:span text:style-name="T1">Mahal, Gede, Ribet, Susah Diakses (Masalah Praktis &amp; Ekonomi):</text:span></text:span></text:p>
                <text:list>
                  <text:list-item>
                    <text:p text:style-name="P316"><text:span text:style-name="Strong_20_Emphasis"><text:span text:style-name="T1">Biaya &amp; Infrastruktur:</text:span></text:span><text:span text:style-name="T1"> Alat-alat kayak mesin MRI/fMRI, TMS, atau FUS itu harganya bisa </text:span><text:span text:style-name="Strong_20_Emphasis"><text:span text:style-name="T1">miliaran rupiah</text:span></text:span><text:span text:style-name="T1">, ukurannya besar, butuh ruangan khusus, listrik stabil, dan operator yang sangat terlatih. Nggak semua rumah sakit atau klinik (apalagi Lapas) punya fasilitas ini. </text:span></text:p>
                  </text:list-item>
                  <text:list-item>
                    <text:p text:style-name="P316"><text:span text:style-name="Strong_20_Emphasis"><text:span text:style-name="T1">Biaya Riset &amp; Pengembangan:</text:span></text:span><text:span text:style-name="T1"> Menciptakan obat neurofarmakologi baru yang presisi itu butuh riset bertahun-tahun (bahkan belasan tahun!) dan biaya yang bisa mencapai </text:span><text:span text:style-name="Strong_20_Emphasis"><text:span text:style-name="T1">triliunan rupiah</text:span></text:span><text:span text:style-name="T1">. </text:span></text:p>
                  </text:list-item>
                  <text:list-item>
                    <text:p text:style-name="P128"><text:span text:style-name="Strong_20_Emphasis"><text:span text:style-name="T1">Aksesibilitas &amp; Keadilan:</text:span></text:span><text:span text:style-name="T1"> Ini tantangan sosial-ekonomi yang krusial. Gimana caranya bikin semua teknologi canggih ini bisa </text:span><text:span text:style-name="Strong_20_Emphasis"><text:span text:style-name="T1">terjangkau</text:span></text:span><text:span text:style-name="T1"> dan </text:span><text:span text:style-name="Strong_20_Emphasis"><text:span text:style-name="T1">tersedia secara luas</text:span></text:span><text:span text:style-name="T1"> bagi semua lapisan masyarakat yang mungkin membutuhkannya, termasuk di </text:span><text:soft-page-break/><text:span text:style-name="T1">dalam sistem peradilan pidana yang sering kekurangan dana? Jangan sampai ini cuma jadi teknologi buat orang kaya. </text:span></text:p>
                  </text:list-item>
                </text:list>
              </text:list-item>
            </text:list>
            <text:p text:style-name="Text_20_body"><text:span text:style-name="Strong_20_Emphasis"><text:span text:style-name="T1">Kesimpulan Sementara:</text:span></text:span><text:span text:style-name="T1"> Secara kolektif, semua keterbatasan teknis dan praktis ini – mulai dari masalah presisi, pemahaman efek, kualitas sinyal, risiko keamanan, sampai biaya dan aksesibilitas – menunjukkan bahwa neuroteknologi, meskipun perkembangannya sangat pesat dan menarik, secara umum </text:span><text:span text:style-name="Strong_20_Emphasis"><text:span text:style-name="T1">masih belum 'matang'</text:span></text:span><text:span text:style-name="T1"> atau </text:span><text:span text:style-name="Strong_20_Emphasis"><text:span text:style-name="T1">belum siap 'plug-and-play'</text:span></text:span><text:span text:style-name="T1"> untuk digunakan secara rutin, aman, dan efektif dalam aplikasi sekompleks dan seberisiko neuro-rehabilitasi kriminal. Masih banyak banget inovasi, riset validasi, dan penyempurnaan yang dibutuhkan sebelum kita bisa benar-benar mengandalkannya.</text:span></text:p>
            <text:p text:style-name="P184">Rintangan ilmiah dan teknis inilah, ditambah dengan pertanyaan etis yang akan kita bahas berikutnya, yang membuat 'jalan terjal' menuju neuro-rehabilitasi ini masih sangat panjang.</text:p>
            <text:p text:style-name="P407"/>
            <text:p text:style-name="Text_20_body"><text:span text:style-name="Strong_20_Emphasis"><text:span text:style-name="T1">[Tips Penulisan Tambahan - Opsional]:</text:span></text:span></text:p>
            <text:list xml:id="list5796749806931989785" text:style-name="L140">
              <text:list-item>
                <text:p text:style-name="P317"><text:span text:style-name="Strong_20_Emphasis"><text:span text:style-name="T1">Gunakan Struktur Berbasis Tantangan:</text:span></text:span><text:span text:style-name="T1"> Mengelompokkan keterbatasan berdasarkan jenis tantangan (presisi, pemahaman, sinyal, risiko, biaya) di berbagai teknologi membantu pembaca melihat pola masalah yang lebih besar dan terstruktur. </text:span></text:p>
              </text:list-item>
              <text:list-item>
                <text:p text:style-name="P317"><text:span text:style-name="Strong_20_Emphasis"><text:span text:style-name="T1">Hubungkan Kembali ke Bab 5:</text:span></text:span><text:span text:style-name="T1"> Secara eksplisit sebutkan kembali teknologi-teknologi dari Bab 5 saat membahas keterbatasannya untuk memperkuat ingatan pembaca. </text:span></text:p>
              </text:list-item>
              <text:list-item>
                <text:p text:style-name="P317"><text:span text:style-name="Strong_20_Emphasis"><text:span text:style-name="T1">Bahasa Praktis &amp; Konkret:</text:span></text:span><text:span text:style-name="T1"> Fokus pada masalah-masalah praktis dan teknis (resolusi, biaya, ukuran alat, sinyal noise) membuat tantangan terasa lebih nyata daripada sekadar konsep abstrak. </text:span></text:p>
              </text:list-item>
              <text:list-item>
                <text:p text:style-name="P129"><text:span text:style-name="Strong_20_Emphasis"><text:span text:style-name="T1">Akhiri dengan Kesimpulan yang Jelas:</text:span></text:span><text:span text:style-name="T1"> Simpulkan dengan tegas bahwa teknologinya memang belum matang untuk aplikasi N-Rehab saat ini, sambil tetap mengakui perkembangannya yang pesat. </text:span></text:p>
              </text:list-item>
            </text:list>
            <text:p text:style-name="Text_20_body"><text:span text:style-name="Strong_20_Emphasis"><text:span text:style-name="T1">[Prompt Ilustrasi - Opsional]:</text:span></text:span></text:p>
            <text:p text:style-name="P184">"Buat ilustrasi untuk Subbab 7.4 yang menunjukkan berbagai ikon neuroteknologi (fMRI, EEG, TMS, DBS, Pil, BCI) yang masing-masing diberi label atau ikon kecil yang menunjukkan keterbatasannya: ikon resolusi <text:soft-page-break/>rendah/blur, ikon tanda tanya besar (mekanisme?), ikon sinyal lemah/berisik, ikon tanda seru merah (risiko), ikon tanda dolar mahal ($$$). Beri judul 'Teknologi Canggih, Tapi Masih Banyak PR!'."</text:p>
            <text:p text:style-name="P407"/>
            <text:p text:style-name="P184">Bab 7 selesai. Silakan berikan perintah "YAX" untuk memulai Bab 8 (Pengantar Bab 8).</text:p>
          </text:section>
          <text:section text:style-name="Sect1" text:name="feedback-form-52">
            <text:p text:style-name="P366"/>
          </text:section>
        </text:section>
        <text:section text:style-name="Sect1" text:name="ada583c615cd8307">
          <text:p text:style-name="P184"/>
          <text:section text:style-name="Sect1" text:name="user-query-content-53">
            <text:p text:style-name="P404">yax </text:p>
          </text:section>
          <text:p text:style-name="P366">Tampilkan alur berpikir</text:p>
          <text:section text:style-name="Sect2" text:name="model-response-message-contentr_ada583c615cd8307">
            <text:p text:style-name="P184">Oke, kita sampai di bab yang mungkin paling bikin mikir keras dan mungkin juga paling penting.</text:p>
            <text:p text:style-name="Text_20_body"><text:span text:style-name="Strong_20_Emphasis"><text:span text:style-name="T1">(Prompt Pengantar Bab 8):</text:span></text:span><text:span text:style-name="T1"> "Tulis pengantar yang mendalam dan memprovokasi pemikiran untuk Bab 8: 'Kotak Pandora Etika: Pertanyaan Sulit yang Harus Dijawab'. Awali dengan transisi kuat dari Bab 7: 'Katakanlah, suatu hari nanti, secara teknis kita </text:span><text:span text:style-name="Emphasis"><text:span text:style-name="T1">bisa</text:span></text:span><text:span text:style-name="T1"> 'meng-rewire' otak kriminal. Pertanyaan yang lebih besar dan lebih menakutkan mungkin bukanlah 'bisakah kita?', melainkan </text:span><text:span text:style-name="Strong_20_Emphasis"><text:span text:style-name="T1">'haruskah kita?'</text:span></text:span><text:span text:style-name="T1">'. Gunakan metafora 'Kotak Pandora' secara eksplisit: membuka kemampuan ini mungkin melepaskan konsekuensi tak terduga yang sulit dikendalikan. Jelaskan bahwa Bab 8 ini adalah jantung dari perdebatan </text:span><text:span text:style-name="Emphasis"><text:span text:style-name="T1">etis, hukum, dan sosial</text:span></text:span><text:span text:style-name="T1"> seputar neuro-rehabilitasi. Kita akan berhenti sejenak dari sains dan teknologi untuk bergulat dengan dilema moral fundamental yang muncul:</text:span></text:p>
            <text:list xml:id="list6357661018104092418" text:style-name="L141">
              <text:list-item>
                <text:p text:style-name="P318"><text:span text:style-name="Strong_20_Emphasis"><text:span text:style-name="T1">Otonomi &amp; Persetujuan:</text:span></text:span><text:span text:style-name="T1"> Siapa yang punya kuasa atas otak seseorang? Bisakah persetujuan diberikan secara sukarela dalam konteks penjara? </text:span></text:p>
              </text:list-item>
              <text:list-item>
                <text:p text:style-name="P318"><text:span text:style-name="Strong_20_Emphasis"><text:span text:style-name="T1">Kehendak Bebas &amp; Tanggung Jawab:</text:span></text:span><text:span text:style-name="T1"> Jika otak 'diperbaiki', apakah individu masih bertanggung jawab atas tindakannya? Di mana batas antara 'aku' dan 'intervensi'? </text:span></text:p>
              </text:list-item>
              <text:list-item>
                <text:p text:style-name="P318"><text:span text:style-name="Strong_20_Emphasis"><text:span text:style-name="T1">Potensi Distopia &amp; Penyalahgunaan:</text:span></text:span><text:span text:style-name="T1"> Bagaimana mencegah teknologi ini digunakan untuk kontrol sosial, 'menormalkan' pemikiran, atau tujuan jahat lainnya? </text:span></text:p>
              </text:list-item>
              <text:list-item>
                <text:p text:style-name="P318"><text:span text:style-name="Strong_20_Emphasis"><text:span text:style-name="T1">Keadilan &amp; Kesetaraan:</text:span></text:span><text:span text:style-name="T1"> Siapa yang akan mendapat akses ke </text:span><text:soft-page-break/><text:span text:style-name="T1">teknologi mahal ini? Apakah ini akan menciptakan kesenjangan baru? </text:span></text:p>
              </text:list-item>
              <text:list-item>
                <text:p text:style-name="P130"><text:span text:style-name="Strong_20_Emphasis"><text:span text:style-name="T1">Identitas &amp; Kemanusiaan:</text:span></text:span><text:span text:style-name="T1"> Apa artinya menjadi 'manusia' jika aspek inti kepribadian kita bisa diubah secara eksternal? Apakah kita kehilangan sesuatu yang berharga? Tekankan bahwa meskipun teknologinya masih masa depan, pertanyaan etis ini </text:span><text:span text:style-name="Strong_20_Emphasis"><text:span text:style-name="T1">perlu didiskusikan </text:span></text:span><text:span text:style-name="Strong_20_Emphasis"><text:span text:style-name="Emphasis"><text:span text:style-name="T1">sekarang</text:span></text:span></text:span><text:span text:style-name="T1">, karena arah pengembangan teknologi dipandu oleh nilai-nilai kita. Bab ini mengajak pembaca untuk memakai 'topi filsuf' dan 'hakim moral', menimbang argumen pro dan kontra, dan menyadari kompleksitas pilihan di depan kita. Gaya: Introspektif, mendesak, fokus pada 'mengapa ini penting', mengajak partisipasi aktif dalam dilema." </text:span></text:p>
              </text:list-item>
            </text:list>
            <text:p text:style-name="P407"/>
            <text:p text:style-name="Text_20_body"><text:span text:style-name="Strong_20_Emphasis"><text:span text:style-name="T1">(Jawaban untuk Pengantar Bab 8):</text:span></text:span></text:p>
            <text:p text:style-name="Text_20_body"><text:span text:style-name="Strong_20_Emphasis"><text:span text:style-name="T1">Bab 8: Kotak Pandora Etika: Pertanyaan Sulit yang Harus Dijawab</text:span></text:span></text:p>
            <text:p text:style-name="Text_20_body"><text:span text:style-name="T1">Di Bab 7, kita sudah melihat betapa terjal dan berlikunya jalan ilmiah serta teknis untuk mewujudkan neuro-rehabilitasi. Rintangannya banyak banget, kan? Tapi, mari kita lakukan sebuah eksperimen pikiran sejenak. </text:span><text:span text:style-name="Strong_20_Emphasis"><text:span text:style-name="T1">Anggaplah</text:span></text:span><text:span text:style-name="T1">, suatu hari nanti di masa depan, semua tantangan teknis itu berhasil diatasi. Kita benar-benar </text:span><text:span text:style-name="Emphasis"><text:span text:style-name="T1">bisa</text:span></text:span><text:span text:style-name="T1"> 'meng-rewire' otak pelaku kejahatan dengan aman dan efektif. Teknologi itu ada di tangan kita.</text:span></text:p>
            <text:p text:style-name="Text_20_body"><text:span text:style-name="T1">Pertanyaan berikutnya, yang mungkin jauh lebih besar, lebih dalam, dan lebih bikin merinding bukanlah lagi </text:span><text:span text:style-name="Emphasis"><text:span text:style-name="T1">"Bisakah kita?"</text:span></text:span><text:span text:style-name="T1">, melainkan... </text:span><text:span text:style-name="Strong_20_Emphasis"><text:span text:style-name="T1">"HARUSKAH KITA?"</text:span></text:span></text:p>
            <text:p text:style-name="Text_20_body"><text:span text:style-name="T1">Kemampuan untuk secara sengaja mengubah pikiran, perasaan, kepribadian—inti dari diri seorang manusia—itu ibarat kita diberi kunci untuk membuka </text:span><text:span text:style-name="Strong_20_Emphasis"><text:span text:style-name="T1">Kotak Pandora</text:span></text:span><text:span text:style-name="T1"> legendaris dari mitologi Yunani. Kotak yang katanya berisi segala macam hal baik dan buruk di dunia. Sekali terbuka, isinya mungkin akan menyebar dan membawa konsekuensi luar biasa yang tak terduga, yang mungkin sulit atau bahkan mustahil untuk kita masukkan kembali.</text:span></text:p>
            <text:p text:style-name="Text_20_body"><text:span text:style-name="T1">Selamat datang di Bab 8. Di bab inilah kita akan jeda sejenak dari pembahasan 'bisa atau tidaknya' teknologi ini bekerja, dan mulai menyelami </text:span><text:soft-page-break/><text:span text:style-name="Strong_20_Emphasis"><text:span text:style-name="T1">pusaran pertanyaan etis, hukum, dan sosial</text:span></text:span><text:span text:style-name="T1"> yang paling fundamental dan paling sulit yang dilepaskan oleh kemungkinan neuro-rehabilitasi. Kita akan bergulat dengan dilema-dilema moral yang menyentuh akar terdalam dari nilai-nilai kemanusiaan kita:</text:span></text:p>
            <text:list xml:id="list8215448161993180382" text:style-name="L142">
              <text:list-item>
                <text:p text:style-name="P319"><text:span text:style-name="Strong_20_Emphasis"><text:span text:style-name="T1">Siapa 'Bos' Otak? (Otonomi &amp; Persetujuan):</text:span></text:span><text:span text:style-name="T1"> Siapa sebenarnya yang punya hak tertinggi untuk memutuskan apa yang boleh dilakukan pada otak seseorang? Bisakah persetujuan yang diberikan oleh narapidana di balik jeruji besi dianggap benar-benar bebas dan sukarela? </text:span></text:p>
              </text:list-item>
              <text:list-item>
                <text:p text:style-name="P319"><text:span text:style-name="Strong_20_Emphasis"><text:span text:style-name="T1">Aku yang Memilih atau Otakku yang 'Disetel'? (Kehendak Bebas &amp; Tanggung Jawab):</text:span></text:span><text:span text:style-name="T1"> Kalau perilaku seseorang sudah 'diperbaiki' lewat intervensi otak, apakah dia masih bisa dianggap bertanggung jawab penuh atas tindakannya? Di mana batas antara pilihan bebas individu dan hasil 'settingan' teknologi? </text:span></text:p>
              </text:list-item>
              <text:list-item>
                <text:p text:style-name="P319"><text:span text:style-name="Strong_20_Emphasis"><text:span text:style-name="T1">Mengontrol Pikiran atau Masyarakat? (Potensi Distopia &amp; Penyalahgunaan):</text:span></text:span><text:span text:style-name="T1"> Bagaimana kita bisa memastikan teknologi dahsyat ini tidak disalahgunakan oleh penguasa atau pihak lain untuk mengontrol pikiran, memaksa keseragaman, menindas perbedaan pendapat, atau tujuan jahat lainnya? </text:span></text:p>
              </text:list-item>
              <text:list-item>
                <text:p text:style-name="P319"><text:span text:style-name="Strong_20_Emphasis"><text:span text:style-name="T1">Si Kaya 'Diperbaiki', Si Miskin Dipenjara? (Keadilan &amp; Kesetaraan Akses):</text:span></text:span><text:span text:style-name="T1"> Siapa yang akan bisa menikmati manfaat (sekaligus menanggung risiko) teknologi mahal ini? Apakah ini hanya akan memperdalam jurang ketidakadilan antara si kaya dan si miskin, atau antar negara? </text:span></text:p>
              </text:list-item>
              <text:list-item>
                <text:p text:style-name="P131"><text:span text:style-name="Strong_20_Emphasis"><text:span text:style-name="T1">Masihkah Aku, Manusia? (Identitas &amp; Hakikat Kemanusiaan):</text:span></text:span><text:span text:style-name="T1"> Apa jadinya 'diri' kita jika aspek inti kepribadian, ingatan, atau emosi kita bisa diubah secara eksternal? Apakah kita kehilangan sesuatu yang esensial tentang apa artinya menjadi manusia dalam prosesnya? </text:span></text:p>
              </text:list-item>
            </text:list>
            <text:p text:style-name="Text_20_body"><text:span text:style-name="T1">Pertanyaan-pertanyaan ini </text:span><text:span text:style-name="Strong_20_Emphasis"><text:span text:style-name="T1">nggak punya jawaban yang gampang</text:span></text:span><text:span text:style-name="T1">. Nggak ada rumus pasti atau pilihan benar-salah yang mutlak.</text:span></text:p>
            <text:p text:style-name="Text_20_body"><text:span text:style-name="T1">"Terus ngapain dibahas sekarang kalau teknologinya aja belum ada?" Mungkin kamu bertanya begitu. Justru itu poinnya! Meskipun teknologinya mungkin masih butuh puluhan tahun lagi, pertanyaan-pertanyaan etis ini </text:span><text:span text:style-name="Strong_20_Emphasis"><text:span text:style-name="T1">perlu kita diskusikan dan gumuli bersama </text:span></text:span><text:span text:style-name="Strong_20_Emphasis"><text:span text:style-name="Emphasis"><text:span text:style-name="T1">mulai dari sekarang</text:span></text:span></text:span><text:span text:style-name="T1">. </text:span><text:soft-page-break/><text:span text:style-name="T1">Kenapa? Karena arah pengembangan sebuah teknologi itu tidak netral; ia selalu dipandu oleh nilai-nilai, asumsi, dan prioritas yang kita anut sebagai masyarakat. Diskusi etika hari ini akan membantu membentuk regulasi dan penggunaan teknologi ini di masa depan.</text:span></text:p>
            <text:p text:style-name="P184">Jadi, di bab ini, yuk kita coba pakai 'topi filsuf' dan 'jubah hakim moral' kita masing-masing. Kita akan menimbang argumen pro dan kontra, mendengarkan berbagai sudut pandang, menghadapi dilema yang bikin pusing kepala, dan yang terpenting, menyadari betapa rumit dan pentingnya pilihan-pilihan yang ada di depan mata kita sebagai umat manusia. Ini mungkin bagian perjalanan kita yang paling menantang, tapi juga paling krusial.</text:p>
            <text:p text:style-name="P407"/>
            <text:p text:style-name="Text_20_body"><text:span text:style-name="Strong_20_Emphasis"><text:span text:style-name="T1">[Tips Penulisan Tambahan - Opsional]:</text:span></text:span></text:p>
            <text:list xml:id="list105828045426920540" text:style-name="L143">
              <text:list-item>
                <text:p text:style-name="P320"><text:span text:style-name="Strong_20_Emphasis"><text:span text:style-name="T1">Gunakan Metafora yang Kuat:</text:span></text:span><text:span text:style-name="T1"> Metafora 'Kotak Pandora' sangat efektif untuk menggambarkan potensi konsekuensi tak terduga dan sifat 'membuka sesuatu yang sulit ditutup kembali' dari isu etis ini. </text:span></text:p>
              </text:list-item>
              <text:list-item>
                <text:p text:style-name="P320"><text:span text:style-name="Strong_20_Emphasis"><text:span text:style-name="T1">Bingkai sebagai Dilema Fundamental:</text:span></text:span><text:span text:style-name="T1"> Sajikan setiap poin etis sebagai sebuah dilema atau pertanyaan mendasar yang menyentuh nilai-nilai inti, bukan sekadar masalah teknis. </text:span></text:p>
              </text:list-item>
              <text:list-item>
                <text:p text:style-name="P320"><text:span text:style-name="Strong_20_Emphasis"><text:span text:style-name="T1">Tekankan Urgensi Diskusi Saat Ini:</text:span></text:span><text:span text:style-name="T1"> Jelaskan dengan kuat mengapa penting membahas etika teknologi masa depan </text:span><text:span text:style-name="Emphasis"><text:span text:style-name="T1">sekarang</text:span></text:span><text:span text:style-name="T1">, bukan menunggu sampai teknologinya sudah ada dan terlanjur menyebar. </text:span></text:p>
              </text:list-item>
              <text:list-item>
                <text:p text:style-name="P132"><text:span text:style-name="Strong_20_Emphasis"><text:span text:style-name="T1">Ajak Partisipasi Pembaca:</text:span></text:span><text:span text:style-name="T1"> Gunakan kalimat yang secara aktif mengajak pembaca untuk berpikir, menimbang, dan terlibat dalam dilema ("Yuk kita coba pakai topi filsuf...", "Kita akan timbang argumen..."). </text:span></text:p>
              </text:list-item>
            </text:list>
            <text:p text:style-name="Text_20_body"><text:span text:style-name="Strong_20_Emphasis"><text:span text:style-name="T1">[Prompt Ilustrasi - Opsional]:</text:span></text:span></text:p>
            <text:p text:style-name="P184">"Buat ilustrasi pembuka Bab 8 yang dramatis. Gambarkan sebuah kotak Pandora antik yang sedikit terbuka, dan dari celahnya keluar bukan roh jahat, tapi ikon-ikon atau simbol-simbol yang merepresentasikan dilema etis: tanda tanya besar, simbol timbangan keadilan yang miring, simbol rantai (kontrol), simbol dua topeng (identitas), simbol orang dengan tanda silang/centang di otaknya (persetujuan/otonomi). Gunakan pencahayaan <text:soft-page-break/>yang dramatis dan warna yang gelap/misterius. Beri judul 'Membuka Kotak Pandora Etika'."</text:p>
            <text:p text:style-name="P407"/>
            <text:p text:style-name="P184">Silakan berikan perintah "YAX" untuk melanjutkan ke prompt Subbab 8.1.</text:p>
          </text:section>
          <text:section text:style-name="Sect1" text:name="feedback-form-53">
            <text:p text:style-name="P366"/>
          </text:section>
        </text:section>
        <text:section text:style-name="Sect1" text:name="e76163023402189a">
          <text:p text:style-name="P184"/>
          <text:section text:style-name="Sect1" text:name="user-query-content-54">
            <text:p text:style-name="P404">yax </text:p>
          </text:section>
          <text:p text:style-name="P366">Tampilkan alur berpikir</text:p>
          <text:section text:style-name="Sect2" text:name="model-response-message-contentr_e76163023402189a">
            <text:p text:style-name="P184">Baik, mari kita mulai membongkar 'Kotak Pandora' ini, dimulai dari pertanyaan paling dasar: siapa yang berhak memutuskan?</text:p>
            <text:p text:style-name="Text_20_body"><text:span text:style-name="Strong_20_Emphasis"><text:span text:style-name="T1">(Prompt untuk Isi Subbab 8.1):</text:span></text:span><text:span text:style-name="T1"> "Tulis isi Subbab 8.1: 'Siapa yang Memutuskan? Otoritas dan Persetujuan (Consent)' dengan pembahasan mendalam yang fokus pada </text:span><text:span text:style-name="Strong_20_Emphasis"><text:span text:style-name="T1">hak otonomi individu</text:span></text:span><text:span text:style-name="T1"> versus </text:span><text:span text:style-name="Strong_20_Emphasis"><text:span text:style-name="T1">otoritas negara/medis</text:span></text:span><text:span text:style-name="T1"> dalam konteks neuro-rehabilitasi, dijelaskan dengan dilema yang jelas untuk remaja. Mulai dengan pertanyaan fundamental: 'Otak adalah inti dari diri kita. Siapa yang berhak 'mengutak-atik'-nya, bahkan demi kebaikan?' Jelaskan pilar etika medis: </text:span><text:span text:style-name="Strong_20_Emphasis"><text:span text:style-name="T1">Informed Consent</text:span></text:span><text:span text:style-name="T1">, yang idealnya harus:</text:span></text:p>
            <text:list xml:id="list3158046246369344400" text:style-name="L144">
              <text:list-item>
                <text:p text:style-name="P321"><text:span text:style-name="Strong_20_Emphasis"><text:span text:style-name="T1">Volunter (Sukarela):</text:span></text:span><text:span text:style-name="T1"> Benar-benar bebas dari paksaan, tekanan, atau iming-iming berlebihan. </text:span></text:p>
              </text:list-item>
              <text:list-item>
                <text:p text:style-name="P321"><text:span text:style-name="Strong_20_Emphasis"><text:span text:style-name="T1">Informed (Terinformasi):</text:span></text:span><text:span text:style-name="T1"> Individu paham sepenuhnya prosedur, tujuan, </text:span><text:span text:style-name="Emphasis"><text:span text:style-name="T1">semua</text:span></text:span><text:span text:style-name="T1"> potensi risiko (jangka pendek/panjang, fisik/psikologis/sosial), manfaat yang diharapkan, dan alternatif lain (termasuk tidak melakukan apa-apa). </text:span></text:p>
              </text:list-item>
              <text:list-item>
                <text:p text:style-name="P133"><text:span text:style-name="Strong_20_Emphasis"><text:span text:style-name="T1">Competent (Kompeten):</text:span></text:span><text:span text:style-name="T1"> Individu memiliki kapasitas mental untuk memahami informasi dan membuat keputusan rasional. Kemudian, soroti </text:span><text:span text:style-name="Strong_20_Emphasis"><text:span text:style-name="T1">mengapa informed consent menjadi sangat problematis</text:span></text:span><text:span text:style-name="T1"> dalam konteks neuro-rehabilitasi kriminal: </text:span></text:p>
              </text:list-item>
            </text:list>
            <text:list xml:id="list7810353313484624233" text:style-name="L145">
              <text:list-item>
                <text:p text:style-name="P322"><text:span text:style-name="Strong_20_Emphasis"><text:span text:style-name="T1">Lingkungan Koersif:</text:span></text:span><text:span text:style-name="T1"> Penjara/sistem hukum secara inheren mengurangi otonomi. Apakah tawaran N-Rehab sebagai syarat bebas bersyarat atau hukuman lebih ringan bisa dianggap sukarela? Bagaimana jika N-Rehab </text:span><text:span text:style-name="Emphasis"><text:span text:style-name="T1">diwajibkan</text:span></text:span><text:span text:style-name="T1">? </text:span></text:p>
              </text:list-item>
              <text:list-item>
                <text:p text:style-name="P322"><text:span text:style-name="Strong_20_Emphasis"><text:span text:style-name="T1">Informasi yang Tidak Lengkap/Pasti:</text:span></text:span><text:span text:style-name="T1"> Mengingat teknologi ini baru </text:span><text:soft-page-break/><text:span text:style-name="T1">dan kompleks (Bab 7), bisakah kita memberikan informasi yang </text:span><text:span text:style-name="Emphasis"><text:span text:style-name="T1">benar-benar</text:span></text:span><text:span text:style-name="T1"> lengkap tentang risikonya, terutama efek jangka panjang pada kepribadian? </text:span></text:p>
              </text:list-item>
              <text:list-item>
                <text:p text:style-name="P322"><text:span text:style-name="Strong_20_Emphasis"><text:span text:style-name="T1">Kapasitas Pengambil Keputusan:</text:span></text:span><text:span text:style-name="T1"> Bagaimana dengan individu yang kemampuan kognitif atau mentalnya terganggu akibat kondisi neurologis atau psikiatris? Siapa wali yang tepat untuk memutuskan? </text:span></text:p>
              </text:list-item>
              <text:list-item>
                <text:p text:style-name="P322"><text:span text:style-name="Strong_20_Emphasis"><text:span text:style-name="T1">Sifat Intervensi (Potensi Ireversibel):</text:span></text:span><text:span text:style-name="T1"> Jika efek N-Rehab bersifat permanen atau sulit dibalik, standar persetujuan harus </text:span><text:span text:style-name="Emphasis"><text:span text:style-name="T1">jauh lebih tinggi</text:span></text:span><text:span text:style-name="T1">. Apakah ada 'hak untuk tetap menjadi diri sendiri', bahkan jika 'diri sendiri' itu punya kecenderungan antisosial? </text:span></text:p>
              </text:list-item>
              <text:list-item>
                <text:p text:style-name="P134"><text:span text:style-name="Strong_20_Emphasis"><text:span text:style-name="T1">Otoritas Penentu:</text:span></text:span><text:span text:style-name="T1"> Siapa yang memegang 'kunci' keputusan akhir? Individu? Keluarga? Tim medis? Hakim? Negara? Gunakan studi kasus mini untuk menggambarkan dilema ini (misal: perdebatan antara jaksa, pengacara, dokter, dan narapidana). Ajak pembaca mempertimbangkan batas-batas otonomi pribadi ketika berhadapan dengan keamanan publik." </text:span></text:p>
              </text:list-item>
            </text:list>
            <text:p text:style-name="P407"/>
            <text:p text:style-name="Text_20_body"><text:span text:style-name="Strong_20_Emphasis"><text:span text:style-name="T1">(Jawaban untuk Isi Subbab 8.1):</text:span></text:span></text:p>
            <text:p text:style-name="Text_20_body"><text:span text:style-name="Strong_20_Emphasis"><text:span text:style-name="T1">8.1 Siapa yang Memutuskan? Otoritas dan Persetujuan (Consent)</text:span></text:span></text:p>
            <text:p text:style-name="Text_20_body"><text:span text:style-name="T1">Pertanyaan pertama dan mungkin paling fundamental saat kita ngomongin neuro-rehabilitasi adalah: </text:span><text:span text:style-name="Strong_20_Emphasis"><text:span text:style-name="T1">Siapa yang punya hak buat 'ngutak-atik' isi kepala seseorang?</text:span></text:span><text:span text:style-name="T1"> Otak itu kan inti dari diri kita, tempat pikiran, perasaan, dan kepribadian kita bersemayam. Bahkan kalau tujuannya mulia—misalnya untuk 'memperbaiki' kecenderungan kriminal—siapa yang berhak memberi izin?</text:span></text:p>
            <text:p text:style-name="Text_20_body"><text:span text:style-name="T1">Dalam dunia kedokteran dan penelitian modern, ada satu prinsip emas yang jadi pegangan utama: </text:span><text:span text:style-name="Strong_20_Emphasis"><text:span text:style-name="T1">Informed Consent</text:span></text:span><text:span text:style-name="T1">, atau Persetujuan Berdasarkan Informasi (sering disingkat jadi 'Persetujuan Sadar'). Artinya, sebelum dokter atau peneliti melakukan tindakan medis atau eksperimen apapun pada seseorang, mereka </text:span><text:span text:style-name="Strong_20_Emphasis"><text:span text:style-name="T1">wajib</text:span></text:span><text:span text:style-name="T1"> mendapatkan persetujuan dari orang tersebut, dan persetujuan itu harus memenuhi tiga syarat utama:</text:span></text:p>
            <text:list xml:id="list405363553294867353" text:style-name="L146">
              <text:list-item>
                <text:p text:style-name="P323"><text:span text:style-name="Strong_20_Emphasis"><text:span text:style-name="T1">Harus Sukarela (Voluntary):</text:span></text:span><text:span text:style-name="T1"> Orang itu harus setuju atas kemauannya sendiri, </text:span><text:span text:style-name="Strong_20_Emphasis"><text:span text:style-name="T1">tanpa ada paksaan</text:span></text:span><text:span text:style-name="T1">, tekanan psikologis, ancaman ("kalau nggak mau, hukumannya ditambah!"), atau iming-</text:span><text:soft-page-break/><text:span text:style-name="T1">iming hadiah yang terlalu berlebihan ("kalau mau ikut, besok langsung bebas!"). Harus benar-benar pilihan bebas. </text:span></text:p>
              </text:list-item>
              <text:list-item>
                <text:p text:style-name="P323"><text:span text:style-name="Strong_20_Emphasis"><text:span text:style-name="T1">Harus Terinformasi (Informed):</text:span></text:span><text:span text:style-name="T1"> Orang itu harus diberi penjelasan yang </text:span><text:span text:style-name="Strong_20_Emphasis"><text:span text:style-name="T1">lengkap, jujur, dan mudah dipahami</text:span></text:span><text:span text:style-name="T1"> tentang tindakan yang akan dilakukan: tujuannya apa, prosedurnya gimana, apa saja </text:span><text:span text:style-name="Emphasis"><text:span text:style-name="T1">semua</text:span></text:span><text:span text:style-name="T1"> potensi risikonya (jangka pendek, jangka panjang, efek fisik, efek ke pikiran/perasaan/kepribadian, termasuk risiko yang belum diketahui pasti), apa manfaat yang diharapkan (dan seberapa besar kemungkinannya), serta apa pilihan alternatif lainnya (termasuk pilihan untuk tidak melakukan apa-apa). Dia harus benar-benar </text:span><text:span text:style-name="Emphasis"><text:span text:style-name="T1">paham</text:span></text:span><text:span text:style-name="T1"> sebelum bilang 'ya'. </text:span></text:p>
              </text:list-item>
              <text:list-item>
                <text:p text:style-name="P135"><text:span text:style-name="Strong_20_Emphasis"><text:span text:style-name="T1">Harus Kompeten (Competent):</text:span></text:span><text:span text:style-name="T1"> Orang itu harus punya </text:span><text:span text:style-name="Strong_20_Emphasis"><text:span text:style-name="T1">kapasitas mental</text:span></text:span><text:span text:style-name="T1"> untuk memahami semua informasi yang diberikan, menimbang-nimbang untung ruginya secara rasional, dan membuat keputusan yang sesuai dengan nilai-nilai pribadinya. Dia harus dalam kondisi sadar dan pikirannya jernih. </text:span></text:p>
              </text:list-item>
            </text:list>
            <text:p text:style-name="Text_20_body"><text:span text:style-name="T1">Kedengarannya ideal ya? Tapi, coba kita terapkan prinsip </text:span><text:span text:style-name="Emphasis"><text:span text:style-name="T1">informed consent</text:span></text:span><text:span text:style-name="T1"> ini pada ide </text:span><text:span text:style-name="Strong_20_Emphasis"><text:span text:style-name="T1">neuro-rehabilitasi untuk narapidana (WBP)</text:span></text:span><text:span text:style-name="T1">. Langsung deh, muncul banyak banget masalah dan dilema pelik:</text:span></text:p>
            <text:list xml:id="list1506703791617328476" text:style-name="L147">
              <text:list-item>
                <text:p text:style-name="P324"><text:span text:style-name="Strong_20_Emphasis"><text:span text:style-name="T1">Benarkah Bisa Sukarela di Penjara? (Lingkungan Koersif):</text:span></text:span><text:span text:style-name="T1"> Penjara atau sistem hukum itu, secara alami, adalah tempat di mana kebebasan dan otonomi seseorang sangat dibatasi. Kalau seorang WBP ditawari, "Mau ikut program N-Rehab ini biar bisa bebas bersyarat lebih cepat?", apakah persetujuannya bisa dianggap benar-benar sukarela? Bukankah dia dalam posisi sangat tertekan dan mungkin akan setuju pada apa saja demi kebebasan? Bagaimana kalau N-Rehab ini malah </text:span><text:span text:style-name="Emphasis"><text:span text:style-name="T1">diwajibkan</text:span></text:span><text:span text:style-name="T1"> oleh pengadilan sebagai bagian dari hukuman? Di mana lagi letak kesukarelaannya? Ini bentuk </text:span><text:span text:style-name="Strong_20_Emphasis"><text:span text:style-name="T1">paksaan halus (coercion)</text:span></text:span><text:span text:style-name="T1"> atau bahkan paksaan nyata. </text:span></text:p>
              </text:list-item>
              <text:list-item>
                <text:p text:style-name="P324"><text:span text:style-name="Strong_20_Emphasis"><text:span text:style-name="T1">Informasinya Lengkap Nggak? (Teknologi Baru &amp; Kompleks):</text:span></text:span><text:span text:style-name="T1"> Seperti yang kita bahas di Bab 7, teknologi N-Rehab ini (kalaupun ada nanti) pasti sangat baru dan kompleks. Efek jangka panjangnya ke otak dan kepribadian mungkin belum diketahui sepenuhnya, bahkan oleh para ilmuwan sendiri! Kalau begitu, bagaimana mungkin dokter bisa memberikan informasi yang </text:span><text:span text:style-name="Emphasis"><text:span text:style-name="T1">benar-benar</text:span></text:span><text:span text:style-name="T1"> lengkap dan </text:span><text:soft-page-break/><text:span text:style-name="T1">jujur tentang semua risikonya kepada calon peserta? Jangan-jangan kita meminta orang setuju pada sesuatu yang risikonya belum kita pahami betul? </text:span></text:p>
              </text:list-item>
              <text:list-item>
                <text:p text:style-name="P324"><text:span text:style-name="Strong_20_Emphasis"><text:span text:style-name="T1">Mampu Nggak Dia Memutuskan? (Masalah Kapasitas):</text:span></text:span><text:span text:style-name="T1"> Banyak WBP mungkin punya riwayat gangguan kesehatan mental, penyalahgunaan zat, cedera kepala, atau tingkat pendidikan rendah yang bisa memengaruhi kemampuan mereka untuk memahami informasi medis yang rumit dan membuat keputusan rasional tentang intervensi otak. Kalau mereka dianggap tidak kompeten, </text:span><text:span text:style-name="Strong_20_Emphasis"><text:span text:style-name="T1">siapa yang berhak memutuskan</text:span></text:span><text:span text:style-name="T1"> untuk mereka? Keluarga? Pengacara? Wali yang ditunjuk pengadilan? Tim dokter? Masing-masing punya potensi konflik kepentingan. </text:span></text:p>
              </text:list-item>
              <text:list-item>
                <text:p text:style-name="P324"><text:span text:style-name="Strong_20_Emphasis"><text:span text:style-name="T1">Kalau Sudah Diubah, Bisa Balik Lagi? (Potensi Ireversibel):</text:span></text:span><text:span text:style-name="T1"> Kalau ternyata efek N-Rehab ini bersifat </text:span><text:span text:style-name="Strong_20_Emphasis"><text:span text:style-name="T1">permanen</text:span></text:span><text:span text:style-name="T1"> atau sangat sulit dibalikkan, maka standar untuk persetujuannya haruslah </text:span><text:span text:style-name="Strong_20_Emphasis"><text:span text:style-name="T1">jauh lebih tinggi</text:span></text:span><text:span text:style-name="T1">. Ini memunculkan pertanyaan filosofis: Apakah setiap individu punya </text:span><text:span text:style-name="Strong_20_Emphasis"><text:span text:style-name="T1">'hak untuk tetap menjadi dirinya sendiri'</text:span></text:span><text:span text:style-name="T1"> atau </text:span><text:span text:style-name="Strong_20_Emphasis"><text:span text:style-name="T1">'hak atas integritas mental'</text:span></text:span><text:span text:style-name="T1">, bahkan jika 'dirinya' itu punya kecenderungan antisosial yang merugikan orang lain? Seberapa jauh masyarakat boleh 'memaksa' perubahan pada inti diri seseorang? </text:span></text:p>
              </text:list-item>
              <text:list-item>
                <text:p text:style-name="P136"><text:span text:style-name="Strong_20_Emphasis"><text:span text:style-name="T1">Siapa Pemegang Otoritas Terakhir? (Konflik Kepentingan):</text:span></text:span><text:span text:style-name="T1"> Bayangkan sebuah skenario: Alex (tokoh fiksi kita) dianggap perlu menjalani N-Rehab oleh tim dokter dan jaksa demi keamanan publik. Tapi Alex menolak keras, didukung pengacaranya yang khawatir efek samping dan pelanggaran hak. Keluarga Alex terpecah, ada yang setuju ada yang tidak. Hakim harus memutuskan. </text:span><text:span text:style-name="Strong_20_Emphasis"><text:span text:style-name="T1">Siapa yang punya otoritas final</text:span></text:span><text:span text:style-name="T1"> dalam kasus seperti ini? Apakah hak otonomi Alex harus dikalahkan demi potensi keamanan masyarakat? Di mana garis batasnya? </text:span></text:p>
              </text:list-item>
            </text:list>
            <text:p text:style-name="Text_20_body"><text:span text:style-name="T1">Semua pertanyaan ini menunjukkan betapa rumitnya menerapkan prinsip sederhana </text:span><text:span text:style-name="Emphasis"><text:span text:style-name="T1">informed consent</text:span></text:span><text:span text:style-name="T1"> pada situasi yang luar biasa kompleks seperti neuro-rehabilitasi kriminal. Ini adalah pertarungan antara hak fundamental individu untuk mengontrol tubuh dan pikirannya sendiri melawan klaim negara atau masyarakat untuk melindungi warganya dan merehabilitasi pelaku kejahatan. Menemukan keseimbangan yang adil dan etis di sini </text:span><text:soft-page-break/><text:span text:style-name="T1">adalah salah satu tantangan terbesar pertama yang harus dihadapi.</text:span></text:p>
            <text:p text:style-name="P407"/>
            <text:p text:style-name="Text_20_body"><text:span text:style-name="Strong_20_Emphasis"><text:span text:style-name="T1">[Tips Penulisan Tambahan - Opsional]:</text:span></text:span></text:p>
            <text:list xml:id="list8916441080389197364" text:style-name="L148">
              <text:list-item>
                <text:p text:style-name="P325"><text:span text:style-name="Strong_20_Emphasis"><text:span text:style-name="T1">Gunakan Struktur Dilema:</text:span></text:span><text:span text:style-name="T1"> Sajikan setiap poin masalah sebagai sebuah dilema atau pertanyaan sulit yang tidak punya jawaban mudah. Ini mendorong pembaca untuk ikut berpikir. </text:span></text:p>
              </text:list-item>
              <text:list-item>
                <text:p text:style-name="P325"><text:span text:style-name="Strong_20_Emphasis"><text:span text:style-name="T1">Contoh Kasus Mini:</text:span></text:span><text:span text:style-name="T1"> Menggunakan skenario singkat (seperti dilema Alex) bisa membuat isu etis yang abstrak terasa lebih konkret dan relevan. </text:span></text:p>
              </text:list-item>
              <text:list-item>
                <text:p text:style-name="P137"><text:span text:style-name="Strong_20_Emphasis"><text:span text:style-name="T1">Tekankan Prinsip Etika:</text:span></text:span><text:span text:style-name="T1"> Jelaskan prinsip </text:span><text:span text:style-name="Emphasis"><text:span text:style-name="T1">informed consent</text:span></text:span><text:span text:style-name="T1"> dengan jelas sebagai dasar argumen, tunjukkan mengapa prinsip ini penting dan mengapa sulit diterapkan dalam konteks ini. </text:span></text:p>
              </text:list-item>
            </text:list>
            <text:p text:style-name="Text_20_body"><text:span text:style-name="Strong_20_Emphasis"><text:span text:style-name="T1">[Prompt Ilustrasi - Opsional]:</text:span></text:span></text:p>
            <text:p text:style-name="P184">"Buat ilustrasi untuk Subbab 8.1 yang menggambarkan dilema persetujuan. Bisa berupa gambar siluet seseorang dalam pakaian narapidana sedang duduk di depan meja. Di atas meja ada formulir persetujuan ('Consent Form') dan mungkin sebuah pil atau alat teknologi kecil. Di sekeliling orang itu ada 'gelembung pikiran' atau panah dari berbagai arah yang menunjukkan tekanan/pertimbangan: ikon borgol/jeruji (paksaan/ingin bebas), ikon tanda tanya besar (risiko tak diketahui), ikon palu hakim (otoritas hukum), ikon dokter/jarum suntik (intervensi medis), ikon keluarga/tanda tanya (pengaruh keluarga). Beri judul 'Persetujuan di Persimpangan'."</text:p>
            <text:p text:style-name="P407"/>
            <text:p text:style-name="P184">Silakan berikan perintah "YAX" untuk melanjutkan ke prompt Subbab 8.2.</text:p>
          </text:section>
          <text:section text:style-name="Sect1" text:name="feedback-form-54">
            <text:p text:style-name="P366"/>
          </text:section>
        </text:section>
        <text:section text:style-name="Sect1" text:name="64c3d0b08b26983b">
          <text:p text:style-name="P184"/>
          <text:section text:style-name="Sect1" text:name="user-query-content-55">
            <text:p text:style-name="P404">yax </text:p>
          </text:section>
          <text:p text:style-name="P366">Tampilkan alur berpikir</text:p>
          <text:section text:style-name="Sect2" text:name="model-response-message-contentr_64c3d0b08b26983b">
            <text:p text:style-name="P184">Baik, mari kita masuk ke perdebatan filosofis yang lebih dalam lagi.</text:p>
            <text:p text:style-name="Text_20_body"><text:span text:style-name="Strong_20_Emphasis"><text:span text:style-name="T1">(Prompt untuk Isi Subbab 8.2):</text:span></text:span><text:span text:style-name="T1"> "Tulis isi Subbab 8.2: 'Kehendak Bebas vs Tanggung Jawab: Siapa yang Mengendalikan?' dengan pembahasan </text:span><text:soft-page-break/><text:span text:style-name="T1">mendalam yang mengeksplorasi dampak potensial neuro-rehabilitasi pada konsep fundamental kehendak bebas dan tanggung jawab moral/hukum, disajikan melalui pertanyaan filosofis yang relevan untuk remaja. Awali dengan premis: 'Dasar sistem hukum dan moral kita adalah asumsi bahwa manusia (umumnya) punya kehendak bebas dan bertanggung jawab atas pilihannya.' Lalu, ajukan pertanyaan-pertanyaan yang dipicu oleh N-Rehab:</text:span></text:p>
            <text:list xml:id="list4288164939997609110" text:style-name="L149">
              <text:list-item>
                <text:p text:style-name="P326"><text:span text:style-name="Strong_20_Emphasis"><text:span text:style-name="T1">Apakah N-Rehab Menggerus Kehendak Bebas?</text:span></text:span><text:span text:style-name="T1"> Jika kecenderungan impulsif atau kurangnya empati 'diperbaiki' secara biologis, apakah individu tersebut masih 'memilih' untuk tidak melakukan kejahatan? Seberapa besar peran 'program' baru di otaknya versus pilihan sadarnya? Di mana batasnya? </text:span></text:p>
              </text:list-item>
              <text:list-item>
                <text:p text:style-name="P326"><text:span text:style-name="Strong_20_Emphasis"><text:span text:style-name="T1">Implikasi pada Tanggung Jawab Moral:</text:span></text:span><text:span text:style-name="T1"> Bisakah kita memuji seseorang atas kebaikannya jika kebaikan itu hasil dari intervensi otak? Bisakah kita menyalahkannya jika ia (secara tak terduga) tetap berbuat salah setelah N-Rehab? Apakah konsep 'usaha moral' menjadi tidak relevan? </text:span></text:p>
              </text:list-item>
              <text:list-item>
                <text:p text:style-name="P326"><text:span text:style-name="Strong_20_Emphasis"><text:span text:style-name="T1">Tantangan bagi Sistem Hukum (Mens Rea &amp; Hukuman):</text:span></text:span><text:span text:style-name="T1"> Hukum pidana biasanya butuh </text:span><text:span text:style-name="Emphasis"><text:span text:style-name="T1">mens rea</text:span></text:span><text:span text:style-name="T1"> (niat jahat/kesalahan batin). Jika N-Rehab dianggap menghilangkan kapasitas untuk niat jahat tertentu, apakah individu masih bisa dianggap bersalah (culpable)? Bagaimana ini memengaruhi tujuan hukuman (retribusi vs rehabilitasi total)? Haruskah hukuman dikurangi atau dihapus jika 'akar' kejahatannya sudah 'diobati'? </text:span></text:p>
              </text:list-item>
              <text:list-item>
                <text:p text:style-name="P326"><text:span text:style-name="Strong_20_Emphasis"><text:span text:style-name="T1">Masalah Keaslian (Authenticity):</text:span></text:span><text:span text:style-name="T1"> Apakah perubahan perilaku yang disebabkan N-Rehab itu 'milik' individu tersebut? Apakah ada perbedaan nilai moral antara kebaikan yang muncul dari perjuangan internal versus kebaikan yang 'ditanamkan' secara teknologi? Apakah kita kehilangan sesuatu yang esensial dari 'menjadi manusia' jika perjuangan moral dihilangkan? </text:span></text:p>
              </text:list-item>
              <text:list-item>
                <text:p text:style-name="P138"><text:span text:style-name="Strong_20_Emphasis"><text:span text:style-name="T1">Determinisme vs Pilihan:</text:span></text:span><text:span text:style-name="T1"> Apakah N-Rehab mendorong pandangan bahwa kita hanyalah 'mesin biologis' yang perilakunya bisa diatur, bukan agen moral yang bebas? Gunakan skenario perdebatan di ruang sidang masa depan atau dialog filosofis singkat. Tekankan bahwa N-Rehab memaksa kita mempertanyakan ulang asumsi dasar tentang sifat manusia, pilihan, dan justifikasi moral/hukum kita." </text:span></text:p>
              </text:list-item>
            </text:list>
            <text:p text:style-name="P407"/>
            <text:p text:style-name="Text_20_body"><text:soft-page-break/><text:span text:style-name="Strong_20_Emphasis"><text:span text:style-name="T1">(Jawaban untuk Isi Subbab 8.2):</text:span></text:span></text:p>
            <text:p text:style-name="Text_20_body"><text:span text:style-name="Strong_20_Emphasis"><text:span text:style-name="T1">8.2 Kehendak Bebas vs Tanggung Jawab: Siapa yang Mengendalikan?</text:span></text:span></text:p>
            <text:p text:style-name="Text_20_body"><text:span text:style-name="T1">Selama berabad-abad, dasar dari sistem moral dan hukum yang kita bangun bertumpu pada satu asumsi besar: bahwa kita, manusia, (setidaknya dalam kondisi normal) punya </text:span><text:span text:style-name="Strong_20_Emphasis"><text:span text:style-name="T1">kehendak bebas (</text:span></text:span><text:span text:style-name="Strong_20_Emphasis"><text:span text:style-name="Emphasis"><text:span text:style-name="T1">free will</text:span></text:span></text:span><text:span text:style-name="Strong_20_Emphasis"><text:span text:style-name="T1">)</text:span></text:span><text:span text:style-name="T1">. Artinya, kita dianggap mampu secara sadar memilih tindakan kita, membedakan mana yang benar dan salah, dan oleh karena itu, kita bisa dan harus </text:span><text:span text:style-name="Strong_20_Emphasis"><text:span text:style-name="T1">bertanggung jawab</text:span></text:span><text:span text:style-name="T1"> atas pilihan-pilihan tersebut. Kita dihukum kalau memilih berbuat jahat, dan (kadang) dipuji kalau memilih berbuat baik.</text:span></text:p>
            <text:p text:style-name="P184">Tapi... bagaimana jika teknologi neuro-rehabilitasi (N-Rehab) benar-benar hadir dan bisa secara langsung mengubah 'mesin' di balik pilihan-pilihan kita itu? Ini akan mengguncang asumsi dasar tadi dan memunculkan pertanyaan filosofis yang super pelik:</text:p>
            <text:list xml:id="list7020461715700990857" text:style-name="L150">
              <text:list-item>
                <text:p text:style-name="P139"><text:span text:style-name="Strong_20_Emphasis"><text:span text:style-name="T1">Masih Adakah Pilihan Bebas?</text:span></text:span><text:span text:style-name="T1"> Bayangkan si Alex (tokoh fiksi kita) yang tadinya gampang marah, setelah menjalani N-Rehab (misalnya, 'rem' PFC-nya diperkuat), dia jadi jauh lebih sabar dan bisa menahan diri saat diprovokasi. Pertanyaannya: saat dia berhasil menahan diri itu, apakah itu benar-benar </text:span><text:span text:style-name="Strong_20_Emphasis"><text:span text:style-name="T1">pilihan bebas</text:span></text:span><text:span text:style-name="T1"> dia? Atau dia hanya secara otomatis 'nurut' pada 'settingan' baru di otaknya yang membuatnya </text:span><text:span text:style-name="Emphasis"><text:span text:style-name="T1">tidak bisa</text:span></text:span><text:span text:style-name="T1"> lagi meledak marah seperti dulu? Seberapa besar peran kesadaran dan pilihannya, dibanding peran intervensi biologis yang sudah 'ditanamkan'? Di mana kita menarik garis antara </text:span><text:span text:style-name="Strong_20_Emphasis"><text:span text:style-name="T1">'aku yang memilih'</text:span></text:span><text:span text:style-name="T1"> dan </text:span><text:span text:style-name="Strong_20_Emphasis"><text:span text:style-name="T1">'otakku yang telah disetel'</text:span></text:span><text:span text:style-name="T1">?</text:span></text:p>
              </text:list-item>
              <text:list-item>
                <text:p text:style-name="P139"><text:span text:style-name="Strong_20_Emphasis"><text:span text:style-name="T1">Terus, Siapa yang Bertanggung Jawab Secara Moral?</text:span></text:span><text:span text:style-name="T1"> Kalau tindakan baik Alex (misalnya, kesabarannya) itu lebih karena hasil N-Rehab daripada usaha pribadinya, apakah dia </text:span><text:span text:style-name="Strong_20_Emphasis"><text:span text:style-name="T1">pantas mendapat pujian moral</text:span></text:span><text:span text:style-name="T1"> yang sama seperti orang lain yang sabar karena melatih diri bertahun-tahun? Sebaliknya, kalau (misalnya karena efek samping atau masalah lain) dia tetap saja melakukan kesalahan atau kejahatan </text:span><text:span text:style-name="Emphasis"><text:span text:style-name="T1">setelah</text:span></text:span><text:span text:style-name="T1"> N-Rehab, apakah kita masih bisa </text:span><text:span text:style-name="Strong_20_Emphasis"><text:span text:style-name="T1">menyalahkannya sepenuhnya</text:span></text:span><text:span text:style-name="T1">? Atau kita harus menyalahkan teknologinya, dokternya, atau sistemnya? Apakah konsep </text:span><text:span text:style-name="Strong_20_Emphasis"><text:span text:style-name="T1">'usaha moral'</text:span></text:span><text:span text:style-name="T1">—perjuangan internal untuk menjadi orang baik—menjadi tidak relevan lagi jika ada 'jalan pintas' teknologi?</text:span></text:p>
              </text:list-item>
              <text:list-item>
                <text:p text:style-name="P139"><text:soft-page-break/><text:span text:style-name="Strong_20_Emphasis"><text:span text:style-name="T1">Sistem Hukum Bisa Ikut Bingung (Soal Niat &amp; Hukuman):</text:span></text:span><text:span text:style-name="T1"> Dalam hukum pidana, untuk menghukum seseorang biasanya dibutuhkan bukti adanya </text:span><text:span text:style-name="Emphasis"><text:span text:style-name="T1">mens rea</text:span></text:span><text:span text:style-name="T1">—niat jahat atau kesadaran akan kesalahan saat melakukan tindakan. Nah, kalau N-Rehab dianggap bisa </text:span><text:span text:style-name="Strong_20_Emphasis"><text:span text:style-name="T1">menghilangkan atau mengurangi kapasitas seseorang untuk memiliki 'niat jahat'</text:span></text:span><text:span text:style-name="T1"> tertentu (misalnya, niat untuk menyakiti secara impulsif), apakah dia masih bisa dianggap </text:span><text:span text:style-name="Strong_20_Emphasis"><text:span text:style-name="T1">bersalah secara hukum (</text:span></text:span><text:span text:style-name="Strong_20_Emphasis"><text:span text:style-name="Emphasis"><text:span text:style-name="T1">culpable</text:span></text:span></text:span><text:span text:style-name="Strong_20_Emphasis"><text:span text:style-name="T1">)</text:span></text:span><text:span text:style-name="T1"> dengan cara yang sama? Bagaimana ini memengaruhi tujuan hukuman? Kalau tujuan utamanya adalah </text:span><text:span text:style-name="Strong_20_Emphasis"><text:span text:style-name="T1">retribusi</text:span></text:span><text:span text:style-name="T1"> (pembalasan setimpal atas kesalahan masa lalu), apakah itu masih adil jika 'pelaku' secara biologis sudah 'berbeda' dan tidak lagi punya niat jahat seperti dulu? Atau haruskah fokusnya murni pada </text:span><text:span text:style-name="Strong_20_Emphasis"><text:span text:style-name="T1">rehabilitasi total</text:span></text:span><text:span text:style-name="T1">, dan hukuman penjara ditiadakan jika N-Rehab dianggap 'berhasil'?</text:span></text:p>
                <text:list>
                  <text:list-item>
                    <text:p text:style-name="P327"><text:span text:style-name="Emphasis"><text:span text:style-name="T1">Bayangkan debat di pengadilan masa depan:</text:span></text:span><text:span text:style-name="T1"> Jaksa bilang, "Dia tetap harus dihukum berat atas perbuatannya dulu!" Pengacara balas, "Tapi Yang Mulia, bukti scan otak menunjukkan klien saya secara biologis sudah tidak mampu lagi memiliki dorongan agresif itu setelah N-Rehab!" Hakim pusing tujuh keliling. </text:span></text:p>
                  </text:list-item>
                </text:list>
              </text:list-item>
              <text:list-item>
                <text:p text:style-name="P139"><text:span text:style-name="Strong_20_Emphasis"><text:span text:style-name="T1">Perubahan Ini 'Asli' Nggak Sih? (Masalah Otentisitas):</text:span></text:span><text:span text:style-name="T1"> Rasa empati, kesabaran, atau kejujuran yang muncul pada diri seseorang setelah menjalani N-Rehab, apakah itu benar-benar 'miliknya'? Apakah itu </text:span><text:span text:style-name="Strong_20_Emphasis"><text:span text:style-name="T1">otentik</text:span></text:span><text:span text:style-name="T1">? Apakah ada </text:span><text:span text:style-name="Strong_20_Emphasis"><text:span text:style-name="T1">perbedaan nilai moral atau makna</text:span></text:span><text:span text:style-name="T1"> antara kebaikan yang lahir dari pergulatan batin, penyesalan, dan pilihan sadar, dibandingkan dengan kebaikan yang 'diinduksi' atau 'ditanamkan' oleh teknologi? Jangan-jangan, kita kehilangan sesuatu yang sangat esensial dari pengalaman menjadi manusia—yaitu proses belajar dan bertumbuh melalui perjuangan moral—jika semuanya bisa 'diperbaiki' dengan intervensi eksternal?</text:span></text:p>
              </text:list-item>
              <text:list-item>
                <text:p text:style-name="P139"><text:span text:style-name="Strong_20_Emphasis"><text:span text:style-name="T1">Apakah Kita Cuma 'Robot Daging'? (Determinisme vs Pilihan):</text:span></text:span><text:span text:style-name="T1"> Secara lebih luas, apakah kemungkinan N-Rehab ini akan semakin mendorong kita pada pandangan </text:span><text:span text:style-name="Strong_20_Emphasis"><text:span text:style-name="T1">determinisme biologis</text:span></text:span><text:span text:style-name="T1">—pandangan bahwa semua tindakan dan pilihan kita pada dasarnya sudah ditentukan oleh proses kimiawi dan listrik di otak kita, dan </text:span><text:soft-page-break/><text:span text:style-name="T1">'kehendak bebas' itu hanyalah ilusi? Jika ya, apa artinya ini bagi konsep martabat manusia, kebebasan individu, dan makna hidup kita sebagai agen moral yang (selama ini kita yakini) bebas memilih?</text:span></text:p>
              </text:list-item>
            </text:list>
            <text:p text:style-name="Text_20_body"><text:span text:style-name="T1">Pertanyaan-pertanyaan ini sangat mendasar dan nggak punya jawaban hitam-putih. Teknologi neuro-rehabilitasi, bahkan baru sebagai ide, sudah memaksa kita untuk </text:span><text:span text:style-name="Strong_20_Emphasis"><text:span text:style-name="T1">mempertanyakan ulang asumsi-asumsi terdalam</text:span></text:span><text:span text:style-name="T1"> kita tentang apa artinya menjadi manusia, apa artinya memilih, dan bagaimana kita seharusnya mengatur kehidupan bersama secara moral dan hukum.</text:span></text:p>
            <text:p text:style-name="P407"/>
            <text:p text:style-name="Text_20_body"><text:span text:style-name="Strong_20_Emphasis"><text:span text:style-name="T1">[Tips Penulisan Tambahan - Opsional]:</text:span></text:span></text:p>
            <text:list xml:id="list6951922432899588688" text:style-name="L151">
              <text:list-item>
                <text:p text:style-name="P328"><text:span text:style-name="Strong_20_Emphasis"><text:span text:style-name="T1">Sederhanakan Konsep Filosofis:</text:span></text:span><text:span text:style-name="T1"> Jelaskan konsep seperti 'kehendak bebas', 'determinisme', 'tanggung jawab moral', 'otentisitas' dengan bahasa sehari-hari dan contoh yang mudah dipahami remaja, tanpa terjebak jargon filsafat yang rumit. </text:span></text:p>
              </text:list-item>
              <text:list-item>
                <text:p text:style-name="P328"><text:span text:style-name="Strong_20_Emphasis"><text:span text:style-name="T1">Gunakan Pertanyaan yang Memprovokasi:</text:span></text:span><text:span text:style-name="T1"> Struktur subbab ini sangat cocok menggunakan serangkaian pertanyaan tajam yang langsung menusuk ke inti dilema filosofis. </text:span></text:p>
              </text:list-item>
              <text:list-item>
                <text:p text:style-name="P328"><text:span text:style-name="Strong_20_Emphasis"><text:span text:style-name="T1">Skenario Pendek:</text:span></text:span><text:span text:style-name="T1"> Menggunakan skenario singkat (seperti perdebatan di ruang sidang) bisa membuat perdebatan filosofis terasa lebih hidup dan kontekstual. </text:span></text:p>
              </text:list-item>
              <text:list-item>
                <text:p text:style-name="P140"><text:span text:style-name="Strong_20_Emphasis"><text:span text:style-name="T1">Jaga Nada Eksploratif:</text:span></text:span><text:span text:style-name="T1"> Karena ini pertanyaan filosofis tanpa jawaban pasti, jaga nadanya tetap eksploratif dan bertanya, hindari memberikan jawaban atau posisi yang definitif. </text:span></text:p>
              </text:list-item>
            </text:list>
            <text:p text:style-name="Text_20_body"><text:span text:style-name="Strong_20_Emphasis"><text:span text:style-name="T1">[Prompt Ilustrasi - Opsional]:</text:span></text:span></text:p>
            <text:p text:style-name="P184">"Buat ilustrasi untuk Subbab 8.2 yang menggambarkan dilema kehendak bebas vs determinisme. Bisa berupa gambar otak manusia yang terbelah dua. Satu sisi diberi label 'Pilihan Bebas' dengan ikon seperti jalan bercabang atau tangan yang memilih. Sisi lain diberi label 'Program Otak/Intervensi' dengan ikon seperti sirkuit komputer atau roda gigi. Di antara kedua sisi ada tanda tanya besar. Atau, gambar boneka marionette (yang talinya terhubung ke simbol otak/teknologi) sedang mencoba membuat keputusan moral (misal: membantu orang jatuh vs mencuri dompet)."</text:p>
            <text:p text:style-name="P407"><text:soft-page-break/></text:p>
            <text:p text:style-name="P184">Silakan berikan perintah "YAX" untuk melanjutkan ke prompt Subbab 8.3.</text:p>
          </text:section>
          <text:section text:style-name="Sect1" text:name="feedback-form-55">
            <text:p text:style-name="P366"/>
          </text:section>
        </text:section>
        <text:section text:style-name="Sect1" text:name="9d062c1ad1bb7fe4">
          <text:p text:style-name="P184"/>
          <text:section text:style-name="Sect1" text:name="user-query-content-56">
            <text:p text:style-name="P404">yax </text:p>
          </text:section>
          <text:p text:style-name="P366">Tampilkan alur berpikir</text:p>
          <text:section text:style-name="Sect2" text:name="model-response-message-contentr_9d062c1ad1bb7fe4">
            <text:p text:style-name="P184">Oke, mari kita hadapi sisi gelap dari potensi teknologi ini.</text:p>
            <text:p text:style-name="Text_20_body"><text:span text:style-name="Strong_20_Emphasis"><text:span text:style-name="T1">(Prompt untuk Isi Subbab 8.3):</text:span></text:span><text:span text:style-name="T1"> "Tulis isi Subbab 8.3: 'Risiko Penyalahgunaan: Kontrol Pikiran atau Masyarakat Sempurna?' dengan pembahasan mendalam yang menguliti potensi 'mimpi buruk' atau skenario distopia akibat penyalahgunaan neuroteknologi, disajikan secara provokatif namun serius untuk remaja. Mulai dengan peringatan: 'Setiap teknologi kuat punya dua sisi mata pedang. Neuroteknologi mungkin yang paling tajam.' Jelajahi beberapa skenario penyalahgunaan yang paling dikhawatirkan:</text:span></text:p>
            <text:list xml:id="list4017085301394520087" text:style-name="L152">
              <text:list-item>
                <text:p text:style-name="P329"><text:span text:style-name="Strong_20_Emphasis"><text:span text:style-name="T1">Kontrol Sosial &amp; Pemaksaan Konformitas:</text:span></text:span><text:span text:style-name="T1"> Risiko terbesar: teknologi yang awalnya untuk 'merehabilitasi' kriminal kemudian diperluas untuk 'menormalkan' siapa saja yang dianggap 'menyimpang', tidak produktif, atau tidak patuh oleh penguasa (pemerintah, korporasi). Menciptakan masyarakat homogen yang 'bahagia' tapi tanpa kebebasan berpikir. Analogi: 'obat penurut' massal. </text:span></text:p>
              </text:list-item>
              <text:list-item>
                <text:p text:style-name="P329"><text:span text:style-name="Strong_20_Emphasis"><text:span text:style-name="T1">Alat Penindasan Politik:</text:span></text:span><text:span text:style-name="T1"> Digunakan secara diam-diam untuk 'mengubah' pandangan politik lawan, 'menenangkan' aktivis, atau bahkan mengidentifikasi 'pemikiran berbahaya' sebelum diucapkan. </text:span></text:p>
              </text:list-item>
              <text:list-item>
                <text:p text:style-name="P329"><text:span text:style-name="Strong_20_Emphasis"><text:span text:style-name="T1">Peningkatan Manusia (Enhancement) yang Tidak Adil:</text:span></text:span><text:span text:style-name="T1"> Penggunaan neuroteknologi bukan untuk terapi, tapi untuk meningkatkan kemampuan kognitif (konsentrasi, memori) atau emosional (keberanian, ketenangan) demi keunggulan kompetitif (di sekolah, pekerjaan, militer). Ini bisa menciptakan 'kasta' biologis baru. Garis antara terapi dan enhancement sangat kabur. </text:span></text:p>
              </text:list-item>
              <text:list-item>
                <text:p text:style-name="P329"><text:span text:style-name="Strong_20_Emphasis"><text:span text:style-name="T1">Komersialisasi Liar:</text:span></text:span><text:span text:style-name="T1"> Bayangkan pasar bebas untuk 'perbaikan mood instan', 'peningkat fokus', atau 'pil empati'. Risiko eksploitasi konsumen, kualitas produk yang tidak terjamin, dan munculnya ketergantungan baru. </text:span></text:p>
              </text:list-item>
              <text:list-item>
                <text:p text:style-name="P329"><text:soft-page-break/><text:span text:style-name="Strong_20_Emphasis"><text:span text:style-name="T1">Pengawasan Otak &amp; 'Kejahatan Pikiran':</text:span></text:span><text:span text:style-name="T1"> Kemampuan membaca atau memprediksi kondisi mental/niat dari data otak (bahkan jika tidak akurat) membuka pintu pelanggaran privasi terdalam dan potensi menghukum orang atas 'pikiran' mereka (konsep 'thoughtcrime'). </text:span></text:p>
              </text:list-item>
              <text:list-item>
                <text:p text:style-name="P141"><text:span text:style-name="Strong_20_Emphasis"><text:span text:style-name="T1">Argumen Lereng Licin (Slippery Slope):</text:span></text:span><text:span text:style-name="T1"> Kekhawatiran bahwa penggunaan N-Rehab untuk kasus kriminal 'ekstrem' secara bertahap akan meluas ke kasus yang lebih ringan, lalu ke non-kriminal, hingga akhirnya menjadi alat kontrol umum. Di mana kita menarik garis batasnya? Gunakan contoh-contoh hipotetis yang kuat. Tekankan bahwa potensi mengerikan ini menuntut adanya </text:span><text:span text:style-name="Strong_20_Emphasis"><text:span text:style-name="T1">mekanisme pengawasan independen, regulasi internasional yang ketat, dan debat publik yang terbuka</text:span></text:span><text:span text:style-name="T1"> mengenai batasan penggunaan teknologi ini SEBELUM teknologinya matang. Pertanyakan: Bisakah kita benar-benar mengendalikan teknologi sekuat ini?" </text:span></text:p>
              </text:list-item>
            </text:list>
            <text:p text:style-name="P407"/>
            <text:p text:style-name="Text_20_body"><text:span text:style-name="Strong_20_Emphasis"><text:span text:style-name="T1">(Jawaban untuk Isi Subbab 8.3):</text:span></text:span></text:p>
            <text:p text:style-name="Text_20_body"><text:span text:style-name="Strong_20_Emphasis"><text:span text:style-name="T1">8.3 Risiko Penyalahgunaan: Kontrol Pikiran atau Masyarakat 'Sempurna'?</text:span></text:span></text:p>
            <text:p text:style-name="Text_20_body"><text:span text:style-name="T1">Setiap teknologi baru yang punya kekuatan besar itu ibarat </text:span><text:span text:style-name="Strong_20_Emphasis"><text:span text:style-name="T1">pedang bermata dua</text:span></text:span><text:span text:style-name="T1">. Bisa dipakai untuk tujuan mulia, tapi bisa juga disalahgunakan untuk tujuan yang mengerikan. Nah, neuroteknologi—teknologi yang bisa memengaruhi cara kerja otak kita—mungkin adalah mata pedang yang </text:span><text:span text:style-name="Strong_20_Emphasis"><text:span text:style-name="T1">paling tajam dan paling berisiko</text:span></text:span><text:span text:style-name="T1"> yang pernah kita hadapi. Kalau jatuh ke tangan yang salah, atau digunakan tanpa batasan etika yang jelas, potensinya untuk disalahgunakan bisa menciptakan skenario 'mimpi buruk' ala film distopia.</text:span></text:p>
            <text:p text:style-name="Text_20_body"><text:span text:style-name="T1">Mari kita coba 'menguliti' beberapa potensi </text:span><text:span text:style-name="Strong_20_Emphasis"><text:span text:style-name="T1">sisi gelap</text:span></text:span><text:span text:style-name="T1"> atau risiko penyalahgunaan yang paling sering dikhawatirkan oleh para ahli etika dan ilmuwan:</text:span></text:p>
            <text:list xml:id="list1058097216336959109" text:style-name="L153">
              <text:list-item>
                <text:p text:style-name="P142"><text:span text:style-name="Strong_20_Emphasis"><text:span text:style-name="T1">Kontrol Sosial &amp; Masyarakat 'Fotokopian' (Pemaksaan Konformitas):</text:span></text:span><text:span text:style-name="T1"> Ini mungkin risiko terbesar dan paling mengerikan. Bayangkan skenario ini: teknologi yang awalnya dikembangkan dengan niat baik untuk 'merehabilitasi' pelaku kejahatan berbahaya, </text:span><text:soft-page-break/><text:span text:style-name="T1">pelan-pelan </text:span><text:span text:style-name="Strong_20_Emphasis"><text:span text:style-name="T1">diperluas penggunaannya</text:span></text:span><text:span text:style-name="T1">. Penguasa (entah pemerintah atau korporasi besar) tergoda untuk memakainya bukan cuma ke kriminal, tapi ke siapa saja yang dianggap 'berbeda', 'menyimpang', 'tidak produktif', 'pembangkang', atau 'susah diatur'. Tujuannya? Menciptakan masyarakat yang 'damai', 'harmonis', 'bahagia', dan 'patuh'. Tapi 'bahagia'-nya semu, karena semua orang jadi seragam, kehilangan keunikan, kreativitas, dan keberanian untuk berpikir kritis atau berbeda. Mirip kayak memberikan </text:span><text:span text:style-name="Strong_20_Emphasis"><text:span text:style-name="T1">'obat penurut' massal</text:span></text:span><text:span text:style-name="T1"> secara biologis. Ngeri, kan?</text:span></text:p>
              </text:list-item>
              <text:list-item>
                <text:p text:style-name="P142"><text:span text:style-name="Strong_20_Emphasis"><text:span text:style-name="T1">Senjata Baru Penindasan Politik:</text:span></text:span><text:span text:style-name="T1"> Di tangan rezim otoriter, neuroteknologi bisa jadi alat penindasan yang super efektif dan sulit dideteksi. Bayangkan kemungkinan untuk secara diam-diam </text:span><text:span text:style-name="Strong_20_Emphasis"><text:span text:style-name="T1">'mengubah' pandangan politik</text:span></text:span><text:span text:style-name="T1"> lawan, </text:span><text:span text:style-name="Strong_20_Emphasis"><text:span text:style-name="T1">'menenangkan' semangat</text:span></text:span><text:span text:style-name="T1"> para aktivis dan demonstran, atau bahkan (ini lebih gila lagi) mencoba </text:span><text:span text:style-name="Strong_20_Emphasis"><text:span text:style-name="T1">mengidentifikasi 'pemikiran berbahaya'</text:span></text:span><text:span text:style-name="T1"> atau niat anti-pemerintah langsung dari aktivitas otak seseorang sebelum sempat diucapkan atau dilakukan.</text:span></text:p>
              </text:list-item>
              <text:list-item>
                <text:p text:style-name="P142"><text:span text:style-name="Strong_20_Emphasis"><text:span text:style-name="T1">Era 'Manusia Super' yang Tidak Adil (Masalah Enhancement):</text:span></text:span><text:span text:style-name="T1"> Garis antara menggunakan teknologi untuk </text:span><text:span text:style-name="Strong_20_Emphasis"><text:span text:style-name="T1">'terapi'</text:span></text:span><text:span text:style-name="T1"> (memperbaiki sesuatu yang dianggap 'kurang' atau 'sakit') dengan </text:span><text:span text:style-name="Strong_20_Emphasis"><text:span text:style-name="T1">'enhancement'</text:span></text:span><text:span text:style-name="T1"> (meningkatkan kemampuan di atas batas normal) itu </text:span><text:span text:style-name="Strong_20_Emphasis"><text:span text:style-name="T1">sangat tipis dan kabur</text:span></text:span><text:span text:style-name="T1">. Gimana kalau neuroteknologi dipakai bukan buat rehabilitasi, tapi buat 'upgrade' otak? Misalnya:</text:span></text:p>
                <text:list>
                  <text:list-item>
                    <text:p text:style-name="P398">Militer menciptakan tentara super yang nggak punya rasa takut atau nggak butuh tidur. </text:p>
                  </text:list-item>
                  <text:list-item>
                    <text:p text:style-name="P398">Perusahaan 'meningkatkan' fokus dan produktivitas karyawannya (atau kepatuhannya!). </text:p>
                  </text:list-item>
                  <text:list-item>
                    <text:p text:style-name="P330"><text:span text:style-name="T1">Orang tua kaya 'meng-upgrade' kemampuan kognitif anak mereka biar ranking satu terus di sekolah. Ini bisa menciptakan </text:span><text:span text:style-name="Strong_20_Emphasis"><text:span text:style-name="T1">'kasta' sosial baru berdasarkan kemampuan otak yang direkayasa secara biologis</text:span></text:span><text:span text:style-name="T1">, memperdalam jurang ketidaksetaraan yang sudah ada. </text:span></text:p>
                  </text:list-item>
                </text:list>
              </text:list-item>
              <text:list-item>
                <text:p text:style-name="P142"><text:span text:style-name="Strong_20_Emphasis"><text:span text:style-name="T1">Pasar Gelap 'Obat Otak' (Komersialisasi Liar):</text:span></text:span><text:span text:style-name="T1"> Bayangkan kalau versi 'ringan' dari teknologi ini (misal: 'pil peningkat mood instan', 'helm penambah fokus belajar', 'semprotan penambah rasa percaya </text:span><text:soft-page-break/><text:span text:style-name="T1">diri') dijual bebas di pasaran tanpa regulasi yang ketat. Bisa kacau balau! Muncul risiko </text:span><text:span text:style-name="Strong_20_Emphasis"><text:span text:style-name="T1">eksploitasi konsumen</text:span></text:span><text:span text:style-name="T1"> dengan klaim iklan yang menyesatkan, </text:span><text:span text:style-name="Strong_20_Emphasis"><text:span text:style-name="T1">kualitas produk yang abal-abal</text:span></text:span><text:span text:style-name="T1"> dan berbahaya, serta munculnya </text:span><text:span text:style-name="Strong_20_Emphasis"><text:span text:style-name="T1">bentuk-bentuk kecanduan baru</text:span></text:span><text:span text:style-name="T1"> pada 'perbaikan' instan ini.</text:span></text:p>
              </text:list-item>
              <text:list-item>
                <text:p text:style-name="P142"><text:span text:style-name="Strong_20_Emphasis"><text:span text:style-name="T1">'Polisi Pikiran' (Pengawasan Otak &amp; Thoughtcrime):</text:span></text:span><text:span text:style-name="T1"> Kalau teknologi pencitraan otak (seperti fMRI atau EEG canggih di masa depan) diklaim bisa 'membaca' kondisi mental, preferensi, atau bahkan memprediksi niat seseorang (meskipun tingkat akurasinya mungkin diragukan), ini membuka pintu pada </text:span><text:span text:style-name="Strong_20_Emphasis"><text:span text:style-name="T1">pelanggaran privasi yang paling dalam</text:span></text:span><text:span text:style-name="T1">. Bayangkan perusahaan memindai otak calon karyawan untuk melihat 'loyalitas' atau 'kejujuran'-nya. Atau pemerintah menandai orang sebagai 'berisiko' hanya berdasarkan pola aktivitas otaknya. Konsep </text:span><text:span text:style-name="Strong_20_Emphasis"><text:span text:style-name="T1">'kejahatan pikiran' (</text:span></text:span><text:span text:style-name="Strong_20_Emphasis"><text:span text:style-name="Emphasis"><text:span text:style-name="T1">thoughtcrime</text:span></text:span></text:span><text:span text:style-name="Strong_20_Emphasis"><text:span text:style-name="T1">)</text:span></text:span><text:span text:style-name="T1"> seperti di novel </text:span><text:span text:style-name="Emphasis"><text:span text:style-name="T1">1984</text:span></text:span><text:span text:style-name="T1"> jadi terasa lebih dekat.</text:span></text:p>
              </text:list-item>
              <text:list-item>
                <text:p text:style-name="P142"><text:span text:style-name="Strong_20_Emphasis"><text:span text:style-name="T1">Bahaya 'Lereng Licin' (Slippery Slope Argument):</text:span></text:span><text:span text:style-name="T1"> Ini adalah kekhawatiran logis bahwa sekali kita mengizinkan penggunaan neuro-intervensi untuk satu tujuan (misalnya, hanya untuk kasus kriminal paling ekstrem dan berbahaya), batasan itu akan </text:span><text:span text:style-name="Strong_20_Emphasis"><text:span text:style-name="T1">pelan-pelan bergeser</text:span></text:span><text:span text:style-name="T1">. Mungkin nanti diperluas ke kasus kriminal yang lebih ringan. Lalu ke individu yang dianggap 'berisiko tinggi' tapi belum melakukan kejahatan. Lalu untuk 'meningkatkan' perilaku siswa di sekolah. Terus... terus... sampai akhirnya tanpa sadar teknologi ini sudah menjadi alat manajemen dan kontrol populasi secara umum. Pertanyaan krusialnya: </text:span><text:span text:style-name="Strong_20_Emphasis"><text:span text:style-name="T1">Di mana kita harus menarik garis batas tegasnya SEBELUM kebablasan?</text:span></text:span></text:p>
              </text:list-item>
            </text:list>
            <text:p text:style-name="Text_20_body"><text:span text:style-name="Strong_20_Emphasis"><text:span text:style-name="T1">Butuh Rem Darurat Etika SEKARANG!</text:span></text:span></text:p>
            <text:p text:style-name="P184">Semua potensi mengerikan ini bukanlah sekadar fantasi penulis fiksi ilmiah. Ini adalah risiko nyata yang harus kita antisipasi dengan sangat serius. Oleh karena itu, sangatlah mendesak untuk adanya:</text:p>
            <text:list xml:id="list414265935045831092" text:style-name="L154">
              <text:list-item>
                <text:p text:style-name="P331"><text:span text:style-name="Strong_20_Emphasis"><text:span text:style-name="T1">Mekanisme pengawasan yang independen dan kuat</text:span></text:span><text:span text:style-name="T1"> terhadap riset dan pengembangan neuroteknologi. </text:span></text:p>
              </text:list-item>
              <text:list-item>
                <text:p text:style-name="P331"><text:span text:style-name="Strong_20_Emphasis"><text:span text:style-name="T1">Regulasi hukum dan etika internasional yang ketat</text:span></text:span><text:span text:style-name="T1"> yang menetapkan batasan-batasan jelas tentang apa yang boleh dan tidak </text:span><text:soft-page-break/><text:span text:style-name="T1">boleh dilakukan dengan teknologi pengubah otak. </text:span></text:p>
              </text:list-item>
              <text:list-item>
                <text:p text:style-name="P143"><text:span text:style-name="Strong_20_Emphasis"><text:span text:style-name="T1">Debat publik yang terbuka, luas, dan melibatkan berbagai lapisan masyarakat</text:span></text:span><text:span text:style-name="T1"> (bukan hanya ilmuwan dan pemerintah) untuk membahas nilai-nilai apa yang ingin kita pertahankan. </text:span></text:p>
              </text:list-item>
            </text:list>
            <text:p text:style-name="Text_20_body"><text:span text:style-name="T1">Semua ini perlu dilakukan </text:span><text:span text:style-name="Strong_20_Emphasis"><text:span text:style-name="T1">SEKARANG</text:span></text:span><text:span text:style-name="T1">, selagi teknologinya masih dalam tahap awal pengembangan, bukan menunggu sampai 'jin'-nya sudah terlanjur keluar dari botol. Pertanyaan terakhir yang menggantung: </text:span><text:span text:style-name="Strong_20_Emphasis"><text:span text:style-name="T1">Apakah kita, sebagai umat manusia, benar-benar punya kearifan untuk mengendalikan teknologi sekuat ini?</text:span></text:span></text:p>
            <text:p text:style-name="P407"/>
            <text:p text:style-name="Text_20_body"><text:span text:style-name="Strong_20_Emphasis"><text:span text:style-name="T1">[Tips Penulisan Tambahan - Opsional]:</text:span></text:span></text:p>
            <text:list xml:id="list8019497989911090942" text:style-name="L155">
              <text:list-item>
                <text:p text:style-name="P332"><text:span text:style-name="Strong_20_Emphasis"><text:span text:style-name="T1">Gunakan Skenario yang Vivid (Hidup):</text:span></text:span><text:span text:style-name="T1"> Mendeskripsikan skenario penyalahgunaan secara konkret dan sedikit dramatis (tapi tetap logis) membantu pembaca memahami mengapa risiko ini nyata dan perlu dikhawatirkan. </text:span></text:p>
              </text:list-item>
              <text:list-item>
                <text:p text:style-name="P332"><text:span text:style-name="Strong_20_Emphasis"><text:span text:style-name="T1">Referensi Budaya Pop (Hati-hati):</text:span></text:span><text:span text:style-name="T1"> Merujuk secara singkat ke karya fiksi distopia yang dikenal remaja (jika sesuai) bisa jadi 'jalan pintas' untuk menjelaskan konsep risiko, tapi jangan berlebihan dan selalu kembalikan ke diskusi yang serius. </text:span></text:p>
              </text:list-item>
              <text:list-item>
                <text:p text:style-name="P144"><text:span text:style-name="Strong_20_Emphasis"><text:span text:style-name="T1">Tekankan Urgensi Tindakan Preventif:</text:span></text:span><text:span text:style-name="T1"> Akhiri dengan penekanan kuat pada perlunya pengawasan, regulasi, dan debat publik </text:span><text:span text:style-name="Emphasis"><text:span text:style-name="T1">sekarang</text:span></text:span><text:span text:style-name="T1"> untuk mencegah skenario terburuk terjadi. </text:span></text:p>
              </text:list-item>
            </text:list>
            <text:p text:style-name="Text_20_body"><text:span text:style-name="Strong_20_Emphasis"><text:span text:style-name="T1">[Prompt Ilustrasi - Opsional]:</text:span></text:span></text:p>
            <text:p text:style-name="P184">"Buat ilustrasi untuk Subbab 8.3 yang menggambarkan sisi gelap neuroteknologi. Bisa berupa gambar mata besar ('Big Brother') yang mengawasi otak manusia. Atau gambar tangan-tangan (mewakili otoritas) yang memasang 'chip kontrol' di kepala barisan orang yang seragam. Atau gambar otak yang terhubung ke mesin kasir (komersialisasi) atau senjata (militerisasi). Gunakan warna-warna gelap, merah, atau nuansa distopia."</text:p>
            <text:p text:style-name="P407"/>
            <text:p text:style-name="P184">Silakan berikan perintah "YAX" untuk melanjutkan ke prompt Subbab 8.4.</text:p>
          </text:section>
          <text:section text:style-name="Sect1" text:name="feedback-form-56">
            <text:p text:style-name="P366"/>
          </text:section>
        </text:section>
        <text:section text:style-name="Sect1" text:name="9a28a75f7eb51d06">
          <text:p text:style-name="P184"/>
          <text:section text:style-name="Sect1" text:name="user-query-content-57">
            <text:p text:style-name="P404"><text:soft-page-break/>yax </text:p>
          </text:section>
          <text:p text:style-name="P366">Tampilkan alur berpikir</text:p>
          <text:section text:style-name="Sect2" text:name="model-response-message-contentr_9a28a75f7eb51d06">
            <text:p text:style-name="P184">Oke, sekarang mari kita soroti potensi ketidakadilan yang bisa muncul.</text:p>
            <text:p text:style-name="Text_20_body"><text:span text:style-name="Strong_20_Emphasis"><text:span text:style-name="T1">(Prompt untuk Isi Subbab 8.4):</text:span></text:span><text:span text:style-name="T1"> "Tulis isi Subbab 8.4: 'Keadilan dan Kesetaraan Akses: Siapa yang Mendapat 'Tiket Emas'?' dengan pembahasan mendalam yang menyoroti berbagai dimensi ketidakadilan potensial yang bisa muncul dari penerapan neuro-rehabilitasi, menggunakan bahasa yang menyentuh rasa keadilan remaja. Mulai dengan premis: 'Teknologi baru seringkali tidak tersebar merata. Bagaimana memastikan N-Rehab tidak justru memperdalam jurang ketidakadilan?' Jelajahi isu-isu krusial berikut:</text:span></text:p>
            <text:list xml:id="list1797239763498183803" text:style-name="L156">
              <text:list-item>
                <text:p text:style-name="P333"><text:span text:style-name="Strong_20_Emphasis"><text:span text:style-name="T1">Kesenjangan Akses (Sosioekonomi &amp; Geografis):</text:span></text:span><text:span text:style-name="T1"> Neuroteknologi canggih pasti mahal. Siapa yang bisa membayarnya? Apakah N-Rehab hanya akan tersedia untuk elit kaya, atau di negara-negara maju? Bagaimana nasib narapidana miskin atau di negara berkembang? Potensi terciptanya 'sistem peradilan dua kelas' berbasis kemampuan biologis/finansial untuk 'diperbaiki'. </text:span></text:p>
              </text:list-item>
              <text:list-item>
                <text:p text:style-name="P333"><text:span text:style-name="Strong_20_Emphasis"><text:span text:style-name="T1">Risiko Bias &amp; Diskriminasi dalam Penerapan:</text:span></text:span><text:span text:style-name="T1"> Siapa yang dianggap 'kandidat ideal' untuk N-Rehab? Ada risiko bahwa bias implisit (berdasarkan ras, etnis, gender, kelas sosial) dapat memengaruhi siapa yang didiagnosis 'membutuhkan' intervensi atau siapa yang diprioritaskan untuk program terbatas. Mungkin kelompok minoritas lebih sering 'dicap' perlu 'diperbaiki'. </text:span></text:p>
              </text:list-item>
              <text:list-item>
                <text:p text:style-name="P333"><text:span text:style-name="Strong_20_Emphasis"><text:span text:style-name="T1">Implikasi pada Sistem Hukuman:</text:span></text:span><text:span text:style-name="T1"> Jika N-Rehab menjadi alternatif penjara, siapa yang akan menawarkannya dan untuk kejahatan apa? Apakah ini akan jadi 'jalan keluar' mudah bagi pelaku kejahatan kerah putih sementara pelaku kejahatan jalanan tetap di jalur hukuman tradisional? Bagaimana menyeimbangkan rehabilitasi individu dengan rasa keadilan bagi korban dan masyarakat? </text:span></text:p>
              </text:list-item>
              <text:list-item>
                <text:p text:style-name="P333"><text:span text:style-name="Strong_20_Emphasis"><text:span text:style-name="T1">Pengabaian Akar Masalah Sosial ('Techno-fix Fallacy'):</text:span></text:span><text:span text:style-name="T1"> Kekhawatiran bahwa fokus pada 'memperbaiki otak' individu akan mengalihkan perhatian dan sumber daya dari upaya mengatasi akar masalah sosial, ekonomi, dan struktural dari kejahatan (kemiskinan, ketidaksetaraan, rasisme sistemik, kurangnya pendidikan &amp; kesempatan). N-Rehab bisa jadi 'plester' teknologi untuk luka sosial yang dalam. </text:span></text:p>
              </text:list-item>
              <text:list-item>
                <text:p text:style-name="P145"><text:soft-page-break/><text:span text:style-name="Strong_20_Emphasis"><text:span text:style-name="T1">Prioritas Alokasi Sumber Daya:</text:span></text:span><text:span text:style-name="T1"> Haruskah dana publik yang terbatas diinvestasikan besar-besaran pada teknologi N-Rehab yang mahal dan belum pasti, atau pada program pencegahan, pendidikan, dan dukungan komunitas yang lebih terbukti? Gunakan pertanyaan retoris dan contoh kontras untuk menyoroti dilema keadilan ini. Tekankan bahwa pertimbangan keadilan, kesetaraan, dan dampak sosial harus menjadi pusat perdebatan N-Rehab, bukan sekadar urusan teknis." </text:span></text:p>
              </text:list-item>
            </text:list>
            <text:p text:style-name="P407"/>
            <text:p text:style-name="Text_20_body"><text:span text:style-name="Strong_20_Emphasis"><text:span text:style-name="T1">(Jawaban untuk Isi Subbab 8.4):</text:span></text:span></text:p>
            <text:p text:style-name="Text_20_body"><text:span text:style-name="Strong_20_Emphasis"><text:span text:style-name="T1">8.4 Keadilan dan Kesetaraan Akses: Siapa yang Mendapat 'Tiket Emas'?</text:span></text:span></text:p>
            <text:p text:style-name="Text_20_body"><text:span text:style-name="T1">Kita semua tahu kan, kalau ada teknologi baru yang keren dan mahal, biasanya nggak langsung bisa dinikmati semua orang? Coba ingat deh, pas </text:span><text:span text:style-name="Emphasis"><text:span text:style-name="T1">smartphone</text:span></text:span><text:span text:style-name="T1"> canggih atau internet super cepat pertama kali muncul, siapa yang duluan bisa pakai? Biasanya orang-orang kaya atau yang tinggal di kota besar, kan? Nah, kekhawatiran yang sama muncul kalau kita bicara soal neuro-rehabilitasi (N-Rehab). </text:span><text:span text:style-name="Strong_20_Emphasis"><text:span text:style-name="T1">Bagaimana kita bisa memastikan teknologi pengubah otak ini nantinya nggak malah memperdalam jurang ketidakadilan</text:span></text:span><text:span text:style-name="T1"> yang udah ada di masyarakat dan sistem hukum kita? Ini beberapa pertanyaan soal keadilan dan kesetaraan yang wajib banget kita pikirkan:</text:span></text:p>
            <text:list xml:id="list1137217413578871717" text:style-name="L157">
              <text:list-item>
                <text:p text:style-name="P146"><text:span text:style-name="Strong_20_Emphasis"><text:span text:style-name="T1">Siapa yang Mampu 'Servis Otak'? (Kesenjangan Akses):</text:span></text:span><text:span text:style-name="T1"> Udah pasti, teknologi neurosains canggih kayak fMRI, TMS, DBS, atau obat presisi baru itu bakal </text:span><text:span text:style-name="Strong_20_Emphasis"><text:span text:style-name="T1">mahal banget</text:span></text:span><text:span text:style-name="T1">, setidaknya di awal-awal. Terus gimana dong? Apakah ini berarti N-Rehab cuma bakal jadi 'fasilitas mewah' buat </text:span><text:span text:style-name="Strong_20_Emphasis"><text:span text:style-name="T1">narapidana kaya</text:span></text:span><text:span text:style-name="T1"> yang mampu bayar pengacara top dan terapi privat? Atau cuma tersedia di </text:span><text:span text:style-name="Strong_20_Emphasis"><text:span text:style-name="T1">negara-negara maju</text:span></text:span><text:span text:style-name="T1"> yang punya duit buat riset dan beli alatnya? Terus gimana nasib </text:span><text:span text:style-name="Strong_20_Emphasis"><text:span text:style-name="T1">jutaan narapidana miskin</text:span></text:span><text:span text:style-name="T1"> di seluruh dunia, termasuk mungkin di negara kita, Indonesia? Apakah mereka cuma bisa pasrah di penjara yang penuh sesak sementara yang kaya dapat 'tiket emas' buat 'perbaiki' otak dan mungkin bebas lebih cepat? Ini berisiko banget menciptakan </text:span><text:span text:style-name="Strong_20_Emphasis"><text:span text:style-name="T1">'sistem peradilan dua kelas'</text:span></text:span><text:span text:style-name="T1"> yang baru, berdasarkan </text:span><text:soft-page-break/><text:span text:style-name="T1">kemampuan finansial (dan biologis?) untuk 'diperbaiki'. Adil nggak sih?</text:span></text:p>
              </text:list-item>
              <text:list-item>
                <text:p text:style-name="P146"><text:span text:style-name="Strong_20_Emphasis"><text:span text:style-name="T1">Ada 'Cap' Otak Bermasalah Buat Kelompok Tertentu? (Risiko Bias &amp; Diskriminasi):</text:span></text:span><text:span text:style-name="T1"> Siapa yang nanti bakal dianggap 'cocok' atau 'perlu' banget ikut program N-Rehab? Proses diagnosis 'masalah' di otak ini rawan banget disusupi </text:span><text:span text:style-name="Strong_20_Emphasis"><text:span text:style-name="T1">bias</text:span></text:span><text:span text:style-name="T1">, baik yang disadari maupun tidak. Ada risiko bahwa </text:span><text:span text:style-name="Strong_20_Emphasis"><text:span text:style-name="T1">prasangka atau stereotip</text:span></text:span><text:span text:style-name="T1"> yang udah ada di masyarakat (misalnya berdasarkan ras, suku, agama, gender, kelas sosial, atau bahkan penampilan fisik) bisa memengaruhi siapa yang lebih gampang 'dicap' punya 'otak bermasalah' dan 'wajib' diintervensi. Jangan-jangan nanti kelompok minoritas atau kelompok yang sering didiskriminasi malah jadi 'target' utama program ini?</text:span></text:p>
              </text:list-item>
              <text:list-item>
                <text:p text:style-name="P146"><text:span text:style-name="Strong_20_Emphasis"><text:span text:style-name="T1">Hukuman Jadi Beda Kelas? (Implikasi Sistem Hukum):</text:span></text:span><text:span text:style-name="T1"> Kalau N-Rehab benar-benar jadi alternatif hukuman penjara, ini bisa menciptakan dilema keadilan baru. Bayangkan: seorang </text:span><text:span text:style-name="Strong_20_Emphasis"><text:span text:style-name="T1">koruptor kelas kakap</text:span></text:span><text:span text:style-name="T1"> yang merugikan negara triliunan rupiah, mungkin karena punya pengacara hebat dan akses, bisa jadi 'cukup' menjalani 'terapi otak' beberapa bulan. Sementara seorang </text:span><text:span text:style-name="Strong_20_Emphasis"><text:span text:style-name="T1">pencuri motor</text:span></text:span><text:span text:style-name="T1"> karena terdesak kebutuhan ekonomi, tetap harus mendekam di penjara bertahun-tahun. Apakah ini terasa adil bagi masyarakat? Bagaimana kita menyeimbangkan fokus pada rehabilitasi otak si pelaku dengan </text:span><text:span text:style-name="Strong_20_Emphasis"><text:span text:style-name="T1">rasa keadilan bagi para korban</text:span></text:span><text:span text:style-name="T1"> yang sudah dirugikan?</text:span></text:p>
              </text:list-item>
              <text:list-item>
                <text:p text:style-name="P146"><text:span text:style-name="Strong_20_Emphasis"><text:span text:style-name="T1">Lupa Sama Akar Masalah Sebenarnya? ('Techno-fix Fallacy'):</text:span></text:span><text:span text:style-name="T1"> Ini bahaya laten yang sering muncul kalau ada teknologi baru yang keren: kita jadi terlalu fokus pada solusi teknis sampai </text:span><text:span text:style-name="Strong_20_Emphasis"><text:span text:style-name="T1">lupa sama akar permasalahan sosial</text:span></text:span><text:span text:style-name="T1"> yang lebih dalam. Kekhawatiran besar muncul kalau fokus pada 'memperbaiki otak individu' ini akan </text:span><text:span text:style-name="Strong_20_Emphasis"><text:span text:style-name="T1">mengalihkan perhatian, energi, dan sumber daya</text:span></text:span><text:span text:style-name="T1"> kita dari upaya mengatasi </text:span><text:span text:style-name="Strong_20_Emphasis"><text:span text:style-name="T1">masalah-masalah struktural</text:span></text:span><text:span text:style-name="T1"> yang jadi 'pupuk' bagi kejahatan: kemiskinan ekstrem, ketidaksetaraan ekonomi yang parah, rasisme sistemik, akses pendidikan dan pekerjaan yang nggak merata, lingkungan kumuh, sistem dukungan sosial yang rapuh, layanan kesehatan mental yang minim. Neuro-rehabilitasi bisa jadi cuma kayak </text:span><text:span text:style-name="Strong_20_Emphasis"><text:span text:style-name="T1">'plester' teknologi canggih</text:span></text:span><text:span text:style-name="T1"> yang ditempel di atas luka </text:span><text:soft-page-break/><text:span text:style-name="T1">borok sosial yang sebenarnya butuh 'operasi besar' pada sistem kemasyarakatan kita.</text:span></text:p>
              </text:list-item>
              <text:list-item>
                <text:p text:style-name="P146"><text:span text:style-name="Strong_20_Emphasis"><text:span text:style-name="T1">Duitnya Mending Dipakai Buat Apa? (Prioritas Alokasi Sumber Daya):</text:span></text:span><text:span text:style-name="T1"> Anggaran negara (yang berasal dari pajak kita semua) itu kan terbatas. Pertanyaannya: haruskah kita menginvestasikan dana publik yang besar-besaran untuk riset dan implementasi teknologi N-Rehab yang </text:span><text:span text:style-name="Strong_20_Emphasis"><text:span text:style-name="T1">super mahal, rumit, dan efektivitas serta keamanannya belum terjamin</text:span></text:span><text:span text:style-name="T1"> ini? Atau sebaiknya dana itu </text:span><text:span text:style-name="Strong_20_Emphasis"><text:span text:style-name="T1">diprioritaskan</text:span></text:span><text:span text:style-name="T1"> untuk program-program </text:span><text:span text:style-name="Strong_20_Emphasis"><text:span text:style-name="T1">pencegahan kejahatan</text:span></text:span><text:span text:style-name="T1"> yang mungkin lebih 'membumi' tapi dampaknya lebih luas dan terbukti, seperti: memperbaiki kualitas sekolah di daerah miskin, membuka lapangan kerja, menyediakan perumahan layak, memperkuat program anti-kemiskinan, atau meningkatkan akses layanan kesehatan jiwa gratis di komunitas? Ini pilihan sulit tentang prioritas.</text:span></text:p>
              </text:list-item>
            </text:list>
            <text:p text:style-name="Text_20_body"><text:span text:style-name="Strong_20_Emphasis"><text:span text:style-name="T1">Intinya:</text:span></text:span><text:span text:style-name="T1"> Diskusi tentang neuro-rehabilitasi itu </text:span><text:span text:style-name="Strong_20_Emphasis"><text:span text:style-name="T1">nggak boleh cuma soal sains dan teknologi</text:span></text:span><text:span text:style-name="T1">. Pertimbangan tentang </text:span><text:span text:style-name="Strong_20_Emphasis"><text:span text:style-name="T1">keadilan, kesetaraan, potensi diskriminasi, dan dampak sosialnya</text:span></text:span><text:span text:style-name="T1"> harus menjadi </text:span><text:span text:style-name="Strong_20_Emphasis"><text:span text:style-name="T1">pusat perdebatan</text:span></text:span><text:span text:style-name="T1"> sejak awal. Jangan sampai kemajuan teknologi justru melahirkan bentuk-bentuk ketidakadilan baru yang lebih mengerikan.</text:span></text:p>
            <text:p text:style-name="P407"/>
            <text:p text:style-name="Text_20_body"><text:span text:style-name="Strong_20_Emphasis"><text:span text:style-name="T1">[Tips Penulisan Tambahan - Opsional]:</text:span></text:span></text:p>
            <text:list xml:id="list604206826713232055" text:style-name="L158">
              <text:list-item>
                <text:p text:style-name="P334"><text:span text:style-name="Strong_20_Emphasis"><text:span text:style-name="T1">Gunakan Pertanyaan yang Menggugah Rasa Keadilan:</text:span></text:span><text:span text:style-name="T1"> Pertanyaan seperti "Adil nggak sih?", "Siapa yang bisa bayar?", "Gimana perasaan korban?" langsung menyentuh nurani dan rasa keadilan pembaca muda. </text:span></text:p>
              </text:list-item>
              <text:list-item>
                <text:p text:style-name="P334"><text:span text:style-name="Strong_20_Emphasis"><text:span text:style-name="T1">Contoh Kontras yang Tajam:</text:span></text:span><text:span text:style-name="T1"> Perbandingan antara perlakuan terhadap 'koruptor kaya' vs 'pencuri miskin' adalah contoh kontras klasik yang efektif untuk menyoroti potensi ketidakadilan sistemik. </text:span></text:p>
              </text:list-item>
              <text:list-item>
                <text:p text:style-name="P147"><text:span text:style-name="Strong_20_Emphasis"><text:span text:style-name="T1">Jelaskan Konsep 'Techno-fix Fallacy':</text:span></text:span><text:span text:style-name="T1"> Istilah ini mungkin baru bagi remaja, jelaskan secara sederhana bahwa ini adalah kecenderungan untuk percaya bahwa semua masalah sosial bisa diselesaikan dengan solusi teknologi, sambil mengabaikan akar masalah sosialnya. </text:span></text:p>
              </text:list-item>
            </text:list>
            <text:p text:style-name="Text_20_body"><text:span text:style-name="Strong_20_Emphasis"><text:span text:style-name="T1">[Prompt Ilustrasi - Opsional]:</text:span></text:span></text:p>
            <text:p text:style-name="P184"><text:soft-page-break/>"Buat ilustrasi untuk Subbab 8.4 yang menggambarkan isu keadilan. Bisa berupa gambar timbangan keadilan yang berat sebelah: satu sisi ada ikon orang kaya dengan simbol otak 'diperbaiki' dan tiket keluar penjara, sisi lain ada ikon orang miskin di balik jeruji besi. Atau gambar sebuah 'plester' berteknologi tinggi (dengan simbol otak/sirkuit) ditempel di atas retakan besar di fondasi masyarakat (yang melambangkan kemiskinan, ketidaksetaraan). Beri judul 'Keadilan di Era Neuroteknologi?'."</text:p>
            <text:p text:style-name="P407"/>
            <text:p text:style-name="P184">Silakan berikan perintah "YAX" untuk melanjutkan ke prompt Subbab 8.5.</text:p>
          </text:section>
          <text:section text:style-name="Sect1" text:name="feedback-form-57">
            <text:p text:style-name="P366"/>
          </text:section>
        </text:section>
        <text:section text:style-name="Sect1" text:name="a6bb09bd4cb2db18">
          <text:p text:style-name="P184"/>
          <text:section text:style-name="Sect1" text:name="user-query-content-58">
            <text:p text:style-name="P404">yax </text:p>
          </text:section>
          <text:p text:style-name="P366">Tampilkan alur berpikir</text:p>
          <text:section text:style-name="Sect2" text:name="model-response-message-contentr_a6bb09bd4cb2db18">
            <text:p text:style-name="P184">Baik, mari kita selami pertanyaan paling mendalam di bab etika ini.</text:p>
            <text:p text:style-name="Text_20_body"><text:span text:style-name="Strong_20_Emphasis"><text:span text:style-name="T1">(Prompt untuk Isi Subbab 8.5):</text:span></text:span><text:span text:style-name="T1"> "Tulis isi Subbab 8.5: 'Apa Artinya Menjadi Manusia? Dampak pada Jati Diri' dengan pembahasan mendalam yang mengeksplorasi pertanyaan filosofis paling fundamental tentang identitas, otentisitas pengalaman, dan hakikat kemanusiaan itu sendiri dalam era neuroteknologi, disajikan secara reflektif dan mendalam untuk remaja. Awali dengan pertanyaan yang menusuk: 'Inti dari siapa dirimu – ingatan, kepribadian, cara merasa – bersemayam di otakmu. Jika 'peta' otakmu diubah secara signifikan oleh teknologi dari luar, apakah 'kamu' yang muncul setelahnya masih benar-benar 'kamu'?' Selami dilema eksistensial ini:</text:span></text:p>
            <text:list xml:id="list8007612850235398366" text:style-name="L159">
              <text:list-item>
                <text:p text:style-name="P335"><text:span text:style-name="Strong_20_Emphasis"><text:span text:style-name="T1">Masalah Kontinuitas Identitas Personal:</text:span></text:span><text:span text:style-name="T1"> Seberapa jauh perubahan otak bisa ditoleransi sebelum kita mengatakan bahwa orang tersebut 'bukan lagi orang yang sama'? Bagaimana kita (dan orang itu sendiri) memahami kesinambungan diri setelah N-Rehab? Apakah ada 'inti diri' yang tak tersentuh, atau kita hanyalah kumpulan pola saraf yang bisa diubah? Bagaimana ini memengaruhi memori, narasi hidup, dan hubungan? </text:span></text:p>
              </text:list-item>
              <text:list-item>
                <text:p text:style-name="P335"><text:span text:style-name="Strong_20_Emphasis"><text:span text:style-name="T1">Otentisitas Pengalaman &amp; Pilihan:</text:span></text:span><text:span text:style-name="T1"> Jika seseorang menjadi lebih baik hati atau lebih tenang setelah N-Rehab, apakah perasaan dan </text:span><text:soft-page-break/><text:span text:style-name="T1">tindakannya itu 'asli' miliknya? Atau sekadar 'gema' dari teknologi? Apakah ada nilai khusus pada kebaikan atau ketenangan yang dicapai melalui perjuangan internal dan pilihan sadar, yang hilang jika 'ditanamkan'? Bagaimana pandangan orang tersebut tentang otentisitas dirinya sendiri? </text:span></text:p>
              </text:list-item>
              <text:list-item>
                <text:p text:style-name="P335"><text:span text:style-name="Strong_20_Emphasis"><text:span text:style-name="T1">Peran Penderitaan, Kelemahan &amp; Pertumbuhan:</text:span></text:span><text:span text:style-name="T1"> Apakah kesulitan, konflik internal, dan bahkan 'sisi gelap' adalah bagian tak terpisahkan dari pengalaman manusia yang membentuk karakter dan kebijaksanaan? Apakah N-Rehab, dengan 'menghaluskan' tepi-tepi kasar kepribadian, justru merampas kesempatan untuk pertumbuhan otentik melalui tantangan? Apakah 'kesempurnaan' yang dipaksakan itu diinginkan? Apakah justru 'retakan' kita yang membuat kita unik dan manusiawi? </text:span></text:p>
              </text:list-item>
              <text:list-item>
                <text:p text:style-name="P335"><text:span text:style-name="Strong_20_Emphasis"><text:span text:style-name="T1">Ancaman Homogenisasi &amp; Kehilangan Keragaman:</text:span></text:span><text:span text:style-name="T1"> Jika ada 'cetakan' otak atau kepribadian ideal yang dikejar melalui N-Rehab (misal: selalu tenang, patuh, rasional), apakah kita berisiko kehilangan keragaman sifat, temperamen, dan perspektif manusia yang kaya? Apakah 'ketidaksempurnaan' justru sumber kreativitas dan kemajuan? </text:span></text:p>
              </text:list-item>
              <text:list-item>
                <text:p text:style-name="P148"><text:span text:style-name="Strong_20_Emphasis"><text:span text:style-name="T1">Mendefinisikan Ulang Kemanusiaan:</text:span></text:span><text:span text:style-name="T1"> Di mana batas antara 'manusia' dan 'mesin' jika kita bisa merekayasa pikiran dan perasaan kita? Apakah N-Rehab adalah langkah menuju 'post-humanisme'? Apa nilai-nilai fundamental kemanusiaan (misal: kebebasan, martabat, kapasitas mencinta, kemampuan menderita) yang harus kita pertahankan dalam proses ini? Apa yang membuat hidup manusia bermakna? Ajak pembaca merefleksikan identitas mereka sendiri dan apa yang membuat mereka menjadi 'mereka'. Gunakan pertanyaan terbuka yang mendalam. Tekankan bahwa ini adalah wilayah tanpa peta di mana filsafat, etika, dan sains harus berjalan beriringan." </text:span></text:p>
              </text:list-item>
            </text:list>
            <text:p text:style-name="P407"/>
            <text:p text:style-name="Text_20_body"><text:span text:style-name="Strong_20_Emphasis"><text:span text:style-name="T1">(Jawaban untuk Isi Subbab 8.5):</text:span></text:span></text:p>
            <text:p text:style-name="Text_20_body"><text:span text:style-name="Strong_20_Emphasis"><text:span text:style-name="T1">8.5 Apa Artinya Menjadi Manusia? Dampak pada Jati Diri</text:span></text:span></text:p>
            <text:p text:style-name="Text_20_body"><text:span text:style-name="T1">Sekarang kita sampai pada pertanyaan yang mungkin paling dalam, paling </text:span><text:soft-page-break/><text:span text:style-name="T1">personal, dan paling bikin kita merenung jauh ke dalam diri sendiri. Pikirkan ini baik-baik: </text:span><text:span text:style-name="Strong_20_Emphasis"><text:span text:style-name="T1">Inti dari siapa dirimu</text:span></text:span><text:span text:style-name="T1">—semua ingatanmu, sifat-sifat unikmu, caramu tertawa, caramu menangis, impianmu, ketakutanmu—semua itu bersemayam dan diatur oleh aktivitas kompleks di </text:span><text:span text:style-name="Strong_20_Emphasis"><text:span text:style-name="T1">otakmu</text:span></text:span><text:span text:style-name="T1">. Nah, sekarang bayangkan jika 'peta' atau 'program' otak itu bisa </text:span><text:span text:style-name="Strong_20_Emphasis"><text:span text:style-name="T1">diubah secara signifikan</text:span></text:span><text:span text:style-name="T1"> oleh teknologi dari luar, seperti neuro-rehabilitasi. Pertanyaan yang menusuk pun muncul: </text:span><text:span text:style-name="Strong_20_Emphasis"><text:span text:style-name="T1">Apakah 'kamu' yang muncul setelah intervensi itu masih benar-benar 'kamu'?</text:span></text:span><text:span text:style-name="T1"> Atau sudah menjadi... sesuatu atau seseorang yang lain?</text:span></text:p>
            <text:p text:style-name="P184">Ini bukan pertanyaan main-main. Kemungkinan memodifikasi otak memaksa kita untuk bergulat dengan dilema eksistensial tentang identitas dan hakikat kemanusiaan itu sendiri:</text:p>
            <text:list xml:id="list5608515420101065731" text:style-name="L160">
              <text:list-item>
                <text:p text:style-name="P149"><text:span text:style-name="Strong_20_Emphasis"><text:span text:style-name="T1">Aku yang Dulu, Aku yang Sekarang? (Masalah Kontinuitas Identitas):</text:span></text:span><text:span text:style-name="T1"> Seberapa besar sih perubahan pada otak (dan dampaknya pada kepribadian, memori, nilai) yang bisa kita toleransi sebelum kita merasa bahwa seseorang itu </text:span><text:span text:style-name="Strong_20_Emphasis"><text:span text:style-name="T1">"bukan lagi orang yang sama"</text:span></text:span><text:span text:style-name="T1">? Kalau N-Rehab berhasil mengubah seorang pelaku kekerasan menjadi orang yang super lembut dan pemaaf, apakah dia masih 'terhubung' dengan masa lalunya? Bagaimana dia sendiri memaknai 'dirinya' yang baru ini? Apakah ada semacam </text:span><text:span text:style-name="Strong_20_Emphasis"><text:span text:style-name="T1">'inti diri'</text:span></text:span><text:span text:style-name="T1"> yang tidak bisa diubah oleh teknologi, atau jangan-jangan kita ini memang hanyalah kumpulan pola saraf yang fleksibel dan bisa 'dibentuk ulang'? Bagaimana perubahan ini memengaruhi hubungannya dengan orang-orang terdekat yang mungkin merasa kehilangan 'orang yang dulu'?</text:span></text:p>
              </text:list-item>
              <text:list-item>
                <text:p text:style-name="P149"><text:span text:style-name="Strong_20_Emphasis"><text:span text:style-name="T1">Perasaan Ini 'Asli' atau 'Buatan'? (Masalah Otentisitas):</text:span></text:span><text:span text:style-name="T1"> Jika seseorang menjadi lebih sabar, lebih berempati, atau merasa lebih bahagia setelah menjalani N-Rehab, apakah perasaan dan tindakan baiknya itu benar-benar </text:span><text:span text:style-name="Strong_20_Emphasis"><text:span text:style-name="T1">'asli' miliknya</text:span></text:span><text:span text:style-name="T1">? Atau itu hanya sekadar </text:span><text:span text:style-name="Strong_20_Emphasis"><text:span text:style-name="T1">'gema' atau produk sampingan</text:span></text:span><text:span text:style-name="T1"> dari stimulasi magnetik atau obat yang bekerja di otaknya? Apakah ada </text:span><text:span text:style-name="Strong_20_Emphasis"><text:span text:style-name="T1">nilai moral atau makna yang berbeda</text:span></text:span><text:span text:style-name="T1"> antara kebaikan atau ketenangan yang dicapai melalui pergulatan batin yang sulit, pilihan sadar, dan usaha keras, dibandingkan dengan kebaikan yang 'ditanamkan' atau 'direkayasa' secara teknologi? Bagaimana orang yang menjalani N-Rehab itu </text:span><text:soft-page-break/><text:span text:style-name="T1">sendiri memandang </text:span><text:span text:style-name="Strong_20_Emphasis"><text:span text:style-name="T1">keaslian</text:span></text:span><text:span text:style-name="T1"> pengalaman emosional dan motivasinya?</text:span></text:p>
              </text:list-item>
              <text:list-item>
                <text:p text:style-name="P149"><text:span text:style-name="Strong_20_Emphasis"><text:span text:style-name="T1">Perlukah 'Luka' untuk Jadi Manusia Utuh? (Nilai Perjuangan &amp; Ketidaksempurnaan):</text:span></text:span><text:span text:style-name="T1"> Banyak filsuf, penulis, dan ajaran spiritual mengatakan bahwa justru </text:span><text:span text:style-name="Strong_20_Emphasis"><text:span text:style-name="T1">kesulitan, penderitaan, konflik internal</text:span></text:span><text:span text:style-name="T1">, dan perjuangan kita dalam menghadapi </text:span><text:span text:style-name="Strong_20_Emphasis"><text:span text:style-name="T1">kelemahan atau 'sisi gelap'</text:span></text:span><text:span text:style-name="T1"> diri kita sendirilah yang membentuk karakter, kebijaksanaan, kedalaman jiwa, dan pada akhirnya membuat kita menjadi manusia seutuhnya. Nah, kalau N-Rehab menawarkan jalan untuk 'menghaluskan' semua 'tepian kasar' kepribadian kita, menghilangkan kecemasan, menghapus trauma, atau meredam impuls negatif, apakah kita </text:span><text:span text:style-name="Strong_20_Emphasis"><text:span text:style-name="T1">justru kehilangan kesempatan emas untuk pertumbuhan diri yang otentik</text:span></text:span><text:span text:style-name="T1"> melalui tantangan? Apakah 'kesempurnaan' yang dipaksakan atau direkayasa itu benar-benar sesuatu yang kita inginkan? Jangan-jangan, justru </text:span><text:span text:style-name="Strong_20_Emphasis"><text:span text:style-name="T1">'retakan-retakan'</text:span></text:span><text:span text:style-name="T1"> dalam diri kita inilah yang membuat kita unik, berbelas kasih, dan benar-benar manusiawi?</text:span></text:p>
              </text:list-item>
              <text:list-item>
                <text:p text:style-name="P149"><text:span text:style-name="Strong_20_Emphasis"><text:span text:style-name="T1">Semua Jadi Sama? (Ancaman Homogenisasi &amp; Kehilangan Keragaman):</text:span></text:span><text:span text:style-name="T1"> Jika ada tekanan (baik dari pemerintah, masyarakat, atau bahkan pasar) untuk mencapai 'standar otak' atau 'kepribadian ideal' tertentu melalui N-Rehab (misalnya, semua orang harus selalu tenang, rasional, patuh, dan 'positif'), apakah kita berisiko </text:span><text:span text:style-name="Strong_20_Emphasis"><text:span text:style-name="T1">kehilangan keragaman sifat, temperamen, cara berpikir, dan perspektif</text:span></text:span><text:span text:style-name="T1"> yang justru menjadi kekayaan terbesar umat manusia? Apakah 'ketidaksempurnaan', 'keunikan', atau bahkan 'keanehan' individu justru merupakan sumber penting bagi kreativitas, inovasi, dan kemampuan kita beradaptasi sebagai spesies?</text:span></text:p>
              </text:list-item>
              <text:list-item>
                <text:p text:style-name="P149"><text:span text:style-name="Strong_20_Emphasis"><text:span text:style-name="T1">Manusia Versi 2.0? (Mendefinisikan Ulang Kemanusiaan):</text:span></text:span><text:span text:style-name="T1"> Kalau kita sudah bisa merekayasa pikiran, perasaan, dan mungkin kesadaran kita sendiri melalui teknologi otak, </text:span><text:span text:style-name="Strong_20_Emphasis"><text:span text:style-name="T1">di manakah batas antara 'manusia' seperti yang kita kenal sekarang dengan 'mesin' atau bentuk kehidupan 'transhuman'/'posthuman' di masa depan?</text:span></text:span><text:span text:style-name="T1"> Apa </text:span><text:span text:style-name="Strong_20_Emphasis"><text:span text:style-name="T1">nilai-nilai fundamental kemanusiaan</text:span></text:span><text:span text:style-name="T1">—seperti kebebasan memilih, martabat intrinsik, kapasitas untuk mencinta dan berempati secara otentik, bahkan kemampuan untuk merasakan sakit </text:span><text:soft-page-break/><text:span text:style-name="T1">dan duka—yang harus kita pertahankan mati-matian, apapun yang terjadi? Apa sebenarnya yang membuat hidup manusia itu </text:span><text:span text:style-name="Strong_20_Emphasis"><text:span text:style-name="T1">bermakna</text:span></text:span><text:span text:style-name="T1">, jika semua aspeknya bisa 'dioptimalkan' atau 'diatur'?</text:span></text:p>
              </text:list-item>
            </text:list>
            <text:p text:style-name="Text_20_body"><text:span text:style-name="Strong_20_Emphasis"><text:span text:style-name="T1">Saatnya Berkaca:</text:span></text:span><text:span text:style-name="T1"> Pertanyaan-pertanyaan ini mengajak kita semua, terutama kamu sebagai generasi penerus, untuk </text:span><text:span text:style-name="Strong_20_Emphasis"><text:span text:style-name="T1">merenungkan kembali identitas diri kita sendiri</text:span></text:span><text:span text:style-name="T1">. Apa sih yang membuatmu menjadi 'kamu'? Apakah itu ingatanmu? Sifatmu? Pilihan-pilihanmu? Perjuanganmu? Tubuhmu? Otakmu? Atau kombinasi semuanya?</text:span></text:p>
            <text:p text:style-name="Text_20_body"><text:span text:style-name="T1">Ini adalah wilayah yang belum terpetakan, di mana jawaban final mungkin tidak akan pernah ada. Yang pasti, untuk menavigasi masa depan yang penuh kemungkinan sekaligus risiko ini, </text:span><text:span text:style-name="Strong_20_Emphasis"><text:span text:style-name="T1">ilmu sains saja tidak cukup</text:span></text:span><text:span text:style-name="T1">. Kita butuh kearifan dari </text:span><text:span text:style-name="Strong_20_Emphasis"><text:span text:style-name="T1">filsafat, etika, teologi, seni, sastra, dan terutama, dialog terbuka antar sesama manusia</text:span></text:span><text:span text:style-name="T1"> untuk membantu kita memahami dan memutuskan akan menjadi seperti apakah kita memilih untuk menjadi.</text:span></text:p>
            <text:p text:style-name="P407"/>
            <text:p text:style-name="Text_20_body"><text:span text:style-name="Strong_20_Emphasis"><text:span text:style-name="T1">[Tips Penulisan Tambahan - Opsional]:</text:span></text:span></text:p>
            <text:list xml:id="list2475065582915293952" text:style-name="L161">
              <text:list-item>
                <text:p text:style-name="P336"><text:span text:style-name="Strong_20_Emphasis"><text:span text:style-name="T1">Gunakan Pertanyaan Eksistensial:</text:span></text:span><text:span text:style-name="T1"> Jangan ragu mengajukan pertanyaan-pertanyaan besar dan mendasar tentang identitas, makna hidup, dan kemanusiaan. Ini adalah inti dari subbab ini. </text:span></text:p>
              </text:list-item>
              <text:list-item>
                <text:p text:style-name="P336"><text:span text:style-name="Strong_20_Emphasis"><text:span text:style-name="T1">Ajak Refleksi Personal:</text:span></text:span><text:span text:style-name="T1"> Gunakan kalimat yang secara langsung mengajak pembaca untuk merenungkan diri mereka sendiri ("Apa sih yang membuatmu menjadi 'kamu'?"). </text:span></text:p>
              </text:list-item>
              <text:list-item>
                <text:p text:style-name="P336"><text:span text:style-name="Strong_20_Emphasis"><text:span text:style-name="T1">Tekankan Perlunya Dialog Lintas Disiplin:</text:span></text:span><text:span text:style-name="T1"> Sebutkan secara eksplisit bahwa jawaban atas pertanyaan-pertanyaan ini membutuhkan kontribusi dari berbagai bidang ilmu dan kemanusiaan, bukan hanya sains. </text:span></text:p>
              </text:list-item>
              <text:list-item>
                <text:p text:style-name="P150"><text:span text:style-name="Strong_20_Emphasis"><text:span text:style-name="T1">Akhiri dengan Nada Reflektif:</text:span></text:span><text:span text:style-name="T1"> Tutup subbab (dan bab etika ini) dengan nada yang merenung dan membuka pikiran, bukan jawaban final. </text:span></text:p>
              </text:list-item>
            </text:list>
            <text:p text:style-name="Text_20_body"><text:span text:style-name="Strong_20_Emphasis"><text:span text:style-name="T1">[Prompt Ilustrasi - Opsional]:</text:span></text:span></text:p>
            <text:p text:style-name="P184">"Buat ilustrasi untuk Subbab 8.5 yang sangat simbolis dan filosofis. Bisa berupa gambar siluet wajah manusia yang separuhnya terlihat organik dan separuhnya lagi terlihat seperti sirkuit atau puzzle yang sedang <text:soft-page-break/>disusun/dibongkar. Atau gambar seseorang berdiri di persimpangan jalan, dengan satu jalan menuju 'kemanusiaan alami' (mungkin simbol pohon/hati) dan jalan lain menuju 'kemanusiaan terekayasa' (simbol chip/roda gigi). Tambahkan tanda tanya besar yang melayang. Gunakan gaya visual yang artistik dan memprovokasi perenungan."</text:p>
            <text:p text:style-name="P407"/>
            <text:p text:style-name="P184">Bab 8 selesai. Silakan berikan perintah "YAX" untuk memulai Bab 9 (Pengantar Bab 9).</text:p>
          </text:section>
          <text:section text:style-name="Sect1" text:name="feedback-form-58">
            <text:p text:style-name="P366"/>
          </text:section>
        </text:section>
        <text:section text:style-name="Sect1" text:name="c72591e29b89d945">
          <text:p text:style-name="P184"/>
          <text:section text:style-name="Sect1" text:name="user-query-content-59">
            <text:p text:style-name="P404">yax </text:p>
          </text:section>
          <text:p text:style-name="P366">Tampilkan alur berpikir</text:p>
          <text:section text:style-name="Sect2" text:name="model-response-message-contentr_c72591e29b89d945">
            <text:p text:style-name="P184">Oke, mari kita melangkah ke bab terakhir dari bagian eksplorasi kita, mencoba melihat ke depan.</text:p>
            <text:p text:style-name="Text_20_body"><text:span text:style-name="Strong_20_Emphasis"><text:span text:style-name="T1">(Prompt Pengantar Bab 9):</text:span></text:span><text:span text:style-name="T1"> "Tulis pengantar yang mengajak pembaca membayangkan masa depan untuk Bab 9: 'Masa Depan Rehabilitasi: Visi dan Spekulasi'. Mulai dengan refleksi: 'Setelah menelusuri potensi yang memikat, rintangan yang curam, dan dilema etis yang mendalam, ke mana arah semua ini akan berlanjut?' Akui bahwa masa depan neuro-rehabilitasi </text:span><text:span text:style-name="Strong_20_Emphasis"><text:span text:style-name="T1">bukanlah takdir yang sudah tertulis</text:span></text:span><text:span text:style-name="T1">, melainkan hasil dari pilihan-pilihan ilmiah, teknologi, hukum, etis, dan sosial yang kita buat </text:span><text:span text:style-name="Emphasis"><text:span text:style-name="T1">hari ini</text:span></text:span><text:span text:style-name="T1"> dan di tahun-tahun mendatang. Bab ini adalah ajakan untuk </text:span><text:span text:style-name="Strong_20_Emphasis"><text:span text:style-name="T1">berspekulasi secara cerdas</text:span></text:span><text:span text:style-name="T1"> tentang beberapa skenario masa depan yang mungkin terjadi. Kita akan mencoba melihat:</text:span></text:p>
            <text:list xml:id="list7894013580037609551" text:style-name="L162">
              <text:list-item>
                <text:p text:style-name="P337"><text:span text:style-name="T1">Apa langkah-langkah </text:span><text:span text:style-name="Strong_20_Emphasis"><text:span text:style-name="T1">paling awal dan paling mungkin</text:span></text:span><text:span text:style-name="T1"> yang bisa kita lihat dalam penerapan neuro-intervensi untuk rehabilitasi? </text:span></text:p>
              </text:list-item>
              <text:list-item>
                <text:p text:style-name="P337"><text:span text:style-name="T1">Bagaimana </text:span><text:span text:style-name="Strong_20_Emphasis"><text:span text:style-name="T1">sistem hukum</text:span></text:span><text:span text:style-name="T1"> mungkin beradaptasi (atau menolak) untuk mengakomodasi teknologi pengubah otak ini? </text:span></text:p>
              </text:list-item>
              <text:list-item>
                <text:p text:style-name="P337"><text:span text:style-name="T1">Apakah masa depan terletak pada </text:span><text:span text:style-name="Strong_20_Emphasis"><text:span text:style-name="T1">kombinasi sinergis</text:span></text:span><text:span text:style-name="T1"> antara teknologi canggih dan pendekatan rehabilitasi tradisional? </text:span></text:p>
              </text:list-item>
              <text:list-item>
                <text:p text:style-name="P151"><text:span text:style-name="T1">Secara keseluruhan, setelah menimbang segalanya, ke arah mana neraca </text:span><text:span text:style-name="Strong_20_Emphasis"><text:span text:style-name="T1">potensi manfaat versus risiko bahaya</text:span></text:span><text:span text:style-name="T1"> lebih berat? Gunakan analogi 'memilih jalur di persimpangan jalan' atau 'merancang cetak </text:span><text:soft-page-break/><text:span text:style-name="T1">biru masa depan'. Tekankan bahwa meskipun ini spekulasi, memahami kemungkinan-kemungkinan ini membantu kita membuat pilihan yang lebih bijaksana sekarang. Ajak pembaca untuk berimajinasi, tapi tetap dengan kacamata kritis yang sudah terasah di bab-bab sebelumnya. Gaya: Visioner, spekulatif tapi terinformasi, menekankan agensi/pilihan manusia, dan transisional menuju kesimpulan akhir." </text:span></text:p>
              </text:list-item>
            </text:list>
            <text:p text:style-name="P407"/>
            <text:p text:style-name="Text_20_body"><text:span text:style-name="Strong_20_Emphasis"><text:span text:style-name="T1">(Jawaban untuk Pengantar Bab 9):</text:span></text:span></text:p>
            <text:p text:style-name="Text_20_body"><text:span text:style-name="Strong_20_Emphasis"><text:span text:style-name="T1">Bab 9: Masa Depan Rehabilitasi: Visi dan Spekulasi</text:span></text:span></text:p>
            <text:p text:style-name="Text_20_body"><text:span text:style-name="T1">Wah, kita sudah melakukan perjalanan yang cukup jauh dan intens ya! Mulai dari mengagumi potensi 'rewiring' otak, mengintip kecanggihan neuroteknologi, menghadapi kenyataan rintangan ilmiah yang terjal, sampai bergulat dengan pertanyaan-pertanyaan etis yang bikin kepala pusing tujuh keliling. Setelah semua itu, pertanyaan alami yang muncul adalah: </text:span><text:span text:style-name="Strong_20_Emphasis"><text:span text:style-name="T1">Terus, gimana kelanjutannya? Ke mana arah semua ini akan bergerak di masa depan?</text:span></text:span></text:p>
            <text:p text:style-name="Text_20_body"><text:span text:style-name="T1">Satu hal yang pasti: masa depan neuro-rehabilitasi (dan neuroteknologi secara umum) itu </text:span><text:span text:style-name="Strong_20_Emphasis"><text:span text:style-name="T1">bukanlah takdir yang sudah final atau skenario film yang sudah pasti terjadi</text:span></text:span><text:span text:style-name="T1">. Nggak ada bola kristal ajaib yang bisa ngasih tahu kita dengan pasti apa yang akan terjadi 10, 20, atau 50 tahun dari sekarang (per Selasa, 15 April 2025 saat buku ini disusun!). Masa depan itu </text:span><text:span text:style-name="Strong_20_Emphasis"><text:span text:style-name="T1">sedang dan akan terus kita bentuk</text:span></text:span><text:span text:style-name="T1"> bersama-sama melalui pilihan-pilihan yang kita buat hari ini dan di kemudian hari – pilihan dalam riset ilmiah, pengembangan teknologi, pembuatan undang-undang, perdebatan etika di masyarakat, dan keputusan-keputusan sosial lainnya. Kita semua, termasuk kamu, adalah </text:span><text:span text:style-name="Strong_20_Emphasis"><text:span text:style-name="T1">arsitek</text:span></text:span><text:span text:style-name="T1"> dari masa depan ini.</text:span></text:p>
            <text:p text:style-name="Text_20_body"><text:span text:style-name="T1">Nah, Bab 9 ini adalah ajakan buat kita untuk mencoba menjadi 'arsitek' atau 'navigator' yang bijak. Kita akan coba </text:span><text:span text:style-name="Strong_20_Emphasis"><text:span text:style-name="T1">berspekulasi secara cerdas dan terinformasi</text:span></text:span><text:span text:style-name="T1"> tentang beberapa </text:span><text:span text:style-name="Strong_20_Emphasis"><text:span text:style-name="T1">kemungkinan skenario atau jalur masa depan</text:span></text:span><text:span text:style-name="T1"> yang mungkin terbentang di depan kita. Kita akan mencoba 'merancang cetak biru' atau 'melihat peta di persimpangan jalan' untuk beberapa hal:</text:span></text:p>
            <text:list xml:id="list2853696936705104992" text:style-name="L163">
              <text:list-item>
                <text:p text:style-name="P338"><text:soft-page-break/><text:span text:style-name="Strong_20_Emphasis"><text:span text:style-name="T1">Langkah Bayi atau Lompatan Raksasa?</text:span></text:span><text:span text:style-name="T1"> Apa sih langkah penerapan neuro-intervensi dalam konteks rehabilitasi yang </text:span><text:span text:style-name="Strong_20_Emphasis"><text:span text:style-name="T1">paling awal dan paling realistis</text:span></text:span><text:span text:style-name="T1"> mungkin kita lihat dalam waktu dekat? </text:span></text:p>
              </text:list-item>
              <text:list-item>
                <text:p text:style-name="P338"><text:span text:style-name="Strong_20_Emphasis"><text:span text:style-name="T1">Hukum Mengejar Teknologi?</text:span></text:span><text:span text:style-name="T1"> Bagaimana kira-kira </text:span><text:span text:style-name="Strong_20_Emphasis"><text:span text:style-name="T1">sistem hukum</text:span></text:span><text:span text:style-name="T1"> kita (undang-undang, pengadilan, konsep tanggung jawab) akan </text:span><text:span text:style-name="Strong_20_Emphasis"><text:span text:style-name="T1">beradaptasi</text:span></text:span><text:span text:style-name="T1"> – atau mungkin justru </text:span><text:span text:style-name="Strong_20_Emphasis"><text:span text:style-name="T1">menolak keras</text:span></text:span><text:span text:style-name="T1"> – untuk menghadapi kehadiran teknologi yang bisa mengubah otak ini? </text:span></text:p>
              </text:list-item>
              <text:list-item>
                <text:p text:style-name="P338"><text:span text:style-name="Strong_20_Emphasis"><text:span text:style-name="T1">Kawin Silang Cara Lama &amp; Baru?</text:span></text:span><text:span text:style-name="T1"> Apakah masa depan rehabilitasi yang paling efektif dan manusiawi justru terletak pada </text:span><text:span text:style-name="Strong_20_Emphasis"><text:span text:style-name="T1">kombinasi sinergis</text:span></text:span><text:span text:style-name="T1"> antara kecanggihan neuroteknologi dan kearifan pendekatan psikososial tradisional? </text:span></text:p>
              </text:list-item>
              <text:list-item>
                <text:p text:style-name="P152"><text:span text:style-name="Strong_20_Emphasis"><text:span text:style-name="T1">Timbangan Akhir: Harapan atau Ancaman?</text:span></text:span><text:span text:style-name="T1"> Setelah mempertimbangkan semua potensi manfaat yang menggiurkan dan risiko bahaya yang mengerikan, ke arah mana </text:span><text:span text:style-name="Strong_20_Emphasis"><text:span text:style-name="T1">neraca</text:span></text:span><text:span text:style-name="T1"> ini tampak lebih berat? Mimpi indah atau mimpi buruk? </text:span></text:p>
              </text:list-item>
            </text:list>
            <text:p text:style-name="Text_20_body"><text:span text:style-name="T1">Kenapa kita perlu berspekulasi? Karena dengan membayangkan berbagai kemungkinan masa depan (baik yang kita inginkan maupun yang kita takutkan), kita bisa jadi </text:span><text:span text:style-name="Strong_20_Emphasis"><text:span text:style-name="T1">lebih siap dan lebih bijaksana</text:span></text:span><text:span text:style-name="T1"> dalam membuat </text:span><text:span text:style-name="Strong_20_Emphasis"><text:span text:style-name="T1">pilihan-pilihan penting di masa sekarang</text:span></text:span><text:span text:style-name="T1">. Kita jadi tahu apa yang perlu diwaspadai, apa yang perlu didorong, dan nilai-nilai apa yang perlu kita pegang teguh.</text:span></text:p>
            <text:p text:style-name="P184">Jadi, yuk kita pakai 'kacamata masa depan' kita sekali lagi! Mari berimajinasi tentang apa yang mungkin terjadi, tapi tetap dengan 'filter kritis' dan kesadaran akan kompleksitas yang sudah kita asah bersama di bab-bab sebelumnya. Ini adalah kesempatan terakhir kita untuk benar-benar mengeksplorasi horison sebelum kita menarik kesimpulan akhir.</text:p>
            <text:p text:style-name="P407"/>
            <text:p text:style-name="Text_20_body"><text:span text:style-name="Strong_20_Emphasis"><text:span text:style-name="T1">[Tips Penulisan Tambahan - Opsional]:</text:span></text:span></text:p>
            <text:list xml:id="list4709544373838969367" text:style-name="L164">
              <text:list-item>
                <text:p text:style-name="P339"><text:span text:style-name="Strong_20_Emphasis"><text:span text:style-name="T1">Tekankan Agensi Manusia:</text:span></text:span><text:span text:style-name="T1"> Gunakan bahasa yang menekankan bahwa masa depan itu </text:span><text:span text:style-name="Emphasis"><text:span text:style-name="T1">dibentuk</text:span></text:span><text:span text:style-name="T1">, bukan </text:span><text:span text:style-name="Emphasis"><text:span text:style-name="T1">terjadi begitu saja</text:span></text:span><text:span text:style-name="T1">. Ini memberi pembaca rasa memiliki dan tanggung jawab. ("Kita adalah arsitek", "hasil dari pilihan-pilihan kita"). </text:span></text:p>
              </text:list-item>
              <text:list-item>
                <text:p text:style-name="P339"><text:span text:style-name="Strong_20_Emphasis"><text:span text:style-name="T1">Gunakan Analogi Perencanaan/Perjalanan:</text:span></text:span><text:span text:style-name="T1"> Analogi seperti 'merancang cetak biru', 'melihat peta di persimpangan jalan', 'melihat </text:span><text:soft-page-break/><text:span text:style-name="T1">ke cakrawala' cocok untuk bab yang fokus pada visi dan spekulasi masa depan. </text:span></text:p>
              </text:list-item>
              <text:list-item>
                <text:p text:style-name="P153"><text:span text:style-name="Strong_20_Emphasis"><text:span text:style-name="T1">Jelaskan Manfaat Spekulasi:</text:span></text:span><text:span text:style-name="T1"> Beri alasan mengapa berspekulasi tentang masa depan itu penting (membantu membuat pilihan bijak sekarang). </text:span></text:p>
              </text:list-item>
            </text:list>
            <text:p text:style-name="Text_20_body"><text:span text:style-name="Strong_20_Emphasis"><text:span text:style-name="T1">[Prompt Ilustrasi - Opsional]:</text:span></text:span></text:p>
            <text:p text:style-name="P184">"Buat ilustrasi pembuka Bab 9 yang menunjukkan persimpangan jalan dengan banyak arah atau jalur yang berbeda menuju cakrawala masa depan yang sedikit berkabut. Beberapa jalur mungkin terlihat lebih cerah atau lebih gelap dari yang lain. Di tengah persimpangan, ada siluet orang (mungkin remaja) yang sedang melihat peta atau kompas. Beri judul 'Masa Depan Rehabilitasi: Memilih Jalur?'."</text:p>
            <text:p text:style-name="P407"/>
            <text:p text:style-name="P184">Silakan berikan perintah "YAX" untuk melanjutkan ke prompt Subbab 9.1.</text:p>
          </text:section>
          <text:section text:style-name="Sect1" text:name="feedback-form-59">
            <text:p text:style-name="P366"/>
          </text:section>
        </text:section>
        <text:section text:style-name="Sect1" text:name="5f8adf62f68deae9">
          <text:p text:style-name="P184"/>
          <text:section text:style-name="Sect1" text:name="user-query-content-60">
            <text:p text:style-name="P404">yax </text:p>
          </text:section>
          <text:p text:style-name="P366">Tampilkan alur berpikir</text:p>
          <text:section text:style-name="Sect2" text:name="model-response-message-contentr_5f8adf62f68deae9">
            <text:p text:style-name="P184">Baik, mari kita mulai berspekulasi tentang langkah-langkah awal yang mungkin terjadi.</text:p>
            <text:p text:style-name="Text_20_body"><text:span text:style-name="Strong_20_Emphasis"><text:span text:style-name="T1">(Prompt untuk Isi Subbab 9.1):</text:span></text:span><text:span text:style-name="T1"> "Tulis isi Subbab 9.1: 'Langkah Kecil Menuju Perubahan Besar: Aplikasi Jangka Pendek yang Realistis' dengan pembahasan mendalam yang mengidentifikasi area-area di mana neuroteknologi </text:span><text:span text:style-name="Strong_20_Emphasis"><text:span text:style-name="T1">paling mungkin diadopsi pertama kali</text:span></text:span><text:span text:style-name="T1"> dalam sistem peradilan pidana dan rehabilitasi, fokus pada aplikasi yang kurang kontroversial dan lebih bersifat suportif/diagnostik, dijelaskan secara konkret untuk remaja. Mulai dengan prinsip 'evolusi, bukan revolusi instan': 'Perubahan besar seringkali dimulai dari penyesuaian kecil. Di mana neuroteknologi mungkin mulai 'menyelinap' masuk?' Spekulasikan beberapa aplikasi awal yang lebih realistis:</text:span></text:p>
            <text:list xml:id="list6444310902528336296" text:style-name="L165">
              <text:list-item>
                <text:p text:style-name="P340"><text:span text:style-name="Strong_20_Emphasis"><text:span text:style-name="T1">Diagnosis &amp; Penanganan Kondisi Komorbid:</text:span></text:span><text:span text:style-name="T1"> Fokus pada penggunaan neuroimaging (MRI, DTI) atau asesmen neuropsikologis canggih untuk mengidentifikasi kondisi neurologis atau psikiatris </text:span><text:soft-page-break/><text:span text:style-name="T1">yang sering menyertai perilaku kriminal dan </text:span><text:span text:style-name="Emphasis"><text:span text:style-name="T1">bisa diobati</text:span></text:span><text:span text:style-name="T1"> atau dikelola, seperti: efek jangka panjang Cedera Otak Traumatis (TBI), Gangguan Spektrum Alkohol Fetal (FASD), ADHD berat, atau jenis psikosis/depresi tertentu. Intervensi N-Rehab awal mungkin menargetkan </text:span><text:span text:style-name="Emphasis"><text:span text:style-name="T1">kondisi-kondisi ini</text:span></text:span><text:span text:style-name="T1"> terlebih dahulu. </text:span></text:p>
              </text:list-item>
              <text:list-item>
                <text:p text:style-name="P340"><text:span text:style-name="Strong_20_Emphasis"><text:span text:style-name="T1">Augmentasi Terapi yang Sudah Ada:</text:span></text:span><text:span text:style-name="T1"> Menggunakan teknologi sebagai </text:span><text:span text:style-name="Emphasis"><text:span text:style-name="T1">pendukung</text:span></text:span><text:span text:style-name="T1"> untuk meningkatkan hasil terapi konvensional. Contoh: Sesi rTMS pada korteks prefrontal untuk meningkatkan kemampuan belajar dan plastisitas </text:span><text:span text:style-name="Emphasis"><text:span text:style-name="T1">sebelum</text:span></text:span><text:span text:style-name="T1"> sesi terapi perilaku kognitif (CBT) untuk mengelola amarah atau kecanduan; menggunakan neurofeedback untuk membantu pasien </text:span><text:span text:style-name="Emphasis"><text:span text:style-name="T1">berlatih</text:span></text:span><text:span text:style-name="T1"> regulasi emosi atau fokus perhatian </text:span><text:span text:style-name="Emphasis"><text:span text:style-name="T1">di sela-sela</text:span></text:span><text:span text:style-name="T1"> sesi konseling. </text:span></text:p>
              </text:list-item>
              <text:list-item>
                <text:p text:style-name="P340"><text:span text:style-name="Strong_20_Emphasis"><text:span text:style-name="T1">Prediksi Respons Terapi &amp; Personalisasi:</text:span></text:span><text:span text:style-name="T1"> Menggunakan biomarker otak (pola EEG, aktivitas fMRI awal) untuk memprediksi </text:span><text:span text:style-name="Emphasis"><text:span text:style-name="T1">mana</text:span></text:span><text:span text:style-name="T1"> individu yang kemungkinan akan merespons baik terhadap terapi tertentu (obat X, jenis terapi Y), sehingga pengobatan bisa lebih personal sejak awal, mengurangi trial-and-error. </text:span></text:p>
              </text:list-item>
              <text:list-item>
                <text:p text:style-name="P340"><text:span text:style-name="Strong_20_Emphasis"><text:span text:style-name="T1">Pemantauan Objektif Kemajuan Terapi:</text:span></text:span><text:span text:style-name="T1"> Menggunakan biomarker otak (dari EEG atau fMRI) untuk memantau secara objektif apakah suatu terapi (obat atau psikologis) memberikan efek pada otak pasien, membantu penyesuaian dosis atau strategi. </text:span><text:span text:style-name="Emphasis"><text:span text:style-name="T1">(Direvisi dan ditambahkan kembali)</text:span></text:span><text:span text:style-name="T1"> </text:span></text:p>
              </text:list-item>
              <text:list-item>
                <text:p text:style-name="P154"><text:span text:style-name="Strong_20_Emphasis"><text:span text:style-name="T1">Penilaian Risiko (dengan Sangat Hati-hati):</text:span></text:span><text:span text:style-name="T1"> Mungkin ada pengembangan alat bantu berbasis neurodata (dikombinasikan dengan banyak faktor lain) untuk </text:span><text:span text:style-name="Emphasis"><text:span text:style-name="T1">membantu</text:span></text:span><text:span text:style-name="T1"> (bukan menggantikan) penilaian risiko kekerasan atau residivisme. Namun, tekankan </text:span><text:span text:style-name="Strong_20_Emphasis"><text:span text:style-name="T1">risiko etis dan ilmiah yang sangat besar</text:span></text:span><text:span text:style-name="T1"> dari 'neuro-prediksi' ini (akurasi rendah, bias, stigmatisasi). Ini area paling kontroversial. Garis bawahi bahwa fokus awal kemungkinan besar pada </text:span><text:span text:style-name="Strong_20_Emphasis"><text:span text:style-name="T1">membantu diagnosis, meningkatkan terapi yang ada, dan personalisasi</text:span></text:span><text:span text:style-name="T1">, bukan pada intervensi radikal pengubah otak secara langsung. Tujuannya adalah membangun jembatan secara bertahap." </text:span></text:p>
              </text:list-item>
            </text:list>
            <text:p text:style-name="P407"/>
            <text:p text:style-name="Text_20_body"><text:span text:style-name="Strong_20_Emphasis"><text:span text:style-name="T1">(Jawaban untuk Isi Subbab 9.1):</text:span></text:span></text:p>
            <text:p text:style-name="Text_20_body"><text:span text:style-name="Strong_20_Emphasis"><text:span text:style-name="T1">9.1 Langkah Kecil Menuju Perubahan Besar: Aplikasi Jangka Pendek </text:span></text:span><text:soft-page-break/><text:span text:style-name="Strong_20_Emphasis"><text:span text:style-name="T1">yang Realistis</text:span></text:span></text:p>
            <text:p text:style-name="Text_20_body"><text:span text:style-name="T1">Revolusi besar itu seringnya nggak terjadi dalam semalam, kan? Biasanya dimulai dari </text:span><text:span text:style-name="Strong_20_Emphasis"><text:span text:style-name="T1">langkah-langkah kecil</text:span></text:span><text:span text:style-name="T1">, inovasi bertahap, atau penyesuaian di sana-sini. Nah, kalau kita bicara soal neuro-rehabilitasi, kemungkinan besar polanya akan sama. Jangan bayangkan besok pagi langsung ada teknologi 'rewiring' otak total. Jauh lebih mungkin, neuroteknologi akan mulai </text:span><text:span text:style-name="Strong_20_Emphasis"><text:span text:style-name="T1">'menyelinap masuk'</text:span></text:span><text:span text:style-name="T1"> ke dalam sistem peradilan pidana dan rehabilitasi melalui aplikasi yang </text:span><text:span text:style-name="Strong_20_Emphasis"><text:span text:style-name="T1">lebih sederhana, kurang kontroversial, dan lebih bersifat membantu atau mendukung</text:span></text:span><text:span text:style-name="T1"> proses yang sudah ada.</text:span></text:p>
            <text:p text:style-name="P184">Kira-kira, 'langkah kecil' apa saja sih yang paling realistis bisa kita lihat dalam beberapa waktu ke depan (meskipun 'dekat' di sini bisa jadi masih butuh 5, 10, atau 15 tahun lagi!)? Ini beberapa kemungkinannya:</text:p>
            <text:list xml:id="list891890550575842201" text:style-name="L166">
              <text:list-item>
                <text:p text:style-name="P155"><text:span text:style-name="Strong_20_Emphasis"><text:span text:style-name="T1">Diagnosis Lebih Akurat untuk 'Penyakit Penyerta' (Komorbiditas):</text:span></text:span><text:span text:style-name="T1"> Fokus awalnya mungkin bukan untuk mencari 'otak kriminal', tapi lebih ke menggunakan teknologi pencitraan otak (seperti MRI struktural, fMRI fungsional, atau DTI) dan tes neuropsikologi yang lebih canggih untuk </text:span><text:span text:style-name="Strong_20_Emphasis"><text:span text:style-name="T1">mendeteksi kondisi neurologis atau psikiatris lain</text:span></text:span><text:span text:style-name="T1"> yang seringkali menyertai atau </text:span><text:span text:style-name="Emphasis"><text:span text:style-name="T1">berkontribusi</text:span></text:span><text:span text:style-name="T1"> pada perilaku kriminal, tapi mungkin selama ini tidak terdiagnosis dengan baik. Contohnya:</text:span></text:p>
                <text:list>
                  <text:list-item>
                    <text:p text:style-name="P341"><text:span text:style-name="T1">Efek jangka panjang dari </text:span><text:span text:style-name="Strong_20_Emphasis"><text:span text:style-name="T1">Cedera Otak Traumatis (TBI)</text:span></text:span><text:span text:style-name="T1">, bahkan yang ringan sekalipun, yang bisa mengganggu fungsi kontrol impuls atau regulasi emosi. </text:span></text:p>
                  </text:list-item>
                  <text:list-item>
                    <text:p text:style-name="P341"><text:span text:style-name="Strong_20_Emphasis"><text:span text:style-name="T1">Gangguan Perkembangan Saraf</text:span></text:span><text:span text:style-name="T1"> tertentu seperti FASD (</text:span><text:span text:style-name="Emphasis"><text:span text:style-name="T1">Fetal Alcohol Spectrum Disorders</text:span></text:span><text:span text:style-name="T1">) atau ADHD parah yang tidak tertangani. </text:span></text:p>
                  </text:list-item>
                  <text:list-item>
                    <text:p text:style-name="P341"><text:span text:style-name="T1">Jenis </text:span><text:span text:style-name="Strong_20_Emphasis"><text:span text:style-name="T1">penyakit mental</text:span></text:span><text:span text:style-name="T1"> spesifik seperti skizofrenia atau depresi berat yang butuh pengobatan khusus. Dengan diagnosis yang lebih akurat, maka intervensi (baik medis maupun psikologis) bisa jadi lebih </text:span><text:span text:style-name="Strong_20_Emphasis"><text:span text:style-name="T1">tepat sasaran</text:span></text:span><text:span text:style-name="T1"> pada akar masalah yang sebenarnya bisa ditangani, bukan sekadar menghukum perilakunya. </text:span></text:p>
                  </text:list-item>
                </text:list>
              </text:list-item>
              <text:list-item>
                <text:p text:style-name="P155"><text:span text:style-name="Strong_20_Emphasis"><text:span text:style-name="T1">Jadi 'Asisten Pribadi' Buat Terapi yang Sudah Ada (Augmentasi Terapi):</text:span></text:span><text:span text:style-name="T1"> Alih-alih menggantikan terapi konvensional (seperti CBT </text:span><text:soft-page-break/><text:span text:style-name="T1">atau konseling), neuroteknologi mungkin dipakai sebagai </text:span><text:span text:style-name="Strong_20_Emphasis"><text:span text:style-name="T1">alat bantu tambahan (augmentasi)</text:span></text:span><text:span text:style-name="T1"> untuk </text:span><text:span text:style-name="Strong_20_Emphasis"><text:span text:style-name="T1">meningkatkan efektivitasnya</text:span></text:span><text:span text:style-name="T1">. Misalnya:</text:span></text:p>
                <text:list>
                  <text:list-item>
                    <text:p text:style-name="P341"><text:span text:style-name="T1">Seorang WBP menjalani beberapa sesi </text:span><text:span text:style-name="Strong_20_Emphasis"><text:span text:style-name="T1">rTMS</text:span></text:span><text:span text:style-name="T1"> yang ditargetkan ke Korteks Prefrontalnya untuk sementara 'meningkatkan kelenturan' atau kemampuan belajar area itu, </text:span><text:span text:style-name="Emphasis"><text:span text:style-name="T1">sebelum</text:span></text:span><text:span text:style-name="T1"> dia mengikuti sesi </text:span><text:span text:style-name="Strong_20_Emphasis"><text:span text:style-name="T1">terapi CBT</text:span></text:span><text:span text:style-name="T1"> untuk belajar strategi baru mengelola amarah atau melawan kecanduan. Harapannya, otaknya jadi lebih 'siap menerima pelajaran'. </text:span></text:p>
                  </text:list-item>
                  <text:list-item>
                    <text:p text:style-name="P341"><text:span text:style-name="T1">Di sela-sela sesi konseling mingguan, WBP diminta melakukan latihan </text:span><text:span text:style-name="Strong_20_Emphasis"><text:span text:style-name="T1">neurofeedback</text:span></text:span><text:span text:style-name="T1"> secara mandiri untuk melatih kemampuan fokus atau menenangkan diri saat menghadapi pemicu stres. </text:span></text:p>
                  </text:list-item>
                </text:list>
              </text:list-item>
              <text:list-item>
                <text:p text:style-name="P155"><text:span text:style-name="Strong_20_Emphasis"><text:span text:style-name="T1">'Meramal' Kecocokan Terapi (Prediksi Respons &amp; Personalisasi):</text:span></text:span><text:span text:style-name="T1"> Bayangkan kalau sebelum memulai terapi, kita bisa melakukan scan otak atau rekam EEG awal untuk mendapatkan 'biomarker' (penanda biologis). Nah, data biomarker ini (dikombinasikan dengan data lain) mungkin suatu hari nanti bisa dipakai untuk </text:span><text:span text:style-name="Strong_20_Emphasis"><text:span text:style-name="T1">memprediksi</text:span></text:span><text:span text:style-name="T1"> individu mana yang kira-kira akan </text:span><text:span text:style-name="Strong_20_Emphasis"><text:span text:style-name="T1">cocok atau merespons baik</text:span></text:span><text:span text:style-name="T1"> terhadap jenis obat A dibandingkan obat B, atau lebih cocok ikut terapi kelompok X daripada terapi individu Y. Ini bisa mengurangi proses </text:span><text:span text:style-name="Emphasis"><text:span text:style-name="T1">trial-and-error</text:span></text:span><text:span text:style-name="T1"> yang melelahkan dan membuat pengobatan jadi </text:span><text:span text:style-name="Strong_20_Emphasis"><text:span text:style-name="T1">lebih personal</text:span></text:span><text:span text:style-name="T1"> sejak awal.</text:span></text:p>
              </text:list-item>
              <text:list-item>
                <text:p text:style-name="P155"><text:span text:style-name="Strong_20_Emphasis"><text:span text:style-name="T1">Memberi 'Rapor' Objektif Kemajuan Terapi (Pemantauan Respons):</text:span></text:span><text:span text:style-name="T1"> Selain bertanya kepada pasien "Gimana perkembangannya?", dokter atau terapis mungkin juga bisa menggunakan pengukuran neurofisiologis (misalnya, perubahan pola EEG atau aktivitas fMRI saat mengerjakan tugas tertentu) secara berkala sebagai </text:span><text:span text:style-name="Strong_20_Emphasis"><text:span text:style-name="T1">salah satu indikator objektif</text:span></text:span><text:span text:style-name="T1"> untuk melihat apakah terapi yang diberikan (baik obat maupun psikoterapi) benar-benar memberikan </text:span><text:span text:style-name="Strong_20_Emphasis"><text:span text:style-name="T1">efek biologis</text:span></text:span><text:span text:style-name="T1"> yang diharapkan di otak. Ini bisa membantu mengevaluasi dan menyesuaikan strategi terapi jadi lebih efektif.</text:span></text:p>
              </text:list-item>
              <text:list-item>
                <text:p text:style-name="P155"><text:span text:style-name="Strong_20_Emphasis"><text:span text:style-name="T1">Membantu Menilai Risiko Kambuh (Dengan Super Duper Hati-hati!):</text:span></text:span><text:span text:style-name="T1"> Ini area yang paling </text:span><text:span text:style-name="Strong_20_Emphasis"><text:span text:style-name="T1">sensitif dan kontroversial</text:span></text:span><text:span text:style-name="T1">. </text:span><text:span text:style-name="Emphasis"><text:span text:style-name="T1">Mungkin</text:span></text:span><text:span text:style-name="T1"> saja </text:span><text:soft-page-break/><text:span text:style-name="T1">di masa depan dikembangkan alat bantu asesmen risiko (misalnya risiko melakukan kekerasan lagi) yang memasukkan </text:span><text:span text:style-name="Strong_20_Emphasis"><text:span text:style-name="T1">data neurosains</text:span></text:span><text:span text:style-name="T1"> sebagai </text:span><text:span text:style-name="Emphasis"><text:span text:style-name="T1">salah satu</text:span></text:span><text:span text:style-name="T1"> variabelnya (selalu digabung dengan banyak faktor lain: riwayat perilaku, psikologis, sosial). Tujuannya </text:span><text:span text:style-name="Emphasis"><text:span text:style-name="T1">bukan</text:span></text:span><text:span text:style-name="T1"> untuk 'meramal masa depan' atau 'menghukum berdasarkan otak', tapi </text:span><text:span text:style-name="Emphasis"><text:span text:style-name="T1">sekadar membantu</text:span></text:span><text:span text:style-name="T1"> petugas membuat keputusan yang lebih informasional (misal: tentang prioritas program rehabilitasi atau tingkat pengawasan pasca-bebas). </text:span><text:span text:style-name="Strong_20_Emphasis"><text:span text:style-name="T1">TAPI</text:span></text:span><text:span text:style-name="T1">, kita harus </text:span><text:span text:style-name="Strong_20_Emphasis"><text:span text:style-name="T1">sangat-sangat-sangat waspada</text:span></text:span><text:span text:style-name="T1"> di sini! Risiko </text:span><text:span text:style-name="Strong_20_Emphasis"><text:span text:style-name="T1">bias, ketidakakuratan, stigmatisasi permanen, dan pelanggaran hak asasi manusia</text:span></text:span><text:span text:style-name="T1"> dari 'neuro-prediksi' ini </text:span><text:span text:style-name="Strong_20_Emphasis"><text:span text:style-name="T1">luar biasa besar</text:span></text:span><text:span text:style-name="T1">. Penggunaannya harus diatur dengan super ketat dan penuh kehati-hatian.</text:span></text:p>
              </text:list-item>
            </text:list>
            <text:p text:style-name="Text_20_body"><text:span text:style-name="Strong_20_Emphasis"><text:span text:style-name="T1">Fokus pada Langkah Bertahap:</text:span></text:span><text:span text:style-name="T1"> Jadi, kalau kita lihat, kemungkinan besar langkah-langkah awal penerapan neuroteknologi dalam sistem peradilan dan rehabilitasi akan lebih fokus pada hal-hal yang sifatnya </text:span><text:span text:style-name="Strong_20_Emphasis"><text:span text:style-name="T1">membantu diagnosis, meningkatkan efektivitas terapi yang sudah ada, mempersonalisasi pengobatan, dan memantau kemajuan</text:span></text:span><text:span text:style-name="T1">. Tujuannya lebih ke </text:span><text:span text:style-name="Strong_20_Emphasis"><text:span text:style-name="T1">evolusi bertahap</text:span></text:span><text:span text:style-name="T1">, membangun jembatan antara pemahaman otak dengan praktik rehabilitasi saat ini, bukan langsung melakukan intervensi radikal pengubah otak secara besar-besaran.</text:span></text:p>
            <text:p text:style-name="P407"/>
            <text:p text:style-name="Text_20_body"><text:span text:style-name="Strong_20_Emphasis"><text:span text:style-name="T1">[Tips Penulisan Tambahan - Opsional]:</text:span></text:span></text:p>
            <text:list xml:id="list5533312353337223163" text:style-name="L167">
              <text:list-item>
                <text:p text:style-name="P342"><text:span text:style-name="Strong_20_Emphasis"><text:span text:style-name="T1">Gunakan Bahasa Kemungkinan:</text:span></text:span><text:span text:style-name="T1"> Karena ini spekulasi jangka pendek, gunakan kata-kata seperti "kemungkinan besar", "mungkin", "bisa jadi", "area yang paling mungkin" untuk menunjukkan sifat tentatifnya. </text:span></text:p>
              </text:list-item>
              <text:list-item>
                <text:p text:style-name="P342"><text:span text:style-name="Strong_20_Emphasis"><text:span text:style-name="T1">Tekankan Peran Suportif/Adjunctive:</text:span></text:span><text:span text:style-name="T1"> Garis bawahi bahwa aplikasi awal ini kemungkinan besar berfungsi sebagai </text:span><text:span text:style-name="Emphasis"><text:span text:style-name="T1">tambahan</text:span></text:span><text:span text:style-name="T1"> atau </text:span><text:span text:style-name="Emphasis"><text:span text:style-name="T1">pendukung</text:span></text:span><text:span text:style-name="T1"> metode yang sudah ada, bukan pengganti total. </text:span></text:p>
              </text:list-item>
              <text:list-item>
                <text:p text:style-name="P156"><text:span text:style-name="Strong_20_Emphasis"><text:span text:style-name="T1">Berikan Peringatan Kuat untuk Area Sensitif:</text:span></text:span><text:span text:style-name="T1"> Saat membahas penilaian risiko berbasis neurodata, berikan peringatan etis dan ilmiah yang sangat kuat dan jelas untuk menyeimbangkan potensi dan bahayanya. </text:span></text:p>
              </text:list-item>
            </text:list>
            <text:p text:style-name="Text_20_body"><text:span text:style-name="Strong_20_Emphasis"><text:span text:style-name="T1">[Prompt Ilustrasi - Opsional]:</text:span></text:span></text:p>
            <text:p text:style-name="P184"><text:soft-page-break/>"Buat ilustrasi untuk Subbab 9.1 yang menunjukkan beberapa 'langkah kecil' aplikasi neuroteknologi. Bisa berupa ikon-ikon: (1) Scan otak dengan kaca pembesar (diagnosis komorbid), (2) Simbol TMS/Neurofeedback + ikon orang terapi bicara (augmentasi terapi), (3) Grafik data otak dengan tanda centang/silang (prediksi/monitor respons), (4) Simbol data otak + data lain masuk ke 'kotak' penilaian risiko dengan tanda peringatan besar (!). Beri judul 'Langkah Awal Neuro-Rehabilitasi?'."</text:p>
            <text:p text:style-name="P407"/>
            <text:p text:style-name="P184">Silakan berikan perintah "YAX" untuk melanjutkan ke prompt Subbab 9.2.</text:p>
          </text:section>
          <text:section text:style-name="Sect1" text:name="feedback-form-60">
            <text:p text:style-name="P366"/>
          </text:section>
        </text:section>
        <text:section text:style-name="Sect1" text:name="2de944cc92623ae8">
          <text:p text:style-name="P184"/>
          <text:section text:style-name="Sect1" text:name="user-query-content-61">
            <text:p text:style-name="P404">yax </text:p>
          </text:section>
          <text:p text:style-name="P366">Tampilkan alur berpikir</text:p>
          <text:section text:style-name="Sect2" text:name="model-response-message-contentr_2de944cc92623ae8">
            <text:p text:style-name="P184">Baik, mari kita berspekulasi tentang bagaimana hukum mungkin akan merespons teknologi pengubah otak ini.</text:p>
            <text:p text:style-name="Text_20_body"><text:span text:style-name="Strong_20_Emphasis"><text:span text:style-name="T1">(Prompt untuk Isi Subbab 9.2):</text:span></text:span><text:span text:style-name="T1"> "Tulis isi Subbab 9.2: 'Neuro-Rehabilitasi dalam Sistem Hukum Masa Depan: Mengubah Aturan Main?' dengan pembahasan mendalam yang mengeksplorasi potensi </text:span><text:span text:style-name="Strong_20_Emphasis"><text:span text:style-name="T1">dampak transformatif (dan disruptif)</text:span></text:span><text:span text:style-name="T1"> neuro-rehabilitasi pada pilar-pilar sistem peradilan pidana, disajikan melalui pertanyaan dan skenario hukum yang memicu pemikiran remaja. Awali dengan: 'Sistem hukum kita dibangun di atas asumsi tertentu tentang pikiran dan perilaku manusia. Apa jadinya jika neuroteknologi mengusik asumsi itu?' Spekulasikan beberapa area perubahan dan tantangan kunci bagi hukum:</text:span></text:p>
            <text:list xml:id="list7843973640904925321" text:style-name="L168">
              <text:list-item>
                <text:p text:style-name="P343"><text:span text:style-name="Strong_20_Emphasis"><text:span text:style-name="T1">Penjatuhan Hukuman (Sentencing) &amp; Alternatif Pidana:</text:span></text:span><text:span text:style-name="T1"> </text:span></text:p>
                <text:list>
                  <text:list-item>
                    <text:p text:style-name="P343"><text:span text:style-name="T1">Akankah N-Rehab menjadi </text:span><text:span text:style-name="Strong_20_Emphasis"><text:span text:style-name="T1">opsi hukuman</text:span></text:span><text:span text:style-name="T1"> tersendiri (misal: 'hukuman rehabilitasi otak' selama X tahun)? </text:span></text:p>
                  </text:list-item>
                  <text:list-item>
                    <text:p text:style-name="P343"><text:span text:style-name="T1">Atau menjadi </text:span><text:span text:style-name="Strong_20_Emphasis"><text:span text:style-name="T1">syarat wajib</text:span></text:span><text:span text:style-name="T1"> untuk mendapatkan pembebasan bersyarat atau hukuman percobaan? </text:span></text:p>
                  </text:list-item>
                  <text:list-item>
                    <text:p text:style-name="P343"><text:span text:style-name="T1">Bagaimana jika N-Rehab </text:span><text:span text:style-name="Strong_20_Emphasis"><text:span text:style-name="T1">gagal</text:span></text:span><text:span text:style-name="T1">? Apakah individu kembali ke penjara? </text:span></text:p>
                  </text:list-item>
                  <text:list-item>
                    <text:p text:style-name="P399">Apakah ini akan mengurangi penggunaan penjara secara drastis, atau hanya menambah lapisan intervensi baru? </text:p>
                  </text:list-item>
                </text:list>
              </text:list-item>
              <text:list-item>
                <text:p text:style-name="P343"><text:soft-page-break/><text:span text:style-name="Strong_20_Emphasis"><text:span text:style-name="T1">Konsep Pertanggungjawaban Pidana (Culpability &amp; Mens Rea):</text:span></text:span><text:span text:style-name="T1"> </text:span></text:p>
                <text:list>
                  <text:list-item>
                    <text:p text:style-name="P343"><text:span text:style-name="T1">Sejauh mana bukti 'abnormalitas' otak dapat digunakan untuk mengurangi atau bahkan menghapus </text:span><text:span text:style-name="Strong_20_Emphasis"><text:span text:style-name="T1">kesalahan hukum</text:span></text:span><text:span text:style-name="T1"> terdakwa? Apakah kita akan melihat lebih banyak pembelaan berbasis 'otak saya yang membuat saya melakukannya'? </text:span></text:p>
                  </text:list-item>
                  <text:list-item>
                    <text:p text:style-name="P399">Bagaimana hukum akan mendefinisikan ulang 'niat' jika niat itu sendiri bisa dimodifikasi? (Menghubungkan ke Subbab 8.2). </text:p>
                  </text:list-item>
                </text:list>
              </text:list-item>
              <text:list-item>
                <text:p text:style-name="P343"><text:span text:style-name="Strong_20_Emphasis"><text:span text:style-name="T1">Hak &amp; Prosedur Hukum:</text:span></text:span><text:span text:style-name="T1"> </text:span></text:p>
                <text:list>
                  <text:list-item>
                    <text:p text:style-name="P399">Akankah ada 'hak untuk neuro-rehabilitasi' bagi narapidana? Atau sebaliknya, 'hak untuk menolak' intervensi otak? </text:p>
                  </text:list-item>
                  <text:list-item>
                    <text:p text:style-name="P343"><text:span text:style-name="T1">Bagaimana </text:span><text:span text:style-name="Strong_20_Emphasis"><text:span text:style-name="T1">standar pembuktian</text:span></text:span><text:span text:style-name="T1"> untuk data neurosains di pengadilan? Seberapa andal dan relevan data scan otak? </text:span></text:p>
                  </text:list-item>
                  <text:list-item>
                    <text:p text:style-name="P343"><text:span text:style-name="T1">Bagaimana melindungi </text:span><text:span text:style-name="Strong_20_Emphasis"><text:span text:style-name="T1">privasi data otak</text:span></text:span><text:span text:style-name="T1"> yang sangat sensitif? Siapa yang boleh mengaksesnya? </text:span></text:p>
                  </text:list-item>
                </text:list>
              </text:list-item>
              <text:list-item>
                <text:p text:style-name="P343"><text:span text:style-name="Strong_20_Emphasis"><text:span text:style-name="T1">Peran Aktor Hukum:</text:span></text:span><text:span text:style-name="T1"> </text:span></text:p>
                <text:list>
                  <text:list-item>
                    <text:p text:style-name="P399">Bagaimana hakim, jaksa, dan pengacara (yang bukan neurosaintis) dapat memahami dan menggunakan bukti neurosains secara bertanggung jawab? Perlukah 'penerjemah' ahli? </text:p>
                  </text:list-item>
                  <text:list-item>
                    <text:p text:style-name="P399">Bagaimana memastikan juri tidak terpengaruh secara berlebihan oleh gambar otak yang tampak 'ilmiah'? </text:p>
                  </text:list-item>
                </text:list>
              </text:list-item>
              <text:list-item>
                <text:p text:style-name="P343"><text:span text:style-name="Strong_20_Emphasis"><text:span text:style-name="T1">Keadilan untuk Korban:</text:span></text:span><text:span text:style-name="T1"> Di tengah fokus pada 'memperbaiki' otak pelaku, bagaimana memastikan suara dan hak korban kejahatan tetap didengar dan keadilan bagi mereka terpenuhi? Apakah N-Rehab terasa 'terlalu ringan' bagi korban? </text:span></text:p>
              </text:list-item>
              <text:list-item>
                <text:p text:style-name="P157"><text:span text:style-name="Strong_20_Emphasis"><text:span text:style-name="T1">Munculnya 'Neurolaw':</text:span></text:span><text:span text:style-name="T1"> Jelaskan kemungkinan berkembangnya spesialisasi hukum baru ('neurolaw') yang fokus pada persimpangan antara neuroscience, hukum, dan etika. Gunakan contoh dilema di ruang sidang masa depan. Tekankan bahwa adaptasi hukum akan sangat lambat dan penuh perdebatan fundamental tentang tujuan keadilan, hak asasi manusia, dan keamanan publik." </text:span></text:p>
              </text:list-item>
            </text:list>
            <text:p text:style-name="P407"/>
            <text:p text:style-name="Text_20_body"><text:span text:style-name="Strong_20_Emphasis"><text:span text:style-name="T1">(Jawaban untuk Isi Subbab 9.2):</text:span></text:span></text:p>
            <text:p text:style-name="Text_20_body"><text:span text:style-name="Strong_20_Emphasis"><text:span text:style-name="T1">9.2 Neuro-Rehabilitasi dalam Sistem Hukum Masa Depan: Mengubah Aturan Main?</text:span></text:span></text:p>
            <text:p text:style-name="P184"><text:soft-page-break/>Sistem hukum yang kita kenal sekarang—dengan kitab undang-undangnya, pengadilannya, penjaranya—itu dibangun di atas fondasi asumsi-asumsi tertentu tentang bagaimana manusia berpikir, berniat, dan membuat pilihan. Nah, apa jadinya kalau neuroteknologi datang dan mulai 'mengusik' fondasi asumsi itu? Kalau kita bisa 'melihat' ke dalam otak atau bahkan 'mengubahnya', bagaimana hukum harus beradaptasi? Ini beberapa spekulasi tentang potensi perubahan (dan kekacauan!) yang mungkin terjadi di dunia hukum masa depan:</text:p>
            <text:list xml:id="list1305927212400024018" text:style-name="L169">
              <text:list-item>
                <text:p text:style-name="P158"><text:span text:style-name="Strong_20_Emphasis"><text:span text:style-name="T1">Vonis Hakim Bisa Jadi Beda Banget:</text:span></text:span></text:p>
                <text:list>
                  <text:list-item>
                    <text:p text:style-name="P344"><text:span text:style-name="Strong_20_Emphasis"><text:span text:style-name="T1">Alternatif Penjara?</text:span></text:span><text:span text:style-name="T1"> Bayangkan hakim di masa depan nggak cuma punya pilihan vonis penjara sekian tahun atau denda sekian rupiah, tapi juga </text:span><text:span text:style-name="Strong_20_Emphasis"><text:span text:style-name="T1">"hukuman menjalani program neuro-rehabilitasi wajib selama 2 tahun"</text:span></text:span><text:span text:style-name="T1">. Mungkinkah ini terjadi untuk kejahatan tertentu, terutama yang dianggap berakar dari masalah impulsivitas atau empati? </text:span></text:p>
                  </text:list-item>
                  <text:list-item>
                    <text:p text:style-name="P344"><text:span text:style-name="Strong_20_Emphasis"><text:span text:style-name="T1">Syarat Bebas Bersyarat Baru?</text:span></text:span><text:span text:style-name="T1"> Atau mungkin N-Rehab jadi </text:span><text:span text:style-name="Strong_20_Emphasis"><text:span text:style-name="T1">syarat wajib</text:span></text:span><text:span text:style-name="T1"> buat dapat pembebasan bersyarat? "Kamu boleh keluar lebih cepat, </text:span><text:span text:style-name="Emphasis"><text:span text:style-name="T1">tapi</text:span></text:span><text:span text:style-name="T1"> wajib ikut sesi TMS seminggu sekali dan laporan scan otak rutin." </text:span></text:p>
                  </text:list-item>
                  <text:list-item>
                    <text:p text:style-name="P344"><text:span text:style-name="Strong_20_Emphasis"><text:span text:style-name="T1">Kalau Gagal Gimana?</text:span></text:span><text:span text:style-name="T1"> Terus kalau program N-Rehabnya dianggap 'gagal' (berdasarkan apa ukurannya?), apakah orang itu otomatis balik lagi ke penjara? Atau hukumannya jadi lebih berat? </text:span></text:p>
                  </text:list-item>
                  <text:list-item>
                    <text:p text:style-name="P344"><text:span text:style-name="Strong_20_Emphasis"><text:span text:style-name="T1">Penjara Masih Perlu?</text:span></text:span><text:span text:style-name="T1"> Apakah N-Rehab akan bikin penjara jadi nggak relevan lagi? Atau justru cuma nambah satu lapisan intervensi di atas sistem yang sudah ada? </text:span></text:p>
                  </text:list-item>
                </text:list>
              </text:list-item>
              <text:list-item>
                <text:p text:style-name="P158"><text:span text:style-name="Strong_20_Emphasis"><text:span text:style-name="T1">"Bukan Salah Saya, Tapi Otak Saya!" (Konsep Kesalahan Goyah):</text:span></text:span></text:p>
                <text:list>
                  <text:list-item>
                    <text:p text:style-name="P344"><text:span text:style-name="Strong_20_Emphasis"><text:span text:style-name="T1">Pembelaan Baru?</text:span></text:span><text:span text:style-name="T1"> Kita mungkin akan melihat lebih banyak pengacara yang mencoba menggunakan bukti </text:span><text:span text:style-name="Strong_20_Emphasis"><text:span text:style-name="T1">scan otak</text:span></text:span><text:span text:style-name="T1"> atau data neurosains lainnya untuk berargumen bahwa klien mereka </text:span><text:span text:style-name="Strong_20_Emphasis"><text:span text:style-name="T1">tidak sepenuhnya bersalah (</text:span></text:span><text:span text:style-name="Strong_20_Emphasis"><text:span text:style-name="Emphasis"><text:span text:style-name="T1">culpable</text:span></text:span></text:span><text:span text:style-name="Strong_20_Emphasis"><text:span text:style-name="T1">)</text:span></text:span><text:span text:style-name="T1"> karena punya 'kondisi otak' tertentu yang membuatnya sulit mengontrol diri atau memahami konsekuensi. Mirip pembelaan 'tidak waras' (</text:span><text:span text:style-name="Emphasis"><text:span text:style-name="T1">insanity defense</text:span></text:span><text:span text:style-name="T1">) saat ini, tapi berbasis 'bukti' biologis. Seberapa jauh argumen "otak saya yang membuat saya </text:span><text:soft-page-break/><text:span text:style-name="T1">melakukannya" ini akan diterima hukum? </text:span></text:p>
                  </text:list-item>
                  <text:list-item>
                    <text:p text:style-name="P344"><text:span text:style-name="Strong_20_Emphasis"><text:span text:style-name="T1">Niat Jahat (</text:span></text:span><text:span text:style-name="Strong_20_Emphasis"><text:span text:style-name="Emphasis"><text:span text:style-name="T1">Mens Rea</text:span></text:span></text:span><text:span text:style-name="Strong_20_Emphasis"><text:span text:style-name="T1">) Jadi Kabur?</text:span></text:span><text:span text:style-name="T1"> Hukum pidana biasanya butuh bukti adanya niat jahat. Kalau N-Rehab diklaim bisa 'memperbaiki' atau bahkan 'menghilangkan' kapasitas seseorang untuk punya niat jahat tertentu, bagaimana hukum mendefinisikan ulang konsep 'niat' itu sendiri? Apakah orang yang sudah 'diubah' otaknya masih bisa dianggap punya niat jahat atas perbuatan masa lalunya? (Ini nyambung banget sama dilema kehendak bebas di Bab 8.2). </text:span></text:p>
                  </text:list-item>
                </text:list>
              </text:list-item>
              <text:list-item>
                <text:p text:style-name="P158"><text:span text:style-name="Strong_20_Emphasis"><text:span text:style-name="T1">Hak Baru, Aturan Baru (Prosedur Hukum):</text:span></text:span></text:p>
                <text:list>
                  <text:list-item>
                    <text:p text:style-name="P344"><text:span text:style-name="Strong_20_Emphasis"><text:span text:style-name="T1">Hak atas N-Rehab vs Hak Menolak:</text:span></text:span><text:span text:style-name="T1"> Apakah narapidana nanti punya </text:span><text:span text:style-name="Strong_20_Emphasis"><text:span text:style-name="T1">'hak'</text:span></text:span><text:span text:style-name="T1"> untuk meminta dan mendapatkan akses ke N-Rehab jika itu bisa membantunya? Sebaliknya, apakah mereka juga punya </text:span><text:span text:style-name="Strong_20_Emphasis"><text:span text:style-name="T1">'hak'</text:span></text:span><text:span text:style-name="T1"> fundamental untuk </text:span><text:span text:style-name="Strong_20_Emphasis"><text:span text:style-name="T1">menolak</text:span></text:span><text:span text:style-name="T1"> intervensi apapun pada otak mereka, meskipun dianggap perlu oleh negara? (Kembali ke isu consent di 8.1). </text:span></text:p>
                  </text:list-item>
                  <text:list-item>
                    <text:p text:style-name="P344"><text:span text:style-name="Strong_20_Emphasis"><text:span text:style-name="T1">Seberapa Kuat Bukti Scan Otak?</text:span></text:span><text:span text:style-name="T1"> Bagaimana pengadilan menentukan </text:span><text:span text:style-name="Strong_20_Emphasis"><text:span text:style-name="T1">standar pembuktian</text:span></text:span><text:span text:style-name="T1"> untuk data neurosains? Seberapa andal sih scan fMRI atau EEG itu untuk dijadikan bukti hukum? Bagaimana mencegah interpretasi yang salah atau manipulatif? </text:span></text:p>
                  </text:list-item>
                  <text:list-item>
                    <text:p text:style-name="P344"><text:span text:style-name="Strong_20_Emphasis"><text:span text:style-name="T1">Privasi Otak:</text:span></text:span><text:span text:style-name="T1"> Data otak kita itu mungkin data paling pribadi yang ada. Bagaimana hukum melindungi </text:span><text:span text:style-name="Strong_20_Emphasis"><text:span text:style-name="T1">kerahasiaan</text:span></text:span><text:span text:style-name="T1"> data ini? Siapa saja yang boleh melihat atau mengaksesnya dalam proses peradilan? </text:span></text:p>
                  </text:list-item>
                </text:list>
              </text:list-item>
              <text:list-item>
                <text:p text:style-name="P158"><text:span text:style-name="Strong_20_Emphasis"><text:span text:style-name="T1">Hakim, Jaksa, Pengacara 'Kuliah' Neurosains? (Peran Aktor Hukum):</text:span></text:span><text:span text:style-name="T1"> Para penegak hukum ini kan umumnya bukan ahli otak. Gimana caranya mereka bisa </text:span><text:span text:style-name="Strong_20_Emphasis"><text:span text:style-name="T1">memahami, mengevaluasi, dan menggunakan bukti neurosains</text:span></text:span><text:span text:style-name="T1"> yang super kompleks ini secara </text:span><text:span text:style-name="Strong_20_Emphasis"><text:span text:style-name="T1">adil dan bertanggung jawab</text:span></text:span><text:span text:style-name="T1">? Apakah mereka butuh pelatihan khusus? Atau perlu ada 'saksi ahli neurosains forensik' yang independen untuk 'menerjemahkan' data otak bagi pengadilan? Gimana juga caranya biar </text:span><text:span text:style-name="Strong_20_Emphasis"><text:span text:style-name="T1">juri</text:span></text:span><text:span text:style-name="T1"> (yang biasanya orang awam) nggak gampang terpengaruh atau 'terhipnotis' sama gambar otak berwarna-warni yang kelihatannya canggih dan 'pasti benar'?</text:span></text:p>
              </text:list-item>
              <text:list-item>
                <text:p text:style-name="P158"><text:soft-page-break/><text:span text:style-name="Strong_20_Emphasis"><text:span text:style-name="T1">Bagaimana Nasib Korban? (Keadilan Bagi Korban):</text:span></text:span><text:span text:style-name="T1"> Di tengah semua fokus pada 'memperbaiki' otak si pelaku, kita nggak boleh lupa sama </text:span><text:span text:style-name="Strong_20_Emphasis"><text:span text:style-name="T1">korban kejahatan</text:span></text:span><text:span text:style-name="T1">. Bagaimana memastikan suara mereka tetap didengar dan hak-hak mereka terpenuhi? Apakah model N-Rehab yang mungkin terasa 'lebih ringan' daripada penjara ini bisa memberikan </text:span><text:span text:style-name="Strong_20_Emphasis"><text:span text:style-name="T1">rasa keadilan</text:span></text:span><text:span text:style-name="T1"> yang cukup bagi korban dan keluarganya? Ini pertimbangan yang sangat penting dan seringkali sensitif.</text:span></text:p>
              </text:list-item>
              <text:list-item>
                <text:p text:style-name="P158"><text:span text:style-name="Strong_20_Emphasis"><text:span text:style-name="T1">Lahirnya 'Hukum Otak' (Neurolaw):</text:span></text:span><text:span text:style-name="T1"> Saking banyaknya pertanyaan baru dan kompleks yang muncul di persimpangan antara otak, teknologi, hukum, dan etika ini, sangat mungkin di masa depan akan berkembang sebuah </text:span><text:span text:style-name="Strong_20_Emphasis"><text:span text:style-name="T1">spesialisasi atau cabang ilmu hukum baru</text:span></text:span><text:span text:style-name="T1"> yang fokus pada isu-isu ini. Para ahli menyebutnya </text:span><text:span text:style-name="Strong_20_Emphasis"><text:span text:style-name="T1">Neurolaw</text:span></text:span><text:span text:style-name="T1">.</text:span></text:p>
              </text:list-item>
            </text:list>
            <text:p text:style-name="Text_20_body"><text:span text:style-name="Strong_20_Emphasis"><text:span text:style-name="T1">Adaptasi yang Lambat dan Penuh Perdebatan:</text:span></text:span><text:span text:style-name="T1"> Satu hal yang pasti: hukum itu biasanya berubah </text:span><text:span text:style-name="Strong_20_Emphasis"><text:span text:style-name="T1">sangat lambat</text:span></text:span><text:span text:style-name="T1">, jauh lebih lambat dari perkembangan teknologi. Integrasi neurosains dan neuroteknologi ke dalam sistem peradilan pidana akan menjadi proses yang </text:span><text:span text:style-name="Strong_20_Emphasis"><text:span text:style-name="T1">panjang, rumit, dan pasti akan dipenuhi perdebatan sengit</text:span></text:span><text:span text:style-name="T1"> tentang tujuan keadilan, definisi tanggung jawab, perlindungan hak asasi manusia, dan bagaimana kita ingin masyarakat kita diatur. Ini bukan perubahan yang akan terjadi dalam semalam.</text:span></text:p>
            <text:p text:style-name="P407"/>
            <text:p text:style-name="Text_20_body"><text:span text:style-name="Strong_20_Emphasis"><text:span text:style-name="T1">[Tips Penulisan Tambahan - Opsional]:</text:span></text:span></text:p>
            <text:list xml:id="list4320671756645272313" text:style-name="L170">
              <text:list-item>
                <text:p text:style-name="P345"><text:span text:style-name="Strong_20_Emphasis"><text:span text:style-name="T1">Gunakan Pertanyaan Hukum Spesifik:</text:span></text:span><text:span text:style-name="T1"> Ajukan pertanyaan-pertanyaan yang langsung relevan dengan proses hukum (sentencing, culpability, evidence, rights) untuk membuat spekulasi terasa lebih konkret. </text:span></text:p>
              </text:list-item>
              <text:list-item>
                <text:p text:style-name="P345"><text:span text:style-name="Strong_20_Emphasis"><text:span text:style-name="T1">Skenario Ruang Sidang:</text:span></text:span><text:span text:style-name="T1"> Menggunakan imajinasi tentang perdebatan di ruang sidang masa depan bisa menjadi cara yang menarik untuk mengilustrasikan dilema hukum yang muncul. </text:span></text:p>
              </text:list-item>
              <text:list-item>
                <text:p text:style-name="P159"><text:span text:style-name="Strong_20_Emphasis"><text:span text:style-name="T1">Tekankan Kelambatan Adaptasi Hukum:</text:span></text:span><text:span text:style-name="T1"> Penting untuk memberi perspektif bahwa hukum cenderung konservatif dan perubahannya akan memakan waktu lama serta melalui banyak perdebatan. </text:span></text:p>
              </text:list-item>
            </text:list>
            <text:p text:style-name="Text_20_body"><text:span text:style-name="Strong_20_Emphasis"><text:span text:style-name="T1">[Prompt Ilustrasi - Opsional]:</text:span></text:span></text:p>
            <text:p text:style-name="P184"><text:soft-page-break/>"Buat ilustrasi untuk Subbab 9.2 yang menunjukkan simbol-simbol hukum yang 'berinteraksi' atau 'bertanya-tanya' tentang simbol otak. Misalnya, gambar timbangan keadilan dengan satu sisi berisi ikon otak dan sisi lain berisi kitab hukum/palu hakim, dengan tanda tanya di atasnya. Atau gambar ruang sidang di mana hakim/juri sedang melihat bukti berupa scan otak di layar besar dengan ekspresi bingung/bertanya. Beri judul 'Hukum Bertemu Otak: Aturan Baru?'."</text:p>
            <text:p text:style-name="P407"/>
            <text:p text:style-name="P184">Silakan berikan perintah "YAX" untuk melanjutkan ke prompt Subbab 9.3.</text:p>
          </text:section>
          <text:section text:style-name="Sect1" text:name="feedback-form-61">
            <text:p text:style-name="P366"/>
          </text:section>
        </text:section>
        <text:section text:style-name="Sect1" text:name="0d6bdadc26daf0eb">
          <text:p text:style-name="P184"/>
          <text:section text:style-name="Sect1" text:name="user-query-content-62">
            <text:p text:style-name="P404">yax </text:p>
          </text:section>
          <text:p text:style-name="P366">Tampilkan alur berpikir</text:p>
          <text:section text:style-name="Sect2" text:name="model-response-message-contentr_0d6bdadc26daf0eb">
            <text:p text:style-name="P184">Oke, mari kita berspekulasi tentang model rehabilitasi masa depan yang paling mungkin berhasil.</text:p>
            <text:p text:style-name="Text_20_body"><text:span text:style-name="Strong_20_Emphasis"><text:span text:style-name="T1">(Prompt untuk Isi Subbab 9.3):</text:span></text:span><text:span text:style-name="T1"> "Tulis isi Subbab 9.3: 'Kombinasi Teknologi dan Pendekatan Tradisional: Mencari Sinergi Terbaik' dengan pembahasan mendalam yang mengadvokasi </text:span><text:span text:style-name="Strong_20_Emphasis"><text:span text:style-name="T1">model rehabilitasi integratif</text:span></text:span><text:span text:style-name="T1"> di masa depan, kontraskan dengan pendekatan yang murni teknologi, dan jelaskan mengapa ini mungkin lebih efektif dan manusiawi, untuk remaja. Awali dengan menolak visi simplistik: 'Apakah masa depan rehabilitasi berarti semua narapidana hanya akan memakai helm stimulasi atau minum pil? Kemungkinan besar tidak, dan mungkin seharusnya tidak.' Argumentasikan bahwa pendekatan yang paling menjanjikan adalah </text:span><text:span text:style-name="Strong_20_Emphasis"><text:span text:style-name="T1">menggabungkan kekuatan neuroteknologi dengan kearifan dan metode rehabilitasi psikososial</text:span></text:span><text:span text:style-name="T1"> yang sudah teruji (meskipun perlu perbaikan):</text:span></text:p>
            <text:list xml:id="list790744433758993886" text:style-name="L171">
              <text:list-item>
                <text:p text:style-name="P346"><text:span text:style-name="Strong_20_Emphasis"><text:span text:style-name="T1">Mengatasi Keterbatasan Pendekatan Tunggal:</text:span></text:span><text:span text:style-name="T1"> Jelaskan bahwa N-Rehab murni berisiko mengabaikan faktor psikologis, sosial, dan lingkungan yang krusial dalam kriminalitas. Sebaliknya, terapi tradisional saja mungkin lambat atau tidak efektif untuk individu dengan masalah neurobiologis yang mendasar. Kombinasi bisa menutupi kelemahan masing-masing. </text:span></text:p>
              </text:list-item>
              <text:list-item>
                <text:p text:style-name="P346"><text:span text:style-name="Strong_20_Emphasis"><text:span text:style-name="T1">Neuroteknologi sebagai 'Pembuka Pintu' atau 'Pelumas':</text:span></text:span><text:span text:style-name="T1"> </text:span><text:soft-page-break/><text:span text:style-name="T1">Bayangkan N-Teknologi (misal: TMS untuk meningkatkan plastisitas PFC, obat untuk mengurangi kecemasan ekstrem) digunakan untuk membuat individu </text:span><text:span text:style-name="Emphasis"><text:span text:style-name="T1">lebih mampu terlibat dan mendapat manfaat</text:span></text:span><text:span text:style-name="T1"> dari terapi bicara (CBT, terapi trauma), pelatihan keterampilan sosial, atau program pendidikan. Teknologi mempersiapkan 'tanah' agar 'benih' terapi bisa tumbuh lebih baik. </text:span></text:p>
              </text:list-item>
              <text:list-item>
                <text:p text:style-name="P346"><text:span text:style-name="Strong_20_Emphasis"><text:span text:style-name="T1">Contoh Model Integratif Masa Depan:</text:span></text:span><text:span text:style-name="T1"> </text:span></text:p>
                <text:list>
                  <text:list-item>
                    <text:p text:style-name="P346"><text:span text:style-name="Emphasis"><text:span text:style-name="T1">Program Kecanduan:</text:span></text:span><text:span text:style-name="T1"> Kombinasi obat anti-craving + stimulasi sirkuit reward + terapi kelompok + dukungan pasca-rehabilitasi + pelatihan kerja. </text:span></text:p>
                  </text:list-item>
                  <text:list-item>
                    <text:p text:style-name="P346"><text:span text:style-name="Emphasis"><text:span text:style-name="T1">Manajemen Agresi:</text:span></text:span><text:span text:style-name="T1"> Kombinasi neurofeedback untuk regulasi amigdala + rTMS pada PFC + CBT untuk pemicu &amp; koping + pelatihan keterampilan komunikasi. </text:span></text:p>
                  </text:list-item>
                  <text:list-item>
                    <text:p text:style-name="P346"><text:span text:style-name="Emphasis"><text:span text:style-name="T1">Rehabilitasi Psikopati (jika mungkin):</text:span></text:span><text:span text:style-name="T1"> Kombinasi intervensi untuk meningkatkan fungsi sirkuit empati (jika ditemukan caranya) + terapi intensif jangka panjang fokus pada konsekuensi perilaku dan aturan sosial. </text:span></text:p>
                  </text:list-item>
                </text:list>
              </text:list-item>
              <text:list-item>
                <text:p text:style-name="P346"><text:span text:style-name="Strong_20_Emphasis"><text:span text:style-name="T1">Menjaga Aspek Kemanusiaan:</text:span></text:span><text:span text:style-name="T1"> Pendekatan terpadu memastikan bahwa fokus tidak hanya pada 'memperbaiki otak', tapi juga pada pemulihan hubungan, pengembangan makna hidup, dukungan komunitas, dan pemberdayaan individu – aspek-aspek penting yang mungkin terabaikan dalam pendekatan teknologi murni. Melihat manusia secara </text:span><text:span text:style-name="Strong_20_Emphasis"><text:span text:style-name="T1">holistik</text:span></text:span><text:span text:style-name="T1"> (bio-psiko-sosial-spiritual). </text:span></text:p>
              </text:list-item>
              <text:list-item>
                <text:p text:style-name="P160"><text:span text:style-name="Strong_20_Emphasis"><text:span text:style-name="T1">Personalisasi Tingkat Tinggi:</text:span></text:span><text:span text:style-name="T1"> Model integratif memungkinkan penyusunan 'menu' intervensi yang sangat personal, memilih kombinasi teknologi dan terapi yang paling sesuai dengan profil unik setiap individu. Simpulkan bahwa masa depan rehabilitasi yang paling cerah mungkin bukan terletak pada revolusi teknologi total, melainkan pada </text:span><text:span text:style-name="Strong_20_Emphasis"><text:span text:style-name="T1">evolusi cerdas</text:span></text:span><text:span text:style-name="T1"> yang mengawinkan inovasi neurosains dengan pemahaman mendalam tentang kompleksitas manusia dan pentingnya hubungan serta lingkungan sosial." </text:span></text:p>
              </text:list-item>
            </text:list>
            <text:p text:style-name="P407"/>
            <text:p text:style-name="Text_20_body"><text:span text:style-name="Strong_20_Emphasis"><text:span text:style-name="T1">(Jawaban untuk Isi Subbab 9.3):</text:span></text:span></text:p>
            <text:p text:style-name="Text_20_body"><text:span text:style-name="Strong_20_Emphasis"><text:span text:style-name="T1">9.3 Kombinasi Teknologi dan Pendekatan Tradisional: Mencari Sinergi Terbaik</text:span></text:span></text:p>
            <text:p text:style-name="Text_20_body"><text:soft-page-break/><text:span text:style-name="T1">Setelah melihat semua potensi dan masalah neuroteknologi, mungkin ada yang membayangkan masa depan rehabilitasi itu bakal kayak di film sci-fi: semua narapidana duduk rapi memakai helm stimulasi otak canggih atau rutin minum 'pil kepatuhan'. Apakah bakal seperti itu? Kemungkinan besar sih, </text:span><text:span text:style-name="Strong_20_Emphasis"><text:span text:style-name="T1">tidak</text:span></text:span><text:span text:style-name="T1">. Dan mungkin, </text:span><text:span text:style-name="Strong_20_Emphasis"><text:span text:style-name="T1">seharusnya tidak</text:span></text:span><text:span text:style-name="T1"> seperti itu.</text:span></text:p>
            <text:p text:style-name="Text_20_body"><text:span text:style-name="T1">Mengapa? Karena manusia itu </text:span><text:span text:style-name="Strong_20_Emphasis"><text:span text:style-name="T1">jauh lebih kompleks</text:span></text:span><text:span text:style-name="T1"> daripada sekadar kumpulan sirkuit otak atau reaksi kimia. Perilaku kita, termasuk perilaku kriminal, adalah hasil interaksi rumit antara faktor biologis (otak, gen), psikologis (pikiran, perasaan, trauma), sosial (keluarga, teman, lingkungan), dan bahkan ekonomi serta budaya. Hanya fokus pada 'memperbaiki otak' dengan teknologi canggih (pendekatan neuro-rehabilitasi murni) berisiko besar </text:span><text:span text:style-name="Strong_20_Emphasis"><text:span text:style-name="T1">mengabaikan semua faktor penting lainnya</text:span></text:span><text:span text:style-name="T1">. Itu namanya reduksionisme – menyederhanakan masalah yang kompleks secara berlebihan.</text:span></text:p>
            <text:p text:style-name="P184">Di sisi lain, kita juga sudah lihat di Bab 3 bahwa pendekatan rehabilitasi tradisional (psikoterapi, pelatihan skill, dll) seringkali punya keterbatasan, terutama bagi individu yang mungkin punya 'hambatan' neurobiologis mendasar yang membuat mereka sulit berubah hanya dengan 'ngobrol' atau latihan biasa.</text:p>
            <text:p text:style-name="Text_20_body"><text:span text:style-name="T1">Jadi, pendekatan masa depan yang </text:span><text:span text:style-name="Strong_20_Emphasis"><text:span text:style-name="T1">paling menjanjikan, paling efektif, dan paling manusiawi</text:span></text:span><text:span text:style-name="T1"> kemungkinan besar adalah </text:span><text:span text:style-name="Strong_20_Emphasis"><text:span text:style-name="T1">model rehabilitasi integratif atau hybrid</text:span></text:span><text:span text:style-name="T1">. Apa maksudnya? Yaitu </text:span><text:span text:style-name="Strong_20_Emphasis"><text:span text:style-name="T1">menggabungkan secara cerdas kekuatan inovasi neuroteknologi dengan kearifan dan metode-metode rehabilitasi psikososial</text:span></text:span><text:span text:style-name="T1"> yang sudah terbukti (tentu saja, metode tradisional ini juga perlu terus dievaluasi dan diperbaiki berdasarkan bukti ilmiah). Tujuannya adalah menciptakan </text:span><text:span text:style-name="Strong_20_Emphasis"><text:span text:style-name="T1">sinergi</text:span></text:span><text:span text:style-name="T1">, di mana kedua pendekatan saling melengkapi dan menutupi kekurangan masing-masing.</text:span></text:p>
            <text:p text:style-name="P184">Gimana cara kerjanya?</text:p>
            <text:list xml:id="list2562839317474766593" text:style-name="L172">
              <text:list-item>
                <text:p text:style-name="P161"><text:span text:style-name="Strong_20_Emphasis"><text:span text:style-name="T1">Neuroteknologi sebagai 'Pembuka Pintu' atau 'Pelumas':</text:span></text:span><text:span text:style-name="T1"> Bayangkan neuroteknologi bukan sebagai solusi tunggal, tapi sebagai </text:span><text:span text:style-name="Strong_20_Emphasis"><text:span text:style-name="T1">alat bantu</text:span></text:span><text:span text:style-name="T1"> untuk membuat intervensi lain jadi lebih efektif. Misalnya:</text:span></text:p>
                <text:list>
                  <text:list-item>
                    <text:p text:style-name="P347"><text:span text:style-name="T1">Teknologi seperti rTMS atau tDCS mungkin dipakai untuk </text:span><text:span text:style-name="Strong_20_Emphasis"><text:span text:style-name="T1">meningkatkan neuroplastisitas</text:span></text:span><text:span text:style-name="T1"> di area otak tertentu (misal: </text:span><text:soft-page-break/><text:span text:style-name="T1">PFC), sehingga individu jadi </text:span><text:span text:style-name="Strong_20_Emphasis"><text:span text:style-name="T1">lebih 'siap' atau 'reseptif'</text:span></text:span><text:span text:style-name="T1"> untuk belajar keterampilan baru atau mengubah pola pikirnya saat mengikuti sesi terapi CBT. Ibaratnya, teknologi ini </text:span><text:span text:style-name="Strong_20_Emphasis"><text:span text:style-name="T1">menyiapkan 'tanah' agar 'benih' terapi bisa tumbuh lebih subur</text:span></text:span><text:span text:style-name="T1">. </text:span></text:p>
                  </text:list-item>
                  <text:list-item>
                    <text:p text:style-name="P347"><text:span text:style-name="T1">Obat neurofarmakologi presisi mungkin digunakan untuk </text:span><text:span text:style-name="Strong_20_Emphasis"><text:span text:style-name="T1">mengurangi gejala akut</text:span></text:span><text:span text:style-name="T1"> yang menghambat (misal: kecemasan parah, craving narkoba yang hebat) sehingga individu bisa </text:span><text:span text:style-name="Strong_20_Emphasis"><text:span text:style-name="T1">lebih fokus dan terlibat aktif</text:span></text:span><text:span text:style-name="T1"> dalam program rehabilitasi komprehensif. </text:span></text:p>
                  </text:list-item>
                  <text:list-item>
                    <text:p text:style-name="P347"><text:span text:style-name="T1">Neurofeedback bisa jadi </text:span><text:span text:style-name="Strong_20_Emphasis"><text:span text:style-name="T1">alat latihan mandiri</text:span></text:span><text:span text:style-name="T1"> untuk memperkuat hasil sesi konseling tentang regulasi emosi. </text:span></text:p>
                  </text:list-item>
                </text:list>
              </text:list-item>
              <text:list-item>
                <text:p text:style-name="P161"><text:span text:style-name="Strong_20_Emphasis"><text:span text:style-name="T1">Contoh 'Paket Kombo' Masa Depan (Hipotetis):</text:span></text:span></text:p>
                <text:list>
                  <text:list-item>
                    <text:p text:style-name="P347"><text:span text:style-name="Strong_20_Emphasis"><text:span text:style-name="T1">Untuk Pecandu Narkoba Berat:</text:span></text:span><text:span text:style-name="T1"> Mungkin kombinasi obat anti-craving + stimulasi otak (misal: TMS atau FUS) pada sirkuit reward + terapi kelompok intensif (misal: 12 steps) + terapi keluarga + dukungan komunitas pasca-rehabilitasi + pelatihan keterampilan kerja. </text:span></text:p>
                  </text:list-item>
                  <text:list-item>
                    <text:p text:style-name="P347"><text:span text:style-name="Strong_20_Emphasis"><text:span text:style-name="T1">Untuk Pelaku Kekerasan Impulsif:</text:span></text:span><text:span text:style-name="T1"> Mungkin kombinasi latihan neurofeedback untuk regulasi amigdala + rTMS pada PFC + terapi CBT individual untuk manajemen marah dan pemicu + pelatihan keterampilan komunikasi dan resolusi konflik + program edukasi tentang dampak kekerasan. </text:span></text:p>
                  </text:list-item>
                  <text:list-item>
                    <text:p text:style-name="P347"><text:span text:style-name="Strong_20_Emphasis"><text:span text:style-name="T1">Untuk Individu dengan Ciri Psikopati Kuat (Sangat Sulit!):</text:span></text:span><text:span text:style-name="T1"> Kalaupun suatu hari nanti ditemukan cara intervensi otak untuk meningkatkan fungsi empati (ini masih 'kalaupun' besar ya!), kemungkinan tetap harus dikombinasikan dengan terapi perilaku jangka sangat panjang yang fokus pada pemahaman konsekuensi tindakan, belajar aturan sosial secara kognitif, dan manajemen risiko. </text:span></text:p>
                  </text:list-item>
                </text:list>
              </text:list-item>
              <text:list-item>
                <text:p text:style-name="P161"><text:span text:style-name="Strong_20_Emphasis"><text:span text:style-name="T1">Menjaga Fokus pada Kemanusiaan Seutuhnya:</text:span></text:span><text:span text:style-name="T1"> Dengan pendekatan integratif, kita memastikan bahwa fokus rehabilitasi tidak hanya pada 'memperbaiki malfungsi otak'. Aspek-aspek krusial lain seperti </text:span><text:span text:style-name="Strong_20_Emphasis"><text:span text:style-name="T1">pemulihan hubungan</text:span></text:span><text:span text:style-name="T1"> dengan keluarga/masyarakat, membantu individu </text:span><text:span text:style-name="Strong_20_Emphasis"><text:span text:style-name="T1">menemukan makna dan tujuan hidup</text:span></text:span><text:span text:style-name="T1"> yang </text:span><text:soft-page-break/><text:span text:style-name="T1">baru, memberikan </text:span><text:span text:style-name="Strong_20_Emphasis"><text:span text:style-name="T1">dukungan sosial</text:span></text:span><text:span text:style-name="T1"> yang nyata, dan </text:span><text:span text:style-name="Strong_20_Emphasis"><text:span text:style-name="T1">memberdayakan</text:span></text:span><text:span text:style-name="T1"> mereka untuk mengambil tanggung jawab atas hidupnya, tetap menjadi bagian sentral dari proses. Kita melihat manusia secara </text:span><text:span text:style-name="Strong_20_Emphasis"><text:span text:style-name="T1">holistik</text:span></text:span><text:span text:style-name="T1"> – sebagai makhluk bio-psiko-sosial-spiritual.</text:span></text:p>
              </text:list-item>
              <text:list-item>
                <text:p text:style-name="P161"><text:span text:style-name="Strong_20_Emphasis"><text:span text:style-name="T1">Potensi Personalisasi yang Lebih Tinggi:</text:span></text:span><text:span text:style-name="T1"> Model hybrid ini membuka pintu untuk menyusun 'menu' atau 'paket' intervensi yang </text:span><text:span text:style-name="Strong_20_Emphasis"><text:span text:style-name="T1">benar-benar personal</text:span></text:span><text:span text:style-name="T1">, memilih kombinasi alat teknologi dan metode terapi psikososial yang paling pas dengan profil biologis, psikologis, sosial, dan kebutuhan unik masing-masing individu.</text:span></text:p>
              </text:list-item>
            </text:list>
            <text:p text:style-name="Text_20_body"><text:span text:style-name="Strong_20_Emphasis"><text:span text:style-name="T1">Kesimpulan:</text:span></text:span><text:span text:style-name="T1"> Masa depan rehabilitasi yang paling cerah mungkin tidak terletak pada 'revolusi teknologi' total yang menghapus semua cara lama. Tapi lebih pada sebuah </text:span><text:span text:style-name="Strong_20_Emphasis"><text:span text:style-name="T1">'evolusi cerdas'</text:span></text:span><text:span text:style-name="T1"> – sebuah perkawinan antara </text:span><text:span text:style-name="Strong_20_Emphasis"><text:span text:style-name="T1">inovasi neurosains mutakhir</text:span></text:span><text:span text:style-name="T1"> dengan </text:span><text:span text:style-name="Strong_20_Emphasis"><text:span text:style-name="T1">pemahaman yang mendalam tentang kompleksitas jiwa manusia</text:span></text:span><text:span text:style-name="T1"> serta peran krusial </text:span><text:span text:style-name="Strong_20_Emphasis"><text:span text:style-name="T1">hubungan antarmanusia dan lingkungan sosial</text:span></text:span><text:span text:style-name="T1"> dalam proses perubahan. Inilah jalan yang paling mungkin membawa kita pada rehabilitasi yang lebih efektif sekaligus lebih manusiawi.</text:span></text:p>
            <text:p text:style-name="P407"/>
            <text:p text:style-name="Text_20_body"><text:span text:style-name="Strong_20_Emphasis"><text:span text:style-name="T1">[Tips Penulisan Tambahan - Opsional]:</text:span></text:span></text:p>
            <text:list xml:id="list2013168899582985640" text:style-name="L173">
              <text:list-item>
                <text:p text:style-name="P348"><text:span text:style-name="Strong_20_Emphasis"><text:span text:style-name="T1">Gunakan Metafora Sinergi:</text:span></text:span><text:span text:style-name="T1"> Analogi seperti 'pembuka pintu', 'pelumas mesin', 'menyiapkan tanah untuk benih', 'paket kombo', 'menu personal' membantu menjelaskan bagaimana teknologi dan terapi tradisional bisa bekerja sama secara sinergis. </text:span></text:p>
              </text:list-item>
              <text:list-item>
                <text:p text:style-name="P348"><text:span text:style-name="Strong_20_Emphasis"><text:span text:style-name="T1">Kontraskan dengan Jelas:</text:span></text:span><text:span text:style-name="T1"> Secara eksplisit kontraskan model hybrid ini dengan pendekatan N-Rehab murni atau terapi tradisional murni untuk menyoroti kelebihannya. </text:span></text:p>
              </text:list-item>
              <text:list-item>
                <text:p text:style-name="P162"><text:span text:style-name="Strong_20_Emphasis"><text:span text:style-name="T1">Tekankan Aspek Holistik:</text:span></text:span><text:span text:style-name="T1"> Berulang kali sebutkan pentingnya melihat manusia secara utuh (bio-psiko-sosial) sebagai pembeda utama pendekatan integratif ini. </text:span></text:p>
              </text:list-item>
            </text:list>
            <text:p text:style-name="Text_20_body"><text:span text:style-name="Strong_20_Emphasis"><text:span text:style-name="T1">[Prompt Ilustrasi - Opsional]:</text:span></text:span></text:p>
            <text:p text:style-name="P184">"Buat ilustrasi untuk Subbab 9.3 yang menunjukkan sinergi. Bisa berupa gambar simbol otak di tengah. Dari satu sisi, ada panah masuk dari ikon-ikon teknologi (TMS, pil, dll.). Dari sisi lain, ada panah masuk dari ikon-ikon <text:soft-page-break/>terapi psikososial (orang ngobrol, kelompok dukungan, buku/skill). Semua panah bertemu di otak dan menghasilkan 'cahaya' atau 'pertumbuhan' simbolis. Beri judul 'Rehabilitasi Integratif: Teknologi + Kemanusiaan'."</text:p>
            <text:p text:style-name="P407"/>
            <text:p text:style-name="P184">Silakan berikan perintah "YAX" untuk melanjutkan ke prompt Subbab 9.4.</text:p>
          </text:section>
          <text:section text:style-name="Sect1" text:name="feedback-form-62">
            <text:p text:style-name="P366"/>
          </text:section>
        </text:section>
        <text:section text:style-name="Sect1" text:name="3eeeff33aa7048a9">
          <text:p text:style-name="P184"/>
          <text:section text:style-name="Sect1" text:name="user-query-content-63">
            <text:p text:style-name="P404">yax </text:p>
          </text:section>
          <text:p text:style-name="P366">Tampilkan alur berpikir</text:p>
          <text:section text:style-name="Sect2" text:name="model-response-message-contentr_3eeeff33aa7048a9">
            <text:p text:style-name="P184">Baik, ini dia bagian terakhir dari Bab 9, yang mencoba menimbang segalanya.</text:p>
            <text:p text:style-name="Text_20_body"><text:span text:style-name="Strong_20_Emphasis"><text:span text:style-name="T1">(Prompt untuk Isi Subbab 9.4):</text:span></text:span><text:span text:style-name="T1"> "Tulis isi Subbab 9.4: 'Mimpi atau Mimpi Buruk?: Menimbang Potensi dan Risiko Akhir' sebagai subbab penutup Bab 9 yang berfungsi sebagai </text:span><text:span text:style-name="Strong_20_Emphasis"><text:span text:style-name="T1">refleksi final dan ajakan untuk berpikir kritis</text:span></text:span><text:span text:style-name="T1"> tentang masa depan neuro-rehabilitasi, disajikan secara berimbang untuk remaja. Mulai dengan pertanyaan pamungkas: 'Jadi, setelah semua penjelajahan ini, apakah revolusi neuro-rehabilitasi adalah fajar harapan baru atau gerbang menuju malapetaka?' Sajikan kembali </text:span><text:span text:style-name="Strong_20_Emphasis"><text:span text:style-name="T1">dua visi ekstrem</text:span></text:span><text:span text:style-name="T1"> yang saling bertentangan:</text:span></text:p>
            <text:list xml:id="list5602242928622694497" text:style-name="L174">
              <text:list-item>
                <text:p text:style-name="P349"><text:span text:style-name="Strong_20_Emphasis"><text:span text:style-name="T1">Visi Optimis ('Mimpi Indah'):</text:span></text:span><text:span text:style-name="T1"> Gambarkan potensi terbaiknya: masyarakat yang jauh lebih aman karena residivisme menurun drastis; individu yang terjebak dalam siklus kejahatan karena faktor biologis/trauma mendapat kesempatan kedua yang nyata; penderitaan berkurang (bagi korban potensial dan pelaku); pemahaman kita tentang otak dan perilaku melesat maju, mungkin membuka jalan untuk mengatasi masalah mental lainnya. Fokus pada potensi </text:span><text:span text:style-name="Strong_20_Emphasis"><text:span text:style-name="T1">penyembuhan dan keamanan</text:span></text:span><text:span text:style-name="T1">. </text:span></text:p>
              </text:list-item>
              <text:list-item>
                <text:p text:style-name="P163"><text:span text:style-name="Strong_20_Emphasis"><text:span text:style-name="T1">Visi Pesimis ('Mimpi Buruk'):</text:span></text:span><text:span text:style-name="T1"> Gambarkan risiko terburuknya: penyalahgunaan teknologi untuk kontrol pikiran dan penindasan oleh negara/korporasi; terciptanya kesenjangan sosial baru berbasis 'optimalisasi otak'; hilangnya kehendak bebas, tanggung jawab moral, dan keaslian diri; efek samping jangka panjang yang merusak; homogenisasi masyarakat dan terkikisnya nilai-nilai kemanusiaan </text:span><text:soft-page-break/><text:span text:style-name="T1">fundamental. Fokus pada potensi </text:span><text:span text:style-name="Strong_20_Emphasis"><text:span text:style-name="T1">penindasan dan dehumanisasi</text:span></text:span><text:span text:style-name="T1">. Tekankan bahwa </text:span><text:span text:style-name="Strong_20_Emphasis"><text:span text:style-name="T1">masa depan yang sebenarnya kemungkinan besar akan jauh lebih kompleks dan ambigu</text:span></text:span><text:span text:style-name="T1"> daripada kedua visi ekstrem ini. Hasilnya akan sangat bergantung pada </text:span><text:span text:style-name="Strong_20_Emphasis"><text:span text:style-name="T1">bagaimana kita mengembangkan, mengatur, dan menerapkan</text:span></text:span><text:span text:style-name="T1"> teknologi ini. Apakah kita akan memprioritaskan etika, keadilan, dan hak asasi manusia? Atau tergoda oleh janji keamanan dan efisiensi semata? Akui bahwa </text:span><text:span text:style-name="Strong_20_Emphasis"><text:span text:style-name="T1">tidak ada konsensus</text:span></text:span><text:span text:style-name="T1"> saat ini, bahkan di antara para ahli. Oleh karena itu, </text:span><text:span text:style-name="Strong_20_Emphasis"><text:span text:style-name="T1">hindari menyajikan kesimpulan akhir yang pasti</text:span></text:span><text:span text:style-name="T1">. Sebaliknya, </text:span><text:span text:style-name="Strong_20_Emphasis"><text:span text:style-name="T1">kembalikan tanggung jawab berpikir kepada pembaca</text:span></text:span><text:span text:style-name="T1">. Ajak mereka untuk terus mengikuti perkembangan, mempertanyakan asumsi, terlibat dalam diskusi, dan menuntut </text:span><text:span text:style-name="Strong_20_Emphasis"><text:span text:style-name="T1">inovasi yang bertanggung jawab</text:span></text:span><text:span text:style-name="T1">. Tekankan bahwa suara dan pilihan generasi merekalah yang akan sangat menentukan apakah teknologi ini akan menjadi berkah atau kutukan bagi kemanusiaan. Gaya: Merangkum dikotomi, reflektif, menekankan kompleksitas &amp; ketidakpastian, memberdayakan pembaca, dan memberikan penutup yang menggantung namun penuh makna untuk bagian visi masa depan." </text:span></text:p>
              </text:list-item>
            </text:list>
            <text:p text:style-name="P407"/>
            <text:p text:style-name="Text_20_body"><text:span text:style-name="Strong_20_Emphasis"><text:span text:style-name="T1">(Jawaban untuk Isi Subbab 9.4):</text:span></text:span></text:p>
            <text:p text:style-name="Text_20_body"><text:span text:style-name="Strong_20_Emphasis"><text:span text:style-name="T1">9.4 Mimpi atau Mimpi Buruk?: Menimbang Potensi dan Risiko Akhir</text:span></text:span></text:p>
            <text:p text:style-name="Text_20_body"><text:span text:style-name="T1">Kita sudah sampai di penghujung penjelajahan kita tentang masa depan rehabilitasi. Setelah melihat potensinya yang begitu menggiurkan, teknologi canggih yang dikembangkan, fondasi neuroplastisitas yang memberi harapan, tapi juga rintangan ilmiah yang terjal dan jurang dilema etis yang dalam... pertanyaan pamungkasnya kini menggantung di udara: </text:span><text:span text:style-name="Strong_20_Emphasis"><text:span text:style-name="T1">Jadi, revolusi neuro-rehabilitasi ini, kalau benar-benar terjadi, bakal jadi 'fajar harapan baru' atau justru 'gerbang menuju malapetaka' bagi umat manusia?</text:span></text:span></text:p>
            <text:p text:style-name="P184">Kita bisa membayangkan dua skenario masa depan yang sangat ekstrem dan saling bertolak belakang:</text:p>
            <text:list xml:id="list264668111618502974" text:style-name="L175">
              <text:list-item>
                <text:p text:style-name="P164"><text:span text:style-name="Strong_20_Emphasis"><text:span text:style-name="T1">Skenario 'Mimpi Indah' (Visi Optimis):</text:span></text:span><text:span text:style-name="T1"> Bayangkan sebuah dunia di mana neuro-rehabilitasi yang aman dan efektif berhasil diterapkan </text:span><text:soft-page-break/><text:span text:style-name="T1">secara luas dan bijaksana. Angka kejahatan dan </text:span><text:span text:style-name="Strong_20_Emphasis"><text:span text:style-name="T1">residivisme menurun drastis</text:span></text:span><text:span text:style-name="T1">. Penjara tidak lagi penuh sesak, mungkin bahkan sebagian bisa ditutup. Individu yang sebelumnya terjebak dalam siklus kekerasan atau kecanduan karena faktor biologis atau trauma mendalam, kini mendapatkan </text:span><text:span text:style-name="Strong_20_Emphasis"><text:span text:style-name="T1">kesempatan kedua yang nyata</text:span></text:span><text:span text:style-name="T1"> untuk pulih dan hidup normal. </text:span><text:span text:style-name="Strong_20_Emphasis"><text:span text:style-name="T1">Penderitaan manusia berkurang</text:span></text:span><text:span text:style-name="T1">—lebih sedikit korban kejahatan, lebih sedikit keluarga yang hancur, lebih sedikit orang yang menghabiskan hidupnya di balik jeruji besi. Di saat yang sama, pemahaman kita tentang cara kerja otak melesat maju, mungkin membuka jalan untuk </text:span><text:span text:style-name="Strong_20_Emphasis"><text:span text:style-name="T1">mengatasi berbagai penyakit mental dan neurologis lain</text:span></text:span><text:span text:style-name="T1"> yang selama ini sulit diobati. Fokusnya adalah pada </text:span><text:span text:style-name="Strong_20_Emphasis"><text:span text:style-name="T1">penyembuhan, pemulihan, dan keamanan</text:span></text:span><text:span text:style-name="T1"> yang dicapai melalui pemahaman mendalam tentang diri kita sendiri.</text:span></text:p>
              </text:list-item>
              <text:list-item>
                <text:p text:style-name="P164"><text:span text:style-name="Strong_20_Emphasis"><text:span text:style-name="T1">Skenario 'Mimpi Buruk' (Visi Pesimis):</text:span></text:span><text:span text:style-name="T1"> Sekarang, bayangkan sisi tergelapnya. Teknologi neuro-rehabilitasi </text:span><text:span text:style-name="Strong_20_Emphasis"><text:span text:style-name="T1">disalahgunakan</text:span></text:span><text:span text:style-name="T1"> oleh pihak yang berkuasa (pemerintah otoriter atau korporasi raksasa) menjadi alat </text:span><text:span text:style-name="Strong_20_Emphasis"><text:span text:style-name="T1">kontrol pikiran dan penindasan massal</text:span></text:span><text:span text:style-name="T1">, memaksa kepatuhan dan menghapus perbedaan pendapat. Hanya </text:span><text:span text:style-name="Strong_20_Emphasis"><text:span text:style-name="T1">kalangan elit</text:span></text:span><text:span text:style-name="T1"> yang mampu mengakses teknologi 'peningkatan otak', menciptakan </text:span><text:span text:style-name="Strong_20_Emphasis"><text:span text:style-name="T1">kesenjangan sosial baru</text:span></text:span><text:span text:style-name="T1"> yang didasarkan pada biologi rekayasa. Konsep </text:span><text:span text:style-name="Strong_20_Emphasis"><text:span text:style-name="T1">kehendak bebas, tanggung jawab moral, dan keaslian jati diri</text:span></text:span><text:span text:style-name="T1"> menjadi usang dan tak bermakna karena perilaku kita bisa 'disetel' dari luar. </text:span><text:span text:style-name="Strong_20_Emphasis"><text:span text:style-name="T1">Efek samping jangka panjang</text:span></text:span><text:span text:style-name="T1"> yang tak terduga ternyata muncul dan merusak kehidupan banyak orang. Masyarakat menjadi </text:span><text:span text:style-name="Strong_20_Emphasis"><text:span text:style-name="T1">homogen, steril, dan kehilangan warna-warni</text:span></text:span><text:span text:style-name="T1"> kemanusiaan karena semua 'ketidaksempurnaan' telah 'diperbaiki'. Fokusnya adalah pada </text:span><text:span text:style-name="Strong_20_Emphasis"><text:span text:style-name="T1">penindasan, ketidakadilan, dan dehumanisasi</text:span></text:span><text:span text:style-name="T1"> atas nama 'keteraturan' atau 'efisiensi'.</text:span></text:p>
              </text:list-item>
            </text:list>
            <text:p text:style-name="Text_20_body"><text:span text:style-name="Strong_20_Emphasis"><text:span text:style-name="T1">Masa Depan Sebenarnya? Ada di Tangan Kita.</text:span></text:span></text:p>
            <text:p text:style-name="Text_20_body"><text:span text:style-name="T1">Kedua skenario ekstrem ini memang kuat dalam imajinasi. Tapi, kemungkinan besar, </text:span><text:span text:style-name="Strong_20_Emphasis"><text:span text:style-name="T1">masa depan yang sebenarnya akan jauh lebih kompleks, berantakan, dan penuh warna abu-abu</text:span></text:span><text:span text:style-name="T1"> daripada sekadar 'mimpi indah' atau 'mimpi buruk'. Akan ada keberhasilan dan kegagalan, kemajuan dan kemunduran, perdebatan sengit, dan kompromi-kompromi sulit.</text:span></text:p>
            <text:p text:style-name="Text_20_body"><text:soft-page-break/><text:span text:style-name="T1">Yang paling penting untuk disadari adalah: hasil akhirnya </text:span><text:span text:style-name="Strong_20_Emphasis"><text:span text:style-name="T1">sangat bergantung pada BAGAIMANA kita</text:span></text:span><text:span text:style-name="T1">—sebagai individu dan masyarakat global—</text:span><text:span text:style-name="Strong_20_Emphasis"><text:span text:style-name="T1">memilih untuk mengembangkan, mengatur, dan menerapkan</text:span></text:span><text:span text:style-name="T1"> teknologi ini. Apakah kita akan selalu menempatkan </text:span><text:span text:style-name="Strong_20_Emphasis"><text:span text:style-name="T1">etika, keadilan, hak asasi manusia, dan martabat individu</text:span></text:span><text:span text:style-name="T1"> di atas segalanya? Ataukah kita akan lebih mudah tergoda oleh janji-janji keamanan instan, efisiensi maksimal, atau bahkan keuntungan komersial semata, sambil mengabaikan risiko jangka panjangnya?</text:span></text:p>
            <text:p text:style-name="Text_20_body"><text:span text:style-name="T1">Saat ini, </text:span><text:span text:style-name="Strong_20_Emphasis"><text:span text:style-name="T1">tidak ada jawaban yang mudah atau konsensus</text:span></text:span><text:span text:style-name="T1"> yang bulat, bahkan di antara para ilmuwan, filsuf, dan ahli hukum sekalipun. Mereka pun masih terus berdebat dan mencari jalan terbaik.</text:span></text:p>
            <text:p text:style-name="Text_20_body"><text:span text:style-name="T1">Oleh karena itu, buku ini </text:span><text:span text:style-name="Strong_20_Emphasis"><text:span text:style-name="T1">tidak akan (dan tidak bisa)</text:span></text:span><text:span text:style-name="T1"> memberikanmu kesimpulan akhir yang pasti tentang apakah neuro-rehabilitasi itu 'baik' atau 'buruk'. Justru sebaliknya, tanggung jawab untuk terus memikirkan, menimbang, dan kelak memutuskan, </text:span><text:span text:style-name="Strong_20_Emphasis"><text:span text:style-name="T1">dikembalikan kepadamu</text:span></text:span><text:span text:style-name="T1">, pembaca.</text:span></text:p>
            <text:p text:style-name="Text_20_body"><text:span text:style-name="Strong_20_Emphasis"><text:span text:style-name="T1">Panggilan untukmu:</text:span></text:span><text:span text:style-name="T1"> Teruslah belajar. Pertanyakan asumsi-asumsi yang ada. Ikuti perkembangan sains dan teknologinya, tapi juga perkaya dirimu dengan pemahaman etika dan kemanusiaan. Terlibatlah dalam diskusi yang sehat dan kritis. Dan yang terpenting, tuntutlah agar setiap </text:span><text:span text:style-name="Strong_20_Emphasis"><text:span text:style-name="T1">inovasi teknologi</text:span></text:span><text:span text:style-name="T1">, terutama yang menyentuh inti kemanusiaan kita, selalu dilakukan dengan </text:span><text:span text:style-name="Strong_20_Emphasis"><text:span text:style-name="T1">penuh tanggung jawab, kehati-hatian, dan kearifan</text:span></text:span><text:span text:style-name="T1">.</text:span></text:p>
            <text:p text:style-name="Text_20_body"><text:span text:style-name="T1">Suara, pemikiran, dan pilihan </text:span><text:span text:style-name="Strong_20_Emphasis"><text:span text:style-name="T1">generasi kamulah</text:span></text:span><text:span text:style-name="T1"> yang pada akhirnya akan sangat menentukan apakah teknologi pengubah otak ini akan menjadi berkah yang membebaskan atau justru kutukan yang mengerikan bagi masa depan spesies kita.</text:span></text:p>
            <text:p text:style-name="P184">Masa depan rehabilitasi—dan mungkin juga masa depan kemanusiaan—belum tertulis. Pena ada di tangan kita semua.</text:p>
            <text:p text:style-name="P407"/>
            <text:p text:style-name="Text_20_body"><text:span text:style-name="Strong_20_Emphasis"><text:span text:style-name="T1">[Tips Penulisan Tambahan - Opsional]:</text:span></text:span></text:p>
            <text:list xml:id="list7275588555049590635" text:style-name="L176">
              <text:list-item>
                <text:p text:style-name="P350"><text:span text:style-name="Strong_20_Emphasis"><text:span text:style-name="T1">Gunakan Dikotomi yang Kuat:</text:span></text:span><text:span text:style-name="T1"> Menyajikan visi 'mimpi indah' vs 'mimpi buruk' secara kontras membantu merangkum spektrum kemungkinan dan menyoroti pertaruhan yang ada. </text:span></text:p>
              </text:list-item>
              <text:list-item>
                <text:p text:style-name="P350"><text:span text:style-name="Strong_20_Emphasis"><text:span text:style-name="T1">Tekankan Kompleksitas &amp; Ketidakpastian:</text:span></text:span><text:span text:style-name="T1"> Hindari kesan bahwa </text:span><text:soft-page-break/><text:span text:style-name="T1">masa depan sudah pasti atau mudah ditebak. Tekankan bahwa realitasnya akan kompleks dan ambigu. </text:span></text:p>
              </text:list-item>
              <text:list-item>
                <text:p text:style-name="P350"><text:span text:style-name="Strong_20_Emphasis"><text:span text:style-name="T1">Fokus pada Agensi &amp; Pilihan Manusia:</text:span></text:span><text:span text:style-name="T1"> Geser fokus dari 'apa yang akan terjadi' menjadi 'apa yang akan kita pilih untuk terjadi'. Ini memberdayakan pembaca. </text:span></text:p>
              </text:list-item>
              <text:list-item>
                <text:p text:style-name="P165"><text:span text:style-name="Strong_20_Emphasis"><text:span text:style-name="T1">Akhiri dengan Pertanyaan/Pernyataan Reflektif:</text:span></text:span><text:span text:style-name="T1"> Tutup dengan kalimat yang kuat, menggugah, dan memotivasi pembaca untuk terus berpikir dan terlibat setelah buku selesai dibaca. </text:span></text:p>
              </text:list-item>
            </text:list>
            <text:p text:style-name="Text_20_body"><text:span text:style-name="Strong_20_Emphasis"><text:span text:style-name="T1">[Prompt Ilustrasi - Opsional]:</text:span></text:span></text:p>
            <text:p text:style-name="P184">"Buat ilustrasi penutup Bab 9 yang sangat simbolis. Bisa berupa gambar timbangan besar yang kedua sisinya seimbang, satu sisi berisi ikon 'harapan' (misal: otak bercahaya, orang bebas dari rantai) dan sisi lain berisi ikon 'risiko' (misal: borgol, topeng seragam, tanda bahaya). Atau gambar sebuah persimpangan jalan lagi, tapi kali ini jalurnya mengarah ke dua cakrawala yang sangat berbeda (satu cerah, satu gelap), dan ada tulisan 'Pilihan di Tangan Kita?' di tengah. Gunakan gaya visual yang kuat dan memancing perenungan."</text:p>
            <text:p text:style-name="P407"/>
            <text:p text:style-name="P184">Bab 9 selesai. Silakan berikan perintah "YAX" untuk memulai Bab Penutup (Subbab P.1).</text:p>
          </text:section>
          <text:section text:style-name="Sect1" text:name="feedback-form-63">
            <text:p text:style-name="P366"/>
          </text:section>
        </text:section>
        <text:section text:style-name="Sect1" text:name="d76f813d227bc55f">
          <text:p text:style-name="P184"/>
          <text:section text:style-name="Sect1" text:name="user-query-content-64">
            <text:p text:style-name="P404">yax </text:p>
          </text:section>
          <text:p text:style-name="P366">Tampilkan alur berpikir</text:p>
          <text:section text:style-name="Sect2" text:name="model-response-message-contentr_d76f813d227bc55f">
            <text:p text:style-name="P184">Oke, kita sudah sampai di bab terakhir. Mari kita mulai dengan merangkum perjalanan kita.</text:p>
            <text:p text:style-name="Text_20_body"><text:span text:style-name="Strong_20_Emphasis"><text:span text:style-name="T1">(Prompt untuk Isi Subbab P.1):</text:span></text:span><text:span text:style-name="T1"> "Tulis isi Subbab P.1: 'Mengikat Benang Merah: Rangkuman Perjalanan Kita' sebagai bagian pembuka bab penutup yang berfungsi seperti 'kilas balik' atau 'log perjalanan' petualangan intelektual yang telah dilalui pembaca remaja. Gunakan metafora perjalanan: 'Kita telah melakukan perjalanan jauh bersama, menjelajahi wilayah yang penuh harapan sekaligus berbahaya di persimpangan neuroscience, etika, dan masa depan kemanusiaan.' Rangkum secara </text:span><text:soft-page-break/><text:span text:style-name="T1">tematik 'pemberhentian' utama kita:</text:span></text:p>
            <text:list xml:id="list1091649217039335291" text:style-name="L177">
              <text:list-item>
                <text:p text:style-name="P351"><text:span text:style-name="Strong_20_Emphasis"><text:span text:style-name="T1">Titik Awal:</text:span></text:span><text:span text:style-name="T1"> Memahami lanskap 'masalah' (kompleksitas kejahatan, keterbatasan rehabilitasi saat ini) dan 'peta dasar' (cara kerja otak, kekuatan neuroplastisitas). </text:span></text:p>
              </text:list-item>
              <text:list-item>
                <text:p text:style-name="P351"><text:span text:style-name="Strong_20_Emphasis"><text:span text:style-name="T1">Menemukan Ide Besar:</text:span></text:span><text:span text:style-name="T1"> Pengenalan konsep inti neuro-rehabilitasi – janji 'rewiring' otak. </text:span></text:p>
              </text:list-item>
              <text:list-item>
                <text:p text:style-name="P351"><text:span text:style-name="Strong_20_Emphasis"><text:span text:style-name="T1">Melihat 'Peralatan':</text:span></text:span><text:span text:style-name="T1"> Eksplorasi 'kotak alat' neuroteknologi (imaging, stimulasi, farmakologi, BCI/NF). </text:span></text:p>
              </text:list-item>
              <text:list-item>
                <text:p text:style-name="P351"><text:span text:style-name="Strong_20_Emphasis"><text:span text:style-name="T1">Menguji Fondasi:</text:span></text:span><text:span text:style-name="T1"> Penyelaman ke dalam kekuatan dan (yang penting) batasan neuroplastisitas. </text:span></text:p>
              </text:list-item>
              <text:list-item>
                <text:p text:style-name="P351"><text:span text:style-name="Strong_20_Emphasis"><text:span text:style-name="T1">Menghadapi 'Badai':</text:span></text:span><text:span text:style-name="T1"> Konfrontasi dengan 'gunung' rintangan ilmiah/teknis dan 'labirin' dilema etis yang pelik (otonomi, tanggung jawab, penyalahgunaan, keadilan, identitas). </text:span></text:p>
              </text:list-item>
              <text:list-item>
                <text:p text:style-name="P166"><text:span text:style-name="Strong_20_Emphasis"><text:span text:style-name="T1">Mengintip Cakrawala:</text:span></text:span><text:span text:style-name="T1"> Spekulasi tentang berbagai skenario masa depan (langkah awal, hukum, model hybrid, mimpi vs mimpi buruk). Tekankan kembali </text:span><text:span text:style-name="Strong_20_Emphasis"><text:span text:style-name="T1">ketegangan sentral</text:span></text:span><text:span text:style-name="T1"> buku ini: potensi luar biasa neuroteknologi untuk kebaikan (mengurangi penderitaan) versus risiko fundamentalnya terhadap nilai-nilai kemanusiaan inti kita. Ingatkan bahwa jawabannya tidak sederhana dan masih terbuka lebar. Gaya: Ringkas, naratif (menggunakan metafora perjalanan), menyegarkan memori kunci, dan menetapkan panggung untuk pesan akhir." </text:span></text:p>
              </text:list-item>
            </text:list>
            <text:p text:style-name="P407"/>
            <text:p text:style-name="Text_20_body"><text:span text:style-name="Strong_20_Emphasis"><text:span text:style-name="T1">(Jawaban untuk Isi Subbab P.1):</text:span></text:span></text:p>
            <text:p text:style-name="Text_20_body"><text:span text:style-name="Strong_20_Emphasis"><text:span text:style-name="T1">Bab Penutup: Pikiran yang Direkonstruksi, Masyarakat yang Berubah?</text:span></text:span></text:p>
            <text:p text:style-name="Text_20_body"><text:span text:style-name="Strong_20_Emphasis"><text:span text:style-name="T1">P.1 Mengikat Benang Merah: Rangkuman Perjalanan Kita</text:span></text:span></text:p>
            <text:p text:style-name="Text_20_body"><text:span text:style-name="T1">Wah, nggak terasa ya, petualangan intelektual kita menjelajahi dunia neuro-rehabilitasi di buku ini sudah hampir mencapai garis finis! Kita benar-benar telah melakukan </text:span><text:span text:style-name="Strong_20_Emphasis"><text:span text:style-name="T1">perjalanan jauh bersama</text:span></text:span><text:span text:style-name="T1">, menyusuri wilayah baru yang penuh harapan, kecanggihan, tapi sekaligus juga penuh potensi bahaya dan pertanyaan sulit di persimpangan jalan antara ilmu otak (neuroscience), etika, hukum, dan masa depan kita sebagai manusia.</text:span></text:p>
            <text:p text:style-name="P184">Yuk, kita coba tengok lagi 'log perjalanan' atau 'pemberhentian' utama yang <text:soft-page-break/>sudah kita lalui bersama:</text:p>
            <text:list xml:id="list1564389966947864150" text:style-name="L178">
              <text:list-item>
                <text:p text:style-name="P167"><text:span text:style-name="Strong_20_Emphasis"><text:span text:style-name="T1">Berangkat dari 'Base Camp' (Bab 1-3):</text:span></text:span><text:span text:style-name="T1"> Kita mulai petualangan dengan mencoba memahami 'medan' permasalahan: betapa </text:span><text:span text:style-name="Strong_20_Emphasis"><text:span text:style-name="T1">rumitnya</text:span></text:span><text:span text:style-name="T1"> isu kejahatan itu, dan mengapa sistem rehabilitasi yang kita punya </text:span><text:span text:style-name="Strong_20_Emphasis"><text:span text:style-name="T1">saat ini seringkali belum memuaskan</text:span></text:span><text:span text:style-name="T1">. Di 'base camp' ini juga kita dibekali </text:span><text:span text:style-name="Strong_20_Emphasis"><text:span text:style-name="T1">'peta dasar'</text:span></text:span><text:span text:style-name="T1"> tentang 'mesin' super canggih di kepala kita – </text:span><text:span text:style-name="Strong_20_Emphasis"><text:span text:style-name="T1">otak</text:span></text:span><text:span text:style-name="T1"> – dan terutama tentang 'kekuatan super'-nya untuk berubah, yaitu </text:span><text:span text:style-name="Strong_20_Emphasis"><text:span text:style-name="T1">neuroplastisitas</text:span></text:span><text:span text:style-name="T1">.</text:span></text:p>
              </text:list-item>
              <text:list-item>
                <text:p text:style-name="P167"><text:span text:style-name="Strong_20_Emphasis"><text:span text:style-name="T1">Menemukan 'Peta Harta Karun' (Bab 4):</text:span></text:span><text:span text:style-name="T1"> Perjalanan berlanjut saat kita menemukan sebuah 'peta' yang menunjukkan ide besar nan radikal: </text:span><text:span text:style-name="Strong_20_Emphasis"><text:span text:style-name="T1">neuro-rehabilitasi</text:span></text:span><text:span text:style-name="T1">. Sebuah konsep yang menjanjikan kemungkinan untuk </text:span><text:span text:style-name="Strong_20_Emphasis"><text:span text:style-name="T1">'meng-rewire' atau 'memprogram ulang' otak</text:span></text:span><text:span text:style-name="T1"> demi mengatasi kecenderungan perilaku kriminal.</text:span></text:p>
              </text:list-item>
              <text:list-item>
                <text:p text:style-name="P167"><text:span text:style-name="Strong_20_Emphasis"><text:span text:style-name="T1">Membongkar 'Isi Koper Peralatan' (Bab 5):</text:span></text:span><text:span text:style-name="T1"> Kita lalu mengintip isi 'koper peralatan' masa depan, berkenalan dengan berbagai </text:span><text:span text:style-name="Strong_20_Emphasis"><text:span text:style-name="T1">neuroteknologi canggih</text:span></text:span><text:span text:style-name="T1"> yang mungkin bisa dipakai untuk mewujudkan ide N-Rehab: mulai dari 'kamera' otak (imaging), 'tongkat' stimulasi (TMS, tDCS, DBS, FUS), 'ramuan kimia' presisi (neurofarmakologi), sampai 'arena latihan' interaktif (Neurofeedback, BCI).</text:span></text:p>
              </text:list-item>
              <text:list-item>
                <text:p text:style-name="P167"><text:span text:style-name="Strong_20_Emphasis"><text:span text:style-name="T1">Menguji Kekuatan 'Senjata Utama' (Bab 6):</text:span></text:span><text:span text:style-name="T1"> Kita tidak langsung percaya begitu saja. Kita berhenti sejenak untuk menguji </text:span><text:span text:style-name="Strong_20_Emphasis"><text:span text:style-name="T1">fondasi ilmiah</text:span></text:span><text:span text:style-name="T1"> utama N-Rehab, yaitu </text:span><text:span text:style-name="Strong_20_Emphasis"><text:span text:style-name="T1">neuroplastisitas</text:span></text:span><text:span text:style-name="T1">. Kita lihat bukti-bukti nyata kekuatannya dalam belajar dan pemulihan cedera, tapi kita juga jujur mengakui adanya </text:span><text:span text:style-name="Strong_20_Emphasis"><text:span text:style-name="T1">batasan-batasan</text:span></text:span><text:span text:style-name="T1"> penting pada kemampuan otak untuk berubah.</text:span></text:p>
              </text:list-item>
              <text:list-item>
                <text:p text:style-name="P167"><text:span text:style-name="Strong_20_Emphasis"><text:span text:style-name="T1">Menghadapi 'Badai' Rintangan &amp; 'Labirin' Etika (Bab 7-8):</text:span></text:span><text:span text:style-name="T1"> Perjalanan kita kemudian menghadapi ujian terberat. Kita menabrak </text:span><text:span text:style-name="Strong_20_Emphasis"><text:span text:style-name="T1">'badai' rintangan ilmiah dan teknis</text:span></text:span><text:span text:style-name="T1"> yang menunjukkan betapa sulitnya mewujudkan N-Rehab secara aman dan efektif saat ini. Lebih dari itu, kita tersesat dalam </text:span><text:span text:style-name="Strong_20_Emphasis"><text:span text:style-name="T1">'labirin' dilema etis, hukum, dan sosial</text:span></text:span><text:span text:style-name="T1"> yang super pelik: siapa yang berhak memutuskan? Bagaimana dengan kehendak bebas? Risiko disalahgunakan? Masalah keadilan? Hingga pertanyaan paling dasar tentang identitas dan apa artinya </text:span><text:soft-page-break/><text:span text:style-name="T1">menjadi manusia.</text:span></text:p>
              </text:list-item>
              <text:list-item>
                <text:p text:style-name="P167"><text:span text:style-name="Strong_20_Emphasis"><text:span text:style-name="T1">Meneropong Cakrawala Masa Depan (Bab 9):</text:span></text:span><text:span text:style-name="T1"> Terakhir, kita mencoba memakai 'teropong', </text:span><text:span text:style-name="Strong_20_Emphasis"><text:span text:style-name="T1">berspekulasi</text:span></text:span><text:span text:style-name="T1"> tentang berbagai kemungkinan skenario masa depan: langkah awal yang mungkin, adaptasi sistem hukum, potensi model kombinasi, dan pertimbangan akhir antara visi 'mimpi indah' versus 'mimpi buruk'.</text:span></text:p>
              </text:list-item>
            </text:list>
            <text:p text:style-name="Text_20_body"><text:span text:style-name="Strong_20_Emphasis"><text:span text:style-name="T1">Ketegangan yang Tersisa:</text:span></text:span><text:span text:style-name="T1"> Dari seluruh perjalanan ini, satu hal yang pasti terlihat jelas adalah adanya </text:span><text:span text:style-name="Strong_20_Emphasis"><text:span text:style-name="T1">ketegangan sentral</text:span></text:span><text:span text:style-name="T1"> yang terus menerus mewarnai isu neuro-rehabilitasi ini. Di satu sisi, ada </text:span><text:span text:style-name="Strong_20_Emphasis"><text:span text:style-name="T1">potensi harapan yang luar biasa</text:span></text:span><text:span text:style-name="T1"> dari kemajuan neurosains dan neuroteknologi untuk mengurangi penderitaan manusia (baik korban maupun pelaku kejahatan) dan menciptakan masyarakat yang lebih aman. Namun di sisi lain, ada </text:span><text:span text:style-name="Strong_20_Emphasis"><text:span text:style-name="T1">risiko fundamental yang sangat serius</text:span></text:span><text:span text:style-name="T1"> terhadap nilai-nilai yang paling kita junjung tinggi sebagai manusia: kebebasan kita, otonomi kita, keadilan, kesetaraan, dan bahkan keunikan jati diri kita.</text:span></text:p>
            <text:p text:style-name="P184">Buku ini tidak (dan tidak bisa) memberikan jawaban akhir yang mudah atau hitam-putih atas ketegangan ini. Wilayah ini masih penuh dengan ketidakpastian, perdebatan, dan pertanyaan yang jawabannya mungkin baru akan kita temukan (atau terus kita cari) di masa depan.</text:p>
            <text:p text:style-name="P184">Dengan rangkuman ini, semoga kita semua punya bekal pemahaman yang lebih utuh untuk masuk ke refleksi dan pesan penutup di bagian akhir buku ini.</text:p>
            <text:p text:style-name="P407"/>
            <text:p text:style-name="Text_20_body"><text:span text:style-name="Strong_20_Emphasis"><text:span text:style-name="T1">[Tips Penulisan Tambahan - Opsional]:</text:span></text:span></text:p>
            <text:list xml:id="list3049429221425325849" text:style-name="L179">
              <text:list-item>
                <text:p text:style-name="P352"><text:span text:style-name="Strong_20_Emphasis"><text:span text:style-name="T1">Gunakan Metafora Secara Kreatif &amp; Konsisten:</text:span></text:span><text:span text:style-name="T1"> Metafora 'perjalanan' dengan berbagai 'pemberhentian' atau 'tantangan' (base camp, peta harta karun, badai, labirin, teropong) membuat rangkuman menjadi lebih naratif dan menarik daripada sekadar daftar isi ulang. </text:span></text:p>
              </text:list-item>
              <text:list-item>
                <text:p text:style-name="P352"><text:span text:style-name="Strong_20_Emphasis"><text:span text:style-name="T1">Fokus pada 'Benang Merah':</text:span></text:span><text:span text:style-name="T1"> Pastikan rangkuman menyoroti alur logika utama buku dan ketegangan sentral yang ingin disampaikan, bukan sekadar menyebutkan topik per bab. </text:span></text:p>
              </text:list-item>
              <text:list-item>
                <text:p text:style-name="P168"><text:span text:style-name="Strong_20_Emphasis"><text:span text:style-name="T1">Jaga Keringkasan:</text:span></text:span><text:span text:style-name="T1"> Meskipun merangkum banyak bab, usahakan </text:span><text:soft-page-break/><text:span text:style-name="T1">tetap ringkas dan fokus pada poin-poin paling esensial agar tidak membosankan. </text:span></text:p>
              </text:list-item>
            </text:list>
            <text:p text:style-name="Text_20_body"><text:span text:style-name="Strong_20_Emphasis"><text:span text:style-name="T1">[Prompt Ilustrasi - Opsional]:</text:span></text:span></text:p>
            <text:p text:style-name="P184">"Buat ilustrasi untuk Subbab P.1 yang menggambarkan sebuah peta perjalanan yang berkelok-kelok. Tandai beberapa titik penting di peta dengan ikon kecil yang merepresentasikan tema utama buku: ikon otak/plastisitas (Titik Awal), ikon sirkuit/rewiring (Ide Besar), ikon alat teknologi (Peralatan), ikon tanda seru/tembok (Rintangan), ikon timbangan/tanda tanya (Etika), ikon teropong/bintang (Masa Depan). Beri judul 'Peta Perjalanan Neuro-Rehabilitasi Kita'."</text:p>
            <text:p text:style-name="P407"/>
            <text:p text:style-name="P184">Silakan berikan perintah "YAX" untuk melanjutkan ke prompt Subbab P.2.</text:p>
          </text:section>
          <text:section text:style-name="Sect1" text:name="feedback-form-64">
            <text:p text:style-name="P366"/>
          </text:section>
        </text:section>
        <text:section text:style-name="Sect1" text:name="7bfeca1837e59b55">
          <text:p text:style-name="P184"/>
          <text:section text:style-name="Sect1" text:name="user-query-content-65">
            <text:p text:style-name="P404">yax </text:p>
          </text:section>
          <text:p text:style-name="P366">Tampilkan alur berpikir</text:p>
          <text:section text:style-name="Sect2" text:name="model-response-message-contentr_7bfeca1837e59b55">
            <text:p text:style-name="P184">Baik, ini adalah pesan khusus untukmu, para pembaca muda buku ini.</text:p>
            <text:p text:style-name="Text_20_body"><text:span text:style-name="Strong_20_Emphasis"><text:span text:style-name="T1">(Prompt untuk Isi Subbab P.2):</text:span></text:span><text:span text:style-name="T1"> "Tulis isi Subbab P.2: 'Kamu di Persimpangan Jalan: Pesan untuk Generasi Penentu' yang secara </text:span><text:span text:style-name="Strong_20_Emphasis"><text:span text:style-name="T1">langsung, personal, dan penuh semangat</text:span></text:span><text:span text:style-name="T1"> berbicara kepada pembaca remaja, mengakui peran unik mereka dalam menghadapi era neuroteknologi. Mulai dengan: 'Buku ini bukan hanya tentang masa depan yang jauh di sana; ini tentang masa depan yang </text:span><text:span text:style-name="Emphasis"><text:span text:style-name="T1">akan kamu tinggali</text:span></text:span><text:span text:style-name="T1"> dan </text:span><text:span text:style-name="Emphasis"><text:span text:style-name="T1">kamu bentuk</text:span></text:span><text:span text:style-name="T1">.' Tekankan bahwa keputusan tentang bagaimana kita menggunakan (atau tidak menggunakan) teknologi pengubah otak akan memiliki dampak besar pada dunia mereka. Sampaikan beberapa pesan kunci sebagai 'bekal' perjalanan ke depan:</text:span></text:p>
            <text:list xml:id="list8914511577800965367" text:style-name="L180">
              <text:list-item>
                <text:p text:style-name="P353"><text:span text:style-name="Strong_20_Emphasis"><text:span text:style-name="T1">Asah Keterampilan Berpikir Kritis:</text:span></text:span><text:span text:style-name="T1"> Ini 'senjata' terpentingmu. Jangan mudah percaya klaim bombastis (baik pro maupun kontra) tentang teknologi ini. Teruslah belajar, pertanyakan asumsi, cari informasi dari sumber terpercaya, dan berpikir mandiri. </text:span></text:p>
              </text:list-item>
              <text:list-item>
                <text:p text:style-name="P353"><text:span text:style-name="Strong_20_Emphasis"><text:span text:style-name="T1">Jadilah 'Dwi-bahasa': Kuasai Bahasa Sains &amp; Etika:</text:span></text:span><text:span text:style-name="T1"> Berusahalah memahami dasar-dasar cara kerja otak (tidak perlu jadi ahli!), </text:span><text:span text:style-name="Emphasis"><text:span text:style-name="T1">dan</text:span></text:span><text:span text:style-name="T1"> </text:span><text:soft-page-break/><text:span text:style-name="T1">belajar memahami argumen-argumen etis tentang hak, keadilan, dan nilai kemanusiaan. Kemampuan menyeimbangkan keduanya sangat krusial. </text:span></text:p>
              </text:list-item>
              <text:list-item>
                <text:p text:style-name="P353"><text:span text:style-name="Strong_20_Emphasis"><text:span text:style-name="T1">Rangkul Kompleksitas, Hindari Penyederhanaan:</text:span></text:span><text:span text:style-name="T1"> Isu ini penuh dengan warna abu-abu. Tolak jawaban instan atau solusi 'satu ukuran untuk semua'. Belajarlah menghargai nuansa dan berbagai sudut pandang yang valid. </text:span></text:p>
              </text:list-item>
              <text:list-item>
                <text:p text:style-name="P353"><text:span text:style-name="Strong_20_Emphasis"><text:span text:style-name="T1">Suaramu Penting – Sekarang &amp; Nanti:</text:span></text:span><text:span text:style-name="T1"> Jangan pernah merasa terlalu muda atau 'tidak cukup pintar' untuk punya opini tentang masa depan teknologi dan kemanusiaan. Diskusikan isu ini, tulis tentangnya, ikuti perkembangannya. Kelak, gunakan hak pilihmu, dukung kebijakan yang bijaksana, atau bahkan berkarier di bidang terkait untuk membuat perbedaan. </text:span></text:p>
              </text:list-item>
              <text:list-item>
                <text:p text:style-name="P169"><text:span text:style-name="Strong_20_Emphasis"><text:span text:style-name="T1">Ingat Kompas Moralmu:</text:span></text:span><text:span text:style-name="T1"> Teknologi terus berubah, tapi pertanyaan tentang apa yang benar, adil, dan baik bagi manusia tetap relevan. Jadikan nilai-nilai kemanusiaan sebagai pemandu utama, bukan sekadar kecanggihan teknologi. Tujuannya adalah menanamkan rasa </text:span><text:span text:style-name="Strong_20_Emphasis"><text:span text:style-name="T1">tanggung jawab intelektual dan moral</text:span></text:span><text:span text:style-name="T1"> pada pembaca, memberdayakan mereka untuk menjadi navigator yang cerdas dan berhati nurani di tengah gelombang perubahan teknologi. Gaya: Inspiratif, memberdayakan ('empowering'), menekankan agensi dan tanggung jawab pribadi, fokus pada pengembangan diri pembaca." </text:span></text:p>
              </text:list-item>
            </text:list>
            <text:p text:style-name="P407"/>
            <text:p text:style-name="Text_20_body"><text:span text:style-name="Strong_20_Emphasis"><text:span text:style-name="T1">(Jawaban untuk Isi Subbab P.2):</text:span></text:span></text:p>
            <text:p text:style-name="Text_20_body"><text:span text:style-name="Strong_20_Emphasis"><text:span text:style-name="T1">P.2 Kamu di Persimpangan Jalan: Pesan untuk Generasi Penentu</text:span></text:span></text:p>
            <text:p text:style-name="P184">Hei kamu! Iya, kamu yang sudah setia mengikuti perjalanan panjang di buku ini. Mungkin setelah membaca semua ini, kepalamu terasa sedikit pening oleh berbagai kemungkinan canggih sekaligus pertanyaan etis yang rumit. Mungkin kamu berpikir, "Wow, ini keren banget!" atau justru "Waduh, ngeri juga ya masa depan nanti."</text:p>
            <text:p text:style-name="Text_20_body"><text:span text:style-name="T1">Apapun perasaanmu saat ini, ada satu hal yang pasti: buku ini </text:span><text:span text:style-name="Strong_20_Emphasis"><text:span text:style-name="T1">bukan cuma tentang masa depan yang jauh di awang-awang</text:span></text:span><text:span text:style-name="T1">. Ini tentang masa depan yang </text:span><text:span text:style-name="Strong_20_Emphasis"><text:span text:style-name="T1">akan kamu tinggali</text:span></text:span><text:span text:style-name="T1">, masa depan yang </text:span><text:span text:style-name="Strong_20_Emphasis"><text:span text:style-name="T1">akan kamu alami</text:span></text:span><text:span text:style-name="T1">, dan yang paling penting, masa depan yang </text:span><text:span text:style-name="Strong_20_Emphasis"><text:span text:style-name="T1">akan ikut kamu BENTUK</text:span></text:span><text:span text:style-name="T1">.</text:span></text:p>
            <text:p text:style-name="Text_20_body"><text:soft-page-break/><text:span text:style-name="T1">Yup, kamu dan generasimu berdiri di persimpangan jalan yang sangat krusial dalam sejarah manusia. Kalian akan tumbuh dewasa di era di mana neurosains dan neuroteknologi berkembang dengan kecepatan kilat. Keputusan-keputusan besar tentang bagaimana kita akan menggunakan (atau memilih untuk </text:span><text:span text:style-name="Emphasis"><text:span text:style-name="T1">tidak</text:span></text:span><text:span text:style-name="T1"> menggunakan) teknologi yang bisa memengaruhi otak dan pikiran ini, akan banyak dibuat pada masa hidup kalian. Dan keputusan itu akan sangat menentukan wajah dunia tempat kalian hidup nanti.</text:span></text:p>
            <text:p text:style-name="P184">Karena itu, izinkan buku ini memberikan sedikit 'bekal' atau pesan semangat untuk perjalananmu ke depan sebagai bagian dari 'Generasi Penentu':</text:p>
            <text:list xml:id="list3639472302606573663" text:style-name="L181">
              <text:list-item>
                <text:p text:style-name="P170"><text:span text:style-name="Strong_20_Emphasis"><text:span text:style-name="T1">Asah Terus 'Pedang' Berpikir Kritismu!</text:span></text:span><text:span text:style-name="T1"> Di zaman serba cepat ini, informasi (dan hoaks!) tentang terobosan otak atau teknologi canggih bakal berseliweran di mana-mana. Akan ada klaim-klaim bombastis, janji-janji muluk, tapi juga ketakutan yang berlebihan. 'Senjata' terpentingmu untuk menghadapi semua ini adalah </text:span><text:span text:style-name="Strong_20_Emphasis"><text:span text:style-name="T1">kemampuan berpikir kritis</text:span></text:span><text:span text:style-name="T1">. Jangan pernah menelan mentah-mentah apa yang kamu dengar atau baca. Selalu tanya: </text:span><text:span text:style-name="Emphasis"><text:span text:style-name="T1">Siapa yang ngomong? Apa buktinya? Apa mungkin ada agenda tersembunyi? Apa asumsi dasarnya? Masuk akal nggak sih?</text:span></text:span><text:span text:style-name="T1"> Jadilah 'detektif informasi' yang cerdas dan mandiri.</text:span></text:p>
              </text:list-item>
              <text:list-item>
                <text:p text:style-name="P170"><text:span text:style-name="Strong_20_Emphasis"><text:span text:style-name="T1">Jadi 'Penerjemah' Andal: Kuasai Bahasa Sains &amp; Etika!</text:span></text:span><text:span text:style-name="T1"> Kamu nggak harus jadi profesor neurosains atau filsuf etika. Tapi, berusahalah untuk punya </text:span><text:span text:style-name="Strong_20_Emphasis"><text:span text:style-name="T1">pemahaman dasar</text:span></text:span><text:span text:style-name="T1"> tentang bagaimana otak kita bekerja (biar nggak gampang dikibulin sama klaim teknologi 'ajaib') </text:span><text:span text:style-name="Strong_20_Emphasis"><text:span text:style-name="T1">DAN</text:span></text:span><text:span text:style-name="T1"> biasakan diri untuk </text:span><text:span text:style-name="Strong_20_Emphasis"><text:span text:style-name="T1">memahami serta menggunakan argumen-argumen etis</text:span></text:span><text:span text:style-name="T1"> tentang apa yang benar, apa yang adil, apa hak asasi manusia, dan apa konsekuensi sosial dari sebuah tindakan. Kemampuan untuk 'berbicara' dan menimbang dalam 'dua bahasa' ini—bahasa sains dan bahasa etika—akan jadi modal yang sangat berharga.</text:span></text:p>
              </text:list-item>
              <text:list-item>
                <text:p text:style-name="P170"><text:span text:style-name="Strong_20_Emphasis"><text:span text:style-name="T1">Bertemanlah dengan Kerumitan (Jangan Takut Sama Abu-abu!):</text:span></text:span><text:span text:style-name="T1"> Isu neuro-rehabilitasi dan neuroteknologi ini </text:span><text:span text:style-name="Strong_20_Emphasis"><text:span text:style-name="T1">super kompleks</text:span></text:span><text:span text:style-name="T1">. Nggak ada jawaban simpel, nggak ada solusi hitam-putih. Akan selalu ada pro dan kontra, manfaat dan risiko, harapan dan </text:span><text:soft-page-break/><text:span text:style-name="T1">kekhawatiran. </text:span><text:span text:style-name="Strong_20_Emphasis"><text:span text:style-name="T1">Tolak godaan untuk menyederhanakan</text:span></text:span><text:span text:style-name="T1"> masalah yang rumit. Belajarlah untuk </text:span><text:span text:style-name="Strong_20_Emphasis"><text:span text:style-name="T1">merangkul kompleksitas</text:span></text:span><text:span text:style-name="T1">, merasa nyaman dengan ketidakpastian, mendengarkan berbagai sudut pandang (bahkan yang nggak kamu setujui), dan menghargai nuansa. Dunia ini penuh warna abu-abu, dan itu nggak apa-apa.</text:span></text:p>
              </text:list-item>
              <text:list-item>
                <text:p text:style-name="P170"><text:span text:style-name="Strong_20_Emphasis"><text:span text:style-name="T1">Suaramu Itu Punya Kekuatan – Pakai!</text:span></text:span><text:span text:style-name="T1"> Please, jangan pernah merasa: "Ah, aku kan masih remaja/muda, siapa sih yang mau dengerin opiniku soal ginian?" atau "Ini kan urusan para ahli, aku mana ngerti?". </text:span><text:span text:style-name="Strong_20_Emphasis"><text:span text:style-name="T1">Itu salah besar!</text:span></text:span><text:span text:style-name="T1"> Justru karena ini menyangkut masa depan duniamu, </text:span><text:span text:style-name="Strong_20_Emphasis"><text:span text:style-name="T1">suaramu sangat penting</text:span></text:span><text:span text:style-name="T1">. Mulailah dari sekarang: </text:span><text:span text:style-name="Strong_20_Emphasis"><text:span text:style-name="T1">diskusikan</text:span></text:span><text:span text:style-name="T1"> isu ini dengan teman, keluarga, guru. </text:span><text:span text:style-name="Strong_20_Emphasis"><text:span text:style-name="T1">Tulis</text:span></text:span><text:span text:style-name="T1"> pandanganmu di blog, media sosial, atau majalah dinding sekolah. </text:span><text:span text:style-name="Strong_20_Emphasis"><text:span text:style-name="T1">Ikuti terus</text:span></text:span><text:span text:style-name="T1"> perkembangan beritanya. Nanti kalau kamu sudah punya hak pilih, </text:span><text:span text:style-name="Strong_20_Emphasis"><text:span text:style-name="T1">pilihlah</text:span></text:span><text:span text:style-name="T1"> pemimpin yang punya visi etis tentang teknologi. </text:span><text:span text:style-name="Strong_20_Emphasis"><text:span text:style-name="T1">Dukung</text:span></text:span><text:span text:style-name="T1"> kebijakan publik yang bijaksana. Siapa tahu, mungkin suatu hari nanti </text:span><text:span text:style-name="Strong_20_Emphasis"><text:span text:style-name="T1">kamu sendiri</text:span></text:span><text:span text:style-name="T1"> yang akan menjadi ilmuwan, ahli hukum, aktivis, seniman, atau apapun profesimu, yang ikut berkontribusi langsung dalam membentuk masa depan yang lebih bertanggung jawab!</text:span></text:p>
              </text:list-item>
              <text:list-item>
                <text:p text:style-name="P170"><text:span text:style-name="Strong_20_Emphasis"><text:span text:style-name="T1">Jangan Lupa Bawa 'Kompas' Hati Nurani:</text:span></text:span><text:span text:style-name="T1"> Teknologi akan terus berlari kencang, mungkin lebih cepat dari yang bisa kita bayangkan. Tapi, di tengah semua perubahan itu, pertanyaan fundamental tentang </text:span><text:span text:style-name="Strong_20_Emphasis"><text:span text:style-name="T1">apa yang benar, apa yang adil, apa yang baik, dan apa yang berharga bagi kemanusiaan</text:span></text:span><text:span text:style-name="T1"> akan tetap sama relevannya. Jadikan </text:span><text:span text:style-name="Strong_20_Emphasis"><text:span text:style-name="T1">nilai-nilai kemanusiaan</text:span></text:span><text:span text:style-name="T1">—seperti kebebasan, keadilan, empati, martabat, welas asih—sebagai </text:span><text:span text:style-name="Strong_20_Emphasis"><text:span text:style-name="T1">kompas moral</text:span></text:span><text:span text:style-name="T1"> utamamu dalam menilai setiap kemajuan teknologi. Jangan sampai kita silau oleh kecanggihan alat sampai lupa tujuan utama kita sebagai manusia.</text:span></text:p>
              </text:list-item>
            </text:list>
            <text:p text:style-name="P184">Tanggung jawab untuk menavigasi masa depan yang penuh tantangan sekaligus peluang ini memang terasa berat. Tapi, dengan bekal rasa ingin tahu yang besar, pikiran yang kritis, hati nurani yang terasah, dan keberanian untuk bersuara, kami percaya generasi kalian bisa menjadi navigator yang hebat, cerdas, dan bijaksana. Masa depan ada di pundakmu!</text:p>
            <text:p text:style-name="P407"/>
            <text:p text:style-name="Text_20_body"><text:soft-page-break/><text:span text:style-name="Strong_20_Emphasis"><text:span text:style-name="T1">[Tips Penulisan Tambahan - Opsional]:</text:span></text:span></text:p>
            <text:list xml:id="list3097402863314263493" text:style-name="L182">
              <text:list-item>
                <text:p text:style-name="P354"><text:span text:style-name="Strong_20_Emphasis"><text:span text:style-name="T1">Gunakan Sapaan Langsung &amp; Personal:</text:span></text:span><text:span text:style-name="T1"> Menggunakan kata "kamu" secara konsisten dan nada yang personal membuat pesan terasa lebih langsung menyentuh dan memberdayakan pembaca remaja. </text:span></text:p>
              </text:list-item>
              <text:list-item>
                <text:p text:style-name="P354"><text:span text:style-name="Strong_20_Emphasis"><text:span text:style-name="T1">Berikan 'Bekal' yang Konkret:</text:span></text:span><text:span text:style-name="T1"> Kelima poin pesan dirancang sebagai nasihat atau 'bekal' yang cukup konkret dan bisa mulai dipraktikkan oleh remaja (berpikir kritis, belajar, diskusi, dll). </text:span></text:p>
              </text:list-item>
              <text:list-item>
                <text:p text:style-name="P171"><text:span text:style-name="Strong_20_Emphasis"><text:span text:style-name="T1">Fokus pada Pemberdayaan (Empowerment):</text:span></text:span><text:span text:style-name="T1"> Tekankan bahwa mereka punya peran, suara mereka penting, dan mereka bisa membuat perbedaan. Ini menumbuhkan rasa agensi dan tanggung jawab. </text:span></text:p>
              </text:list-item>
            </text:list>
            <text:p text:style-name="Text_20_body"><text:span text:style-name="Strong_20_Emphasis"><text:span text:style-name="T1">[Prompt Ilustrasi - Opsional]:</text:span></text:span></text:p>
            <text:p text:style-name="P184">"Buat ilustrasi untuk Subbab P.2 yang inspiratif dan memberdayakan. Bisa berupa gambar siluet sekelompok remaja yang berdiri di puncak bukit atau di persimpangan jalan, menatap ke arah cakrawala masa depan yang cerah namun kompleks (mungkin ada simbol otak, teknologi, dan tanda tanya). Salah satu remaja mungkin memegang kompas atau peta. Gunakan warna-warna yang cerah dan optimis. Beri judul 'Generasi Penentu di Persimpangan Jalan'."</text:p>
            <text:p text:style-name="P407"/>
            <text:p text:style-name="P184">Silakan berikan perintah "YAX" untuk melanjutkan ke prompt Subbab P.3 (bagian penutup terakhir).</text:p>
          </text:section>
          <text:section text:style-name="Sect1" text:name="feedback-form-65">
            <text:p text:style-name="P366"/>
          </text:section>
        </text:section>
        <text:section text:style-name="Sect1" text:name="d943ca30c9b2bd2e">
          <text:p text:style-name="P184"/>
          <text:section text:style-name="Sect1" text:name="user-query-content-66">
            <text:p text:style-name="P404">yax </text:p>
          </text:section>
          <text:p text:style-name="P366">Tampilkan alur berpikir</text:p>
          <text:section text:style-name="Sect2" text:name="model-response-message-contentr_d943ca30c9b2bd2e">
            <text:p text:style-name="P184">Ini dia bagian penutup terakhir dari buku kita.</text:p>
            <text:p text:style-name="Text_20_body"><text:span text:style-name="Strong_20_Emphasis"><text:span text:style-name="T1">(Prompt untuk Isi Subbab P.3):</text:span></text:span><text:span text:style-name="T1"> "Tulis isi Subbab P.3: 'Membentuk Masa Depan Bersama: Panggilan untuk Aksi (dan Refleksi)' sebagai penutup pamungkas buku yang meninggalkan kesan kuat dan mengkristalkan pesan utama. Rangkum secara puitis namun jelas </text:span><text:span text:style-name="Strong_20_Emphasis"><text:span text:style-name="T1">dualitas inti</text:span></text:span><text:span text:style-name="T1"> yang telah dijelajahi: potensi luar biasa neuroteknologi untuk menyembuhkan dan memperbaiki, yang beriringan dengan bayang-bayang risiko kontrol, </text:span><text:soft-page-break/><text:span text:style-name="T1">ketidakadilan, dan kehilangan esensi kemanusiaan. Tegaskan kembali bahwa </text:span><text:span text:style-name="Strong_20_Emphasis"><text:span text:style-name="T1">arah masa depan ini bukanlah keniscayaan teknologi, melainkan proyek kemanusiaan yang membutuhkan navigasi sadar.</text:span></text:span><text:span text:style-name="T1"> Tekankan bahwa 'kita' – ilmuwan, pembuat kebijakan, warga negara, dan terutama generasi muda – adalah </text:span><text:span text:style-name="Strong_20_Emphasis"><text:span text:style-name="T1">arsitek masa depan</text:span></text:span><text:span text:style-name="T1"> ini. Oleh karena itu, sampaikan 'panggilan' terakhir:</text:span></text:p>
            <text:list xml:id="list4620994461547888242" text:style-name="L183">
              <text:list-item>
                <text:p text:style-name="P355"><text:span text:style-name="Strong_20_Emphasis"><text:span text:style-name="T1">Untuk Terus Bertanya &amp; Belajar:</text:span></text:span><text:span text:style-name="T1"> Jangan pernah berhenti mempertanyakan implikasi dari kemajuan teknologi ini. Literasi adalah pertahanan pertama. </text:span></text:p>
              </text:list-item>
              <text:list-item>
                <text:p text:style-name="P355"><text:span text:style-name="Strong_20_Emphasis"><text:span text:style-name="T1">Untuk Berdialog Secara Terbuka &amp; Hormat:</text:span></text:span><text:span text:style-name="T1"> Bicarakan dilema ini dengan orang lain, dengarkan perspektif berbeda, cari titik temu nilai-nilai bersama. </text:span></text:p>
              </text:list-item>
              <text:list-item>
                <text:p text:style-name="P355"><text:span text:style-name="Strong_20_Emphasis"><text:span text:style-name="T1">Untuk Menuntut Transparansi &amp; Akuntabilitas:</text:span></text:span><text:span text:style-name="T1"> Minta pertanggungjawaban dari para peneliti, perusahaan teknologi, dan pemerintah mengenai pengembangan dan penggunaan neuroteknologi. </text:span></text:p>
              </text:list-item>
              <text:list-item>
                <text:p text:style-name="P355"><text:span text:style-name="Strong_20_Emphasis"><text:span text:style-name="T1">Untuk Mengutamakan Kearifan di Atas Kecepatan:</text:span></text:span><text:span text:style-name="T1"> Jangan terburu-buru mengadopsi teknologi hanya karena 'bisa'. Utamakan pertimbangan etis, keadilan, dan dampak jangka panjang. </text:span></text:p>
              </text:list-item>
              <text:list-item>
                <text:p text:style-name="P172"><text:span text:style-name="Strong_20_Emphasis"><text:span text:style-name="T1">Untuk Memilih Masa Depan yang Manusiawi:</text:span></text:span><text:span text:style-name="T1"> Pada akhirnya, teknologi adalah cermin nilai-nilai kita. Pilihlah untuk menggunakan kekuatan baru ini untuk memperkaya, bukan mengurangi, kemanusiaan kita. Akhiri dengan kalimat yang menggema, mungkin sebuah pertanyaan yang menantang atau pernyataan harapan yang bersyarat, yang merangkum pilihan fundamental di hadapan kita. Contoh: 'Peta otak mungkin bisa kita ubah, tapi kompas moral kita harus tetap kita pegang erat. Akan ke mana kita arahkan perjalanan ini?' Atau: 'Kekuatan untuk merekonstruksi pikiran ada di depan mata. Semoga kita memiliki kearifan untuk juga merekonstruksi masyarakat yang lebih adil dan welas asih bersamanya.' Gaya: Padat, kuat, menggugah, memberikan rasa penutup namun tetap membuka dialog berkelanjutan." </text:span></text:p>
              </text:list-item>
            </text:list>
            <text:p text:style-name="P407"/>
            <text:p text:style-name="Text_20_body"><text:span text:style-name="Strong_20_Emphasis"><text:span text:style-name="T1">(Jawaban untuk Isi Subbab P.3):</text:span></text:span></text:p>
            <text:p text:style-name="Text_20_body"><text:soft-page-break/><text:span text:style-name="Strong_20_Emphasis"><text:span text:style-name="T1">P.3 Membentuk Masa Depan Bersama: Panggilan untuk Aksi (dan Refleksi)</text:span></text:span></text:p>
            <text:p text:style-name="Text_20_body"><text:span text:style-name="T1">Di penghujung perjalanan kita menelusuri revolusi neuro-rehabilitasi ini, kita berdiri di hadapan sebuah pemandangan yang penuh kontras. Di satu sisi, terbentang cakrawala penuh harapan: janji teknologi otak untuk </text:span><text:span text:style-name="Strong_20_Emphasis"><text:span text:style-name="T1">menyembuhkan luka</text:span></text:span><text:span text:style-name="T1">, </text:span><text:span text:style-name="Strong_20_Emphasis"><text:span text:style-name="T1">mengurangi penderitaan</text:span></text:span><text:span text:style-name="T1">, memberikan kesempatan kedua, dan mungkin menciptakan dunia yang lebih aman. Namun di sisi lain, membayangi cakrawala yang sama, ada potensi </text:span><text:span text:style-name="Strong_20_Emphasis"><text:span text:style-name="T1">mimpi buruk</text:span></text:span><text:span text:style-name="T1">: risiko kontrol pikiran, ketidakadilan yang semakin dalam, terkikisnya kebebasan dan keaslian diri, hilangnya esensi kemanusiaan kita.</text:span></text:p>
            <text:p text:style-name="P184">Dua wajah masa depan ini—utopia dan distopia—keduanya ditenagai oleh kekuatan yang sama: pemahaman dan kemampuan kita yang terus berkembang untuk memengaruhi otak manusia.</text:p>
            <text:p text:style-name="Text_20_body"><text:span text:style-name="T1">Penting untuk kita ingat sekali lagi: </text:span><text:span text:style-name="Strong_20_Emphasis"><text:span text:style-name="T1">Ke mana arah kita melangkah dari sini bukanlah takdir yang ditentukan oleh kemajuan teknologi semata.</text:span></text:span><text:span text:style-name="T1"> Masa depan ini adalah sebuah </text:span><text:span text:style-name="Strong_20_Emphasis"><text:span text:style-name="T1">proyek kemanusiaan</text:span></text:span><text:span text:style-name="T1">, sebuah kanvas kosong yang akan kita lukis bersama melalui pilihan-pilihan sadar yang kita buat. Kita semua—para ilmuwan di laboratorium, para pembuat kebijakan di gedung pemerintahan, para ahli etika dan hukum, para seniman dan penulis, warga negara biasa, dan terutama, </text:span><text:span text:style-name="Strong_20_Emphasis"><text:span text:style-name="T1">kalian, generasi muda</text:span></text:span><text:span text:style-name="T1">—adalah </text:span><text:span text:style-name="Strong_20_Emphasis"><text:span text:style-name="T1">arsitek</text:span></text:span><text:span text:style-name="T1"> yang akan merancang bangunan masa depan ini.</text:span></text:p>
            <text:p text:style-name="P184">Oleh karena itu, izinkan buku ini menutup perjalanannya dengan sebuah 'panggilan'—bukan sebagai perintah, tapi sebagai undangan untuk refleksi dan keterlibatan berkelanjutan:</text:p>
            <text:list xml:id="list2395044333693086083" text:style-name="L184">
              <text:list-item>
                <text:p text:style-name="P356"><text:span text:style-name="Strong_20_Emphasis"><text:span text:style-name="T1">Teruslah Bertanya, Teruslah Belajar:</text:span></text:span><text:span text:style-name="T1"> Jangan pernah anggap pemahamanmu sudah final. Dunia neurosains dan neuroteknologi bergerak sangat cepat. Teruslah pertanyakan implikasinya, cari informasi yang kredibel, dan pertajam kemampuan berpikir kritismu. Literasi adalah pertahanan pertamamu. </text:span></text:p>
              </text:list-item>
              <text:list-item>
                <text:p text:style-name="P356"><text:span text:style-name="Strong_20_Emphasis"><text:span text:style-name="T1">Bukalah Ruang Dialog yang Sehat:</text:span></text:span><text:span text:style-name="T1"> Isu serumit ini tidak bisa dipikirkan sendirian. Bicarakanlah dengan teman, keluarga, guru. Dengarkan perspektif yang berbeda dengan pikiran terbuka dan rasa hormat. Carilah titik temu nilai-nilai kemanusiaan yang bisa kita jadikan pegangan bersama. </text:span></text:p>
              </text:list-item>
              <text:list-item>
                <text:p text:style-name="P356"><text:soft-page-break/><text:span text:style-name="Strong_20_Emphasis"><text:span text:style-name="T1">Tuntut Transparansi dan Pertanggungjawaban:</text:span></text:span><text:span text:style-name="T1"> Jangan biarkan pengembangan teknologi ini berjalan dalam 'ruang gelap'. Minta pertanggungjawaban dari para peneliti, perusahaan teknologi, dan pemerintah. Dorong adanya keterbukaan dan mekanisme pengawasan yang independen. </text:span></text:p>
              </text:list-item>
              <text:list-item>
                <text:p text:style-name="P356"><text:span text:style-name="Strong_20_Emphasis"><text:span text:style-name="T1">Utamakan Kearifan di Atas Sekadar Kecepatan:</text:span></text:span><text:span text:style-name="T1"> Di tengah euforia inovasi, jangan terburu-buru mengadopsi setiap teknologi baru hanya karena kita 'bisa'. Selalu dahulukan pertanyaan 'haruskah kita?'. Utamakan pertimbangan etis, dampak sosial jangka panjang, dan prinsip kehati-hatian di atas sekadar kecepatan atau kecanggihan. </text:span></text:p>
              </text:list-item>
              <text:list-item>
                <text:p text:style-name="P173"><text:span text:style-name="Strong_20_Emphasis"><text:span text:style-name="T1">Pilihlah untuk Tetap (dan Semakin) Manusiawi:</text:span></text:span><text:span text:style-name="T1"> Pada akhirnya, teknologi adalah cermin dari diri kita dan nilai-nilai yang kita anut. Mari kita gunakan kekuatan luar biasa yang mungkin akan kita miliki ini bukan untuk mengurangi, tapi justru untuk memperkaya dan memperdalam kemanusiaan kita—untuk membangun empati, memperjuangkan keadilan, menghargai kebebasan, dan merawat welas asih. </text:span></text:p>
              </text:list-item>
            </text:list>
            <text:p text:style-name="P184">Peta sirkuit di otak kita mungkin suatu hari nanti bisa kita rekonstruksi. Tapi yang jauh lebih penting, mari kita gunakan seluruh kearifan dan kompas moral yang kita miliki untuk bersama-sama merekonstruksi masyarakat yang lebih adil, lebih welas asih, dan lebih menghargai hakikat kemanusiaan itu sendiri.</text:p>
            <text:p text:style-name="Text_20_body"><text:span text:style-name="T1">Pertanyaan terakhirnya kini ada di tanganmu: </text:span><text:span text:style-name="Strong_20_Emphasis"><text:span text:style-name="T1">Siapkah kita memikul tanggung jawab besar ini?</text:span></text:span></text:p>
            <text:p text:style-name="P407"/>
            <text:h text:style-name="Heading_20_2" text:outline-level="2"><text:span text:style-name="Emphasis"><text:span text:style-name="T1">(Akhir dari Bab Penutup)</text:span></text:span></text:h>
            <text:p text:style-name="Text_20_body"><text:span text:style-name="Strong_20_Emphasis"><text:span text:style-name="T1">[Tips Penulisan Tambahan - Opsional]:</text:span></text:span></text:p>
            <text:list xml:id="list6453895107296582230" text:style-name="L185">
              <text:list-item>
                <text:p text:style-name="P357"><text:span text:style-name="Strong_20_Emphasis"><text:span text:style-name="T1">Gunakan Bahasa yang Menggugah &amp; Padat:</text:span></text:span><text:span text:style-name="T1"> Di bagian penutup terakhir, gunakan pilihan kata yang kuat, padat makna, dan mungkin sedikit puitis untuk meninggalkan kesan yang mendalam. </text:span></text:p>
              </text:list-item>
              <text:list-item>
                <text:p text:style-name="P357"><text:span text:style-name="Strong_20_Emphasis"><text:span text:style-name="T1">Kristalkan Pesan Utama:</text:span></text:span><text:span text:style-name="T1"> Rangkum dualitas inti (harapan vs risiko) dan tekankan kembali pesan tentang agensi manusia dalam </text:span><text:soft-page-break/><text:span text:style-name="T1">membentuk masa depan. </text:span></text:p>
              </text:list-item>
              <text:list-item>
                <text:p text:style-name="P357"><text:span text:style-name="Strong_20_Emphasis"><text:span text:style-name="T1">Call to Action yang Positif &amp; Berkelanjutan:</text:span></text:span><text:span text:style-name="T1"> Lima poin 'panggilan' dirancang sebagai tindakan positif dan berkelanjutan (belajar, dialog, menuntut, bijak, memilih) yang bisa dilakukan pembaca. </text:span></text:p>
              </text:list-item>
              <text:list-item>
                <text:p text:style-name="P174"><text:span text:style-name="Strong_20_Emphasis"><text:span text:style-name="T1">Akhiri dengan Pertanyaan/Pernyataan Kuat:</text:span></text:span><text:span text:style-name="T1"> Kalimat penutup harus memberikan rasa selesai namun tetap membuka ruang untuk refleksi pembaca setelah buku ditutup. </text:span></text:p>
              </text:list-item>
            </text:list>
            <text:p text:style-name="Text_20_body"><text:span text:style-name="Strong_20_Emphasis"><text:span text:style-name="T1">[Prompt Ilustrasi - Opsional]:</text:span></text:span></text:p>
            <text:p text:style-name="P184">"Buat ilustrasi penutup buku yang sangat simbolis dan penuh makna. Bisa berupa gambar tangan manusia yang dengan hati-hati memegang atau 'merawat' sebuah otak kecil yang bercahaya. Atau gambar siluet manusia berdiri di puncak bukit menatap cakrawala fajar (simbol harapan) namun di bawahnya ada bayangan gelap (simbol risiko). Atau gambar kompas dengan jarumnya menunjuk ke arah simbol 'hati' atau 'kemanusiaan', dengan latar belakang sirkuit otak/teknologi. Gunakan gaya visual yang artistik dan menyentuh."</text:p>
            <text:p text:style-name="P407"/>
            <text:p text:style-name="P184">Semua prompt telah dijawab. Proses selesai.</text:p>
          </text:section>
          <text:section text:style-name="Sect1" text:name="feedback-form-66">
            <text:p text:style-name="P366"/>
          </text:section>
        </text:section>
        <text:section text:style-name="Sect1" text:name="8ea3b3f79fc3d080">
          <text:p text:style-name="P184"/>
          <text:section text:style-name="Sect1" text:name="user-query-content-67">
            <text:p text:style-name="P404">buat glsoarium </text:p>
          </text:section>
          <text:p text:style-name="P366">Tampilkan alur berpikir</text:p>
          <text:section text:style-name="Sect2" text:name="model-response-message-contentr_8ea3b3f79fc3d080">
            <text:p text:style-name="P184">Tentu, berikut adalah draf Glosarium yang berisi istilah-istilah kunci yang mungkin muncul dalam buku Anda, dijelaskan dengan bahasa yang mudah dipahami oleh remaja:</text:p>
            <text:p text:style-name="P407"/>
            <text:p text:style-name="Text_20_body"><text:span text:style-name="Strong_20_Emphasis"><text:span text:style-name="T1">Glosarium</text:span></text:span></text:p>
            <text:list xml:id="list6588976923562356874" text:style-name="L186">
              <text:list-item>
                <text:p text:style-name="P358"><text:span text:style-name="Strong_20_Emphasis"><text:span text:style-name="T1">Afasia:</text:span></text:span><text:span text:style-name="T1"> Kehilangan atau gangguan kemampuan untuk berbicara atau memahami bahasa akibat kerusakan pada area bahasa di otak (misalnya, karena stroke). </text:span></text:p>
              </text:list-item>
              <text:list-item>
                <text:p text:style-name="P358"><text:span text:style-name="Strong_20_Emphasis"><text:span text:style-name="T1">Agonis:</text:span></text:span><text:span text:style-name="T1"> Zat kimia (bisa berupa obat) yang cara kerjanya </text:span><text:span text:style-name="Emphasis"><text:span text:style-name="T1">meniru</text:span></text:span><text:span text:style-name="T1"> neurotransmitter alami di otak dan mengaktifkan reseptornya. Kayak </text:span><text:soft-page-break/><text:span text:style-name="T1">'kunci duplikat'. </text:span></text:p>
              </text:list-item>
              <text:list-item>
                <text:p text:style-name="P358"><text:span text:style-name="Strong_20_Emphasis"><text:span text:style-name="T1">Akson (Axon):</text:span></text:span><text:span text:style-name="T1"> Bagian dari neuron (sel saraf) yang bentuknya memanjang seperti 'kabel'. Tugasnya </text:span><text:span text:style-name="Emphasis"><text:span text:style-name="T1">mengirimkan</text:span></text:span><text:span text:style-name="T1"> sinyal listrik dari badan sel ke ujung saraf untuk diteruskan ke neuron lain. </text:span></text:p>
              </text:list-item>
              <text:list-item>
                <text:p text:style-name="P358"><text:span text:style-name="Strong_20_Emphasis"><text:span text:style-name="T1">Amigdala (Amygdala):</text:span></text:span><text:span text:style-name="T1"> Struktur kecil di dalam otak (bentuknya mirip kacang almond) yang jadi 'pusat kendali' emosi-emosi kuat seperti rasa takut, marah, dan agresi. Ibaratnya 'tombol panik' atau 'alarm bahaya' otak. </text:span></text:p>
              </text:list-item>
              <text:list-item>
                <text:p text:style-name="P358"><text:span text:style-name="Strong_20_Emphasis"><text:span text:style-name="T1">Analogi:</text:span></text:span><text:span text:style-name="T1"> Perumpamaan atau kiasan. Cara menjelaskan sesuatu yang rumit dengan membandingkannya dengan hal lain yang lebih sederhana atau dikenal. </text:span></text:p>
              </text:list-item>
              <text:list-item>
                <text:p text:style-name="P358"><text:span text:style-name="Strong_20_Emphasis"><text:span text:style-name="T1">Antagonis:</text:span></text:span><text:span text:style-name="T1"> Zat kimia (bisa berupa obat) yang kerjanya </text:span><text:span text:style-name="Emphasis"><text:span text:style-name="T1">memblokir</text:span></text:span><text:span text:style-name="T1"> atau 'menyumbat' reseptor di neuron, sehingga neurotransmitter asli nggak bisa nempel dan memberikan efeknya. Kayak 'kunci palsu' yang nyangkut di gembok. </text:span></text:p>
              </text:list-item>
              <text:list-item>
                <text:p text:style-name="P358"><text:span text:style-name="Strong_20_Emphasis"><text:span text:style-name="T1">Antarmuka Otak-Komputer (BCI - Brain-Computer Interface):</text:span></text:span><text:span text:style-name="T1"> Teknologi canggih yang mencoba membuat 'jembatan' komunikasi langsung antara aktivitas otak dengan komputer atau mesin lain, tanpa perlu lewat gerakan otot. Memungkinkan kontrol pakai pikiran. </text:span></text:p>
              </text:list-item>
              <text:list-item>
                <text:p text:style-name="P358"><text:span text:style-name="Strong_20_Emphasis"><text:span text:style-name="T1">Antidepresan:</text:span></text:span><text:span text:style-name="T1"> Golongan obat yang digunakan untuk mengobati gejala depresi. Banyak jenisnya, salah satu yang terkenal adalah SSRI yang bekerja pada serotonin. </text:span></text:p>
              </text:list-item>
              <text:list-item>
                <text:p text:style-name="P358"><text:span text:style-name="Strong_20_Emphasis"><text:span text:style-name="T1">Antipsikotik:</text:span></text:span><text:span text:style-name="T1"> Golongan obat yang digunakan untuk meredakan gejala psikosis, seperti halusinasi (melihat/mendengar yang tidak nyata) atau delusi (keyakinan aneh yang tidak sesuai realita). </text:span></text:p>
              </text:list-item>
              <text:list-item>
                <text:p text:style-name="P358"><text:span text:style-name="Strong_20_Emphasis"><text:span text:style-name="T1">Asertif:</text:span></text:span><text:span text:style-name="T1"> Kemampuan untuk menyampaikan pikiran, perasaan, atau kebutuhanmu secara jujur, langsung, dan tegas, tapi tetap dengan cara yang sopan dan menghargai hak orang lain. Beda ya sama agresif (maksa) atau pasif (diam saja). </text:span></text:p>
              </text:list-item>
              <text:list-item>
                <text:p text:style-name="P358"><text:span text:style-name="Strong_20_Emphasis"><text:span text:style-name="T1">Augmentasi (Augmentation):</text:span></text:span><text:span text:style-name="T1"> Penambahan atau peningkatan. Dalam konteks terapi, artinya teknologi (misal: TMS) digunakan sebagai </text:span><text:span text:style-name="Emphasis"><text:span text:style-name="T1">tambahan</text:span></text:span><text:span text:style-name="T1"> untuk memperkuat atau mempercepat efek dari terapi utama (misal: CBT). </text:span></text:p>
              </text:list-item>
              <text:list-item>
                <text:p text:style-name="P358"><text:span text:style-name="Strong_20_Emphasis"><text:span text:style-name="T1">Autentisitas (Otentisitas):</text:span></text:span><text:span text:style-name="T1"> Keaslian atau keadaan menjadi diri sendiri yang sebenarnya. Dalam konteks N-Rehab, muncul pertanyaan apakah perubahan perilaku atau perasaan itu benar-</text:span><text:soft-page-break/><text:span text:style-name="T1">benar 'asli' milik orang tersebut. </text:span></text:p>
              </text:list-item>
              <text:list-item>
                <text:p text:style-name="P358"><text:span text:style-name="Strong_20_Emphasis"><text:span text:style-name="T1">Otonomi (Autonomy):</text:span></text:span><text:span text:style-name="T1"> Hak dan kebebasan individu untuk mengatur dirinya sendiri dan membuat keputusan penting tentang hidupnya (termasuk soal tubuh dan pikirannya) tanpa paksaan atau campur tangan berlebihan dari pihak luar. </text:span></text:p>
              </text:list-item>
              <text:list-item>
                <text:p text:style-name="P358"><text:span text:style-name="Strong_20_Emphasis"><text:span text:style-name="T1">Badan Sel (Soma):</text:span></text:span><text:span text:style-name="T1"> Bagian utama dari neuron yang berisi inti sel dan organel lain yang menjaga sel tetap hidup. Ibaratnya 'markas' atau 'pabrik'-nya neuron. </text:span></text:p>
              </text:list-item>
              <text:list-item>
                <text:p text:style-name="P358"><text:span text:style-name="Strong_20_Emphasis"><text:span text:style-name="T1">BCI:</text:span></text:span><text:span text:style-name="T1"> Lihat Antarmuka Otak-Komputer. </text:span></text:p>
              </text:list-item>
              <text:list-item>
                <text:p text:style-name="P358"><text:span text:style-name="Strong_20_Emphasis"><text:span text:style-name="T1">Bio-psiko-sosial:</text:span></text:span><text:span text:style-name="T1"> Pendekatan dalam memahami manusia (termasuk perilaku) yang melihat interaksi kompleks antara faktor </text:span><text:span text:style-name="Strong_20_Emphasis"><text:span text:style-name="T1">biologis</text:span></text:span><text:span text:style-name="T1"> (otak, gen, kimia tubuh), </text:span><text:span text:style-name="Strong_20_Emphasis"><text:span text:style-name="T1">psikologis</text:span></text:span><text:span text:style-name="T1"> (pikiran, perasaan, kepribadian, pengalaman), dan </text:span><text:span text:style-name="Strong_20_Emphasis"><text:span text:style-name="T1">sosial</text:span></text:span><text:span text:style-name="T1"> (keluarga, teman, lingkungan, budaya, ekonomi). Melihat manusia secara utuh. </text:span></text:p>
              </text:list-item>
              <text:list-item>
                <text:p text:style-name="P358"><text:span text:style-name="Strong_20_Emphasis"><text:span text:style-name="T1">Biomarker:</text:span></text:span><text:span text:style-name="T1"> Tanda atau indikator biologis yang bisa diukur secara objektif (misalnya dari darah, scan otak, detak jantung) dan bisa menunjukkan adanya suatu kondisi, penyakit, atau respons terhadap pengobatan. </text:span></text:p>
              </text:list-item>
              <text:list-item>
                <text:p text:style-name="P358"><text:span text:style-name="Strong_20_Emphasis"><text:span text:style-name="T1">CBT (Cognitive Behavioral Therapy):</text:span></text:span><text:span text:style-name="T1"> Lihat Terapi Perilaku Kognitif. </text:span></text:p>
              </text:list-item>
              <text:list-item>
                <text:p text:style-name="P358"><text:span text:style-name="Strong_20_Emphasis"><text:span text:style-name="T1">Connectome:</text:span></text:span><text:span text:style-name="T1"> Peta super lengkap yang menggambarkan semua koneksi ('kabel' akson dan 'sambungan' sinaps) antar neuron di dalam otak atau sistem saraf. Memetakannya adalah proyek ilmiah raksasa! </text:span></text:p>
              </text:list-item>
              <text:list-item>
                <text:p text:style-name="P358"><text:span text:style-name="Strong_20_Emphasis"><text:span text:style-name="T1">Culpability (Kesalahan Hukum):</text:span></text:span><text:span text:style-name="T1"> Tingkat sejauh mana seseorang bisa dianggap bersalah atau bertanggung jawab secara hukum atas tindakannya. Ini penting dalam menentukan hukuman. </text:span></text:p>
              </text:list-item>
              <text:list-item>
                <text:p text:style-name="P358"><text:span text:style-name="Strong_20_Emphasis"><text:span text:style-name="T1">Cyberbullying:</text:span></text:span><text:span text:style-name="T1"> Tindakan perundungan, pelecehan, ancaman, atau penyebaran informasi memalukan tentang seseorang yang dilakukan melalui media elektronik seperti internet atau ponsel. </text:span></text:p>
              </text:list-item>
              <text:list-item>
                <text:p text:style-name="P358"><text:span text:style-name="Strong_20_Emphasis"><text:span text:style-name="T1">DBS (Deep Brain Stimulation):</text:span></text:span><text:span text:style-name="T1"> Lihat Stimulasi Otak Dalam. </text:span></text:p>
              </text:list-item>
              <text:list-item>
                <text:p text:style-name="P358"><text:span text:style-name="Strong_20_Emphasis"><text:span text:style-name="T1">Dendrit (Dendrite):</text:span></text:span><text:span text:style-name="T1"> Bagian neuron yang bercabang-cabang seperti akar atau ranting pohon. Tugasnya </text:span><text:span text:style-name="Emphasis"><text:span text:style-name="T1">menerima</text:span></text:span><text:span text:style-name="T1"> sinyal atau pesan kimiawi dari neuron lain. Ibarat 'antena'-nya neuron. </text:span></text:p>
              </text:list-item>
              <text:list-item>
                <text:p text:style-name="P358"><text:span text:style-name="Strong_20_Emphasis"><text:span text:style-name="T1">Depolarisasi:</text:span></text:span><text:span text:style-name="T1"> Perubahan singkat pada muatan listrik di dalam membran sel saraf (neuron) yang membuatnya menjadi 'aktif' dan memicu penembakan sinyal listrik (potensial aksi). </text:span></text:p>
              </text:list-item>
              <text:list-item>
                <text:p text:style-name="P358"><text:span text:style-name="Strong_20_Emphasis"><text:span text:style-name="T1">Determinisme Biologis:</text:span></text:span><text:span text:style-name="T1"> Pandangan filosofis (yang kontroversial) </text:span><text:soft-page-break/><text:span text:style-name="T1">bahwa semua perilaku, pikiran, dan pilihan kita pada dasarnya sudah ditentukan oleh faktor-faktor biologis (seperti gen dan struktur/kimia otak kita), sehingga konsep 'kehendak bebas' mungkin hanya ilusi. </text:span></text:p>
              </text:list-item>
              <text:list-item>
                <text:p text:style-name="P358"><text:span text:style-name="Strong_20_Emphasis"><text:span text:style-name="T1">Deterensi (Efek Jera):</text:span></text:span><text:span text:style-name="T1"> Salah satu tujuan dari sistem hukuman, yaitu untuk membuat pelaku jadi kapok (deterensi spesifik) dan/atau membuat masyarakat luas jadi takut untuk meniru kejahatan tersebut (deterensi umum), sehingga angka kejahatan bisa ditekan. </text:span></text:p>
              </text:list-item>
              <text:list-item>
                <text:p text:style-name="P358"><text:span text:style-name="Strong_20_Emphasis"><text:span text:style-name="T1">Diagnosis Komorbid:</text:span></text:span><text:span text:style-name="T1"> Menemukan adanya satu atau lebih penyakit atau gangguan lain yang terjadi </text:span><text:span text:style-name="Emphasis"><text:span text:style-name="T1">bersamaan</text:span></text:span><text:span text:style-name="T1"> dengan kondisi utama yang sedang diperiksa pada seorang pasien. Misalnya, orang dengan kecanduan narkoba seringkali juga mengalami depresi (komorbiditas). </text:span></text:p>
              </text:list-item>
              <text:list-item>
                <text:p text:style-name="P358"><text:span text:style-name="Strong_20_Emphasis"><text:span text:style-name="T1">Distonia:</text:span></text:span><text:span text:style-name="T1"> Gangguan neurologis yang menyebabkan otot-otot berkontraksi secara tidak terkendali dan seringkali menyakitkan, mengakibatkan gerakan atau postur tubuh yang abnormal. </text:span></text:p>
              </text:list-item>
              <text:list-item>
                <text:p text:style-name="P358"><text:span text:style-name="Strong_20_Emphasis"><text:span text:style-name="T1">Distopia:</text:span></text:span><text:span text:style-name="T1"> Gambaran tentang masyarakat atau dunia masa depan yang sangat buruk, menindas, tidak adil, dan menakutkan. Kebalikan dari utopia. Sering jadi tema cerita fiksi ilmiah sebagai peringatan. </text:span></text:p>
              </text:list-item>
              <text:list-item>
                <text:p text:style-name="P358"><text:span text:style-name="Strong_20_Emphasis"><text:span text:style-name="T1">Dopamin:</text:span></text:span><text:span text:style-name="T1"> Salah satu neurotransmitter paling terkenal. Dijuluki 'molekul motivasi' atau 'zat kimia kesenangan'. Berperan penting dalam sistem </text:span><text:span text:style-name="Emphasis"><text:span text:style-name="T1">reward</text:span></text:span><text:span text:style-name="T1"> (rasa puas &amp; senang), motivasi untuk mengejar tujuan, belajar dari pengalaman menyenangkan, fokus perhatian, dan juga kontrol gerakan. Ketidakseimbangan dopamin terlibat dalam penyakit Parkinson dan juga proses kecanduan. </text:span></text:p>
              </text:list-item>
              <text:list-item>
                <text:p text:style-name="P358"><text:span text:style-name="Strong_20_Emphasis"><text:span text:style-name="T1">DTI (Diffusion Tensor Imaging):</text:span></text:span><text:span text:style-name="T1"> Teknik pencitraan otak (varian dari MRI) yang secara khusus digunakan untuk memetakan struktur dan arah 'jalur kabel' utama (serabut putih/akson) di dalam otak, menunjukkan bagaimana area-area otak saling terhubung. </text:span></text:p>
              </text:list-item>
              <text:list-item>
                <text:p text:style-name="P358"><text:span text:style-name="Strong_20_Emphasis"><text:span text:style-name="T1">EEG (Electroencephalography):</text:span></text:span><text:span text:style-name="T1"> Alat tes yang merekam aktivitas listrik alami otak secara </text:span><text:span text:style-name="Emphasis"><text:span text:style-name="T1">real-time</text:span></text:span><text:span text:style-name="T1"> melalui elektroda-elektroda kecil yang ditempelkan di kulit kepala. Hasilnya berupa grafik gelombang otak. </text:span></text:p>
              </text:list-item>
              <text:list-item>
                <text:p text:style-name="P358"><text:span text:style-name="Strong_20_Emphasis"><text:span text:style-name="T1">Efek Samping (Side Effects / Off-target Effects):</text:span></text:span><text:span text:style-name="T1"> Efek tambahan yang tidak diinginkan atau bahkan berbahaya yang muncul sebagai akibat dari suatu pengobatan atau intervensi medis, seringkali karena obat atau intervensi tersebut memengaruhi bagian tubuh atau proses </text:span><text:soft-page-break/><text:span text:style-name="T1">lain selain target utamanya. </text:span></text:p>
              </text:list-item>
              <text:list-item>
                <text:p text:style-name="P358"><text:span text:style-name="Strong_20_Emphasis"><text:span text:style-name="T1">Empati:</text:span></text:span><text:span text:style-name="T1"> Kemampuan untuk memahami dan ikut merasakan (atau setidaknya peduli pada) perasaan, pikiran, dan pengalaman orang lain dari sudut pandang mereka. Sangat penting untuk hubungan sosial yang sehat. </text:span></text:p>
              </text:list-item>
              <text:list-item>
                <text:p text:style-name="P358"><text:span text:style-name="Strong_20_Emphasis"><text:span text:style-name="T1">Enhancement (Peningkatan):</text:span></text:span><text:span text:style-name="T1"> Penggunaan teknologi (termasuk neuroteknologi) bukan untuk tujuan mengobati penyakit atau memperbaiki kekurangan (terapi), melainkan untuk </text:span><text:span text:style-name="Strong_20_Emphasis"><text:span text:style-name="T1">meningkatkan</text:span></text:span><text:span text:style-name="T1"> kemampuan fisik atau mental di atas batas normal atau rata-rata. Contoh: doping otak biar super pintar. </text:span></text:p>
              </text:list-item>
              <text:list-item>
                <text:p text:style-name="P358"><text:span text:style-name="Strong_20_Emphasis"><text:span text:style-name="T1">Etika:</text:span></text:span><text:span text:style-name="T1"> Cabang filsafat yang mempelajari tentang prinsip-prinsip moral – apa yang dianggap benar dan salah, baik dan buruk – dalam perilaku manusia. Memberikan panduan tentang bagaimana kita seharusnya bertindak. </text:span></text:p>
              </text:list-item>
              <text:list-item>
                <text:p text:style-name="P358"><text:span text:style-name="Strong_20_Emphasis"><text:span text:style-name="T1">Eksitasi:</text:span></text:span><text:span text:style-name="T1"> Proses di mana sebuah neuron dirangsang oleh neurotransmitter atau sinyal lain sehingga menjadi lebih 'aktif' atau lebih mungkin untuk menembakkan potensial aksinya sendiri. Efek 'gas'. </text:span></text:p>
              </text:list-item>
              <text:list-item>
                <text:p text:style-name="P358"><text:span text:style-name="Strong_20_Emphasis"><text:span text:style-name="T1">Eksitotoksisitas:</text:span></text:span><text:span text:style-name="T1"> Kondisi di mana sel saraf rusak atau mati karena dirangsang secara berlebihan oleh neurotransmitter eksitatorik (pemicu) seperti glutamat. Ibarat mesin yang 'overheat' karena terus digas. </text:span></text:p>
              </text:list-item>
              <text:list-item>
                <text:p text:style-name="P358"><text:span text:style-name="Strong_20_Emphasis"><text:span text:style-name="T1">Farmakogenomik:</text:span></text:span><text:span text:style-name="T1"> Bidang studi yang menggabungkan farmakologi (ilmu obat) dan genomik (ilmu gen) untuk mempelajari bagaimana variasi genetik seseorang memengaruhi respons tubuhnya terhadap obat tertentu. Tujuannya untuk pengobatan yang lebih personal dan efektif. </text:span></text:p>
              </text:list-item>
              <text:list-item>
                <text:p text:style-name="P358"><text:span text:style-name="Strong_20_Emphasis"><text:span text:style-name="T1">FASD (Fetal Alcohol Spectrum Disorders):</text:span></text:span><text:span text:style-name="T1"> Sekumpulan gangguan fisik, perkembangan, dan perilaku seumur hidup yang bisa terjadi pada anak jika ibunya mengonsumsi alkohol selama masa kehamilan. </text:span></text:p>
              </text:list-item>
              <text:list-item>
                <text:p text:style-name="P358"><text:span text:style-name="Strong_20_Emphasis"><text:span text:style-name="T1">fMRI (functional Magnetic Resonance Imaging):</text:span></text:span><text:span text:style-name="T1"> Teknik pencitraan otak canggih yang mengukur aktivitas otak secara tidak langsung dengan cara mendeteksi perubahan aliran darah yang kaya oksigen ke area-area otak yang sedang aktif bekerja. </text:span></text:p>
              </text:list-item>
              <text:list-item>
                <text:p text:style-name="P358"><text:span text:style-name="Strong_20_Emphasis"><text:span text:style-name="T1">Fokus Ultrasound (FUS - Focused Ultrasound):</text:span></text:span><text:span text:style-name="T1"> Teknologi (seringkali non-invasif) yang menggunakan gelombang suara ultra </text:span><text:soft-page-break/><text:span text:style-name="T1">(ultrasound) yang difokuskan dari berbagai arah ke satu titik target di dalam otak untuk menghasilkan efek tertentu (bisa stimulasi, hambat, rusak jaringan, atau buka sawar darah otak) tanpa operasi. </text:span></text:p>
              </text:list-item>
              <text:list-item>
                <text:p text:style-name="P358"><text:span text:style-name="Strong_20_Emphasis"><text:span text:style-name="T1">Fungsi Eksekutif:</text:span></text:span><text:span text:style-name="T1"> Sekumpulan kemampuan mental tingkat tinggi yang dikendalikan terutama oleh korteks prefrontal. Termasuk di dalamnya: kemampuan merencanakan, membuat keputusan, memecahkan masalah, mengendalikan impuls (menahan diri), memori kerja (menyimpan &amp; memanipulasi info sementara), fokus perhatian, dan fleksibilitas berpikir. </text:span></text:p>
              </text:list-item>
              <text:list-item>
                <text:p text:style-name="P358"><text:span text:style-name="Strong_20_Emphasis"><text:span text:style-name="T1">GABA (Gamma-Aminobutyric Acid):</text:span></text:span><text:span text:style-name="T1"> Neurotransmitter </text:span><text:span text:style-name="Emphasis"><text:span text:style-name="T1">inhibitorik</text:span></text:span><text:span text:style-name="T1"> (penghambat) utama di otak. Fungsinya seperti </text:span><text:span text:style-name="Strong_20_Emphasis"><text:span text:style-name="T1">'pedal rem'</text:span></text:span><text:span text:style-name="T1"> alami, menenangkan aktivitas saraf, mengurangi kecemasan, dan mencegah otak jadi terlalu aktif. </text:span></text:p>
              </text:list-item>
              <text:list-item>
                <text:p text:style-name="P358"><text:span text:style-name="Strong_20_Emphasis"><text:span text:style-name="T1">Ganglia Basalis:</text:span></text:span><text:span text:style-name="T1"> Sekelompok struktur nukleus (kumpulan badan sel neuron) yang terletak jauh di dalam otak besar. Sangat penting untuk mengontrol gerakan volunter (sadar), membentuk kebiasaan, belajar dari reward, dan juga emosi. Kerusakan di area ini terkait dengan penyakit Parkinson. </text:span></text:p>
              </text:list-item>
              <text:list-item>
                <text:p text:style-name="P358"><text:span text:style-name="Strong_20_Emphasis"><text:span text:style-name="T1">Glutamat:</text:span></text:span><text:span text:style-name="T1"> Neurotransmitter </text:span><text:span text:style-name="Emphasis"><text:span text:style-name="T1">eksitatorik</text:span></text:span><text:span text:style-name="T1"> (pemicu) utama di otak. Fungsinya seperti </text:span><text:span text:style-name="Strong_20_Emphasis"><text:span text:style-name="T1">'pedal gas'</text:span></text:span><text:span text:style-name="T1"> alami, membuat neuron jadi lebih gampang aktif. Sangat penting untuk proses belajar, pembentukan memori, dan plastisitas sinaptik. Tapi kalau kebanyakan bisa berbahaya (eksitotoksisitas). </text:span></text:p>
              </text:list-item>
              <text:list-item>
                <text:p text:style-name="P358"><text:span text:style-name="Strong_20_Emphasis"><text:span text:style-name="T1">Hemisfer Otak:</text:span></text:span><text:span text:style-name="T1"> Dua belahan otak, yaitu belahan kiri dan belahan kanan otak besar (serebrum). Meskipun terlihat mirip, masing-masing punya sedikit spesialisasi fungsi (misal: bahasa dominan di kiri, spasial di kanan bagi kebanyakan orang), tapi keduanya selalu bekerja sama secara terintegrasi. </text:span></text:p>
              </text:list-item>
              <text:list-item>
                <text:p text:style-name="P358"><text:span text:style-name="Strong_20_Emphasis"><text:span text:style-name="T1">Hipokampus:</text:span></text:span><text:span text:style-name="T1"> Struktur otak di sistem limbik yang bentuknya melengkung mirip kuda laut. Perannya </text:span><text:span text:style-name="Strong_20_Emphasis"><text:span text:style-name="T1">sangat krusial</text:span></text:span><text:span text:style-name="T1"> dalam pembentukan </text:span><text:span text:style-name="Strong_20_Emphasis"><text:span text:style-name="T1">memori baru</text:span></text:span><text:span text:style-name="T1"> (terutama memori episodik/kejadian dan spasial/tempat) dan mentransfernya ke penyimpanan jangka panjang di korteks. </text:span></text:p>
              </text:list-item>
              <text:list-item>
                <text:p text:style-name="P358"><text:span text:style-name="Strong_20_Emphasis"><text:span text:style-name="T1">Holistik:</text:span></text:span><text:span text:style-name="T1"> Cara pandang atau pendekatan yang melihat suatu masalah atau individu secara </text:span><text:span text:style-name="Strong_20_Emphasis"><text:span text:style-name="T1">menyeluruh</text:span></text:span><text:span text:style-name="T1">, mempertimbangkan semua aspek yang saling terkait (misal: fisik, mental, sosial, spiritual), </text:span><text:soft-page-break/><text:span text:style-name="T1">bukan hanya fokus pada satu bagian saja. </text:span></text:p>
              </text:list-item>
              <text:list-item>
                <text:p text:style-name="P358"><text:span text:style-name="Strong_20_Emphasis"><text:span text:style-name="T1">Homogenisasi:</text:span></text:span><text:span text:style-name="T1"> Proses menjadi atau dibuat menjadi seragam, sama, atau sejenis. Dalam konteks N-Rehab, ada kekhawatiran akan hilangnya keragaman kepribadian manusia jika semua 'diperbaiki' menuju satu standar ideal. </text:span></text:p>
              </text:list-item>
              <text:list-item>
                <text:p text:style-name="P358"><text:span text:style-name="Strong_20_Emphasis"><text:span text:style-name="T1">Impulsif:</text:span></text:span><text:span text:style-name="T1"> Cenderung bertindak secara tiba-tiba berdasarkan dorongan sesaat, tanpa berpikir panjang atau mempertimbangkan konsekuensi tindakannya. </text:span></text:p>
              </text:list-item>
              <text:list-item>
                <text:p text:style-name="P358"><text:span text:style-name="Strong_20_Emphasis"><text:span text:style-name="T1">Informed Consent (Persetujuan Sadar):</text:span></text:span><text:span text:style-name="T1"> Prinsip etika fundamental dalam kedokteran dan riset. Artinya, persetujuan untuk suatu tindakan medis atau partisipasi riset harus diberikan secara </text:span><text:span text:style-name="Strong_20_Emphasis"><text:span text:style-name="T1">sukarela</text:span></text:span><text:span text:style-name="T1">, oleh orang yang </text:span><text:span text:style-name="Strong_20_Emphasis"><text:span text:style-name="T1">kompeten</text:span></text:span><text:span text:style-name="T1"> (mampu memutuskan), setelah menerima </text:span><text:span text:style-name="Strong_20_Emphasis"><text:span text:style-name="T1">informasi yang lengkap dan jujur</text:span></text:span><text:span text:style-name="T1"> tentang prosedur, risiko, manfaat, dan alternatifnya. </text:span></text:p>
              </text:list-item>
              <text:list-item>
                <text:p text:style-name="P358"><text:span text:style-name="Strong_20_Emphasis"><text:span text:style-name="T1">Inhibisi:</text:span></text:span><text:span text:style-name="T1"> Proses di mana aktivitas sebuah neuron atau sirkuit saraf dihambat atau dikurangi. Efek 'rem'. </text:span></text:p>
              </text:list-item>
              <text:list-item>
                <text:p text:style-name="P358"><text:span text:style-name="Strong_20_Emphasis"><text:span text:style-name="T1">Inkapasitasi:</text:span></text:span><text:span text:style-name="T1"> Salah satu dari empat tujuan utama pemidanaan. Artinya, membuat pelaku kejahatan tidak mampu lagi melakukan kejahatan (biasanya dengan cara dipenjara atau dikurung) untuk melindungi masyarakat dari bahaya saat itu juga. </text:span></text:p>
              </text:list-item>
              <text:list-item>
                <text:p text:style-name="P358"><text:span text:style-name="Strong_20_Emphasis"><text:span text:style-name="T1">Insula:</text:span></text:span><text:span text:style-name="T1"> Area korteks otak yang tersembunyi di lipatan dalam, terlibat dalam banyak fungsi termasuk kesadaran akan kondisi internal tubuh (interosepsi), pemrosesan emosi (terutama rasa jijik), empati, dan kesadaran diri. </text:span></text:p>
              </text:list-item>
              <text:list-item>
                <text:p text:style-name="P358"><text:span text:style-name="Strong_20_Emphasis"><text:span text:style-name="T1">Intervensi:</text:span></text:span><text:span text:style-name="T1"> Tindakan atau prosedur yang sengaja dilakukan untuk mengubah, memperbaiki, atau memengaruhi suatu kondisi atau proses (misal: intervensi medis, intervensi psikologis, intervensi sosial). </text:span></text:p>
              </text:list-item>
              <text:list-item>
                <text:p text:style-name="P358"><text:span text:style-name="Strong_20_Emphasis"><text:span text:style-name="T1">Invasif:</text:span></text:span><text:span text:style-name="T1"> Istilah medis untuk prosedur yang melibatkan 'memasuki' atau 'melukai' integritas tubuh, misalnya melalui sayatan bedah atau memasukkan alat ke dalam tubuh. Kebalikan dari non-invasif. </text:span></text:p>
              </text:list-item>
              <text:list-item>
                <text:p text:style-name="P358"><text:span text:style-name="Strong_20_Emphasis"><text:span text:style-name="T1">Ireversibel:</text:span></text:span><text:span text:style-name="T1"> Suatu kondisi atau efek yang tidak bisa dibalikkan atau dikembalikan lagi ke keadaan semula. Permanen. </text:span></text:p>
              </text:list-item>
              <text:list-item>
                <text:p text:style-name="P358"><text:span text:style-name="Strong_20_Emphasis"><text:span text:style-name="T1">Jati Diri (Identitas Personal):</text:span></text:span><text:span text:style-name="T1"> Rasa unik dan berkelanjutan tentang siapa diri kita sebagai individu, mencakup ingatan, keyakinan, nilai-nilai, kepribadian, dan hubungan kita dengan orang lain serta dunia. </text:span></text:p>
              </text:list-item>
              <text:list-item>
                <text:p text:style-name="P358"><text:soft-page-break/><text:span text:style-name="Strong_20_Emphasis"><text:span text:style-name="T1">Keadilan Restoratif (Restorative Justice):</text:span></text:span><text:span text:style-name="T1"> Pendekatan terhadap keadilan (terutama dalam kasus kriminal) yang fokusnya bukan hanya menghukum pelaku, tapi lebih pada </text:span><text:span text:style-name="Strong_20_Emphasis"><text:span text:style-name="T1">memperbaiki kerugian</text:span></text:span><text:span text:style-name="T1"> yang dialami korban, </text:span><text:span text:style-name="Strong_20_Emphasis"><text:span text:style-name="T1">memulihkan hubungan</text:span></text:span><text:span text:style-name="T1"> yang rusak, dan mendorong </text:span><text:span text:style-name="Strong_20_Emphasis"><text:span text:style-name="T1">tanggung jawab</text:span></text:span><text:span text:style-name="T1"> pelaku secara aktif, seringkali melalui dialog antara semua pihak yang terlibat (pelaku, korban, komunitas). </text:span></text:p>
              </text:list-item>
              <text:list-item>
                <text:p text:style-name="P358"><text:span text:style-name="Strong_20_Emphasis"><text:span text:style-name="T1">Kecanduan (Adiksi):</text:span></text:span><text:span text:style-name="T1"> Kondisi kronis yang ditandai dengan perilaku kompulsif (sulit dikontrol) untuk mencari dan menggunakan suatu zat (narkoba, alkohol, nikotin) atau melakukan suatu aktivitas (judi, game, belanja) meskipun sadar akan konsekuensi negatifnya. Melibatkan perubahan kompleks pada sirkuit reward dan kontrol di otak. </text:span></text:p>
              </text:list-item>
              <text:list-item>
                <text:p text:style-name="P358"><text:span text:style-name="Strong_20_Emphasis"><text:span text:style-name="T1">Kehendak Bebas (Free Will):</text:span></text:span><text:span text:style-name="T1"> Konsep filosofis yang sangat diperdebatkan tentang apakah manusia memiliki kemampuan otentik untuk membuat pilihan secara sadar dan mandiri, yang tidak sepenuhnya ditentukan oleh faktor-faktor sebelumnya (seperti gen, lingkungan, atau hukum alam). Asumsi adanya kehendak bebas menjadi dasar bagi konsep tanggung jawab moral dan hukum. </text:span></text:p>
              </text:list-item>
              <text:list-item>
                <text:p text:style-name="P358"><text:span text:style-name="Strong_20_Emphasis"><text:span text:style-name="T1">Koersi (Coercion):</text:span></text:span><text:span text:style-name="T1"> Penggunaan paksaan, tekanan, ancaman, atau manipulasi (baik fisik maupun psikologis) untuk membuat seseorang melakukan sesuatu yang bertentangan dengan keinginannya sendiri. Persetujuan yang didapat melalui koersi dianggap tidak sah. </text:span></text:p>
              </text:list-item>
              <text:list-item>
                <text:p text:style-name="P358"><text:span text:style-name="Strong_20_Emphasis"><text:span text:style-name="T1">Kognisi Sosial:</text:span></text:span><text:span text:style-name="T1"> Semua proses mental yang kita gunakan untuk memahami dunia sosial di sekitar kita, termasuk cara kita mempersepsikan diri sendiri dan orang lain, memahami niat dan emosi orang lain (empati, Theory of Mind), membentuk prasangka, dan berinteraksi dalam kelompok. </text:span></text:p>
              </text:list-item>
              <text:list-item>
                <text:p text:style-name="P358"><text:span text:style-name="Strong_20_Emphasis"><text:span text:style-name="T1">Kognitif:</text:span></text:span><text:span text:style-name="T1"> Berkaitan dengan proses mental berpikir, seperti persepsi, perhatian, memori, bahasa, belajar, penalaran, pemecahan masalah, dan pengambilan keputusan. </text:span></text:p>
              </text:list-item>
              <text:list-item>
                <text:p text:style-name="P358"><text:span text:style-name="Strong_20_Emphasis"><text:span text:style-name="T1">Komorbiditas:</text:span></text:span><text:span text:style-name="T1"> Keberadaan dua atau lebih penyakit, gangguan, atau kondisi medis yang berbeda pada orang yang sama secara bersamaan. </text:span></text:p>
              </text:list-item>
              <text:list-item>
                <text:p text:style-name="P358"><text:span text:style-name="Strong_20_Emphasis"><text:span text:style-name="T1">Konformitas:</text:span></text:span><text:span text:style-name="T1"> Kecenderungan untuk menyesuaikan sikap, keyakinan, atau perilaku agar sesuai dengan norma atau tekanan dari kelompok sosial mayoritas. </text:span></text:p>
              </text:list-item>
              <text:list-item>
                <text:p text:style-name="P358"><text:span text:style-name="Strong_20_Emphasis"><text:span text:style-name="T1">Konektivitas Otak:</text:span></text:span><text:span text:style-name="T1"> Tingkat dan pola hubungan fungsional </text:span><text:soft-page-break/><text:span text:style-name="T1">(bagaimana area otak berkomunikasi) atau struktural (bagaimana area otak terhubung secara fisik melalui serabut saraf) di dalam otak. </text:span></text:p>
              </text:list-item>
              <text:list-item>
                <text:p text:style-name="P358"><text:span text:style-name="Strong_20_Emphasis"><text:span text:style-name="T1">Korteks Prefrontal (PFC - Prefrontal Cortex):</text:span></text:span><text:span text:style-name="T1"> Bagian paling depan dari lobus frontal otak besar. Dianggap sebagai 'CEO' atau 'pusat kendali eksekutif' otak, bertanggung jawab atas fungsi kognitif tingkat tinggi yang paling kompleks, termasuk perencanaan jangka panjang, pengambilan keputusan rasional, penimbangan risiko dan manfaat, kontrol impuls (menahan diri), memori kerja, perhatian terfokus, pemecahan masalah kompleks, pemahaman aturan sosial, dan aspek-aspek kepribadian. Kerusakan atau disfungsi PFC sering dikaitkan dengan masalah perilaku dan pengambilan keputusan. Beberapa sub-bagiannya yang sering disebut: DLPFC (Dorsolateral PFC - terkait fungsi eksekutif &amp; memori kerja), OFC (Orbitofrontal Cortex - terkait penilaian reward &amp; emosi sosial), vmPFC (Ventromedial PFC - terkait pengambilan keputusan emosional &amp; moral), mPFC (Medial PFC - terkait kognisi sosial &amp; self-reflection), ACC (Anterior Cingulate Cortex - terkait deteksi konflik, regulasi emosi &amp; motivasi). </text:span></text:p>
              </text:list-item>
              <text:list-item>
                <text:p text:style-name="P358"><text:span text:style-name="Strong_20_Emphasis"><text:span text:style-name="T1">Kriminalitas:</text:span></text:span><text:span text:style-name="T1"> Perilaku atau tindakan yang secara hukum didefinisikan sebagai kejahatan dan dapat dikenai sanksi pidana oleh negara. </text:span></text:p>
              </text:list-item>
              <text:list-item>
                <text:p text:style-name="P358"><text:span text:style-name="Strong_20_Emphasis"><text:span text:style-name="T1">LTD (Long-Term Depression):</text:span></text:span><text:span text:style-name="T1"> Mekanisme neuroplastisitas di mana kekuatan koneksi sinaptik </text:span><text:span text:style-name="Emphasis"><text:span text:style-name="T1">melemah</text:span></text:span><text:span text:style-name="T1"> secara bertahan lama akibat pola aktivitas tertentu. Penting untuk proses 'melupakan' atau fleksibilitas belajar. Kebalikan dari LTP. </text:span></text:p>
              </text:list-item>
              <text:list-item>
                <text:p text:style-name="P358"><text:span text:style-name="Strong_20_Emphasis"><text:span text:style-name="T1">LTP (Long-Term Potentiation):</text:span></text:span><text:span text:style-name="T1"> Mekanisme neuroplastisitas kunci di mana kekuatan koneksi sinaptik </text:span><text:span text:style-name="Emphasis"><text:span text:style-name="T1">menguat</text:span></text:span><text:span text:style-name="T1"> secara bertahan lama setelah adanya stimulasi berulang yang intens. Dianggap sebagai dasar seluler utama untuk proses belajar dan pembentukan memori di otak. </text:span></text:p>
              </text:list-item>
              <text:list-item>
                <text:p text:style-name="P358"><text:span text:style-name="Strong_20_Emphasis"><text:span text:style-name="T1">Mens Rea:</text:span></text:span><text:span text:style-name="T1"> Istilah hukum dari bahasa Latin yang berarti "pikiran bersalah". Merujuk pada kondisi mental atau niat jahat (kesengajaan, kelalaian, kesadaran akan kesalahan) yang harus ada pada diri pelaku saat melakukan tindak pidana agar ia bisa dianggap bertanggung jawab secara pidana (kecuali untuk beberapa jenis pelanggaran). </text:span></text:p>
              </text:list-item>
              <text:list-item>
                <text:p text:style-name="P358"><text:soft-page-break/><text:span text:style-name="Strong_20_Emphasis"><text:span text:style-name="T1">Metafora:</text:span></text:span><text:span text:style-name="T1"> Gaya bahasa yang menggunakan kata atau ungkapan kiasan untuk menggambarkan suatu hal dengan membandingkannya pada hal lain yang memiliki kemiripan sifat, bukan dalam arti sebenarnya. </text:span></text:p>
              </text:list-item>
              <text:list-item>
                <text:p text:style-name="P358"><text:span text:style-name="Strong_20_Emphasis"><text:span text:style-name="T1">Modulasi:</text:span></text:span><text:span text:style-name="T1"> Proses mengatur atau menyesuaikan tingkat atau intensitas sesuatu. Dalam neuroscience, sering merujuk pada bagaimana neurotransmitter atau intervensi lain bisa mengubah 'kesiagaan' atau cara neuron merespons sinyal lain, tanpa harus langsung memicu atau menghambatnya. </text:span></text:p>
              </text:list-item>
              <text:list-item>
                <text:p text:style-name="P358"><text:span text:style-name="Strong_20_Emphasis"><text:span text:style-name="T1">Mood Stabilizer:</text:span></text:span><text:span text:style-name="T1"> Jenis obat psikotropika yang digunakan untuk mencegah atau mengendalikan perubahan mood yang ekstrem (dari depresi ke mania), terutama pada pasien dengan gangguan bipolar. </text:span></text:p>
              </text:list-item>
              <text:list-item>
                <text:p text:style-name="P358"><text:span text:style-name="Strong_20_Emphasis"><text:span text:style-name="T1">Neuro-Rehabilitasi:</text:span></text:span><text:span text:style-name="T1"> Istilah (seringkali masih dalam konteks riset atau masa depan) yang merujuk pada pendekatan rehabilitasi (pemulihan fungsi) yang secara khusus menargetkan sistem saraf (otak) itu sendiri, menggunakan prinsip-prinsip dan teknologi neuroscience untuk mendorong pemulihan atau perubahan. Dalam konteks buku ini, difokuskan pada potensi aplikasi untuk perilaku kriminal. </text:span></text:p>
              </text:list-item>
              <text:list-item>
                <text:p text:style-name="P358"><text:span text:style-name="Strong_20_Emphasis"><text:span text:style-name="T1">Neurofarmakologi:</text:span></text:span><text:span text:style-name="T1"> Cabang ilmu farmakologi yang secara khusus mempelajari tentang bagaimana obat-obatan berinteraksi dengan dan memengaruhi fungsi sistem saraf, termasuk otak, serta dampaknya pada perilaku, kognisi, dan emosi. </text:span></text:p>
              </text:list-item>
              <text:list-item>
                <text:p text:style-name="P358"><text:span text:style-name="Strong_20_Emphasis"><text:span text:style-name="T1">Neurofeedback:</text:span></text:span><text:span text:style-name="T1"> Teknik terapi atau pelatihan otak (sejenis biofeedback) di mana seseorang belajar untuk secara sadar mengubah pola aktivitas otaknya sendiri (biasanya diukur dengan EEG) dengan mendapatkan umpan balik (visual atau auditori) secara real-time tentang aktivitas otaknya tersebut. </text:span></text:p>
              </text:list-item>
              <text:list-item>
                <text:p text:style-name="P358"><text:span text:style-name="Strong_20_Emphasis"><text:span text:style-name="T1">Neurogenesis:</text:span></text:span><text:span text:style-name="T1"> Proses pembentukan sel saraf (neuron) baru dari sel induk saraf. Meskipun paling aktif saat perkembangan janin dan bayi, neurogenesis diketahui masih terus terjadi (dalam skala terbatas) di beberapa area otak dewasa, seperti hipokampus. </text:span></text:p>
              </text:list-item>
              <text:list-item>
                <text:p text:style-name="P358"><text:span text:style-name="Strong_20_Emphasis"><text:span text:style-name="T1">Neurolaw:</text:span></text:span><text:span text:style-name="T1"> Bidang studi interdisipliner yang baru dan berkembang pesat, yang mengkaji implikasi temuan-temuan neuroscience (tentang otak, pikiran, perilaku) bagi sistem hukum, kebijakan publik, dan konsep-konsep hukum fundamental (seperti tanggung jawab, </text:span><text:soft-page-break/><text:span text:style-name="T1">niat, hukuman). </text:span></text:p>
              </text:list-item>
              <text:list-item>
                <text:p text:style-name="P358"><text:span text:style-name="Strong_20_Emphasis"><text:span text:style-name="T1">Neuron:</text:span></text:span><text:span text:style-name="T1"> Sel saraf. Unit fungsional dasar dari sistem saraf yang terspesialisasi untuk menerima, memproses, dan mengirimkan informasi ke sel lain (neuron, otot, atau kelenjar) melalui sinyal listrik (potensial aksi) dan kimia (neurotransmitter). </text:span></text:p>
              </text:list-item>
              <text:list-item>
                <text:p text:style-name="P358"><text:span text:style-name="Strong_20_Emphasis"><text:span text:style-name="T1">Neuroplastisitas:</text:span></text:span><text:span text:style-name="T1"> Kemampuan luar biasa otak untuk mengubah struktur fisiknya (misal: koneksi antar neuron) dan fungsi kerjanya sepanjang hidup, sebagai respons terhadap pembelajaran, pengalaman, lingkungan, cedera, atau intervensi. Dasar dari belajar, memori, adaptasi, dan pemulihan. Sering disebut 'kelenturan' otak. </text:span></text:p>
              </text:list-item>
              <text:list-item>
                <text:p text:style-name="P358"><text:span text:style-name="Strong_20_Emphasis"><text:span text:style-name="T1">Neuropsikologi:</text:span></text:span><text:span text:style-name="T1"> Cabang ilmu psikologi yang fokus mempelajari hubungan antara struktur dan fungsi otak dengan proses kognitif (berpikir, mengingat, belajar, bahasa) dan perilaku manusia. Asesmen neuropsikologis sering digunakan untuk mendeteksi dampak cedera atau penyakit otak. </text:span></text:p>
              </text:list-item>
              <text:list-item>
                <text:p text:style-name="P358"><text:span text:style-name="Strong_20_Emphasis"><text:span text:style-name="T1">Neuroscience (Ilmu Saraf):</text:span></text:span><text:span text:style-name="T1"> Bidang ilmu yang sangat luas dan interdisipliner yang didedikasikan untuk mempelajari sistem saraf dalam segala aspeknya – mulai dari struktur molekuler dan seluler, perkembangan, fungsi sirkuit, hingga hubungannya dengan kognisi, emosi, dan perilaku. </text:span></text:p>
              </text:list-item>
              <text:list-item>
                <text:p text:style-name="P358"><text:span text:style-name="Strong_20_Emphasis"><text:span text:style-name="T1">Neurostimulator:</text:span></text:span><text:span text:style-name="T1"> Perangkat elektronik medis (seringkali ditanam di dalam tubuh, seperti pada DBS) yang dirancang untuk menghasilkan dan mengirimkan denyut listrik terkontrol ke saraf atau area otak tertentu untuk tujuan terapeutik (mengobati penyakit) atau riset. </text:span></text:p>
              </text:list-item>
              <text:list-item>
                <text:p text:style-name="P358"><text:span text:style-name="Strong_20_Emphasis"><text:span text:style-name="T1">Neuroteknologi:</text:span></text:span><text:span text:style-name="T1"> Segala macam teknologi (alat, metode, perangkat lunak) yang dikembangkan untuk berinteraksi dengan sistem saraf, baik untuk tujuan memahami, mengukur, memonitor, memengaruhi, memperbaiki, atau bahkan meningkatkan fungsi otak dan saraf. </text:span></text:p>
              </text:list-item>
              <text:list-item>
                <text:p text:style-name="P358"><text:span text:style-name="Strong_20_Emphasis"><text:span text:style-name="T1">Neurotransmitter:</text:span></text:span><text:span text:style-name="T1"> Zat kimia endogen (diproduksi oleh tubuh sendiri) yang berfungsi sebagai 'kurir' atau pembawa pesan antar neuron. Dilepaskan oleh satu neuron di sinaps, menyeberangi celah sinaptik, dan menempel pada reseptor di neuron berikutnya untuk meneruskan atau menghambat sinyal. Contoh: Dopamin, Serotonin, GABA, Glutamat. </text:span></text:p>
              </text:list-item>
              <text:list-item>
                <text:p text:style-name="P358"><text:span text:style-name="Strong_20_Emphasis"><text:span text:style-name="T1">Non-invasif:</text:span></text:span><text:span text:style-name="T1"> Istilah medis untuk prosedur atau teknologi yang dilakukan dari luar tubuh, tanpa perlu memotong kulit, memasukkan </text:span><text:soft-page-break/><text:span text:style-name="T1">alat ke dalam tubuh, atau merusak jaringan. Kebalikan dari invasif. </text:span></text:p>
              </text:list-item>
              <text:list-item>
                <text:p text:style-name="P358"><text:span text:style-name="Strong_20_Emphasis"><text:span text:style-name="T1">Nukleus Akumbens (Nucleus Accumbens):</text:span></text:span><text:span text:style-name="T1"> Struktur penting di dalam sistem reward otak (bagian dari ganglia basalis), kaya akan reseptor dopamin. Berperan sentral dalam memproses rasa senang, motivasi, pembelajaran reward, dan juga terlibat dalam mekanisme kecanduan. </text:span></text:p>
              </text:list-item>
              <text:list-item>
                <text:p text:style-name="P358"><text:span text:style-name="Strong_20_Emphasis"><text:span text:style-name="T1">Otentisitas:</text:span></text:span><text:span text:style-name="T1"> Lihat Autentisitas. </text:span></text:p>
              </text:list-item>
              <text:list-item>
                <text:p text:style-name="P358"><text:span text:style-name="Strong_20_Emphasis"><text:span text:style-name="T1">Overcrowding (Kelebihan Kapasitas):</text:span></text:span><text:span text:style-name="T1"> Kondisi di mana jumlah penghuni suatu fasilitas (seperti penjara, sekolah, atau rumah sakit) melebihi kapasitas atau daya tampung idealnya, seringkali menimbulkan masalah sanitasi, keamanan, dan penurunan kualitas layanan. </text:span></text:p>
              </text:list-item>
              <text:list-item>
                <text:p text:style-name="P358"><text:span text:style-name="Strong_20_Emphasis"><text:span text:style-name="T1">PFC:</text:span></text:span><text:span text:style-name="T1"> Lihat Korteks Prefrontal. </text:span></text:p>
              </text:list-item>
              <text:list-item>
                <text:p text:style-name="P358"><text:span text:style-name="Strong_20_Emphasis"><text:span text:style-name="T1">Pleiotropi:</text:span></text:span><text:span text:style-name="T1"> Istilah biologi (terutama genetika) yang merujuk pada fenomena di mana satu gen tunggal dapat memengaruhi banyak sifat atau karakteristik fenotipik yang berbeda dan tampak tidak berhubungan. Dalam konteks otak, bisa juga merujuk pada satu area/sirkuit yang terlibat dalam banyak fungsi berbeda. </text:span></text:p>
              </text:list-item>
              <text:list-item>
                <text:p text:style-name="P358"><text:span text:style-name="Strong_20_Emphasis"><text:span text:style-name="T1">Post-humanisme:</text:span></text:span><text:span text:style-name="T1"> Aliran pemikiran filosofis dan budaya yang mempertanyakan konsep 'manusia' tradisional dan mengeksplorasi kemungkinan kondisi masa depan di mana manusia secara fundamental mengubah dirinya sendiri atau menyatu dengan teknologi (menjadi 'setelah manusia'). </text:span></text:p>
              </text:list-item>
              <text:list-item>
                <text:p text:style-name="P358"><text:span text:style-name="Strong_20_Emphasis"><text:span text:style-name="T1">Potensial Aksi (Action Potential / Impuls Saraf):</text:span></text:span><text:span text:style-name="T1"> Ledakan singkat aktivitas listrik yang berjalan cepat di sepanjang membran sel saraf (akson). Ini adalah cara dasar neuron mengirimkan sinyal jarak jauh dalam sistem saraf. Ibarat 'percikan listrik' pembawa informasi. </text:span></text:p>
              </text:list-item>
              <text:list-item>
                <text:p text:style-name="P358"><text:span text:style-name="Strong_20_Emphasis"><text:span text:style-name="T1">Presisi:</text:span></text:span><text:span text:style-name="T1"> Tingkat ketepatan, keakuratan, atau kekhususan. Dalam konteks N-Rehab, merujuk pada kemampuan intervensi untuk mengenai target biologis yang diinginkan dengan sangat tepat dan minimal efek ke area lain. </text:span></text:p>
              </text:list-item>
              <text:list-item>
                <text:p text:style-name="P358"><text:span text:style-name="Strong_20_Emphasis"><text:span text:style-name="T1">Pruning (Pemangkasan Sinaptik):</text:span></text:span><text:span text:style-name="T1"> Proses eliminasi atau penghilangan koneksi sinaptik yang berlebih, lemah, atau jarang digunakan selama perkembangan otak (terutama masa remaja) dan juga pada otak dewasa. Bertujuan membuat jaringan saraf lebih efisien. Bagian dari neuroplastisitas. </text:span></text:p>
              </text:list-item>
              <text:list-item>
                <text:p text:style-name="P358"><text:soft-page-break/><text:span text:style-name="Strong_20_Emphasis"><text:span text:style-name="T1">Psikopati:</text:span></text:span><text:span text:style-name="T1"> Gangguan kepribadian serius yang ditandai dengan pola perilaku antisosial yang persisten, kurangnya empati atau penyesalan yang mendalam, sifat menipu dan manipulatif, impulsivitas, dan seringkali pesona superfisial. Sulit diobati. </text:span></text:p>
              </text:list-item>
              <text:list-item>
                <text:p text:style-name="P358"><text:span text:style-name="Strong_20_Emphasis"><text:span text:style-name="T1">Psikotropika:</text:span></text:span><text:span text:style-name="T1"> Kelas obat-obatan yang memiliki efek utama pada fungsi otak, sehingga dapat mengubah persepsi, mood, kesadaran, kognisi, atau perilaku. Termasuk antidepresan, antipsikotik, obat cemas, stimulan, halusinogen, dll. </text:span></text:p>
              </text:list-item>
              <text:list-item>
                <text:p text:style-name="P358"><text:span text:style-name="Strong_20_Emphasis"><text:span text:style-name="T1">Rehabilitasi:</text:span></text:span><text:span text:style-name="T1"> Proses pemulihan atau pemulangan fungsi. Dalam konteks medis, bisa berarti pemulihan dari cedera atau penyakit. Dalam konteks hukum/sosial, sering merujuk pada upaya membantu pelaku kejahatan atau pecandu untuk berubah perilaku dan kembali berfungsi secara positif di masyarakat. </text:span></text:p>
              </text:list-item>
              <text:list-item>
                <text:p text:style-name="P358"><text:span text:style-name="Strong_20_Emphasis"><text:span text:style-name="T1">Reseptor:</text:span></text:span><text:span text:style-name="T1"> Molekul protein (biasanya di permukaan sel atau di dalam sel) yang bertindak sebagai 'situs pengikatan' atau 'gembok' spesifik untuk molekul sinyal tertentu ('kunci' seperti neurotransmitter, hormon, atau obat). Pengikatan ini memicu respons di dalam sel. </text:span></text:p>
              </text:list-item>
              <text:list-item>
                <text:p text:style-name="P358"><text:span text:style-name="Strong_20_Emphasis"><text:span text:style-name="T1">Residivisme:</text:span></text:span><text:span text:style-name="T1"> Tingkat kekambuhan; istilah yang sering dipakai dalam kriminologi untuk merujuk pada kecenderungan mantan narapidana untuk kembali melakukan tindak kejahatan setelah dibebaskan dari penjara atau menyelesaikan program rehabilitasi. </text:span></text:p>
              </text:list-item>
              <text:list-item>
                <text:p text:style-name="P358"><text:span text:style-name="Strong_20_Emphasis"><text:span text:style-name="T1">Resolusi Spasial:</text:span></text:span><text:span text:style-name="T1"> Ukuran kemampuan suatu teknik pencitraan (imaging) untuk membedakan dua titik yang berdekatan dalam ruang. Semakin tinggi resolusi spasial, semakin detail atau 'tajam' gambar yang dihasilkan. </text:span></text:p>
              </text:list-item>
              <text:list-item>
                <text:p text:style-name="P358"><text:span text:style-name="Strong_20_Emphasis"><text:span text:style-name="T1">Resolusi Temporal:</text:span></text:span><text:span text:style-name="T1"> Ukuran kemampuan suatu teknik pencitraan atau pengukuran untuk mendeteksi perubahan yang terjadi seiring waktu. Semakin tinggi resolusi temporal, semakin cepat perubahan yang bisa ditangkap (misal: EEG punya resolusi temporal sangat tinggi, fMRI lebih lambat). </text:span></text:p>
              </text:list-item>
              <text:list-item>
                <text:p text:style-name="P358"><text:span text:style-name="Strong_20_Emphasis"><text:span text:style-name="T1">Retribusi:</text:span></text:span><text:span text:style-name="T1"> Salah satu dari empat teori atau tujuan utama pemidanaan. Fokus pada pemberian hukuman yang dianggap 'setimpal' atau 'pantas' sebagai balasan atas kesalahan atau kejahatan yang telah dilakukan oleh pelaku. Berorientasi pada keadilan di masa lalu. </text:span></text:p>
              </text:list-item>
              <text:list-item>
                <text:p text:style-name="P358"><text:span text:style-name="Strong_20_Emphasis"><text:span text:style-name="T1">Reward (Penghargaan):</text:span></text:span><text:span text:style-name="T1"> Stimulus atau pengalaman yang </text:span><text:soft-page-break/><text:span text:style-name="T1">menghasilkan perasaan senang atau puas, yang cenderung meningkatkan kemungkinan perilaku yang mendahuluinya akan diulangi. Otak memiliki sistem reward internal yang kompleks. </text:span></text:p>
              </text:list-item>
              <text:list-item>
                <text:p text:style-name="P358"><text:span text:style-name="Strong_20_Emphasis"><text:span text:style-name="T1">rTMS (repetitive TMS):</text:span></text:span><text:span text:style-name="T1"> Lihat TMS. </text:span></text:p>
              </text:list-item>
              <text:list-item>
                <text:p text:style-name="P358"><text:span text:style-name="Strong_20_Emphasis"><text:span text:style-name="T1">Sawar Darah Otak (Blood-Brain Barrier - BBB):</text:span></text:span><text:span text:style-name="T1"> Lapisan sel endotel khusus yang sangat rapat melapisi pembuluh darah kapiler di otak. Fungsinya sebagai 'filter' atau 'gerbang tol' selektif yang melindungi otak dari zat-zat berbahaya atau fluktuasi kimiawi dalam darah, tapi juga menyulitkan obat untuk masuk ke otak. </text:span></text:p>
              </text:list-item>
              <text:list-item>
                <text:p text:style-name="P358"><text:span text:style-name="Strong_20_Emphasis"><text:span text:style-name="T1">Serabut Putih (White Matter):</text:span></text:span><text:span text:style-name="T1"> Bagian dari otak dan sumsum tulang belakang yang warnanya tampak lebih putih karena kaya akan akson neuron yang diselubungi mielin (lapisan lemak). Berfungsi sebagai 'jaringan kabel' atau jalur komunikasi jarak jauh antar area abu-abu (grey matter) di otak. </text:span></text:p>
              </text:list-item>
              <text:list-item>
                <text:p text:style-name="P358"><text:span text:style-name="Strong_20_Emphasis"><text:span text:style-name="T1">Serotonin (5-HT):</text:span></text:span><text:span text:style-name="T1"> Neurotransmitter penting yang terlibat dalam banyak fungsi, termasuk regulasi mood (perasaan senang, tenang), tidur, nafsu makan, memori, pembelajaran, suhu tubuh, dan juga </text:span><text:span text:style-name="Strong_20_Emphasis"><text:span text:style-name="T1">kontrol impuls</text:span></text:span><text:span text:style-name="T1"> serta agresi. Banyak obat antidepresan (seperti SSRI) bekerja dengan meningkatkan kadar serotonin di otak. </text:span></text:p>
              </text:list-item>
              <text:list-item>
                <text:p text:style-name="P358"><text:span text:style-name="Strong_20_Emphasis"><text:span text:style-name="T1">Sinaps (Synapse):</text:span></text:span><text:span text:style-name="T1"> Struktur khusus tempat terjadinya komunikasi antara satu neuron dengan sel targetnya (neuron lain, sel otot, atau sel kelenjar). Meliputi ujung akson neuron pengirim, celah sinaptik (ruang mikroskopis), dan membran sel penerima yang mengandung reseptor. </text:span></text:p>
              </text:list-item>
              <text:list-item>
                <text:p text:style-name="P358"><text:span text:style-name="Strong_20_Emphasis"><text:span text:style-name="T1">Sirkuit Otak (Neural Circuit / Neural Network):</text:span></text:span><text:span text:style-name="T1"> Sekelompok neuron yang saling terhubung secara fungsional dan bekerja sama untuk memproses informasi atau menjalankan tugas tertentu (misal: sirkuit memori, sirkuit motorik, sirkuit emosi). </text:span></text:p>
              </text:list-item>
              <text:list-item>
                <text:p text:style-name="P358"><text:span text:style-name="Strong_20_Emphasis"><text:span text:style-name="T1">Sistem Hukum:</text:span></text:span><text:span text:style-name="T1"> Keseluruhan perangkat aturan (undang-undang, peraturan), lembaga penegak hukum (polisi, jaksa, pengadilan, lembaga pemasyarakatan), dan proses (penyelidikan, penuntutan, persidangan, pemidanaan) yang digunakan oleh suatu negara atau masyarakat untuk mengatur perilaku warganya, menyelesaikan sengketa, dan menangani pelanggaran hukum. </text:span></text:p>
              </text:list-item>
              <text:list-item>
                <text:p text:style-name="P358"><text:span text:style-name="Strong_20_Emphasis"><text:span text:style-name="T1">Sistem Limbik:</text:span></text:span><text:span text:style-name="T1"> Sekumpulan struktur otak yang saling terhubung (termasuk amigdala, hipokampus, hipotalamus, dll) yang terletak di </text:span><text:soft-page-break/><text:span text:style-name="T1">bagian dalam otak besar. Secara umum dianggap berperan penting dalam mengelola emosi, motivasi, memori, penciuman, dan perilaku dasar lainnya yang terkait dengan kelangsungan hidup dan insting. </text:span></text:p>
              </text:list-item>
              <text:list-item>
                <text:p text:style-name="P358"><text:span text:style-name="Strong_20_Emphasis"><text:span text:style-name="T1">Sistem Reward:</text:span></text:span><text:span text:style-name="T1"> Jaringan sirkuit di otak (melibatkan area seperti VTA, nukleus akumbens, dan PFC) yang menggunakan neurotransmitter dopamin untuk memproses rasa senang, motivasi, dan pembelajaran dari pengalaman yang memberikan 'hadiah' atau kepuasan. Sistem ini penting untuk kelangsungan hidup tapi juga rentan 'dibajak' oleh kecanduan. </text:span></text:p>
              </text:list-item>
              <text:list-item>
                <text:p text:style-name="P358"><text:span text:style-name="Strong_20_Emphasis"><text:span text:style-name="T1">Skalabilitas:</text:span></text:span><text:span text:style-name="T1"> Kemampuan suatu sistem, proses, atau teknologi untuk dapat ditingkatkan ukurannya, cakupannya, atau kapasitasnya secara efisien untuk menangani beban kerja atau permintaan yang lebih besar tanpa penurunan kinerja yang signifikan. </text:span></text:p>
              </text:list-item>
              <text:list-item>
                <text:p text:style-name="P358"><text:span text:style-name="Strong_20_Emphasis"><text:span text:style-name="T1">Spekulatif:</text:span></text:span><text:span text:style-name="T1"> Bersifat dugaan, perkiraan, atau hipotesis; belum didasarkan pada bukti fakta yang kuat atau kepastian. Sering digunakan untuk menggambarkan ide atau teknologi masa depan yang belum terwujud. </text:span></text:p>
              </text:list-item>
              <text:list-item>
                <text:p text:style-name="P358"><text:span text:style-name="Strong_20_Emphasis"><text:span text:style-name="T1">SSRI (Selective Serotonin Reuptake Inhibitor):</text:span></text:span><text:span text:style-name="T1"> Kelas obat antidepresan yang paling umum diresepkan saat ini. Cara kerjanya adalah menghambat secara selektif proses </text:span><text:span text:style-name="Emphasis"><text:span text:style-name="T1">reuptake</text:span></text:span><text:span text:style-name="T1"> (penyerapan kembali) serotonin di sinaps, sehingga kadar serotonin yang aktif di celah sinaps meningkat. </text:span></text:p>
              </text:list-item>
              <text:list-item>
                <text:p text:style-name="P358"><text:span text:style-name="Strong_20_Emphasis"><text:span text:style-name="T1">Stigma:</text:span></text:span><text:span text:style-name="T1"> Tanda, label, atau cap negatif yang kuat yang dilekatkan oleh masyarakat pada seseorang atau kelompok tertentu karena dianggap berbeda, menyimpang, atau memiliki kondisi/riwayat tertentu (misal: penyakit mental, mantan narapidana, kecacatan). Stigma seringkali menyebabkan diskriminasi dan pengucilan sosial. </text:span></text:p>
              </text:list-item>
              <text:list-item>
                <text:p text:style-name="P358"><text:span text:style-name="Strong_20_Emphasis"><text:span text:style-name="T1">Stimulan:</text:span></text:span><text:span text:style-name="T1"> Jenis obat yang meningkatkan kewaspadaan, perhatian, energi, dan aktivitas sistem saraf pusat. Sering digunakan secara medis untuk mengobati ADHD dan narkolepsi, tapi juga sering disalahgunakan karena efek euforianya (misal: amfetamin, kokain). </text:span></text:p>
              </text:list-item>
              <text:list-item>
                <text:p text:style-name="P358"><text:span text:style-name="Strong_20_Emphasis"><text:span text:style-name="T1">Stimulasi Otak Dalam (DBS - Deep Brain Stimulation):</text:span></text:span><text:span text:style-name="T1"> Prosedur bedah saraf invasif di mana elektroda ditanam secara permanen di area target jauh di dalam otak untuk mengirimkan stimulasi listrik terkontrol guna mengobati gangguan neurologis atau psikiatris tertentu (misal: Parkinson, OCD berat). </text:span></text:p>
              </text:list-item>
              <text:list-item>
                <text:p text:style-name="P358"><text:soft-page-break/><text:span text:style-name="Strong_20_Emphasis"><text:span text:style-name="T1">Stroke:</text:span></text:span><text:span text:style-name="T1"> Gangguan fungsi otak mendadak yang disebabkan oleh terhentinya aliran darah ke bagian otak (stroke iskemik karena sumbatan) atau pecahnya pembuluh darah di otak (stroke hemoragik karena pendarahan). Menyebabkan kematian sel saraf dan defisit neurologis. </text:span></text:p>
              </text:list-item>
              <text:list-item>
                <text:p text:style-name="P358"><text:span text:style-name="Strong_20_Emphasis"><text:span text:style-name="T1">Synaptogenesis:</text:span></text:span><text:span text:style-name="T1"> Proses biologis pembentukan koneksi sinaps baru antar neuron. Sangat aktif selama perkembangan otak, tapi juga terus terjadi (meskipun lebih lambat) di otak dewasa sebagai bagian dari neuroplastisitas, pembelajaran, dan memori. </text:span></text:p>
              </text:list-item>
              <text:list-item>
                <text:p text:style-name="P358"><text:span text:style-name="Strong_20_Emphasis"><text:span text:style-name="T1">Tanggung Jawab Moral:</text:span></text:span><text:span text:style-name="T1"> Konsep etika yang merujuk pada status seseorang sebagai agen yang dapat dimintai pertanggungjawaban secara moral (layak dipuji atau disalahkan) atas tindakan atau kelalaiannya, biasanya didasarkan pada asumsi adanya kehendak bebas dan kapasitas untuk memahami benar/salah. </text:span></text:p>
              </text:list-item>
              <text:list-item>
                <text:p text:style-name="P358"><text:span text:style-name="Strong_20_Emphasis"><text:span text:style-name="T1">TBI (Traumatic Brain Injury):</text:span></text:span><text:span text:style-name="T1"> Lihat Cedera Otak Traumatis. </text:span></text:p>
              </text:list-item>
              <text:list-item>
                <text:p text:style-name="P358"><text:span text:style-name="Strong_20_Emphasis"><text:span text:style-name="T1">tDCS (Transcranial Direct Current Stimulation):</text:span></text:span><text:span text:style-name="T1"> Teknik stimulasi otak non-invasif yang menggunakan arus listrik searah (DC) yang sangat lemah dialirkan melalui elektroda di kulit kepala untuk memodulasi (meningkatkan atau menurunkan) tingkat 'kesiagaan' atau eksitabilitas neuron di area otak yang luas di bawahnya. </text:span></text:p>
              </text:list-item>
              <text:list-item>
                <text:p text:style-name="P358"><text:span text:style-name="Strong_20_Emphasis"><text:span text:style-name="T1">Techno-fix Fallacy (Kekeliruan Solusi Teknologis):</text:span></text:span><text:span text:style-name="T1"> Kecenderungan atau keyakinan yang keliru bahwa setiap masalah sosial, lingkungan, atau bahkan personal yang kompleks dapat diselesaikan secara tuntas hanya dengan mengandalkan solusi teknologi baru, seringkali sambil mengabaikan akar penyebab masalah yang bersifat non-teknologis (sosial, ekonomi, politik, budaya). </text:span></text:p>
              </text:list-item>
              <text:list-item>
                <text:p text:style-name="P358"><text:span text:style-name="Strong_20_Emphasis"><text:span text:style-name="T1">Teknologi:</text:span></text:span><text:span text:style-name="T1"> Penerapan pengetahuan ilmiah untuk tujuan praktis, biasanya menghasilkan alat, mesin, sistem, atau metode baru untuk memecahkan masalah atau mempermudah kehidupan. </text:span></text:p>
              </text:list-item>
              <text:list-item>
                <text:p text:style-name="P358"><text:span text:style-name="Strong_20_Emphasis"><text:span text:style-name="T1">Teori Pikiran (Theory of Mind - ToM):</text:span></text:span><text:span text:style-name="T1"> Kemampuan kognitif fundamental untuk menyadari dan memahami bahwa orang lain memiliki keadaan mentalnya sendiri (pikiran, keyakinan, keinginan, niat, perasaan) yang mungkin berbeda dari keadaan mental kita sendiri, dan menggunakan pemahaman ini untuk menjelaskan atau memprediksi perilaku mereka. Sangat penting untuk interaksi sosial </text:span><text:soft-page-break/><text:span text:style-name="T1">yang kompleks dan empati. </text:span></text:p>
              </text:list-item>
              <text:list-item>
                <text:p text:style-name="P358"><text:span text:style-name="Strong_20_Emphasis"><text:span text:style-name="T1">Terapi:</text:span></text:span><text:span text:style-name="T1"> Pengobatan atau perawatan yang bertujuan untuk menyembuhkan atau meredakan penyakit, cedera, atau masalah (fisik maupun mental). Psikoterapi adalah terapi untuk masalah mental/emosional melalui interaksi verbal dan psikologis dengan terapis. </text:span></text:p>
              </text:list-item>
              <text:list-item>
                <text:p text:style-name="P358"><text:span text:style-name="Strong_20_Emphasis"><text:span text:style-name="T1">Terapi Perilaku Kognitif (CBT - Cognitive Behavioral Therapy):</text:span></text:span><text:span text:style-name="T1"> Jenis psikoterapi terstruktur dan berorientasi pada tujuan yang sangat populer dan terbukti efektif untuk berbagai masalah (depresi, kecemasan, dll). Fokusnya adalah membantu pasien mengidentifikasi dan mengubah pola pikir (kognisi) dan pola perilaku (behavior) negatif atau maladaptif yang mendasari masalah mereka, serta belajar keterampilan koping baru. </text:span></text:p>
              </text:list-item>
              <text:list-item>
                <text:p text:style-name="P358"><text:span text:style-name="Strong_20_Emphasis"><text:span text:style-name="T1">Therapeutic Community (TC):</text:span></text:span><text:span text:style-name="T1"> Model program rehabilitasi residensial (peserta tinggal di tempat), terutama untuk kecanduan narkoba atau masalah perilaku serius lainnya. Menekankan kehidupan komunal yang terstruktur, aturan ketat, tekanan positif dari sesama penghuni (peer pressure), konfrontasi, dan belajar tanggung jawab sosial sebagai agen perubahan utama. </text:span></text:p>
              </text:list-item>
              <text:list-item>
                <text:p text:style-name="P358"><text:span text:style-name="Strong_20_Emphasis"><text:span text:style-name="T1">TMS (Transcranial Magnetic Stimulation):</text:span></text:span><text:span text:style-name="T1"> Teknik stimulasi otak non-invasif yang menggunakan koil elektromagnetik yang ditempatkan di atas kulit kepala untuk menghasilkan denyut medan magnet kuat yang singkat. Medan magnet ini menembus tengkorak dan menginduksi arus listrik kecil di area korteks otak di bawahnya, cukup untuk memicu atau menghambat aktivitas neuron secara langsung. </text:span><text:span text:style-name="Strong_20_Emphasis"><text:span text:style-name="T1">rTMS (repetitive TMS)</text:span></text:span><text:span text:style-name="T1"> adalah aplikasi TMS yang memberikan denyut secara berulang dalam pola tertentu untuk menghasilkan efek terapeutik yang lebih tahan lama, sering dipakai untuk depresi. </text:span></text:p>
              </text:list-item>
              <text:list-item>
                <text:p text:style-name="P358"><text:span text:style-name="Strong_20_Emphasis"><text:span text:style-name="T1">Transhumanisme:</text:span></text:span><text:span text:style-name="T1"> Gerakan filosofis dan budaya yang mempromosikan kemungkinan dan keinginan untuk mentransformasi kondisi manusia secara fundamental dengan mengembangkan dan menggunakan teknologi canggih (seperti rekayasa genetika, nanoteknologi, AI, neuroteknologi) untuk meningkatkan kemampuan intelektual, fisik, atau psikologis manusia melampaui batas biologis alaminya. </text:span></text:p>
              </text:list-item>
              <text:list-item>
                <text:p text:style-name="P358"><text:soft-page-break/><text:span text:style-name="Strong_20_Emphasis"><text:span text:style-name="T1">Trauma:</text:span></text:span><text:span text:style-name="T1"> Pengalaman atau peristiwa yang sangat menyakitkan, mengerikan, atau mengancam jiwa yang menyebabkan luka psikologis atau emosional mendalam pada seseorang. Dampak trauma bisa bertahan lama dan memengaruhi kesehatan mental serta perilaku. </text:span></text:p>
              </text:list-item>
              <text:list-item>
                <text:p text:style-name="P358"><text:span text:style-name="Strong_20_Emphasis"><text:span text:style-name="T1">Tremor Esensial:</text:span></text:span><text:span text:style-name="T1"> Gangguan neurologis yang paling umum menyebabkan tremor (gerakan gemetar ritmis yang tidak disadari), terutama pada tangan, kepala, atau suara, yang biasanya memburuk saat melakukan gerakan atau mencoba menahan posisi. Penyebab pastinya belum diketahui. </text:span></text:p>
              </text:list-item>
              <text:list-item>
                <text:p text:style-name="P358"><text:span text:style-name="Strong_20_Emphasis"><text:span text:style-name="T1">Trial-and-error:</text:span></text:span><text:span text:style-name="T1"> Metode pemecahan masalah atau pembelajaran yang melibatkan mencoba berbagai solusi atau pendekatan secara berulang, belajar dari kegagalan, sampai akhirnya menemukan cara yang berhasil. Sering terjadi dalam proses mencari pengobatan yang efektif untuk individu. </text:span></text:p>
              </text:list-item>
              <text:list-item>
                <text:p text:style-name="P358"><text:span text:style-name="Strong_20_Emphasis"><text:span text:style-name="T1">Utopia:</text:span></text:span><text:span text:style-name="T1"> Konsep tentang masyarakat atau tempat imajiner yang dianggap sempurna dalam segala aspeknya – hukum, pemerintahan, kondisi sosial, dll. Cita-cita ideal yang mungkin sulit atau tidak mungkin dicapai di dunia nyata. Kebalikan dari distopia. </text:span></text:p>
              </text:list-item>
              <text:list-item>
                <text:p text:style-name="P358"><text:span text:style-name="Strong_20_Emphasis"><text:span text:style-name="T1">Vandalisme:</text:span></text:span><text:span text:style-name="T1"> Tindakan sengaja merusak, menghancurkan, atau mencoret-coret properti milik publik atau orang lain tanpa izin. </text:span></text:p>
              </text:list-item>
              <text:list-item>
                <text:p text:style-name="P358"><text:span text:style-name="Strong_20_Emphasis"><text:span text:style-name="T1">Variabilitas Individu:</text:span></text:span><text:span text:style-name="T1"> Adanya perbedaan atau keragaman antar individu dalam suatu populasi dalam hal karakteristik fisik, biologis, psikologis, atau respons terhadap suatu stimulus atau intervensi. </text:span></text:p>
              </text:list-item>
              <text:list-item>
                <text:p text:style-name="P358"><text:span text:style-name="Strong_20_Emphasis"><text:span text:style-name="T1">Virtual Reality (VR):</text:span></text:span><text:span text:style-name="T1"> Teknologi yang menggunakan perangkat (seperti headset dan sarung tangan sensor) untuk menciptakan lingkungan digital tiga dimensi yang sepenuhnya imersif, memungkinkan pengguna merasa seolah-olah berada dan berinteraksi di dalam dunia virtual tersebut. </text:span></text:p>
              </text:list-item>
              <text:list-item>
                <text:p text:style-name="P175"><text:span text:style-name="Strong_20_Emphasis"><text:span text:style-name="T1">Vokasional:</text:span></text:span><text:span text:style-name="T1"> Berkaitan dengan pekerjaan, kejuruan, atau keterampilan khusus yang dibutuhkan untuk suatu profesi atau bidang kerja tertentu. Pelatihan vokasional bertujuan memberikan keterampilan siap kerja. </text:span></text:p>
              </text:list-item>
            </text:list>
            <text:p text:style-name="P407"/>
            <text:p text:style-name="P184">Semoga glosarium ini bermanfaat untuk memperjelas istilah-istilah kunci <text:soft-page-break/>dalam buku Anda!</text:p>
          </text:section>
          <text:section text:style-name="Sect1" text:name="feedback-form-67">
            <text:p text:style-name="P366"/>
          </text:section>
        </text:section>
        <text:section text:style-name="Sect1" text:name="6216963a9d82898a">
          <text:p text:style-name="P184"/>
          <text:section text:style-name="Sect1" text:name="user-query-content-68">
            <text:p text:style-name="P404">buat sumber bacaan </text:p>
          </text:section>
          <text:p text:style-name="P366">Tampilkan alur berpikir</text:p>
          <text:section text:style-name="Sect2" text:name="model-response-message-contentr_6216963a9d82898a">
            <text:p text:style-name="P184">Tentu, berikut adalah daftar sumber bacaan lanjut yang relevan dengan tema buku "The Neuro-Rehabilitation Revolution: Rewiring the Criminal Brain", disajikan agar sesuai untuk pembaca remaja (13-20 tahun). Daftar ini mencakup buku, artikel/website, dan video/dokumenter untuk variasi cara belajar.</text:p>
            <text:p text:style-name="P407"/>
            <text:p text:style-name="Text_20_body"><text:span text:style-name="Strong_20_Emphasis"><text:span text:style-name="T1">Sumber Bacaan Lanjut</text:span></text:span></text:p>
            <text:p text:style-name="P184">Dunia neuroscience, etika, dan masa depan teknologi itu luas banget! Kalau kamu penasaran dan ingin menggali lebih dalam setelah membaca buku ini, sumber-sumber berikut bisa jadi titik awal yang menarik. Ingat, baca selalu dengan pikiran kritis ya!</text:p>
            <text:p text:style-name="Text_20_body"><text:span text:style-name="Strong_20_Emphasis"><text:span text:style-name="T1">Buku (Untuk Pemahaman Lebih Dalam):</text:span></text:span></text:p>
            <text:list xml:id="list7816773088894387913" text:style-name="L187">
              <text:list-item>
                <text:p text:style-name="P359"><text:span text:style-name="Strong_20_Emphasis"><text:span text:style-name="T1">Eagleman, David. </text:span></text:span><text:span text:style-name="Strong_20_Emphasis"><text:span text:style-name="Emphasis"><text:span text:style-name="T1">The Brain: The Story of You</text:span></text:span></text:span><text:span text:style-name="Strong_20_Emphasis"><text:span text:style-name="T1"> (atau terjemahan Indonesianya jika ada).</text:span></text:span><text:span text:style-name="T1"> </text:span></text:p>
                <text:list>
                  <text:list-item>
                    <text:p text:style-name="P400">Buku ini (juga ada serial TV-nya di PBS) adalah pengantar yang super seru dan visual tentang keajaiban otak kita. Dijelaskan dengan bahasa yang mudah dipahami dan banyak contoh menarik. Cocok banget buat mulai kenalan sama neuroscience. </text:p>
                  </text:list-item>
                </text:list>
              </text:list-item>
              <text:list-item>
                <text:p text:style-name="P359"><text:span text:style-name="Strong_20_Emphasis"><text:span text:style-name="T1">Eagleman, David. </text:span></text:span><text:span text:style-name="Strong_20_Emphasis"><text:span text:style-name="Emphasis"><text:span text:style-name="T1">Incognito: The Secret Lives of the Brain</text:span></text:span></text:span><text:span text:style-name="Strong_20_Emphasis"><text:span text:style-name="T1"> (atau </text:span></text:span><text:span text:style-name="Strong_20_Emphasis"><text:span text:style-name="Emphasis"><text:span text:style-name="T1">Incognito: Rahasia Kehidupan Otak</text:span></text:span></text:span><text:span text:style-name="Strong_20_Emphasis"><text:span text:style-name="T1">).</text:span></text:span><text:span text:style-name="T1"> </text:span></text:p>
                <text:list>
                  <text:list-item>
                    <text:p text:style-name="P359"><text:span text:style-name="T1">Sedikit lebih 'berat' dari </text:span><text:span text:style-name="Emphasis"><text:span text:style-name="T1">The Brain</text:span></text:span><text:span text:style-name="T1">, buku ini menjelajahi seberapa banyak sih aktivitas otak kita yang terjadi di bawah sadar dan gimana ini memengaruhi pilihan serta kehendak bebas kita. Relevan banget sama perdebatan di Bab 8! </text:span></text:p>
                  </text:list-item>
                </text:list>
              </text:list-item>
              <text:list-item>
                <text:p text:style-name="P359"><text:span text:style-name="Strong_20_Emphasis"><text:span text:style-name="T1">Sacks, Oliver. </text:span></text:span><text:span text:style-name="Strong_20_Emphasis"><text:span text:style-name="Emphasis"><text:span text:style-name="T1">The Man Who Mistook His Wife for a Hat</text:span></text:span></text:span><text:span text:style-name="Strong_20_Emphasis"><text:span text:style-name="T1"> (atau terjemahan Indonesianya, misal: </text:span></text:span><text:span text:style-name="Strong_20_Emphasis"><text:span text:style-name="Emphasis"><text:span text:style-name="T1">Pria yang Mengira Istrinya Sebuah Topi</text:span></text:span></text:span><text:span text:style-name="Strong_20_Emphasis"><text:span text:style-name="T1">).</text:span></text:span><text:span text:style-name="T1"> </text:span></text:p>
                <text:list>
                  <text:list-item>
                    <text:p text:style-name="P400"><text:soft-page-break/>Oliver Sacks adalah seorang neurolog yang jago banget cerita. Buku ini berisi kumpulan kisah nyata pasien-pasiennya dengan kondisi neurologis yang aneh dan unik. Membaca ini bisa bikin kita sadar betapa rapuh sekaligus luar biasanya kemampuan adaptasi (plastisitas) otak manusia. Disajikan dengan penuh empati. </text:p>
                  </text:list-item>
                </text:list>
              </text:list-item>
              <text:list-item>
                <text:p text:style-name="P359"><text:span text:style-name="Strong_20_Emphasis"><text:span text:style-name="T1">Gazzaniga, Michael S. </text:span></text:span><text:span text:style-name="Strong_20_Emphasis"><text:span text:style-name="Emphasis"><text:span text:style-name="T1">Who's in Charge?: Free Will and the Science of the Brain</text:span></text:span></text:span><text:span text:style-name="Strong_20_Emphasis"><text:span text:style-name="T1">.</text:span></text:span><text:span text:style-name="T1"> </text:span></text:p>
                <text:list>
                  <text:list-item>
                    <text:p text:style-name="P359"><text:span text:style-name="Strong_20_Emphasis"><text:span text:style-name="T1">(Untuk yang Suka Tantangan)</text:span></text:span><text:span text:style-name="T1"> Buku ini membahas perdebatan filosofis dan ilmiah tentang kehendak bebas dari sudut pandang neuroscience. Agak berat, tapi bagus banget buat mikirin ulang konsep tanggung jawab. </text:span></text:p>
                  </text:list-item>
                </text:list>
              </text:list-item>
              <text:list-item>
                <text:p text:style-name="P359"><text:span text:style-name="Strong_20_Emphasis"><text:span text:style-name="T1">Buku Fiksi Ilmiah (Untuk Refleksi &amp; Imajinasi):</text:span></text:span><text:span text:style-name="T1"> </text:span></text:p>
                <text:list>
                  <text:list-item>
                    <text:p text:style-name="P176"><text:span text:style-name="T1">Kadang, cara terbaik buat mikirin implikasi etis teknologi masa depan adalah lewat cerita fiksi. Novel-novel </text:span><text:span text:style-name="Emphasis"><text:span text:style-name="T1">Young Adult (YA)</text:span></text:span><text:span text:style-name="T1"> fiksi ilmiah sering mengangkat tema kontrol sosial, modifikasi tubuh/pikiran, dan pertanyaan tentang kemanusiaan. Coba deh cari novel seperti seri </text:span><text:span text:style-name="Strong_20_Emphasis"><text:span text:style-name="T1">Uglies</text:span></text:span><text:span text:style-name="T1"> karya Scott Westerfeld (tentang standar kecantikan paksaan) atau seri </text:span><text:span text:style-name="Strong_20_Emphasis"><text:span text:style-name="T1">Scythe</text:span></text:span><text:span text:style-name="T1"> karya Neal Shusterman (tentang masyarakat tanpa kematian alami dan kontrol populasi). Ini bisa jadi bahan diskusi seru! </text:span></text:p>
                  </text:list-item>
                </text:list>
              </text:list-item>
            </text:list>
            <text:p text:style-name="Text_20_body"><text:span text:style-name="Strong_20_Emphasis"><text:span text:style-name="T1">Artikel &amp; Website (Untuk Info Terkini &amp; Spesifik):</text:span></text:span></text:p>
            <text:list xml:id="list5726973135947326746" text:style-name="L188">
              <text:list-item>
                <text:p text:style-name="P360"><text:span text:style-name="Strong_20_Emphasis"><text:span text:style-name="T1">BrainFacts.org</text:span></text:span><text:span text:style-name="T1"> </text:span></text:p>
                <text:list>
                  <text:list-item>
                    <text:p text:style-name="P401">Website ini dikelola oleh Society for Neuroscience, organisasi ilmuwan saraf terbesar di dunia. Isinya banyak artikel penjelasan dasar tentang otak, penyakit otak, dan riset terbaru dalam bahasa Inggris yang relatif mudah dipahami. Sumber info yang kredibel. </text:p>
                  </text:list-item>
                </text:list>
              </text:list-item>
              <text:list-item>
                <text:p text:style-name="P360"><text:span text:style-name="Strong_20_Emphasis"><text:span text:style-name="T1">Scientific American Mind (Online)</text:span></text:span><text:span text:style-name="T1"> </text:span></text:p>
                <text:list>
                  <text:list-item>
                    <text:p text:style-name="P401">Majalah (ada versi online-nya) yang fokus pada psikologi, neuroscience, dan perilaku. Sering ada artikel mendalam tapi tetap populer tentang topik-topik seperti neuroplastisitas, pengambilan keputusan, bias kognitif, atau neuroetika. (Bahasa Inggris). </text:p>
                  </text:list-item>
                </text:list>
              </text:list-item>
              <text:list-item>
                <text:p text:style-name="P360"><text:span text:style-name="Strong_20_Emphasis"><text:span text:style-name="T1">Psychology Today (Online)</text:span></text:span><text:span text:style-name="T1"> </text:span></text:p>
                <text:list>
                  <text:list-item>
                    <text:p text:style-name="P401"><text:soft-page-break/>Banyak artikel tentang berbagai aspek psikologi, termasuk yang berkaitan dengan perilaku kriminal, terapi, dan kepribadian. Tapi hati-hati, kualitas artikelnya beragam, pilih yang ditulis oleh ahli atau merujuk pada riset. (Bahasa Inggris). </text:p>
                  </text:list-item>
                </text:list>
              </text:list-item>
              <text:list-item>
                <text:p text:style-name="P360"><text:span text:style-name="Strong_20_Emphasis"><text:span text:style-name="T1">National Geographic Indonesia (Majalah/Website)</text:span></text:span><text:span text:style-name="T1"> </text:span></text:p>
                <text:list>
                  <text:list-item>
                    <text:p text:style-name="P401">Seringkali memuat artikel-artikel menarik tentang penemuan sains terbaru, termasuk perkembangan dalam ilmu otak dan teknologi. Coba cari di arsip mereka. </text:p>
                  </text:list-item>
                </text:list>
              </text:list-item>
              <text:list-item>
                <text:p text:style-name="P360"><text:span text:style-name="Strong_20_Emphasis"><text:span text:style-name="T1">Knowable Magazine (Online)</text:span></text:span><text:span text:style-name="T1"> </text:span></text:p>
                <text:list>
                  <text:list-item>
                    <text:p text:style-name="P401">Menyajikan jurnalisme sains yang mendalam tapi ditulis dengan gaya yang mudah diakses tentang berbagai topik, termasuk biologi dan otak. (Bahasa Inggris). </text:p>
                  </text:list-item>
                </text:list>
              </text:list-item>
              <text:list-item>
                <text:p text:style-name="P360"><text:span text:style-name="Strong_20_Emphasis"><text:span text:style-name="T1">Stanford Encyclopedia of Philosophy (SEP) (Online)</text:span></text:span><text:span text:style-name="T1"> </text:span></text:p>
                <text:list>
                  <text:list-item>
                    <text:p text:style-name="P177"><text:span text:style-name="Strong_20_Emphasis"><text:span text:style-name="T1">(Peringatan: Super Berat!)</text:span></text:span><text:span text:style-name="T1"> Ini ensiklopedia filsafat online gratis yang sangat komprehensif dan ditulis oleh para ahli. Kalau kamu </text:span><text:span text:style-name="Emphasis"><text:span text:style-name="T1">benar-benar</text:span></text:span><text:span text:style-name="T1"> tertarik mendalami argumen filosofisnya, coba cari artikel tentang 'Neuroethics', 'Free Will', 'Personal Identity', atau 'Punishment'. Tapi siap-siap pusing ya, bahasanya akademis banget! (Bahasa Inggris). </text:span></text:p>
                  </text:list-item>
                </text:list>
              </text:list-item>
            </text:list>
            <text:p text:style-name="Text_20_body"><text:span text:style-name="Strong_20_Emphasis"><text:span text:style-name="T1">Video &amp; Dokumenter (Belajar Sambil Nonton):</text:span></text:span></text:p>
            <text:list xml:id="list3105524421064396644" text:style-name="L189">
              <text:list-item>
                <text:p text:style-name="P361"><text:span text:style-name="Strong_20_Emphasis"><text:span text:style-name="T1">Kurzgesagt – In a Nutshell (Kanal YouTube)</text:span></text:span><text:span text:style-name="T1"> </text:span></text:p>
                <text:list>
                  <text:list-item>
                    <text:p text:style-name="P402">Kanal ini terkenal dengan video animasi pendek yang menjelaskan konsep sains kompleks (termasuk soal otak, kesadaran, kecanduan, masa depan teknologi) dengan cara yang super keren, visual menarik, dan mudah dipahami. Wajib cek! (Ada subtitle Bahasa Indonesia). </text:p>
                  </text:list-item>
                </text:list>
              </text:list-item>
              <text:list-item>
                <text:p text:style-name="P361"><text:span text:style-name="Strong_20_Emphasis"><text:span text:style-name="T1">TED Talks &amp; TED-Ed (Website/YouTube)</text:span></text:span><text:span text:style-name="T1"> </text:span></text:p>
                <text:list>
                  <text:list-item>
                    <text:p text:style-name="P402">Gudangnya ceramah singkat (biasanya di bawah 18 menit) dari para ahli, pemikir, dan inovator di seluruh dunia. Cari pakai kata kunci seperti "neuroscience", "neuroethics", "brain stimulation", "free will", "future of crime", "criminal justice reform". Banyak banget yang relevan dan inspiratif! TED-Ed punya versi animasi yang lebih pendek. (Banyak yang ada subtitle Bahasa Indonesia). </text:p>
                  </text:list-item>
                </text:list>
              </text:list-item>
              <text:list-item>
                <text:p text:style-name="P361"><text:soft-page-break/><text:span text:style-name="Strong_20_Emphasis"><text:span text:style-name="T1">The Brain with David Eagleman (Serial TV PBS)</text:span></text:span><text:span text:style-name="T1"> </text:span></text:p>
                <text:list>
                  <text:list-item>
                    <text:p text:style-name="P402">Kalau kamu bisa akses (mungkin ada klip-klipnya di YouTube), serial dokumenter ini menyajikan visualisasi cara kerja otak yang sangat bagus dan penjelasan yang mudah diikuti, dibawakan oleh neurosaintis David Eagleman. </text:p>
                  </text:list-item>
                </text:list>
              </text:list-item>
              <text:list-item>
                <text:p text:style-name="P361"><text:span text:style-name="Strong_20_Emphasis"><text:span text:style-name="T1">Dokumenter Sains Lainnya (Misal: PBS Nova, BBC Horizon)</text:span></text:span><text:span text:style-name="T1"> </text:span></text:p>
                <text:list>
                  <text:list-item>
                    <text:p text:style-name="P200">Program dokumenter sains berkualitas seringkali punya episode-episode khusus yang membahas otak, perkembangan teknologi baru, atau isu-isu etika dalam sains. Coba cari-cari di platform streaming atau YouTube. </text:p>
                  </text:list-item>
                </text:list>
              </text:list-item>
            </text:list>
            <text:p text:style-name="P407"/>
            <text:p text:style-name="Text_20_body"><text:span text:style-name="Strong_20_Emphasis"><text:span text:style-name="T1">Penting untuk diingat:</text:span></text:span><text:span text:style-name="T1"> Dunia neuroscience dan neuroteknologi itu </text:span><text:span text:style-name="Strong_20_Emphasis"><text:span text:style-name="T1">berkembang super cepat!</text:span></text:span><text:span text:style-name="T1"> Informasi yang kamu temukan di sumber-sumber ini, terutama yang usianya sudah beberapa tahun, mungkin saja sudah ada perkembangan baru atau bahkan sudah terbantahkan sebagian. Jadi, selalu dekati semua informasi dengan </text:span><text:span text:style-name="Strong_20_Emphasis"><text:span text:style-name="T1">rasa ingin tahu yang kritis</text:span></text:span><text:span text:style-name="T1"> dan coba cari info dari berbagai sumber yang terpercaya.</text:span></text:p>
            <text:p text:style-name="P184">Selamat menjelajah lebih jauh!</text:p>
          </text:section>
          <text:section text:style-name="Sect1" text:name="feedback-form-68">
            <text:p text:style-name="P366"/>
          </text:section>
        </text:section>
        <text:section text:style-name="Sect1" text:name="188bf677a122b7af">
          <text:p text:style-name="P184"/>
          <text:section text:style-name="Sect1" text:name="user-query-content-69">
            <text:p text:style-name="P404">buat daftar pustaka </text:p>
          </text:section>
          <text:p text:style-name="P366">Tampilkan alur berpikir</text:p>
          <text:section text:style-name="Sect2" text:name="model-response-message-contentr_188bf677a122b7af">
            <text:p text:style-name="Text_20_body"><text:span text:style-name="T1">Tentu, berikut adalah contoh </text:span><text:span text:style-name="Strong_20_Emphasis"><text:span text:style-name="T1">Daftar Pustaka Representatif</text:span></text:span><text:span text:style-name="T1"> yang mungkin akan dirujuk atau dikutip jika buku seperti "The Neuro-Rehabilitation Revolution: Rewiring the Criminal Brain" ditulis berdasarkan riset mendalam.</text:span></text:p>
            <text:p text:style-name="Text_20_body"><text:span text:style-name="Strong_20_Emphasis"><text:span text:style-name="T1">Penting:</text:span></text:span><text:span text:style-name="T1"> Perlu diingat bahwa karena konten buku ini dihasilkan oleh AI berdasarkan prompt, daftar pustaka ini </text:span><text:span text:style-name="Strong_20_Emphasis"><text:span text:style-name="T1">bukanlah daftar sumber yang benar-benar dikutip</text:span></text:span><text:span text:style-name="T1"> dalam penulisan teks di atas. Ini adalah </text:span><text:span text:style-name="Strong_20_Emphasis"><text:span text:style-name="T1">contoh representatif</text:span></text:span><text:span text:style-name="T1"> dari jenis-jenis karya ilmiah, buku populer sains, dan teks filosofis/hukum yang relevan dan kemungkinan besar akan menjadi acuan penting dalam penulisan buku dengan tema tersebut.</text:span></text:p>
            <text:p text:style-name="P407"/>
            <text:p text:style-name="Text_20_body"><text:span text:style-name="Strong_20_Emphasis"><text:span text:style-name="T1">Daftar Pustaka Representatif</text:span></text:span></text:p>
            <text:list xml:id="list6687827752224288891" text:style-name="L190">
              <text:list-item>
                <text:p text:style-name="P178"><text:soft-page-break/><text:span text:style-name="Strong_20_Emphasis"><text:span text:style-name="T1">Neuroscience Dasar &amp; Neuroplastisitas:</text:span></text:span></text:p>
                <text:list>
                  <text:list-item>
                    <text:p text:style-name="P362"><text:span text:style-name="T1">Bear, M.F., Connors, B.W., &amp; Paradiso, M.A. (Tahun Publikasi Terbaru). </text:span><text:span text:style-name="Emphasis"><text:span text:style-name="T1">Neuroscience: Exploring the Brain</text:span></text:span><text:span text:style-name="T1">. Lippincott Williams &amp; Wilkins. </text:span><text:span text:style-name="Emphasis"><text:span text:style-name="T1">(Buku teks standar yang komprehensif).</text:span></text:span><text:span text:style-name="T1"> </text:span></text:p>
                  </text:list-item>
                  <text:list-item>
                    <text:p text:style-name="P362"><text:span text:style-name="T1">Doidge, Norman (2007). </text:span><text:span text:style-name="Emphasis"><text:span text:style-name="T1">The Brain That Changes Itself: Stories of Personal Triumph from the Frontiers of Brain Science</text:span></text:span><text:span text:style-name="T1">. Penguin Books. </text:span><text:span text:style-name="Emphasis"><text:span text:style-name="T1">(Buku populer sains klasik tentang neuroplastisitas dengan studi kasus menarik).</text:span></text:span><text:span text:style-name="T1">   </text:span></text:p>
                  </text:list-item>
                  <text:list-item>
                    <text:p text:style-name="P362"><text:span text:style-name="T1">Kandel, E.R., Koester, J.D., Mack, S.H., &amp; Siegelbaum, S.A. (Tahun Publikasi Terbaru). </text:span><text:span text:style-name="Emphasis"><text:span text:style-name="T1">Principles of Neural Science</text:span></text:span><text:span text:style-name="T1">. McGraw Hill. </text:span><text:span text:style-name="Emphasis"><text:span text:style-name="T1">(Referensi super lengkap dan mendalam, 'kitab suci' neuroscience – sangat advance).</text:span></text:span><text:span text:style-name="T1"> </text:span></text:p>
                  </text:list-item>
                  <text:list-item>
                    <text:p text:style-name="P362"><text:span text:style-name="T1">LeDoux, Joseph E. (2015). </text:span><text:span text:style-name="Emphasis"><text:span text:style-name="T1">Anxious: Using the Brain to Understand and Treat Fear and Anxiety</text:span></text:span><text:span text:style-name="T1">. Viking. </text:span><text:span text:style-name="Emphasis"><text:span text:style-name="T1">(Fokus pada sirkuit emosi, terutama amigdala).</text:span></text:span><text:span text:style-name="T1"> </text:span></text:p>
                  </text:list-item>
                </text:list>
              </text:list-item>
              <text:list-item>
                <text:p text:style-name="P178"><text:span text:style-name="Strong_20_Emphasis"><text:span text:style-name="T1">Neuroscience Kriminalitas, Moralitas, &amp; Pengambilan Keputusan:</text:span></text:span></text:p>
                <text:list>
                  <text:list-item>
                    <text:p text:style-name="P362"><text:span text:style-name="T1">Greene, Joshua D. (2013). </text:span><text:span text:style-name="Emphasis"><text:span text:style-name="T1">Moral Tribes: Emotion, Reason, and the Gap Between Us and Them</text:span></text:span><text:span text:style-name="T1">. Penguin Press. </text:span><text:span text:style-name="Emphasis"><text:span text:style-name="T1">(Membahas dasar neural dari penilaian moral).</text:span></text:span><text:span text:style-name="T1"> </text:span></text:p>
                  </text:list-item>
                  <text:list-item>
                    <text:p text:style-name="P362"><text:span text:style-name="T1">Kiehl, Kent A. (2014). </text:span><text:span text:style-name="Emphasis"><text:span text:style-name="T1">The Psychopath Whisperer: The Science of Those Without Conscience</text:span></text:span><text:span text:style-name="T1">. Crown Publishers. </text:span><text:span text:style-name="Emphasis"><text:span text:style-name="T1">(Pengalaman peneliti menggunakan fMRI untuk mempelajari otak psikopat di penjara).</text:span></text:span><text:span text:style-name="T1"> </text:span></text:p>
                  </text:list-item>
                  <text:list-item>
                    <text:p text:style-name="P362"><text:span text:style-name="T1">Raine, Adrian (2013). </text:span><text:span text:style-name="Emphasis"><text:span text:style-name="T1">The Anatomy of Violence: The Biological Roots of Crime</text:span></text:span><text:span text:style-name="T1">. Pantheon Books. </text:span><text:span text:style-name="Emphasis"><text:span text:style-name="T1">(Buku kontroversial yang fokus pada korelasi biologis dan perilaku kekerasan/kriminal).</text:span></text:span><text:span text:style-name="T1"> </text:span></text:p>
                  </text:list-item>
                  <text:list-item>
                    <text:p text:style-name="P362"><text:span text:style-name="T1">Sapolsky, Robert M. (2017). </text:span><text:span text:style-name="Emphasis"><text:span text:style-name="T1">Behave: The Biology of Humans at Our Best and Worst</text:span></text:span><text:span text:style-name="T1">. Penguin Press. </text:span><text:span text:style-name="Emphasis"><text:span text:style-name="T1">(Tinjauan super komprehensif tentang faktor biologis, psikologis, dan sosial yang membentuk perilaku manusia).</text:span></text:span><text:span text:style-name="T1"> </text:span></text:p>
                  </text:list-item>
                </text:list>
              </text:list-item>
              <text:list-item>
                <text:p text:style-name="P178"><text:span text:style-name="Strong_20_Emphasis"><text:span text:style-name="T1">Neuroteknologi (Stimulasi, Imaging, BCI):</text:span></text:span></text:p>
                <text:list>
                  <text:list-item>
                    <text:p text:style-name="P362"><text:span text:style-name="T1">Artikel-artikel tinjauan (review articles) di jurnal ilmiah seperti </text:span><text:span text:style-name="Emphasis"><text:span text:style-name="T1">Nature Reviews Neuroscience</text:span></text:span><text:span text:style-name="T1">, </text:span><text:span text:style-name="Emphasis"><text:span text:style-name="T1">Trends in Cognitive Sciences</text:span></text:span><text:span text:style-name="T1">, </text:span><text:span text:style-name="Emphasis"><text:span text:style-name="T1">Neuron</text:span></text:span><text:span text:style-name="T1">, </text:span><text:span text:style-name="Emphasis"><text:span text:style-name="T1">Journal of Neuroscience</text:span></text:span><text:span text:style-name="T1"> tentang perkembangan </text:span><text:soft-page-break/><text:span text:style-name="T1">terbaru fMRI, EEG, DTI, TMS, tDCS, DBS, FUS, Neurofeedback, dan BCI. </text:span><text:span text:style-name="Emphasis"><text:span text:style-name="T1">(Sumber paling update tapi sangat teknis).</text:span></text:span><text:span text:style-name="T1"> </text:span></text:p>
                  </text:list-item>
                  <text:list-item>
                    <text:p text:style-name="P362"><text:span text:style-name="T1">Hallett, M., Chokroverty, S., &amp; Poznanski, A. (Eds.). (Tahun Publikasi Terbaru). </text:span><text:span text:style-name="Emphasis"><text:span text:style-name="T1">Transcranial Magnetic Stimulation</text:span></text:span><text:span text:style-name="T1">. Elsevier. </text:span><text:span text:style-name="Emphasis"><text:span text:style-name="T1">(Referensi teknis tentang TMS).</text:span></text:span><text:span text:style-name="T1"> </text:span></text:p>
                  </text:list-item>
                  <text:list-item>
                    <text:p text:style-name="P362"><text:span text:style-name="T1">Graimann, B., Allison, B.Z., &amp; Pfurtscheller, G. (Eds.). (2010). </text:span><text:span text:style-name="Emphasis"><text:span text:style-name="T1">Brain-Computer Interfaces: Revolutionizing Human-Computer Interaction</text:span></text:span><text:span text:style-name="T1">. Springer. </text:span><text:span text:style-name="Emphasis"><text:span text:style-name="T1">(Tinjauan tentang BCI).</text:span></text:span><text:span text:style-name="T1"> </text:span></text:p>
                  </text:list-item>
                </text:list>
              </text:list-item>
              <text:list-item>
                <text:p text:style-name="P178"><text:span text:style-name="Strong_20_Emphasis"><text:span text:style-name="T1">Neuroetika:</text:span></text:span></text:p>
                <text:list>
                  <text:list-item>
                    <text:p text:style-name="P362"><text:span text:style-name="T1">Farah, Martha J. (2010). </text:span><text:span text:style-name="Emphasis"><text:span text:style-name="T1">Neuroethics: An Introduction with Readings</text:span></text:span><text:span text:style-name="T1">. MIT Press. </text:span><text:span text:style-name="Emphasis"><text:span text:style-name="T1">(Pengantar yang bagus dengan kumpulan artikel penting).</text:span></text:span><text:span text:style-name="T1"> </text:span></text:p>
                  </text:list-item>
                  <text:list-item>
                    <text:p text:style-name="P362"><text:span text:style-name="T1">Gazzaniga, Michael S. (2005). </text:span><text:span text:style-name="Emphasis"><text:span text:style-name="T1">The Ethical Brain: The Science of Our Moral Dilemmas</text:span></text:span><text:span text:style-name="T1">. Dana Press. </text:span><text:span text:style-name="Emphasis"><text:span text:style-name="T1">(Pengantar isu neuroetika oleh salah satu pionir cognitive neuroscience).</text:span></text:span><text:span text:style-name="T1"> </text:span></text:p>
                  </text:list-item>
                  <text:list-item>
                    <text:p text:style-name="P362"><text:span text:style-name="T1">Glannon, Walter (2011). </text:span><text:span text:style-name="Emphasis"><text:span text:style-name="T1">Brain, Body, and Mind: Neuroethics with a Human Face</text:span></text:span><text:span text:style-name="T1">. Oxford University Press. </text:span><text:span text:style-name="Emphasis"><text:span text:style-name="T1">(Membahas isu identitas, augmentasi, dan etika klinis).</text:span></text:span><text:span text:style-name="T1"> </text:span></text:p>
                  </text:list-item>
                  <text:list-item>
                    <text:p text:style-name="P362"><text:span text:style-name="T1">Illes, Judy &amp; Sahakian, Barbara J. (Eds.). (2011). </text:span><text:span text:style-name="Emphasis"><text:span text:style-name="T1">Oxford Handbook of Neuroethics</text:span></text:span><text:span text:style-name="T1">. Oxford University Press. </text:span><text:span text:style-name="Emphasis"><text:span text:style-name="T1">(Kumpulan esai mendalam dari berbagai ahli – advance).</text:span></text:span><text:span text:style-name="T1"> </text:span></text:p>
                  </text:list-item>
                  <text:list-item>
                    <text:p text:style-name="P362"><text:span text:style-name="T1">Levy, Neil (2007). </text:span><text:span text:style-name="Emphasis"><text:span text:style-name="T1">Neuroethics: Challenges for the 21st Century</text:span></text:span><text:span text:style-name="T1">. Cambridge University Press. </text:span><text:span text:style-name="Emphasis"><text:span text:style-name="T1">(Tinjauan filosofis tentang isu-isu utama neuroetika).</text:span></text:span><text:span text:style-name="T1"> </text:span></text:p>
                  </text:list-item>
                </text:list>
              </text:list-item>
              <text:list-item>
                <text:p text:style-name="P178"><text:span text:style-name="Strong_20_Emphasis"><text:span text:style-name="T1">Filsafat (Kehendak Bebas, Tanggung Jawab):</text:span></text:span></text:p>
                <text:list>
                  <text:list-item>
                    <text:p text:style-name="P362"><text:span text:style-name="T1">Dennett, Daniel C. (1984). </text:span><text:span text:style-name="Emphasis"><text:span text:style-name="T1">Elbow Room: The Varieties of Free Will Worth Wanting</text:span></text:span><text:span text:style-name="T1">. MIT Press. </text:span><text:span text:style-name="Emphasis"><text:span text:style-name="T1">(Argumen klasik untuk kompatibilisme – ide bahwa kehendak bebas bisa sejalan dengan determinisme).</text:span></text:span><text:span text:style-name="T1"> </text:span></text:p>
                  </text:list-item>
                  <text:list-item>
                    <text:p text:style-name="P362"><text:span text:style-name="T1">Fischer, J.M., &amp; Ravizza, M. (1998). </text:span><text:span text:style-name="Emphasis"><text:span text:style-name="T1">Responsibility and Control: A Theory of Moral Responsibility</text:span></text:span><text:span text:style-name="T1">. Cambridge University Press. </text:span><text:span text:style-name="Emphasis"><text:span text:style-name="T1">(Teori penting tentang tanggung jawab moral).</text:span></text:span><text:span text:style-name="T1"> </text:span></text:p>
                  </text:list-item>
                  <text:list-item>
                    <text:p text:style-name="P362"><text:span text:style-name="T1">Mele, Alfred R. (2006). </text:span><text:span text:style-name="Emphasis"><text:span text:style-name="T1">Free Will and Luck</text:span></text:span><text:span text:style-name="T1">. Oxford University Press. </text:span><text:span text:style-name="Emphasis"><text:span text:style-name="T1">(Analisis mendalam tentang berbagai posisi dalam debat kehendak bebas).</text:span></text:span><text:span text:style-name="T1"> </text:span></text:p>
                  </text:list-item>
                  <text:list-item>
                    <text:p text:style-name="P362"><text:soft-page-break/><text:span text:style-name="T1">Pereboom, Derk (2001). </text:span><text:span text:style-name="Emphasis"><text:span text:style-name="T1">Living Without Free Will</text:span></text:span><text:span text:style-name="T1">. Cambridge University Press. </text:span><text:span text:style-name="Emphasis"><text:span text:style-name="T1">(Argumen kuat untuk pandangan skeptis terhadap kehendak bebas).</text:span></text:span><text:span text:style-name="T1"> </text:span></text:p>
                  </text:list-item>
                </text:list>
              </text:list-item>
              <text:list-item>
                <text:p text:style-name="P178"><text:span text:style-name="Strong_20_Emphasis"><text:span text:style-name="T1">Hukum Pidana &amp; Filsafat Hukuman:</text:span></text:span></text:p>
                <text:list>
                  <text:list-item>
                    <text:p text:style-name="P362"><text:span text:style-name="T1">Duff, R.A. (2001). </text:span><text:span text:style-name="Emphasis"><text:span text:style-name="T1">Punishment, Communication, and Community</text:span></text:span><text:span text:style-name="T1">. Oxford University Press. </text:span><text:span text:style-name="Emphasis"><text:span text:style-name="T1">(Teori modern tentang justifikasi hukuman).</text:span></text:span><text:span text:style-name="T1"> </text:span></text:p>
                  </text:list-item>
                  <text:list-item>
                    <text:p text:style-name="P362"><text:span text:style-name="T1">Hart, H.L.A. (1968, edisi terbaru). </text:span><text:span text:style-name="Emphasis"><text:span text:style-name="T1">Punishment and Responsibility: Essays in the Philosophy of Law</text:span></text:span><text:span text:style-name="T1">. Oxford University Press. </text:span><text:span text:style-name="Emphasis"><text:span text:style-name="T1">(Teks klasik fundamental dalam filsafat hukum pidana).</text:span></text:span><text:span text:style-name="T1"> </text:span></text:p>
                  </text:list-item>
                  <text:list-item>
                    <text:p text:style-name="P178"><text:span text:style-name="T1">Morse, Stephen J. &amp; Roskies, Adina L. (Eds.). (2013). </text:span><text:span text:style-name="Emphasis"><text:span text:style-name="T1">A Primer on Criminal Law and Neuroscience</text:span></text:span><text:span text:style-name="T1">. Oxford University Press. </text:span><text:span text:style-name="Emphasis"><text:span text:style-name="T1">(Kumpulan esai yang secara spesifik membahas persimpangan hukum pidana dan neuroscience).</text:span></text:span><text:span text:style-name="T1"> </text:span></text:p>
                  </text:list-item>
                </text:list>
              </text:list-item>
            </text:list>
            <text:p text:style-name="P407"/>
            <text:p text:style-name="Text_20_body"><text:span text:style-name="Strong_20_Emphasis"><text:span text:style-name="T1">Catatan:</text:span></text:span><text:span text:style-name="T1"> Daftar ini tentu tidak lengkap dan hanya sebagian kecil dari literatur yang sangat luas di bidang-bidang ini. Tahun publikasi yang tercantum mungkin bukan edisi terbaru; disarankan untuk mencari edisi atau karya yang lebih mutakhir jika memungkinkan, karena bidang ini berkembang sangat cepat.</text:span></text:p>
          </text:section>
          <text:section text:style-name="Sect1" text:name="feedback-form-69">
            <text:p text:style-name="P366"/>
          </text:section>
        </text:section>
        <text:section text:style-name="Sect1" text:name="0c81ac7f33a64f17">
          <text:p text:style-name="P184"/>
          <text:section text:style-name="Sect1" text:name="user-query-content-70">
            <text:p text:style-name="P404">buat prompt pembuatan sampul buku </text:p>
          </text:section>
          <text:p text:style-name="P366">Tampilkan alur berpikir</text:p>
          <text:section text:style-name="Sect2" text:name="model-response-message-contentr_0c81ac7f33a64f17">
            <text:p text:style-name="P184">Tentu, ini adalah contoh prompt yang bisa Anda gunakan (atau adaptasi) untuk diberikan kepada AI generator gambar (seperti Midjourney, DALL-E 2, Stable Diffusion, dll.) atau kepada desainer grafis manusia untuk membuat sampul buku Anda:</text:p>
            <text:p text:style-name="P407"/>
            <text:p text:style-name="Text_20_body"><text:span text:style-name="Strong_20_Emphasis"><text:span text:style-name="T1">Prompt Pembuatan Sampul Buku:</text:span></text:span></text:p>
            <text:p text:style-name="Text_20_body"><text:span text:style-name="Strong_20_Emphasis"><text:span text:style-name="T1">Judul Buku:</text:span></text:span><text:span text:style-name="T1"> The Neuro-Rehabilitation Revolution: Rewiring the Criminal </text:span><text:soft-page-break/><text:span text:style-name="T1">Brain </text:span><text:span text:style-name="Strong_20_Emphasis"><text:span text:style-name="T1">Nama Penulis:</text:span></text:span><text:span text:style-name="T1"> [Nama Penulis Anda] (Gunakan ini sebagai placeholder) </text:span><text:span text:style-name="Strong_20_Emphasis"><text:span text:style-name="T1">Target Pembaca:</text:span></text:span><text:span text:style-name="T1"> Remaja (13-20 tahun) </text:span><text:span text:style-name="Strong_20_Emphasis"><text:span text:style-name="T1">Genre:</text:span></text:span><text:span text:style-name="T1"> Non-fiksi, Futuristik, Sains Populer, Etika</text:span></text:p>
            <text:p text:style-name="Text_20_body"><text:span text:style-name="Strong_20_Emphasis"><text:span text:style-name="T1">Deskripsi Konsep Sampul:</text:span></text:span></text:p>
            <text:p text:style-name="Text_20_body"><text:span text:style-name="T1">Saya membutuhkan desain sampul buku yang </text:span><text:span text:style-name="Strong_20_Emphasis"><text:span text:style-name="T1">modern, futuristik, menarik secara visual, dan memprovokasi pemikiran</text:span></text:span><text:span text:style-name="T1"> untuk target remaja. Sampul harus mencerminkan tema utama buku: eksplorasi penggunaan neuroscience dan teknologi canggih untuk merehabilitasi pelaku kejahatan dengan 'meng-rewire' otak mereka, sambil juga menyinggung kompleksitas, potensi, dan dilema etis yang menyertainya.</text:span></text:p>
            <text:p text:style-name="Text_20_body"><text:span text:style-name="Strong_20_Emphasis"><text:span text:style-name="T1">Elemen Visual Utama (Pilih salah satu atau kombinasi):</text:span></text:span></text:p>
            <text:list xml:id="list1934308659769226704" text:style-name="L191">
              <text:list-item>
                <text:p text:style-name="P363"><text:span text:style-name="Strong_20_Emphasis"><text:span text:style-name="T1">Otak yang Dimodifikasi:</text:span></text:span><text:span text:style-name="T1"> Gambar otak manusia yang terlihat </text:span><text:span text:style-name="Strong_20_Emphasis"><text:span text:style-name="T1">stylized</text:span></text:span><text:span text:style-name="T1"> (tidak harus anatomis kaku). Integrasikan elemen </text:span><text:span text:style-name="Strong_20_Emphasis"><text:span text:style-name="T1">teknologi</text:span></text:span><text:span text:style-name="T1"> secara visual ke dalamnya, misalnya: </text:span></text:p>
                <text:list>
                  <text:list-item>
                    <text:p text:style-name="P363"><text:span text:style-name="T1">Pola </text:span><text:span text:style-name="Strong_20_Emphasis"><text:span text:style-name="T1">sirkuit elektronik</text:span></text:span><text:span text:style-name="T1"> halus yang bercahaya atau menyatu dengan struktur organik otak. </text:span></text:p>
                  </text:list-item>
                  <text:list-item>
                    <text:p text:style-name="P363"><text:span text:style-name="Strong_20_Emphasis"><text:span text:style-name="T1">Kabel-kabel fiber optik</text:span></text:span><text:span text:style-name="T1"> tipis yang terhubung ke area tertentu. </text:span></text:p>
                  </text:list-item>
                  <text:list-item>
                    <text:p text:style-name="P363"><text:span text:style-name="Strong_20_Emphasis"><text:span text:style-name="T1">Cahaya</text:span></text:span><text:span text:style-name="T1"> atau energi yang tampak sedang 'mengubah' atau 'memindai' bagian otak. </text:span></text:p>
                  </text:list-item>
                  <text:list-item>
                    <text:p text:style-name="P363"><text:span text:style-name="T1">Mungkin ada </text:span><text:span text:style-name="Strong_20_Emphasis"><text:span text:style-name="T1">kontras</text:span></text:span><text:span text:style-name="T1"> antara bagian otak yang 'alami' dan bagian yang tampak 'termodifikasi' atau 'digital'. </text:span></text:p>
                  </text:list-item>
                </text:list>
              </text:list-item>
              <text:list-item>
                <text:p text:style-name="P363"><text:span text:style-name="Strong_20_Emphasis"><text:span text:style-name="T1">Siluet Kepala &amp; Teknologi:</text:span></text:span><text:span text:style-name="T1"> Gambar siluet kepala manusia (bisa tampak samping atau depan), dengan visualisasi </text:span><text:span text:style-name="Strong_20_Emphasis"><text:span text:style-name="T1">teknologi</text:span></text:span><text:span text:style-name="T1"> di dalamnya atau di sekitarnya (sirkuit, gelombang, cahaya, antarmuka digital abstrak). </text:span></text:p>
              </text:list-item>
              <text:list-item>
                <text:p text:style-name="P179"><text:span text:style-name="Strong_20_Emphasis"><text:span text:style-name="T1">Simbolisme Kontras:</text:span></text:span><text:span text:style-name="T1"> Mungkin desain yang terbelah dua, satu sisi menunjukkan otak/manusia 'alami' dengan latar gelap/jeruji samar, sisi lain menunjukkan otak/manusia dengan elemen teknologi/cahaya terang, menciptakan </text:span><text:span text:style-name="Strong_20_Emphasis"><text:span text:style-name="T1">dualitas</text:span></text:span><text:span text:style-name="T1"> antara kondisi saat ini/masalah dan solusi/potensi masa depan (sekaligus risikonya). Tambahkan elemen seperti </text:span><text:span text:style-name="Strong_20_Emphasis"><text:span text:style-name="T1">tanda tanya (?)</text:span></text:span><text:span text:style-name="T1"> yang terintegrasi secara halus untuk menunjukkan aspek pertanyaan dan dilema. </text:span></text:p>
              </text:list-item>
            </text:list>
            <text:p text:style-name="Text_20_body"><text:span text:style-name="Strong_20_Emphasis"><text:span text:style-name="T1">Gaya Visual &amp; Mood:</text:span></text:span></text:p>
            <text:list xml:id="list867597064571507216" text:style-name="L192">
              <text:list-item>
                <text:p text:style-name="P364"><text:soft-page-break/><text:span text:style-name="Strong_20_Emphasis"><text:span text:style-name="T1">Gaya:</text:span></text:span><text:span text:style-name="T1"> Modern, bersih, futuristik, bisa sedikit abstrak atau bergaya </text:span><text:span text:style-name="Emphasis"><text:span text:style-name="T1">graphic novel</text:span></text:span><text:span text:style-name="T1"> / </text:span><text:span text:style-name="Emphasis"><text:span text:style-name="T1">cyberpunk</text:span></text:span><text:span text:style-name="T1"> ringan. Hindari gaya kartun anak-anak atau diagram medis yang terlalu rumit dan membosankan. </text:span></text:p>
              </text:list-item>
              <text:list-item>
                <text:p text:style-name="P180"><text:span text:style-name="Strong_20_Emphasis"><text:span text:style-name="T1">Mood:</text:span></text:span><text:span text:style-name="T1"> Intriging (membuat penasaran), thought-provoking (mengundang pemikiran), sedikit misterius, canggih. Seimbangkan antara nuansa harapan/revolusi dengan kerumitan/potensi bahaya. Jangan terlalu gelap/suram, tapi juga jangan terlalu cerah/naif. </text:span></text:p>
              </text:list-item>
            </text:list>
            <text:p text:style-name="Text_20_body"><text:span text:style-name="Strong_20_Emphasis"><text:span text:style-name="T1">Warna:</text:span></text:span></text:p>
            <text:list xml:id="list4161341127455270250" text:style-name="L193">
              <text:list-item>
                <text:p text:style-name="P181"><text:span text:style-name="T1">Utamakan palet warna yang modern dan menarik. Mungkin latar belakang gelap (biru tua, abu-abu gelap, hitam) dengan </text:span><text:span text:style-name="Strong_20_Emphasis"><text:span text:style-name="T1">aksen warna cerah atau neon</text:span></text:span><text:span text:style-name="T1"> (biru elektrik, hijau lime, ungu, oranye) untuk elemen teknologi atau titik fokusnya. Atau bisa juga warna dominan putih/abu-abu terang dengan aksen warna teknologi. </text:span></text:p>
              </text:list-item>
            </text:list>
            <text:p text:style-name="Text_20_body"><text:span text:style-name="Strong_20_Emphasis"><text:span text:style-name="T1">Komposisi &amp; Teks:</text:span></text:span></text:p>
            <text:list xml:id="list7373118499303579241" text:style-name="L194">
              <text:list-item>
                <text:p text:style-name="P365"><text:span text:style-name="T1">Komposisi harus </text:span><text:span text:style-name="Strong_20_Emphasis"><text:span text:style-name="T1">menarik perhatian</text:span></text:span><text:span text:style-name="T1"> dan memiliki </text:span><text:span text:style-name="Strong_20_Emphasis"><text:span text:style-name="T1">fokus visual yang kuat</text:span></text:span><text:span text:style-name="T1"> pada elemen utama (otak/kepala). </text:span></text:p>
              </text:list-item>
              <text:list-item>
                <text:p text:style-name="P365"><text:span text:style-name="T1">Berikan </text:span><text:span text:style-name="Strong_20_Emphasis"><text:span text:style-name="T1">ruang yang cukup dan jelas</text:span></text:span><text:span text:style-name="T1"> untuk Judul dan Nama Penulis. </text:span></text:p>
              </text:list-item>
              <text:list-item>
                <text:p text:style-name="P365"><text:span text:style-name="Strong_20_Emphasis"><text:span text:style-name="T1">Judul:</text:span></text:span><text:span text:style-name="T1"> "The Neuro-Rehabilitation Revolution: Rewiring the Criminal Brain" harus tampil </text:span><text:span text:style-name="Strong_20_Emphasis"><text:span text:style-name="T1">prominen</text:span></text:span><text:span text:style-name="T1"> dan mudah dibaca. Gunakan font yang modern, bersih, mungkin sedikit berkesan teknologi (tapi tetap jelas terbaca). </text:span></text:p>
              </text:list-item>
              <text:list-item>
                <text:p text:style-name="P365"><text:span text:style-name="Strong_20_Emphasis"><text:span text:style-name="T1">Nama Penulis:</text:span></text:span><text:span text:style-name="T1"> "[Nama Penulis Anda]" diletakkan di bawah judul dengan ukuran font lebih kecil. </text:span></text:p>
              </text:list-item>
              <text:list-item>
                <text:p text:style-name="P182"><text:span text:style-name="T1">Pastikan </text:span><text:span text:style-name="Strong_20_Emphasis"><text:span text:style-name="T1">keterbacaan teks sangat baik</text:span></text:span><text:span text:style-name="T1"> kontras dengan latar belakang. </text:span></text:p>
              </text:list-item>
            </text:list>
            <text:p text:style-name="Text_20_body"><text:span text:style-name="Strong_20_Emphasis"><text:span text:style-name="T1">Hal yang Harus Dihindari:</text:span></text:span></text:p>
            <text:list xml:id="list2748050949496233276" text:style-name="L195">
              <text:list-item>
                <text:p text:style-name="P403">Gambar otak yang terlalu realistis dan 'berdarah' atau menjijikkan. </text:p>
              </text:list-item>
              <text:list-item>
                <text:p text:style-name="P403">Ilustrasi gaya kartun anak-anak. </text:p>
              </text:list-item>
              <text:list-item>
                <text:p text:style-name="P403">Desain yang terlalu ramai atau penuh dengan diagram teknis rumit. </text:p>
              </text:list-item>
              <text:list-item>
                <text:p text:style-name="P201">Suasana yang murni horor atau terlalu suram. </text:p>
              </text:list-item>
            </text:list>
            <text:p text:style-name="Text_20_body"><text:span text:style-name="Strong_20_Emphasis"><text:span text:style-name="T1">(Opsional - untuk AI Generator):</text:span></text:span></text:p>
            <text:list xml:id="list6366507970918416273" text:style-name="L196">
              <text:list-item>
                <text:p text:style-name="P183"><text:span text:style-name="T1">Pertimbangkan menambahkan parameter seperti </text:span><text:span text:style-name="Source_20_Text"><text:span text:style-name="T1">--ar 2:3</text:span></text:span><text:span text:style-name="T1"> (untuk rasio aspek sampul buku umum) atau kata kunci seperti </text:span><text:span text:style-name="Source_20_Text"><text:span text:style-name="T1">minimalist tech</text:span></text:span><text:span text:style-name="T1">, </text:span><text:soft-page-break/><text:span text:style-name="Source_20_Text"><text:span text:style-name="T1">glowing circuits</text:span></text:span><text:span text:style-name="T1">, </text:span><text:span text:style-name="Source_20_Text"><text:span text:style-name="T1">abstract neuroscience</text:span></text:span><text:span text:style-name="T1">, </text:span><text:span text:style-name="Source_20_Text"><text:span text:style-name="T1">high detail</text:span></text:span><text:span text:style-name="T1">, </text:span><text:span text:style-name="Source_20_Text"><text:span text:style-name="T1">cinematic lighting</text:span></text:span><text:span text:style-name="T1">. </text:span></text:p>
              </text:list-item>
            </text:list>
            <text:p text:style-name="P407"/>
            <text:p text:style-name="P184">Semoga prompt ini bisa membantu menghasilkan desain sampul yang sesuai dengan visi buku Anda!</text:p>
          </text:section>
          <text:section text:style-name="Sect1" text:name="feedback-form-70">
            <text:p text:style-name="P366"/>
          </text:section>
        </text:section>
      </text:section>
      <text:p text:style-name="P366"><draw:frame draw:style-name="fr1" draw:name="graphics1" text:anchor-type="as-char" svg:width="0.3335in" svg:height="0.3335in" draw:z-index="0"><draw:image xlink:href="https://lh3.googleusercontent.com/a/ACg8ocJatAeZXTKW1h452_RrhhF4-ct-hav55Am3RXfvw0HyBnGPrw=s64-c-mo" xlink:type="simple" xlink:show="embed" xlink:actuate="onLoad"/><svg:title>gambar profil</svg:title></draw:frame></text:p>
      <text:p text:style-name="P184">Buat Ringkasan Audio </text:p>
      <text:p text:style-name="P184"/>
      <text:p text:style-name="P366">Deep Research </text:p>
      <text:p text:style-name="P184">Canvas </text:p>
      <text:p text:style-name="P184">Gemini dapat membuat kesalahan, jadi periksa kembali responsnya</text:p>
      <text:p text:style-name="P366">Aplikasi Google</text:p>
      <text:p text:style-name="P366">Akun Google</text:p>
      <text:p text:style-name="P366">Nsender</text:p>
      <text:p text:style-name="P366">nsender38@gmail.com</text:p>
      <text:section text:style-name="Sect1" text:name="cdk-live-announcer-0">
        <text:p text:style-name="P366"/>
      </text:section>
      <text:p text:style-name="P4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15T08:23:32.82</meta:creation-date>
    <meta:document-statistic meta:table-count="0" meta:image-count="1" meta:object-count="0" meta:page-count="322" meta:paragraph-count="2410" meta:word-count="79378" meta:character-count="587160"/>
    <dc:date>2025-04-15T08:24:41.19</dc:date>
    <dc:creator>OJie </dc:creator>
    <meta:editing-duration>PT1M8S</meta:editing-duration>
    <meta:editing-cycles>1</meta:editing-cycles>
    <meta:generator>OpenOffice/4.1.15$Win32 OpenOffice.org_project/4115m2$Build-9813</meta:generator>
  </office:meta>
</office:document-meta>
</file>